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39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LL CASES" table:style-name="ta1">
        <table:shapes>
          <draw:frame draw:z-index="0" draw:style-name="gr1" draw:text-style-name="P1" svg:width="160mm" svg:height="90.04mm" svg:x="431.52mm" svg:y="3.78mm">
            <draw:object draw:notify-on-update-of-ranges="'ALL CASES'.A2:'ALL CASES'.A401 'ALL CASES'.B1:'ALL CASES'.B1 'ALL CASES'.B2:'ALL CASES'.B401 'ALL CASES'.C1:'ALL CASES'.C1 'ALL CASES'.C2:'ALL CASES'.C4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90.04mm" svg:x="427.67mm" svg:y="97.92mm">
            <draw:object draw:notify-on-update-of-ranges="'ALL CASES'.I2:'ALL CASES'.I27 'ALL CASES'.J1:'ALL CASES'.J1 'ALL CASES'.J2:'ALL CASES'.J27 'ALL CASES'.K1:'ALL CASES'.K1 'ALL CASES'.K2:'ALL CASES'.K2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stance 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Pyasukp Internal Time (seconds)</text:p>
          </table:table-cell>
          <table:table-cell/>
          <table:table-cell office:value-type="string" calcext:value-type="string">
            <text:p>Instance Name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Pyasukp External Time (seconds)</text:p>
          </table:table-cell>
          <table:table-cell/>
          <table:table-cell office:value-type="string" calcext:value-type="string">
            <text:p>Instance Name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Pyasukp Max Memory Use (Kb)</text:p>
          </table:table-cell>
          <table:table-cell/>
          <table:table-cell office:value-type="string" calcext:value-type="string">
            <text:p>Instance Name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opt</text:p>
          </table:table-cell>
          <table:table-cell table:style-name="Default"/>
          <table:table-cell/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wmin10000wmax100000n1000-3-s780179313c780916.ukp</text:p>
          </table:table-cell>
          <table:table-cell office:value-type="float" office:value="0.00275803" calcext:value-type="float">
            <text:p>0.00275803</text:p>
          </table:table-cell>
          <table:table-cell office:value-type="float" office:value="0.06333" calcext:value-type="float">
            <text:p>0.06333</text:p>
          </table:table-cell>
          <table:table-cell/>
          <table:table-cell office:value-type="string" calcext:value-type="string">
            <text:p>wmin10000wmax100000n10000-0-s827183242c564610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wmin10000wmax100000n10000-0-s827183242c564610.ukp</text:p>
          </table:table-cell>
          <table:table-cell office:value-type="float" office:value="17960" calcext:value-type="float">
            <text:p>17960</text:p>
          </table:table-cell>
          <table:table-cell office:value-type="float" office:value="8040" calcext:value-type="float">
            <text:p>8040</text:p>
          </table:table-cell>
          <table:table-cell/>
          <table:table-cell office:value-type="string" calcext:value-type="string">
            <text:p>wmin10000wmax100000n10000-0-s827183242c564610.ukp</text:p>
          </table:table-cell>
          <table:table-cell table:number-columns-repeated="2" office:value-type="float" office:value="564610" calcext:value-type="float">
            <text:p>564610</text:p>
          </table:table-cell>
          <table:table-cell table:formula="of:=([.N2] = [.O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2000-7-s177710744c718599.ukp</text:p>
          </table:table-cell>
          <table:table-cell office:value-type="float" office:value="0.00305539" calcext:value-type="float">
            <text:p>0.00305539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wmin10000wmax100000n10000-1-s843367405c723320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0-1-s843367405c723320.ukp</text:p>
          </table:table-cell>
          <table:table-cell office:value-type="float" office:value="21696" calcext:value-type="float">
            <text:p>21696</text:p>
          </table:table-cell>
          <table:table-cell office:value-type="float" office:value="6168" calcext:value-type="float">
            <text:p>6168</text:p>
          </table:table-cell>
          <table:table-cell/>
          <table:table-cell office:value-type="string" calcext:value-type="string">
            <text:p>wmin10000wmax100000n10000-1-s843367405c723320.ukp</text:p>
          </table:table-cell>
          <table:table-cell table:number-columns-repeated="2" office:value-type="float" office:value="723320" calcext:value-type="float">
            <text:p>723320</text:p>
          </table:table-cell>
          <table:table-cell table:formula="of:=([.N3] = [.O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10000-0-s827183242c564610.ukp</text:p>
          </table:table-cell>
          <table:table-cell office:value-type="float" office:value="0.00403277" calcext:value-type="float">
            <text:p>0.00403277</text:p>
          </table:table-cell>
          <table:table-cell office:value-type="float" office:value="0.01667" calcext:value-type="float">
            <text:p>0.01667</text:p>
          </table:table-cell>
          <table:table-cell/>
          <table:table-cell office:value-type="string" calcext:value-type="string">
            <text:p>wmin10000wmax100000n10000-2-s528806317c937409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0-2-s528806317c937409.ukp</text:p>
          </table:table-cell>
          <table:table-cell office:value-type="float" office:value="26840" calcext:value-type="float">
            <text:p>26840</text:p>
          </table:table-cell>
          <table:table-cell office:value-type="float" office:value="6288" calcext:value-type="float">
            <text:p>6288</text:p>
          </table:table-cell>
          <table:table-cell/>
          <table:table-cell office:value-type="string" calcext:value-type="string">
            <text:p>wmin10000wmax100000n10000-2-s528806317c937409.ukp</text:p>
          </table:table-cell>
          <table:table-cell table:number-columns-repeated="2" office:value-type="float" office:value="937409" calcext:value-type="float">
            <text:p>937409</text:p>
          </table:table-cell>
          <table:table-cell table:formula="of:=([.N4] = [.O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10000-2-s528806317c937409.ukp</text:p>
          </table:table-cell>
          <table:table-cell office:value-type="float" office:value="0.00453541" calcext:value-type="float">
            <text:p>0.00453541</text:p>
          </table:table-cell>
          <table:table-cell office:value-type="float" office:value="0.01667" calcext:value-type="float">
            <text:p>0.01667</text:p>
          </table:table-cell>
          <table:table-cell/>
          <table:table-cell office:value-type="string" calcext:value-type="string">
            <text:p>wmin10000wmax100000n10000-3-s780179313c600195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0-3-s780179313c600195.ukp</text:p>
          </table:table-cell>
          <table:table-cell office:value-type="float" office:value="18808" calcext:value-type="float">
            <text:p>18808</text:p>
          </table:table-cell>
          <table:table-cell office:value-type="float" office:value="6144" calcext:value-type="float">
            <text:p>6144</text:p>
          </table:table-cell>
          <table:table-cell/>
          <table:table-cell office:value-type="string" calcext:value-type="string">
            <text:p>wmin10000wmax100000n10000-3-s780179313c600195.ukp</text:p>
          </table:table-cell>
          <table:table-cell table:number-columns-repeated="2" office:value-type="float" office:value="600195" calcext:value-type="float">
            <text:p>600195</text:p>
          </table:table-cell>
          <table:table-cell table:formula="of:=([.N5] = [.O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10000-9-s126456688c814865.ukp</text:p>
          </table:table-cell>
          <table:table-cell office:value-type="float" office:value="0.00448524" calcext:value-type="float">
            <text:p>0.00448524</text:p>
          </table:table-cell>
          <table:table-cell office:value-type="float" office:value="0.01667" calcext:value-type="float">
            <text:p>0.01667</text:p>
          </table:table-cell>
          <table:table-cell/>
          <table:table-cell office:value-type="string" calcext:value-type="string">
            <text:p>wmin10000wmax100000n10000-4-s721215008c833689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0-4-s721215008c833689.ukp</text:p>
          </table:table-cell>
          <table:table-cell office:value-type="float" office:value="24188" calcext:value-type="float">
            <text:p>24188</text:p>
          </table:table-cell>
          <table:table-cell office:value-type="float" office:value="7024" calcext:value-type="float">
            <text:p>7024</text:p>
          </table:table-cell>
          <table:table-cell/>
          <table:table-cell office:value-type="string" calcext:value-type="string">
            <text:p>wmin10000wmax100000n10000-4-s721215008c833689.ukp</text:p>
          </table:table-cell>
          <table:table-cell table:number-columns-repeated="2" office:value-type="float" office:value="833689" calcext:value-type="float">
            <text:p>833689</text:p>
          </table:table-cell>
          <table:table-cell table:formula="of:=([.N6] = [.O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10000-1-s843367405c723320.ukp</text:p>
          </table:table-cell>
          <table:table-cell office:value-type="float" office:value="0.00438573" calcext:value-type="float">
            <text:p>0.00438573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0-5-s110877071c631507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0-5-s110877071c631507.ukp</text:p>
          </table:table-cell>
          <table:table-cell office:value-type="float" office:value="19416" calcext:value-type="float">
            <text:p>19416</text:p>
          </table:table-cell>
          <table:table-cell office:value-type="float" office:value="6152" calcext:value-type="float">
            <text:p>6152</text:p>
          </table:table-cell>
          <table:table-cell/>
          <table:table-cell office:value-type="string" calcext:value-type="string">
            <text:p>wmin10000wmax100000n10000-5-s110877071c631507.ukp</text:p>
          </table:table-cell>
          <table:table-cell table:number-columns-repeated="2" office:value-type="float" office:value="631507" calcext:value-type="float">
            <text:p>631507</text:p>
          </table:table-cell>
          <table:table-cell table:formula="of:=([.N7] = [.O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10000-3-s780179313c600195.ukp</text:p>
          </table:table-cell>
          <table:table-cell office:value-type="float" office:value="0.00390216" calcext:value-type="float">
            <text:p>0.00390216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0-6-s227708629c960025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0-6-s227708629c960025.ukp</text:p>
          </table:table-cell>
          <table:table-cell office:value-type="float" office:value="27188" calcext:value-type="float">
            <text:p>27188</text:p>
          </table:table-cell>
          <table:table-cell office:value-type="float" office:value="6040" calcext:value-type="float">
            <text:p>6040</text:p>
          </table:table-cell>
          <table:table-cell/>
          <table:table-cell office:value-type="string" calcext:value-type="string">
            <text:p>wmin10000wmax100000n10000-6-s227708629c960025.ukp</text:p>
          </table:table-cell>
          <table:table-cell table:number-columns-repeated="2" office:value-type="float" office:value="960025" calcext:value-type="float">
            <text:p>960025</text:p>
          </table:table-cell>
          <table:table-cell table:formula="of:=([.N8] = [.O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10000-4-s721215008c833689.ukp</text:p>
          </table:table-cell>
          <table:table-cell office:value-type="float" office:value="0.00445495" calcext:value-type="float">
            <text:p>0.00445495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0-7-s177710744c695800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0-7-s177710744c695800.ukp</text:p>
          </table:table-cell>
          <table:table-cell office:value-type="float" office:value="20976" calcext:value-type="float">
            <text:p>20976</text:p>
          </table:table-cell>
          <table:table-cell office:value-type="float" office:value="6036" calcext:value-type="float">
            <text:p>6036</text:p>
          </table:table-cell>
          <table:table-cell/>
          <table:table-cell office:value-type="string" calcext:value-type="string">
            <text:p>wmin10000wmax100000n10000-7-s177710744c695800.ukp</text:p>
          </table:table-cell>
          <table:table-cell table:number-columns-repeated="2" office:value-type="float" office:value="695800" calcext:value-type="float">
            <text:p>695800</text:p>
          </table:table-cell>
          <table:table-cell table:formula="of:=([.N9] = [.O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10000-5-s110877071c631507.ukp</text:p>
          </table:table-cell>
          <table:table-cell office:value-type="float" office:value="0.00440929" calcext:value-type="float">
            <text:p>0.00440929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0-8-s991580855c881113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0-8-s991580855c881113.ukp</text:p>
          </table:table-cell>
          <table:table-cell office:value-type="float" office:value="25588" calcext:value-type="float">
            <text:p>25588</text:p>
          </table:table-cell>
          <table:table-cell office:value-type="float" office:value="6168" calcext:value-type="float">
            <text:p>6168</text:p>
          </table:table-cell>
          <table:table-cell/>
          <table:table-cell office:value-type="string" calcext:value-type="string">
            <text:p>wmin10000wmax100000n10000-8-s991580855c881113.ukp</text:p>
          </table:table-cell>
          <table:table-cell table:number-columns-repeated="2" office:value-type="float" office:value="881113" calcext:value-type="float">
            <text:p>881113</text:p>
          </table:table-cell>
          <table:table-cell table:formula="of:=([.N10] = [.O1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10000-7-s177710744c695800.ukp</text:p>
          </table:table-cell>
          <table:table-cell office:value-type="float" office:value="0.00427791" calcext:value-type="float">
            <text:p>0.00427791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0-9-s126456688c814865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0-9-s126456688c814865.ukp</text:p>
          </table:table-cell>
          <table:table-cell office:value-type="float" office:value="23828" calcext:value-type="float">
            <text:p>23828</text:p>
          </table:table-cell>
          <table:table-cell office:value-type="float" office:value="6220" calcext:value-type="float">
            <text:p>6220</text:p>
          </table:table-cell>
          <table:table-cell/>
          <table:table-cell office:value-type="string" calcext:value-type="string">
            <text:p>wmin10000wmax100000n10000-9-s126456688c814865.ukp</text:p>
          </table:table-cell>
          <table:table-cell table:number-columns-repeated="2" office:value-type="float" office:value="814865" calcext:value-type="float">
            <text:p>814865</text:p>
          </table:table-cell>
          <table:table-cell table:formula="of:=([.N11] = [.O1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10000-8-s991580855c881113.ukp</text:p>
          </table:table-cell>
          <table:table-cell office:value-type="float" office:value="0.00482142" calcext:value-type="float">
            <text:p>0.00482142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-0-s827183242c82201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100000n1000-0-s827183242c822011.ukp</text:p>
          </table:table-cell>
          <table:table-cell office:value-type="float" office:value="23980" calcext:value-type="float">
            <text:p>23980</text:p>
          </table:table-cell>
          <table:table-cell office:value-type="float" office:value="5180" calcext:value-type="float">
            <text:p>5180</text:p>
          </table:table-cell>
          <table:table-cell/>
          <table:table-cell office:value-type="string" calcext:value-type="string">
            <text:p>wmin10000wmax100000n1000-0-s827183242c822011.ukp</text:p>
          </table:table-cell>
          <table:table-cell table:number-columns-repeated="2" office:value-type="float" office:value="822011" calcext:value-type="float">
            <text:p>822011</text:p>
          </table:table-cell>
          <table:table-cell table:formula="of:=([.N12] = [.O1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2000-5-s110877071c528906.ukp</text:p>
          </table:table-cell>
          <table:table-cell office:value-type="float" office:value="0.00281365" calcext:value-type="float">
            <text:p>0.00281365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-1-s843367405c97492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100000n1000-1-s843367405c974920.ukp</text:p>
          </table:table-cell>
          <table:table-cell office:value-type="float" office:value="27428" calcext:value-type="float">
            <text:p>27428</text:p>
          </table:table-cell>
          <table:table-cell office:value-type="float" office:value="5136" calcext:value-type="float">
            <text:p>5136</text:p>
          </table:table-cell>
          <table:table-cell/>
          <table:table-cell office:value-type="string" calcext:value-type="string">
            <text:p>wmin10000wmax100000n1000-1-s843367405c974920.ukp</text:p>
          </table:table-cell>
          <table:table-cell table:number-columns-repeated="2" office:value-type="float" office:value="974920" calcext:value-type="float">
            <text:p>974920</text:p>
          </table:table-cell>
          <table:table-cell table:formula="of:=([.N13] = [.O1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5000-6-s227708629c523503.ukp</text:p>
          </table:table-cell>
          <table:table-cell office:value-type="float" office:value="0.00286776" calcext:value-type="float">
            <text:p>0.00286776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-2-s528806317c89834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100000n1000-2-s528806317c898349.ukp</text:p>
          </table:table-cell>
          <table:table-cell office:value-type="float" office:value="25764" calcext:value-type="float">
            <text:p>25764</text:p>
          </table:table-cell>
          <table:table-cell office:value-type="float" office:value="3916" calcext:value-type="float">
            <text:p>3916</text:p>
          </table:table-cell>
          <table:table-cell/>
          <table:table-cell office:value-type="string" calcext:value-type="string">
            <text:p>wmin10000wmax100000n1000-2-s528806317c898349.ukp</text:p>
          </table:table-cell>
          <table:table-cell table:number-columns-repeated="2" office:value-type="float" office:value="898349" calcext:value-type="float">
            <text:p>898349</text:p>
          </table:table-cell>
          <table:table-cell table:formula="of:=([.N14] = [.O1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5000-7-s177710744c988452.ukp</text:p>
          </table:table-cell>
          <table:table-cell office:value-type="float" office:value="0.00375048" calcext:value-type="float">
            <text:p>0.00375048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-3-s780179313c780916.ukp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wmin10000wmax100000n1000-3-s780179313c780916.ukp</text:p>
          </table:table-cell>
          <table:table-cell office:value-type="float" office:value="23172" calcext:value-type="float">
            <text:p>23172</text:p>
          </table:table-cell>
          <table:table-cell office:value-type="float" office:value="5632" calcext:value-type="float">
            <text:p>5632</text:p>
          </table:table-cell>
          <table:table-cell/>
          <table:table-cell office:value-type="string" calcext:value-type="string">
            <text:p>wmin10000wmax100000n1000-3-s780179313c780916.ukp</text:p>
          </table:table-cell>
          <table:table-cell table:number-columns-repeated="2" office:value-type="float" office:value="780916" calcext:value-type="float">
            <text:p>780916</text:p>
          </table:table-cell>
          <table:table-cell table:formula="of:=([.N15] = [.O1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5000-9-s126456688c734233.ukp</text:p>
          </table:table-cell>
          <table:table-cell office:value-type="float" office:value="0.00340585" calcext:value-type="float">
            <text:p>0.00340585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-4-s721215008c67890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100000n1000-4-s721215008c678900.ukp</text:p>
          </table:table-cell>
          <table:table-cell office:value-type="float" office:value="20548" calcext:value-type="float">
            <text:p>20548</text:p>
          </table:table-cell>
          <table:table-cell office:value-type="float" office:value="4044" calcext:value-type="float">
            <text:p>4044</text:p>
          </table:table-cell>
          <table:table-cell/>
          <table:table-cell office:value-type="string" calcext:value-type="string">
            <text:p>wmin10000wmax100000n1000-4-s721215008c678900.ukp</text:p>
          </table:table-cell>
          <table:table-cell table:number-columns-repeated="2" office:value-type="float" office:value="678900" calcext:value-type="float">
            <text:p>678900</text:p>
          </table:table-cell>
          <table:table-cell table:formula="of:=([.N16] = [.O1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10000-0-s827183242c524015.ukp</text:p>
          </table:table-cell>
          <table:table-cell office:value-type="float" office:value="0.00893166" calcext:value-type="float">
            <text:p>0.00893166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-5-s110877071c78491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100000n1000-5-s110877071c784914.ukp</text:p>
          </table:table-cell>
          <table:table-cell office:value-type="float" office:value="23212" calcext:value-type="float">
            <text:p>23212</text:p>
          </table:table-cell>
          <table:table-cell office:value-type="float" office:value="3692" calcext:value-type="float">
            <text:p>3692</text:p>
          </table:table-cell>
          <table:table-cell/>
          <table:table-cell office:value-type="string" calcext:value-type="string">
            <text:p>wmin10000wmax100000n1000-5-s110877071c784914.ukp</text:p>
          </table:table-cell>
          <table:table-cell table:number-columns-repeated="2" office:value-type="float" office:value="784914" calcext:value-type="float">
            <text:p>784914</text:p>
          </table:table-cell>
          <table:table-cell table:formula="of:=([.N17] = [.O1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10000-1-s843367405c638567.ukp</text:p>
          </table:table-cell>
          <table:table-cell office:value-type="float" office:value="0.0097388" calcext:value-type="float">
            <text:p>0.0097388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-6-s227708629c511609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100000n1000-6-s227708629c511609.ukp</text:p>
          </table:table-cell>
          <table:table-cell office:value-type="float" office:value="16656" calcext:value-type="float">
            <text:p>16656</text:p>
          </table:table-cell>
          <table:table-cell office:value-type="float" office:value="4728" calcext:value-type="float">
            <text:p>4728</text:p>
          </table:table-cell>
          <table:table-cell/>
          <table:table-cell office:value-type="string" calcext:value-type="string">
            <text:p>wmin10000wmax100000n1000-6-s227708629c511609.ukp</text:p>
          </table:table-cell>
          <table:table-cell table:number-columns-repeated="2" office:value-type="float" office:value="511609" calcext:value-type="float">
            <text:p>511609</text:p>
          </table:table-cell>
          <table:table-cell table:formula="of:=([.N18] = [.O1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10000-3-s780179313c642619.ukp</text:p>
          </table:table-cell>
          <table:table-cell office:value-type="float" office:value="0.00970147" calcext:value-type="float">
            <text:p>0.00970147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-7-s177710744c65788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100000n1000-7-s177710744c657882.ukp</text:p>
          </table:table-cell>
          <table:table-cell office:value-type="float" office:value="20344" calcext:value-type="float">
            <text:p>20344</text:p>
          </table:table-cell>
          <table:table-cell office:value-type="float" office:value="3884" calcext:value-type="float">
            <text:p>3884</text:p>
          </table:table-cell>
          <table:table-cell/>
          <table:table-cell office:value-type="string" calcext:value-type="string">
            <text:p>wmin10000wmax100000n1000-7-s177710744c657882.ukp</text:p>
          </table:table-cell>
          <table:table-cell table:number-columns-repeated="2" office:value-type="float" office:value="657882" calcext:value-type="float">
            <text:p>657882</text:p>
          </table:table-cell>
          <table:table-cell table:formula="of:=([.N19] = [.O1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10000-4-s721215008c927843.ukp</text:p>
          </table:table-cell>
          <table:table-cell office:value-type="float" office:value="0.0103378" calcext:value-type="float">
            <text:p>0.0103378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-8-s991580855c96435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100000n1000-8-s991580855c964354.ukp</text:p>
          </table:table-cell>
          <table:table-cell office:value-type="float" office:value="27328" calcext:value-type="float">
            <text:p>27328</text:p>
          </table:table-cell>
          <table:table-cell office:value-type="float" office:value="5308" calcext:value-type="float">
            <text:p>5308</text:p>
          </table:table-cell>
          <table:table-cell/>
          <table:table-cell office:value-type="string" calcext:value-type="string">
            <text:p>wmin10000wmax100000n1000-8-s991580855c964354.ukp</text:p>
          </table:table-cell>
          <table:table-cell table:number-columns-repeated="2" office:value-type="float" office:value="964354" calcext:value-type="float">
            <text:p>964354</text:p>
          </table:table-cell>
          <table:table-cell table:formula="of:=([.N20] = [.O2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10000-5-s110877071c979382.ukp</text:p>
          </table:table-cell>
          <table:table-cell office:value-type="float" office:value="0.0100601" calcext:value-type="float">
            <text:p>0.0100601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-9-s126456688c785284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-9-s126456688c785284.ukp</text:p>
          </table:table-cell>
          <table:table-cell office:value-type="float" office:value="23256" calcext:value-type="float">
            <text:p>23256</text:p>
          </table:table-cell>
          <table:table-cell office:value-type="float" office:value="7144" calcext:value-type="float">
            <text:p>7144</text:p>
          </table:table-cell>
          <table:table-cell/>
          <table:table-cell office:value-type="string" calcext:value-type="string">
            <text:p>wmin10000wmax100000n1000-9-s126456688c785284.ukp</text:p>
          </table:table-cell>
          <table:table-cell table:number-columns-repeated="2" office:value-type="float" office:value="785284" calcext:value-type="float">
            <text:p>785284</text:p>
          </table:table-cell>
          <table:table-cell table:formula="of:=([.N21] = [.O2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10000-6-s227708629c586019.ukp</text:p>
          </table:table-cell>
          <table:table-cell office:value-type="float" office:value="0.00963438" calcext:value-type="float">
            <text:p>0.00963438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2000-0-s827183242c854573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2000-0-s827183242c854573.ukp</text:p>
          </table:table-cell>
          <table:table-cell office:value-type="float" office:value="24968" calcext:value-type="float">
            <text:p>24968</text:p>
          </table:table-cell>
          <table:table-cell office:value-type="float" office:value="5440" calcext:value-type="float">
            <text:p>5440</text:p>
          </table:table-cell>
          <table:table-cell/>
          <table:table-cell office:value-type="string" calcext:value-type="string">
            <text:p>wmin10000wmax100000n2000-0-s827183242c854573.ukp</text:p>
          </table:table-cell>
          <table:table-cell table:number-columns-repeated="2" office:value-type="float" office:value="854573" calcext:value-type="float">
            <text:p>854573</text:p>
          </table:table-cell>
          <table:table-cell table:formula="of:=([.N22] = [.O2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10000-7-s177710744c995533.ukp</text:p>
          </table:table-cell>
          <table:table-cell office:value-type="float" office:value="0.0105731" calcext:value-type="float">
            <text:p>0.0105731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2000-1-s843367405c605138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2000-1-s843367405c605138.ukp</text:p>
          </table:table-cell>
          <table:table-cell office:value-type="float" office:value="18908" calcext:value-type="float">
            <text:p>18908</text:p>
          </table:table-cell>
          <table:table-cell office:value-type="float" office:value="5220" calcext:value-type="float">
            <text:p>5220</text:p>
          </table:table-cell>
          <table:table-cell/>
          <table:table-cell office:value-type="string" calcext:value-type="string">
            <text:p>wmin10000wmax100000n2000-1-s843367405c605138.ukp</text:p>
          </table:table-cell>
          <table:table-cell table:number-columns-repeated="2" office:value-type="float" office:value="605138" calcext:value-type="float">
            <text:p>605138</text:p>
          </table:table-cell>
          <table:table-cell table:formula="of:=([.N23] = [.O2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10000-8-s991580855c500128.ukp</text:p>
          </table:table-cell>
          <table:table-cell office:value-type="float" office:value="0.00955265" calcext:value-type="float">
            <text:p>0.00955265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2000-2-s528806317c982859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2000-2-s528806317c982859.ukp</text:p>
          </table:table-cell>
          <table:table-cell office:value-type="float" office:value="27820" calcext:value-type="float">
            <text:p>27820</text:p>
          </table:table-cell>
          <table:table-cell office:value-type="float" office:value="5324" calcext:value-type="float">
            <text:p>5324</text:p>
          </table:table-cell>
          <table:table-cell/>
          <table:table-cell office:value-type="string" calcext:value-type="string">
            <text:p>wmin10000wmax100000n2000-2-s528806317c982859.ukp</text:p>
          </table:table-cell>
          <table:table-cell table:number-columns-repeated="2" office:value-type="float" office:value="982859" calcext:value-type="float">
            <text:p>982859</text:p>
          </table:table-cell>
          <table:table-cell table:formula="of:=([.N24] = [.O2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10000-9-s126456688c987402.ukp</text:p>
          </table:table-cell>
          <table:table-cell office:value-type="float" office:value="0.0103864" calcext:value-type="float">
            <text:p>0.0103864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2000-3-s780179313c724146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2000-3-s780179313c724146.ukp</text:p>
          </table:table-cell>
          <table:table-cell office:value-type="float" office:value="21924" calcext:value-type="float">
            <text:p>21924</text:p>
          </table:table-cell>
          <table:table-cell office:value-type="float" office:value="5316" calcext:value-type="float">
            <text:p>5316</text:p>
          </table:table-cell>
          <table:table-cell/>
          <table:table-cell office:value-type="string" calcext:value-type="string">
            <text:p>wmin10000wmax100000n2000-3-s780179313c724146.ukp</text:p>
          </table:table-cell>
          <table:table-cell table:number-columns-repeated="2" office:value-type="float" office:value="724146" calcext:value-type="float">
            <text:p>724146</text:p>
          </table:table-cell>
          <table:table-cell table:formula="of:=([.N25] = [.O2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5000-1-s843367405c820728.ukp</text:p>
          </table:table-cell>
          <table:table-cell office:value-type="float" office:value="0.00439442" calcext:value-type="float">
            <text:p>0.00439442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2000-4-s721215008c924632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2000-4-s721215008c924632.ukp</text:p>
          </table:table-cell>
          <table:table-cell office:value-type="float" office:value="26564" calcext:value-type="float">
            <text:p>26564</text:p>
          </table:table-cell>
          <table:table-cell office:value-type="float" office:value="7368" calcext:value-type="float">
            <text:p>7368</text:p>
          </table:table-cell>
          <table:table-cell/>
          <table:table-cell office:value-type="string" calcext:value-type="string">
            <text:p>wmin10000wmax100000n2000-4-s721215008c924632.ukp</text:p>
          </table:table-cell>
          <table:table-cell table:number-columns-repeated="2" office:value-type="float" office:value="924632" calcext:value-type="float">
            <text:p>924632</text:p>
          </table:table-cell>
          <table:table-cell table:formula="of:=([.N26] = [.O2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5000-8-s991580855c669670.ukp</text:p>
          </table:table-cell>
          <table:table-cell office:value-type="float" office:value="0.00424025" calcext:value-type="float">
            <text:p>0.00424025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2000-5-s110877071c528906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2000-5-s110877071c528906.ukp</text:p>
          </table:table-cell>
          <table:table-cell office:value-type="float" office:value="17128" calcext:value-type="float">
            <text:p>17128</text:p>
          </table:table-cell>
          <table:table-cell office:value-type="float" office:value="5284" calcext:value-type="float">
            <text:p>5284</text:p>
          </table:table-cell>
          <table:table-cell/>
          <table:table-cell office:value-type="string" calcext:value-type="string">
            <text:p>wmin10000wmax100000n2000-5-s110877071c528906.ukp</text:p>
          </table:table-cell>
          <table:table-cell table:number-columns-repeated="2" office:value-type="float" office:value="528906" calcext:value-type="float">
            <text:p>528906</text:p>
          </table:table-cell>
          <table:table-cell table:formula="of:=([.N27] = [.O2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10000-3-s780179313c775969.ukp</text:p>
          </table:table-cell>
          <table:table-cell office:value-type="float" office:value="0.00297885" calcext:value-type="float">
            <text:p>0.00297885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2000-6-s227708629c580821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2000-6-s227708629c580821.ukp</text:p>
          </table:table-cell>
          <table:table-cell office:value-type="float" office:value="18372" calcext:value-type="float">
            <text:p>18372</text:p>
          </table:table-cell>
          <table:table-cell office:value-type="float" office:value="5332" calcext:value-type="float">
            <text:p>5332</text:p>
          </table:table-cell>
          <table:table-cell/>
          <table:table-cell office:value-type="string" calcext:value-type="string">
            <text:p>wmin10000wmax100000n2000-6-s227708629c580821.ukp</text:p>
          </table:table-cell>
          <table:table-cell table:number-columns-repeated="2" office:value-type="float" office:value="580821" calcext:value-type="float">
            <text:p>580821</text:p>
          </table:table-cell>
          <table:table-cell table:formula="of:=([.N28] = [.O2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10000-5-s110877071c609067.ukp</text:p>
          </table:table-cell>
          <table:table-cell office:value-type="float" office:value="0.00260297" calcext:value-type="float">
            <text:p>0.00260297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2000-7-s177710744c71859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wmin10000wmax100000n2000-7-s177710744c718599.ukp</text:p>
          </table:table-cell>
          <table:table-cell office:value-type="float" office:value="21660" calcext:value-type="float">
            <text:p>21660</text:p>
          </table:table-cell>
          <table:table-cell office:value-type="float" office:value="5756" calcext:value-type="float">
            <text:p>5756</text:p>
          </table:table-cell>
          <table:table-cell/>
          <table:table-cell office:value-type="string" calcext:value-type="string">
            <text:p>wmin10000wmax100000n2000-7-s177710744c718599.ukp</text:p>
          </table:table-cell>
          <table:table-cell table:number-columns-repeated="2" office:value-type="float" office:value="718599" calcext:value-type="float">
            <text:p>718599</text:p>
          </table:table-cell>
          <table:table-cell table:formula="of:=([.N29] = [.O2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10000-6-s227708629c900489.ukp</text:p>
          </table:table-cell>
          <table:table-cell office:value-type="float" office:value="0.00289856" calcext:value-type="float">
            <text:p>0.00289856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2000-8-s991580855c775538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2000-8-s991580855c775538.ukp</text:p>
          </table:table-cell>
          <table:table-cell office:value-type="float" office:value="22868" calcext:value-type="float">
            <text:p>22868</text:p>
          </table:table-cell>
          <table:table-cell office:value-type="float" office:value="5360" calcext:value-type="float">
            <text:p>5360</text:p>
          </table:table-cell>
          <table:table-cell/>
          <table:table-cell office:value-type="string" calcext:value-type="string">
            <text:p>wmin10000wmax100000n2000-8-s991580855c775538.ukp</text:p>
          </table:table-cell>
          <table:table-cell table:number-columns-repeated="2" office:value-type="float" office:value="775538" calcext:value-type="float">
            <text:p>775538</text:p>
          </table:table-cell>
          <table:table-cell table:formula="of:=([.N30] = [.O3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10000-8-s991580855c905905.ukp</text:p>
          </table:table-cell>
          <table:table-cell office:value-type="float" office:value="0.00292926" calcext:value-type="float">
            <text:p>0.00292926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2000-9-s126456688c83336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100000n2000-9-s126456688c833361.ukp</text:p>
          </table:table-cell>
          <table:table-cell office:value-type="float" office:value="24168" calcext:value-type="float">
            <text:p>24168</text:p>
          </table:table-cell>
          <table:table-cell office:value-type="float" office:value="6136" calcext:value-type="float">
            <text:p>6136</text:p>
          </table:table-cell>
          <table:table-cell/>
          <table:table-cell office:value-type="string" calcext:value-type="string">
            <text:p>wmin10000wmax100000n2000-9-s126456688c833361.ukp</text:p>
          </table:table-cell>
          <table:table-cell table:number-columns-repeated="2" office:value-type="float" office:value="833361" calcext:value-type="float">
            <text:p>833361</text:p>
          </table:table-cell>
          <table:table-cell table:formula="of:=([.N31] = [.O3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10000-1-s843367405c786199.ukp</text:p>
          </table:table-cell>
          <table:table-cell office:value-type="float" office:value="0.00258956" calcext:value-type="float">
            <text:p>0.00258956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5000-0-s827183242c797054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0-s827183242c797054.ukp</text:p>
          </table:table-cell>
          <table:table-cell office:value-type="float" office:value="23464" calcext:value-type="float">
            <text:p>23464</text:p>
          </table:table-cell>
          <table:table-cell office:value-type="float" office:value="5716" calcext:value-type="float">
            <text:p>5716</text:p>
          </table:table-cell>
          <table:table-cell/>
          <table:table-cell office:value-type="string" calcext:value-type="string">
            <text:p>wmin10000wmax100000n5000-0-s827183242c797054.ukp</text:p>
          </table:table-cell>
          <table:table-cell table:number-columns-repeated="2" office:value-type="float" office:value="797054" calcext:value-type="float">
            <text:p>797054</text:p>
          </table:table-cell>
          <table:table-cell table:formula="of:=([.N32] = [.O3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10000-6-s227708629c868429.ukp</text:p>
          </table:table-cell>
          <table:table-cell office:value-type="float" office:value="0.00266466" calcext:value-type="float">
            <text:p>0.00266466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5000-1-s843367405c616321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1-s843367405c616321.ukp</text:p>
          </table:table-cell>
          <table:table-cell office:value-type="float" office:value="19252" calcext:value-type="float">
            <text:p>19252</text:p>
          </table:table-cell>
          <table:table-cell office:value-type="float" office:value="5744" calcext:value-type="float">
            <text:p>5744</text:p>
          </table:table-cell>
          <table:table-cell/>
          <table:table-cell office:value-type="string" calcext:value-type="string">
            <text:p>wmin10000wmax100000n5000-1-s843367405c616321.ukp</text:p>
          </table:table-cell>
          <table:table-cell table:number-columns-repeated="2" office:value-type="float" office:value="616321" calcext:value-type="float">
            <text:p>616321</text:p>
          </table:table-cell>
          <table:table-cell table:formula="of:=([.N33] = [.O3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10000-7-s177710744c891811.ukp</text:p>
          </table:table-cell>
          <table:table-cell office:value-type="float" office:value="0.00272926" calcext:value-type="float">
            <text:p>0.00272926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5000-2-s528806317c634422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2-s528806317c634422.ukp</text:p>
          </table:table-cell>
          <table:table-cell office:value-type="float" office:value="19632" calcext:value-type="float">
            <text:p>19632</text:p>
          </table:table-cell>
          <table:table-cell office:value-type="float" office:value="5620" calcext:value-type="float">
            <text:p>5620</text:p>
          </table:table-cell>
          <table:table-cell/>
          <table:table-cell office:value-type="string" calcext:value-type="string">
            <text:p>wmin10000wmax100000n5000-2-s528806317c634422.ukp</text:p>
          </table:table-cell>
          <table:table-cell table:number-columns-repeated="2" office:value-type="float" office:value="634422" calcext:value-type="float">
            <text:p>634422</text:p>
          </table:table-cell>
          <table:table-cell table:formula="of:=([.N34] = [.O3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10000-9-s126456688c696928.ukp</text:p>
          </table:table-cell>
          <table:table-cell office:value-type="float" office:value="0.00254122" calcext:value-type="float">
            <text:p>0.00254122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5000-3-s780179313c964288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3-s780179313c964288.ukp</text:p>
          </table:table-cell>
          <table:table-cell office:value-type="float" office:value="27456" calcext:value-type="float">
            <text:p>27456</text:p>
          </table:table-cell>
          <table:table-cell office:value-type="float" office:value="5740" calcext:value-type="float">
            <text:p>5740</text:p>
          </table:table-cell>
          <table:table-cell/>
          <table:table-cell office:value-type="string" calcext:value-type="string">
            <text:p>wmin10000wmax100000n5000-3-s780179313c964288.ukp</text:p>
          </table:table-cell>
          <table:table-cell table:number-columns-repeated="2" office:value-type="float" office:value="964288" calcext:value-type="float">
            <text:p>964288</text:p>
          </table:table-cell>
          <table:table-cell table:formula="of:=([.N35] = [.O3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10000-0-s827183242c605538.ukp</text:p>
          </table:table-cell>
          <table:table-cell office:value-type="float" office:value="0.00293596" calcext:value-type="float">
            <text:p>0.00293596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5000-4-s721215008c534924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4-s721215008c534924.ukp</text:p>
          </table:table-cell>
          <table:table-cell office:value-type="float" office:value="17288" calcext:value-type="float">
            <text:p>17288</text:p>
          </table:table-cell>
          <table:table-cell office:value-type="float" office:value="7288" calcext:value-type="float">
            <text:p>7288</text:p>
          </table:table-cell>
          <table:table-cell/>
          <table:table-cell office:value-type="string" calcext:value-type="string">
            <text:p>wmin10000wmax100000n5000-4-s721215008c534924.ukp</text:p>
          </table:table-cell>
          <table:table-cell table:number-columns-repeated="2" office:value-type="float" office:value="534924" calcext:value-type="float">
            <text:p>534924</text:p>
          </table:table-cell>
          <table:table-cell table:formula="of:=([.N36] = [.O3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10000-1-s843367405c724816.ukp</text:p>
          </table:table-cell>
          <table:table-cell office:value-type="float" office:value="0.00290964" calcext:value-type="float">
            <text:p>0.00290964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5000-5-s110877071c665496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5-s110877071c665496.ukp</text:p>
          </table:table-cell>
          <table:table-cell office:value-type="float" office:value="20204" calcext:value-type="float">
            <text:p>20204</text:p>
          </table:table-cell>
          <table:table-cell office:value-type="float" office:value="5568" calcext:value-type="float">
            <text:p>5568</text:p>
          </table:table-cell>
          <table:table-cell/>
          <table:table-cell office:value-type="string" calcext:value-type="string">
            <text:p>wmin10000wmax100000n5000-5-s110877071c665496.ukp</text:p>
          </table:table-cell>
          <table:table-cell table:number-columns-repeated="2" office:value-type="float" office:value="665496" calcext:value-type="float">
            <text:p>665496</text:p>
          </table:table-cell>
          <table:table-cell table:formula="of:=([.N37] = [.O3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10000-4-s721215008c528703.ukp</text:p>
          </table:table-cell>
          <table:table-cell office:value-type="float" office:value="0.00269953" calcext:value-type="float">
            <text:p>0.00269953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5000-6-s227708629c523503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6-s227708629c523503.ukp</text:p>
          </table:table-cell>
          <table:table-cell office:value-type="float" office:value="17120" calcext:value-type="float">
            <text:p>17120</text:p>
          </table:table-cell>
          <table:table-cell office:value-type="float" office:value="5688" calcext:value-type="float">
            <text:p>5688</text:p>
          </table:table-cell>
          <table:table-cell/>
          <table:table-cell office:value-type="string" calcext:value-type="string">
            <text:p>wmin10000wmax100000n5000-6-s227708629c523503.ukp</text:p>
          </table:table-cell>
          <table:table-cell table:number-columns-repeated="2" office:value-type="float" office:value="523503" calcext:value-type="float">
            <text:p>523503</text:p>
          </table:table-cell>
          <table:table-cell table:formula="of:=([.N38] = [.O3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10000-6-s227708629c819173.ukp</text:p>
          </table:table-cell>
          <table:table-cell office:value-type="float" office:value="0.00319786" calcext:value-type="float">
            <text:p>0.00319786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5000-7-s177710744c988452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7-s177710744c988452.ukp</text:p>
          </table:table-cell>
          <table:table-cell office:value-type="float" office:value="27988" calcext:value-type="float">
            <text:p>27988</text:p>
          </table:table-cell>
          <table:table-cell office:value-type="float" office:value="5772" calcext:value-type="float">
            <text:p>5772</text:p>
          </table:table-cell>
          <table:table-cell/>
          <table:table-cell office:value-type="string" calcext:value-type="string">
            <text:p>wmin10000wmax100000n5000-7-s177710744c988452.ukp</text:p>
          </table:table-cell>
          <table:table-cell table:number-columns-repeated="2" office:value-type="float" office:value="988452" calcext:value-type="float">
            <text:p>988452</text:p>
          </table:table-cell>
          <table:table-cell table:formula="of:=([.N39] = [.O3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10000-7-s177710744c841524.ukp</text:p>
          </table:table-cell>
          <table:table-cell office:value-type="float" office:value="0.0033206" calcext:value-type="float">
            <text:p>0.0033206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5000-8-s991580855c589368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8-s991580855c589368.ukp</text:p>
          </table:table-cell>
          <table:table-cell office:value-type="float" office:value="18640" calcext:value-type="float">
            <text:p>18640</text:p>
          </table:table-cell>
          <table:table-cell office:value-type="float" office:value="5652" calcext:value-type="float">
            <text:p>5652</text:p>
          </table:table-cell>
          <table:table-cell/>
          <table:table-cell office:value-type="string" calcext:value-type="string">
            <text:p>wmin10000wmax100000n5000-8-s991580855c589368.ukp</text:p>
          </table:table-cell>
          <table:table-cell table:number-columns-repeated="2" office:value-type="float" office:value="589368" calcext:value-type="float">
            <text:p>589368</text:p>
          </table:table-cell>
          <table:table-cell table:formula="of:=([.N40] = [.O4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10000-8-s991580855c972757.ukp</text:p>
          </table:table-cell>
          <table:table-cell office:value-type="float" office:value="0.00361527" calcext:value-type="float">
            <text:p>0.00361527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5000-9-s126456688c734233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9-s126456688c734233.ukp</text:p>
          </table:table-cell>
          <table:table-cell office:value-type="float" office:value="21972" calcext:value-type="float">
            <text:p>21972</text:p>
          </table:table-cell>
          <table:table-cell office:value-type="float" office:value="5632" calcext:value-type="float">
            <text:p>5632</text:p>
          </table:table-cell>
          <table:table-cell/>
          <table:table-cell office:value-type="string" calcext:value-type="string">
            <text:p>wmin10000wmax100000n5000-9-s126456688c734233.ukp</text:p>
          </table:table-cell>
          <table:table-cell table:number-columns-repeated="2" office:value-type="float" office:value="734233" calcext:value-type="float">
            <text:p>734233</text:p>
          </table:table-cell>
          <table:table-cell table:formula="of:=([.N41] = [.O4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10000-9-s126456688c963193.ukp</text:p>
          </table:table-cell>
          <table:table-cell office:value-type="float" office:value="0.0034636" calcext:value-type="float">
            <text:p>0.0034636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50000n10000-0-s827183242c524015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0-s827183242c524015.ukp</text:p>
          </table:table-cell>
          <table:table-cell office:value-type="float" office:value="16212" calcext:value-type="float">
            <text:p>16212</text:p>
          </table:table-cell>
          <table:table-cell office:value-type="float" office:value="7960" calcext:value-type="float">
            <text:p>7960</text:p>
          </table:table-cell>
          <table:table-cell/>
          <table:table-cell office:value-type="string" calcext:value-type="string">
            <text:p>wmin10000wmax50000n10000-0-s827183242c524015.ukp</text:p>
          </table:table-cell>
          <table:table-cell table:number-columns-repeated="2" office:value-type="float" office:value="524015" calcext:value-type="float">
            <text:p>524015</text:p>
          </table:table-cell>
          <table:table-cell table:formula="of:=([.N42] = [.O4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10000-0-s827183242c746133.ukp</text:p>
          </table:table-cell>
          <table:table-cell office:value-type="float" office:value="0.00379082" calcext:value-type="float">
            <text:p>0.00379082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50000n10000-1-s843367405c638567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1-s843367405c638567.ukp</text:p>
          </table:table-cell>
          <table:table-cell office:value-type="float" office:value="18824" calcext:value-type="float">
            <text:p>18824</text:p>
          </table:table-cell>
          <table:table-cell office:value-type="float" office:value="6164" calcext:value-type="float">
            <text:p>6164</text:p>
          </table:table-cell>
          <table:table-cell/>
          <table:table-cell office:value-type="string" calcext:value-type="string">
            <text:p>wmin10000wmax50000n10000-1-s843367405c638567.ukp</text:p>
          </table:table-cell>
          <table:table-cell table:number-columns-repeated="2" office:value-type="float" office:value="638567" calcext:value-type="float">
            <text:p>638567</text:p>
          </table:table-cell>
          <table:table-cell table:formula="of:=([.N43] = [.O4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10000-2-s528806317c712339.ukp</text:p>
          </table:table-cell>
          <table:table-cell office:value-type="float" office:value="0.00394473" calcext:value-type="float">
            <text:p>0.00394473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50000n10000-2-s528806317c650130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2-s528806317c650130.ukp</text:p>
          </table:table-cell>
          <table:table-cell office:value-type="float" office:value="19304" calcext:value-type="float">
            <text:p>19304</text:p>
          </table:table-cell>
          <table:table-cell office:value-type="float" office:value="7668" calcext:value-type="float">
            <text:p>7668</text:p>
          </table:table-cell>
          <table:table-cell/>
          <table:table-cell office:value-type="string" calcext:value-type="string">
            <text:p>wmin10000wmax50000n10000-2-s528806317c650130.ukp</text:p>
          </table:table-cell>
          <table:table-cell table:number-columns-repeated="2" office:value-type="float" office:value="650130" calcext:value-type="float">
            <text:p>650130</text:p>
          </table:table-cell>
          <table:table-cell table:formula="of:=([.N44] = [.O4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10000-3-s780179313c864487.ukp</text:p>
          </table:table-cell>
          <table:table-cell office:value-type="float" office:value="0.00404475" calcext:value-type="float">
            <text:p>0.00404475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50000n10000-3-s780179313c642619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3-s780179313c642619.ukp</text:p>
          </table:table-cell>
          <table:table-cell office:value-type="float" office:value="19088" calcext:value-type="float">
            <text:p>19088</text:p>
          </table:table-cell>
          <table:table-cell office:value-type="float" office:value="7996" calcext:value-type="float">
            <text:p>7996</text:p>
          </table:table-cell>
          <table:table-cell/>
          <table:table-cell office:value-type="string" calcext:value-type="string">
            <text:p>wmin10000wmax50000n10000-3-s780179313c642619.ukp</text:p>
          </table:table-cell>
          <table:table-cell table:number-columns-repeated="2" office:value-type="float" office:value="642619" calcext:value-type="float">
            <text:p>642619</text:p>
          </table:table-cell>
          <table:table-cell table:formula="of:=([.N45] = [.O4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10000-4-s721215008c755951.ukp</text:p>
          </table:table-cell>
          <table:table-cell office:value-type="float" office:value="0.00384442" calcext:value-type="float">
            <text:p>0.00384442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50000n10000-4-s721215008c927843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4-s721215008c927843.ukp</text:p>
          </table:table-cell>
          <table:table-cell office:value-type="float" office:value="25652" calcext:value-type="float">
            <text:p>25652</text:p>
          </table:table-cell>
          <table:table-cell office:value-type="float" office:value="8116" calcext:value-type="float">
            <text:p>8116</text:p>
          </table:table-cell>
          <table:table-cell/>
          <table:table-cell office:value-type="string" calcext:value-type="string">
            <text:p>wmin10000wmax50000n10000-4-s721215008c927843.ukp</text:p>
          </table:table-cell>
          <table:table-cell table:number-columns-repeated="2" office:value-type="float" office:value="927843" calcext:value-type="float">
            <text:p>927843</text:p>
          </table:table-cell>
          <table:table-cell table:formula="of:=([.N46] = [.O4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10000-5-s110877071c530892.ukp</text:p>
          </table:table-cell>
          <table:table-cell office:value-type="float" office:value="0.00343908" calcext:value-type="float">
            <text:p>0.00343908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50000n10000-5-s110877071c979382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5-s110877071c979382.ukp</text:p>
          </table:table-cell>
          <table:table-cell office:value-type="float" office:value="26812" calcext:value-type="float">
            <text:p>26812</text:p>
          </table:table-cell>
          <table:table-cell office:value-type="float" office:value="7156" calcext:value-type="float">
            <text:p>7156</text:p>
          </table:table-cell>
          <table:table-cell/>
          <table:table-cell office:value-type="string" calcext:value-type="string">
            <text:p>wmin10000wmax50000n10000-5-s110877071c979382.ukp</text:p>
          </table:table-cell>
          <table:table-cell table:number-columns-repeated="2" office:value-type="float" office:value="979382" calcext:value-type="float">
            <text:p>979382</text:p>
          </table:table-cell>
          <table:table-cell table:formula="of:=([.N47] = [.O4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10000-7-s177710744c983140.ukp</text:p>
          </table:table-cell>
          <table:table-cell office:value-type="float" office:value="0.00440036" calcext:value-type="float">
            <text:p>0.00440036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50000n10000-6-s227708629c586019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6-s227708629c586019.ukp</text:p>
          </table:table-cell>
          <table:table-cell office:value-type="float" office:value="17692" calcext:value-type="float">
            <text:p>17692</text:p>
          </table:table-cell>
          <table:table-cell office:value-type="float" office:value="6184" calcext:value-type="float">
            <text:p>6184</text:p>
          </table:table-cell>
          <table:table-cell/>
          <table:table-cell office:value-type="string" calcext:value-type="string">
            <text:p>wmin10000wmax50000n10000-6-s227708629c586019.ukp</text:p>
          </table:table-cell>
          <table:table-cell table:number-columns-repeated="2" office:value-type="float" office:value="586019" calcext:value-type="float">
            <text:p>586019</text:p>
          </table:table-cell>
          <table:table-cell table:formula="of:=([.N48] = [.O4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10000-9-s126456688c585653.ukp</text:p>
          </table:table-cell>
          <table:table-cell office:value-type="float" office:value="0.00210963" calcext:value-type="float">
            <text:p>0.00210963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50000n10000-7-s177710744c995533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7-s177710744c995533.ukp</text:p>
          </table:table-cell>
          <table:table-cell office:value-type="float" office:value="27332" calcext:value-type="float">
            <text:p>27332</text:p>
          </table:table-cell>
          <table:table-cell office:value-type="float" office:value="7112" calcext:value-type="float">
            <text:p>7112</text:p>
          </table:table-cell>
          <table:table-cell/>
          <table:table-cell office:value-type="string" calcext:value-type="string">
            <text:p>wmin10000wmax50000n10000-7-s177710744c995533.ukp</text:p>
          </table:table-cell>
          <table:table-cell table:number-columns-repeated="2" office:value-type="float" office:value="995533" calcext:value-type="float">
            <text:p>995533</text:p>
          </table:table-cell>
          <table:table-cell table:formula="of:=([.N49] = [.O4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10000-6-s227708629c960025.ukp</text:p>
          </table:table-cell>
          <table:table-cell office:value-type="float" office:value="0.00473214" calcext:value-type="float">
            <text:p>0.0047321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8-s991580855c500128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8-s991580855c500128.ukp</text:p>
          </table:table-cell>
          <table:table-cell office:value-type="float" office:value="15660" calcext:value-type="float">
            <text:p>15660</text:p>
          </table:table-cell>
          <table:table-cell office:value-type="float" office:value="7136" calcext:value-type="float">
            <text:p>7136</text:p>
          </table:table-cell>
          <table:table-cell/>
          <table:table-cell office:value-type="string" calcext:value-type="string">
            <text:p>wmin10000wmax50000n10000-8-s991580855c500128.ukp</text:p>
          </table:table-cell>
          <table:table-cell table:number-columns-repeated="2" office:value-type="float" office:value="500128" calcext:value-type="float">
            <text:p>500128</text:p>
          </table:table-cell>
          <table:table-cell table:formula="of:=([.N50] = [.O5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2000-0-s827183242c854573.ukp</text:p>
          </table:table-cell>
          <table:table-cell office:value-type="float" office:value="0.0029384" calcext:value-type="float">
            <text:p>0.002938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9-s126456688c987402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9-s126456688c987402.ukp</text:p>
          </table:table-cell>
          <table:table-cell office:value-type="float" office:value="27192" calcext:value-type="float">
            <text:p>27192</text:p>
          </table:table-cell>
          <table:table-cell office:value-type="float" office:value="7440" calcext:value-type="float">
            <text:p>7440</text:p>
          </table:table-cell>
          <table:table-cell/>
          <table:table-cell office:value-type="string" calcext:value-type="string">
            <text:p>wmin10000wmax50000n10000-9-s126456688c987402.ukp</text:p>
          </table:table-cell>
          <table:table-cell table:number-columns-repeated="2" office:value-type="float" office:value="987402" calcext:value-type="float">
            <text:p>987402</text:p>
          </table:table-cell>
          <table:table-cell table:formula="of:=([.N51] = [.O5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2000-1-s843367405c605138.ukp</text:p>
          </table:table-cell>
          <table:table-cell office:value-type="float" office:value="0.00284481" calcext:value-type="float">
            <text:p>0.0028448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0-s827183242c505635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50000n1000-0-s827183242c505635.ukp</text:p>
          </table:table-cell>
          <table:table-cell office:value-type="float" office:value="15836" calcext:value-type="float">
            <text:p>15836</text:p>
          </table:table-cell>
          <table:table-cell office:value-type="float" office:value="5148" calcext:value-type="float">
            <text:p>5148</text:p>
          </table:table-cell>
          <table:table-cell/>
          <table:table-cell office:value-type="string" calcext:value-type="string">
            <text:p>wmin10000wmax50000n1000-0-s827183242c505635.ukp</text:p>
          </table:table-cell>
          <table:table-cell table:number-columns-repeated="2" office:value-type="float" office:value="505635" calcext:value-type="float">
            <text:p>505635</text:p>
          </table:table-cell>
          <table:table-cell table:formula="of:=([.N52] = [.O5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2000-2-s528806317c982859.ukp</text:p>
          </table:table-cell>
          <table:table-cell office:value-type="float" office:value="0.0034187" calcext:value-type="float">
            <text:p>0.003418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1-s843367405c527079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50000n1000-1-s843367405c527079.ukp</text:p>
          </table:table-cell>
          <table:table-cell office:value-type="float" office:value="16236" calcext:value-type="float">
            <text:p>16236</text:p>
          </table:table-cell>
          <table:table-cell office:value-type="float" office:value="4780" calcext:value-type="float">
            <text:p>4780</text:p>
          </table:table-cell>
          <table:table-cell/>
          <table:table-cell office:value-type="string" calcext:value-type="string">
            <text:p>wmin10000wmax50000n1000-1-s843367405c527079.ukp</text:p>
          </table:table-cell>
          <table:table-cell table:number-columns-repeated="2" office:value-type="float" office:value="527079" calcext:value-type="float">
            <text:p>527079</text:p>
          </table:table-cell>
          <table:table-cell table:formula="of:=([.N53] = [.O5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2000-3-s780179313c724146.ukp</text:p>
          </table:table-cell>
          <table:table-cell office:value-type="float" office:value="0.00306206" calcext:value-type="float">
            <text:p>0.0030620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2-s528806317c93825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50000n1000-2-s528806317c938252.ukp</text:p>
          </table:table-cell>
          <table:table-cell office:value-type="float" office:value="25888" calcext:value-type="float">
            <text:p>25888</text:p>
          </table:table-cell>
          <table:table-cell office:value-type="float" office:value="4456" calcext:value-type="float">
            <text:p>4456</text:p>
          </table:table-cell>
          <table:table-cell/>
          <table:table-cell office:value-type="string" calcext:value-type="string">
            <text:p>wmin10000wmax50000n1000-2-s528806317c938252.ukp</text:p>
          </table:table-cell>
          <table:table-cell table:number-columns-repeated="2" office:value-type="float" office:value="938252" calcext:value-type="float">
            <text:p>938252</text:p>
          </table:table-cell>
          <table:table-cell table:formula="of:=([.N54] = [.O5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2000-4-s721215008c924632.ukp</text:p>
          </table:table-cell>
          <table:table-cell office:value-type="float" office:value="0.00347677" calcext:value-type="float">
            <text:p>0.0034767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3-s780179313c900235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50000n1000-3-s780179313c900235.ukp</text:p>
          </table:table-cell>
          <table:table-cell office:value-type="float" office:value="25192" calcext:value-type="float">
            <text:p>25192</text:p>
          </table:table-cell>
          <table:table-cell office:value-type="float" office:value="4980" calcext:value-type="float">
            <text:p>4980</text:p>
          </table:table-cell>
          <table:table-cell/>
          <table:table-cell office:value-type="string" calcext:value-type="string">
            <text:p>wmin10000wmax50000n1000-3-s780179313c900235.ukp</text:p>
          </table:table-cell>
          <table:table-cell table:number-columns-repeated="2" office:value-type="float" office:value="900235" calcext:value-type="float">
            <text:p>900235</text:p>
          </table:table-cell>
          <table:table-cell table:formula="of:=([.N55] = [.O5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2000-6-s227708629c580821.ukp</text:p>
          </table:table-cell>
          <table:table-cell office:value-type="float" office:value="0.0027489" calcext:value-type="float">
            <text:p>0.002748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4-s721215008c65833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50000n1000-4-s721215008c658332.ukp</text:p>
          </table:table-cell>
          <table:table-cell office:value-type="float" office:value="19392" calcext:value-type="float">
            <text:p>19392</text:p>
          </table:table-cell>
          <table:table-cell office:value-type="float" office:value="4460" calcext:value-type="float">
            <text:p>4460</text:p>
          </table:table-cell>
          <table:table-cell/>
          <table:table-cell office:value-type="string" calcext:value-type="string">
            <text:p>wmin10000wmax50000n1000-4-s721215008c658332.ukp</text:p>
          </table:table-cell>
          <table:table-cell table:number-columns-repeated="2" office:value-type="float" office:value="658332" calcext:value-type="float">
            <text:p>658332</text:p>
          </table:table-cell>
          <table:table-cell table:formula="of:=([.N56] = [.O5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2000-8-s991580855c775538.ukp</text:p>
          </table:table-cell>
          <table:table-cell office:value-type="float" office:value="0.00323883" calcext:value-type="float">
            <text:p>0.0032388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5-s110877071c769563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5-s110877071c769563.ukp</text:p>
          </table:table-cell>
          <table:table-cell office:value-type="float" office:value="21956" calcext:value-type="float">
            <text:p>21956</text:p>
          </table:table-cell>
          <table:table-cell office:value-type="float" office:value="5072" calcext:value-type="float">
            <text:p>5072</text:p>
          </table:table-cell>
          <table:table-cell/>
          <table:table-cell office:value-type="string" calcext:value-type="string">
            <text:p>wmin10000wmax50000n1000-5-s110877071c769563.ukp</text:p>
          </table:table-cell>
          <table:table-cell table:number-columns-repeated="2" office:value-type="float" office:value="769563" calcext:value-type="float">
            <text:p>769563</text:p>
          </table:table-cell>
          <table:table-cell table:formula="of:=([.N57] = [.O5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5000-0-s827183242c797054.ukp</text:p>
          </table:table-cell>
          <table:table-cell office:value-type="float" office:value="0.00360522" calcext:value-type="float">
            <text:p>0.0036052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6-s227708629c662505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6-s227708629c662505.ukp</text:p>
          </table:table-cell>
          <table:table-cell office:value-type="float" office:value="19532" calcext:value-type="float">
            <text:p>19532</text:p>
          </table:table-cell>
          <table:table-cell office:value-type="float" office:value="5272" calcext:value-type="float">
            <text:p>5272</text:p>
          </table:table-cell>
          <table:table-cell/>
          <table:table-cell office:value-type="string" calcext:value-type="string">
            <text:p>wmin10000wmax50000n1000-6-s227708629c662505.ukp</text:p>
          </table:table-cell>
          <table:table-cell table:number-columns-repeated="2" office:value-type="float" office:value="662505" calcext:value-type="float">
            <text:p>662505</text:p>
          </table:table-cell>
          <table:table-cell table:formula="of:=([.N58] = [.O5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5000-1-s843367405c616321.ukp</text:p>
          </table:table-cell>
          <table:table-cell office:value-type="float" office:value="0.00320984" calcext:value-type="float">
            <text:p>0.0032098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7-s177710744c74440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50000n1000-7-s177710744c744409.ukp</text:p>
          </table:table-cell>
          <table:table-cell office:value-type="float" office:value="21476" calcext:value-type="float">
            <text:p>21476</text:p>
          </table:table-cell>
          <table:table-cell office:value-type="float" office:value="4060" calcext:value-type="float">
            <text:p>4060</text:p>
          </table:table-cell>
          <table:table-cell/>
          <table:table-cell office:value-type="string" calcext:value-type="string">
            <text:p>wmin10000wmax50000n1000-7-s177710744c744409.ukp</text:p>
          </table:table-cell>
          <table:table-cell table:number-columns-repeated="2" office:value-type="float" office:value="744409" calcext:value-type="float">
            <text:p>744409</text:p>
          </table:table-cell>
          <table:table-cell table:formula="of:=([.N59] = [.O5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5000-2-s528806317c634422.ukp</text:p>
          </table:table-cell>
          <table:table-cell office:value-type="float" office:value="0.00300284" calcext:value-type="float">
            <text:p>0.0030028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8-s991580855c698588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8-s991580855c698588.ukp</text:p>
          </table:table-cell>
          <table:table-cell office:value-type="float" office:value="20300" calcext:value-type="float">
            <text:p>20300</text:p>
          </table:table-cell>
          <table:table-cell office:value-type="float" office:value="5168" calcext:value-type="float">
            <text:p>5168</text:p>
          </table:table-cell>
          <table:table-cell/>
          <table:table-cell office:value-type="string" calcext:value-type="string">
            <text:p>wmin10000wmax50000n1000-8-s991580855c698588.ukp</text:p>
          </table:table-cell>
          <table:table-cell table:number-columns-repeated="2" office:value-type="float" office:value="698588" calcext:value-type="float">
            <text:p>698588</text:p>
          </table:table-cell>
          <table:table-cell table:formula="of:=([.N60] = [.O6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5000-3-s780179313c964288.ukp</text:p>
          </table:table-cell>
          <table:table-cell office:value-type="float" office:value="0.00366806" calcext:value-type="float">
            <text:p>0.0036680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9-s126456688c83766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50000n1000-9-s126456688c837661.ukp</text:p>
          </table:table-cell>
          <table:table-cell office:value-type="float" office:value="23580" calcext:value-type="float">
            <text:p>23580</text:p>
          </table:table-cell>
          <table:table-cell office:value-type="float" office:value="4848" calcext:value-type="float">
            <text:p>4848</text:p>
          </table:table-cell>
          <table:table-cell/>
          <table:table-cell office:value-type="string" calcext:value-type="string">
            <text:p>wmin10000wmax50000n1000-9-s126456688c837661.ukp</text:p>
          </table:table-cell>
          <table:table-cell table:number-columns-repeated="2" office:value-type="float" office:value="837661" calcext:value-type="float">
            <text:p>837661</text:p>
          </table:table-cell>
          <table:table-cell table:formula="of:=([.N61] = [.O6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5000-4-s721215008c534924.ukp</text:p>
          </table:table-cell>
          <table:table-cell office:value-type="float" office:value="0.00315742" calcext:value-type="float">
            <text:p>0.0031574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0-s827183242c73511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50000n2000-0-s827183242c735111.ukp</text:p>
          </table:table-cell>
          <table:table-cell office:value-type="float" office:value="21104" calcext:value-type="float">
            <text:p>21104</text:p>
          </table:table-cell>
          <table:table-cell office:value-type="float" office:value="4100" calcext:value-type="float">
            <text:p>4100</text:p>
          </table:table-cell>
          <table:table-cell/>
          <table:table-cell office:value-type="string" calcext:value-type="string">
            <text:p>wmin10000wmax50000n2000-0-s827183242c735111.ukp</text:p>
          </table:table-cell>
          <table:table-cell table:number-columns-repeated="2" office:value-type="float" office:value="735111" calcext:value-type="float">
            <text:p>735111</text:p>
          </table:table-cell>
          <table:table-cell table:formula="of:=([.N62] = [.O6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5000-5-s110877071c665496.ukp</text:p>
          </table:table-cell>
          <table:table-cell office:value-type="float" office:value="0.00311179" calcext:value-type="float">
            <text:p>0.0031117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1-s843367405c71737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50000n2000-1-s843367405c717370.ukp</text:p>
          </table:table-cell>
          <table:table-cell office:value-type="float" office:value="20748" calcext:value-type="float">
            <text:p>20748</text:p>
          </table:table-cell>
          <table:table-cell office:value-type="float" office:value="4152" calcext:value-type="float">
            <text:p>4152</text:p>
          </table:table-cell>
          <table:table-cell/>
          <table:table-cell office:value-type="string" calcext:value-type="string">
            <text:p>wmin10000wmax50000n2000-1-s843367405c717370.ukp</text:p>
          </table:table-cell>
          <table:table-cell table:number-columns-repeated="2" office:value-type="float" office:value="717370" calcext:value-type="float">
            <text:p>717370</text:p>
          </table:table-cell>
          <table:table-cell table:formula="of:=([.N63] = [.O6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5000-8-s991580855c589368.ukp</text:p>
          </table:table-cell>
          <table:table-cell office:value-type="float" office:value="0.00310902" calcext:value-type="float">
            <text:p>0.003109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2-s528806317c72663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50000n2000-2-s528806317c726630.ukp</text:p>
          </table:table-cell>
          <table:table-cell office:value-type="float" office:value="21012" calcext:value-type="float">
            <text:p>21012</text:p>
          </table:table-cell>
          <table:table-cell office:value-type="float" office:value="4472" calcext:value-type="float">
            <text:p>4472</text:p>
          </table:table-cell>
          <table:table-cell/>
          <table:table-cell office:value-type="string" calcext:value-type="string">
            <text:p>wmin10000wmax50000n2000-2-s528806317c726630.ukp</text:p>
          </table:table-cell>
          <table:table-cell table:number-columns-repeated="2" office:value-type="float" office:value="726630" calcext:value-type="float">
            <text:p>726630</text:p>
          </table:table-cell>
          <table:table-cell table:formula="of:=([.N64] = [.O6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10000-2-s528806317c650130.ukp</text:p>
          </table:table-cell>
          <table:table-cell office:value-type="float" office:value="0.00962747" calcext:value-type="float">
            <text:p>0.0096274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3-s780179313c589775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50000n2000-3-s780179313c589775.ukp</text:p>
          </table:table-cell>
          <table:table-cell office:value-type="float" office:value="17868" calcext:value-type="float">
            <text:p>17868</text:p>
          </table:table-cell>
          <table:table-cell office:value-type="float" office:value="6604" calcext:value-type="float">
            <text:p>6604</text:p>
          </table:table-cell>
          <table:table-cell/>
          <table:table-cell office:value-type="string" calcext:value-type="string">
            <text:p>wmin10000wmax50000n2000-3-s780179313c589775.ukp</text:p>
          </table:table-cell>
          <table:table-cell table:number-columns-repeated="2" office:value-type="float" office:value="589775" calcext:value-type="float">
            <text:p>589775</text:p>
          </table:table-cell>
          <table:table-cell table:formula="of:=([.N65] = [.O6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1000-5-s110877071c769563.ukp</text:p>
          </table:table-cell>
          <table:table-cell office:value-type="float" office:value="0.00282849" calcext:value-type="float">
            <text:p>0.0028284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4-s721215008c803150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4-s721215008c803150.ukp</text:p>
          </table:table-cell>
          <table:table-cell office:value-type="float" office:value="22952" calcext:value-type="float">
            <text:p>22952</text:p>
          </table:table-cell>
          <table:table-cell office:value-type="float" office:value="5272" calcext:value-type="float">
            <text:p>5272</text:p>
          </table:table-cell>
          <table:table-cell/>
          <table:table-cell office:value-type="string" calcext:value-type="string">
            <text:p>wmin10000wmax50000n2000-4-s721215008c803150.ukp</text:p>
          </table:table-cell>
          <table:table-cell table:number-columns-repeated="2" office:value-type="float" office:value="803150" calcext:value-type="float">
            <text:p>803150</text:p>
          </table:table-cell>
          <table:table-cell table:formula="of:=([.N66] = [.O6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1000-6-s227708629c662505.ukp</text:p>
          </table:table-cell>
          <table:table-cell office:value-type="float" office:value="0.00280257" calcext:value-type="float">
            <text:p>0.0028025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5-s110877071c88466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50000n2000-5-s110877071c884660.ukp</text:p>
          </table:table-cell>
          <table:table-cell office:value-type="float" office:value="24800" calcext:value-type="float">
            <text:p>24800</text:p>
          </table:table-cell>
          <table:table-cell office:value-type="float" office:value="6940" calcext:value-type="float">
            <text:p>6940</text:p>
          </table:table-cell>
          <table:table-cell/>
          <table:table-cell office:value-type="string" calcext:value-type="string">
            <text:p>wmin10000wmax50000n2000-5-s110877071c884660.ukp</text:p>
          </table:table-cell>
          <table:table-cell table:number-columns-repeated="2" office:value-type="float" office:value="884660" calcext:value-type="float">
            <text:p>884660</text:p>
          </table:table-cell>
          <table:table-cell table:formula="of:=([.N67] = [.O6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1000-8-s991580855c698588.ukp</text:p>
          </table:table-cell>
          <table:table-cell office:value-type="float" office:value="0.00287687" calcext:value-type="float">
            <text:p>0.0028768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6-s227708629c72088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50000n2000-6-s227708629c720884.ukp</text:p>
          </table:table-cell>
          <table:table-cell office:value-type="float" office:value="20788" calcext:value-type="float">
            <text:p>20788</text:p>
          </table:table-cell>
          <table:table-cell office:value-type="float" office:value="4720" calcext:value-type="float">
            <text:p>4720</text:p>
          </table:table-cell>
          <table:table-cell/>
          <table:table-cell office:value-type="string" calcext:value-type="string">
            <text:p>wmin10000wmax50000n2000-6-s227708629c720884.ukp</text:p>
          </table:table-cell>
          <table:table-cell table:number-columns-repeated="2" office:value-type="float" office:value="720884" calcext:value-type="float">
            <text:p>720884</text:p>
          </table:table-cell>
          <table:table-cell table:formula="of:=([.N68] = [.O6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2000-4-s721215008c803150.ukp</text:p>
          </table:table-cell>
          <table:table-cell office:value-type="float" office:value="0.00314667" calcext:value-type="float">
            <text:p>0.0031466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7-s177710744c553979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7-s177710744c553979.ukp</text:p>
          </table:table-cell>
          <table:table-cell office:value-type="float" office:value="17028" calcext:value-type="float">
            <text:p>17028</text:p>
          </table:table-cell>
          <table:table-cell office:value-type="float" office:value="5280" calcext:value-type="float">
            <text:p>5280</text:p>
          </table:table-cell>
          <table:table-cell/>
          <table:table-cell office:value-type="string" calcext:value-type="string">
            <text:p>wmin10000wmax50000n2000-7-s177710744c553979.ukp</text:p>
          </table:table-cell>
          <table:table-cell table:number-columns-repeated="2" office:value-type="float" office:value="553979" calcext:value-type="float">
            <text:p>553979</text:p>
          </table:table-cell>
          <table:table-cell table:formula="of:=([.N69] = [.O6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2000-7-s177710744c553979.ukp</text:p>
          </table:table-cell>
          <table:table-cell office:value-type="float" office:value="0.0026924" calcext:value-type="float">
            <text:p>0.002692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8-s991580855c603735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8-s991580855c603735.ukp</text:p>
          </table:table-cell>
          <table:table-cell office:value-type="float" office:value="18112" calcext:value-type="float">
            <text:p>18112</text:p>
          </table:table-cell>
          <table:table-cell office:value-type="float" office:value="5344" calcext:value-type="float">
            <text:p>5344</text:p>
          </table:table-cell>
          <table:table-cell/>
          <table:table-cell office:value-type="string" calcext:value-type="string">
            <text:p>wmin10000wmax50000n2000-8-s991580855c603735.ukp</text:p>
          </table:table-cell>
          <table:table-cell table:number-columns-repeated="2" office:value-type="float" office:value="603735" calcext:value-type="float">
            <text:p>603735</text:p>
          </table:table-cell>
          <table:table-cell table:formula="of:=([.N70] = [.O7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2000-8-s991580855c603735.ukp</text:p>
          </table:table-cell>
          <table:table-cell office:value-type="float" office:value="0.00263514" calcext:value-type="float">
            <text:p>0.0026351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9-s126456688c849580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9-s126456688c849580.ukp</text:p>
          </table:table-cell>
          <table:table-cell office:value-type="float" office:value="23976" calcext:value-type="float">
            <text:p>23976</text:p>
          </table:table-cell>
          <table:table-cell office:value-type="float" office:value="5332" calcext:value-type="float">
            <text:p>5332</text:p>
          </table:table-cell>
          <table:table-cell/>
          <table:table-cell office:value-type="string" calcext:value-type="string">
            <text:p>wmin10000wmax50000n2000-9-s126456688c849580.ukp</text:p>
          </table:table-cell>
          <table:table-cell table:number-columns-repeated="2" office:value-type="float" office:value="849580" calcext:value-type="float">
            <text:p>849580</text:p>
          </table:table-cell>
          <table:table-cell table:formula="of:=([.N71] = [.O7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2000-9-s126456688c849580.ukp</text:p>
          </table:table-cell>
          <table:table-cell office:value-type="float" office:value="0.00299087" calcext:value-type="float">
            <text:p>0.0029908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0-s827183242c748716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0-s827183242c748716.ukp</text:p>
          </table:table-cell>
          <table:table-cell office:value-type="float" office:value="21688" calcext:value-type="float">
            <text:p>21688</text:p>
          </table:table-cell>
          <table:table-cell office:value-type="float" office:value="5716" calcext:value-type="float">
            <text:p>5716</text:p>
          </table:table-cell>
          <table:table-cell/>
          <table:table-cell office:value-type="string" calcext:value-type="string">
            <text:p>wmin10000wmax50000n5000-0-s827183242c748716.ukp</text:p>
          </table:table-cell>
          <table:table-cell table:number-columns-repeated="2" office:value-type="float" office:value="748716" calcext:value-type="float">
            <text:p>748716</text:p>
          </table:table-cell>
          <table:table-cell table:formula="of:=([.N72] = [.O7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5000-0-s827183242c748716.ukp</text:p>
          </table:table-cell>
          <table:table-cell office:value-type="float" office:value="0.00419343" calcext:value-type="float">
            <text:p>0.0041934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1-s843367405c820728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1-s843367405c820728.ukp</text:p>
          </table:table-cell>
          <table:table-cell office:value-type="float" office:value="23164" calcext:value-type="float">
            <text:p>23164</text:p>
          </table:table-cell>
          <table:table-cell office:value-type="float" office:value="5800" calcext:value-type="float">
            <text:p>5800</text:p>
          </table:table-cell>
          <table:table-cell/>
          <table:table-cell office:value-type="string" calcext:value-type="string">
            <text:p>wmin10000wmax50000n5000-1-s843367405c820728.ukp</text:p>
          </table:table-cell>
          <table:table-cell table:number-columns-repeated="2" office:value-type="float" office:value="820728" calcext:value-type="float">
            <text:p>820728</text:p>
          </table:table-cell>
          <table:table-cell table:formula="of:=([.N73] = [.O7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5000-2-s528806317c558365.ukp</text:p>
          </table:table-cell>
          <table:table-cell office:value-type="float" office:value="0.00390407" calcext:value-type="float">
            <text:p>0.0039040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2-s528806317c558365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2-s528806317c558365.ukp</text:p>
          </table:table-cell>
          <table:table-cell office:value-type="float" office:value="17200" calcext:value-type="float">
            <text:p>17200</text:p>
          </table:table-cell>
          <table:table-cell office:value-type="float" office:value="5740" calcext:value-type="float">
            <text:p>5740</text:p>
          </table:table-cell>
          <table:table-cell/>
          <table:table-cell office:value-type="string" calcext:value-type="string">
            <text:p>wmin10000wmax50000n5000-2-s528806317c558365.ukp</text:p>
          </table:table-cell>
          <table:table-cell table:number-columns-repeated="2" office:value-type="float" office:value="558365" calcext:value-type="float">
            <text:p>558365</text:p>
          </table:table-cell>
          <table:table-cell table:formula="of:=([.N74] = [.O7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5000-3-s780179313c826338.ukp</text:p>
          </table:table-cell>
          <table:table-cell office:value-type="float" office:value="0.00454878" calcext:value-type="float">
            <text:p>0.0045487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3-s780179313c826338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3-s780179313c826338.ukp</text:p>
          </table:table-cell>
          <table:table-cell office:value-type="float" office:value="23284" calcext:value-type="float">
            <text:p>23284</text:p>
          </table:table-cell>
          <table:table-cell office:value-type="float" office:value="5716" calcext:value-type="float">
            <text:p>5716</text:p>
          </table:table-cell>
          <table:table-cell/>
          <table:table-cell office:value-type="string" calcext:value-type="string">
            <text:p>wmin10000wmax50000n5000-3-s780179313c826338.ukp</text:p>
          </table:table-cell>
          <table:table-cell table:number-columns-repeated="2" office:value-type="float" office:value="826338" calcext:value-type="float">
            <text:p>826338</text:p>
          </table:table-cell>
          <table:table-cell table:formula="of:=([.N75] = [.O7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5000-5-s110877071c908979.ukp</text:p>
          </table:table-cell>
          <table:table-cell office:value-type="float" office:value="0.00450698" calcext:value-type="float">
            <text:p>0.0045069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4-s721215008c527444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4-s721215008c527444.ukp</text:p>
          </table:table-cell>
          <table:table-cell office:value-type="float" office:value="16396" calcext:value-type="float">
            <text:p>16396</text:p>
          </table:table-cell>
          <table:table-cell office:value-type="float" office:value="7244" calcext:value-type="float">
            <text:p>7244</text:p>
          </table:table-cell>
          <table:table-cell/>
          <table:table-cell office:value-type="string" calcext:value-type="string">
            <text:p>wmin10000wmax50000n5000-4-s721215008c527444.ukp</text:p>
          </table:table-cell>
          <table:table-cell table:number-columns-repeated="2" office:value-type="float" office:value="527444" calcext:value-type="float">
            <text:p>527444</text:p>
          </table:table-cell>
          <table:table-cell table:formula="of:=([.N76] = [.O7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5000-6-s227708629c745443.ukp</text:p>
          </table:table-cell>
          <table:table-cell office:value-type="float" office:value="0.00429943" calcext:value-type="float">
            <text:p>0.0042994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5-s110877071c908979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5-s110877071c908979.ukp</text:p>
          </table:table-cell>
          <table:table-cell office:value-type="float" office:value="25420" calcext:value-type="float">
            <text:p>25420</text:p>
          </table:table-cell>
          <table:table-cell office:value-type="float" office:value="7660" calcext:value-type="float">
            <text:p>7660</text:p>
          </table:table-cell>
          <table:table-cell/>
          <table:table-cell office:value-type="string" calcext:value-type="string">
            <text:p>wmin10000wmax50000n5000-5-s110877071c908979.ukp</text:p>
          </table:table-cell>
          <table:table-cell table:number-columns-repeated="2" office:value-type="float" office:value="908979" calcext:value-type="float">
            <text:p>908979</text:p>
          </table:table-cell>
          <table:table-cell table:formula="of:=([.N77] = [.O7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5000-7-s177710744c896171.ukp</text:p>
          </table:table-cell>
          <table:table-cell office:value-type="float" office:value="0.00466441" calcext:value-type="float">
            <text:p>0.0046644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6-s227708629c745443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6-s227708629c745443.ukp</text:p>
          </table:table-cell>
          <table:table-cell office:value-type="float" office:value="21632" calcext:value-type="float">
            <text:p>21632</text:p>
          </table:table-cell>
          <table:table-cell office:value-type="float" office:value="5688" calcext:value-type="float">
            <text:p>5688</text:p>
          </table:table-cell>
          <table:table-cell/>
          <table:table-cell office:value-type="string" calcext:value-type="string">
            <text:p>wmin10000wmax50000n5000-6-s227708629c745443.ukp</text:p>
          </table:table-cell>
          <table:table-cell table:number-columns-repeated="2" office:value-type="float" office:value="745443" calcext:value-type="float">
            <text:p>745443</text:p>
          </table:table-cell>
          <table:table-cell table:formula="of:=([.N78] = [.O7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5000-9-s126456688c546777.ukp</text:p>
          </table:table-cell>
          <table:table-cell office:value-type="float" office:value="0.00379609" calcext:value-type="float">
            <text:p>0.0037960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7-s177710744c896171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7-s177710744c896171.ukp</text:p>
          </table:table-cell>
          <table:table-cell office:value-type="float" office:value="24932" calcext:value-type="float">
            <text:p>24932</text:p>
          </table:table-cell>
          <table:table-cell office:value-type="float" office:value="5640" calcext:value-type="float">
            <text:p>5640</text:p>
          </table:table-cell>
          <table:table-cell/>
          <table:table-cell office:value-type="string" calcext:value-type="string">
            <text:p>wmin10000wmax50000n5000-7-s177710744c896171.ukp</text:p>
          </table:table-cell>
          <table:table-cell table:number-columns-repeated="2" office:value-type="float" office:value="896171" calcext:value-type="float">
            <text:p>896171</text:p>
          </table:table-cell>
          <table:table-cell table:formula="of:=([.N79] = [.O7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10000-0-s827183242c508284.ukp</text:p>
          </table:table-cell>
          <table:table-cell office:value-type="float" office:value="0.00222003" calcext:value-type="float">
            <text:p>0.002220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8-s991580855c669670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8-s991580855c669670.ukp</text:p>
          </table:table-cell>
          <table:table-cell office:value-type="float" office:value="19760" calcext:value-type="float">
            <text:p>19760</text:p>
          </table:table-cell>
          <table:table-cell office:value-type="float" office:value="5796" calcext:value-type="float">
            <text:p>5796</text:p>
          </table:table-cell>
          <table:table-cell/>
          <table:table-cell office:value-type="string" calcext:value-type="string">
            <text:p>wmin10000wmax50000n5000-8-s991580855c669670.ukp</text:p>
          </table:table-cell>
          <table:table-cell table:number-columns-repeated="2" office:value-type="float" office:value="669670" calcext:value-type="float">
            <text:p>669670</text:p>
          </table:table-cell>
          <table:table-cell table:formula="of:=([.N80] = [.O8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10000-1-s843367405c687899.ukp</text:p>
          </table:table-cell>
          <table:table-cell office:value-type="float" office:value="0.00265281" calcext:value-type="float">
            <text:p>0.0026528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9-s126456688c546777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9-s126456688c546777.ukp</text:p>
          </table:table-cell>
          <table:table-cell office:value-type="float" office:value="16896" calcext:value-type="float">
            <text:p>16896</text:p>
          </table:table-cell>
          <table:table-cell office:value-type="float" office:value="5652" calcext:value-type="float">
            <text:p>5652</text:p>
          </table:table-cell>
          <table:table-cell/>
          <table:table-cell office:value-type="string" calcext:value-type="string">
            <text:p>wmin10000wmax50000n5000-9-s126456688c546777.ukp</text:p>
          </table:table-cell>
          <table:table-cell table:number-columns-repeated="2" office:value-type="float" office:value="546777" calcext:value-type="float">
            <text:p>546777</text:p>
          </table:table-cell>
          <table:table-cell table:formula="of:=([.N81] = [.O8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10000-2-s528806317c540323.ukp</text:p>
          </table:table-cell>
          <table:table-cell office:value-type="float" office:value="0.00259751" calcext:value-type="float">
            <text:p>0.0025975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0-s827183242c508284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0-s827183242c508284.ukp</text:p>
          </table:table-cell>
          <table:table-cell office:value-type="float" office:value="17004" calcext:value-type="float">
            <text:p>17004</text:p>
          </table:table-cell>
          <table:table-cell office:value-type="float" office:value="6160" calcext:value-type="float">
            <text:p>6160</text:p>
          </table:table-cell>
          <table:table-cell/>
          <table:table-cell office:value-type="string" calcext:value-type="string">
            <text:p>wmin1000wmax100000n10000-0-s827183242c508284.ukp</text:p>
          </table:table-cell>
          <table:table-cell table:number-columns-repeated="2" office:value-type="float" office:value="508284" calcext:value-type="float">
            <text:p>508284</text:p>
          </table:table-cell>
          <table:table-cell table:formula="of:=([.N82] = [.O8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10000-4-s721215008c598073.ukp</text:p>
          </table:table-cell>
          <table:table-cell office:value-type="float" office:value="0.00256743" calcext:value-type="float">
            <text:p>0.0025674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1-s843367405c687899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1-s843367405c687899.ukp</text:p>
          </table:table-cell>
          <table:table-cell office:value-type="float" office:value="20976" calcext:value-type="float">
            <text:p>20976</text:p>
          </table:table-cell>
          <table:table-cell office:value-type="float" office:value="6256" calcext:value-type="float">
            <text:p>6256</text:p>
          </table:table-cell>
          <table:table-cell/>
          <table:table-cell office:value-type="string" calcext:value-type="string">
            <text:p>wmin1000wmax100000n10000-1-s843367405c687899.ukp</text:p>
          </table:table-cell>
          <table:table-cell table:number-columns-repeated="2" office:value-type="float" office:value="687899" calcext:value-type="float">
            <text:p>687899</text:p>
          </table:table-cell>
          <table:table-cell table:formula="of:=([.N83] = [.O8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10000-7-s177710744c553982.ukp</text:p>
          </table:table-cell>
          <table:table-cell office:value-type="float" office:value="0.0023736" calcext:value-type="float">
            <text:p>0.002373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2-s528806317c540323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2-s528806317c540323.ukp</text:p>
          </table:table-cell>
          <table:table-cell office:value-type="float" office:value="17640" calcext:value-type="float">
            <text:p>17640</text:p>
          </table:table-cell>
          <table:table-cell office:value-type="float" office:value="7368" calcext:value-type="float">
            <text:p>7368</text:p>
          </table:table-cell>
          <table:table-cell/>
          <table:table-cell office:value-type="string" calcext:value-type="string">
            <text:p>wmin1000wmax100000n10000-2-s528806317c540323.ukp</text:p>
          </table:table-cell>
          <table:table-cell table:number-columns-repeated="2" office:value-type="float" office:value="540323" calcext:value-type="float">
            <text:p>540323</text:p>
          </table:table-cell>
          <table:table-cell table:formula="of:=([.N84] = [.O8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10000-9-s126456688c892278.ukp</text:p>
          </table:table-cell>
          <table:table-cell office:value-type="float" office:value="0.00287971" calcext:value-type="float">
            <text:p>0.0028797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3-s780179313c775969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3-s780179313c775969.ukp</text:p>
          </table:table-cell>
          <table:table-cell office:value-type="float" office:value="23228" calcext:value-type="float">
            <text:p>23228</text:p>
          </table:table-cell>
          <table:table-cell office:value-type="float" office:value="6140" calcext:value-type="float">
            <text:p>6140</text:p>
          </table:table-cell>
          <table:table-cell/>
          <table:table-cell office:value-type="string" calcext:value-type="string">
            <text:p>wmin1000wmax100000n10000-3-s780179313c775969.ukp</text:p>
          </table:table-cell>
          <table:table-cell table:number-columns-repeated="2" office:value-type="float" office:value="775969" calcext:value-type="float">
            <text:p>775969</text:p>
          </table:table-cell>
          <table:table-cell table:formula="of:=([.N85] = [.O8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5000-2-s528806317c962340.ukp</text:p>
          </table:table-cell>
          <table:table-cell office:value-type="float" office:value="0.00295333" calcext:value-type="float">
            <text:p>0.0029533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4-s721215008c598073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4-s721215008c598073.ukp</text:p>
          </table:table-cell>
          <table:table-cell office:value-type="float" office:value="18896" calcext:value-type="float">
            <text:p>18896</text:p>
          </table:table-cell>
          <table:table-cell office:value-type="float" office:value="6116" calcext:value-type="float">
            <text:p>6116</text:p>
          </table:table-cell>
          <table:table-cell/>
          <table:table-cell office:value-type="string" calcext:value-type="string">
            <text:p>wmin1000wmax100000n10000-4-s721215008c598073.ukp</text:p>
          </table:table-cell>
          <table:table-cell table:number-columns-repeated="2" office:value-type="float" office:value="598073" calcext:value-type="float">
            <text:p>598073</text:p>
          </table:table-cell>
          <table:table-cell table:formula="of:=([.N86] = [.O8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5000-3-s780179313c615523.ukp</text:p>
          </table:table-cell>
          <table:table-cell office:value-type="float" office:value="0.00220964" calcext:value-type="float">
            <text:p>0.0022096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5-s110877071c609067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5-s110877071c609067.ukp</text:p>
          </table:table-cell>
          <table:table-cell office:value-type="float" office:value="19348" calcext:value-type="float">
            <text:p>19348</text:p>
          </table:table-cell>
          <table:table-cell office:value-type="float" office:value="7836" calcext:value-type="float">
            <text:p>7836</text:p>
          </table:table-cell>
          <table:table-cell/>
          <table:table-cell office:value-type="string" calcext:value-type="string">
            <text:p>wmin1000wmax100000n10000-5-s110877071c609067.ukp</text:p>
          </table:table-cell>
          <table:table-cell table:number-columns-repeated="2" office:value-type="float" office:value="609067" calcext:value-type="float">
            <text:p>609067</text:p>
          </table:table-cell>
          <table:table-cell table:formula="of:=([.N87] = [.O8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5000-5-s110877071c763250.ukp</text:p>
          </table:table-cell>
          <table:table-cell office:value-type="float" office:value="0.00275315" calcext:value-type="float">
            <text:p>0.0027531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6-s227708629c900489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6-s227708629c900489.ukp</text:p>
          </table:table-cell>
          <table:table-cell office:value-type="float" office:value="26180" calcext:value-type="float">
            <text:p>26180</text:p>
          </table:table-cell>
          <table:table-cell office:value-type="float" office:value="7344" calcext:value-type="float">
            <text:p>7344</text:p>
          </table:table-cell>
          <table:table-cell/>
          <table:table-cell office:value-type="string" calcext:value-type="string">
            <text:p>wmin1000wmax100000n10000-6-s227708629c900489.ukp</text:p>
          </table:table-cell>
          <table:table-cell table:number-columns-repeated="2" office:value-type="float" office:value="900489" calcext:value-type="float">
            <text:p>900489</text:p>
          </table:table-cell>
          <table:table-cell table:formula="of:=([.N88] = [.O8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5000-7-s177710744c889537.ukp</text:p>
          </table:table-cell>
          <table:table-cell office:value-type="float" office:value="0.00268784" calcext:value-type="float">
            <text:p>0.0026878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7-s177710744c553982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7-s177710744c553982.ukp</text:p>
          </table:table-cell>
          <table:table-cell office:value-type="float" office:value="17804" calcext:value-type="float">
            <text:p>17804</text:p>
          </table:table-cell>
          <table:table-cell office:value-type="float" office:value="6140" calcext:value-type="float">
            <text:p>6140</text:p>
          </table:table-cell>
          <table:table-cell/>
          <table:table-cell office:value-type="string" calcext:value-type="string">
            <text:p>wmin1000wmax100000n10000-7-s177710744c553982.ukp</text:p>
          </table:table-cell>
          <table:table-cell table:number-columns-repeated="2" office:value-type="float" office:value="553982" calcext:value-type="float">
            <text:p>553982</text:p>
          </table:table-cell>
          <table:table-cell table:formula="of:=([.N89] = [.O8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5000-8-s991580855c800253.ukp</text:p>
          </table:table-cell>
          <table:table-cell office:value-type="float" office:value="0.00263147" calcext:value-type="float">
            <text:p>0.0026314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8-s991580855c905905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8-s991580855c905905.ukp</text:p>
          </table:table-cell>
          <table:table-cell office:value-type="float" office:value="26232" calcext:value-type="float">
            <text:p>26232</text:p>
          </table:table-cell>
          <table:table-cell office:value-type="float" office:value="6160" calcext:value-type="float">
            <text:p>6160</text:p>
          </table:table-cell>
          <table:table-cell/>
          <table:table-cell office:value-type="string" calcext:value-type="string">
            <text:p>wmin1000wmax100000n10000-8-s991580855c905905.ukp</text:p>
          </table:table-cell>
          <table:table-cell table:number-columns-repeated="2" office:value-type="float" office:value="905905" calcext:value-type="float">
            <text:p>905905</text:p>
          </table:table-cell>
          <table:table-cell table:formula="of:=([.N90] = [.O9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5000-9-s126456688c933306.ukp</text:p>
          </table:table-cell>
          <table:table-cell office:value-type="float" office:value="0.00286169" calcext:value-type="float">
            <text:p>0.0028616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9-s126456688c892278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9-s126456688c892278.ukp</text:p>
          </table:table-cell>
          <table:table-cell office:value-type="float" office:value="25872" calcext:value-type="float">
            <text:p>25872</text:p>
          </table:table-cell>
          <table:table-cell office:value-type="float" office:value="6136" calcext:value-type="float">
            <text:p>6136</text:p>
          </table:table-cell>
          <table:table-cell/>
          <table:table-cell office:value-type="string" calcext:value-type="string">
            <text:p>wmin1000wmax100000n10000-9-s126456688c892278.ukp</text:p>
          </table:table-cell>
          <table:table-cell table:number-columns-repeated="2" office:value-type="float" office:value="892278" calcext:value-type="float">
            <text:p>892278</text:p>
          </table:table-cell>
          <table:table-cell table:formula="of:=([.N91] = [.O9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10000-0-s827183242c835092.ukp</text:p>
          </table:table-cell>
          <table:table-cell office:value-type="float" office:value="0.00277308" calcext:value-type="float">
            <text:p>0.0027730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-0-s827183242c702436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1000-0-s827183242c702436.ukp</text:p>
          </table:table-cell>
          <table:table-cell office:value-type="float" office:value="21332" calcext:value-type="float">
            <text:p>21332</text:p>
          </table:table-cell>
          <table:table-cell office:value-type="float" office:value="4240" calcext:value-type="float">
            <text:p>4240</text:p>
          </table:table-cell>
          <table:table-cell/>
          <table:table-cell office:value-type="string" calcext:value-type="string">
            <text:p>wmin1000wmax100000n1000-0-s827183242c702436.ukp</text:p>
          </table:table-cell>
          <table:table-cell table:number-columns-repeated="2" office:value-type="float" office:value="702436" calcext:value-type="float">
            <text:p>702436</text:p>
          </table:table-cell>
          <table:table-cell table:formula="of:=([.N92] = [.O9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10000-2-s528806317c717163.ukp</text:p>
          </table:table-cell>
          <table:table-cell office:value-type="float" office:value="0.00234456" calcext:value-type="float">
            <text:p>0.0023445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-1-s843367405c679686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1000-1-s843367405c679686.ukp</text:p>
          </table:table-cell>
          <table:table-cell office:value-type="float" office:value="20812" calcext:value-type="float">
            <text:p>20812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string" calcext:value-type="string">
            <text:p>wmin1000wmax100000n1000-1-s843367405c679686.ukp</text:p>
          </table:table-cell>
          <table:table-cell table:number-columns-repeated="2" office:value-type="float" office:value="679686" calcext:value-type="float">
            <text:p>679686</text:p>
          </table:table-cell>
          <table:table-cell table:formula="of:=([.N93] = [.O9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10000-3-s780179313c680171.ukp</text:p>
          </table:table-cell>
          <table:table-cell office:value-type="float" office:value="0.00220649" calcext:value-type="float">
            <text:p>0.0022064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-2-s528806317c71706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1000-2-s528806317c717062.ukp</text:p>
          </table:table-cell>
          <table:table-cell office:value-type="float" office:value="21812" calcext:value-type="float">
            <text:p>21812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string" calcext:value-type="string">
            <text:p>wmin1000wmax100000n1000-2-s528806317c717062.ukp</text:p>
          </table:table-cell>
          <table:table-cell table:number-columns-repeated="2" office:value-type="float" office:value="717062" calcext:value-type="float">
            <text:p>717062</text:p>
          </table:table-cell>
          <table:table-cell table:formula="of:=([.N94] = [.O9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10000-4-s721215008c811628.ukp</text:p>
          </table:table-cell>
          <table:table-cell office:value-type="float" office:value="0.00244174" calcext:value-type="float">
            <text:p>0.0024417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-3-s780179313c947405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1000-3-s780179313c947405.ukp</text:p>
          </table:table-cell>
          <table:table-cell office:value-type="float" office:value="27236" calcext:value-type="float">
            <text:p>27236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string" calcext:value-type="string">
            <text:p>wmin1000wmax100000n1000-3-s780179313c947405.ukp</text:p>
          </table:table-cell>
          <table:table-cell table:number-columns-repeated="2" office:value-type="float" office:value="947405" calcext:value-type="float">
            <text:p>947405</text:p>
          </table:table-cell>
          <table:table-cell table:formula="of:=([.N95] = [.O9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10000-5-s110877071c794434.ukp</text:p>
          </table:table-cell>
          <table:table-cell office:value-type="float" office:value="0.00263047" calcext:value-type="float">
            <text:p>0.0026304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-4-s721215008c90421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1000-4-s721215008c904217.ukp</text:p>
          </table:table-cell>
          <table:table-cell office:value-type="float" office:value="26196" calcext:value-type="float">
            <text:p>26196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string" calcext:value-type="string">
            <text:p>wmin1000wmax100000n1000-4-s721215008c904217.ukp</text:p>
          </table:table-cell>
          <table:table-cell table:number-columns-repeated="2" office:value-type="float" office:value="904217" calcext:value-type="float">
            <text:p>904217</text:p>
          </table:table-cell>
          <table:table-cell table:formula="of:=([.N96] = [.O9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10000-8-s991580855c640540.ukp</text:p>
          </table:table-cell>
          <table:table-cell office:value-type="float" office:value="0.00231671" calcext:value-type="float">
            <text:p>0.0023167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-5-s110877071c75827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1000-5-s110877071c758279.ukp</text:p>
          </table:table-cell>
          <table:table-cell office:value-type="float" office:value="22644" calcext:value-type="float">
            <text:p>22644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string" calcext:value-type="string">
            <text:p>wmin1000wmax100000n1000-5-s110877071c758279.ukp</text:p>
          </table:table-cell>
          <table:table-cell table:number-columns-repeated="2" office:value-type="float" office:value="758279" calcext:value-type="float">
            <text:p>758279</text:p>
          </table:table-cell>
          <table:table-cell table:formula="of:=([.N97] = [.O9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5000-1-s843367405c563850.ukp</text:p>
          </table:table-cell>
          <table:table-cell office:value-type="float" office:value="0.0019219" calcext:value-type="float">
            <text:p>0.001921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-6-s227708629c582806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1000-6-s227708629c582806.ukp</text:p>
          </table:table-cell>
          <table:table-cell office:value-type="float" office:value="18592" calcext:value-type="float">
            <text:p>18592</text:p>
          </table:table-cell>
          <table:table-cell office:value-type="float" office:value="5512" calcext:value-type="float">
            <text:p>5512</text:p>
          </table:table-cell>
          <table:table-cell/>
          <table:table-cell office:value-type="string" calcext:value-type="string">
            <text:p>wmin1000wmax100000n1000-6-s227708629c582806.ukp</text:p>
          </table:table-cell>
          <table:table-cell table:number-columns-repeated="2" office:value-type="float" office:value="582806" calcext:value-type="float">
            <text:p>582806</text:p>
          </table:table-cell>
          <table:table-cell table:formula="of:=([.N98] = [.O9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5000-8-s991580855c627425.ukp</text:p>
          </table:table-cell>
          <table:table-cell office:value-type="float" office:value="0.00215542" calcext:value-type="float">
            <text:p>0.0021554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-7-s177710744c78563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1000-7-s177710744c785630.ukp</text:p>
          </table:table-cell>
          <table:table-cell office:value-type="float" office:value="23428" calcext:value-type="float">
            <text:p>23428</text:p>
          </table:table-cell>
          <table:table-cell office:value-type="float" office:value="3932" calcext:value-type="float">
            <text:p>3932</text:p>
          </table:table-cell>
          <table:table-cell/>
          <table:table-cell office:value-type="string" calcext:value-type="string">
            <text:p>wmin1000wmax100000n1000-7-s177710744c785630.ukp</text:p>
          </table:table-cell>
          <table:table-cell table:number-columns-repeated="2" office:value-type="float" office:value="785630" calcext:value-type="float">
            <text:p>785630</text:p>
          </table:table-cell>
          <table:table-cell table:formula="of:=([.N99] = [.O9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10000-1-s843367405c758616.ukp</text:p>
          </table:table-cell>
          <table:table-cell office:value-type="float" office:value="0.00261095" calcext:value-type="float">
            <text:p>0.0026109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-8-s991580855c556144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1000-8-s991580855c556144.ukp</text:p>
          </table:table-cell>
          <table:table-cell office:value-type="float" office:value="18032" calcext:value-type="float">
            <text:p>18032</text:p>
          </table:table-cell>
          <table:table-cell office:value-type="float" office:value="3512" calcext:value-type="float">
            <text:p>3512</text:p>
          </table:table-cell>
          <table:table-cell/>
          <table:table-cell office:value-type="string" calcext:value-type="string">
            <text:p>wmin1000wmax100000n1000-8-s991580855c556144.ukp</text:p>
          </table:table-cell>
          <table:table-cell table:number-columns-repeated="2" office:value-type="float" office:value="556144" calcext:value-type="float">
            <text:p>556144</text:p>
          </table:table-cell>
          <table:table-cell table:formula="of:=([.N100] = [.O10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10000-3-s780179313c856339.ukp</text:p>
          </table:table-cell>
          <table:table-cell office:value-type="float" office:value="0.00295412" calcext:value-type="float">
            <text:p>0.0029541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-9-s126456688c86940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1000-9-s126456688c869402.ukp</text:p>
          </table:table-cell>
          <table:table-cell office:value-type="float" office:value="25364" calcext:value-type="float">
            <text:p>25364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string" calcext:value-type="string">
            <text:p>wmin1000wmax100000n1000-9-s126456688c869402.ukp</text:p>
          </table:table-cell>
          <table:table-cell table:number-columns-repeated="2" office:value-type="float" office:value="869402" calcext:value-type="float">
            <text:p>869402</text:p>
          </table:table-cell>
          <table:table-cell table:formula="of:=([.N101] = [.O10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10000-4-s721215008c714434.ukp</text:p>
          </table:table-cell>
          <table:table-cell office:value-type="float" office:value="0.00269246" calcext:value-type="float">
            <text:p>0.0026924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2000-0-s827183242c801096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2000-0-s827183242c801096.ukp</text:p>
          </table:table-cell>
          <table:table-cell office:value-type="float" office:value="23736" calcext:value-type="float">
            <text:p>23736</text:p>
          </table:table-cell>
          <table:table-cell office:value-type="float" office:value="4184" calcext:value-type="float">
            <text:p>4184</text:p>
          </table:table-cell>
          <table:table-cell/>
          <table:table-cell office:value-type="string" calcext:value-type="string">
            <text:p>wmin1000wmax100000n2000-0-s827183242c801096.ukp</text:p>
          </table:table-cell>
          <table:table-cell table:number-columns-repeated="2" office:value-type="float" office:value="801096" calcext:value-type="float">
            <text:p>801096</text:p>
          </table:table-cell>
          <table:table-cell table:formula="of:=([.N102] = [.O10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10000-5-s110877071c927298.ukp</text:p>
          </table:table-cell>
          <table:table-cell office:value-type="float" office:value="0.0029786" calcext:value-type="float">
            <text:p>0.002978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2000-1-s843367405c67474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2000-1-s843367405c674749.ukp</text:p>
          </table:table-cell>
          <table:table-cell office:value-type="float" office:value="20868" calcext:value-type="float">
            <text:p>20868</text:p>
          </table:table-cell>
          <table:table-cell office:value-type="float" office:value="4092" calcext:value-type="float">
            <text:p>4092</text:p>
          </table:table-cell>
          <table:table-cell/>
          <table:table-cell office:value-type="string" calcext:value-type="string">
            <text:p>wmin1000wmax100000n2000-1-s843367405c674749.ukp</text:p>
          </table:table-cell>
          <table:table-cell table:number-columns-repeated="2" office:value-type="float" office:value="674749" calcext:value-type="float">
            <text:p>674749</text:p>
          </table:table-cell>
          <table:table-cell table:formula="of:=([.N103] = [.O10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10000-7-s177710744c926728.ukp</text:p>
          </table:table-cell>
          <table:table-cell office:value-type="float" office:value="0.00293634" calcext:value-type="float">
            <text:p>0.0029363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2000-2-s528806317c620605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2000-2-s528806317c620605.ukp</text:p>
          </table:table-cell>
          <table:table-cell office:value-type="float" office:value="19496" calcext:value-type="float">
            <text:p>19496</text:p>
          </table:table-cell>
          <table:table-cell office:value-type="float" office:value="4144" calcext:value-type="float">
            <text:p>4144</text:p>
          </table:table-cell>
          <table:table-cell/>
          <table:table-cell office:value-type="string" calcext:value-type="string">
            <text:p>wmin1000wmax100000n2000-2-s528806317c620605.ukp</text:p>
          </table:table-cell>
          <table:table-cell table:number-columns-repeated="2" office:value-type="float" office:value="620605" calcext:value-type="float">
            <text:p>620605</text:p>
          </table:table-cell>
          <table:table-cell table:formula="of:=([.N104] = [.O10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10000-8-s991580855c907022.ukp</text:p>
          </table:table-cell>
          <table:table-cell office:value-type="float" office:value="0.0031517" calcext:value-type="float">
            <text:p>0.003151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2000-3-s780179313c93374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2000-3-s780179313c933740.ukp</text:p>
          </table:table-cell>
          <table:table-cell office:value-type="float" office:value="26684" calcext:value-type="float">
            <text:p>26684</text:p>
          </table:table-cell>
          <table:table-cell office:value-type="float" office:value="4120" calcext:value-type="float">
            <text:p>4120</text:p>
          </table:table-cell>
          <table:table-cell/>
          <table:table-cell office:value-type="string" calcext:value-type="string">
            <text:p>wmin1000wmax100000n2000-3-s780179313c933740.ukp</text:p>
          </table:table-cell>
          <table:table-cell table:number-columns-repeated="2" office:value-type="float" office:value="933740" calcext:value-type="float">
            <text:p>933740</text:p>
          </table:table-cell>
          <table:table-cell table:formula="of:=([.N105] = [.O10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10000-9-s126456688c646208.ukp</text:p>
          </table:table-cell>
          <table:table-cell office:value-type="float" office:value="0.00244568" calcext:value-type="float">
            <text:p>0.0024456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2000-4-s721215008c68027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2000-4-s721215008c680270.ukp</text:p>
          </table:table-cell>
          <table:table-cell office:value-type="float" office:value="20940" calcext:value-type="float">
            <text:p>20940</text:p>
          </table:table-cell>
          <table:table-cell office:value-type="float" office:value="4080" calcext:value-type="float">
            <text:p>4080</text:p>
          </table:table-cell>
          <table:table-cell/>
          <table:table-cell office:value-type="string" calcext:value-type="string">
            <text:p>wmin1000wmax100000n2000-4-s721215008c680270.ukp</text:p>
          </table:table-cell>
          <table:table-cell table:number-columns-repeated="2" office:value-type="float" office:value="680270" calcext:value-type="float">
            <text:p>680270</text:p>
          </table:table-cell>
          <table:table-cell table:formula="of:=([.N106] = [.O10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10000-0-s827183242c692993.ukp</text:p>
          </table:table-cell>
          <table:table-cell office:value-type="float" office:value="0.00245137" calcext:value-type="float">
            <text:p>0.0024513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2000-5-s110877071c57791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2000-5-s110877071c577917.ukp</text:p>
          </table:table-cell>
          <table:table-cell office:value-type="float" office:value="18548" calcext:value-type="float">
            <text:p>18548</text:p>
          </table:table-cell>
          <table:table-cell office:value-type="float" office:value="4148" calcext:value-type="float">
            <text:p>4148</text:p>
          </table:table-cell>
          <table:table-cell/>
          <table:table-cell office:value-type="string" calcext:value-type="string">
            <text:p>wmin1000wmax100000n2000-5-s110877071c577917.ukp</text:p>
          </table:table-cell>
          <table:table-cell table:number-columns-repeated="2" office:value-type="float" office:value="577917" calcext:value-type="float">
            <text:p>577917</text:p>
          </table:table-cell>
          <table:table-cell table:formula="of:=([.N107] = [.O10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10000-2-s528806317c831043.ukp</text:p>
          </table:table-cell>
          <table:table-cell office:value-type="float" office:value="0.00268206" calcext:value-type="float">
            <text:p>0.0026820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2000-6-s227708629c64868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2000-6-s227708629c648684.ukp</text:p>
          </table:table-cell>
          <table:table-cell office:value-type="float" office:value="20120" calcext:value-type="float">
            <text:p>20120</text:p>
          </table:table-cell>
          <table:table-cell office:value-type="float" office:value="4064" calcext:value-type="float">
            <text:p>4064</text:p>
          </table:table-cell>
          <table:table-cell/>
          <table:table-cell office:value-type="string" calcext:value-type="string">
            <text:p>wmin1000wmax100000n2000-6-s227708629c648684.ukp</text:p>
          </table:table-cell>
          <table:table-cell table:number-columns-repeated="2" office:value-type="float" office:value="648684" calcext:value-type="float">
            <text:p>648684</text:p>
          </table:table-cell>
          <table:table-cell table:formula="of:=([.N108] = [.O10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10000-3-s780179313c522689.ukp</text:p>
          </table:table-cell>
          <table:table-cell office:value-type="float" office:value="0.00185572" calcext:value-type="float">
            <text:p>0.0018557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2000-7-s177710744c91979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2000-7-s177710744c919792.ukp</text:p>
          </table:table-cell>
          <table:table-cell office:value-type="float" office:value="26504" calcext:value-type="float">
            <text:p>26504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string" calcext:value-type="string">
            <text:p>wmin1000wmax100000n2000-7-s177710744c919792.ukp</text:p>
          </table:table-cell>
          <table:table-cell table:number-columns-repeated="2" office:value-type="float" office:value="919792" calcext:value-type="float">
            <text:p>919792</text:p>
          </table:table-cell>
          <table:table-cell table:formula="of:=([.N109] = [.O10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10000-4-s721215008c548771.ukp</text:p>
          </table:table-cell>
          <table:table-cell office:value-type="float" office:value="0.00195586" calcext:value-type="float">
            <text:p>0.0019558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2000-8-s991580855c62192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2000-8-s991580855c621922.ukp</text:p>
          </table:table-cell>
          <table:table-cell office:value-type="float" office:value="19712" calcext:value-type="float">
            <text:p>19712</text:p>
          </table:table-cell>
          <table:table-cell office:value-type="float" office:value="4024" calcext:value-type="float">
            <text:p>4024</text:p>
          </table:table-cell>
          <table:table-cell/>
          <table:table-cell office:value-type="string" calcext:value-type="string">
            <text:p>wmin1000wmax100000n2000-8-s991580855c621922.ukp</text:p>
          </table:table-cell>
          <table:table-cell table:number-columns-repeated="2" office:value-type="float" office:value="621922" calcext:value-type="float">
            <text:p>621922</text:p>
          </table:table-cell>
          <table:table-cell table:formula="of:=([.N110] = [.O11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10000-5-s110877071c757113.ukp</text:p>
          </table:table-cell>
          <table:table-cell office:value-type="float" office:value="0.00244462" calcext:value-type="float">
            <text:p>0.0024446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2000-9-s126456688c52208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2000-9-s126456688c522084.ukp</text:p>
          </table:table-cell>
          <table:table-cell office:value-type="float" office:value="17276" calcext:value-type="float">
            <text:p>17276</text:p>
          </table:table-cell>
          <table:table-cell office:value-type="float" office:value="4084" calcext:value-type="float">
            <text:p>4084</text:p>
          </table:table-cell>
          <table:table-cell/>
          <table:table-cell office:value-type="string" calcext:value-type="string">
            <text:p>wmin1000wmax100000n2000-9-s126456688c522084.ukp</text:p>
          </table:table-cell>
          <table:table-cell table:number-columns-repeated="2" office:value-type="float" office:value="522084" calcext:value-type="float">
            <text:p>522084</text:p>
          </table:table-cell>
          <table:table-cell table:formula="of:=([.N111] = [.O11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10000-7-s177710744c908287.ukp</text:p>
          </table:table-cell>
          <table:table-cell office:value-type="float" office:value="0.00245138" calcext:value-type="float">
            <text:p>0.0024513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0-s827183242c60276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5000-0-s827183242c602764.ukp</text:p>
          </table:table-cell>
          <table:table-cell office:value-type="float" office:value="19108" calcext:value-type="float">
            <text:p>19108</text:p>
          </table:table-cell>
          <table:table-cell office:value-type="float" office:value="5740" calcext:value-type="float">
            <text:p>5740</text:p>
          </table:table-cell>
          <table:table-cell/>
          <table:table-cell office:value-type="string" calcext:value-type="string">
            <text:p>wmin1000wmax100000n5000-0-s827183242c602764.ukp</text:p>
          </table:table-cell>
          <table:table-cell table:number-columns-repeated="2" office:value-type="float" office:value="602764" calcext:value-type="float">
            <text:p>602764</text:p>
          </table:table-cell>
          <table:table-cell table:formula="of:=([.N112] = [.O11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10000-9-s126456688c597881.ukp</text:p>
          </table:table-cell>
          <table:table-cell office:value-type="float" office:value="0.00210475" calcext:value-type="float">
            <text:p>0.0021047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1-s843367405c706481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1-s843367405c706481.ukp</text:p>
          </table:table-cell>
          <table:table-cell office:value-type="float" office:value="21712" calcext:value-type="float">
            <text:p>21712</text:p>
          </table:table-cell>
          <table:table-cell office:value-type="float" office:value="5620" calcext:value-type="float">
            <text:p>5620</text:p>
          </table:table-cell>
          <table:table-cell/>
          <table:table-cell office:value-type="string" calcext:value-type="string">
            <text:p>wmin1000wmax100000n5000-1-s843367405c706481.ukp</text:p>
          </table:table-cell>
          <table:table-cell table:number-columns-repeated="2" office:value-type="float" office:value="706481" calcext:value-type="float">
            <text:p>706481</text:p>
          </table:table-cell>
          <table:table-cell table:formula="of:=([.N113] = [.O11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10000-2-s528806317c944387.ukp</text:p>
          </table:table-cell>
          <table:table-cell office:value-type="float" office:value="0.00340936" calcext:value-type="float">
            <text:p>0.0034093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2-s528806317c962340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2-s528806317c962340.ukp</text:p>
          </table:table-cell>
          <table:table-cell office:value-type="float" office:value="27664" calcext:value-type="float">
            <text:p>27664</text:p>
          </table:table-cell>
          <table:table-cell office:value-type="float" office:value="5616" calcext:value-type="float">
            <text:p>5616</text:p>
          </table:table-cell>
          <table:table-cell/>
          <table:table-cell office:value-type="string" calcext:value-type="string">
            <text:p>wmin1000wmax100000n5000-2-s528806317c962340.ukp</text:p>
          </table:table-cell>
          <table:table-cell table:number-columns-repeated="2" office:value-type="float" office:value="962340" calcext:value-type="float">
            <text:p>962340</text:p>
          </table:table-cell>
          <table:table-cell table:formula="of:=([.N114] = [.O11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10000-3-s780179313c787410.ukp</text:p>
          </table:table-cell>
          <table:table-cell office:value-type="float" office:value="0.00341856" calcext:value-type="float">
            <text:p>0.0034185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3-s780179313c615523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3-s780179313c615523.ukp</text:p>
          </table:table-cell>
          <table:table-cell office:value-type="float" office:value="19472" calcext:value-type="float">
            <text:p>19472</text:p>
          </table:table-cell>
          <table:table-cell office:value-type="float" office:value="5608" calcext:value-type="float">
            <text:p>5608</text:p>
          </table:table-cell>
          <table:table-cell/>
          <table:table-cell office:value-type="string" calcext:value-type="string">
            <text:p>wmin1000wmax100000n5000-3-s780179313c615523.ukp</text:p>
          </table:table-cell>
          <table:table-cell table:number-columns-repeated="2" office:value-type="float" office:value="615523" calcext:value-type="float">
            <text:p>615523</text:p>
          </table:table-cell>
          <table:table-cell table:formula="of:=([.N115] = [.O11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10000-5-s110877071c563354.ukp</text:p>
          </table:table-cell>
          <table:table-cell office:value-type="float" office:value="0.00280958" calcext:value-type="float">
            <text:p>0.0028095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4-s721215008c701200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4-s721215008c701200.ukp</text:p>
          </table:table-cell>
          <table:table-cell office:value-type="float" office:value="21496" calcext:value-type="float">
            <text:p>21496</text:p>
          </table:table-cell>
          <table:table-cell office:value-type="float" office:value="5640" calcext:value-type="float">
            <text:p>5640</text:p>
          </table:table-cell>
          <table:table-cell/>
          <table:table-cell office:value-type="string" calcext:value-type="string">
            <text:p>wmin1000wmax100000n5000-4-s721215008c701200.ukp</text:p>
          </table:table-cell>
          <table:table-cell table:number-columns-repeated="2" office:value-type="float" office:value="701200" calcext:value-type="float">
            <text:p>701200</text:p>
          </table:table-cell>
          <table:table-cell table:formula="of:=([.N116] = [.O11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1000-6-s227708629c982865.ukp</text:p>
          </table:table-cell>
          <table:table-cell office:value-type="float" office:value="0.00297068" calcext:value-type="float">
            <text:p>0.0029706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5-s110877071c763250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5-s110877071c763250.ukp</text:p>
          </table:table-cell>
          <table:table-cell office:value-type="float" office:value="23112" calcext:value-type="float">
            <text:p>23112</text:p>
          </table:table-cell>
          <table:table-cell office:value-type="float" office:value="5624" calcext:value-type="float">
            <text:p>5624</text:p>
          </table:table-cell>
          <table:table-cell/>
          <table:table-cell office:value-type="string" calcext:value-type="string">
            <text:p>wmin1000wmax100000n5000-5-s110877071c763250.ukp</text:p>
          </table:table-cell>
          <table:table-cell table:number-columns-repeated="2" office:value-type="float" office:value="763250" calcext:value-type="float">
            <text:p>763250</text:p>
          </table:table-cell>
          <table:table-cell table:formula="of:=([.N117] = [.O11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1000-8-s991580855c756481.ukp</text:p>
          </table:table-cell>
          <table:table-cell office:value-type="float" office:value="0.00243081" calcext:value-type="float">
            <text:p>0.0024308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6-s227708629c866107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6-s227708629c866107.ukp</text:p>
          </table:table-cell>
          <table:table-cell office:value-type="float" office:value="25440" calcext:value-type="float">
            <text:p>25440</text:p>
          </table:table-cell>
          <table:table-cell office:value-type="float" office:value="7224" calcext:value-type="float">
            <text:p>7224</text:p>
          </table:table-cell>
          <table:table-cell/>
          <table:table-cell office:value-type="string" calcext:value-type="string">
            <text:p>wmin1000wmax100000n5000-6-s227708629c866107.ukp</text:p>
          </table:table-cell>
          <table:table-cell table:number-columns-repeated="2" office:value-type="float" office:value="866107" calcext:value-type="float">
            <text:p>866107</text:p>
          </table:table-cell>
          <table:table-cell table:formula="of:=([.N118] = [.O11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2000-3-s780179313c690312.ukp</text:p>
          </table:table-cell>
          <table:table-cell office:value-type="float" office:value="0.00254368" calcext:value-type="float">
            <text:p>0.0025436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7-s177710744c889537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7-s177710744c889537.ukp</text:p>
          </table:table-cell>
          <table:table-cell office:value-type="float" office:value="25708" calcext:value-type="float">
            <text:p>25708</text:p>
          </table:table-cell>
          <table:table-cell office:value-type="float" office:value="5728" calcext:value-type="float">
            <text:p>5728</text:p>
          </table:table-cell>
          <table:table-cell/>
          <table:table-cell office:value-type="string" calcext:value-type="string">
            <text:p>wmin1000wmax100000n5000-7-s177710744c889537.ukp</text:p>
          </table:table-cell>
          <table:table-cell table:number-columns-repeated="2" office:value-type="float" office:value="889537" calcext:value-type="float">
            <text:p>889537</text:p>
          </table:table-cell>
          <table:table-cell table:formula="of:=([.N119] = [.O11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2000-7-s177710744c646245.ukp</text:p>
          </table:table-cell>
          <table:table-cell office:value-type="float" office:value="0.00237995" calcext:value-type="float">
            <text:p>0.0023799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8-s991580855c800253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8-s991580855c800253.ukp</text:p>
          </table:table-cell>
          <table:table-cell office:value-type="float" office:value="23864" calcext:value-type="float">
            <text:p>23864</text:p>
          </table:table-cell>
          <table:table-cell office:value-type="float" office:value="5616" calcext:value-type="float">
            <text:p>5616</text:p>
          </table:table-cell>
          <table:table-cell/>
          <table:table-cell office:value-type="string" calcext:value-type="string">
            <text:p>wmin1000wmax100000n5000-8-s991580855c800253.ukp</text:p>
          </table:table-cell>
          <table:table-cell table:number-columns-repeated="2" office:value-type="float" office:value="800253" calcext:value-type="float">
            <text:p>800253</text:p>
          </table:table-cell>
          <table:table-cell table:formula="of:=([.N120] = [.O12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5000-0-s827183242c519941.ukp</text:p>
          </table:table-cell>
          <table:table-cell office:value-type="float" office:value="0.00236407" calcext:value-type="float">
            <text:p>0.0023640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9-s126456688c933306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9-s126456688c933306.ukp</text:p>
          </table:table-cell>
          <table:table-cell office:value-type="float" office:value="26980" calcext:value-type="float">
            <text:p>26980</text:p>
          </table:table-cell>
          <table:table-cell office:value-type="float" office:value="7052" calcext:value-type="float">
            <text:p>7052</text:p>
          </table:table-cell>
          <table:table-cell/>
          <table:table-cell office:value-type="string" calcext:value-type="string">
            <text:p>wmin1000wmax100000n5000-9-s126456688c933306.ukp</text:p>
          </table:table-cell>
          <table:table-cell table:number-columns-repeated="2" office:value-type="float" office:value="933306" calcext:value-type="float">
            <text:p>933306</text:p>
          </table:table-cell>
          <table:table-cell table:formula="of:=([.N121] = [.O12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5000-1-s843367405c977278.ukp</text:p>
          </table:table-cell>
          <table:table-cell office:value-type="float" office:value="0.00325078" calcext:value-type="float">
            <text:p>0.0032507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0-s827183242c835092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0-s827183242c835092.ukp</text:p>
          </table:table-cell>
          <table:table-cell office:value-type="float" office:value="23796" calcext:value-type="float">
            <text:p>23796</text:p>
          </table:table-cell>
          <table:table-cell office:value-type="float" office:value="7520" calcext:value-type="float">
            <text:p>7520</text:p>
          </table:table-cell>
          <table:table-cell/>
          <table:table-cell office:value-type="string" calcext:value-type="string">
            <text:p>wmin1000wmax50000n10000-0-s827183242c835092.ukp</text:p>
          </table:table-cell>
          <table:table-cell table:number-columns-repeated="2" office:value-type="float" office:value="835092" calcext:value-type="float">
            <text:p>835092</text:p>
          </table:table-cell>
          <table:table-cell table:formula="of:=([.N122] = [.O12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5000-2-s528806317c747924.ukp</text:p>
          </table:table-cell>
          <table:table-cell office:value-type="float" office:value="0.00266648" calcext:value-type="float">
            <text:p>0.0026664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1-s843367405c786199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1-s843367405c786199.ukp</text:p>
          </table:table-cell>
          <table:table-cell office:value-type="float" office:value="22652" calcext:value-type="float">
            <text:p>22652</text:p>
          </table:table-cell>
          <table:table-cell office:value-type="float" office:value="6168" calcext:value-type="float">
            <text:p>6168</text:p>
          </table:table-cell>
          <table:table-cell/>
          <table:table-cell office:value-type="string" calcext:value-type="string">
            <text:p>wmin1000wmax50000n10000-1-s843367405c786199.ukp</text:p>
          </table:table-cell>
          <table:table-cell table:number-columns-repeated="2" office:value-type="float" office:value="786199" calcext:value-type="float">
            <text:p>786199</text:p>
          </table:table-cell>
          <table:table-cell table:formula="of:=([.N123] = [.O12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5000-3-s780179313c736513.ukp</text:p>
          </table:table-cell>
          <table:table-cell office:value-type="float" office:value="0.00288648" calcext:value-type="float">
            <text:p>0.0028864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2-s528806317c717163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2-s528806317c717163.ukp</text:p>
          </table:table-cell>
          <table:table-cell office:value-type="float" office:value="20916" calcext:value-type="float">
            <text:p>20916</text:p>
          </table:table-cell>
          <table:table-cell office:value-type="float" office:value="7900" calcext:value-type="float">
            <text:p>7900</text:p>
          </table:table-cell>
          <table:table-cell/>
          <table:table-cell office:value-type="string" calcext:value-type="string">
            <text:p>wmin1000wmax50000n10000-2-s528806317c717163.ukp</text:p>
          </table:table-cell>
          <table:table-cell table:number-columns-repeated="2" office:value-type="float" office:value="717163" calcext:value-type="float">
            <text:p>717163</text:p>
          </table:table-cell>
          <table:table-cell table:formula="of:=([.N124] = [.O12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5000-4-s721215008c993639.ukp</text:p>
          </table:table-cell>
          <table:table-cell office:value-type="float" office:value="0.00328917" calcext:value-type="float">
            <text:p>0.0032891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3-s780179313c680171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3-s780179313c680171.ukp</text:p>
          </table:table-cell>
          <table:table-cell office:value-type="float" office:value="20160" calcext:value-type="float">
            <text:p>20160</text:p>
          </table:table-cell>
          <table:table-cell office:value-type="float" office:value="7888" calcext:value-type="float">
            <text:p>7888</text:p>
          </table:table-cell>
          <table:table-cell/>
          <table:table-cell office:value-type="string" calcext:value-type="string">
            <text:p>wmin1000wmax50000n10000-3-s780179313c680171.ukp</text:p>
          </table:table-cell>
          <table:table-cell table:number-columns-repeated="2" office:value-type="float" office:value="680171" calcext:value-type="float">
            <text:p>680171</text:p>
          </table:table-cell>
          <table:table-cell table:formula="of:=([.N125] = [.O12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5000-5-s110877071c593661.ukp</text:p>
          </table:table-cell>
          <table:table-cell office:value-type="float" office:value="0.00262748" calcext:value-type="float">
            <text:p>0.0026274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4-s721215008c811628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4-s721215008c811628.ukp</text:p>
          </table:table-cell>
          <table:table-cell office:value-type="float" office:value="23212" calcext:value-type="float">
            <text:p>23212</text:p>
          </table:table-cell>
          <table:table-cell office:value-type="float" office:value="7072" calcext:value-type="float">
            <text:p>7072</text:p>
          </table:table-cell>
          <table:table-cell/>
          <table:table-cell office:value-type="string" calcext:value-type="string">
            <text:p>wmin1000wmax50000n10000-4-s721215008c811628.ukp</text:p>
          </table:table-cell>
          <table:table-cell table:number-columns-repeated="2" office:value-type="float" office:value="811628" calcext:value-type="float">
            <text:p>811628</text:p>
          </table:table-cell>
          <table:table-cell table:formula="of:=([.N126] = [.O12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5000-7-s177710744c794863.ukp</text:p>
          </table:table-cell>
          <table:table-cell office:value-type="float" office:value="0.00287375" calcext:value-type="float">
            <text:p>0.0028737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5-s110877071c794434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5-s110877071c794434.ukp</text:p>
          </table:table-cell>
          <table:table-cell office:value-type="float" office:value="22984" calcext:value-type="float">
            <text:p>22984</text:p>
          </table:table-cell>
          <table:table-cell office:value-type="float" office:value="7288" calcext:value-type="float">
            <text:p>7288</text:p>
          </table:table-cell>
          <table:table-cell/>
          <table:table-cell office:value-type="string" calcext:value-type="string">
            <text:p>wmin1000wmax50000n10000-5-s110877071c794434.ukp</text:p>
          </table:table-cell>
          <table:table-cell table:number-columns-repeated="2" office:value-type="float" office:value="794434" calcext:value-type="float">
            <text:p>794434</text:p>
          </table:table-cell>
          <table:table-cell table:formula="of:=([.N127] = [.O12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5000-8-s991580855c979726.ukp</text:p>
          </table:table-cell>
          <table:table-cell office:value-type="float" office:value="0.00299783" calcext:value-type="float">
            <text:p>0.0029978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6-s227708629c868429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6-s227708629c868429.ukp</text:p>
          </table:table-cell>
          <table:table-cell office:value-type="float" office:value="24624" calcext:value-type="float">
            <text:p>24624</text:p>
          </table:table-cell>
          <table:table-cell office:value-type="float" office:value="7852" calcext:value-type="float">
            <text:p>7852</text:p>
          </table:table-cell>
          <table:table-cell/>
          <table:table-cell office:value-type="string" calcext:value-type="string">
            <text:p>wmin1000wmax50000n10000-6-s227708629c868429.ukp</text:p>
          </table:table-cell>
          <table:table-cell table:number-columns-repeated="2" office:value-type="float" office:value="868429" calcext:value-type="float">
            <text:p>868429</text:p>
          </table:table-cell>
          <table:table-cell table:formula="of:=([.N128] = [.O12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5000-9-s126456688c799946.ukp</text:p>
          </table:table-cell>
          <table:table-cell office:value-type="float" office:value="0.00286478" calcext:value-type="float">
            <text:p>0.0028647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7-s177710744c891811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7-s177710744c891811.ukp</text:p>
          </table:table-cell>
          <table:table-cell office:value-type="float" office:value="25048" calcext:value-type="float">
            <text:p>25048</text:p>
          </table:table-cell>
          <table:table-cell office:value-type="float" office:value="7364" calcext:value-type="float">
            <text:p>7364</text:p>
          </table:table-cell>
          <table:table-cell/>
          <table:table-cell office:value-type="string" calcext:value-type="string">
            <text:p>wmin1000wmax50000n10000-7-s177710744c891811.ukp</text:p>
          </table:table-cell>
          <table:table-cell table:number-columns-repeated="2" office:value-type="float" office:value="891811" calcext:value-type="float">
            <text:p>891811</text:p>
          </table:table-cell>
          <table:table-cell table:formula="of:=([.N129] = [.O12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10000-1-s843367405c761697.ukp</text:p>
          </table:table-cell>
          <table:table-cell office:value-type="float" office:value="0.00394282" calcext:value-type="float">
            <text:p>0.0039428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8-s991580855c640540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8-s991580855c640540.ukp</text:p>
          </table:table-cell>
          <table:table-cell office:value-type="float" office:value="19312" calcext:value-type="float">
            <text:p>19312</text:p>
          </table:table-cell>
          <table:table-cell office:value-type="float" office:value="6140" calcext:value-type="float">
            <text:p>6140</text:p>
          </table:table-cell>
          <table:table-cell/>
          <table:table-cell office:value-type="string" calcext:value-type="string">
            <text:p>wmin1000wmax50000n10000-8-s991580855c640540.ukp</text:p>
          </table:table-cell>
          <table:table-cell table:number-columns-repeated="2" office:value-type="float" office:value="640540" calcext:value-type="float">
            <text:p>640540</text:p>
          </table:table-cell>
          <table:table-cell table:formula="of:=([.N130] = [.O13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10000-6-s227708629c876351.ukp</text:p>
          </table:table-cell>
          <table:table-cell office:value-type="float" office:value="0.0041368" calcext:value-type="float">
            <text:p>0.004136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9-s126456688c696928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9-s126456688c696928.ukp</text:p>
          </table:table-cell>
          <table:table-cell office:value-type="float" office:value="20508" calcext:value-type="float">
            <text:p>20508</text:p>
          </table:table-cell>
          <table:table-cell office:value-type="float" office:value="6148" calcext:value-type="float">
            <text:p>6148</text:p>
          </table:table-cell>
          <table:table-cell/>
          <table:table-cell office:value-type="string" calcext:value-type="string">
            <text:p>wmin1000wmax50000n10000-9-s126456688c696928.ukp</text:p>
          </table:table-cell>
          <table:table-cell table:number-columns-repeated="2" office:value-type="float" office:value="696928" calcext:value-type="float">
            <text:p>696928</text:p>
          </table:table-cell>
          <table:table-cell table:formula="of:=([.N131] = [.O13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10000-8-s991580855c506357.ukp</text:p>
          </table:table-cell>
          <table:table-cell office:value-type="float" office:value="0.00352212" calcext:value-type="float">
            <text:p>0.0035221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-0-s827183242c517355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1000-0-s827183242c517355.ukp</text:p>
          </table:table-cell>
          <table:table-cell office:value-type="float" office:value="16212" calcext:value-type="float">
            <text:p>16212</text:p>
          </table:table-cell>
          <table:table-cell office:value-type="float" office:value="3584" calcext:value-type="float">
            <text:p>3584</text:p>
          </table:table-cell>
          <table:table-cell/>
          <table:table-cell office:value-type="string" calcext:value-type="string">
            <text:p>wmin1000wmax50000n1000-0-s827183242c517355.ukp</text:p>
          </table:table-cell>
          <table:table-cell table:number-columns-repeated="2" office:value-type="float" office:value="517355" calcext:value-type="float">
            <text:p>517355</text:p>
          </table:table-cell>
          <table:table-cell table:formula="of:=([.N132] = [.O13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10000-9-s126456688c572196.ukp</text:p>
          </table:table-cell>
          <table:table-cell office:value-type="float" office:value="0.00370314" calcext:value-type="float">
            <text:p>0.0037031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-1-s843367405c762037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1000-1-s843367405c762037.ukp</text:p>
          </table:table-cell>
          <table:table-cell office:value-type="float" office:value="22096" calcext:value-type="float">
            <text:p>22096</text:p>
          </table:table-cell>
          <table:table-cell office:value-type="float" office:value="4912" calcext:value-type="float">
            <text:p>4912</text:p>
          </table:table-cell>
          <table:table-cell/>
          <table:table-cell office:value-type="string" calcext:value-type="string">
            <text:p>wmin1000wmax50000n1000-1-s843367405c762037.ukp</text:p>
          </table:table-cell>
          <table:table-cell table:number-columns-repeated="2" office:value-type="float" office:value="762037" calcext:value-type="float">
            <text:p>762037</text:p>
          </table:table-cell>
          <table:table-cell table:formula="of:=([.N133] = [.O13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1000-9-s126456688c725997.ukp</text:p>
          </table:table-cell>
          <table:table-cell office:value-type="float" office:value="0.0022737" calcext:value-type="float">
            <text:p>0.002273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-2-s528806317c671407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1000-2-s528806317c671407.ukp</text:p>
          </table:table-cell>
          <table:table-cell office:value-type="float" office:value="19864" calcext:value-type="float">
            <text:p>19864</text:p>
          </table:table-cell>
          <table:table-cell office:value-type="float" office:value="4376" calcext:value-type="float">
            <text:p>4376</text:p>
          </table:table-cell>
          <table:table-cell/>
          <table:table-cell office:value-type="string" calcext:value-type="string">
            <text:p>wmin1000wmax50000n1000-2-s528806317c671407.ukp</text:p>
          </table:table-cell>
          <table:table-cell table:number-columns-repeated="2" office:value-type="float" office:value="671407" calcext:value-type="float">
            <text:p>671407</text:p>
          </table:table-cell>
          <table:table-cell table:formula="of:=([.N134] = [.O13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5000-0-s827183242c885889.ukp</text:p>
          </table:table-cell>
          <table:table-cell office:value-type="float" office:value="0.00299276" calcext:value-type="float">
            <text:p>0.0029927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-3-s780179313c585275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1000-3-s780179313c585275.ukp</text:p>
          </table:table-cell>
          <table:table-cell office:value-type="float" office:value="17840" calcext:value-type="float">
            <text:p>17840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string" calcext:value-type="string">
            <text:p>wmin1000wmax50000n1000-3-s780179313c585275.ukp</text:p>
          </table:table-cell>
          <table:table-cell table:number-columns-repeated="2" office:value-type="float" office:value="585275" calcext:value-type="float">
            <text:p>585275</text:p>
          </table:table-cell>
          <table:table-cell table:formula="of:=([.N135] = [.O13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5000-1-s843367405c913433.ukp</text:p>
          </table:table-cell>
          <table:table-cell office:value-type="float" office:value="0.00306079" calcext:value-type="float">
            <text:p>0.0030607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-4-s721215008c75362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1000-4-s721215008c753624.ukp</text:p>
          </table:table-cell>
          <table:table-cell office:value-type="float" office:value="21912" calcext:value-type="float">
            <text:p>21912</text:p>
          </table:table-cell>
          <table:table-cell office:value-type="float" office:value="4020" calcext:value-type="float">
            <text:p>4020</text:p>
          </table:table-cell>
          <table:table-cell/>
          <table:table-cell office:value-type="string" calcext:value-type="string">
            <text:p>wmin1000wmax50000n1000-4-s721215008c753624.ukp</text:p>
          </table:table-cell>
          <table:table-cell table:number-columns-repeated="2" office:value-type="float" office:value="753624" calcext:value-type="float">
            <text:p>753624</text:p>
          </table:table-cell>
          <table:table-cell table:formula="of:=([.N136] = [.O13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5000-3-s780179313c532726.ukp</text:p>
          </table:table-cell>
          <table:table-cell office:value-type="float" office:value="0.00252137" calcext:value-type="float">
            <text:p>0.0025213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-5-s110877071c82127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1000-5-s110877071c821271.ukp</text:p>
          </table:table-cell>
          <table:table-cell office:value-type="float" office:value="23428" calcext:value-type="float">
            <text:p>23428</text:p>
          </table:table-cell>
          <table:table-cell office:value-type="float" office:value="3932" calcext:value-type="float">
            <text:p>3932</text:p>
          </table:table-cell>
          <table:table-cell/>
          <table:table-cell office:value-type="string" calcext:value-type="string">
            <text:p>wmin1000wmax50000n1000-5-s110877071c821271.ukp</text:p>
          </table:table-cell>
          <table:table-cell table:number-columns-repeated="2" office:value-type="float" office:value="821271" calcext:value-type="float">
            <text:p>821271</text:p>
          </table:table-cell>
          <table:table-cell table:formula="of:=([.N137] = [.O13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5000-4-s721215008c878193.ukp</text:p>
          </table:table-cell>
          <table:table-cell office:value-type="float" office:value="0.002958" calcext:value-type="float">
            <text:p>0.00295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-6-s227708629c81901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1000-6-s227708629c819012.ukp</text:p>
          </table:table-cell>
          <table:table-cell office:value-type="float" office:value="23480" calcext:value-type="float">
            <text:p>23480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string" calcext:value-type="string">
            <text:p>wmin1000wmax50000n1000-6-s227708629c819012.ukp</text:p>
          </table:table-cell>
          <table:table-cell table:number-columns-repeated="2" office:value-type="float" office:value="819012" calcext:value-type="float">
            <text:p>819012</text:p>
          </table:table-cell>
          <table:table-cell table:formula="of:=([.N138] = [.O13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5000-5-s110877071c525668.ukp</text:p>
          </table:table-cell>
          <table:table-cell office:value-type="float" office:value="0.00244286" calcext:value-type="float">
            <text:p>0.0024428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-7-s177710744c961618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1000-7-s177710744c961618.ukp</text:p>
          </table:table-cell>
          <table:table-cell office:value-type="float" office:value="26704" calcext:value-type="float">
            <text:p>26704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string" calcext:value-type="string">
            <text:p>wmin1000wmax50000n1000-7-s177710744c961618.ukp</text:p>
          </table:table-cell>
          <table:table-cell table:number-columns-repeated="2" office:value-type="float" office:value="961618" calcext:value-type="float">
            <text:p>961618</text:p>
          </table:table-cell>
          <table:table-cell table:formula="of:=([.N139] = [.O13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5000-6-s227708629c829407.ukp</text:p>
          </table:table-cell>
          <table:table-cell office:value-type="float" office:value="0.00276766" calcext:value-type="float">
            <text:p>0.0027676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-8-s991580855c76654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1000-8-s991580855c766549.ukp</text:p>
          </table:table-cell>
          <table:table-cell office:value-type="float" office:value="22120" calcext:value-type="float">
            <text:p>22120</text:p>
          </table:table-cell>
          <table:table-cell office:value-type="float" office:value="5328" calcext:value-type="float">
            <text:p>5328</text:p>
          </table:table-cell>
          <table:table-cell/>
          <table:table-cell office:value-type="string" calcext:value-type="string">
            <text:p>wmin1000wmax50000n1000-8-s991580855c766549.ukp</text:p>
          </table:table-cell>
          <table:table-cell table:number-columns-repeated="2" office:value-type="float" office:value="766549" calcext:value-type="float">
            <text:p>766549</text:p>
          </table:table-cell>
          <table:table-cell table:formula="of:=([.N140] = [.O14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5000-7-s177710744c867650.ukp</text:p>
          </table:table-cell>
          <table:table-cell office:value-type="float" office:value="0.00292161" calcext:value-type="float">
            <text:p>0.0029216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-9-s126456688c698016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1000-9-s126456688c698016.ukp</text:p>
          </table:table-cell>
          <table:table-cell office:value-type="float" office:value="20592" calcext:value-type="float">
            <text:p>20592</text:p>
          </table:table-cell>
          <table:table-cell office:value-type="float" office:value="3592" calcext:value-type="float">
            <text:p>3592</text:p>
          </table:table-cell>
          <table:table-cell/>
          <table:table-cell office:value-type="string" calcext:value-type="string">
            <text:p>wmin1000wmax50000n1000-9-s126456688c698016.ukp</text:p>
          </table:table-cell>
          <table:table-cell table:number-columns-repeated="2" office:value-type="float" office:value="698016" calcext:value-type="float">
            <text:p>698016</text:p>
          </table:table-cell>
          <table:table-cell table:formula="of:=([.N141] = [.O14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5000-8-s991580855c784023.ukp</text:p>
          </table:table-cell>
          <table:table-cell office:value-type="float" office:value="0.0026193" calcext:value-type="float">
            <text:p>0.002619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2000-0-s827183242c71234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2000-0-s827183242c712347.ukp</text:p>
          </table:table-cell>
          <table:table-cell office:value-type="float" office:value="20908" calcext:value-type="float">
            <text:p>20908</text:p>
          </table:table-cell>
          <table:table-cell office:value-type="float" office:value="4056" calcext:value-type="float">
            <text:p>4056</text:p>
          </table:table-cell>
          <table:table-cell/>
          <table:table-cell office:value-type="string" calcext:value-type="string">
            <text:p>wmin1000wmax50000n2000-0-s827183242c712347.ukp</text:p>
          </table:table-cell>
          <table:table-cell table:number-columns-repeated="2" office:value-type="float" office:value="712347" calcext:value-type="float">
            <text:p>712347</text:p>
          </table:table-cell>
          <table:table-cell table:formula="of:=([.N142] = [.O14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5000-9-s126456688c734476.ukp</text:p>
          </table:table-cell>
          <table:table-cell office:value-type="float" office:value="0.00269208" calcext:value-type="float">
            <text:p>0.0026920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2000-1-s843367405c63857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2000-1-s843367405c638572.ukp</text:p>
          </table:table-cell>
          <table:table-cell office:value-type="float" office:value="19124" calcext:value-type="float">
            <text:p>19124</text:p>
          </table:table-cell>
          <table:table-cell office:value-type="float" office:value="6140" calcext:value-type="float">
            <text:p>6140</text:p>
          </table:table-cell>
          <table:table-cell/>
          <table:table-cell office:value-type="string" calcext:value-type="string">
            <text:p>wmin1000wmax50000n2000-1-s843367405c638572.ukp</text:p>
          </table:table-cell>
          <table:table-cell table:number-columns-repeated="2" office:value-type="float" office:value="638572" calcext:value-type="float">
            <text:p>638572</text:p>
          </table:table-cell>
          <table:table-cell table:formula="of:=([.N143] = [.O14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10000-0-s827183242c967660.ukp</text:p>
          </table:table-cell>
          <table:table-cell office:value-type="float" office:value="0.0031016" calcext:value-type="float">
            <text:p>0.003101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2000-2-s528806317c77168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2000-2-s528806317c771687.ukp</text:p>
          </table:table-cell>
          <table:table-cell office:value-type="float" office:value="22356" calcext:value-type="float">
            <text:p>22356</text:p>
          </table:table-cell>
          <table:table-cell office:value-type="float" office:value="4092" calcext:value-type="float">
            <text:p>4092</text:p>
          </table:table-cell>
          <table:table-cell/>
          <table:table-cell office:value-type="string" calcext:value-type="string">
            <text:p>wmin1000wmax50000n2000-2-s528806317c771687.ukp</text:p>
          </table:table-cell>
          <table:table-cell table:number-columns-repeated="2" office:value-type="float" office:value="771687" calcext:value-type="float">
            <text:p>771687</text:p>
          </table:table-cell>
          <table:table-cell table:formula="of:=([.N144] = [.O14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10000-1-s843367405c606409.ukp</text:p>
          </table:table-cell>
          <table:table-cell office:value-type="float" office:value="0.00230861" calcext:value-type="float">
            <text:p>0.0023086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2000-3-s780179313c51061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2000-3-s780179313c510614.ukp</text:p>
          </table:table-cell>
          <table:table-cell office:value-type="float" office:value="16364" calcext:value-type="float">
            <text:p>16364</text:p>
          </table:table-cell>
          <table:table-cell office:value-type="float" office:value="3984" calcext:value-type="float">
            <text:p>3984</text:p>
          </table:table-cell>
          <table:table-cell/>
          <table:table-cell office:value-type="string" calcext:value-type="string">
            <text:p>wmin1000wmax50000n2000-3-s780179313c510614.ukp</text:p>
          </table:table-cell>
          <table:table-cell table:number-columns-repeated="2" office:value-type="float" office:value="510614" calcext:value-type="float">
            <text:p>510614</text:p>
          </table:table-cell>
          <table:table-cell table:formula="of:=([.N145] = [.O14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10000-2-s528806317c547427.ukp</text:p>
          </table:table-cell>
          <table:table-cell office:value-type="float" office:value="0.0023778" calcext:value-type="float">
            <text:p>0.002377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2000-4-s721215008c677586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2000-4-s721215008c677586.ukp</text:p>
          </table:table-cell>
          <table:table-cell office:value-type="float" office:value="20036" calcext:value-type="float">
            <text:p>20036</text:p>
          </table:table-cell>
          <table:table-cell office:value-type="float" office:value="4184" calcext:value-type="float">
            <text:p>4184</text:p>
          </table:table-cell>
          <table:table-cell/>
          <table:table-cell office:value-type="string" calcext:value-type="string">
            <text:p>wmin1000wmax50000n2000-4-s721215008c677586.ukp</text:p>
          </table:table-cell>
          <table:table-cell table:number-columns-repeated="2" office:value-type="float" office:value="677586" calcext:value-type="float">
            <text:p>677586</text:p>
          </table:table-cell>
          <table:table-cell table:formula="of:=([.N146] = [.O14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10000-3-s780179313c669049.ukp</text:p>
          </table:table-cell>
          <table:table-cell office:value-type="float" office:value="0.0025626" calcext:value-type="float">
            <text:p>0.002562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2000-5-s110877071c754733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2000-5-s110877071c754733.ukp</text:p>
          </table:table-cell>
          <table:table-cell office:value-type="float" office:value="21924" calcext:value-type="float">
            <text:p>21924</text:p>
          </table:table-cell>
          <table:table-cell office:value-type="float" office:value="4092" calcext:value-type="float">
            <text:p>4092</text:p>
          </table:table-cell>
          <table:table-cell/>
          <table:table-cell office:value-type="string" calcext:value-type="string">
            <text:p>wmin1000wmax50000n2000-5-s110877071c754733.ukp</text:p>
          </table:table-cell>
          <table:table-cell table:number-columns-repeated="2" office:value-type="float" office:value="754733" calcext:value-type="float">
            <text:p>754733</text:p>
          </table:table-cell>
          <table:table-cell table:formula="of:=([.N147] = [.O14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10000-4-s721215008c717530.ukp</text:p>
          </table:table-cell>
          <table:table-cell office:value-type="float" office:value="0.00273581" calcext:value-type="float">
            <text:p>0.0027358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2000-6-s227708629c87889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2000-6-s227708629c878892.ukp</text:p>
          </table:table-cell>
          <table:table-cell office:value-type="float" office:value="24952" calcext:value-type="float">
            <text:p>24952</text:p>
          </table:table-cell>
          <table:table-cell office:value-type="float" office:value="4104" calcext:value-type="float">
            <text:p>4104</text:p>
          </table:table-cell>
          <table:table-cell/>
          <table:table-cell office:value-type="string" calcext:value-type="string">
            <text:p>wmin1000wmax50000n2000-6-s227708629c878892.ukp</text:p>
          </table:table-cell>
          <table:table-cell table:number-columns-repeated="2" office:value-type="float" office:value="878892" calcext:value-type="float">
            <text:p>878892</text:p>
          </table:table-cell>
          <table:table-cell table:formula="of:=([.N148] = [.O14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10000-5-s110877071c652960.ukp</text:p>
          </table:table-cell>
          <table:table-cell office:value-type="float" office:value="0.00276691" calcext:value-type="float">
            <text:p>0.0027669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2000-7-s177710744c58411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2000-7-s177710744c584112.ukp</text:p>
          </table:table-cell>
          <table:table-cell office:value-type="float" office:value="17864" calcext:value-type="float">
            <text:p>17864</text:p>
          </table:table-cell>
          <table:table-cell office:value-type="float" office:value="4144" calcext:value-type="float">
            <text:p>4144</text:p>
          </table:table-cell>
          <table:table-cell/>
          <table:table-cell office:value-type="string" calcext:value-type="string">
            <text:p>wmin1000wmax50000n2000-7-s177710744c584112.ukp</text:p>
          </table:table-cell>
          <table:table-cell table:number-columns-repeated="2" office:value-type="float" office:value="584112" calcext:value-type="float">
            <text:p>584112</text:p>
          </table:table-cell>
          <table:table-cell table:formula="of:=([.N149] = [.O14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10000-6-s227708629c836970.ukp</text:p>
          </table:table-cell>
          <table:table-cell office:value-type="float" office:value="0.00293705" calcext:value-type="float">
            <text:p>0.0029370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2000-8-s991580855c82178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2000-8-s991580855c821782.ukp</text:p>
          </table:table-cell>
          <table:table-cell office:value-type="float" office:value="23476" calcext:value-type="float">
            <text:p>23476</text:p>
          </table:table-cell>
          <table:table-cell office:value-type="float" office:value="6008" calcext:value-type="float">
            <text:p>6008</text:p>
          </table:table-cell>
          <table:table-cell/>
          <table:table-cell office:value-type="string" calcext:value-type="string">
            <text:p>wmin1000wmax50000n2000-8-s991580855c821782.ukp</text:p>
          </table:table-cell>
          <table:table-cell table:number-columns-repeated="2" office:value-type="float" office:value="821782" calcext:value-type="float">
            <text:p>821782</text:p>
          </table:table-cell>
          <table:table-cell table:formula="of:=([.N150] = [.O15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10000-7-s177710744c581656.ukp</text:p>
          </table:table-cell>
          <table:table-cell office:value-type="float" office:value="0.00222779" calcext:value-type="float">
            <text:p>0.0022277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2000-9-s126456688c89693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2000-9-s126456688c896939.ukp</text:p>
          </table:table-cell>
          <table:table-cell office:value-type="float" office:value="25188" calcext:value-type="float">
            <text:p>25188</text:p>
          </table:table-cell>
          <table:table-cell office:value-type="float" office:value="4060" calcext:value-type="float">
            <text:p>4060</text:p>
          </table:table-cell>
          <table:table-cell/>
          <table:table-cell office:value-type="string" calcext:value-type="string">
            <text:p>wmin1000wmax50000n2000-9-s126456688c896939.ukp</text:p>
          </table:table-cell>
          <table:table-cell table:number-columns-repeated="2" office:value-type="float" office:value="896939" calcext:value-type="float">
            <text:p>896939</text:p>
          </table:table-cell>
          <table:table-cell table:formula="of:=([.N151] = [.O15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10000-8-s991580855c641656.ukp</text:p>
          </table:table-cell>
          <table:table-cell office:value-type="float" office:value="0.00244308" calcext:value-type="float">
            <text:p>0.0024430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0-s827183242c723463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5000-0-s827183242c723463.ukp</text:p>
          </table:table-cell>
          <table:table-cell office:value-type="float" office:value="21168" calcext:value-type="float">
            <text:p>21168</text:p>
          </table:table-cell>
          <table:table-cell office:value-type="float" office:value="7664" calcext:value-type="float">
            <text:p>7664</text:p>
          </table:table-cell>
          <table:table-cell/>
          <table:table-cell office:value-type="string" calcext:value-type="string">
            <text:p>wmin1000wmax50000n5000-0-s827183242c723463.ukp</text:p>
          </table:table-cell>
          <table:table-cell table:number-columns-repeated="2" office:value-type="float" office:value="723463" calcext:value-type="float">
            <text:p>723463</text:p>
          </table:table-cell>
          <table:table-cell table:formula="of:=([.N152] = [.O15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10000-9-s126456688c794611.ukp</text:p>
          </table:table-cell>
          <table:table-cell office:value-type="float" office:value="0.00279569" calcext:value-type="float">
            <text:p>0.0027956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1-s843367405c563850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1-s843367405c563850.ukp</text:p>
          </table:table-cell>
          <table:table-cell office:value-type="float" office:value="17244" calcext:value-type="float">
            <text:p>17244</text:p>
          </table:table-cell>
          <table:table-cell office:value-type="float" office:value="7740" calcext:value-type="float">
            <text:p>7740</text:p>
          </table:table-cell>
          <table:table-cell/>
          <table:table-cell office:value-type="string" calcext:value-type="string">
            <text:p>wmin1000wmax50000n5000-1-s843367405c563850.ukp</text:p>
          </table:table-cell>
          <table:table-cell table:number-columns-repeated="2" office:value-type="float" office:value="563850" calcext:value-type="float">
            <text:p>563850</text:p>
          </table:table-cell>
          <table:table-cell table:formula="of:=([.N153] = [.O15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10000-0-s827183242c676550.ukp</text:p>
          </table:table-cell>
          <table:table-cell office:value-type="float" office:value="0.00217138" calcext:value-type="float">
            <text:p>0.0021713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2-s528806317c89811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5000-2-s528806317c898111.ukp</text:p>
          </table:table-cell>
          <table:table-cell office:value-type="float" office:value="25344" calcext:value-type="float">
            <text:p>25344</text:p>
          </table:table-cell>
          <table:table-cell office:value-type="float" office:value="5688" calcext:value-type="float">
            <text:p>5688</text:p>
          </table:table-cell>
          <table:table-cell/>
          <table:table-cell office:value-type="string" calcext:value-type="string">
            <text:p>wmin1000wmax50000n5000-2-s528806317c898111.ukp</text:p>
          </table:table-cell>
          <table:table-cell table:number-columns-repeated="2" office:value-type="float" office:value="898111" calcext:value-type="float">
            <text:p>898111</text:p>
          </table:table-cell>
          <table:table-cell table:formula="of:=([.N154] = [.O15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10000-1-s843367405c958150.ukp</text:p>
          </table:table-cell>
          <table:table-cell office:value-type="float" office:value="0.00269193" calcext:value-type="float">
            <text:p>0.0026919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3-s780179313c77799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5000-3-s780179313c777991.ukp</text:p>
          </table:table-cell>
          <table:table-cell office:value-type="float" office:value="22472" calcext:value-type="float">
            <text:p>22472</text:p>
          </table:table-cell>
          <table:table-cell office:value-type="float" office:value="7212" calcext:value-type="float">
            <text:p>7212</text:p>
          </table:table-cell>
          <table:table-cell/>
          <table:table-cell office:value-type="string" calcext:value-type="string">
            <text:p>wmin1000wmax50000n5000-3-s780179313c777991.ukp</text:p>
          </table:table-cell>
          <table:table-cell table:number-columns-repeated="2" office:value-type="float" office:value="777991" calcext:value-type="float">
            <text:p>777991</text:p>
          </table:table-cell>
          <table:table-cell table:formula="of:=([.N155] = [.O15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10000-2-s528806317c780373.ukp</text:p>
          </table:table-cell>
          <table:table-cell office:value-type="float" office:value="0.00229015" calcext:value-type="float">
            <text:p>0.0022901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4-s721215008c918348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4-s721215008c918348.ukp</text:p>
          </table:table-cell>
          <table:table-cell office:value-type="float" office:value="25684" calcext:value-type="float">
            <text:p>25684</text:p>
          </table:table-cell>
          <table:table-cell office:value-type="float" office:value="7468" calcext:value-type="float">
            <text:p>7468</text:p>
          </table:table-cell>
          <table:table-cell/>
          <table:table-cell office:value-type="string" calcext:value-type="string">
            <text:p>wmin1000wmax50000n5000-4-s721215008c918348.ukp</text:p>
          </table:table-cell>
          <table:table-cell table:number-columns-repeated="2" office:value-type="float" office:value="918348" calcext:value-type="float">
            <text:p>918348</text:p>
          </table:table-cell>
          <table:table-cell table:formula="of:=([.N156] = [.O15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10000-3-s780179313c742672.ukp</text:p>
          </table:table-cell>
          <table:table-cell office:value-type="float" office:value="0.00240881" calcext:value-type="float">
            <text:p>0.0024088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5-s110877071c910113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5000-5-s110877071c910113.ukp</text:p>
          </table:table-cell>
          <table:table-cell office:value-type="float" office:value="25536" calcext:value-type="float">
            <text:p>25536</text:p>
          </table:table-cell>
          <table:table-cell office:value-type="float" office:value="5644" calcext:value-type="float">
            <text:p>5644</text:p>
          </table:table-cell>
          <table:table-cell/>
          <table:table-cell office:value-type="string" calcext:value-type="string">
            <text:p>wmin1000wmax50000n5000-5-s110877071c910113.ukp</text:p>
          </table:table-cell>
          <table:table-cell table:number-columns-repeated="2" office:value-type="float" office:value="910113" calcext:value-type="float">
            <text:p>910113</text:p>
          </table:table-cell>
          <table:table-cell table:formula="of:=([.N157] = [.O15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10000-4-s721215008c817916.ukp</text:p>
          </table:table-cell>
          <table:table-cell office:value-type="float" office:value="0.00269115" calcext:value-type="float">
            <text:p>0.0026911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6-s227708629c579842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6-s227708629c579842.ukp</text:p>
          </table:table-cell>
          <table:table-cell office:value-type="float" office:value="17832" calcext:value-type="float">
            <text:p>17832</text:p>
          </table:table-cell>
          <table:table-cell office:value-type="float" office:value="7336" calcext:value-type="float">
            <text:p>7336</text:p>
          </table:table-cell>
          <table:table-cell/>
          <table:table-cell office:value-type="string" calcext:value-type="string">
            <text:p>wmin1000wmax50000n5000-6-s227708629c579842.ukp</text:p>
          </table:table-cell>
          <table:table-cell table:number-columns-repeated="2" office:value-type="float" office:value="579842" calcext:value-type="float">
            <text:p>579842</text:p>
          </table:table-cell>
          <table:table-cell table:formula="of:=([.N158] = [.O15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10000-5-s110877071c534895.ukp</text:p>
          </table:table-cell>
          <table:table-cell office:value-type="float" office:value="0.00193393" calcext:value-type="float">
            <text:p>0.0019339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7-s177710744c955831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7-s177710744c955831.ukp</text:p>
          </table:table-cell>
          <table:table-cell office:value-type="float" office:value="26776" calcext:value-type="float">
            <text:p>26776</text:p>
          </table:table-cell>
          <table:table-cell office:value-type="float" office:value="5568" calcext:value-type="float">
            <text:p>5568</text:p>
          </table:table-cell>
          <table:table-cell/>
          <table:table-cell office:value-type="string" calcext:value-type="string">
            <text:p>wmin1000wmax50000n5000-7-s177710744c955831.ukp</text:p>
          </table:table-cell>
          <table:table-cell table:number-columns-repeated="2" office:value-type="float" office:value="955831" calcext:value-type="float">
            <text:p>955831</text:p>
          </table:table-cell>
          <table:table-cell table:formula="of:=([.N159] = [.O15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10000-6-s227708629c510382.ukp</text:p>
          </table:table-cell>
          <table:table-cell office:value-type="float" office:value="0.00207802" calcext:value-type="float">
            <text:p>0.002078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8-s991580855c627425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8-s991580855c627425.ukp</text:p>
          </table:table-cell>
          <table:table-cell office:value-type="float" office:value="19148" calcext:value-type="float">
            <text:p>19148</text:p>
          </table:table-cell>
          <table:table-cell office:value-type="float" office:value="7136" calcext:value-type="float">
            <text:p>7136</text:p>
          </table:table-cell>
          <table:table-cell/>
          <table:table-cell office:value-type="string" calcext:value-type="string">
            <text:p>wmin1000wmax50000n5000-8-s991580855c627425.ukp</text:p>
          </table:table-cell>
          <table:table-cell table:number-columns-repeated="2" office:value-type="float" office:value="627425" calcext:value-type="float">
            <text:p>627425</text:p>
          </table:table-cell>
          <table:table-cell table:formula="of:=([.N160] = [.O16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10000-7-s177710744c921100.ukp</text:p>
          </table:table-cell>
          <table:table-cell office:value-type="float" office:value="0.0025215" calcext:value-type="float">
            <text:p>0.002521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9-s126456688c69250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5000-9-s126456688c692500.ukp</text:p>
          </table:table-cell>
          <table:table-cell office:value-type="float" office:value="20680" calcext:value-type="float">
            <text:p>20680</text:p>
          </table:table-cell>
          <table:table-cell office:value-type="float" office:value="5608" calcext:value-type="float">
            <text:p>5608</text:p>
          </table:table-cell>
          <table:table-cell/>
          <table:table-cell office:value-type="string" calcext:value-type="string">
            <text:p>wmin1000wmax50000n5000-9-s126456688c692500.ukp</text:p>
          </table:table-cell>
          <table:table-cell table:number-columns-repeated="2" office:value-type="float" office:value="692500" calcext:value-type="float">
            <text:p>692500</text:p>
          </table:table-cell>
          <table:table-cell table:formula="of:=([.N161] = [.O16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10000-8-s991580855c614733.ukp</text:p>
          </table:table-cell>
          <table:table-cell office:value-type="float" office:value="0.00221453" calcext:value-type="float">
            <text:p>0.0022145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0-0-s827183242c544223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0-0-s827183242c544223.ukp</text:p>
          </table:table-cell>
          <table:table-cell office:value-type="float" office:value="17800" calcext:value-type="float">
            <text:p>17800</text:p>
          </table:table-cell>
          <table:table-cell office:value-type="float" office:value="6124" calcext:value-type="float">
            <text:p>6124</text:p>
          </table:table-cell>
          <table:table-cell/>
          <table:table-cell office:value-type="string" calcext:value-type="string">
            <text:p>wmin100wmax100000n10000-0-s827183242c544223.ukp</text:p>
          </table:table-cell>
          <table:table-cell table:number-columns-repeated="2" office:value-type="float" office:value="544223" calcext:value-type="float">
            <text:p>544223</text:p>
          </table:table-cell>
          <table:table-cell table:formula="of:=([.N162] = [.O16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1000-0-s827183242c822011.ukp</text:p>
          </table:table-cell>
          <table:table-cell office:value-type="float" office:value="0.00294814" calcext:value-type="float">
            <text:p>0.0029481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0-1-s843367405c758616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0-1-s843367405c758616.ukp</text:p>
          </table:table-cell>
          <table:table-cell office:value-type="float" office:value="22656" calcext:value-type="float">
            <text:p>22656</text:p>
          </table:table-cell>
          <table:table-cell office:value-type="float" office:value="6164" calcext:value-type="float">
            <text:p>6164</text:p>
          </table:table-cell>
          <table:table-cell/>
          <table:table-cell office:value-type="string" calcext:value-type="string">
            <text:p>wmin100wmax100000n10000-1-s843367405c758616.ukp</text:p>
          </table:table-cell>
          <table:table-cell table:number-columns-repeated="2" office:value-type="float" office:value="758616" calcext:value-type="float">
            <text:p>758616</text:p>
          </table:table-cell>
          <table:table-cell table:formula="of:=([.N163] = [.O16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1000-1-s843367405c974920.ukp</text:p>
          </table:table-cell>
          <table:table-cell office:value-type="float" office:value="0.00319542" calcext:value-type="float">
            <text:p>0.0031954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0-2-s528806317c962915.ukp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0-2-s528806317c962915.ukp</text:p>
          </table:table-cell>
          <table:table-cell office:value-type="float" office:value="27664" calcext:value-type="float">
            <text:p>27664</text:p>
          </table:table-cell>
          <table:table-cell office:value-type="float" office:value="7468" calcext:value-type="float">
            <text:p>7468</text:p>
          </table:table-cell>
          <table:table-cell/>
          <table:table-cell office:value-type="string" calcext:value-type="string">
            <text:p>wmin100wmax100000n10000-2-s528806317c962915.ukp</text:p>
          </table:table-cell>
          <table:table-cell table:number-columns-repeated="2" office:value-type="float" office:value="962915" calcext:value-type="float">
            <text:p>962915</text:p>
          </table:table-cell>
          <table:table-cell table:formula="of:=([.N164] = [.O16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1000-2-s528806317c898349.ukp</text:p>
          </table:table-cell>
          <table:table-cell office:value-type="float" office:value="0.00293829" calcext:value-type="float">
            <text:p>0.0029382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0-3-s780179313c856339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0-3-s780179313c856339.ukp</text:p>
          </table:table-cell>
          <table:table-cell office:value-type="float" office:value="25008" calcext:value-type="float">
            <text:p>25008</text:p>
          </table:table-cell>
          <table:table-cell office:value-type="float" office:value="6108" calcext:value-type="float">
            <text:p>6108</text:p>
          </table:table-cell>
          <table:table-cell/>
          <table:table-cell office:value-type="string" calcext:value-type="string">
            <text:p>wmin100wmax100000n10000-3-s780179313c856339.ukp</text:p>
          </table:table-cell>
          <table:table-cell table:number-columns-repeated="2" office:value-type="float" office:value="856339" calcext:value-type="float">
            <text:p>856339</text:p>
          </table:table-cell>
          <table:table-cell table:formula="of:=([.N165] = [.O16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1000-4-s721215008c678900.ukp</text:p>
          </table:table-cell>
          <table:table-cell office:value-type="float" office:value="0.00268938" calcext:value-type="float">
            <text:p>0.0026893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0-4-s721215008c714434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0-4-s721215008c714434.ukp</text:p>
          </table:table-cell>
          <table:table-cell office:value-type="float" office:value="21712" calcext:value-type="float">
            <text:p>21712</text:p>
          </table:table-cell>
          <table:table-cell office:value-type="float" office:value="6132" calcext:value-type="float">
            <text:p>6132</text:p>
          </table:table-cell>
          <table:table-cell/>
          <table:table-cell office:value-type="string" calcext:value-type="string">
            <text:p>wmin100wmax100000n10000-4-s721215008c714434.ukp</text:p>
          </table:table-cell>
          <table:table-cell table:number-columns-repeated="2" office:value-type="float" office:value="714434" calcext:value-type="float">
            <text:p>714434</text:p>
          </table:table-cell>
          <table:table-cell table:formula="of:=([.N166] = [.O16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1000-5-s110877071c784914.ukp</text:p>
          </table:table-cell>
          <table:table-cell office:value-type="float" office:value="0.00304284" calcext:value-type="float">
            <text:p>0.0030428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0-5-s110877071c927298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0-5-s110877071c927298.ukp</text:p>
          </table:table-cell>
          <table:table-cell office:value-type="float" office:value="26676" calcext:value-type="float">
            <text:p>26676</text:p>
          </table:table-cell>
          <table:table-cell office:value-type="float" office:value="7540" calcext:value-type="float">
            <text:p>7540</text:p>
          </table:table-cell>
          <table:table-cell/>
          <table:table-cell office:value-type="string" calcext:value-type="string">
            <text:p>wmin100wmax100000n10000-5-s110877071c927298.ukp</text:p>
          </table:table-cell>
          <table:table-cell table:number-columns-repeated="2" office:value-type="float" office:value="927298" calcext:value-type="float">
            <text:p>927298</text:p>
          </table:table-cell>
          <table:table-cell table:formula="of:=([.N167] = [.O16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1000-6-s227708629c511609.ukp</text:p>
          </table:table-cell>
          <table:table-cell office:value-type="float" office:value="0.00233686" calcext:value-type="float">
            <text:p>0.0023368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0-6-s227708629c775731.ukp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0-6-s227708629c775731.ukp</text:p>
          </table:table-cell>
          <table:table-cell office:value-type="float" office:value="23188" calcext:value-type="float">
            <text:p>23188</text:p>
          </table:table-cell>
          <table:table-cell office:value-type="float" office:value="6120" calcext:value-type="float">
            <text:p>6120</text:p>
          </table:table-cell>
          <table:table-cell/>
          <table:table-cell office:value-type="string" calcext:value-type="string">
            <text:p>wmin100wmax100000n10000-6-s227708629c775731.ukp</text:p>
          </table:table-cell>
          <table:table-cell table:number-columns-repeated="2" office:value-type="float" office:value="775731" calcext:value-type="float">
            <text:p>775731</text:p>
          </table:table-cell>
          <table:table-cell table:formula="of:=([.N168] = [.O16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1000-7-s177710744c657882.ukp</text:p>
          </table:table-cell>
          <table:table-cell office:value-type="float" office:value="0.00261089" calcext:value-type="float">
            <text:p>0.0026108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0-7-s177710744c926728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0-7-s177710744c926728.ukp</text:p>
          </table:table-cell>
          <table:table-cell office:value-type="float" office:value="26580" calcext:value-type="float">
            <text:p>26580</text:p>
          </table:table-cell>
          <table:table-cell office:value-type="float" office:value="6020" calcext:value-type="float">
            <text:p>6020</text:p>
          </table:table-cell>
          <table:table-cell/>
          <table:table-cell office:value-type="string" calcext:value-type="string">
            <text:p>wmin100wmax100000n10000-7-s177710744c926728.ukp</text:p>
          </table:table-cell>
          <table:table-cell table:number-columns-repeated="2" office:value-type="float" office:value="926728" calcext:value-type="float">
            <text:p>926728</text:p>
          </table:table-cell>
          <table:table-cell table:formula="of:=([.N169] = [.O16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1000-8-s991580855c964354.ukp</text:p>
          </table:table-cell>
          <table:table-cell office:value-type="float" office:value="0.00321608" calcext:value-type="float">
            <text:p>0.0032160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0-8-s991580855c907022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0-8-s991580855c907022.ukp</text:p>
          </table:table-cell>
          <table:table-cell office:value-type="float" office:value="26284" calcext:value-type="float">
            <text:p>26284</text:p>
          </table:table-cell>
          <table:table-cell office:value-type="float" office:value="8080" calcext:value-type="float">
            <text:p>8080</text:p>
          </table:table-cell>
          <table:table-cell/>
          <table:table-cell office:value-type="string" calcext:value-type="string">
            <text:p>wmin100wmax100000n10000-8-s991580855c907022.ukp</text:p>
          </table:table-cell>
          <table:table-cell table:number-columns-repeated="2" office:value-type="float" office:value="907022" calcext:value-type="float">
            <text:p>907022</text:p>
          </table:table-cell>
          <table:table-cell table:formula="of:=([.N170] = [.O17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1000-9-s126456688c785284.ukp</text:p>
          </table:table-cell>
          <table:table-cell office:value-type="float" office:value="0.00308016" calcext:value-type="float">
            <text:p>0.0030801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0-9-s126456688c646208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0-9-s126456688c646208.ukp</text:p>
          </table:table-cell>
          <table:table-cell office:value-type="float" office:value="20212" calcext:value-type="float">
            <text:p>20212</text:p>
          </table:table-cell>
          <table:table-cell office:value-type="float" office:value="6244" calcext:value-type="float">
            <text:p>6244</text:p>
          </table:table-cell>
          <table:table-cell/>
          <table:table-cell office:value-type="string" calcext:value-type="string">
            <text:p>wmin100wmax100000n10000-9-s126456688c646208.ukp</text:p>
          </table:table-cell>
          <table:table-cell table:number-columns-repeated="2" office:value-type="float" office:value="646208" calcext:value-type="float">
            <text:p>646208</text:p>
          </table:table-cell>
          <table:table-cell table:formula="of:=([.N171] = [.O17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100000n2000-9-s126456688c833361.ukp</text:p>
          </table:table-cell>
          <table:table-cell office:value-type="float" office:value="0.00317399" calcext:value-type="float">
            <text:p>0.0031739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-0-s827183242c93471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-0-s827183242c934712.ukp</text:p>
          </table:table-cell>
          <table:table-cell office:value-type="float" office:value="26936" calcext:value-type="float">
            <text:p>26936</text:p>
          </table:table-cell>
          <table:table-cell office:value-type="float" office:value="5548" calcext:value-type="float">
            <text:p>5548</text:p>
          </table:table-cell>
          <table:table-cell/>
          <table:table-cell office:value-type="string" calcext:value-type="string">
            <text:p>wmin100wmax100000n1000-0-s827183242c934712.ukp</text:p>
          </table:table-cell>
          <table:table-cell table:number-columns-repeated="2" office:value-type="float" office:value="934712" calcext:value-type="float">
            <text:p>934712</text:p>
          </table:table-cell>
          <table:table-cell table:formula="of:=([.N172] = [.O17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1000-0-s827183242c505635.ukp</text:p>
          </table:table-cell>
          <table:table-cell office:value-type="float" office:value="0.00241774" calcext:value-type="float">
            <text:p>0.0024177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-1-s843367405c651585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-1-s843367405c651585.ukp</text:p>
          </table:table-cell>
          <table:table-cell office:value-type="float" office:value="20408" calcext:value-type="float">
            <text:p>20408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string" calcext:value-type="string">
            <text:p>wmin100wmax100000n1000-1-s843367405c651585.ukp</text:p>
          </table:table-cell>
          <table:table-cell table:number-columns-repeated="2" office:value-type="float" office:value="651585" calcext:value-type="float">
            <text:p>651585</text:p>
          </table:table-cell>
          <table:table-cell table:formula="of:=([.N173] = [.O17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1000-1-s843367405c527079.ukp</text:p>
          </table:table-cell>
          <table:table-cell office:value-type="float" office:value="0.00247324" calcext:value-type="float">
            <text:p>0.0024732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-2-s528806317c930355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-2-s528806317c930355.ukp</text:p>
          </table:table-cell>
          <table:table-cell office:value-type="float" office:value="26824" calcext:value-type="float">
            <text:p>26824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string" calcext:value-type="string">
            <text:p>wmin100wmax100000n1000-2-s528806317c930355.ukp</text:p>
          </table:table-cell>
          <table:table-cell table:number-columns-repeated="2" office:value-type="float" office:value="930355" calcext:value-type="float">
            <text:p>930355</text:p>
          </table:table-cell>
          <table:table-cell table:formula="of:=([.N174] = [.O17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1000-2-s528806317c938252.ukp</text:p>
          </table:table-cell>
          <table:table-cell office:value-type="float" office:value="0.00322465" calcext:value-type="float">
            <text:p>0.0032246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-3-s780179313c585253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-3-s780179313c585253.ukp</text:p>
          </table:table-cell>
          <table:table-cell office:value-type="float" office:value="18832" calcext:value-type="float">
            <text:p>18832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string" calcext:value-type="string">
            <text:p>wmin100wmax100000n1000-3-s780179313c585253.ukp</text:p>
          </table:table-cell>
          <table:table-cell table:number-columns-repeated="2" office:value-type="float" office:value="585253" calcext:value-type="float">
            <text:p>585253</text:p>
          </table:table-cell>
          <table:table-cell table:formula="of:=([.N175] = [.O17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1000-3-s780179313c900235.ukp</text:p>
          </table:table-cell>
          <table:table-cell office:value-type="float" office:value="0.00280043" calcext:value-type="float">
            <text:p>0.0028004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-4-s721215008c84186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-4-s721215008c841862.ukp</text:p>
          </table:table-cell>
          <table:table-cell office:value-type="float" office:value="24652" calcext:value-type="float">
            <text:p>24652</text:p>
          </table:table-cell>
          <table:table-cell office:value-type="float" office:value="3588" calcext:value-type="float">
            <text:p>3588</text:p>
          </table:table-cell>
          <table:table-cell/>
          <table:table-cell office:value-type="string" calcext:value-type="string">
            <text:p>wmin100wmax100000n1000-4-s721215008c841862.ukp</text:p>
          </table:table-cell>
          <table:table-cell table:number-columns-repeated="2" office:value-type="float" office:value="841862" calcext:value-type="float">
            <text:p>841862</text:p>
          </table:table-cell>
          <table:table-cell table:formula="of:=([.N176] = [.O17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1000-4-s721215008c658332.ukp</text:p>
          </table:table-cell>
          <table:table-cell office:value-type="float" office:value="0.00276183" calcext:value-type="float">
            <text:p>0.0027618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-5-s110877071c64934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-5-s110877071c649340.ukp</text:p>
          </table:table-cell>
          <table:table-cell office:value-type="float" office:value="20112" calcext:value-type="float">
            <text:p>20112</text:p>
          </table:table-cell>
          <table:table-cell office:value-type="float" office:value="5536" calcext:value-type="float">
            <text:p>5536</text:p>
          </table:table-cell>
          <table:table-cell/>
          <table:table-cell office:value-type="string" calcext:value-type="string">
            <text:p>wmin100wmax100000n1000-5-s110877071c649340.ukp</text:p>
          </table:table-cell>
          <table:table-cell table:number-columns-repeated="2" office:value-type="float" office:value="649340" calcext:value-type="float">
            <text:p>649340</text:p>
          </table:table-cell>
          <table:table-cell table:formula="of:=([.N177] = [.O17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1000-7-s177710744c744409.ukp</text:p>
          </table:table-cell>
          <table:table-cell office:value-type="float" office:value="0.00274835" calcext:value-type="float">
            <text:p>0.0027483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-6-s227708629c78625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-6-s227708629c786259.ukp</text:p>
          </table:table-cell>
          <table:table-cell office:value-type="float" office:value="23448" calcext:value-type="float">
            <text:p>23448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string" calcext:value-type="string">
            <text:p>wmin100wmax100000n1000-6-s227708629c786259.ukp</text:p>
          </table:table-cell>
          <table:table-cell table:number-columns-repeated="2" office:value-type="float" office:value="786259" calcext:value-type="float">
            <text:p>786259</text:p>
          </table:table-cell>
          <table:table-cell table:formula="of:=([.N178] = [.O17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1000-9-s126456688c837661.ukp</text:p>
          </table:table-cell>
          <table:table-cell office:value-type="float" office:value="0.00282857" calcext:value-type="float">
            <text:p>0.0028285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-7-s177710744c880033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-7-s177710744c880033.ukp</text:p>
          </table:table-cell>
          <table:table-cell office:value-type="float" office:value="25780" calcext:value-type="float">
            <text:p>25780</text:p>
          </table:table-cell>
          <table:table-cell office:value-type="float" office:value="3564" calcext:value-type="float">
            <text:p>3564</text:p>
          </table:table-cell>
          <table:table-cell/>
          <table:table-cell office:value-type="string" calcext:value-type="string">
            <text:p>wmin100wmax100000n1000-7-s177710744c880033.ukp</text:p>
          </table:table-cell>
          <table:table-cell table:number-columns-repeated="2" office:value-type="float" office:value="880033" calcext:value-type="float">
            <text:p>880033</text:p>
          </table:table-cell>
          <table:table-cell table:formula="of:=([.N179] = [.O17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2000-0-s827183242c735111.ukp</text:p>
          </table:table-cell>
          <table:table-cell office:value-type="float" office:value="0.00282474" calcext:value-type="float">
            <text:p>0.0028247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-8-s991580855c506117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-8-s991580855c506117.ukp</text:p>
          </table:table-cell>
          <table:table-cell office:value-type="float" office:value="16700" calcext:value-type="float">
            <text:p>16700</text:p>
          </table:table-cell>
          <table:table-cell office:value-type="float" office:value="3640" calcext:value-type="float">
            <text:p>3640</text:p>
          </table:table-cell>
          <table:table-cell/>
          <table:table-cell office:value-type="string" calcext:value-type="string">
            <text:p>wmin100wmax100000n1000-8-s991580855c506117.ukp</text:p>
          </table:table-cell>
          <table:table-cell table:number-columns-repeated="2" office:value-type="float" office:value="506117" calcext:value-type="float">
            <text:p>506117</text:p>
          </table:table-cell>
          <table:table-cell table:formula="of:=([.N180] = [.O18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2000-1-s843367405c717370.ukp</text:p>
          </table:table-cell>
          <table:table-cell office:value-type="float" office:value="0.00279749" calcext:value-type="float">
            <text:p>0.0027974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-9-s126456688c853648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-9-s126456688c853648.ukp</text:p>
          </table:table-cell>
          <table:table-cell office:value-type="float" office:value="24940" calcext:value-type="float">
            <text:p>24940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string" calcext:value-type="string">
            <text:p>wmin100wmax100000n1000-9-s126456688c853648.ukp</text:p>
          </table:table-cell>
          <table:table-cell table:number-columns-repeated="2" office:value-type="float" office:value="853648" calcext:value-type="float">
            <text:p>853648</text:p>
          </table:table-cell>
          <table:table-cell table:formula="of:=([.N181] = [.O18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2000-2-s528806317c726630.ukp</text:p>
          </table:table-cell>
          <table:table-cell office:value-type="float" office:value="0.00283021" calcext:value-type="float">
            <text:p>0.0028302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2000-0-s827183242c75519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2000-0-s827183242c755190.ukp</text:p>
          </table:table-cell>
          <table:table-cell office:value-type="float" office:value="22660" calcext:value-type="float">
            <text:p>22660</text:p>
          </table:table-cell>
          <table:table-cell office:value-type="float" office:value="4020" calcext:value-type="float">
            <text:p>4020</text:p>
          </table:table-cell>
          <table:table-cell/>
          <table:table-cell office:value-type="string" calcext:value-type="string">
            <text:p>wmin100wmax100000n2000-0-s827183242c755190.ukp</text:p>
          </table:table-cell>
          <table:table-cell table:number-columns-repeated="2" office:value-type="float" office:value="755190" calcext:value-type="float">
            <text:p>755190</text:p>
          </table:table-cell>
          <table:table-cell table:formula="of:=([.N182] = [.O18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2000-3-s780179313c589775.ukp</text:p>
          </table:table-cell>
          <table:table-cell office:value-type="float" office:value="0.00283277" calcext:value-type="float">
            <text:p>0.0028327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2000-1-s843367405c726618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2000-1-s843367405c726618.ukp</text:p>
          </table:table-cell>
          <table:table-cell office:value-type="float" office:value="22064" calcext:value-type="float">
            <text:p>22064</text:p>
          </table:table-cell>
          <table:table-cell office:value-type="float" office:value="4084" calcext:value-type="float">
            <text:p>4084</text:p>
          </table:table-cell>
          <table:table-cell/>
          <table:table-cell office:value-type="string" calcext:value-type="string">
            <text:p>wmin100wmax100000n2000-1-s843367405c726618.ukp</text:p>
          </table:table-cell>
          <table:table-cell table:number-columns-repeated="2" office:value-type="float" office:value="726618" calcext:value-type="float">
            <text:p>726618</text:p>
          </table:table-cell>
          <table:table-cell table:formula="of:=([.N183] = [.O18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2000-5-s110877071c884660.ukp</text:p>
          </table:table-cell>
          <table:table-cell office:value-type="float" office:value="0.00311502" calcext:value-type="float">
            <text:p>0.0031150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2000-2-s528806317c62357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2000-2-s528806317c623571.ukp</text:p>
          </table:table-cell>
          <table:table-cell office:value-type="float" office:value="19656" calcext:value-type="float">
            <text:p>19656</text:p>
          </table:table-cell>
          <table:table-cell office:value-type="float" office:value="4108" calcext:value-type="float">
            <text:p>4108</text:p>
          </table:table-cell>
          <table:table-cell/>
          <table:table-cell office:value-type="string" calcext:value-type="string">
            <text:p>wmin100wmax100000n2000-2-s528806317c623571.ukp</text:p>
          </table:table-cell>
          <table:table-cell table:number-columns-repeated="2" office:value-type="float" office:value="623571" calcext:value-type="float">
            <text:p>623571</text:p>
          </table:table-cell>
          <table:table-cell table:formula="of:=([.N184] = [.O18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2000-6-s227708629c720884.ukp</text:p>
          </table:table-cell>
          <table:table-cell office:value-type="float" office:value="0.00282565" calcext:value-type="float">
            <text:p>0.0028256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2000-3-s780179313c84726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2000-3-s780179313c847262.ukp</text:p>
          </table:table-cell>
          <table:table-cell office:value-type="float" office:value="24640" calcext:value-type="float">
            <text:p>24640</text:p>
          </table:table-cell>
          <table:table-cell office:value-type="float" office:value="6044" calcext:value-type="float">
            <text:p>6044</text:p>
          </table:table-cell>
          <table:table-cell/>
          <table:table-cell office:value-type="string" calcext:value-type="string">
            <text:p>wmin100wmax100000n2000-3-s780179313c847262.ukp</text:p>
          </table:table-cell>
          <table:table-cell table:number-columns-repeated="2" office:value-type="float" office:value="847262" calcext:value-type="float">
            <text:p>847262</text:p>
          </table:table-cell>
          <table:table-cell table:formula="of:=([.N185] = [.O18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0wmax50000n5000-4-s721215008c527444.ukp</text:p>
          </table:table-cell>
          <table:table-cell office:value-type="float" office:value="0.00412549" calcext:value-type="float">
            <text:p>0.0041254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2000-4-s721215008c75190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2000-4-s721215008c751902.ukp</text:p>
          </table:table-cell>
          <table:table-cell office:value-type="float" office:value="22732" calcext:value-type="float">
            <text:p>22732</text:p>
          </table:table-cell>
          <table:table-cell office:value-type="float" office:value="4108" calcext:value-type="float">
            <text:p>4108</text:p>
          </table:table-cell>
          <table:table-cell/>
          <table:table-cell office:value-type="string" calcext:value-type="string">
            <text:p>wmin100wmax100000n2000-4-s721215008c751902.ukp</text:p>
          </table:table-cell>
          <table:table-cell table:number-columns-repeated="2" office:value-type="float" office:value="751902" calcext:value-type="float">
            <text:p>751902</text:p>
          </table:table-cell>
          <table:table-cell table:formula="of:=([.N186] = [.O18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1000-0-s827183242c702436.ukp</text:p>
          </table:table-cell>
          <table:table-cell office:value-type="float" office:value="0.00235995" calcext:value-type="float">
            <text:p>0.0023599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2000-5-s110877071c842723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2000-5-s110877071c842723.ukp</text:p>
          </table:table-cell>
          <table:table-cell office:value-type="float" office:value="24780" calcext:value-type="float">
            <text:p>24780</text:p>
          </table:table-cell>
          <table:table-cell office:value-type="float" office:value="6020" calcext:value-type="float">
            <text:p>6020</text:p>
          </table:table-cell>
          <table:table-cell/>
          <table:table-cell office:value-type="string" calcext:value-type="string">
            <text:p>wmin100wmax100000n2000-5-s110877071c842723.ukp</text:p>
          </table:table-cell>
          <table:table-cell table:number-columns-repeated="2" office:value-type="float" office:value="842723" calcext:value-type="float">
            <text:p>842723</text:p>
          </table:table-cell>
          <table:table-cell table:formula="of:=([.N187] = [.O18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1000-5-s110877071c758279.ukp</text:p>
          </table:table-cell>
          <table:table-cell office:value-type="float" office:value="0.00255577" calcext:value-type="float">
            <text:p>0.0025557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2000-6-s227708629c88092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2000-6-s227708629c880921.ukp</text:p>
          </table:table-cell>
          <table:table-cell office:value-type="float" office:value="25788" calcext:value-type="float">
            <text:p>25788</text:p>
          </table:table-cell>
          <table:table-cell office:value-type="float" office:value="4180" calcext:value-type="float">
            <text:p>4180</text:p>
          </table:table-cell>
          <table:table-cell/>
          <table:table-cell office:value-type="string" calcext:value-type="string">
            <text:p>wmin100wmax100000n2000-6-s227708629c880921.ukp</text:p>
          </table:table-cell>
          <table:table-cell table:number-columns-repeated="2" office:value-type="float" office:value="880921" calcext:value-type="float">
            <text:p>880921</text:p>
          </table:table-cell>
          <table:table-cell table:formula="of:=([.N188] = [.O18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1000-7-s177710744c785630.ukp</text:p>
          </table:table-cell>
          <table:table-cell office:value-type="float" office:value="0.00243143" calcext:value-type="float">
            <text:p>0.0024314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2000-7-s177710744c78659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2000-7-s177710744c786597.ukp</text:p>
          </table:table-cell>
          <table:table-cell office:value-type="float" office:value="23476" calcext:value-type="float">
            <text:p>23476</text:p>
          </table:table-cell>
          <table:table-cell office:value-type="float" office:value="4100" calcext:value-type="float">
            <text:p>4100</text:p>
          </table:table-cell>
          <table:table-cell/>
          <table:table-cell office:value-type="string" calcext:value-type="string">
            <text:p>wmin100wmax100000n2000-7-s177710744c786597.ukp</text:p>
          </table:table-cell>
          <table:table-cell table:number-columns-repeated="2" office:value-type="float" office:value="786597" calcext:value-type="float">
            <text:p>786597</text:p>
          </table:table-cell>
          <table:table-cell table:formula="of:=([.N189] = [.O18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1000-9-s126456688c869402.ukp</text:p>
          </table:table-cell>
          <table:table-cell office:value-type="float" office:value="0.00269125" calcext:value-type="float">
            <text:p>0.0026912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2000-8-s991580855c820778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2000-8-s991580855c820778.ukp</text:p>
          </table:table-cell>
          <table:table-cell office:value-type="float" office:value="24124" calcext:value-type="float">
            <text:p>24124</text:p>
          </table:table-cell>
          <table:table-cell office:value-type="float" office:value="4116" calcext:value-type="float">
            <text:p>4116</text:p>
          </table:table-cell>
          <table:table-cell/>
          <table:table-cell office:value-type="string" calcext:value-type="string">
            <text:p>wmin100wmax100000n2000-8-s991580855c820778.ukp</text:p>
          </table:table-cell>
          <table:table-cell table:number-columns-repeated="2" office:value-type="float" office:value="820778" calcext:value-type="float">
            <text:p>820778</text:p>
          </table:table-cell>
          <table:table-cell table:formula="of:=([.N190] = [.O19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2000-0-s827183242c801096.ukp</text:p>
          </table:table-cell>
          <table:table-cell office:value-type="float" office:value="0.00248646" calcext:value-type="float">
            <text:p>0.0024864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2000-9-s126456688c955846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2000-9-s126456688c955846.ukp</text:p>
          </table:table-cell>
          <table:table-cell office:value-type="float" office:value="27404" calcext:value-type="float">
            <text:p>27404</text:p>
          </table:table-cell>
          <table:table-cell office:value-type="float" office:value="4060" calcext:value-type="float">
            <text:p>4060</text:p>
          </table:table-cell>
          <table:table-cell/>
          <table:table-cell office:value-type="string" calcext:value-type="string">
            <text:p>wmin100wmax100000n2000-9-s126456688c955846.ukp</text:p>
          </table:table-cell>
          <table:table-cell table:number-columns-repeated="2" office:value-type="float" office:value="955846" calcext:value-type="float">
            <text:p>955846</text:p>
          </table:table-cell>
          <table:table-cell table:formula="of:=([.N191] = [.O19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2000-1-s843367405c674749.ukp</text:p>
          </table:table-cell>
          <table:table-cell office:value-type="float" office:value="0.00230852" calcext:value-type="float">
            <text:p>0.0023085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5000-0-s827183242c61469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5000-0-s827183242c614699.ukp</text:p>
          </table:table-cell>
          <table:table-cell office:value-type="float" office:value="19416" calcext:value-type="float">
            <text:p>19416</text:p>
          </table:table-cell>
          <table:table-cell office:value-type="float" office:value="5656" calcext:value-type="float">
            <text:p>5656</text:p>
          </table:table-cell>
          <table:table-cell/>
          <table:table-cell office:value-type="string" calcext:value-type="string">
            <text:p>wmin100wmax100000n5000-0-s827183242c614699.ukp</text:p>
          </table:table-cell>
          <table:table-cell table:number-columns-repeated="2" office:value-type="float" office:value="614699" calcext:value-type="float">
            <text:p>614699</text:p>
          </table:table-cell>
          <table:table-cell table:formula="of:=([.N192] = [.O19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2000-2-s528806317c620605.ukp</text:p>
          </table:table-cell>
          <table:table-cell office:value-type="float" office:value="0.0020962" calcext:value-type="float">
            <text:p>0.002096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5000-1-s843367405c72224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5000-1-s843367405c722247.ukp</text:p>
          </table:table-cell>
          <table:table-cell office:value-type="float" office:value="21916" calcext:value-type="float">
            <text:p>21916</text:p>
          </table:table-cell>
          <table:table-cell office:value-type="float" office:value="5568" calcext:value-type="float">
            <text:p>5568</text:p>
          </table:table-cell>
          <table:table-cell/>
          <table:table-cell office:value-type="string" calcext:value-type="string">
            <text:p>wmin100wmax100000n5000-1-s843367405c722247.ukp</text:p>
          </table:table-cell>
          <table:table-cell table:number-columns-repeated="2" office:value-type="float" office:value="722247" calcext:value-type="float">
            <text:p>722247</text:p>
          </table:table-cell>
          <table:table-cell table:formula="of:=([.N193] = [.O19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2000-3-s780179313c933740.ukp</text:p>
          </table:table-cell>
          <table:table-cell office:value-type="float" office:value="0.00270144" calcext:value-type="float">
            <text:p>0.0027014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5000-2-s528806317c56576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5000-2-s528806317c565762.ukp</text:p>
          </table:table-cell>
          <table:table-cell office:value-type="float" office:value="18472" calcext:value-type="float">
            <text:p>18472</text:p>
          </table:table-cell>
          <table:table-cell office:value-type="float" office:value="5600" calcext:value-type="float">
            <text:p>5600</text:p>
          </table:table-cell>
          <table:table-cell/>
          <table:table-cell office:value-type="string" calcext:value-type="string">
            <text:p>wmin100wmax100000n5000-2-s528806317c565762.ukp</text:p>
          </table:table-cell>
          <table:table-cell table:number-columns-repeated="2" office:value-type="float" office:value="565762" calcext:value-type="float">
            <text:p>565762</text:p>
          </table:table-cell>
          <table:table-cell table:formula="of:=([.N194] = [.O19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2000-4-s721215008c680270.ukp</text:p>
          </table:table-cell>
          <table:table-cell office:value-type="float" office:value="0.00231772" calcext:value-type="float">
            <text:p>0.0023177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5000-3-s780179313c975126.ukp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5000-3-s780179313c975126.ukp</text:p>
          </table:table-cell>
          <table:table-cell office:value-type="float" office:value="27936" calcext:value-type="float">
            <text:p>27936</text:p>
          </table:table-cell>
          <table:table-cell office:value-type="float" office:value="5736" calcext:value-type="float">
            <text:p>5736</text:p>
          </table:table-cell>
          <table:table-cell/>
          <table:table-cell office:value-type="string" calcext:value-type="string">
            <text:p>wmin100wmax100000n5000-3-s780179313c975126.ukp</text:p>
          </table:table-cell>
          <table:table-cell table:number-columns-repeated="2" office:value-type="float" office:value="975126" calcext:value-type="float">
            <text:p>975126</text:p>
          </table:table-cell>
          <table:table-cell table:formula="of:=([.N195] = [.O19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2000-5-s110877071c577917.ukp</text:p>
          </table:table-cell>
          <table:table-cell office:value-type="float" office:value="0.00197261" calcext:value-type="float">
            <text:p>0.0019726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5000-4-s721215008c722598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5000-4-s721215008c722598.ukp</text:p>
          </table:table-cell>
          <table:table-cell office:value-type="float" office:value="21828" calcext:value-type="float">
            <text:p>21828</text:p>
          </table:table-cell>
          <table:table-cell office:value-type="float" office:value="5680" calcext:value-type="float">
            <text:p>5680</text:p>
          </table:table-cell>
          <table:table-cell/>
          <table:table-cell office:value-type="string" calcext:value-type="string">
            <text:p>wmin100wmax100000n5000-4-s721215008c722598.ukp</text:p>
          </table:table-cell>
          <table:table-cell table:number-columns-repeated="2" office:value-type="float" office:value="722598" calcext:value-type="float">
            <text:p>722598</text:p>
          </table:table-cell>
          <table:table-cell table:formula="of:=([.N196] = [.O19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2000-6-s227708629c648684.ukp</text:p>
          </table:table-cell>
          <table:table-cell office:value-type="float" office:value="0.00221578" calcext:value-type="float">
            <text:p>0.0022157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5000-5-s110877071c915598.ukp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5000-5-s110877071c915598.ukp</text:p>
          </table:table-cell>
          <table:table-cell office:value-type="float" office:value="26472" calcext:value-type="float">
            <text:p>26472</text:p>
          </table:table-cell>
          <table:table-cell office:value-type="float" office:value="5636" calcext:value-type="float">
            <text:p>5636</text:p>
          </table:table-cell>
          <table:table-cell/>
          <table:table-cell office:value-type="string" calcext:value-type="string">
            <text:p>wmin100wmax100000n5000-5-s110877071c915598.ukp</text:p>
          </table:table-cell>
          <table:table-cell table:number-columns-repeated="2" office:value-type="float" office:value="915598" calcext:value-type="float">
            <text:p>915598</text:p>
          </table:table-cell>
          <table:table-cell table:formula="of:=([.N197] = [.O19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2000-7-s177710744c919792.ukp</text:p>
          </table:table-cell>
          <table:table-cell office:value-type="float" office:value="0.00263634" calcext:value-type="float">
            <text:p>0.0026363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5000-6-s227708629c70208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5000-6-s227708629c702084.ukp</text:p>
          </table:table-cell>
          <table:table-cell office:value-type="float" office:value="21656" calcext:value-type="float">
            <text:p>21656</text:p>
          </table:table-cell>
          <table:table-cell office:value-type="float" office:value="5616" calcext:value-type="float">
            <text:p>5616</text:p>
          </table:table-cell>
          <table:table-cell/>
          <table:table-cell office:value-type="string" calcext:value-type="string">
            <text:p>wmin100wmax100000n5000-6-s227708629c702084.ukp</text:p>
          </table:table-cell>
          <table:table-cell table:number-columns-repeated="2" office:value-type="float" office:value="702084" calcext:value-type="float">
            <text:p>702084</text:p>
          </table:table-cell>
          <table:table-cell table:formula="of:=([.N198] = [.O19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2000-8-s991580855c621922.ukp</text:p>
          </table:table-cell>
          <table:table-cell office:value-type="float" office:value="0.00236914" calcext:value-type="float">
            <text:p>0.0023691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5000-7-s177710744c998133.ukp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5000-7-s177710744c998133.ukp</text:p>
          </table:table-cell>
          <table:table-cell office:value-type="float" office:value="28388" calcext:value-type="float">
            <text:p>28388</text:p>
          </table:table-cell>
          <table:table-cell office:value-type="float" office:value="5680" calcext:value-type="float">
            <text:p>5680</text:p>
          </table:table-cell>
          <table:table-cell/>
          <table:table-cell office:value-type="string" calcext:value-type="string">
            <text:p>wmin100wmax100000n5000-7-s177710744c998133.ukp</text:p>
          </table:table-cell>
          <table:table-cell table:number-columns-repeated="2" office:value-type="float" office:value="998133" calcext:value-type="float">
            <text:p>998133</text:p>
          </table:table-cell>
          <table:table-cell table:formula="of:=([.N199] = [.O19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2000-9-s126456688c522084.ukp</text:p>
          </table:table-cell>
          <table:table-cell office:value-type="float" office:value="0.00200086" calcext:value-type="float">
            <text:p>0.0020008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5000-8-s991580855c67679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5000-8-s991580855c676792.ukp</text:p>
          </table:table-cell>
          <table:table-cell office:value-type="float" office:value="20884" calcext:value-type="float">
            <text:p>20884</text:p>
          </table:table-cell>
          <table:table-cell office:value-type="float" office:value="5628" calcext:value-type="float">
            <text:p>5628</text:p>
          </table:table-cell>
          <table:table-cell/>
          <table:table-cell office:value-type="string" calcext:value-type="string">
            <text:p>wmin100wmax100000n5000-8-s991580855c676792.ukp</text:p>
          </table:table-cell>
          <table:table-cell table:number-columns-repeated="2" office:value-type="float" office:value="676792" calcext:value-type="float">
            <text:p>676792</text:p>
          </table:table-cell>
          <table:table-cell table:formula="of:=([.N200] = [.O20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5000-1-s843367405c706481.ukp</text:p>
          </table:table-cell>
          <table:table-cell office:value-type="float" office:value="0.00268579" calcext:value-type="float">
            <text:p>0.0026857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5000-9-s126456688c82894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5000-9-s126456688c828941.ukp</text:p>
          </table:table-cell>
          <table:table-cell office:value-type="float" office:value="24460" calcext:value-type="float">
            <text:p>24460</text:p>
          </table:table-cell>
          <table:table-cell office:value-type="float" office:value="5664" calcext:value-type="float">
            <text:p>5664</text:p>
          </table:table-cell>
          <table:table-cell/>
          <table:table-cell office:value-type="string" calcext:value-type="string">
            <text:p>wmin100wmax100000n5000-9-s126456688c828941.ukp</text:p>
          </table:table-cell>
          <table:table-cell table:number-columns-repeated="2" office:value-type="float" office:value="828941" calcext:value-type="float">
            <text:p>828941</text:p>
          </table:table-cell>
          <table:table-cell table:formula="of:=([.N201] = [.O20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5000-4-s721215008c701200.ukp</text:p>
          </table:table-cell>
          <table:table-cell office:value-type="float" office:value="0.00254911" calcext:value-type="float">
            <text:p>0.0025491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0-0-s827183242c692993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50000n10000-0-s827183242c692993.ukp</text:p>
          </table:table-cell>
          <table:table-cell office:value-type="float" office:value="20504" calcext:value-type="float">
            <text:p>20504</text:p>
          </table:table-cell>
          <table:table-cell office:value-type="float" office:value="7496" calcext:value-type="float">
            <text:p>7496</text:p>
          </table:table-cell>
          <table:table-cell/>
          <table:table-cell office:value-type="string" calcext:value-type="string">
            <text:p>wmin100wmax50000n10000-0-s827183242c692993.ukp</text:p>
          </table:table-cell>
          <table:table-cell table:number-columns-repeated="2" office:value-type="float" office:value="692993" calcext:value-type="float">
            <text:p>692993</text:p>
          </table:table-cell>
          <table:table-cell table:formula="of:=([.N202] = [.O20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5000-6-s227708629c866107.ukp</text:p>
          </table:table-cell>
          <table:table-cell office:value-type="float" office:value="0.00260891" calcext:value-type="float">
            <text:p>0.0026089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0-1-s843367405c890345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50000n10000-1-s843367405c890345.ukp</text:p>
          </table:table-cell>
          <table:table-cell office:value-type="float" office:value="25004" calcext:value-type="float">
            <text:p>25004</text:p>
          </table:table-cell>
          <table:table-cell office:value-type="float" office:value="7388" calcext:value-type="float">
            <text:p>7388</text:p>
          </table:table-cell>
          <table:table-cell/>
          <table:table-cell office:value-type="string" calcext:value-type="string">
            <text:p>wmin100wmax50000n10000-1-s843367405c890345.ukp</text:p>
          </table:table-cell>
          <table:table-cell table:number-columns-repeated="2" office:value-type="float" office:value="890345" calcext:value-type="float">
            <text:p>890345</text:p>
          </table:table-cell>
          <table:table-cell table:formula="of:=([.N203] = [.O20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1000-1-s843367405c762037.ukp</text:p>
          </table:table-cell>
          <table:table-cell office:value-type="float" office:value="0.0019615" calcext:value-type="float">
            <text:p>0.001961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0-2-s528806317c831043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50000n10000-2-s528806317c831043.ukp</text:p>
          </table:table-cell>
          <table:table-cell office:value-type="float" office:value="23768" calcext:value-type="float">
            <text:p>23768</text:p>
          </table:table-cell>
          <table:table-cell office:value-type="float" office:value="7312" calcext:value-type="float">
            <text:p>7312</text:p>
          </table:table-cell>
          <table:table-cell/>
          <table:table-cell office:value-type="string" calcext:value-type="string">
            <text:p>wmin100wmax50000n10000-2-s528806317c831043.ukp</text:p>
          </table:table-cell>
          <table:table-cell table:number-columns-repeated="2" office:value-type="float" office:value="831043" calcext:value-type="float">
            <text:p>831043</text:p>
          </table:table-cell>
          <table:table-cell table:formula="of:=([.N204] = [.O20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1000-2-s528806317c671407.ukp</text:p>
          </table:table-cell>
          <table:table-cell office:value-type="float" office:value="0.00217664" calcext:value-type="float">
            <text:p>0.0021766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0-3-s780179313c522689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50000n10000-3-s780179313c522689.ukp</text:p>
          </table:table-cell>
          <table:table-cell office:value-type="float" office:value="16300" calcext:value-type="float">
            <text:p>16300</text:p>
          </table:table-cell>
          <table:table-cell office:value-type="float" office:value="7172" calcext:value-type="float">
            <text:p>7172</text:p>
          </table:table-cell>
          <table:table-cell/>
          <table:table-cell office:value-type="string" calcext:value-type="string">
            <text:p>wmin100wmax50000n10000-3-s780179313c522689.ukp</text:p>
          </table:table-cell>
          <table:table-cell table:number-columns-repeated="2" office:value-type="float" office:value="522689" calcext:value-type="float">
            <text:p>522689</text:p>
          </table:table-cell>
          <table:table-cell table:formula="of:=([.N205] = [.O20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1000-4-s721215008c753624.ukp</text:p>
          </table:table-cell>
          <table:table-cell office:value-type="float" office:value="0.00220518" calcext:value-type="float">
            <text:p>0.0022051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0-4-s721215008c548771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50000n10000-4-s721215008c548771.ukp</text:p>
          </table:table-cell>
          <table:table-cell office:value-type="float" office:value="17056" calcext:value-type="float">
            <text:p>17056</text:p>
          </table:table-cell>
          <table:table-cell office:value-type="float" office:value="7184" calcext:value-type="float">
            <text:p>7184</text:p>
          </table:table-cell>
          <table:table-cell/>
          <table:table-cell office:value-type="string" calcext:value-type="string">
            <text:p>wmin100wmax50000n10000-4-s721215008c548771.ukp</text:p>
          </table:table-cell>
          <table:table-cell table:number-columns-repeated="2" office:value-type="float" office:value="548771" calcext:value-type="float">
            <text:p>548771</text:p>
          </table:table-cell>
          <table:table-cell table:formula="of:=([.N206] = [.O20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1000-5-s110877071c821271.ukp</text:p>
          </table:table-cell>
          <table:table-cell office:value-type="float" office:value="0.00245392" calcext:value-type="float">
            <text:p>0.0024539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0-5-s110877071c757113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50000n10000-5-s110877071c757113.ukp</text:p>
          </table:table-cell>
          <table:table-cell office:value-type="float" office:value="21908" calcext:value-type="float">
            <text:p>21908</text:p>
          </table:table-cell>
          <table:table-cell office:value-type="float" office:value="7500" calcext:value-type="float">
            <text:p>7500</text:p>
          </table:table-cell>
          <table:table-cell/>
          <table:table-cell office:value-type="string" calcext:value-type="string">
            <text:p>wmin100wmax50000n10000-5-s110877071c757113.ukp</text:p>
          </table:table-cell>
          <table:table-cell table:number-columns-repeated="2" office:value-type="float" office:value="757113" calcext:value-type="float">
            <text:p>757113</text:p>
          </table:table-cell>
          <table:table-cell table:formula="of:=([.N207] = [.O20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1000-7-s177710744c961618.ukp</text:p>
          </table:table-cell>
          <table:table-cell office:value-type="float" office:value="0.00241707" calcext:value-type="float">
            <text:p>0.0024170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0-6-s227708629c960084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50000n10000-6-s227708629c960084.ukp</text:p>
          </table:table-cell>
          <table:table-cell office:value-type="float" office:value="26816" calcext:value-type="float">
            <text:p>26816</text:p>
          </table:table-cell>
          <table:table-cell office:value-type="float" office:value="6152" calcext:value-type="float">
            <text:p>6152</text:p>
          </table:table-cell>
          <table:table-cell/>
          <table:table-cell office:value-type="string" calcext:value-type="string">
            <text:p>wmin100wmax50000n10000-6-s227708629c960084.ukp</text:p>
          </table:table-cell>
          <table:table-cell table:number-columns-repeated="2" office:value-type="float" office:value="960084" calcext:value-type="float">
            <text:p>960084</text:p>
          </table:table-cell>
          <table:table-cell table:formula="of:=([.N208] = [.O20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2000-0-s827183242c712347.ukp</text:p>
          </table:table-cell>
          <table:table-cell office:value-type="float" office:value="0.00234054" calcext:value-type="float">
            <text:p>0.0023405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0-7-s177710744c908287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50000n10000-7-s177710744c908287.ukp</text:p>
          </table:table-cell>
          <table:table-cell office:value-type="float" office:value="25572" calcext:value-type="float">
            <text:p>25572</text:p>
          </table:table-cell>
          <table:table-cell office:value-type="float" office:value="6028" calcext:value-type="float">
            <text:p>6028</text:p>
          </table:table-cell>
          <table:table-cell/>
          <table:table-cell office:value-type="string" calcext:value-type="string">
            <text:p>wmin100wmax50000n10000-7-s177710744c908287.ukp</text:p>
          </table:table-cell>
          <table:table-cell table:number-columns-repeated="2" office:value-type="float" office:value="908287" calcext:value-type="float">
            <text:p>908287</text:p>
          </table:table-cell>
          <table:table-cell table:formula="of:=([.N209] = [.O20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2000-1-s843367405c638572.ukp</text:p>
          </table:table-cell>
          <table:table-cell office:value-type="float" office:value="0.00208728" calcext:value-type="float">
            <text:p>0.0020872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0-8-s991580855c759438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50000n10000-8-s991580855c759438.ukp</text:p>
          </table:table-cell>
          <table:table-cell office:value-type="float" office:value="22184" calcext:value-type="float">
            <text:p>22184</text:p>
          </table:table-cell>
          <table:table-cell office:value-type="float" office:value="7884" calcext:value-type="float">
            <text:p>7884</text:p>
          </table:table-cell>
          <table:table-cell/>
          <table:table-cell office:value-type="string" calcext:value-type="string">
            <text:p>wmin100wmax50000n10000-8-s991580855c759438.ukp</text:p>
          </table:table-cell>
          <table:table-cell table:number-columns-repeated="2" office:value-type="float" office:value="759438" calcext:value-type="float">
            <text:p>759438</text:p>
          </table:table-cell>
          <table:table-cell table:formula="of:=([.N210] = [.O21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2000-2-s528806317c771687.ukp</text:p>
          </table:table-cell>
          <table:table-cell office:value-type="float" office:value="0.0020475" calcext:value-type="float">
            <text:p>0.002047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0-9-s126456688c597881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50000n10000-9-s126456688c597881.ukp</text:p>
          </table:table-cell>
          <table:table-cell office:value-type="float" office:value="18284" calcext:value-type="float">
            <text:p>18284</text:p>
          </table:table-cell>
          <table:table-cell office:value-type="float" office:value="6132" calcext:value-type="float">
            <text:p>6132</text:p>
          </table:table-cell>
          <table:table-cell/>
          <table:table-cell office:value-type="string" calcext:value-type="string">
            <text:p>wmin100wmax50000n10000-9-s126456688c597881.ukp</text:p>
          </table:table-cell>
          <table:table-cell table:number-columns-repeated="2" office:value-type="float" office:value="597881" calcext:value-type="float">
            <text:p>597881</text:p>
          </table:table-cell>
          <table:table-cell table:formula="of:=([.N211] = [.O21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2000-4-s721215008c677586.ukp</text:p>
          </table:table-cell>
          <table:table-cell office:value-type="float" office:value="0.00221668" calcext:value-type="float">
            <text:p>0.0022166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-0-s827183242c77172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-0-s827183242c771721.ukp</text:p>
          </table:table-cell>
          <table:table-cell office:value-type="float" office:value="22388" calcext:value-type="float">
            <text:p>22388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string" calcext:value-type="string">
            <text:p>wmin100wmax50000n1000-0-s827183242c771721.ukp</text:p>
          </table:table-cell>
          <table:table-cell table:number-columns-repeated="2" office:value-type="float" office:value="771721" calcext:value-type="float">
            <text:p>771721</text:p>
          </table:table-cell>
          <table:table-cell table:formula="of:=([.N212] = [.O21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2000-5-s110877071c754733.ukp</text:p>
          </table:table-cell>
          <table:table-cell office:value-type="float" office:value="0.00226392" calcext:value-type="float">
            <text:p>0.0022639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-1-s843367405c507170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-1-s843367405c507170.ukp</text:p>
          </table:table-cell>
          <table:table-cell office:value-type="float" office:value="16032" calcext:value-type="float">
            <text:p>16032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string" calcext:value-type="string">
            <text:p>wmin100wmax50000n1000-1-s843367405c507170.ukp</text:p>
          </table:table-cell>
          <table:table-cell table:number-columns-repeated="2" office:value-type="float" office:value="507170" calcext:value-type="float">
            <text:p>507170</text:p>
          </table:table-cell>
          <table:table-cell table:formula="of:=([.N213] = [.O21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2000-6-s227708629c878892.ukp</text:p>
          </table:table-cell>
          <table:table-cell office:value-type="float" office:value="0.00246676" calcext:value-type="float">
            <text:p>0.0024667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-2-s528806317c700591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-2-s528806317c700591.ukp</text:p>
          </table:table-cell>
          <table:table-cell office:value-type="float" office:value="20572" calcext:value-type="float">
            <text:p>20572</text:p>
          </table:table-cell>
          <table:table-cell office:value-type="float" office:value="5480" calcext:value-type="float">
            <text:p>5480</text:p>
          </table:table-cell>
          <table:table-cell/>
          <table:table-cell office:value-type="string" calcext:value-type="string">
            <text:p>wmin100wmax50000n1000-2-s528806317c700591.ukp</text:p>
          </table:table-cell>
          <table:table-cell table:number-columns-repeated="2" office:value-type="float" office:value="700591" calcext:value-type="float">
            <text:p>700591</text:p>
          </table:table-cell>
          <table:table-cell table:formula="of:=([.N214] = [.O21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2000-7-s177710744c584112.ukp</text:p>
          </table:table-cell>
          <table:table-cell office:value-type="float" office:value="0.00190017" calcext:value-type="float">
            <text:p>0.0019001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-3-s780179313c73742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-3-s780179313c737429.ukp</text:p>
          </table:table-cell>
          <table:table-cell office:value-type="float" office:value="21576" calcext:value-type="float">
            <text:p>21576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string" calcext:value-type="string">
            <text:p>wmin100wmax50000n1000-3-s780179313c737429.ukp</text:p>
          </table:table-cell>
          <table:table-cell table:number-columns-repeated="2" office:value-type="float" office:value="737429" calcext:value-type="float">
            <text:p>737429</text:p>
          </table:table-cell>
          <table:table-cell table:formula="of:=([.N215] = [.O21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2000-8-s991580855c821782.ukp</text:p>
          </table:table-cell>
          <table:table-cell office:value-type="float" office:value="0.00223714" calcext:value-type="float">
            <text:p>0.0022371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-4-s721215008c919878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-4-s721215008c919878.ukp</text:p>
          </table:table-cell>
          <table:table-cell office:value-type="float" office:value="25624" calcext:value-type="float">
            <text:p>25624</text:p>
          </table:table-cell>
          <table:table-cell office:value-type="float" office:value="5444" calcext:value-type="float">
            <text:p>5444</text:p>
          </table:table-cell>
          <table:table-cell/>
          <table:table-cell office:value-type="string" calcext:value-type="string">
            <text:p>wmin100wmax50000n1000-4-s721215008c919878.ukp</text:p>
          </table:table-cell>
          <table:table-cell table:number-columns-repeated="2" office:value-type="float" office:value="919878" calcext:value-type="float">
            <text:p>919878</text:p>
          </table:table-cell>
          <table:table-cell table:formula="of:=([.N216] = [.O21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2000-9-s126456688c896939.ukp</text:p>
          </table:table-cell>
          <table:table-cell office:value-type="float" office:value="0.00249522" calcext:value-type="float">
            <text:p>0.0024952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-5-s110877071c90430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-5-s110877071c904309.ukp</text:p>
          </table:table-cell>
          <table:table-cell office:value-type="float" office:value="25480" calcext:value-type="float">
            <text:p>25480</text:p>
          </table:table-cell>
          <table:table-cell office:value-type="float" office:value="3592" calcext:value-type="float">
            <text:p>3592</text:p>
          </table:table-cell>
          <table:table-cell/>
          <table:table-cell office:value-type="string" calcext:value-type="string">
            <text:p>wmin100wmax50000n1000-5-s110877071c904309.ukp</text:p>
          </table:table-cell>
          <table:table-cell table:number-columns-repeated="2" office:value-type="float" office:value="904309" calcext:value-type="float">
            <text:p>904309</text:p>
          </table:table-cell>
          <table:table-cell table:formula="of:=([.N217] = [.O21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5000-0-s827183242c723463.ukp</text:p>
          </table:table-cell>
          <table:table-cell office:value-type="float" office:value="0.00222317" calcext:value-type="float">
            <text:p>0.0022231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-6-s227708629c546518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-6-s227708629c546518.ukp</text:p>
          </table:table-cell>
          <table:table-cell office:value-type="float" office:value="17052" calcext:value-type="float">
            <text:p>17052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string" calcext:value-type="string">
            <text:p>wmin100wmax50000n1000-6-s227708629c546518.ukp</text:p>
          </table:table-cell>
          <table:table-cell table:number-columns-repeated="2" office:value-type="float" office:value="546518" calcext:value-type="float">
            <text:p>546518</text:p>
          </table:table-cell>
          <table:table-cell table:formula="of:=([.N218] = [.O21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5000-2-s528806317c898111.ukp</text:p>
          </table:table-cell>
          <table:table-cell office:value-type="float" office:value="0.0025808" calcext:value-type="float">
            <text:p>0.002580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-7-s177710744c92185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-7-s177710744c921854.ukp</text:p>
          </table:table-cell>
          <table:table-cell office:value-type="float" office:value="25684" calcext:value-type="float">
            <text:p>25684</text:p>
          </table:table-cell>
          <table:table-cell office:value-type="float" office:value="5484" calcext:value-type="float">
            <text:p>5484</text:p>
          </table:table-cell>
          <table:table-cell/>
          <table:table-cell office:value-type="string" calcext:value-type="string">
            <text:p>wmin100wmax50000n1000-7-s177710744c921854.ukp</text:p>
          </table:table-cell>
          <table:table-cell table:number-columns-repeated="2" office:value-type="float" office:value="921854" calcext:value-type="float">
            <text:p>921854</text:p>
          </table:table-cell>
          <table:table-cell table:formula="of:=([.N219] = [.O21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5000-4-s721215008c918348.ukp</text:p>
          </table:table-cell>
          <table:table-cell office:value-type="float" office:value="0.00267576" calcext:value-type="float">
            <text:p>0.0026757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-8-s991580855c660065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-8-s991580855c660065.ukp</text:p>
          </table:table-cell>
          <table:table-cell office:value-type="float" office:value="19492" calcext:value-type="float">
            <text:p>19492</text:p>
          </table:table-cell>
          <table:table-cell office:value-type="float" office:value="5568" calcext:value-type="float">
            <text:p>5568</text:p>
          </table:table-cell>
          <table:table-cell/>
          <table:table-cell office:value-type="string" calcext:value-type="string">
            <text:p>wmin100wmax50000n1000-8-s991580855c660065.ukp</text:p>
          </table:table-cell>
          <table:table-cell table:number-columns-repeated="2" office:value-type="float" office:value="660065" calcext:value-type="float">
            <text:p>660065</text:p>
          </table:table-cell>
          <table:table-cell table:formula="of:=([.N220] = [.O22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5000-5-s110877071c910113.ukp</text:p>
          </table:table-cell>
          <table:table-cell office:value-type="float" office:value="0.00263233" calcext:value-type="float">
            <text:p>0.0026323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-9-s126456688c93554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-9-s126456688c935549.ukp</text:p>
          </table:table-cell>
          <table:table-cell office:value-type="float" office:value="26272" calcext:value-type="float">
            <text:p>26272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string" calcext:value-type="string">
            <text:p>wmin100wmax50000n1000-9-s126456688c935549.ukp</text:p>
          </table:table-cell>
          <table:table-cell table:number-columns-repeated="2" office:value-type="float" office:value="935549" calcext:value-type="float">
            <text:p>935549</text:p>
          </table:table-cell>
          <table:table-cell table:formula="of:=([.N221] = [.O22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5000-6-s227708629c579842.ukp</text:p>
          </table:table-cell>
          <table:table-cell office:value-type="float" office:value="0.00222644" calcext:value-type="float">
            <text:p>0.0022264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2000-0-s827183242c555456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2000-0-s827183242c555456.ukp</text:p>
          </table:table-cell>
          <table:table-cell office:value-type="float" office:value="17336" calcext:value-type="float">
            <text:p>17336</text:p>
          </table:table-cell>
          <table:table-cell office:value-type="float" office:value="6008" calcext:value-type="float">
            <text:p>6008</text:p>
          </table:table-cell>
          <table:table-cell/>
          <table:table-cell office:value-type="string" calcext:value-type="string">
            <text:p>wmin100wmax50000n2000-0-s827183242c555456.ukp</text:p>
          </table:table-cell>
          <table:table-cell table:number-columns-repeated="2" office:value-type="float" office:value="555456" calcext:value-type="float">
            <text:p>555456</text:p>
          </table:table-cell>
          <table:table-cell table:formula="of:=([.N222] = [.O22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5000-7-s177710744c955831.ukp</text:p>
          </table:table-cell>
          <table:table-cell office:value-type="float" office:value="0.00254945" calcext:value-type="float">
            <text:p>0.0025494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2000-1-s843367405c81013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2000-1-s843367405c810134.ukp</text:p>
          </table:table-cell>
          <table:table-cell office:value-type="float" office:value="23192" calcext:value-type="float">
            <text:p>23192</text:p>
          </table:table-cell>
          <table:table-cell office:value-type="float" office:value="4076" calcext:value-type="float">
            <text:p>4076</text:p>
          </table:table-cell>
          <table:table-cell/>
          <table:table-cell office:value-type="string" calcext:value-type="string">
            <text:p>wmin100wmax50000n2000-1-s843367405c810134.ukp</text:p>
          </table:table-cell>
          <table:table-cell table:number-columns-repeated="2" office:value-type="float" office:value="810134" calcext:value-type="float">
            <text:p>810134</text:p>
          </table:table-cell>
          <table:table-cell table:formula="of:=([.N223] = [.O22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5000-9-s126456688c692500.ukp</text:p>
          </table:table-cell>
          <table:table-cell office:value-type="float" office:value="0.00213715" calcext:value-type="float">
            <text:p>0.0021371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2000-2-s528806317c949226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2000-2-s528806317c949226.ukp</text:p>
          </table:table-cell>
          <table:table-cell office:value-type="float" office:value="26552" calcext:value-type="float">
            <text:p>26552</text:p>
          </table:table-cell>
          <table:table-cell office:value-type="float" office:value="5844" calcext:value-type="float">
            <text:p>5844</text:p>
          </table:table-cell>
          <table:table-cell/>
          <table:table-cell office:value-type="string" calcext:value-type="string">
            <text:p>wmin100wmax50000n2000-2-s528806317c949226.ukp</text:p>
          </table:table-cell>
          <table:table-cell table:number-columns-repeated="2" office:value-type="float" office:value="949226" calcext:value-type="float">
            <text:p>949226</text:p>
          </table:table-cell>
          <table:table-cell table:formula="of:=([.N224] = [.O22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10000-0-s827183242c544223.ukp</text:p>
          </table:table-cell>
          <table:table-cell office:value-type="float" office:value="0.00235257" calcext:value-type="float">
            <text:p>0.0023525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2000-3-s780179313c91165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2000-3-s780179313c911650.ukp</text:p>
          </table:table-cell>
          <table:table-cell office:value-type="float" office:value="25748" calcext:value-type="float">
            <text:p>25748</text:p>
          </table:table-cell>
          <table:table-cell office:value-type="float" office:value="3972" calcext:value-type="float">
            <text:p>3972</text:p>
          </table:table-cell>
          <table:table-cell/>
          <table:table-cell office:value-type="string" calcext:value-type="string">
            <text:p>wmin100wmax50000n2000-3-s780179313c911650.ukp</text:p>
          </table:table-cell>
          <table:table-cell table:number-columns-repeated="2" office:value-type="float" office:value="911650" calcext:value-type="float">
            <text:p>911650</text:p>
          </table:table-cell>
          <table:table-cell table:formula="of:=([.N225] = [.O22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10000-2-s528806317c962915.ukp</text:p>
          </table:table-cell>
          <table:table-cell office:value-type="float" office:value="0.00307639" calcext:value-type="float">
            <text:p>0.0030763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2000-4-s721215008c73134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2000-4-s721215008c731342.ukp</text:p>
          </table:table-cell>
          <table:table-cell office:value-type="float" office:value="21284" calcext:value-type="float">
            <text:p>21284</text:p>
          </table:table-cell>
          <table:table-cell office:value-type="float" office:value="4016" calcext:value-type="float">
            <text:p>4016</text:p>
          </table:table-cell>
          <table:table-cell/>
          <table:table-cell office:value-type="string" calcext:value-type="string">
            <text:p>wmin100wmax50000n2000-4-s721215008c731342.ukp</text:p>
          </table:table-cell>
          <table:table-cell table:number-columns-repeated="2" office:value-type="float" office:value="731342" calcext:value-type="float">
            <text:p>731342</text:p>
          </table:table-cell>
          <table:table-cell table:formula="of:=([.N226] = [.O22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10000-6-s227708629c775731.ukp</text:p>
          </table:table-cell>
          <table:table-cell office:value-type="float" office:value="0.00265677" calcext:value-type="float">
            <text:p>0.0026567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2000-5-s110877071c71417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2000-5-s110877071c714179.ukp</text:p>
          </table:table-cell>
          <table:table-cell office:value-type="float" office:value="21100" calcext:value-type="float">
            <text:p>21100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wmin100wmax50000n2000-5-s110877071c714179.ukp</text:p>
          </table:table-cell>
          <table:table-cell table:number-columns-repeated="2" office:value-type="float" office:value="714179" calcext:value-type="float">
            <text:p>714179</text:p>
          </table:table-cell>
          <table:table-cell table:formula="of:=([.N227] = [.O22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5000-0-s827183242c614699.ukp</text:p>
          </table:table-cell>
          <table:table-cell office:value-type="float" office:value="0.00244181" calcext:value-type="float">
            <text:p>0.0024418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2000-6-s227708629c60246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2000-6-s227708629c602464.ukp</text:p>
          </table:table-cell>
          <table:table-cell office:value-type="float" office:value="18304" calcext:value-type="float">
            <text:p>18304</text:p>
          </table:table-cell>
          <table:table-cell office:value-type="float" office:value="4084" calcext:value-type="float">
            <text:p>4084</text:p>
          </table:table-cell>
          <table:table-cell/>
          <table:table-cell office:value-type="string" calcext:value-type="string">
            <text:p>wmin100wmax50000n2000-6-s227708629c602464.ukp</text:p>
          </table:table-cell>
          <table:table-cell table:number-columns-repeated="2" office:value-type="float" office:value="602464" calcext:value-type="float">
            <text:p>602464</text:p>
          </table:table-cell>
          <table:table-cell table:formula="of:=([.N228] = [.O22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5000-1-s843367405c722247.ukp</text:p>
          </table:table-cell>
          <table:table-cell office:value-type="float" office:value="0.00259461" calcext:value-type="float">
            <text:p>0.0025946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2000-7-s177710744c59901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2000-7-s177710744c599019.ukp</text:p>
          </table:table-cell>
          <table:table-cell office:value-type="float" office:value="18372" calcext:value-type="float">
            <text:p>18372</text:p>
          </table:table-cell>
          <table:table-cell office:value-type="float" office:value="6048" calcext:value-type="float">
            <text:p>6048</text:p>
          </table:table-cell>
          <table:table-cell/>
          <table:table-cell office:value-type="string" calcext:value-type="string">
            <text:p>wmin100wmax50000n2000-7-s177710744c599019.ukp</text:p>
          </table:table-cell>
          <table:table-cell table:number-columns-repeated="2" office:value-type="float" office:value="599019" calcext:value-type="float">
            <text:p>599019</text:p>
          </table:table-cell>
          <table:table-cell table:formula="of:=([.N229] = [.O22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5000-2-s528806317c565762.ukp</text:p>
          </table:table-cell>
          <table:table-cell office:value-type="float" office:value="0.00227145" calcext:value-type="float">
            <text:p>0.0022714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2000-8-s991580855c676793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2000-8-s991580855c676793.ukp</text:p>
          </table:table-cell>
          <table:table-cell office:value-type="float" office:value="20172" calcext:value-type="float">
            <text:p>20172</text:p>
          </table:table-cell>
          <table:table-cell office:value-type="float" office:value="5916" calcext:value-type="float">
            <text:p>5916</text:p>
          </table:table-cell>
          <table:table-cell/>
          <table:table-cell office:value-type="string" calcext:value-type="string">
            <text:p>wmin100wmax50000n2000-8-s991580855c676793.ukp</text:p>
          </table:table-cell>
          <table:table-cell table:number-columns-repeated="2" office:value-type="float" office:value="676793" calcext:value-type="float">
            <text:p>676793</text:p>
          </table:table-cell>
          <table:table-cell table:formula="of:=([.N230] = [.O23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5000-3-s780179313c975126.ukp</text:p>
          </table:table-cell>
          <table:table-cell office:value-type="float" office:value="0.00273369" calcext:value-type="float">
            <text:p>0.0027336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2000-9-s126456688c78521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2000-9-s126456688c785219.ukp</text:p>
          </table:table-cell>
          <table:table-cell office:value-type="float" office:value="22592" calcext:value-type="float">
            <text:p>22592</text:p>
          </table:table-cell>
          <table:table-cell office:value-type="float" office:value="4192" calcext:value-type="float">
            <text:p>4192</text:p>
          </table:table-cell>
          <table:table-cell/>
          <table:table-cell office:value-type="string" calcext:value-type="string">
            <text:p>wmin100wmax50000n2000-9-s126456688c785219.ukp</text:p>
          </table:table-cell>
          <table:table-cell table:number-columns-repeated="2" office:value-type="float" office:value="785219" calcext:value-type="float">
            <text:p>785219</text:p>
          </table:table-cell>
          <table:table-cell table:formula="of:=([.N231] = [.O23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5000-4-s721215008c722598.ukp</text:p>
          </table:table-cell>
          <table:table-cell office:value-type="float" office:value="0.00258304" calcext:value-type="float">
            <text:p>0.0025830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5000-0-s827183242c74314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5000-0-s827183242c743140.ukp</text:p>
          </table:table-cell>
          <table:table-cell office:value-type="float" office:value="21748" calcext:value-type="float">
            <text:p>21748</text:p>
          </table:table-cell>
          <table:table-cell office:value-type="float" office:value="5520" calcext:value-type="float">
            <text:p>5520</text:p>
          </table:table-cell>
          <table:table-cell/>
          <table:table-cell office:value-type="string" calcext:value-type="string">
            <text:p>wmin100wmax50000n5000-0-s827183242c743140.ukp</text:p>
          </table:table-cell>
          <table:table-cell table:number-columns-repeated="2" office:value-type="float" office:value="743140" calcext:value-type="float">
            <text:p>743140</text:p>
          </table:table-cell>
          <table:table-cell table:formula="of:=([.N232] = [.O23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5000-5-s110877071c915598.ukp</text:p>
          </table:table-cell>
          <table:table-cell office:value-type="float" office:value="0.003047" calcext:value-type="float">
            <text:p>0.00304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5000-1-s843367405c575765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5000-1-s843367405c575765.ukp</text:p>
          </table:table-cell>
          <table:table-cell office:value-type="float" office:value="17648" calcext:value-type="float">
            <text:p>17648</text:p>
          </table:table-cell>
          <table:table-cell office:value-type="float" office:value="7296" calcext:value-type="float">
            <text:p>7296</text:p>
          </table:table-cell>
          <table:table-cell/>
          <table:table-cell office:value-type="string" calcext:value-type="string">
            <text:p>wmin100wmax50000n5000-1-s843367405c575765.ukp</text:p>
          </table:table-cell>
          <table:table-cell table:number-columns-repeated="2" office:value-type="float" office:value="575765" calcext:value-type="float">
            <text:p>575765</text:p>
          </table:table-cell>
          <table:table-cell table:formula="of:=([.N233] = [.O23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5000-6-s227708629c702084.ukp</text:p>
          </table:table-cell>
          <table:table-cell office:value-type="float" office:value="0.00225857" calcext:value-type="float">
            <text:p>0.0022585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5000-2-s528806317c88431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5000-2-s528806317c884319.ukp</text:p>
          </table:table-cell>
          <table:table-cell office:value-type="float" office:value="24840" calcext:value-type="float">
            <text:p>24840</text:p>
          </table:table-cell>
          <table:table-cell office:value-type="float" office:value="5588" calcext:value-type="float">
            <text:p>5588</text:p>
          </table:table-cell>
          <table:table-cell/>
          <table:table-cell office:value-type="string" calcext:value-type="string">
            <text:p>wmin100wmax50000n5000-2-s528806317c884319.ukp</text:p>
          </table:table-cell>
          <table:table-cell table:number-columns-repeated="2" office:value-type="float" office:value="884319" calcext:value-type="float">
            <text:p>884319</text:p>
          </table:table-cell>
          <table:table-cell table:formula="of:=([.N234] = [.O23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5000-7-s177710744c998133.ukp</text:p>
          </table:table-cell>
          <table:table-cell office:value-type="float" office:value="0.00303898" calcext:value-type="float">
            <text:p>0.0030389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5000-3-s780179313c595758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5000-3-s780179313c595758.ukp</text:p>
          </table:table-cell>
          <table:table-cell office:value-type="float" office:value="18176" calcext:value-type="float">
            <text:p>18176</text:p>
          </table:table-cell>
          <table:table-cell office:value-type="float" office:value="7596" calcext:value-type="float">
            <text:p>7596</text:p>
          </table:table-cell>
          <table:table-cell/>
          <table:table-cell office:value-type="string" calcext:value-type="string">
            <text:p>wmin100wmax50000n5000-3-s780179313c595758.ukp</text:p>
          </table:table-cell>
          <table:table-cell table:number-columns-repeated="2" office:value-type="float" office:value="595758" calcext:value-type="float">
            <text:p>595758</text:p>
          </table:table-cell>
          <table:table-cell table:formula="of:=([.N235] = [.O23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5000-8-s991580855c676792.ukp</text:p>
          </table:table-cell>
          <table:table-cell office:value-type="float" office:value="0.00242709" calcext:value-type="float">
            <text:p>0.0024270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5000-4-s721215008c822573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5000-4-s721215008c822573.ukp</text:p>
          </table:table-cell>
          <table:table-cell office:value-type="float" office:value="23484" calcext:value-type="float">
            <text:p>23484</text:p>
          </table:table-cell>
          <table:table-cell office:value-type="float" office:value="5648" calcext:value-type="float">
            <text:p>5648</text:p>
          </table:table-cell>
          <table:table-cell/>
          <table:table-cell office:value-type="string" calcext:value-type="string">
            <text:p>wmin100wmax50000n5000-4-s721215008c822573.ukp</text:p>
          </table:table-cell>
          <table:table-cell table:number-columns-repeated="2" office:value-type="float" office:value="822573" calcext:value-type="float">
            <text:p>822573</text:p>
          </table:table-cell>
          <table:table-cell table:formula="of:=([.N236] = [.O23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10000-1-s843367405c890345.ukp</text:p>
          </table:table-cell>
          <table:table-cell office:value-type="float" office:value="0.00265125" calcext:value-type="float">
            <text:p>0.0026512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5000-5-s110877071c81387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5000-5-s110877071c813872.ukp</text:p>
          </table:table-cell>
          <table:table-cell office:value-type="float" office:value="23368" calcext:value-type="float">
            <text:p>23368</text:p>
          </table:table-cell>
          <table:table-cell office:value-type="float" office:value="5648" calcext:value-type="float">
            <text:p>5648</text:p>
          </table:table-cell>
          <table:table-cell/>
          <table:table-cell office:value-type="string" calcext:value-type="string">
            <text:p>wmin100wmax50000n5000-5-s110877071c813872.ukp</text:p>
          </table:table-cell>
          <table:table-cell table:number-columns-repeated="2" office:value-type="float" office:value="813872" calcext:value-type="float">
            <text:p>813872</text:p>
          </table:table-cell>
          <table:table-cell table:formula="of:=([.N237] = [.O23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10000-6-s227708629c960084.ukp</text:p>
          </table:table-cell>
          <table:table-cell office:value-type="float" office:value="0.00289562" calcext:value-type="float">
            <text:p>0.0028956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5000-6-s227708629c88992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5000-6-s227708629c889920.ukp</text:p>
          </table:table-cell>
          <table:table-cell office:value-type="float" office:value="24968" calcext:value-type="float">
            <text:p>24968</text:p>
          </table:table-cell>
          <table:table-cell office:value-type="float" office:value="7408" calcext:value-type="float">
            <text:p>7408</text:p>
          </table:table-cell>
          <table:table-cell/>
          <table:table-cell office:value-type="string" calcext:value-type="string">
            <text:p>wmin100wmax50000n5000-6-s227708629c889920.ukp</text:p>
          </table:table-cell>
          <table:table-cell table:number-columns-repeated="2" office:value-type="float" office:value="889920" calcext:value-type="float">
            <text:p>889920</text:p>
          </table:table-cell>
          <table:table-cell table:formula="of:=([.N238] = [.O23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10000-8-s991580855c759438.ukp</text:p>
          </table:table-cell>
          <table:table-cell office:value-type="float" office:value="0.00244518" calcext:value-type="float">
            <text:p>0.0024451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5000-7-s177710744c58862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5000-7-s177710744c588624.ukp</text:p>
          </table:table-cell>
          <table:table-cell office:value-type="float" office:value="17856" calcext:value-type="float">
            <text:p>17856</text:p>
          </table:table-cell>
          <table:table-cell office:value-type="float" office:value="5684" calcext:value-type="float">
            <text:p>5684</text:p>
          </table:table-cell>
          <table:table-cell/>
          <table:table-cell office:value-type="string" calcext:value-type="string">
            <text:p>wmin100wmax50000n5000-7-s177710744c588624.ukp</text:p>
          </table:table-cell>
          <table:table-cell table:number-columns-repeated="2" office:value-type="float" office:value="588624" calcext:value-type="float">
            <text:p>588624</text:p>
          </table:table-cell>
          <table:table-cell table:formula="of:=([.N239] = [.O23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5000-0-s827183242c743140.ukp</text:p>
          </table:table-cell>
          <table:table-cell office:value-type="float" office:value="0.00228053" calcext:value-type="float">
            <text:p>0.0022805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5000-8-s991580855c55879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5000-8-s991580855c558792.ukp</text:p>
          </table:table-cell>
          <table:table-cell office:value-type="float" office:value="17256" calcext:value-type="float">
            <text:p>17256</text:p>
          </table:table-cell>
          <table:table-cell office:value-type="float" office:value="5688" calcext:value-type="float">
            <text:p>5688</text:p>
          </table:table-cell>
          <table:table-cell/>
          <table:table-cell office:value-type="string" calcext:value-type="string">
            <text:p>wmin100wmax50000n5000-8-s991580855c558792.ukp</text:p>
          </table:table-cell>
          <table:table-cell table:number-columns-repeated="2" office:value-type="float" office:value="558792" calcext:value-type="float">
            <text:p>558792</text:p>
          </table:table-cell>
          <table:table-cell table:formula="of:=([.N240] = [.O24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5000-1-s843367405c575765.ukp</text:p>
          </table:table-cell>
          <table:table-cell office:value-type="float" office:value="0.00217691" calcext:value-type="float">
            <text:p>0.0021769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5000-9-s126456688c88694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5000-9-s126456688c886947.ukp</text:p>
          </table:table-cell>
          <table:table-cell office:value-type="float" office:value="25032" calcext:value-type="float">
            <text:p>25032</text:p>
          </table:table-cell>
          <table:table-cell office:value-type="float" office:value="5648" calcext:value-type="float">
            <text:p>5648</text:p>
          </table:table-cell>
          <table:table-cell/>
          <table:table-cell office:value-type="string" calcext:value-type="string">
            <text:p>wmin100wmax50000n5000-9-s126456688c886947.ukp</text:p>
          </table:table-cell>
          <table:table-cell table:number-columns-repeated="2" office:value-type="float" office:value="886947" calcext:value-type="float">
            <text:p>886947</text:p>
          </table:table-cell>
          <table:table-cell table:formula="of:=([.N241] = [.O24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5000-2-s528806317c884319.ukp</text:p>
          </table:table-cell>
          <table:table-cell office:value-type="float" office:value="0.00251818" calcext:value-type="float">
            <text:p>0.0025181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0-0-s827183242c605538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10000-0-s827183242c605538.ukp</text:p>
          </table:table-cell>
          <table:table-cell office:value-type="float" office:value="19056" calcext:value-type="float">
            <text:p>19056</text:p>
          </table:table-cell>
          <table:table-cell office:value-type="float" office:value="7188" calcext:value-type="float">
            <text:p>7188</text:p>
          </table:table-cell>
          <table:table-cell/>
          <table:table-cell office:value-type="string" calcext:value-type="string">
            <text:p>wmin5000wmax100000n10000-0-s827183242c605538.ukp</text:p>
          </table:table-cell>
          <table:table-cell table:number-columns-repeated="2" office:value-type="float" office:value="605538" calcext:value-type="float">
            <text:p>605538</text:p>
          </table:table-cell>
          <table:table-cell table:formula="of:=([.N242] = [.O24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5000-3-s780179313c595758.ukp</text:p>
          </table:table-cell>
          <table:table-cell office:value-type="float" office:value="0.00199584" calcext:value-type="float">
            <text:p>0.0019958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0-1-s843367405c724816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10000-1-s843367405c724816.ukp</text:p>
          </table:table-cell>
          <table:table-cell office:value-type="float" office:value="21720" calcext:value-type="float">
            <text:p>21720</text:p>
          </table:table-cell>
          <table:table-cell office:value-type="float" office:value="6180" calcext:value-type="float">
            <text:p>6180</text:p>
          </table:table-cell>
          <table:table-cell/>
          <table:table-cell office:value-type="string" calcext:value-type="string">
            <text:p>wmin5000wmax100000n10000-1-s843367405c724816.ukp</text:p>
          </table:table-cell>
          <table:table-cell table:number-columns-repeated="2" office:value-type="float" office:value="724816" calcext:value-type="float">
            <text:p>724816</text:p>
          </table:table-cell>
          <table:table-cell table:formula="of:=([.N243] = [.O24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5000-4-s721215008c822573.ukp</text:p>
          </table:table-cell>
          <table:table-cell office:value-type="float" office:value="0.00228439" calcext:value-type="float">
            <text:p>0.0022843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0-2-s528806317c944387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10000-2-s528806317c944387.ukp</text:p>
          </table:table-cell>
          <table:table-cell office:value-type="float" office:value="26872" calcext:value-type="float">
            <text:p>26872</text:p>
          </table:table-cell>
          <table:table-cell office:value-type="float" office:value="7940" calcext:value-type="float">
            <text:p>7940</text:p>
          </table:table-cell>
          <table:table-cell/>
          <table:table-cell office:value-type="string" calcext:value-type="string">
            <text:p>wmin5000wmax100000n10000-2-s528806317c944387.ukp</text:p>
          </table:table-cell>
          <table:table-cell table:number-columns-repeated="2" office:value-type="float" office:value="944387" calcext:value-type="float">
            <text:p>944387</text:p>
          </table:table-cell>
          <table:table-cell table:formula="of:=([.N244] = [.O24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5000-5-s110877071c813872.ukp</text:p>
          </table:table-cell>
          <table:table-cell office:value-type="float" office:value="0.00226527" calcext:value-type="float">
            <text:p>0.0022652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0-3-s780179313c787410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10000-3-s780179313c787410.ukp</text:p>
          </table:table-cell>
          <table:table-cell office:value-type="float" office:value="23228" calcext:value-type="float">
            <text:p>23228</text:p>
          </table:table-cell>
          <table:table-cell office:value-type="float" office:value="6244" calcext:value-type="float">
            <text:p>6244</text:p>
          </table:table-cell>
          <table:table-cell/>
          <table:table-cell office:value-type="string" calcext:value-type="string">
            <text:p>wmin5000wmax100000n10000-3-s780179313c787410.ukp</text:p>
          </table:table-cell>
          <table:table-cell table:number-columns-repeated="2" office:value-type="float" office:value="787410" calcext:value-type="float">
            <text:p>787410</text:p>
          </table:table-cell>
          <table:table-cell table:formula="of:=([.N245] = [.O24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5000-6-s227708629c889920.ukp</text:p>
          </table:table-cell>
          <table:table-cell office:value-type="float" office:value="0.00228992" calcext:value-type="float">
            <text:p>0.0022899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0-4-s721215008c528703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10000-4-s721215008c528703.ukp</text:p>
          </table:table-cell>
          <table:table-cell office:value-type="float" office:value="17076" calcext:value-type="float">
            <text:p>17076</text:p>
          </table:table-cell>
          <table:table-cell office:value-type="float" office:value="8088" calcext:value-type="float">
            <text:p>8088</text:p>
          </table:table-cell>
          <table:table-cell/>
          <table:table-cell office:value-type="string" calcext:value-type="string">
            <text:p>wmin5000wmax100000n10000-4-s721215008c528703.ukp</text:p>
          </table:table-cell>
          <table:table-cell table:number-columns-repeated="2" office:value-type="float" office:value="528703" calcext:value-type="float">
            <text:p>528703</text:p>
          </table:table-cell>
          <table:table-cell table:formula="of:=([.N246] = [.O24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5000-7-s177710744c588624.ukp</text:p>
          </table:table-cell>
          <table:table-cell office:value-type="float" office:value="0.00198732" calcext:value-type="float">
            <text:p>0.0019873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0-5-s110877071c563354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10000-5-s110877071c563354.ukp</text:p>
          </table:table-cell>
          <table:table-cell office:value-type="float" office:value="17972" calcext:value-type="float">
            <text:p>17972</text:p>
          </table:table-cell>
          <table:table-cell office:value-type="float" office:value="7992" calcext:value-type="float">
            <text:p>7992</text:p>
          </table:table-cell>
          <table:table-cell/>
          <table:table-cell office:value-type="string" calcext:value-type="string">
            <text:p>wmin5000wmax100000n10000-5-s110877071c563354.ukp</text:p>
          </table:table-cell>
          <table:table-cell table:number-columns-repeated="2" office:value-type="float" office:value="563354" calcext:value-type="float">
            <text:p>563354</text:p>
          </table:table-cell>
          <table:table-cell table:formula="of:=([.N247] = [.O24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1000-0-s827183242c651303.ukp</text:p>
          </table:table-cell>
          <table:table-cell office:value-type="float" office:value="0.00257799" calcext:value-type="float">
            <text:p>0.0025779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0-6-s227708629c819173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10000-6-s227708629c819173.ukp</text:p>
          </table:table-cell>
          <table:table-cell office:value-type="float" office:value="24056" calcext:value-type="float">
            <text:p>24056</text:p>
          </table:table-cell>
          <table:table-cell office:value-type="float" office:value="6256" calcext:value-type="float">
            <text:p>6256</text:p>
          </table:table-cell>
          <table:table-cell/>
          <table:table-cell office:value-type="string" calcext:value-type="string">
            <text:p>wmin5000wmax100000n10000-6-s227708629c819173.ukp</text:p>
          </table:table-cell>
          <table:table-cell table:number-columns-repeated="2" office:value-type="float" office:value="819173" calcext:value-type="float">
            <text:p>819173</text:p>
          </table:table-cell>
          <table:table-cell table:formula="of:=([.N248] = [.O24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1000-1-s843367405c753086.ukp</text:p>
          </table:table-cell>
          <table:table-cell office:value-type="float" office:value="0.00241172" calcext:value-type="float">
            <text:p>0.0024117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0-7-s177710744c841524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10000-7-s177710744c841524.ukp</text:p>
          </table:table-cell>
          <table:table-cell office:value-type="float" office:value="24720" calcext:value-type="float">
            <text:p>24720</text:p>
          </table:table-cell>
          <table:table-cell office:value-type="float" office:value="6256" calcext:value-type="float">
            <text:p>6256</text:p>
          </table:table-cell>
          <table:table-cell/>
          <table:table-cell office:value-type="string" calcext:value-type="string">
            <text:p>wmin5000wmax100000n10000-7-s177710744c841524.ukp</text:p>
          </table:table-cell>
          <table:table-cell table:number-columns-repeated="2" office:value-type="float" office:value="841524" calcext:value-type="float">
            <text:p>841524</text:p>
          </table:table-cell>
          <table:table-cell table:formula="of:=([.N249] = [.O24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1000-2-s528806317c529796.ukp</text:p>
          </table:table-cell>
          <table:table-cell office:value-type="float" office:value="0.00213793" calcext:value-type="float">
            <text:p>0.0021379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0-8-s991580855c972757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10000-8-s991580855c972757.ukp</text:p>
          </table:table-cell>
          <table:table-cell office:value-type="float" office:value="27660" calcext:value-type="float">
            <text:p>27660</text:p>
          </table:table-cell>
          <table:table-cell office:value-type="float" office:value="6148" calcext:value-type="float">
            <text:p>6148</text:p>
          </table:table-cell>
          <table:table-cell/>
          <table:table-cell office:value-type="string" calcext:value-type="string">
            <text:p>wmin5000wmax100000n10000-8-s991580855c972757.ukp</text:p>
          </table:table-cell>
          <table:table-cell table:number-columns-repeated="2" office:value-type="float" office:value="972757" calcext:value-type="float">
            <text:p>972757</text:p>
          </table:table-cell>
          <table:table-cell table:formula="of:=([.N250] = [.O25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1000-3-s780179313c942575.ukp</text:p>
          </table:table-cell>
          <table:table-cell office:value-type="float" office:value="0.00282706" calcext:value-type="float">
            <text:p>0.0028270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0-9-s126456688c963193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10000-9-s126456688c963193.ukp</text:p>
          </table:table-cell>
          <table:table-cell office:value-type="float" office:value="27284" calcext:value-type="float">
            <text:p>27284</text:p>
          </table:table-cell>
          <table:table-cell office:value-type="float" office:value="7284" calcext:value-type="float">
            <text:p>7284</text:p>
          </table:table-cell>
          <table:table-cell/>
          <table:table-cell office:value-type="string" calcext:value-type="string">
            <text:p>wmin5000wmax100000n10000-9-s126456688c963193.ukp</text:p>
          </table:table-cell>
          <table:table-cell table:number-columns-repeated="2" office:value-type="float" office:value="963193" calcext:value-type="float">
            <text:p>963193</text:p>
          </table:table-cell>
          <table:table-cell table:formula="of:=([.N251] = [.O25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1000-4-s721215008c887601.ukp</text:p>
          </table:table-cell>
          <table:table-cell office:value-type="float" office:value="0.00298453" calcext:value-type="float">
            <text:p>0.0029845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-0-s827183242c651303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-0-s827183242c651303.ukp</text:p>
          </table:table-cell>
          <table:table-cell office:value-type="float" office:value="20160" calcext:value-type="float">
            <text:p>20160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string" calcext:value-type="string">
            <text:p>wmin5000wmax100000n1000-0-s827183242c651303.ukp</text:p>
          </table:table-cell>
          <table:table-cell table:number-columns-repeated="2" office:value-type="float" office:value="651303" calcext:value-type="float">
            <text:p>651303</text:p>
          </table:table-cell>
          <table:table-cell table:formula="of:=([.N252] = [.O25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1000-5-s110877071c674339.ukp</text:p>
          </table:table-cell>
          <table:table-cell office:value-type="float" office:value="0.00239097" calcext:value-type="float">
            <text:p>0.0023909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-1-s843367405c753086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-1-s843367405c753086.ukp</text:p>
          </table:table-cell>
          <table:table-cell office:value-type="float" office:value="22644" calcext:value-type="float">
            <text:p>22644</text:p>
          </table:table-cell>
          <table:table-cell office:value-type="float" office:value="3816" calcext:value-type="float">
            <text:p>3816</text:p>
          </table:table-cell>
          <table:table-cell/>
          <table:table-cell office:value-type="string" calcext:value-type="string">
            <text:p>wmin5000wmax100000n1000-1-s843367405c753086.ukp</text:p>
          </table:table-cell>
          <table:table-cell table:number-columns-repeated="2" office:value-type="float" office:value="753086" calcext:value-type="float">
            <text:p>753086</text:p>
          </table:table-cell>
          <table:table-cell table:formula="of:=([.N253] = [.O25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1000-7-s177710744c872546.ukp</text:p>
          </table:table-cell>
          <table:table-cell office:value-type="float" office:value="0.00257779" calcext:value-type="float">
            <text:p>0.0025777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-2-s528806317c529796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-2-s528806317c529796.ukp</text:p>
          </table:table-cell>
          <table:table-cell office:value-type="float" office:value="17316" calcext:value-type="float">
            <text:p>17316</text:p>
          </table:table-cell>
          <table:table-cell office:value-type="float" office:value="4064" calcext:value-type="float">
            <text:p>4064</text:p>
          </table:table-cell>
          <table:table-cell/>
          <table:table-cell office:value-type="string" calcext:value-type="string">
            <text:p>wmin5000wmax100000n1000-2-s528806317c529796.ukp</text:p>
          </table:table-cell>
          <table:table-cell table:number-columns-repeated="2" office:value-type="float" office:value="529796" calcext:value-type="float">
            <text:p>529796</text:p>
          </table:table-cell>
          <table:table-cell table:formula="of:=([.N254] = [.O25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1000-9-s126456688c864427.ukp</text:p>
          </table:table-cell>
          <table:table-cell office:value-type="float" office:value="0.00255519" calcext:value-type="float">
            <text:p>0.0025551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-3-s780179313c942575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-3-s780179313c942575.ukp</text:p>
          </table:table-cell>
          <table:table-cell office:value-type="float" office:value="26976" calcext:value-type="float">
            <text:p>26976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string" calcext:value-type="string">
            <text:p>wmin5000wmax100000n1000-3-s780179313c942575.ukp</text:p>
          </table:table-cell>
          <table:table-cell table:number-columns-repeated="2" office:value-type="float" office:value="942575" calcext:value-type="float">
            <text:p>942575</text:p>
          </table:table-cell>
          <table:table-cell table:formula="of:=([.N255] = [.O25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2000-0-s827183242c988488.ukp</text:p>
          </table:table-cell>
          <table:table-cell office:value-type="float" office:value="0.00308092" calcext:value-type="float">
            <text:p>0.0030809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-4-s721215008c88760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-4-s721215008c887601.ukp</text:p>
          </table:table-cell>
          <table:table-cell office:value-type="float" office:value="25780" calcext:value-type="float">
            <text:p>25780</text:p>
          </table:table-cell>
          <table:table-cell office:value-type="float" office:value="4124" calcext:value-type="float">
            <text:p>4124</text:p>
          </table:table-cell>
          <table:table-cell/>
          <table:table-cell office:value-type="string" calcext:value-type="string">
            <text:p>wmin5000wmax100000n1000-4-s721215008c887601.ukp</text:p>
          </table:table-cell>
          <table:table-cell table:number-columns-repeated="2" office:value-type="float" office:value="887601" calcext:value-type="float">
            <text:p>887601</text:p>
          </table:table-cell>
          <table:table-cell table:formula="of:=([.N256] = [.O25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2000-1-s843367405c643267.ukp</text:p>
          </table:table-cell>
          <table:table-cell office:value-type="float" office:value="0.00236867" calcext:value-type="float">
            <text:p>0.0023686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-5-s110877071c67433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-5-s110877071c674339.ukp</text:p>
          </table:table-cell>
          <table:table-cell office:value-type="float" office:value="20548" calcext:value-type="float">
            <text:p>20548</text:p>
          </table:table-cell>
          <table:table-cell office:value-type="float" office:value="4784" calcext:value-type="float">
            <text:p>4784</text:p>
          </table:table-cell>
          <table:table-cell/>
          <table:table-cell office:value-type="string" calcext:value-type="string">
            <text:p>wmin5000wmax100000n1000-5-s110877071c674339.ukp</text:p>
          </table:table-cell>
          <table:table-cell table:number-columns-repeated="2" office:value-type="float" office:value="674339" calcext:value-type="float">
            <text:p>674339</text:p>
          </table:table-cell>
          <table:table-cell table:formula="of:=([.N257] = [.O25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2000-2-s528806317c763127.ukp</text:p>
          </table:table-cell>
          <table:table-cell office:value-type="float" office:value="0.00279423" calcext:value-type="float">
            <text:p>0.0027942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-6-s227708629c982865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1000-6-s227708629c982865.ukp</text:p>
          </table:table-cell>
          <table:table-cell office:value-type="float" office:value="28056" calcext:value-type="float">
            <text:p>28056</text:p>
          </table:table-cell>
          <table:table-cell office:value-type="float" office:value="5232" calcext:value-type="float">
            <text:p>5232</text:p>
          </table:table-cell>
          <table:table-cell/>
          <table:table-cell office:value-type="string" calcext:value-type="string">
            <text:p>wmin5000wmax100000n1000-6-s227708629c982865.ukp</text:p>
          </table:table-cell>
          <table:table-cell table:number-columns-repeated="2" office:value-type="float" office:value="982865" calcext:value-type="float">
            <text:p>982865</text:p>
          </table:table-cell>
          <table:table-cell table:formula="of:=([.N258] = [.O25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2000-4-s721215008c779730.ukp</text:p>
          </table:table-cell>
          <table:table-cell office:value-type="float" office:value="0.0025623" calcext:value-type="float">
            <text:p>0.002562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-7-s177710744c872546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-7-s177710744c872546.ukp</text:p>
          </table:table-cell>
          <table:table-cell office:value-type="float" office:value="25484" calcext:value-type="float">
            <text:p>25484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string" calcext:value-type="string">
            <text:p>wmin5000wmax100000n1000-7-s177710744c872546.ukp</text:p>
          </table:table-cell>
          <table:table-cell table:number-columns-repeated="2" office:value-type="float" office:value="872546" calcext:value-type="float">
            <text:p>872546</text:p>
          </table:table-cell>
          <table:table-cell table:formula="of:=([.N259] = [.O25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2000-5-s110877071c854260.ukp</text:p>
          </table:table-cell>
          <table:table-cell office:value-type="float" office:value="0.00285425" calcext:value-type="float">
            <text:p>0.0028542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-8-s991580855c756481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1000-8-s991580855c756481.ukp</text:p>
          </table:table-cell>
          <table:table-cell office:value-type="float" office:value="22716" calcext:value-type="float">
            <text:p>22716</text:p>
          </table:table-cell>
          <table:table-cell office:value-type="float" office:value="7032" calcext:value-type="float">
            <text:p>7032</text:p>
          </table:table-cell>
          <table:table-cell/>
          <table:table-cell office:value-type="string" calcext:value-type="string">
            <text:p>wmin5000wmax100000n1000-8-s991580855c756481.ukp</text:p>
          </table:table-cell>
          <table:table-cell table:number-columns-repeated="2" office:value-type="float" office:value="756481" calcext:value-type="float">
            <text:p>756481</text:p>
          </table:table-cell>
          <table:table-cell table:formula="of:=([.N260] = [.O26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2000-6-s227708629c564050.ukp</text:p>
          </table:table-cell>
          <table:table-cell office:value-type="float" office:value="0.00233141" calcext:value-type="float">
            <text:p>0.0023314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-9-s126456688c86442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-9-s126456688c864427.ukp</text:p>
          </table:table-cell>
          <table:table-cell office:value-type="float" office:value="25252" calcext:value-type="float">
            <text:p>25252</text:p>
          </table:table-cell>
          <table:table-cell office:value-type="float" office:value="5128" calcext:value-type="float">
            <text:p>5128</text:p>
          </table:table-cell>
          <table:table-cell/>
          <table:table-cell office:value-type="string" calcext:value-type="string">
            <text:p>wmin5000wmax100000n1000-9-s126456688c864427.ukp</text:p>
          </table:table-cell>
          <table:table-cell table:number-columns-repeated="2" office:value-type="float" office:value="864427" calcext:value-type="float">
            <text:p>864427</text:p>
          </table:table-cell>
          <table:table-cell table:formula="of:=([.N261] = [.O26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2000-8-s991580855c733977.ukp</text:p>
          </table:table-cell>
          <table:table-cell office:value-type="float" office:value="0.00268884" calcext:value-type="float">
            <text:p>0.0026888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2000-0-s827183242c988488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2000-0-s827183242c988488.ukp</text:p>
          </table:table-cell>
          <table:table-cell office:value-type="float" office:value="28032" calcext:value-type="float">
            <text:p>28032</text:p>
          </table:table-cell>
          <table:table-cell office:value-type="float" office:value="4700" calcext:value-type="float">
            <text:p>4700</text:p>
          </table:table-cell>
          <table:table-cell/>
          <table:table-cell office:value-type="string" calcext:value-type="string">
            <text:p>wmin5000wmax100000n2000-0-s827183242c988488.ukp</text:p>
          </table:table-cell>
          <table:table-cell table:number-columns-repeated="2" office:value-type="float" office:value="988488" calcext:value-type="float">
            <text:p>988488</text:p>
          </table:table-cell>
          <table:table-cell table:formula="of:=([.N262] = [.O26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2000-9-s126456688c711726.ukp</text:p>
          </table:table-cell>
          <table:table-cell office:value-type="float" office:value="0.00237152" calcext:value-type="float">
            <text:p>0.0023715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2000-1-s843367405c64326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2000-1-s843367405c643267.ukp</text:p>
          </table:table-cell>
          <table:table-cell office:value-type="float" office:value="19884" calcext:value-type="float">
            <text:p>19884</text:p>
          </table:table-cell>
          <table:table-cell office:value-type="float" office:value="4060" calcext:value-type="float">
            <text:p>4060</text:p>
          </table:table-cell>
          <table:table-cell/>
          <table:table-cell office:value-type="string" calcext:value-type="string">
            <text:p>wmin5000wmax100000n2000-1-s843367405c643267.ukp</text:p>
          </table:table-cell>
          <table:table-cell table:number-columns-repeated="2" office:value-type="float" office:value="643267" calcext:value-type="float">
            <text:p>643267</text:p>
          </table:table-cell>
          <table:table-cell table:formula="of:=([.N263] = [.O26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100000n5000-6-s227708629c554798.ukp</text:p>
          </table:table-cell>
          <table:table-cell office:value-type="float" office:value="0.00248716" calcext:value-type="float">
            <text:p>0.0024871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2000-2-s528806317c76312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2000-2-s528806317c763127.ukp</text:p>
          </table:table-cell>
          <table:table-cell office:value-type="float" office:value="22716" calcext:value-type="float">
            <text:p>22716</text:p>
          </table:table-cell>
          <table:table-cell office:value-type="float" office:value="4072" calcext:value-type="float">
            <text:p>4072</text:p>
          </table:table-cell>
          <table:table-cell/>
          <table:table-cell office:value-type="string" calcext:value-type="string">
            <text:p>wmin5000wmax100000n2000-2-s528806317c763127.ukp</text:p>
          </table:table-cell>
          <table:table-cell table:number-columns-repeated="2" office:value-type="float" office:value="763127" calcext:value-type="float">
            <text:p>763127</text:p>
          </table:table-cell>
          <table:table-cell table:formula="of:=([.N264] = [.O26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1000-0-s827183242c519371.ukp</text:p>
          </table:table-cell>
          <table:table-cell office:value-type="float" office:value="0.00207348" calcext:value-type="float">
            <text:p>0.0020734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2000-3-s780179313c690312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2000-3-s780179313c690312.ukp</text:p>
          </table:table-cell>
          <table:table-cell office:value-type="float" office:value="21124" calcext:value-type="float">
            <text:p>21124</text:p>
          </table:table-cell>
          <table:table-cell office:value-type="float" office:value="5392" calcext:value-type="float">
            <text:p>5392</text:p>
          </table:table-cell>
          <table:table-cell/>
          <table:table-cell office:value-type="string" calcext:value-type="string">
            <text:p>wmin5000wmax100000n2000-3-s780179313c690312.ukp</text:p>
          </table:table-cell>
          <table:table-cell table:number-columns-repeated="2" office:value-type="float" office:value="690312" calcext:value-type="float">
            <text:p>690312</text:p>
          </table:table-cell>
          <table:table-cell table:formula="of:=([.N265] = [.O26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1000-1-s843367405c552572.ukp</text:p>
          </table:table-cell>
          <table:table-cell office:value-type="float" office:value="0.00217765" calcext:value-type="float">
            <text:p>0.0021776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2000-4-s721215008c77973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2000-4-s721215008c779730.ukp</text:p>
          </table:table-cell>
          <table:table-cell office:value-type="float" office:value="23184" calcext:value-type="float">
            <text:p>23184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string" calcext:value-type="string">
            <text:p>wmin5000wmax100000n2000-4-s721215008c779730.ukp</text:p>
          </table:table-cell>
          <table:table-cell table:number-columns-repeated="2" office:value-type="float" office:value="779730" calcext:value-type="float">
            <text:p>779730</text:p>
          </table:table-cell>
          <table:table-cell table:formula="of:=([.N266] = [.O26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1000-2-s528806317c669699.ukp</text:p>
          </table:table-cell>
          <table:table-cell office:value-type="float" office:value="0.00232751" calcext:value-type="float">
            <text:p>0.0023275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2000-5-s110877071c85426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2000-5-s110877071c854260.ukp</text:p>
          </table:table-cell>
          <table:table-cell office:value-type="float" office:value="25064" calcext:value-type="float">
            <text:p>25064</text:p>
          </table:table-cell>
          <table:table-cell office:value-type="float" office:value="5192" calcext:value-type="float">
            <text:p>5192</text:p>
          </table:table-cell>
          <table:table-cell/>
          <table:table-cell office:value-type="string" calcext:value-type="string">
            <text:p>wmin5000wmax100000n2000-5-s110877071c854260.ukp</text:p>
          </table:table-cell>
          <table:table-cell table:number-columns-repeated="2" office:value-type="float" office:value="854260" calcext:value-type="float">
            <text:p>854260</text:p>
          </table:table-cell>
          <table:table-cell table:formula="of:=([.N267] = [.O26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1000-3-s780179313c743993.ukp</text:p>
          </table:table-cell>
          <table:table-cell office:value-type="float" office:value="0.00235086" calcext:value-type="float">
            <text:p>0.0023508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2000-6-s227708629c56405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2000-6-s227708629c564050.ukp</text:p>
          </table:table-cell>
          <table:table-cell office:value-type="float" office:value="18076" calcext:value-type="float">
            <text:p>18076</text:p>
          </table:table-cell>
          <table:table-cell office:value-type="float" office:value="5060" calcext:value-type="float">
            <text:p>5060</text:p>
          </table:table-cell>
          <table:table-cell/>
          <table:table-cell office:value-type="string" calcext:value-type="string">
            <text:p>wmin5000wmax100000n2000-6-s227708629c564050.ukp</text:p>
          </table:table-cell>
          <table:table-cell table:number-columns-repeated="2" office:value-type="float" office:value="564050" calcext:value-type="float">
            <text:p>564050</text:p>
          </table:table-cell>
          <table:table-cell table:formula="of:=([.N268] = [.O26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1000-4-s721215008c538155.ukp</text:p>
          </table:table-cell>
          <table:table-cell office:value-type="float" office:value="0.0021188" calcext:value-type="float">
            <text:p>0.002118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2000-7-s177710744c646245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2000-7-s177710744c646245.ukp</text:p>
          </table:table-cell>
          <table:table-cell office:value-type="float" office:value="20076" calcext:value-type="float">
            <text:p>20076</text:p>
          </table:table-cell>
          <table:table-cell office:value-type="float" office:value="5312" calcext:value-type="float">
            <text:p>5312</text:p>
          </table:table-cell>
          <table:table-cell/>
          <table:table-cell office:value-type="string" calcext:value-type="string">
            <text:p>wmin5000wmax100000n2000-7-s177710744c646245.ukp</text:p>
          </table:table-cell>
          <table:table-cell table:number-columns-repeated="2" office:value-type="float" office:value="646245" calcext:value-type="float">
            <text:p>646245</text:p>
          </table:table-cell>
          <table:table-cell table:formula="of:=([.N269] = [.O26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1000-5-s110877071c524234.ukp</text:p>
          </table:table-cell>
          <table:table-cell office:value-type="float" office:value="0.00207892" calcext:value-type="float">
            <text:p>0.0020789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2000-8-s991580855c73397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2000-8-s991580855c733977.ukp</text:p>
          </table:table-cell>
          <table:table-cell office:value-type="float" office:value="22104" calcext:value-type="float">
            <text:p>22104</text:p>
          </table:table-cell>
          <table:table-cell office:value-type="float" office:value="6044" calcext:value-type="float">
            <text:p>6044</text:p>
          </table:table-cell>
          <table:table-cell/>
          <table:table-cell office:value-type="string" calcext:value-type="string">
            <text:p>wmin5000wmax100000n2000-8-s991580855c733977.ukp</text:p>
          </table:table-cell>
          <table:table-cell table:number-columns-repeated="2" office:value-type="float" office:value="733977" calcext:value-type="float">
            <text:p>733977</text:p>
          </table:table-cell>
          <table:table-cell table:formula="of:=([.N270] = [.O27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1000-6-s227708629c724917.ukp</text:p>
          </table:table-cell>
          <table:table-cell office:value-type="float" office:value="0.00254703" calcext:value-type="float">
            <text:p>0.0025470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2000-9-s126456688c711726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2000-9-s126456688c711726.ukp</text:p>
          </table:table-cell>
          <table:table-cell office:value-type="float" office:value="21536" calcext:value-type="float">
            <text:p>21536</text:p>
          </table:table-cell>
          <table:table-cell office:value-type="float" office:value="5060" calcext:value-type="float">
            <text:p>5060</text:p>
          </table:table-cell>
          <table:table-cell/>
          <table:table-cell office:value-type="string" calcext:value-type="string">
            <text:p>wmin5000wmax100000n2000-9-s126456688c711726.ukp</text:p>
          </table:table-cell>
          <table:table-cell table:number-columns-repeated="2" office:value-type="float" office:value="711726" calcext:value-type="float">
            <text:p>711726</text:p>
          </table:table-cell>
          <table:table-cell table:formula="of:=([.N271] = [.O27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1000-7-s177710744c905112.ukp</text:p>
          </table:table-cell>
          <table:table-cell office:value-type="float" office:value="0.0026938" calcext:value-type="float">
            <text:p>0.002693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5000-0-s827183242c519941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5000-0-s827183242c519941.ukp</text:p>
          </table:table-cell>
          <table:table-cell office:value-type="float" office:value="17140" calcext:value-type="float">
            <text:p>17140</text:p>
          </table:table-cell>
          <table:table-cell office:value-type="float" office:value="5524" calcext:value-type="float">
            <text:p>5524</text:p>
          </table:table-cell>
          <table:table-cell/>
          <table:table-cell office:value-type="string" calcext:value-type="string">
            <text:p>wmin5000wmax100000n5000-0-s827183242c519941.ukp</text:p>
          </table:table-cell>
          <table:table-cell table:number-columns-repeated="2" office:value-type="float" office:value="519941" calcext:value-type="float">
            <text:p>519941</text:p>
          </table:table-cell>
          <table:table-cell table:formula="of:=([.N272] = [.O27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1000-8-s991580855c746908.ukp</text:p>
          </table:table-cell>
          <table:table-cell office:value-type="float" office:value="0.00237053" calcext:value-type="float">
            <text:p>0.0023705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5000-1-s843367405c977278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5000-1-s843367405c977278.ukp</text:p>
          </table:table-cell>
          <table:table-cell office:value-type="float" office:value="27936" calcext:value-type="float">
            <text:p>27936</text:p>
          </table:table-cell>
          <table:table-cell office:value-type="float" office:value="5772" calcext:value-type="float">
            <text:p>5772</text:p>
          </table:table-cell>
          <table:table-cell/>
          <table:table-cell office:value-type="string" calcext:value-type="string">
            <text:p>wmin5000wmax100000n5000-1-s843367405c977278.ukp</text:p>
          </table:table-cell>
          <table:table-cell table:number-columns-repeated="2" office:value-type="float" office:value="977278" calcext:value-type="float">
            <text:p>977278</text:p>
          </table:table-cell>
          <table:table-cell table:formula="of:=([.N273] = [.O27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2000-0-s827183242c854861.ukp</text:p>
          </table:table-cell>
          <table:table-cell office:value-type="float" office:value="0.00258248" calcext:value-type="float">
            <text:p>0.0025824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5000-2-s528806317c747924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5000-2-s528806317c747924.ukp</text:p>
          </table:table-cell>
          <table:table-cell office:value-type="float" office:value="22408" calcext:value-type="float">
            <text:p>22408</text:p>
          </table:table-cell>
          <table:table-cell office:value-type="float" office:value="5632" calcext:value-type="float">
            <text:p>5632</text:p>
          </table:table-cell>
          <table:table-cell/>
          <table:table-cell office:value-type="string" calcext:value-type="string">
            <text:p>wmin5000wmax100000n5000-2-s528806317c747924.ukp</text:p>
          </table:table-cell>
          <table:table-cell table:number-columns-repeated="2" office:value-type="float" office:value="747924" calcext:value-type="float">
            <text:p>747924</text:p>
          </table:table-cell>
          <table:table-cell table:formula="of:=([.N274] = [.O27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2000-1-s843367405c887154.ukp</text:p>
          </table:table-cell>
          <table:table-cell office:value-type="float" office:value="0.00270311" calcext:value-type="float">
            <text:p>0.0027031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5000-3-s780179313c736513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5000-3-s780179313c736513.ukp</text:p>
          </table:table-cell>
          <table:table-cell office:value-type="float" office:value="22332" calcext:value-type="float">
            <text:p>22332</text:p>
          </table:table-cell>
          <table:table-cell office:value-type="float" office:value="5632" calcext:value-type="float">
            <text:p>5632</text:p>
          </table:table-cell>
          <table:table-cell/>
          <table:table-cell office:value-type="string" calcext:value-type="string">
            <text:p>wmin5000wmax100000n5000-3-s780179313c736513.ukp</text:p>
          </table:table-cell>
          <table:table-cell table:number-columns-repeated="2" office:value-type="float" office:value="736513" calcext:value-type="float">
            <text:p>736513</text:p>
          </table:table-cell>
          <table:table-cell table:formula="of:=([.N275] = [.O27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2000-2-s528806317c546247.ukp</text:p>
          </table:table-cell>
          <table:table-cell office:value-type="float" office:value="0.00195291" calcext:value-type="float">
            <text:p>0.0019529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5000-4-s721215008c993639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5000-4-s721215008c993639.ukp</text:p>
          </table:table-cell>
          <table:table-cell office:value-type="float" office:value="28420" calcext:value-type="float">
            <text:p>28420</text:p>
          </table:table-cell>
          <table:table-cell office:value-type="float" office:value="5772" calcext:value-type="float">
            <text:p>5772</text:p>
          </table:table-cell>
          <table:table-cell/>
          <table:table-cell office:value-type="string" calcext:value-type="string">
            <text:p>wmin5000wmax100000n5000-4-s721215008c993639.ukp</text:p>
          </table:table-cell>
          <table:table-cell table:number-columns-repeated="2" office:value-type="float" office:value="993639" calcext:value-type="float">
            <text:p>993639</text:p>
          </table:table-cell>
          <table:table-cell table:formula="of:=([.N276] = [.O27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2000-3-s780179313c639862.ukp</text:p>
          </table:table-cell>
          <table:table-cell office:value-type="float" office:value="0.0023289" calcext:value-type="float">
            <text:p>0.002328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5000-5-s110877071c593661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5000-5-s110877071c593661.ukp</text:p>
          </table:table-cell>
          <table:table-cell office:value-type="float" office:value="18832" calcext:value-type="float">
            <text:p>18832</text:p>
          </table:table-cell>
          <table:table-cell office:value-type="float" office:value="5652" calcext:value-type="float">
            <text:p>5652</text:p>
          </table:table-cell>
          <table:table-cell/>
          <table:table-cell office:value-type="string" calcext:value-type="string">
            <text:p>wmin5000wmax100000n5000-5-s110877071c593661.ukp</text:p>
          </table:table-cell>
          <table:table-cell table:number-columns-repeated="2" office:value-type="float" office:value="593661" calcext:value-type="float">
            <text:p>593661</text:p>
          </table:table-cell>
          <table:table-cell table:formula="of:=([.N277] = [.O27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2000-4-s721215008c980510.ukp</text:p>
          </table:table-cell>
          <table:table-cell office:value-type="float" office:value="0.00277304" calcext:value-type="float">
            <text:p>0.0027730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5000-6-s227708629c554798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5000-6-s227708629c554798.ukp</text:p>
          </table:table-cell>
          <table:table-cell office:value-type="float" office:value="17960" calcext:value-type="float">
            <text:p>17960</text:p>
          </table:table-cell>
          <table:table-cell office:value-type="float" office:value="5524" calcext:value-type="float">
            <text:p>5524</text:p>
          </table:table-cell>
          <table:table-cell/>
          <table:table-cell office:value-type="string" calcext:value-type="string">
            <text:p>wmin5000wmax100000n5000-6-s227708629c554798.ukp</text:p>
          </table:table-cell>
          <table:table-cell table:number-columns-repeated="2" office:value-type="float" office:value="554798" calcext:value-type="float">
            <text:p>554798</text:p>
          </table:table-cell>
          <table:table-cell table:formula="of:=([.N278] = [.O27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2000-5-s110877071c663957.ukp</text:p>
          </table:table-cell>
          <table:table-cell office:value-type="float" office:value="0.00240524" calcext:value-type="float">
            <text:p>0.0024052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5000-7-s177710744c794863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5000-7-s177710744c794863.ukp</text:p>
          </table:table-cell>
          <table:table-cell office:value-type="float" office:value="23620" calcext:value-type="float">
            <text:p>23620</text:p>
          </table:table-cell>
          <table:table-cell office:value-type="float" office:value="5700" calcext:value-type="float">
            <text:p>5700</text:p>
          </table:table-cell>
          <table:table-cell/>
          <table:table-cell office:value-type="string" calcext:value-type="string">
            <text:p>wmin5000wmax100000n5000-7-s177710744c794863.ukp</text:p>
          </table:table-cell>
          <table:table-cell table:number-columns-repeated="2" office:value-type="float" office:value="794863" calcext:value-type="float">
            <text:p>794863</text:p>
          </table:table-cell>
          <table:table-cell table:formula="of:=([.N279] = [.O27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2000-6-s227708629c783259.ukp</text:p>
          </table:table-cell>
          <table:table-cell office:value-type="float" office:value="0.00230912" calcext:value-type="float">
            <text:p>0.0023091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5000-8-s991580855c979726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5000-8-s991580855c979726.ukp</text:p>
          </table:table-cell>
          <table:table-cell office:value-type="float" office:value="27972" calcext:value-type="float">
            <text:p>27972</text:p>
          </table:table-cell>
          <table:table-cell office:value-type="float" office:value="5596" calcext:value-type="float">
            <text:p>5596</text:p>
          </table:table-cell>
          <table:table-cell/>
          <table:table-cell office:value-type="string" calcext:value-type="string">
            <text:p>wmin5000wmax100000n5000-8-s991580855c979726.ukp</text:p>
          </table:table-cell>
          <table:table-cell table:number-columns-repeated="2" office:value-type="float" office:value="979726" calcext:value-type="float">
            <text:p>979726</text:p>
          </table:table-cell>
          <table:table-cell table:formula="of:=([.N280] = [.O28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2000-7-s177710744c571410.ukp</text:p>
          </table:table-cell>
          <table:table-cell office:value-type="float" office:value="0.00207091" calcext:value-type="float">
            <text:p>0.0020709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5000-9-s126456688c799946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5000-9-s126456688c799946.ukp</text:p>
          </table:table-cell>
          <table:table-cell office:value-type="float" office:value="23844" calcext:value-type="float">
            <text:p>23844</text:p>
          </table:table-cell>
          <table:table-cell office:value-type="float" office:value="7492" calcext:value-type="float">
            <text:p>7492</text:p>
          </table:table-cell>
          <table:table-cell/>
          <table:table-cell office:value-type="string" calcext:value-type="string">
            <text:p>wmin5000wmax100000n5000-9-s126456688c799946.ukp</text:p>
          </table:table-cell>
          <table:table-cell table:number-columns-repeated="2" office:value-type="float" office:value="799946" calcext:value-type="float">
            <text:p>799946</text:p>
          </table:table-cell>
          <table:table-cell table:formula="of:=([.N281] = [.O28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2000-8-s991580855c677631.ukp</text:p>
          </table:table-cell>
          <table:table-cell office:value-type="float" office:value="0.00246389" calcext:value-type="float">
            <text:p>0.0024638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0-0-s827183242c746133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10000-0-s827183242c746133.ukp</text:p>
          </table:table-cell>
          <table:table-cell office:value-type="float" office:value="21580" calcext:value-type="float">
            <text:p>21580</text:p>
          </table:table-cell>
          <table:table-cell office:value-type="float" office:value="7264" calcext:value-type="float">
            <text:p>7264</text:p>
          </table:table-cell>
          <table:table-cell/>
          <table:table-cell office:value-type="string" calcext:value-type="string">
            <text:p>wmin5000wmax50000n10000-0-s827183242c746133.ukp</text:p>
          </table:table-cell>
          <table:table-cell table:number-columns-repeated="2" office:value-type="float" office:value="746133" calcext:value-type="float">
            <text:p>746133</text:p>
          </table:table-cell>
          <table:table-cell table:formula="of:=([.N282] = [.O28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2000-9-s126456688c925301.ukp</text:p>
          </table:table-cell>
          <table:table-cell office:value-type="float" office:value="0.00255931" calcext:value-type="float">
            <text:p>0.0025593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0-1-s843367405c761697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10000-1-s843367405c761697.ukp</text:p>
          </table:table-cell>
          <table:table-cell office:value-type="float" office:value="21880" calcext:value-type="float">
            <text:p>21880</text:p>
          </table:table-cell>
          <table:table-cell office:value-type="float" office:value="6240" calcext:value-type="float">
            <text:p>6240</text:p>
          </table:table-cell>
          <table:table-cell/>
          <table:table-cell office:value-type="string" calcext:value-type="string">
            <text:p>wmin5000wmax50000n10000-1-s843367405c761697.ukp</text:p>
          </table:table-cell>
          <table:table-cell table:number-columns-repeated="2" office:value-type="float" office:value="761697" calcext:value-type="float">
            <text:p>761697</text:p>
          </table:table-cell>
          <table:table-cell table:formula="of:=([.N283] = [.O28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0wmax50000n5000-2-s528806317c766032.ukp</text:p>
          </table:table-cell>
          <table:table-cell office:value-type="float" office:value="0.00249476" calcext:value-type="float">
            <text:p>0.0024947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0-2-s528806317c712339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10000-2-s528806317c712339.ukp</text:p>
          </table:table-cell>
          <table:table-cell office:value-type="float" office:value="20868" calcext:value-type="float">
            <text:p>20868</text:p>
          </table:table-cell>
          <table:table-cell office:value-type="float" office:value="6144" calcext:value-type="float">
            <text:p>6144</text:p>
          </table:table-cell>
          <table:table-cell/>
          <table:table-cell office:value-type="string" calcext:value-type="string">
            <text:p>wmin5000wmax50000n10000-2-s528806317c712339.ukp</text:p>
          </table:table-cell>
          <table:table-cell table:number-columns-repeated="2" office:value-type="float" office:value="712339" calcext:value-type="float">
            <text:p>712339</text:p>
          </table:table-cell>
          <table:table-cell table:formula="of:=([.N284] = [.O28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1000-9-s126456688c795871.ukp</text:p>
          </table:table-cell>
          <table:table-cell office:value-type="float" office:value="0.00242054" calcext:value-type="float">
            <text:p>0.0024205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0-3-s780179313c864487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10000-3-s780179313c864487.ukp</text:p>
          </table:table-cell>
          <table:table-cell office:value-type="float" office:value="24548" calcext:value-type="float">
            <text:p>24548</text:p>
          </table:table-cell>
          <table:table-cell office:value-type="float" office:value="8024" calcext:value-type="float">
            <text:p>8024</text:p>
          </table:table-cell>
          <table:table-cell/>
          <table:table-cell office:value-type="string" calcext:value-type="string">
            <text:p>wmin5000wmax50000n10000-3-s780179313c864487.ukp</text:p>
          </table:table-cell>
          <table:table-cell table:number-columns-repeated="2" office:value-type="float" office:value="864487" calcext:value-type="float">
            <text:p>864487</text:p>
          </table:table-cell>
          <table:table-cell table:formula="of:=([.N285] = [.O28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2000-0-s827183242c514909.ukp</text:p>
          </table:table-cell>
          <table:table-cell office:value-type="float" office:value="0.0019736" calcext:value-type="float">
            <text:p>0.001973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0-4-s721215008c755951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10000-4-s721215008c755951.ukp</text:p>
          </table:table-cell>
          <table:table-cell office:value-type="float" office:value="21768" calcext:value-type="float">
            <text:p>21768</text:p>
          </table:table-cell>
          <table:table-cell office:value-type="float" office:value="7392" calcext:value-type="float">
            <text:p>7392</text:p>
          </table:table-cell>
          <table:table-cell/>
          <table:table-cell office:value-type="string" calcext:value-type="string">
            <text:p>wmin5000wmax50000n10000-4-s721215008c755951.ukp</text:p>
          </table:table-cell>
          <table:table-cell table:number-columns-repeated="2" office:value-type="float" office:value="755951" calcext:value-type="float">
            <text:p>755951</text:p>
          </table:table-cell>
          <table:table-cell table:formula="of:=([.N286] = [.O28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2000-1-s843367405c677154.ukp</text:p>
          </table:table-cell>
          <table:table-cell office:value-type="float" office:value="0.00229312" calcext:value-type="float">
            <text:p>0.0022931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0-5-s110877071c530892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10000-5-s110877071c530892.ukp</text:p>
          </table:table-cell>
          <table:table-cell office:value-type="float" office:value="16452" calcext:value-type="float">
            <text:p>16452</text:p>
          </table:table-cell>
          <table:table-cell office:value-type="float" office:value="7340" calcext:value-type="float">
            <text:p>7340</text:p>
          </table:table-cell>
          <table:table-cell/>
          <table:table-cell office:value-type="string" calcext:value-type="string">
            <text:p>wmin5000wmax50000n10000-5-s110877071c530892.ukp</text:p>
          </table:table-cell>
          <table:table-cell table:number-columns-repeated="2" office:value-type="float" office:value="530892" calcext:value-type="float">
            <text:p>530892</text:p>
          </table:table-cell>
          <table:table-cell table:formula="of:=([.N287] = [.O28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2000-2-s528806317c914458.ukp</text:p>
          </table:table-cell>
          <table:table-cell office:value-type="float" office:value="0.00261658" calcext:value-type="float">
            <text:p>0.0026165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0-6-s227708629c876351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10000-6-s227708629c876351.ukp</text:p>
          </table:table-cell>
          <table:table-cell office:value-type="float" office:value="24772" calcext:value-type="float">
            <text:p>24772</text:p>
          </table:table-cell>
          <table:table-cell office:value-type="float" office:value="6252" calcext:value-type="float">
            <text:p>6252</text:p>
          </table:table-cell>
          <table:table-cell/>
          <table:table-cell office:value-type="string" calcext:value-type="string">
            <text:p>wmin5000wmax50000n10000-6-s227708629c876351.ukp</text:p>
          </table:table-cell>
          <table:table-cell table:number-columns-repeated="2" office:value-type="float" office:value="876351" calcext:value-type="float">
            <text:p>876351</text:p>
          </table:table-cell>
          <table:table-cell table:formula="of:=([.N288] = [.O28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2000-4-s721215008c538044.ukp</text:p>
          </table:table-cell>
          <table:table-cell office:value-type="float" office:value="0.00204044" calcext:value-type="float">
            <text:p>0.0020404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0-7-s177710744c983140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10000-7-s177710744c983140.ukp</text:p>
          </table:table-cell>
          <table:table-cell office:value-type="float" office:value="27124" calcext:value-type="float">
            <text:p>27124</text:p>
          </table:table-cell>
          <table:table-cell office:value-type="float" office:value="6144" calcext:value-type="float">
            <text:p>6144</text:p>
          </table:table-cell>
          <table:table-cell/>
          <table:table-cell office:value-type="string" calcext:value-type="string">
            <text:p>wmin5000wmax50000n10000-7-s177710744c983140.ukp</text:p>
          </table:table-cell>
          <table:table-cell table:number-columns-repeated="2" office:value-type="float" office:value="983140" calcext:value-type="float">
            <text:p>983140</text:p>
          </table:table-cell>
          <table:table-cell table:formula="of:=([.N289] = [.O28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2000-6-s227708629c855086.ukp</text:p>
          </table:table-cell>
          <table:table-cell office:value-type="float" office:value="0.00267751" calcext:value-type="float">
            <text:p>0.0026775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0-8-s991580855c506357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10000-8-s991580855c506357.ukp</text:p>
          </table:table-cell>
          <table:table-cell office:value-type="float" office:value="15968" calcext:value-type="float">
            <text:p>15968</text:p>
          </table:table-cell>
          <table:table-cell office:value-type="float" office:value="7824" calcext:value-type="float">
            <text:p>7824</text:p>
          </table:table-cell>
          <table:table-cell/>
          <table:table-cell office:value-type="string" calcext:value-type="string">
            <text:p>wmin5000wmax50000n10000-8-s991580855c506357.ukp</text:p>
          </table:table-cell>
          <table:table-cell table:number-columns-repeated="2" office:value-type="float" office:value="506357" calcext:value-type="float">
            <text:p>506357</text:p>
          </table:table-cell>
          <table:table-cell table:formula="of:=([.N290] = [.O29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2000-8-s991580855c816330.ukp</text:p>
          </table:table-cell>
          <table:table-cell office:value-type="float" office:value="0.00252569" calcext:value-type="float">
            <text:p>0.0025256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0-9-s126456688c572196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10000-9-s126456688c572196.ukp</text:p>
          </table:table-cell>
          <table:table-cell office:value-type="float" office:value="17696" calcext:value-type="float">
            <text:p>17696</text:p>
          </table:table-cell>
          <table:table-cell office:value-type="float" office:value="6140" calcext:value-type="float">
            <text:p>6140</text:p>
          </table:table-cell>
          <table:table-cell/>
          <table:table-cell office:value-type="string" calcext:value-type="string">
            <text:p>wmin5000wmax50000n10000-9-s126456688c572196.ukp</text:p>
          </table:table-cell>
          <table:table-cell table:number-columns-repeated="2" office:value-type="float" office:value="572196" calcext:value-type="float">
            <text:p>572196</text:p>
          </table:table-cell>
          <table:table-cell table:formula="of:=([.N291] = [.O29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5000-0-s827183242c714600.ukp</text:p>
          </table:table-cell>
          <table:table-cell office:value-type="float" office:value="0.00258706" calcext:value-type="float">
            <text:p>0.0025870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-0-s827183242c519371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-0-s827183242c519371.ukp</text:p>
          </table:table-cell>
          <table:table-cell office:value-type="float" office:value="16212" calcext:value-type="float">
            <text:p>16212</text:p>
          </table:table-cell>
          <table:table-cell office:value-type="float" office:value="3944" calcext:value-type="float">
            <text:p>3944</text:p>
          </table:table-cell>
          <table:table-cell/>
          <table:table-cell office:value-type="string" calcext:value-type="string">
            <text:p>wmin5000wmax50000n1000-0-s827183242c519371.ukp</text:p>
          </table:table-cell>
          <table:table-cell table:number-columns-repeated="2" office:value-type="float" office:value="519371" calcext:value-type="float">
            <text:p>519371</text:p>
          </table:table-cell>
          <table:table-cell table:formula="of:=([.N292] = [.O29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5000-1-s843367405c781022.ukp</text:p>
          </table:table-cell>
          <table:table-cell office:value-type="float" office:value="0.00256273" calcext:value-type="float">
            <text:p>0.0025627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-1-s843367405c552572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-1-s843367405c552572.ukp</text:p>
          </table:table-cell>
          <table:table-cell office:value-type="float" office:value="17124" calcext:value-type="float">
            <text:p>17124</text:p>
          </table:table-cell>
          <table:table-cell office:value-type="float" office:value="4620" calcext:value-type="float">
            <text:p>4620</text:p>
          </table:table-cell>
          <table:table-cell/>
          <table:table-cell office:value-type="string" calcext:value-type="string">
            <text:p>wmin5000wmax50000n1000-1-s843367405c552572.ukp</text:p>
          </table:table-cell>
          <table:table-cell table:number-columns-repeated="2" office:value-type="float" office:value="552572" calcext:value-type="float">
            <text:p>552572</text:p>
          </table:table-cell>
          <table:table-cell table:formula="of:=([.N293] = [.O29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5000-2-s528806317c663041.ukp</text:p>
          </table:table-cell>
          <table:table-cell office:value-type="float" office:value="0.00263705" calcext:value-type="float">
            <text:p>0.0026370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-2-s528806317c669699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-2-s528806317c669699.ukp</text:p>
          </table:table-cell>
          <table:table-cell office:value-type="float" office:value="19892" calcext:value-type="float">
            <text:p>19892</text:p>
          </table:table-cell>
          <table:table-cell office:value-type="float" office:value="5192" calcext:value-type="float">
            <text:p>5192</text:p>
          </table:table-cell>
          <table:table-cell/>
          <table:table-cell office:value-type="string" calcext:value-type="string">
            <text:p>wmin5000wmax50000n1000-2-s528806317c669699.ukp</text:p>
          </table:table-cell>
          <table:table-cell table:number-columns-repeated="2" office:value-type="float" office:value="669699" calcext:value-type="float">
            <text:p>669699</text:p>
          </table:table-cell>
          <table:table-cell table:formula="of:=([.N294] = [.O29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5000-3-s780179313c817500.ukp</text:p>
          </table:table-cell>
          <table:table-cell office:value-type="float" office:value="0.0027482" calcext:value-type="float">
            <text:p>0.002748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-3-s780179313c743993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-3-s780179313c743993.ukp</text:p>
          </table:table-cell>
          <table:table-cell office:value-type="float" office:value="21648" calcext:value-type="float">
            <text:p>21648</text:p>
          </table:table-cell>
          <table:table-cell office:value-type="float" office:value="5212" calcext:value-type="float">
            <text:p>5212</text:p>
          </table:table-cell>
          <table:table-cell/>
          <table:table-cell office:value-type="string" calcext:value-type="string">
            <text:p>wmin5000wmax50000n1000-3-s780179313c743993.ukp</text:p>
          </table:table-cell>
          <table:table-cell table:number-columns-repeated="2" office:value-type="float" office:value="743993" calcext:value-type="float">
            <text:p>743993</text:p>
          </table:table-cell>
          <table:table-cell table:formula="of:=([.N295] = [.O29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5000-4-s721215008c947772.ukp</text:p>
          </table:table-cell>
          <table:table-cell office:value-type="float" office:value="0.00315921" calcext:value-type="float">
            <text:p>0.0031592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-4-s721215008c538155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-4-s721215008c538155.ukp</text:p>
          </table:table-cell>
          <table:table-cell office:value-type="float" office:value="16820" calcext:value-type="float">
            <text:p>16820</text:p>
          </table:table-cell>
          <table:table-cell office:value-type="float" office:value="4988" calcext:value-type="float">
            <text:p>4988</text:p>
          </table:table-cell>
          <table:table-cell/>
          <table:table-cell office:value-type="string" calcext:value-type="string">
            <text:p>wmin5000wmax50000n1000-4-s721215008c538155.ukp</text:p>
          </table:table-cell>
          <table:table-cell table:number-columns-repeated="2" office:value-type="float" office:value="538155" calcext:value-type="float">
            <text:p>538155</text:p>
          </table:table-cell>
          <table:table-cell table:formula="of:=([.N296] = [.O29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5000-5-s110877071c818842.ukp</text:p>
          </table:table-cell>
          <table:table-cell office:value-type="float" office:value="0.00270917" calcext:value-type="float">
            <text:p>0.0027091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-5-s110877071c524234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-5-s110877071c524234.ukp</text:p>
          </table:table-cell>
          <table:table-cell office:value-type="float" office:value="16348" calcext:value-type="float">
            <text:p>16348</text:p>
          </table:table-cell>
          <table:table-cell office:value-type="float" office:value="4744" calcext:value-type="float">
            <text:p>4744</text:p>
          </table:table-cell>
          <table:table-cell/>
          <table:table-cell office:value-type="string" calcext:value-type="string">
            <text:p>wmin5000wmax50000n1000-5-s110877071c524234.ukp</text:p>
          </table:table-cell>
          <table:table-cell table:number-columns-repeated="2" office:value-type="float" office:value="524234" calcext:value-type="float">
            <text:p>524234</text:p>
          </table:table-cell>
          <table:table-cell table:formula="of:=([.N297] = [.O29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5000-6-s227708629c927319.ukp</text:p>
          </table:table-cell>
          <table:table-cell office:value-type="float" office:value="0.00282467" calcext:value-type="float">
            <text:p>0.0028246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-6-s227708629c72491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-6-s227708629c724917.ukp</text:p>
          </table:table-cell>
          <table:table-cell office:value-type="float" office:value="21200" calcext:value-type="float">
            <text:p>21200</text:p>
          </table:table-cell>
          <table:table-cell office:value-type="float" office:value="3632" calcext:value-type="float">
            <text:p>3632</text:p>
          </table:table-cell>
          <table:table-cell/>
          <table:table-cell office:value-type="string" calcext:value-type="string">
            <text:p>wmin5000wmax50000n1000-6-s227708629c724917.ukp</text:p>
          </table:table-cell>
          <table:table-cell table:number-columns-repeated="2" office:value-type="float" office:value="724917" calcext:value-type="float">
            <text:p>724917</text:p>
          </table:table-cell>
          <table:table-cell table:formula="of:=([.N298] = [.O29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5000-7-s177710744c587849.ukp</text:p>
          </table:table-cell>
          <table:table-cell office:value-type="float" office:value="0.00245729" calcext:value-type="float">
            <text:p>0.0024572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-7-s177710744c90511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-7-s177710744c905112.ukp</text:p>
          </table:table-cell>
          <table:table-cell office:value-type="float" office:value="25292" calcext:value-type="float">
            <text:p>25292</text:p>
          </table:table-cell>
          <table:table-cell office:value-type="float" office:value="5044" calcext:value-type="float">
            <text:p>5044</text:p>
          </table:table-cell>
          <table:table-cell/>
          <table:table-cell office:value-type="string" calcext:value-type="string">
            <text:p>wmin5000wmax50000n1000-7-s177710744c905112.ukp</text:p>
          </table:table-cell>
          <table:table-cell table:number-columns-repeated="2" office:value-type="float" office:value="905112" calcext:value-type="float">
            <text:p>905112</text:p>
          </table:table-cell>
          <table:table-cell table:formula="of:=([.N299] = [.O29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5000-8-s991580855c959858.ukp</text:p>
          </table:table-cell>
          <table:table-cell office:value-type="float" office:value="0.00292102" calcext:value-type="float">
            <text:p>0.0029210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-8-s991580855c746908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-8-s991580855c746908.ukp</text:p>
          </table:table-cell>
          <table:table-cell office:value-type="float" office:value="21700" calcext:value-type="float">
            <text:p>21700</text:p>
          </table:table-cell>
          <table:table-cell office:value-type="float" office:value="5152" calcext:value-type="float">
            <text:p>5152</text:p>
          </table:table-cell>
          <table:table-cell/>
          <table:table-cell office:value-type="string" calcext:value-type="string">
            <text:p>wmin5000wmax50000n1000-8-s991580855c746908.ukp</text:p>
          </table:table-cell>
          <table:table-cell table:number-columns-repeated="2" office:value-type="float" office:value="746908" calcext:value-type="float">
            <text:p>746908</text:p>
          </table:table-cell>
          <table:table-cell table:formula="of:=([.N300] = [.O30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5000-9-s126456688c556794.ukp</text:p>
          </table:table-cell>
          <table:table-cell office:value-type="float" office:value="0.00227421" calcext:value-type="float">
            <text:p>0.0022742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-9-s126456688c725997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1000-9-s126456688c725997.ukp</text:p>
          </table:table-cell>
          <table:table-cell office:value-type="float" office:value="21052" calcext:value-type="float">
            <text:p>21052</text:p>
          </table:table-cell>
          <table:table-cell office:value-type="float" office:value="5116" calcext:value-type="float">
            <text:p>5116</text:p>
          </table:table-cell>
          <table:table-cell/>
          <table:table-cell office:value-type="string" calcext:value-type="string">
            <text:p>wmin5000wmax50000n1000-9-s126456688c725997.ukp</text:p>
          </table:table-cell>
          <table:table-cell table:number-columns-repeated="2" office:value-type="float" office:value="725997" calcext:value-type="float">
            <text:p>725997</text:p>
          </table:table-cell>
          <table:table-cell table:formula="of:=([.N301] = [.O30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2000-2-s528806317c731451.ukp</text:p>
          </table:table-cell>
          <table:table-cell office:value-type="float" office:value="0.00241798" calcext:value-type="float">
            <text:p>0.0024179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2000-0-s827183242c85486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2000-0-s827183242c854861.ukp</text:p>
          </table:table-cell>
          <table:table-cell office:value-type="float" office:value="24224" calcext:value-type="float">
            <text:p>24224</text:p>
          </table:table-cell>
          <table:table-cell office:value-type="float" office:value="4100" calcext:value-type="float">
            <text:p>4100</text:p>
          </table:table-cell>
          <table:table-cell/>
          <table:table-cell office:value-type="string" calcext:value-type="string">
            <text:p>wmin5000wmax50000n2000-0-s827183242c854861.ukp</text:p>
          </table:table-cell>
          <table:table-cell table:number-columns-repeated="2" office:value-type="float" office:value="854861" calcext:value-type="float">
            <text:p>854861</text:p>
          </table:table-cell>
          <table:table-cell table:formula="of:=([.N302] = [.O30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2000-3-s780179313c994428.ukp</text:p>
          </table:table-cell>
          <table:table-cell office:value-type="float" office:value="0.00258418" calcext:value-type="float">
            <text:p>0.0025841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2000-1-s843367405c88715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2000-1-s843367405c887154.ukp</text:p>
          </table:table-cell>
          <table:table-cell office:value-type="float" office:value="25028" calcext:value-type="float">
            <text:p>25028</text:p>
          </table:table-cell>
          <table:table-cell office:value-type="float" office:value="6232" calcext:value-type="float">
            <text:p>6232</text:p>
          </table:table-cell>
          <table:table-cell/>
          <table:table-cell office:value-type="string" calcext:value-type="string">
            <text:p>wmin5000wmax50000n2000-1-s843367405c887154.ukp</text:p>
          </table:table-cell>
          <table:table-cell table:number-columns-repeated="2" office:value-type="float" office:value="887154" calcext:value-type="float">
            <text:p>887154</text:p>
          </table:table-cell>
          <table:table-cell table:formula="of:=([.N303] = [.O30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2000-6-s227708629c838774.ukp</text:p>
          </table:table-cell>
          <table:table-cell office:value-type="float" office:value="0.00253791" calcext:value-type="float">
            <text:p>0.0025379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2000-2-s528806317c54624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2000-2-s528806317c546247.ukp</text:p>
          </table:table-cell>
          <table:table-cell office:value-type="float" office:value="17064" calcext:value-type="float">
            <text:p>17064</text:p>
          </table:table-cell>
          <table:table-cell office:value-type="float" office:value="4080" calcext:value-type="float">
            <text:p>4080</text:p>
          </table:table-cell>
          <table:table-cell/>
          <table:table-cell office:value-type="string" calcext:value-type="string">
            <text:p>wmin5000wmax50000n2000-2-s528806317c546247.ukp</text:p>
          </table:table-cell>
          <table:table-cell table:number-columns-repeated="2" office:value-type="float" office:value="546247" calcext:value-type="float">
            <text:p>546247</text:p>
          </table:table-cell>
          <table:table-cell table:formula="of:=([.N304] = [.O30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2000-7-s177710744c685459.ukp</text:p>
          </table:table-cell>
          <table:table-cell office:value-type="float" office:value="0.00224023" calcext:value-type="float">
            <text:p>0.0022402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2000-3-s780179313c63986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2000-3-s780179313c639862.ukp</text:p>
          </table:table-cell>
          <table:table-cell office:value-type="float" office:value="19156" calcext:value-type="float">
            <text:p>19156</text:p>
          </table:table-cell>
          <table:table-cell office:value-type="float" office:value="3988" calcext:value-type="float">
            <text:p>3988</text:p>
          </table:table-cell>
          <table:table-cell/>
          <table:table-cell office:value-type="string" calcext:value-type="string">
            <text:p>wmin5000wmax50000n2000-3-s780179313c639862.ukp</text:p>
          </table:table-cell>
          <table:table-cell table:number-columns-repeated="2" office:value-type="float" office:value="639862" calcext:value-type="float">
            <text:p>639862</text:p>
          </table:table-cell>
          <table:table-cell table:formula="of:=([.N305] = [.O30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2000-8-s991580855c972562.ukp</text:p>
          </table:table-cell>
          <table:table-cell office:value-type="float" office:value="0.00247868" calcext:value-type="float">
            <text:p>0.0024786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2000-4-s721215008c98051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2000-4-s721215008c980510.ukp</text:p>
          </table:table-cell>
          <table:table-cell office:value-type="float" office:value="27264" calcext:value-type="float">
            <text:p>27264</text:p>
          </table:table-cell>
          <table:table-cell office:value-type="float" office:value="4124" calcext:value-type="float">
            <text:p>4124</text:p>
          </table:table-cell>
          <table:table-cell/>
          <table:table-cell office:value-type="string" calcext:value-type="string">
            <text:p>wmin5000wmax50000n2000-4-s721215008c980510.ukp</text:p>
          </table:table-cell>
          <table:table-cell table:number-columns-repeated="2" office:value-type="float" office:value="980510" calcext:value-type="float">
            <text:p>980510</text:p>
          </table:table-cell>
          <table:table-cell table:formula="of:=([.N306] = [.O30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5000-0-s827183242c868164.ukp</text:p>
          </table:table-cell>
          <table:table-cell office:value-type="float" office:value="0.00247395" calcext:value-type="float">
            <text:p>0.0024739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2000-5-s110877071c66395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2000-5-s110877071c663957.ukp</text:p>
          </table:table-cell>
          <table:table-cell office:value-type="float" office:value="19628" calcext:value-type="float">
            <text:p>19628</text:p>
          </table:table-cell>
          <table:table-cell office:value-type="float" office:value="4644" calcext:value-type="float">
            <text:p>4644</text:p>
          </table:table-cell>
          <table:table-cell/>
          <table:table-cell office:value-type="string" calcext:value-type="string">
            <text:p>wmin5000wmax50000n2000-5-s110877071c663957.ukp</text:p>
          </table:table-cell>
          <table:table-cell table:number-columns-repeated="2" office:value-type="float" office:value="663957" calcext:value-type="float">
            <text:p>663957</text:p>
          </table:table-cell>
          <table:table-cell table:formula="of:=([.N307] = [.O30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5000-1-s843367405c811729.ukp</text:p>
          </table:table-cell>
          <table:table-cell office:value-type="float" office:value="0.0025386" calcext:value-type="float">
            <text:p>0.002538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2000-6-s227708629c78325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2000-6-s227708629c783259.ukp</text:p>
          </table:table-cell>
          <table:table-cell office:value-type="float" office:value="22304" calcext:value-type="float">
            <text:p>22304</text:p>
          </table:table-cell>
          <table:table-cell office:value-type="float" office:value="4104" calcext:value-type="float">
            <text:p>4104</text:p>
          </table:table-cell>
          <table:table-cell/>
          <table:table-cell office:value-type="string" calcext:value-type="string">
            <text:p>wmin5000wmax50000n2000-6-s227708629c783259.ukp</text:p>
          </table:table-cell>
          <table:table-cell table:number-columns-repeated="2" office:value-type="float" office:value="783259" calcext:value-type="float">
            <text:p>783259</text:p>
          </table:table-cell>
          <table:table-cell table:formula="of:=([.N308] = [.O30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5000-2-s528806317c833814.ukp</text:p>
          </table:table-cell>
          <table:table-cell office:value-type="float" office:value="0.00261114" calcext:value-type="float">
            <text:p>0.0026111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2000-7-s177710744c57141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2000-7-s177710744c571410.ukp</text:p>
          </table:table-cell>
          <table:table-cell office:value-type="float" office:value="17444" calcext:value-type="float">
            <text:p>17444</text:p>
          </table:table-cell>
          <table:table-cell office:value-type="float" office:value="4100" calcext:value-type="float">
            <text:p>4100</text:p>
          </table:table-cell>
          <table:table-cell/>
          <table:table-cell office:value-type="string" calcext:value-type="string">
            <text:p>wmin5000wmax50000n2000-7-s177710744c571410.ukp</text:p>
          </table:table-cell>
          <table:table-cell table:number-columns-repeated="2" office:value-type="float" office:value="571410" calcext:value-type="float">
            <text:p>571410</text:p>
          </table:table-cell>
          <table:table-cell table:formula="of:=([.N309] = [.O30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5000-3-s780179313c888331.ukp</text:p>
          </table:table-cell>
          <table:table-cell office:value-type="float" office:value="0.00255304" calcext:value-type="float">
            <text:p>0.0025530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2000-8-s991580855c67763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2000-8-s991580855c677631.ukp</text:p>
          </table:table-cell>
          <table:table-cell office:value-type="float" office:value="20144" calcext:value-type="float">
            <text:p>20144</text:p>
          </table:table-cell>
          <table:table-cell office:value-type="float" office:value="4204" calcext:value-type="float">
            <text:p>4204</text:p>
          </table:table-cell>
          <table:table-cell/>
          <table:table-cell office:value-type="string" calcext:value-type="string">
            <text:p>wmin5000wmax50000n2000-8-s991580855c677631.ukp</text:p>
          </table:table-cell>
          <table:table-cell table:number-columns-repeated="2" office:value-type="float" office:value="677631" calcext:value-type="float">
            <text:p>677631</text:p>
          </table:table-cell>
          <table:table-cell table:formula="of:=([.N310] = [.O31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5000-4-s721215008c503630.ukp</text:p>
          </table:table-cell>
          <table:table-cell office:value-type="float" office:value="0.00193147" calcext:value-type="float">
            <text:p>0.0019314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2000-9-s126456688c92530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2000-9-s126456688c925301.ukp</text:p>
          </table:table-cell>
          <table:table-cell office:value-type="float" office:value="25756" calcext:value-type="float">
            <text:p>25756</text:p>
          </table:table-cell>
          <table:table-cell office:value-type="float" office:value="4288" calcext:value-type="float">
            <text:p>4288</text:p>
          </table:table-cell>
          <table:table-cell/>
          <table:table-cell office:value-type="string" calcext:value-type="string">
            <text:p>wmin5000wmax50000n2000-9-s126456688c925301.ukp</text:p>
          </table:table-cell>
          <table:table-cell table:number-columns-repeated="2" office:value-type="float" office:value="925301" calcext:value-type="float">
            <text:p>925301</text:p>
          </table:table-cell>
          <table:table-cell table:formula="of:=([.N311] = [.O31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5000-5-s110877071c698449.ukp</text:p>
          </table:table-cell>
          <table:table-cell office:value-type="float" office:value="0.00211819" calcext:value-type="float">
            <text:p>0.0021181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5000-0-s827183242c885889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5000-0-s827183242c885889.ukp</text:p>
          </table:table-cell>
          <table:table-cell office:value-type="float" office:value="24884" calcext:value-type="float">
            <text:p>24884</text:p>
          </table:table-cell>
          <table:table-cell office:value-type="float" office:value="7060" calcext:value-type="float">
            <text:p>7060</text:p>
          </table:table-cell>
          <table:table-cell/>
          <table:table-cell office:value-type="string" calcext:value-type="string">
            <text:p>wmin5000wmax50000n5000-0-s827183242c885889.ukp</text:p>
          </table:table-cell>
          <table:table-cell table:number-columns-repeated="2" office:value-type="float" office:value="885889" calcext:value-type="float">
            <text:p>885889</text:p>
          </table:table-cell>
          <table:table-cell table:formula="of:=([.N312] = [.O31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5000-6-s227708629c915098.ukp</text:p>
          </table:table-cell>
          <table:table-cell office:value-type="float" office:value="0.00266925" calcext:value-type="float">
            <text:p>0.0026692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5000-1-s843367405c913433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5000-1-s843367405c913433.ukp</text:p>
          </table:table-cell>
          <table:table-cell office:value-type="float" office:value="25608" calcext:value-type="float">
            <text:p>25608</text:p>
          </table:table-cell>
          <table:table-cell office:value-type="float" office:value="5648" calcext:value-type="float">
            <text:p>5648</text:p>
          </table:table-cell>
          <table:table-cell/>
          <table:table-cell office:value-type="string" calcext:value-type="string">
            <text:p>wmin5000wmax50000n5000-1-s843367405c913433.ukp</text:p>
          </table:table-cell>
          <table:table-cell table:number-columns-repeated="2" office:value-type="float" office:value="913433" calcext:value-type="float">
            <text:p>913433</text:p>
          </table:table-cell>
          <table:table-cell table:formula="of:=([.N313] = [.O31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5000-7-s177710744c742667.ukp</text:p>
          </table:table-cell>
          <table:table-cell office:value-type="float" office:value="0.00232232" calcext:value-type="float">
            <text:p>0.0023223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5000-2-s528806317c766032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5000-2-s528806317c766032.ukp</text:p>
          </table:table-cell>
          <table:table-cell office:value-type="float" office:value="22048" calcext:value-type="float">
            <text:p>22048</text:p>
          </table:table-cell>
          <table:table-cell office:value-type="float" office:value="5744" calcext:value-type="float">
            <text:p>5744</text:p>
          </table:table-cell>
          <table:table-cell/>
          <table:table-cell office:value-type="string" calcext:value-type="string">
            <text:p>wmin5000wmax50000n5000-2-s528806317c766032.ukp</text:p>
          </table:table-cell>
          <table:table-cell table:number-columns-repeated="2" office:value-type="float" office:value="766032" calcext:value-type="float">
            <text:p>766032</text:p>
          </table:table-cell>
          <table:table-cell table:formula="of:=([.N314] = [.O31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5000-8-s991580855c818898.ukp</text:p>
          </table:table-cell>
          <table:table-cell office:value-type="float" office:value="0.00230983" calcext:value-type="float">
            <text:p>0.0023098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5000-3-s780179313c532726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5000-3-s780179313c532726.ukp</text:p>
          </table:table-cell>
          <table:table-cell office:value-type="float" office:value="16540" calcext:value-type="float">
            <text:p>16540</text:p>
          </table:table-cell>
          <table:table-cell office:value-type="float" office:value="7332" calcext:value-type="float">
            <text:p>7332</text:p>
          </table:table-cell>
          <table:table-cell/>
          <table:table-cell office:value-type="string" calcext:value-type="string">
            <text:p>wmin5000wmax50000n5000-3-s780179313c532726.ukp</text:p>
          </table:table-cell>
          <table:table-cell table:number-columns-repeated="2" office:value-type="float" office:value="532726" calcext:value-type="float">
            <text:p>532726</text:p>
          </table:table-cell>
          <table:table-cell table:formula="of:=([.N315] = [.O31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5000-9-s126456688c962935.ukp</text:p>
          </table:table-cell>
          <table:table-cell office:value-type="float" office:value="0.00256172" calcext:value-type="float">
            <text:p>0.0025617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5000-4-s721215008c878193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5000-4-s721215008c878193.ukp</text:p>
          </table:table-cell>
          <table:table-cell office:value-type="float" office:value="24796" calcext:value-type="float">
            <text:p>24796</text:p>
          </table:table-cell>
          <table:table-cell office:value-type="float" office:value="5716" calcext:value-type="float">
            <text:p>5716</text:p>
          </table:table-cell>
          <table:table-cell/>
          <table:table-cell office:value-type="string" calcext:value-type="string">
            <text:p>wmin5000wmax50000n5000-4-s721215008c878193.ukp</text:p>
          </table:table-cell>
          <table:table-cell table:number-columns-repeated="2" office:value-type="float" office:value="878193" calcext:value-type="float">
            <text:p>878193</text:p>
          </table:table-cell>
          <table:table-cell table:formula="of:=([.N316] = [.O31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1000-1-s843367405c679686.ukp</text:p>
          </table:table-cell>
          <table:table-cell office:value-type="float" office:value="0.0022689" calcext:value-type="float">
            <text:p>0.002268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0wmax50000n5000-5-s110877071c525668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5000-5-s110877071c525668.ukp</text:p>
          </table:table-cell>
          <table:table-cell office:value-type="float" office:value="16460" calcext:value-type="float">
            <text:p>16460</text:p>
          </table:table-cell>
          <table:table-cell office:value-type="float" office:value="5636" calcext:value-type="float">
            <text:p>5636</text:p>
          </table:table-cell>
          <table:table-cell/>
          <table:table-cell office:value-type="string" calcext:value-type="string">
            <text:p>wmin5000wmax50000n5000-5-s110877071c525668.ukp</text:p>
          </table:table-cell>
          <table:table-cell table:number-columns-repeated="2" office:value-type="float" office:value="525668" calcext:value-type="float">
            <text:p>525668</text:p>
          </table:table-cell>
          <table:table-cell table:formula="of:=([.N317] = [.O31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1000-2-s528806317c717062.ukp</text:p>
          </table:table-cell>
          <table:table-cell office:value-type="float" office:value="0.00241021" calcext:value-type="float">
            <text:p>0.00241021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0wmax50000n5000-6-s227708629c829407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5000-6-s227708629c829407.ukp</text:p>
          </table:table-cell>
          <table:table-cell office:value-type="float" office:value="23432" calcext:value-type="float">
            <text:p>23432</text:p>
          </table:table-cell>
          <table:table-cell office:value-type="float" office:value="5656" calcext:value-type="float">
            <text:p>5656</text:p>
          </table:table-cell>
          <table:table-cell/>
          <table:table-cell office:value-type="string" calcext:value-type="string">
            <text:p>wmin5000wmax50000n5000-6-s227708629c829407.ukp</text:p>
          </table:table-cell>
          <table:table-cell table:number-columns-repeated="2" office:value-type="float" office:value="829407" calcext:value-type="float">
            <text:p>829407</text:p>
          </table:table-cell>
          <table:table-cell table:formula="of:=([.N318] = [.O31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1000-3-s780179313c947405.ukp</text:p>
          </table:table-cell>
          <table:table-cell office:value-type="float" office:value="0.00270721" calcext:value-type="float">
            <text:p>0.00270721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0wmax50000n5000-7-s177710744c867650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5000-7-s177710744c867650.ukp</text:p>
          </table:table-cell>
          <table:table-cell office:value-type="float" office:value="24524" calcext:value-type="float">
            <text:p>24524</text:p>
          </table:table-cell>
          <table:table-cell office:value-type="float" office:value="7492" calcext:value-type="float">
            <text:p>7492</text:p>
          </table:table-cell>
          <table:table-cell/>
          <table:table-cell office:value-type="string" calcext:value-type="string">
            <text:p>wmin5000wmax50000n5000-7-s177710744c867650.ukp</text:p>
          </table:table-cell>
          <table:table-cell table:number-columns-repeated="2" office:value-type="float" office:value="867650" calcext:value-type="float">
            <text:p>867650</text:p>
          </table:table-cell>
          <table:table-cell table:formula="of:=([.N319] = [.O31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1000-4-s721215008c904217.ukp</text:p>
          </table:table-cell>
          <table:table-cell office:value-type="float" office:value="0.00254727" calcext:value-type="float">
            <text:p>0.00254727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0wmax50000n5000-8-s991580855c784023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5000-8-s991580855c784023.ukp</text:p>
          </table:table-cell>
          <table:table-cell office:value-type="float" office:value="22512" calcext:value-type="float">
            <text:p>22512</text:p>
          </table:table-cell>
          <table:table-cell office:value-type="float" office:value="7484" calcext:value-type="float">
            <text:p>7484</text:p>
          </table:table-cell>
          <table:table-cell/>
          <table:table-cell office:value-type="string" calcext:value-type="string">
            <text:p>wmin5000wmax50000n5000-8-s991580855c784023.ukp</text:p>
          </table:table-cell>
          <table:table-cell table:number-columns-repeated="2" office:value-type="float" office:value="784023" calcext:value-type="float">
            <text:p>784023</text:p>
          </table:table-cell>
          <table:table-cell table:formula="of:=([.N320] = [.O32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1000-6-s227708629c582806.ukp</text:p>
          </table:table-cell>
          <table:table-cell office:value-type="float" office:value="0.00218071" calcext:value-type="float">
            <text:p>0.00218071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0wmax50000n5000-9-s126456688c734476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5000-9-s126456688c734476.ukp</text:p>
          </table:table-cell>
          <table:table-cell office:value-type="float" office:value="21428" calcext:value-type="float">
            <text:p>21428</text:p>
          </table:table-cell>
          <table:table-cell office:value-type="float" office:value="7452" calcext:value-type="float">
            <text:p>7452</text:p>
          </table:table-cell>
          <table:table-cell/>
          <table:table-cell office:value-type="string" calcext:value-type="string">
            <text:p>wmin5000wmax50000n5000-9-s126456688c734476.ukp</text:p>
          </table:table-cell>
          <table:table-cell table:number-columns-repeated="2" office:value-type="float" office:value="734476" calcext:value-type="float">
            <text:p>734476</text:p>
          </table:table-cell>
          <table:table-cell table:formula="of:=([.N321] = [.O32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1000-8-s991580855c556144.ukp</text:p>
          </table:table-cell>
          <table:table-cell office:value-type="float" office:value="0.00208219" calcext:value-type="float">
            <text:p>0.0020821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0-0-s827183242c967660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10000-0-s827183242c967660.ukp</text:p>
          </table:table-cell>
          <table:table-cell office:value-type="float" office:value="27688" calcext:value-type="float">
            <text:p>27688</text:p>
          </table:table-cell>
          <table:table-cell office:value-type="float" office:value="7572" calcext:value-type="float">
            <text:p>7572</text:p>
          </table:table-cell>
          <table:table-cell/>
          <table:table-cell office:value-type="string" calcext:value-type="string">
            <text:p>wmin500wmax100000n10000-0-s827183242c967660.ukp</text:p>
          </table:table-cell>
          <table:table-cell table:number-columns-repeated="2" office:value-type="float" office:value="967660" calcext:value-type="float">
            <text:p>967660</text:p>
          </table:table-cell>
          <table:table-cell table:formula="of:=([.N322] = [.O32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100000n5000-0-s827183242c602764.ukp</text:p>
          </table:table-cell>
          <table:table-cell office:value-type="float" office:value="0.00244081" calcext:value-type="float">
            <text:p>0.00244081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0-1-s843367405c606409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10000-1-s843367405c606409.ukp</text:p>
          </table:table-cell>
          <table:table-cell office:value-type="float" office:value="19344" calcext:value-type="float">
            <text:p>19344</text:p>
          </table:table-cell>
          <table:table-cell office:value-type="float" office:value="6144" calcext:value-type="float">
            <text:p>6144</text:p>
          </table:table-cell>
          <table:table-cell/>
          <table:table-cell office:value-type="string" calcext:value-type="string">
            <text:p>wmin500wmax100000n10000-1-s843367405c606409.ukp</text:p>
          </table:table-cell>
          <table:table-cell table:number-columns-repeated="2" office:value-type="float" office:value="606409" calcext:value-type="float">
            <text:p>606409</text:p>
          </table:table-cell>
          <table:table-cell table:formula="of:=([.N323] = [.O32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1000-0-s827183242c517355.ukp</text:p>
          </table:table-cell>
          <table:table-cell office:value-type="float" office:value="0.00186609" calcext:value-type="float">
            <text:p>0.0018660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0-2-s528806317c547427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10000-2-s528806317c547427.ukp</text:p>
          </table:table-cell>
          <table:table-cell office:value-type="float" office:value="17712" calcext:value-type="float">
            <text:p>17712</text:p>
          </table:table-cell>
          <table:table-cell office:value-type="float" office:value="7428" calcext:value-type="float">
            <text:p>7428</text:p>
          </table:table-cell>
          <table:table-cell/>
          <table:table-cell office:value-type="string" calcext:value-type="string">
            <text:p>wmin500wmax100000n10000-2-s528806317c547427.ukp</text:p>
          </table:table-cell>
          <table:table-cell table:number-columns-repeated="2" office:value-type="float" office:value="547427" calcext:value-type="float">
            <text:p>547427</text:p>
          </table:table-cell>
          <table:table-cell table:formula="of:=([.N324] = [.O32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1000-3-s780179313c585275.ukp</text:p>
          </table:table-cell>
          <table:table-cell office:value-type="float" office:value="0.00184138" calcext:value-type="float">
            <text:p>0.0018413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0-3-s780179313c669049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10000-3-s780179313c669049.ukp</text:p>
          </table:table-cell>
          <table:table-cell office:value-type="float" office:value="20616" calcext:value-type="float">
            <text:p>20616</text:p>
          </table:table-cell>
          <table:table-cell office:value-type="float" office:value="7520" calcext:value-type="float">
            <text:p>7520</text:p>
          </table:table-cell>
          <table:table-cell/>
          <table:table-cell office:value-type="string" calcext:value-type="string">
            <text:p>wmin500wmax100000n10000-3-s780179313c669049.ukp</text:p>
          </table:table-cell>
          <table:table-cell table:number-columns-repeated="2" office:value-type="float" office:value="669049" calcext:value-type="float">
            <text:p>669049</text:p>
          </table:table-cell>
          <table:table-cell table:formula="of:=([.N325] = [.O32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1000-6-s227708629c819012.ukp</text:p>
          </table:table-cell>
          <table:table-cell office:value-type="float" office:value="0.00217034" calcext:value-type="float">
            <text:p>0.00217034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0-4-s721215008c717530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10000-4-s721215008c717530.ukp</text:p>
          </table:table-cell>
          <table:table-cell office:value-type="float" office:value="21640" calcext:value-type="float">
            <text:p>21640</text:p>
          </table:table-cell>
          <table:table-cell office:value-type="float" office:value="6244" calcext:value-type="float">
            <text:p>6244</text:p>
          </table:table-cell>
          <table:table-cell/>
          <table:table-cell office:value-type="string" calcext:value-type="string">
            <text:p>wmin500wmax100000n10000-4-s721215008c717530.ukp</text:p>
          </table:table-cell>
          <table:table-cell table:number-columns-repeated="2" office:value-type="float" office:value="717530" calcext:value-type="float">
            <text:p>717530</text:p>
          </table:table-cell>
          <table:table-cell table:formula="of:=([.N326] = [.O32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1000-8-s991580855c766549.ukp</text:p>
          </table:table-cell>
          <table:table-cell office:value-type="float" office:value="0.00224212" calcext:value-type="float">
            <text:p>0.00224212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0-5-s110877071c652960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10000-5-s110877071c652960.ukp</text:p>
          </table:table-cell>
          <table:table-cell office:value-type="float" office:value="20144" calcext:value-type="float">
            <text:p>20144</text:p>
          </table:table-cell>
          <table:table-cell office:value-type="float" office:value="8160" calcext:value-type="float">
            <text:p>8160</text:p>
          </table:table-cell>
          <table:table-cell/>
          <table:table-cell office:value-type="string" calcext:value-type="string">
            <text:p>wmin500wmax100000n10000-5-s110877071c652960.ukp</text:p>
          </table:table-cell>
          <table:table-cell table:number-columns-repeated="2" office:value-type="float" office:value="652960" calcext:value-type="float">
            <text:p>652960</text:p>
          </table:table-cell>
          <table:table-cell table:formula="of:=([.N327] = [.O32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1000-9-s126456688c698016.ukp</text:p>
          </table:table-cell>
          <table:table-cell office:value-type="float" office:value="0.00224308" calcext:value-type="float">
            <text:p>0.0022430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0-6-s227708629c836970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10000-6-s227708629c836970.ukp</text:p>
          </table:table-cell>
          <table:table-cell office:value-type="float" office:value="24764" calcext:value-type="float">
            <text:p>24764</text:p>
          </table:table-cell>
          <table:table-cell office:value-type="float" office:value="8072" calcext:value-type="float">
            <text:p>8072</text:p>
          </table:table-cell>
          <table:table-cell/>
          <table:table-cell office:value-type="string" calcext:value-type="string">
            <text:p>wmin500wmax100000n10000-6-s227708629c836970.ukp</text:p>
          </table:table-cell>
          <table:table-cell table:number-columns-repeated="2" office:value-type="float" office:value="836970" calcext:value-type="float">
            <text:p>836970</text:p>
          </table:table-cell>
          <table:table-cell table:formula="of:=([.N328] = [.O32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2000-3-s780179313c510614.ukp</text:p>
          </table:table-cell>
          <table:table-cell office:value-type="float" office:value="0.00187574" calcext:value-type="float">
            <text:p>0.00187574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0-7-s177710744c581656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10000-7-s177710744c581656.ukp</text:p>
          </table:table-cell>
          <table:table-cell office:value-type="float" office:value="18680" calcext:value-type="float">
            <text:p>18680</text:p>
          </table:table-cell>
          <table:table-cell office:value-type="float" office:value="7532" calcext:value-type="float">
            <text:p>7532</text:p>
          </table:table-cell>
          <table:table-cell/>
          <table:table-cell office:value-type="string" calcext:value-type="string">
            <text:p>wmin500wmax100000n10000-7-s177710744c581656.ukp</text:p>
          </table:table-cell>
          <table:table-cell table:number-columns-repeated="2" office:value-type="float" office:value="581656" calcext:value-type="float">
            <text:p>581656</text:p>
          </table:table-cell>
          <table:table-cell table:formula="of:=([.N329] = [.O32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0wmax50000n5000-3-s780179313c777991.ukp</text:p>
          </table:table-cell>
          <table:table-cell office:value-type="float" office:value="0.00215923" calcext:value-type="float">
            <text:p>0.00215923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0-8-s991580855c641656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10000-8-s991580855c641656.ukp</text:p>
          </table:table-cell>
          <table:table-cell office:value-type="float" office:value="20132" calcext:value-type="float">
            <text:p>20132</text:p>
          </table:table-cell>
          <table:table-cell office:value-type="float" office:value="6180" calcext:value-type="float">
            <text:p>6180</text:p>
          </table:table-cell>
          <table:table-cell/>
          <table:table-cell office:value-type="string" calcext:value-type="string">
            <text:p>wmin500wmax100000n10000-8-s991580855c641656.ukp</text:p>
          </table:table-cell>
          <table:table-cell table:number-columns-repeated="2" office:value-type="float" office:value="641656" calcext:value-type="float">
            <text:p>641656</text:p>
          </table:table-cell>
          <table:table-cell table:formula="of:=([.N330] = [.O33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1000-0-s827183242c934712.ukp</text:p>
          </table:table-cell>
          <table:table-cell office:value-type="float" office:value="0.00264182" calcext:value-type="float">
            <text:p>0.00264182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0-9-s126456688c794611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10000-9-s126456688c794611.ukp</text:p>
          </table:table-cell>
          <table:table-cell office:value-type="float" office:value="23672" calcext:value-type="float">
            <text:p>23672</text:p>
          </table:table-cell>
          <table:table-cell office:value-type="float" office:value="6160" calcext:value-type="float">
            <text:p>6160</text:p>
          </table:table-cell>
          <table:table-cell/>
          <table:table-cell office:value-type="string" calcext:value-type="string">
            <text:p>wmin500wmax100000n10000-9-s126456688c794611.ukp</text:p>
          </table:table-cell>
          <table:table-cell table:number-columns-repeated="2" office:value-type="float" office:value="794611" calcext:value-type="float">
            <text:p>794611</text:p>
          </table:table-cell>
          <table:table-cell table:formula="of:=([.N331] = [.O33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1000-1-s843367405c651585.ukp</text:p>
          </table:table-cell>
          <table:table-cell office:value-type="float" office:value="0.00240969" calcext:value-type="float">
            <text:p>0.0024096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-0-s827183242c913363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-0-s827183242c913363.ukp</text:p>
          </table:table-cell>
          <table:table-cell office:value-type="float" office:value="26436" calcext:value-type="float">
            <text:p>26436</text:p>
          </table:table-cell>
          <table:table-cell office:value-type="float" office:value="3820" calcext:value-type="float">
            <text:p>3820</text:p>
          </table:table-cell>
          <table:table-cell/>
          <table:table-cell office:value-type="string" calcext:value-type="string">
            <text:p>wmin500wmax100000n1000-0-s827183242c913363.ukp</text:p>
          </table:table-cell>
          <table:table-cell table:number-columns-repeated="2" office:value-type="float" office:value="913363" calcext:value-type="float">
            <text:p>913363</text:p>
          </table:table-cell>
          <table:table-cell table:formula="of:=([.N332] = [.O33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1000-2-s528806317c930355.ukp</text:p>
          </table:table-cell>
          <table:table-cell office:value-type="float" office:value="0.00289675" calcext:value-type="float">
            <text:p>0.0028967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-1-s843367405c668488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-1-s843367405c668488.ukp</text:p>
          </table:table-cell>
          <table:table-cell office:value-type="float" office:value="20660" calcext:value-type="float">
            <text:p>20660</text:p>
          </table:table-cell>
          <table:table-cell office:value-type="float" office:value="3624" calcext:value-type="float">
            <text:p>3624</text:p>
          </table:table-cell>
          <table:table-cell/>
          <table:table-cell office:value-type="string" calcext:value-type="string">
            <text:p>wmin500wmax100000n1000-1-s843367405c668488.ukp</text:p>
          </table:table-cell>
          <table:table-cell table:number-columns-repeated="2" office:value-type="float" office:value="668488" calcext:value-type="float">
            <text:p>668488</text:p>
          </table:table-cell>
          <table:table-cell table:formula="of:=([.N333] = [.O33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1000-3-s780179313c585253.ukp</text:p>
          </table:table-cell>
          <table:table-cell office:value-type="float" office:value="0.00189276" calcext:value-type="float">
            <text:p>0.0018927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-2-s528806317c624701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-2-s528806317c624701.ukp</text:p>
          </table:table-cell>
          <table:table-cell office:value-type="float" office:value="19616" calcext:value-type="float">
            <text:p>19616</text:p>
          </table:table-cell>
          <table:table-cell office:value-type="float" office:value="5544" calcext:value-type="float">
            <text:p>5544</text:p>
          </table:table-cell>
          <table:table-cell/>
          <table:table-cell office:value-type="string" calcext:value-type="string">
            <text:p>wmin500wmax100000n1000-2-s528806317c624701.ukp</text:p>
          </table:table-cell>
          <table:table-cell table:number-columns-repeated="2" office:value-type="float" office:value="624701" calcext:value-type="float">
            <text:p>624701</text:p>
          </table:table-cell>
          <table:table-cell table:formula="of:=([.N334] = [.O33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1000-4-s721215008c841862.ukp</text:p>
          </table:table-cell>
          <table:table-cell office:value-type="float" office:value="0.00258398" calcext:value-type="float">
            <text:p>0.0025839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-3-s780179313c94751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-3-s780179313c947511.ukp</text:p>
          </table:table-cell>
          <table:table-cell office:value-type="float" office:value="27364" calcext:value-type="float">
            <text:p>27364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string" calcext:value-type="string">
            <text:p>wmin500wmax100000n1000-3-s780179313c947511.ukp</text:p>
          </table:table-cell>
          <table:table-cell table:number-columns-repeated="2" office:value-type="float" office:value="947511" calcext:value-type="float">
            <text:p>947511</text:p>
          </table:table-cell>
          <table:table-cell table:formula="of:=([.N335] = [.O33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1000-5-s110877071c649340.ukp</text:p>
          </table:table-cell>
          <table:table-cell office:value-type="float" office:value="0.00215548" calcext:value-type="float">
            <text:p>0.0021554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-4-s721215008c83581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-4-s721215008c835814.ukp</text:p>
          </table:table-cell>
          <table:table-cell office:value-type="float" office:value="24372" calcext:value-type="float">
            <text:p>24372</text:p>
          </table:table-cell>
          <table:table-cell office:value-type="float" office:value="3424" calcext:value-type="float">
            <text:p>3424</text:p>
          </table:table-cell>
          <table:table-cell/>
          <table:table-cell office:value-type="string" calcext:value-type="string">
            <text:p>wmin500wmax100000n1000-4-s721215008c835814.ukp</text:p>
          </table:table-cell>
          <table:table-cell table:number-columns-repeated="2" office:value-type="float" office:value="835814" calcext:value-type="float">
            <text:p>835814</text:p>
          </table:table-cell>
          <table:table-cell table:formula="of:=([.N336] = [.O33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1000-6-s227708629c786259.ukp</text:p>
          </table:table-cell>
          <table:table-cell office:value-type="float" office:value="0.00238222" calcext:value-type="float">
            <text:p>0.00238222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-5-s110877071c92092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-5-s110877071c920920.ukp</text:p>
          </table:table-cell>
          <table:table-cell office:value-type="float" office:value="26552" calcext:value-type="float">
            <text:p>26552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string" calcext:value-type="string">
            <text:p>wmin500wmax100000n1000-5-s110877071c920920.ukp</text:p>
          </table:table-cell>
          <table:table-cell table:number-columns-repeated="2" office:value-type="float" office:value="920920" calcext:value-type="float">
            <text:p>920920</text:p>
          </table:table-cell>
          <table:table-cell table:formula="of:=([.N337] = [.O33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1000-7-s177710744c880033.ukp</text:p>
          </table:table-cell>
          <table:table-cell office:value-type="float" office:value="0.00244421" calcext:value-type="float">
            <text:p>0.00244421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-6-s227708629c89721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-6-s227708629c897210.ukp</text:p>
          </table:table-cell>
          <table:table-cell office:value-type="float" office:value="25976" calcext:value-type="float">
            <text:p>25976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string" calcext:value-type="string">
            <text:p>wmin500wmax100000n1000-6-s227708629c897210.ukp</text:p>
          </table:table-cell>
          <table:table-cell table:number-columns-repeated="2" office:value-type="float" office:value="897210" calcext:value-type="float">
            <text:p>897210</text:p>
          </table:table-cell>
          <table:table-cell table:formula="of:=([.N338] = [.O33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1000-8-s991580855c506117.ukp</text:p>
          </table:table-cell>
          <table:table-cell office:value-type="float" office:value="0.00187178" calcext:value-type="float">
            <text:p>0.0018717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-7-s177710744c875688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-7-s177710744c875688.ukp</text:p>
          </table:table-cell>
          <table:table-cell office:value-type="float" office:value="25452" calcext:value-type="float">
            <text:p>25452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string" calcext:value-type="string">
            <text:p>wmin500wmax100000n1000-7-s177710744c875688.ukp</text:p>
          </table:table-cell>
          <table:table-cell table:number-columns-repeated="2" office:value-type="float" office:value="875688" calcext:value-type="float">
            <text:p>875688</text:p>
          </table:table-cell>
          <table:table-cell table:formula="of:=([.N339] = [.O33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1000-9-s126456688c853648.ukp</text:p>
          </table:table-cell>
          <table:table-cell office:value-type="float" office:value="0.00234921" calcext:value-type="float">
            <text:p>0.00234921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-8-s991580855c555575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-8-s991580855c555575.ukp</text:p>
          </table:table-cell>
          <table:table-cell office:value-type="float" office:value="18088" calcext:value-type="float">
            <text:p>18088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string" calcext:value-type="string">
            <text:p>wmin500wmax100000n1000-8-s991580855c555575.ukp</text:p>
          </table:table-cell>
          <table:table-cell table:number-columns-repeated="2" office:value-type="float" office:value="555575" calcext:value-type="float">
            <text:p>555575</text:p>
          </table:table-cell>
          <table:table-cell table:formula="of:=([.N340] = [.O34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2000-0-s827183242c755190.ukp</text:p>
          </table:table-cell>
          <table:table-cell office:value-type="float" office:value="0.00230429" calcext:value-type="float">
            <text:p>0.0023042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-9-s126456688c79587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-9-s126456688c795871.ukp</text:p>
          </table:table-cell>
          <table:table-cell office:value-type="float" office:value="23716" calcext:value-type="float">
            <text:p>23716</text:p>
          </table:table-cell>
          <table:table-cell office:value-type="float" office:value="4444" calcext:value-type="float">
            <text:p>4444</text:p>
          </table:table-cell>
          <table:table-cell/>
          <table:table-cell office:value-type="string" calcext:value-type="string">
            <text:p>wmin500wmax100000n1000-9-s126456688c795871.ukp</text:p>
          </table:table-cell>
          <table:table-cell table:number-columns-repeated="2" office:value-type="float" office:value="795871" calcext:value-type="float">
            <text:p>795871</text:p>
          </table:table-cell>
          <table:table-cell table:formula="of:=([.N341] = [.O34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2000-1-s843367405c726618.ukp</text:p>
          </table:table-cell>
          <table:table-cell office:value-type="float" office:value="0.00218333" calcext:value-type="float">
            <text:p>0.00218333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2000-0-s827183242c51490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2000-0-s827183242c514909.ukp</text:p>
          </table:table-cell>
          <table:table-cell office:value-type="float" office:value="17020" calcext:value-type="float">
            <text:p>17020</text:p>
          </table:table-cell>
          <table:table-cell office:value-type="float" office:value="4060" calcext:value-type="float">
            <text:p>4060</text:p>
          </table:table-cell>
          <table:table-cell/>
          <table:table-cell office:value-type="string" calcext:value-type="string">
            <text:p>wmin500wmax100000n2000-0-s827183242c514909.ukp</text:p>
          </table:table-cell>
          <table:table-cell table:number-columns-repeated="2" office:value-type="float" office:value="514909" calcext:value-type="float">
            <text:p>514909</text:p>
          </table:table-cell>
          <table:table-cell table:formula="of:=([.N342] = [.O34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2000-2-s528806317c623571.ukp</text:p>
          </table:table-cell>
          <table:table-cell office:value-type="float" office:value="0.00234842" calcext:value-type="float">
            <text:p>0.00234842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2000-1-s843367405c67715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2000-1-s843367405c677154.ukp</text:p>
          </table:table-cell>
          <table:table-cell office:value-type="float" office:value="20788" calcext:value-type="float">
            <text:p>20788</text:p>
          </table:table-cell>
          <table:table-cell office:value-type="float" office:value="4200" calcext:value-type="float">
            <text:p>4200</text:p>
          </table:table-cell>
          <table:table-cell/>
          <table:table-cell office:value-type="string" calcext:value-type="string">
            <text:p>wmin500wmax100000n2000-1-s843367405c677154.ukp</text:p>
          </table:table-cell>
          <table:table-cell table:number-columns-repeated="2" office:value-type="float" office:value="677154" calcext:value-type="float">
            <text:p>677154</text:p>
          </table:table-cell>
          <table:table-cell table:formula="of:=([.N343] = [.O34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2000-4-s721215008c751902.ukp</text:p>
          </table:table-cell>
          <table:table-cell office:value-type="float" office:value="0.00255405" calcext:value-type="float">
            <text:p>0.0025540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2000-2-s528806317c914458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2000-2-s528806317c914458.ukp</text:p>
          </table:table-cell>
          <table:table-cell office:value-type="float" office:value="26416" calcext:value-type="float">
            <text:p>26416</text:p>
          </table:table-cell>
          <table:table-cell office:value-type="float" office:value="4088" calcext:value-type="float">
            <text:p>4088</text:p>
          </table:table-cell>
          <table:table-cell/>
          <table:table-cell office:value-type="string" calcext:value-type="string">
            <text:p>wmin500wmax100000n2000-2-s528806317c914458.ukp</text:p>
          </table:table-cell>
          <table:table-cell table:number-columns-repeated="2" office:value-type="float" office:value="914458" calcext:value-type="float">
            <text:p>914458</text:p>
          </table:table-cell>
          <table:table-cell table:formula="of:=([.N344] = [.O34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2000-5-s110877071c842723.ukp</text:p>
          </table:table-cell>
          <table:table-cell office:value-type="float" office:value="0.00261609" calcext:value-type="float">
            <text:p>0.0026160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2000-3-s780179313c767623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2000-3-s780179313c767623.ukp</text:p>
          </table:table-cell>
          <table:table-cell office:value-type="float" office:value="22788" calcext:value-type="float">
            <text:p>22788</text:p>
          </table:table-cell>
          <table:table-cell office:value-type="float" office:value="4192" calcext:value-type="float">
            <text:p>4192</text:p>
          </table:table-cell>
          <table:table-cell/>
          <table:table-cell office:value-type="string" calcext:value-type="string">
            <text:p>wmin500wmax100000n2000-3-s780179313c767623.ukp</text:p>
          </table:table-cell>
          <table:table-cell table:number-columns-repeated="2" office:value-type="float" office:value="767623" calcext:value-type="float">
            <text:p>767623</text:p>
          </table:table-cell>
          <table:table-cell table:formula="of:=([.N345] = [.O34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2000-6-s227708629c880921.ukp</text:p>
          </table:table-cell>
          <table:table-cell office:value-type="float" office:value="0.00254756" calcext:value-type="float">
            <text:p>0.0025475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2000-4-s721215008c53804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2000-4-s721215008c538044.ukp</text:p>
          </table:table-cell>
          <table:table-cell office:value-type="float" office:value="17612" calcext:value-type="float">
            <text:p>17612</text:p>
          </table:table-cell>
          <table:table-cell office:value-type="float" office:value="4028" calcext:value-type="float">
            <text:p>4028</text:p>
          </table:table-cell>
          <table:table-cell/>
          <table:table-cell office:value-type="string" calcext:value-type="string">
            <text:p>wmin500wmax100000n2000-4-s721215008c538044.ukp</text:p>
          </table:table-cell>
          <table:table-cell table:number-columns-repeated="2" office:value-type="float" office:value="538044" calcext:value-type="float">
            <text:p>538044</text:p>
          </table:table-cell>
          <table:table-cell table:formula="of:=([.N346] = [.O34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2000-7-s177710744c786597.ukp</text:p>
          </table:table-cell>
          <table:table-cell office:value-type="float" office:value="0.00242398" calcext:value-type="float">
            <text:p>0.0024239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2000-5-s110877071c82163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2000-5-s110877071c821634.ukp</text:p>
          </table:table-cell>
          <table:table-cell office:value-type="float" office:value="24244" calcext:value-type="float">
            <text:p>24244</text:p>
          </table:table-cell>
          <table:table-cell office:value-type="float" office:value="4020" calcext:value-type="float">
            <text:p>4020</text:p>
          </table:table-cell>
          <table:table-cell/>
          <table:table-cell office:value-type="string" calcext:value-type="string">
            <text:p>wmin500wmax100000n2000-5-s110877071c821634.ukp</text:p>
          </table:table-cell>
          <table:table-cell table:number-columns-repeated="2" office:value-type="float" office:value="821634" calcext:value-type="float">
            <text:p>821634</text:p>
          </table:table-cell>
          <table:table-cell table:formula="of:=([.N347] = [.O34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2000-8-s991580855c820778.ukp</text:p>
          </table:table-cell>
          <table:table-cell office:value-type="float" office:value="0.00254675" calcext:value-type="float">
            <text:p>0.0025467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2000-6-s227708629c855086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2000-6-s227708629c855086.ukp</text:p>
          </table:table-cell>
          <table:table-cell office:value-type="float" office:value="24968" calcext:value-type="float">
            <text:p>24968</text:p>
          </table:table-cell>
          <table:table-cell office:value-type="float" office:value="4120" calcext:value-type="float">
            <text:p>4120</text:p>
          </table:table-cell>
          <table:table-cell/>
          <table:table-cell office:value-type="string" calcext:value-type="string">
            <text:p>wmin500wmax100000n2000-6-s227708629c855086.ukp</text:p>
          </table:table-cell>
          <table:table-cell table:number-columns-repeated="2" office:value-type="float" office:value="855086" calcext:value-type="float">
            <text:p>855086</text:p>
          </table:table-cell>
          <table:table-cell table:formula="of:=([.N348] = [.O34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2000-9-s126456688c955846.ukp</text:p>
          </table:table-cell>
          <table:table-cell office:value-type="float" office:value="0.00275765" calcext:value-type="float">
            <text:p>0.0027576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2000-7-s177710744c516153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2000-7-s177710744c516153.ukp</text:p>
          </table:table-cell>
          <table:table-cell office:value-type="float" office:value="17012" calcext:value-type="float">
            <text:p>17012</text:p>
          </table:table-cell>
          <table:table-cell office:value-type="float" office:value="4068" calcext:value-type="float">
            <text:p>4068</text:p>
          </table:table-cell>
          <table:table-cell/>
          <table:table-cell office:value-type="string" calcext:value-type="string">
            <text:p>wmin500wmax100000n2000-7-s177710744c516153.ukp</text:p>
          </table:table-cell>
          <table:table-cell table:number-columns-repeated="2" office:value-type="float" office:value="516153" calcext:value-type="float">
            <text:p>516153</text:p>
          </table:table-cell>
          <table:table-cell table:formula="of:=([.N349] = [.O34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5000-9-s126456688c828941.ukp</text:p>
          </table:table-cell>
          <table:table-cell office:value-type="float" office:value="0.00272708" calcext:value-type="float">
            <text:p>0.0027270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2000-8-s991580855c81633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2000-8-s991580855c816330.ukp</text:p>
          </table:table-cell>
          <table:table-cell office:value-type="float" office:value="24236" calcext:value-type="float">
            <text:p>24236</text:p>
          </table:table-cell>
          <table:table-cell office:value-type="float" office:value="3980" calcext:value-type="float">
            <text:p>3980</text:p>
          </table:table-cell>
          <table:table-cell/>
          <table:table-cell office:value-type="string" calcext:value-type="string">
            <text:p>wmin500wmax100000n2000-8-s991580855c816330.ukp</text:p>
          </table:table-cell>
          <table:table-cell table:number-columns-repeated="2" office:value-type="float" office:value="816330" calcext:value-type="float">
            <text:p>816330</text:p>
          </table:table-cell>
          <table:table-cell table:formula="of:=([.N350] = [.O35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1000-0-s827183242c771721.ukp</text:p>
          </table:table-cell>
          <table:table-cell office:value-type="float" office:value="0.00196463" calcext:value-type="float">
            <text:p>0.00196463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2000-9-s126456688c76466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2000-9-s126456688c764660.ukp</text:p>
          </table:table-cell>
          <table:table-cell office:value-type="float" office:value="22792" calcext:value-type="float">
            <text:p>22792</text:p>
          </table:table-cell>
          <table:table-cell office:value-type="float" office:value="4200" calcext:value-type="float">
            <text:p>4200</text:p>
          </table:table-cell>
          <table:table-cell/>
          <table:table-cell office:value-type="string" calcext:value-type="string">
            <text:p>wmin500wmax100000n2000-9-s126456688c764660.ukp</text:p>
          </table:table-cell>
          <table:table-cell table:number-columns-repeated="2" office:value-type="float" office:value="764660" calcext:value-type="float">
            <text:p>764660</text:p>
          </table:table-cell>
          <table:table-cell table:formula="of:=([.N351] = [.O35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1000-1-s843367405c507170.ukp</text:p>
          </table:table-cell>
          <table:table-cell office:value-type="float" office:value="0.0017929" calcext:value-type="float">
            <text:p>0.001792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5000-0-s827183242c71460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5000-0-s827183242c714600.ukp</text:p>
          </table:table-cell>
          <table:table-cell office:value-type="float" office:value="21828" calcext:value-type="float">
            <text:p>21828</text:p>
          </table:table-cell>
          <table:table-cell office:value-type="float" office:value="7156" calcext:value-type="float">
            <text:p>7156</text:p>
          </table:table-cell>
          <table:table-cell/>
          <table:table-cell office:value-type="string" calcext:value-type="string">
            <text:p>wmin500wmax100000n5000-0-s827183242c714600.ukp</text:p>
          </table:table-cell>
          <table:table-cell table:number-columns-repeated="2" office:value-type="float" office:value="714600" calcext:value-type="float">
            <text:p>714600</text:p>
          </table:table-cell>
          <table:table-cell table:formula="of:=([.N352] = [.O35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1000-2-s528806317c700591.ukp</text:p>
          </table:table-cell>
          <table:table-cell office:value-type="float" office:value="0.00197389" calcext:value-type="float">
            <text:p>0.0019738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5000-1-s843367405c78102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5000-1-s843367405c781022.ukp</text:p>
          </table:table-cell>
          <table:table-cell office:value-type="float" office:value="23252" calcext:value-type="float">
            <text:p>23252</text:p>
          </table:table-cell>
          <table:table-cell office:value-type="float" office:value="5648" calcext:value-type="float">
            <text:p>5648</text:p>
          </table:table-cell>
          <table:table-cell/>
          <table:table-cell office:value-type="string" calcext:value-type="string">
            <text:p>wmin500wmax100000n5000-1-s843367405c781022.ukp</text:p>
          </table:table-cell>
          <table:table-cell table:number-columns-repeated="2" office:value-type="float" office:value="781022" calcext:value-type="float">
            <text:p>781022</text:p>
          </table:table-cell>
          <table:table-cell table:formula="of:=([.N353] = [.O35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1000-3-s780179313c737429.ukp</text:p>
          </table:table-cell>
          <table:table-cell office:value-type="float" office:value="0.00212112" calcext:value-type="float">
            <text:p>0.00212112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5000-2-s528806317c66304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5000-2-s528806317c663041.ukp</text:p>
          </table:table-cell>
          <table:table-cell office:value-type="float" office:value="20588" calcext:value-type="float">
            <text:p>20588</text:p>
          </table:table-cell>
          <table:table-cell office:value-type="float" office:value="7204" calcext:value-type="float">
            <text:p>7204</text:p>
          </table:table-cell>
          <table:table-cell/>
          <table:table-cell office:value-type="string" calcext:value-type="string">
            <text:p>wmin500wmax100000n5000-2-s528806317c663041.ukp</text:p>
          </table:table-cell>
          <table:table-cell table:number-columns-repeated="2" office:value-type="float" office:value="663041" calcext:value-type="float">
            <text:p>663041</text:p>
          </table:table-cell>
          <table:table-cell table:formula="of:=([.N354] = [.O35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1000-4-s721215008c919878.ukp</text:p>
          </table:table-cell>
          <table:table-cell office:value-type="float" office:value="0.00226079" calcext:value-type="float">
            <text:p>0.0022607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5000-3-s780179313c81750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5000-3-s780179313c817500.ukp</text:p>
          </table:table-cell>
          <table:table-cell office:value-type="float" office:value="24168" calcext:value-type="float">
            <text:p>24168</text:p>
          </table:table-cell>
          <table:table-cell office:value-type="float" office:value="5524" calcext:value-type="float">
            <text:p>5524</text:p>
          </table:table-cell>
          <table:table-cell/>
          <table:table-cell office:value-type="string" calcext:value-type="string">
            <text:p>wmin500wmax100000n5000-3-s780179313c817500.ukp</text:p>
          </table:table-cell>
          <table:table-cell table:number-columns-repeated="2" office:value-type="float" office:value="817500" calcext:value-type="float">
            <text:p>817500</text:p>
          </table:table-cell>
          <table:table-cell table:formula="of:=([.N355] = [.O35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1000-5-s110877071c904309.ukp</text:p>
          </table:table-cell>
          <table:table-cell office:value-type="float" office:value="0.00244886" calcext:value-type="float">
            <text:p>0.0024488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5000-4-s721215008c947772.ukp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5000-4-s721215008c947772.ukp</text:p>
          </table:table-cell>
          <table:table-cell office:value-type="float" office:value="27224" calcext:value-type="float">
            <text:p>27224</text:p>
          </table:table-cell>
          <table:table-cell office:value-type="float" office:value="5564" calcext:value-type="float">
            <text:p>5564</text:p>
          </table:table-cell>
          <table:table-cell/>
          <table:table-cell office:value-type="string" calcext:value-type="string">
            <text:p>wmin500wmax100000n5000-4-s721215008c947772.ukp</text:p>
          </table:table-cell>
          <table:table-cell table:number-columns-repeated="2" office:value-type="float" office:value="947772" calcext:value-type="float">
            <text:p>947772</text:p>
          </table:table-cell>
          <table:table-cell table:formula="of:=([.N356] = [.O35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1000-6-s227708629c546518.ukp</text:p>
          </table:table-cell>
          <table:table-cell office:value-type="float" office:value="0.00192329" calcext:value-type="float">
            <text:p>0.0019232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5000-5-s110877071c81884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5000-5-s110877071c818842.ukp</text:p>
          </table:table-cell>
          <table:table-cell office:value-type="float" office:value="24248" calcext:value-type="float">
            <text:p>24248</text:p>
          </table:table-cell>
          <table:table-cell office:value-type="float" office:value="5516" calcext:value-type="float">
            <text:p>5516</text:p>
          </table:table-cell>
          <table:table-cell/>
          <table:table-cell office:value-type="string" calcext:value-type="string">
            <text:p>wmin500wmax100000n5000-5-s110877071c818842.ukp</text:p>
          </table:table-cell>
          <table:table-cell table:number-columns-repeated="2" office:value-type="float" office:value="818842" calcext:value-type="float">
            <text:p>818842</text:p>
          </table:table-cell>
          <table:table-cell table:formula="of:=([.N357] = [.O35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1000-8-s991580855c660065.ukp</text:p>
          </table:table-cell>
          <table:table-cell office:value-type="float" office:value="0.00208552" calcext:value-type="float">
            <text:p>0.00208552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5000-6-s227708629c92731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5000-6-s227708629c927319.ukp</text:p>
          </table:table-cell>
          <table:table-cell office:value-type="float" office:value="26904" calcext:value-type="float">
            <text:p>26904</text:p>
          </table:table-cell>
          <table:table-cell office:value-type="float" office:value="5564" calcext:value-type="float">
            <text:p>5564</text:p>
          </table:table-cell>
          <table:table-cell/>
          <table:table-cell office:value-type="string" calcext:value-type="string">
            <text:p>wmin500wmax100000n5000-6-s227708629c927319.ukp</text:p>
          </table:table-cell>
          <table:table-cell table:number-columns-repeated="2" office:value-type="float" office:value="927319" calcext:value-type="float">
            <text:p>927319</text:p>
          </table:table-cell>
          <table:table-cell table:formula="of:=([.N358] = [.O35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1000-9-s126456688c935549.ukp</text:p>
          </table:table-cell>
          <table:table-cell office:value-type="float" office:value="0.00254356" calcext:value-type="float">
            <text:p>0.0025435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5000-7-s177710744c58784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5000-7-s177710744c587849.ukp</text:p>
          </table:table-cell>
          <table:table-cell office:value-type="float" office:value="18748" calcext:value-type="float">
            <text:p>18748</text:p>
          </table:table-cell>
          <table:table-cell office:value-type="float" office:value="5656" calcext:value-type="float">
            <text:p>5656</text:p>
          </table:table-cell>
          <table:table-cell/>
          <table:table-cell office:value-type="string" calcext:value-type="string">
            <text:p>wmin500wmax100000n5000-7-s177710744c587849.ukp</text:p>
          </table:table-cell>
          <table:table-cell table:number-columns-repeated="2" office:value-type="float" office:value="587849" calcext:value-type="float">
            <text:p>587849</text:p>
          </table:table-cell>
          <table:table-cell table:formula="of:=([.N359] = [.O35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2000-0-s827183242c555456.ukp</text:p>
          </table:table-cell>
          <table:table-cell office:value-type="float" office:value="0.00174864" calcext:value-type="float">
            <text:p>0.00174864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5000-8-s991580855c959858.ukp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5000-8-s991580855c959858.ukp</text:p>
          </table:table-cell>
          <table:table-cell office:value-type="float" office:value="27652" calcext:value-type="float">
            <text:p>27652</text:p>
          </table:table-cell>
          <table:table-cell office:value-type="float" office:value="5732" calcext:value-type="float">
            <text:p>5732</text:p>
          </table:table-cell>
          <table:table-cell/>
          <table:table-cell office:value-type="string" calcext:value-type="string">
            <text:p>wmin500wmax100000n5000-8-s991580855c959858.ukp</text:p>
          </table:table-cell>
          <table:table-cell table:number-columns-repeated="2" office:value-type="float" office:value="959858" calcext:value-type="float">
            <text:p>959858</text:p>
          </table:table-cell>
          <table:table-cell table:formula="of:=([.N360] = [.O36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2000-1-s843367405c810134.ukp</text:p>
          </table:table-cell>
          <table:table-cell office:value-type="float" office:value="0.00215783" calcext:value-type="float">
            <text:p>0.00215783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5000-9-s126456688c55679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5000-9-s126456688c556794.ukp</text:p>
          </table:table-cell>
          <table:table-cell office:value-type="float" office:value="18140" calcext:value-type="float">
            <text:p>18140</text:p>
          </table:table-cell>
          <table:table-cell office:value-type="float" office:value="5644" calcext:value-type="float">
            <text:p>5644</text:p>
          </table:table-cell>
          <table:table-cell/>
          <table:table-cell office:value-type="string" calcext:value-type="string">
            <text:p>wmin500wmax100000n5000-9-s126456688c556794.ukp</text:p>
          </table:table-cell>
          <table:table-cell table:number-columns-repeated="2" office:value-type="float" office:value="556794" calcext:value-type="float">
            <text:p>556794</text:p>
          </table:table-cell>
          <table:table-cell table:formula="of:=([.N361] = [.O36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2000-2-s528806317c949226.ukp</text:p>
          </table:table-cell>
          <table:table-cell office:value-type="float" office:value="0.00263382" calcext:value-type="float">
            <text:p>0.00263382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0-0-s827183242c676550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10000-0-s827183242c676550.ukp</text:p>
          </table:table-cell>
          <table:table-cell office:value-type="float" office:value="20136" calcext:value-type="float">
            <text:p>20136</text:p>
          </table:table-cell>
          <table:table-cell office:value-type="float" office:value="7332" calcext:value-type="float">
            <text:p>7332</text:p>
          </table:table-cell>
          <table:table-cell/>
          <table:table-cell office:value-type="string" calcext:value-type="string">
            <text:p>wmin500wmax50000n10000-0-s827183242c676550.ukp</text:p>
          </table:table-cell>
          <table:table-cell table:number-columns-repeated="2" office:value-type="float" office:value="676550" calcext:value-type="float">
            <text:p>676550</text:p>
          </table:table-cell>
          <table:table-cell table:formula="of:=([.N362] = [.O36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2000-3-s780179313c911650.ukp</text:p>
          </table:table-cell>
          <table:table-cell office:value-type="float" office:value="0.00251446" calcext:value-type="float">
            <text:p>0.0025144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0-1-s843367405c958150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10000-1-s843367405c958150.ukp</text:p>
          </table:table-cell>
          <table:table-cell office:value-type="float" office:value="26860" calcext:value-type="float">
            <text:p>26860</text:p>
          </table:table-cell>
          <table:table-cell office:value-type="float" office:value="6184" calcext:value-type="float">
            <text:p>6184</text:p>
          </table:table-cell>
          <table:table-cell/>
          <table:table-cell office:value-type="string" calcext:value-type="string">
            <text:p>wmin500wmax50000n10000-1-s843367405c958150.ukp</text:p>
          </table:table-cell>
          <table:table-cell table:number-columns-repeated="2" office:value-type="float" office:value="958150" calcext:value-type="float">
            <text:p>958150</text:p>
          </table:table-cell>
          <table:table-cell table:formula="of:=([.N363] = [.O36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2000-4-s721215008c731342.ukp</text:p>
          </table:table-cell>
          <table:table-cell office:value-type="float" office:value="0.00212937" calcext:value-type="float">
            <text:p>0.00212937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0-2-s528806317c780373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10000-2-s528806317c780373.ukp</text:p>
          </table:table-cell>
          <table:table-cell office:value-type="float" office:value="22400" calcext:value-type="float">
            <text:p>22400</text:p>
          </table:table-cell>
          <table:table-cell office:value-type="float" office:value="6244" calcext:value-type="float">
            <text:p>6244</text:p>
          </table:table-cell>
          <table:table-cell/>
          <table:table-cell office:value-type="string" calcext:value-type="string">
            <text:p>wmin500wmax50000n10000-2-s528806317c780373.ukp</text:p>
          </table:table-cell>
          <table:table-cell table:number-columns-repeated="2" office:value-type="float" office:value="780373" calcext:value-type="float">
            <text:p>780373</text:p>
          </table:table-cell>
          <table:table-cell table:formula="of:=([.N364] = [.O36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2000-5-s110877071c714179.ukp</text:p>
          </table:table-cell>
          <table:table-cell office:value-type="float" office:value="0.00207018" calcext:value-type="float">
            <text:p>0.0020701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0-3-s780179313c742672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10000-3-s780179313c742672.ukp</text:p>
          </table:table-cell>
          <table:table-cell office:value-type="float" office:value="21488" calcext:value-type="float">
            <text:p>21488</text:p>
          </table:table-cell>
          <table:table-cell office:value-type="float" office:value="7676" calcext:value-type="float">
            <text:p>7676</text:p>
          </table:table-cell>
          <table:table-cell/>
          <table:table-cell office:value-type="string" calcext:value-type="string">
            <text:p>wmin500wmax50000n10000-3-s780179313c742672.ukp</text:p>
          </table:table-cell>
          <table:table-cell table:number-columns-repeated="2" office:value-type="float" office:value="742672" calcext:value-type="float">
            <text:p>742672</text:p>
          </table:table-cell>
          <table:table-cell table:formula="of:=([.N365] = [.O36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2000-6-s227708629c602464.ukp</text:p>
          </table:table-cell>
          <table:table-cell office:value-type="float" office:value="0.00190866" calcext:value-type="float">
            <text:p>0.0019086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0-4-s721215008c817916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10000-4-s721215008c817916.ukp</text:p>
          </table:table-cell>
          <table:table-cell office:value-type="float" office:value="23232" calcext:value-type="float">
            <text:p>23232</text:p>
          </table:table-cell>
          <table:table-cell office:value-type="float" office:value="7568" calcext:value-type="float">
            <text:p>7568</text:p>
          </table:table-cell>
          <table:table-cell/>
          <table:table-cell office:value-type="string" calcext:value-type="string">
            <text:p>wmin500wmax50000n10000-4-s721215008c817916.ukp</text:p>
          </table:table-cell>
          <table:table-cell table:number-columns-repeated="2" office:value-type="float" office:value="817916" calcext:value-type="float">
            <text:p>817916</text:p>
          </table:table-cell>
          <table:table-cell table:formula="of:=([.N366] = [.O36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2000-7-s177710744c599019.ukp</text:p>
          </table:table-cell>
          <table:table-cell office:value-type="float" office:value="0.00190868" calcext:value-type="float">
            <text:p>0.0019086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0-5-s110877071c534895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10000-5-s110877071c534895.ukp</text:p>
          </table:table-cell>
          <table:table-cell office:value-type="float" office:value="16852" calcext:value-type="float">
            <text:p>16852</text:p>
          </table:table-cell>
          <table:table-cell office:value-type="float" office:value="6160" calcext:value-type="float">
            <text:p>6160</text:p>
          </table:table-cell>
          <table:table-cell/>
          <table:table-cell office:value-type="string" calcext:value-type="string">
            <text:p>wmin500wmax50000n10000-5-s110877071c534895.ukp</text:p>
          </table:table-cell>
          <table:table-cell table:number-columns-repeated="2" office:value-type="float" office:value="534895" calcext:value-type="float">
            <text:p>534895</text:p>
          </table:table-cell>
          <table:table-cell table:formula="of:=([.N367] = [.O36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2000-8-s991580855c676793.ukp</text:p>
          </table:table-cell>
          <table:table-cell office:value-type="float" office:value="0.00218115" calcext:value-type="float">
            <text:p>0.0021811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0-6-s227708629c510382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10000-6-s227708629c510382.ukp</text:p>
          </table:table-cell>
          <table:table-cell office:value-type="float" office:value="16228" calcext:value-type="float">
            <text:p>16228</text:p>
          </table:table-cell>
          <table:table-cell office:value-type="float" office:value="7360" calcext:value-type="float">
            <text:p>7360</text:p>
          </table:table-cell>
          <table:table-cell/>
          <table:table-cell office:value-type="string" calcext:value-type="string">
            <text:p>wmin500wmax50000n10000-6-s227708629c510382.ukp</text:p>
          </table:table-cell>
          <table:table-cell table:number-columns-repeated="2" office:value-type="float" office:value="510382" calcext:value-type="float">
            <text:p>510382</text:p>
          </table:table-cell>
          <table:table-cell table:formula="of:=([.N368] = [.O36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2000-9-s126456688c785219.ukp</text:p>
          </table:table-cell>
          <table:table-cell office:value-type="float" office:value="0.0023218" calcext:value-type="float">
            <text:p>0.002321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0-7-s177710744c921100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10000-7-s177710744c921100.ukp</text:p>
          </table:table-cell>
          <table:table-cell office:value-type="float" office:value="25600" calcext:value-type="float">
            <text:p>25600</text:p>
          </table:table-cell>
          <table:table-cell office:value-type="float" office:value="6084" calcext:value-type="float">
            <text:p>6084</text:p>
          </table:table-cell>
          <table:table-cell/>
          <table:table-cell office:value-type="string" calcext:value-type="string">
            <text:p>wmin500wmax50000n10000-7-s177710744c921100.ukp</text:p>
          </table:table-cell>
          <table:table-cell table:number-columns-repeated="2" office:value-type="float" office:value="921100" calcext:value-type="float">
            <text:p>921100</text:p>
          </table:table-cell>
          <table:table-cell table:formula="of:=([.N369] = [.O36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5000-8-s991580855c558792.ukp</text:p>
          </table:table-cell>
          <table:table-cell office:value-type="float" office:value="0.00190504" calcext:value-type="float">
            <text:p>0.00190504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0-8-s991580855c614733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10000-8-s991580855c614733.ukp</text:p>
          </table:table-cell>
          <table:table-cell office:value-type="float" office:value="18588" calcext:value-type="float">
            <text:p>18588</text:p>
          </table:table-cell>
          <table:table-cell office:value-type="float" office:value="7260" calcext:value-type="float">
            <text:p>7260</text:p>
          </table:table-cell>
          <table:table-cell/>
          <table:table-cell office:value-type="string" calcext:value-type="string">
            <text:p>wmin500wmax50000n10000-8-s991580855c614733.ukp</text:p>
          </table:table-cell>
          <table:table-cell table:number-columns-repeated="2" office:value-type="float" office:value="614733" calcext:value-type="float">
            <text:p>614733</text:p>
          </table:table-cell>
          <table:table-cell table:formula="of:=([.N370] = [.O37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5000-9-s126456688c886947.ukp</text:p>
          </table:table-cell>
          <table:table-cell office:value-type="float" office:value="0.00252375" calcext:value-type="float">
            <text:p>0.0025237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0-9-s126456688c585653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10000-9-s126456688c585653.ukp</text:p>
          </table:table-cell>
          <table:table-cell office:value-type="float" office:value="17948" calcext:value-type="float">
            <text:p>17948</text:p>
          </table:table-cell>
          <table:table-cell office:value-type="float" office:value="6960" calcext:value-type="float">
            <text:p>6960</text:p>
          </table:table-cell>
          <table:table-cell/>
          <table:table-cell office:value-type="string" calcext:value-type="string">
            <text:p>wmin500wmax50000n10000-9-s126456688c585653.ukp</text:p>
          </table:table-cell>
          <table:table-cell table:number-columns-repeated="2" office:value-type="float" office:value="585653" calcext:value-type="float">
            <text:p>585653</text:p>
          </table:table-cell>
          <table:table-cell table:formula="of:=([.N371] = [.O37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1000-0-s827183242c913363.ukp</text:p>
          </table:table-cell>
          <table:table-cell office:value-type="float" office:value="0.00261292" calcext:value-type="float">
            <text:p>0.00261292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-0-s827183242c685864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-0-s827183242c685864.ukp</text:p>
          </table:table-cell>
          <table:table-cell office:value-type="float" office:value="20336" calcext:value-type="float">
            <text:p>20336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string" calcext:value-type="string">
            <text:p>wmin500wmax50000n1000-0-s827183242c685864.ukp</text:p>
          </table:table-cell>
          <table:table-cell table:number-columns-repeated="2" office:value-type="float" office:value="685864" calcext:value-type="float">
            <text:p>685864</text:p>
          </table:table-cell>
          <table:table-cell table:formula="of:=([.N372] = [.O37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1000-1-s843367405c668488.ukp</text:p>
          </table:table-cell>
          <table:table-cell office:value-type="float" office:value="0.0022314" calcext:value-type="float">
            <text:p>0.0022314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-1-s843367405c670545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-1-s843367405c670545.ukp</text:p>
          </table:table-cell>
          <table:table-cell office:value-type="float" office:value="19880" calcext:value-type="float">
            <text:p>19880</text:p>
          </table:table-cell>
          <table:table-cell office:value-type="float" office:value="3624" calcext:value-type="float">
            <text:p>3624</text:p>
          </table:table-cell>
          <table:table-cell/>
          <table:table-cell office:value-type="string" calcext:value-type="string">
            <text:p>wmin500wmax50000n1000-1-s843367405c670545.ukp</text:p>
          </table:table-cell>
          <table:table-cell table:number-columns-repeated="2" office:value-type="float" office:value="670545" calcext:value-type="float">
            <text:p>670545</text:p>
          </table:table-cell>
          <table:table-cell table:formula="of:=([.N373] = [.O37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1000-2-s528806317c624701.ukp</text:p>
          </table:table-cell>
          <table:table-cell office:value-type="float" office:value="0.00206991" calcext:value-type="float">
            <text:p>0.00206991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-2-s528806317c584772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-2-s528806317c584772.ukp</text:p>
          </table:table-cell>
          <table:table-cell office:value-type="float" office:value="17860" calcext:value-type="float">
            <text:p>17860</text:p>
          </table:table-cell>
          <table:table-cell office:value-type="float" office:value="3412" calcext:value-type="float">
            <text:p>3412</text:p>
          </table:table-cell>
          <table:table-cell/>
          <table:table-cell office:value-type="string" calcext:value-type="string">
            <text:p>wmin500wmax50000n1000-2-s528806317c584772.ukp</text:p>
          </table:table-cell>
          <table:table-cell table:number-columns-repeated="2" office:value-type="float" office:value="584772" calcext:value-type="float">
            <text:p>584772</text:p>
          </table:table-cell>
          <table:table-cell table:formula="of:=([.N374] = [.O37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1000-3-s780179313c947511.ukp</text:p>
          </table:table-cell>
          <table:table-cell office:value-type="float" office:value="0.00271319" calcext:value-type="float">
            <text:p>0.0027131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-3-s780179313c89818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-3-s780179313c898184.ukp</text:p>
          </table:table-cell>
          <table:table-cell office:value-type="float" office:value="25252" calcext:value-type="float">
            <text:p>25252</text:p>
          </table:table-cell>
          <table:table-cell office:value-type="float" office:value="3664" calcext:value-type="float">
            <text:p>3664</text:p>
          </table:table-cell>
          <table:table-cell/>
          <table:table-cell office:value-type="string" calcext:value-type="string">
            <text:p>wmin500wmax50000n1000-3-s780179313c898184.ukp</text:p>
          </table:table-cell>
          <table:table-cell table:number-columns-repeated="2" office:value-type="float" office:value="898184" calcext:value-type="float">
            <text:p>898184</text:p>
          </table:table-cell>
          <table:table-cell table:formula="of:=([.N375] = [.O37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1000-4-s721215008c835814.ukp</text:p>
          </table:table-cell>
          <table:table-cell office:value-type="float" office:value="0.00257501" calcext:value-type="float">
            <text:p>0.00257501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-4-s721215008c73379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-4-s721215008c733791.ukp</text:p>
          </table:table-cell>
          <table:table-cell office:value-type="float" office:value="21272" calcext:value-type="float">
            <text:p>21272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string" calcext:value-type="string">
            <text:p>wmin500wmax50000n1000-4-s721215008c733791.ukp</text:p>
          </table:table-cell>
          <table:table-cell table:number-columns-repeated="2" office:value-type="float" office:value="733791" calcext:value-type="float">
            <text:p>733791</text:p>
          </table:table-cell>
          <table:table-cell table:formula="of:=([.N376] = [.O37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1000-5-s110877071c920920.ukp</text:p>
          </table:table-cell>
          <table:table-cell office:value-type="float" office:value="0.00260355" calcext:value-type="float">
            <text:p>0.0026035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-5-s110877071c535803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-5-s110877071c535803.ukp</text:p>
          </table:table-cell>
          <table:table-cell office:value-type="float" office:value="16748" calcext:value-type="float">
            <text:p>16748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string" calcext:value-type="string">
            <text:p>wmin500wmax50000n1000-5-s110877071c535803.ukp</text:p>
          </table:table-cell>
          <table:table-cell table:number-columns-repeated="2" office:value-type="float" office:value="535803" calcext:value-type="float">
            <text:p>535803</text:p>
          </table:table-cell>
          <table:table-cell table:formula="of:=([.N377] = [.O37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1000-6-s227708629c897210.ukp</text:p>
          </table:table-cell>
          <table:table-cell office:value-type="float" office:value="0.002509" calcext:value-type="float">
            <text:p>0.00250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-6-s227708629c99737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-6-s227708629c997370.ukp</text:p>
          </table:table-cell>
          <table:table-cell office:value-type="float" office:value="27516" calcext:value-type="float">
            <text:p>27516</text:p>
          </table:table-cell>
          <table:table-cell office:value-type="float" office:value="3668" calcext:value-type="float">
            <text:p>3668</text:p>
          </table:table-cell>
          <table:table-cell/>
          <table:table-cell office:value-type="string" calcext:value-type="string">
            <text:p>wmin500wmax50000n1000-6-s227708629c997370.ukp</text:p>
          </table:table-cell>
          <table:table-cell table:number-columns-repeated="2" office:value-type="float" office:value="997370" calcext:value-type="float">
            <text:p>997370</text:p>
          </table:table-cell>
          <table:table-cell table:formula="of:=([.N378] = [.O37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1000-7-s177710744c875688.ukp</text:p>
          </table:table-cell>
          <table:table-cell office:value-type="float" office:value="0.00248939" calcext:value-type="float">
            <text:p>0.0024893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-7-s177710744c605365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-7-s177710744c605365.ukp</text:p>
          </table:table-cell>
          <table:table-cell office:value-type="float" office:value="18332" calcext:value-type="float">
            <text:p>18332</text:p>
          </table:table-cell>
          <table:table-cell office:value-type="float" office:value="3740" calcext:value-type="float">
            <text:p>3740</text:p>
          </table:table-cell>
          <table:table-cell/>
          <table:table-cell office:value-type="string" calcext:value-type="string">
            <text:p>wmin500wmax50000n1000-7-s177710744c605365.ukp</text:p>
          </table:table-cell>
          <table:table-cell table:number-columns-repeated="2" office:value-type="float" office:value="605365" calcext:value-type="float">
            <text:p>605365</text:p>
          </table:table-cell>
          <table:table-cell table:formula="of:=([.N379] = [.O37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1000-8-s991580855c555575.ukp</text:p>
          </table:table-cell>
          <table:table-cell office:value-type="float" office:value="0.00208757" calcext:value-type="float">
            <text:p>0.00208757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-8-s991580855c810058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-8-s991580855c810058.ukp</text:p>
          </table:table-cell>
          <table:table-cell office:value-type="float" office:value="23140" calcext:value-type="float">
            <text:p>23140</text:p>
          </table:table-cell>
          <table:table-cell office:value-type="float" office:value="5488" calcext:value-type="float">
            <text:p>5488</text:p>
          </table:table-cell>
          <table:table-cell/>
          <table:table-cell office:value-type="string" calcext:value-type="string">
            <text:p>wmin500wmax50000n1000-8-s991580855c810058.ukp</text:p>
          </table:table-cell>
          <table:table-cell table:number-columns-repeated="2" office:value-type="float" office:value="810058" calcext:value-type="float">
            <text:p>810058</text:p>
          </table:table-cell>
          <table:table-cell table:formula="of:=([.N380] = [.O38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2000-3-s780179313c767623.ukp</text:p>
          </table:table-cell>
          <table:table-cell office:value-type="float" office:value="0.00234817" calcext:value-type="float">
            <text:p>0.00234817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-9-s126456688c99044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-9-s126456688c990447.ukp</text:p>
          </table:table-cell>
          <table:table-cell office:value-type="float" office:value="27408" calcext:value-type="float">
            <text:p>27408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string" calcext:value-type="string">
            <text:p>wmin500wmax50000n1000-9-s126456688c990447.ukp</text:p>
          </table:table-cell>
          <table:table-cell table:number-columns-repeated="2" office:value-type="float" office:value="990447" calcext:value-type="float">
            <text:p>990447</text:p>
          </table:table-cell>
          <table:table-cell table:formula="of:=([.N381] = [.O38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2000-5-s110877071c821634.ukp</text:p>
          </table:table-cell>
          <table:table-cell office:value-type="float" office:value="0.00255373" calcext:value-type="float">
            <text:p>0.00255373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2000-0-s827183242c896153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2000-0-s827183242c896153.ukp</text:p>
          </table:table-cell>
          <table:table-cell office:value-type="float" office:value="25164" calcext:value-type="float">
            <text:p>25164</text:p>
          </table:table-cell>
          <table:table-cell office:value-type="float" office:value="4076" calcext:value-type="float">
            <text:p>4076</text:p>
          </table:table-cell>
          <table:table-cell/>
          <table:table-cell office:value-type="string" calcext:value-type="string">
            <text:p>wmin500wmax50000n2000-0-s827183242c896153.ukp</text:p>
          </table:table-cell>
          <table:table-cell table:number-columns-repeated="2" office:value-type="float" office:value="896153" calcext:value-type="float">
            <text:p>896153</text:p>
          </table:table-cell>
          <table:table-cell table:formula="of:=([.N382] = [.O38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2000-7-s177710744c516153.ukp</text:p>
          </table:table-cell>
          <table:table-cell office:value-type="float" office:value="0.00203554" calcext:value-type="float">
            <text:p>0.00203554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2000-1-s843367405c62543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2000-1-s843367405c625437.ukp</text:p>
          </table:table-cell>
          <table:table-cell office:value-type="float" office:value="18700" calcext:value-type="float">
            <text:p>18700</text:p>
          </table:table-cell>
          <table:table-cell office:value-type="float" office:value="4084" calcext:value-type="float">
            <text:p>4084</text:p>
          </table:table-cell>
          <table:table-cell/>
          <table:table-cell office:value-type="string" calcext:value-type="string">
            <text:p>wmin500wmax50000n2000-1-s843367405c625437.ukp</text:p>
          </table:table-cell>
          <table:table-cell table:number-columns-repeated="2" office:value-type="float" office:value="625437" calcext:value-type="float">
            <text:p>625437</text:p>
          </table:table-cell>
          <table:table-cell table:formula="of:=([.N383] = [.O38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100000n2000-9-s126456688c764660.ukp</text:p>
          </table:table-cell>
          <table:table-cell office:value-type="float" office:value="0.00236083" calcext:value-type="float">
            <text:p>0.00236083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2000-2-s528806317c73145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2000-2-s528806317c731451.ukp</text:p>
          </table:table-cell>
          <table:table-cell office:value-type="float" office:value="21492" calcext:value-type="float">
            <text:p>21492</text:p>
          </table:table-cell>
          <table:table-cell office:value-type="float" office:value="3972" calcext:value-type="float">
            <text:p>3972</text:p>
          </table:table-cell>
          <table:table-cell/>
          <table:table-cell office:value-type="string" calcext:value-type="string">
            <text:p>wmin500wmax50000n2000-2-s528806317c731451.ukp</text:p>
          </table:table-cell>
          <table:table-cell table:number-columns-repeated="2" office:value-type="float" office:value="731451" calcext:value-type="float">
            <text:p>731451</text:p>
          </table:table-cell>
          <table:table-cell table:formula="of:=([.N384] = [.O38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1000-0-s827183242c685864.ukp</text:p>
          </table:table-cell>
          <table:table-cell office:value-type="float" office:value="0.00192287" calcext:value-type="float">
            <text:p>0.00192287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2000-3-s780179313c994428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2000-3-s780179313c994428.ukp</text:p>
          </table:table-cell>
          <table:table-cell office:value-type="float" office:value="27512" calcext:value-type="float">
            <text:p>27512</text:p>
          </table:table-cell>
          <table:table-cell office:value-type="float" office:value="4192" calcext:value-type="float">
            <text:p>4192</text:p>
          </table:table-cell>
          <table:table-cell/>
          <table:table-cell office:value-type="string" calcext:value-type="string">
            <text:p>wmin500wmax50000n2000-3-s780179313c994428.ukp</text:p>
          </table:table-cell>
          <table:table-cell table:number-columns-repeated="2" office:value-type="float" office:value="994428" calcext:value-type="float">
            <text:p>994428</text:p>
          </table:table-cell>
          <table:table-cell table:formula="of:=([.N385] = [.O38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1000-1-s843367405c670545.ukp</text:p>
          </table:table-cell>
          <table:table-cell office:value-type="float" office:value="0.00213945" calcext:value-type="float">
            <text:p>0.0021394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2000-4-s721215008c82959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2000-4-s721215008c829591.ukp</text:p>
          </table:table-cell>
          <table:table-cell office:value-type="float" office:value="23620" calcext:value-type="float">
            <text:p>23620</text:p>
          </table:table-cell>
          <table:table-cell office:value-type="float" office:value="4060" calcext:value-type="float">
            <text:p>4060</text:p>
          </table:table-cell>
          <table:table-cell/>
          <table:table-cell office:value-type="string" calcext:value-type="string">
            <text:p>wmin500wmax50000n2000-4-s721215008c829591.ukp</text:p>
          </table:table-cell>
          <table:table-cell table:number-columns-repeated="2" office:value-type="float" office:value="829591" calcext:value-type="float">
            <text:p>829591</text:p>
          </table:table-cell>
          <table:table-cell table:formula="of:=([.N386] = [.O38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1000-2-s528806317c584772.ukp</text:p>
          </table:table-cell>
          <table:table-cell office:value-type="float" office:value="0.0020865" calcext:value-type="float">
            <text:p>0.002086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2000-5-s110877071c56911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2000-5-s110877071c569112.ukp</text:p>
          </table:table-cell>
          <table:table-cell office:value-type="float" office:value="17572" calcext:value-type="float">
            <text:p>17572</text:p>
          </table:table-cell>
          <table:table-cell office:value-type="float" office:value="4076" calcext:value-type="float">
            <text:p>4076</text:p>
          </table:table-cell>
          <table:table-cell/>
          <table:table-cell office:value-type="string" calcext:value-type="string">
            <text:p>wmin500wmax50000n2000-5-s110877071c569112.ukp</text:p>
          </table:table-cell>
          <table:table-cell table:number-columns-repeated="2" office:value-type="float" office:value="569112" calcext:value-type="float">
            <text:p>569112</text:p>
          </table:table-cell>
          <table:table-cell table:formula="of:=([.N387] = [.O38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1000-3-s780179313c898184.ukp</text:p>
          </table:table-cell>
          <table:table-cell office:value-type="float" office:value="0.00245966" calcext:value-type="float">
            <text:p>0.0024596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2000-6-s227708629c83877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2000-6-s227708629c838774.ukp</text:p>
          </table:table-cell>
          <table:table-cell office:value-type="float" office:value="24008" calcext:value-type="float">
            <text:p>24008</text:p>
          </table:table-cell>
          <table:table-cell office:value-type="float" office:value="4192" calcext:value-type="float">
            <text:p>4192</text:p>
          </table:table-cell>
          <table:table-cell/>
          <table:table-cell office:value-type="string" calcext:value-type="string">
            <text:p>wmin500wmax50000n2000-6-s227708629c838774.ukp</text:p>
          </table:table-cell>
          <table:table-cell table:number-columns-repeated="2" office:value-type="float" office:value="838774" calcext:value-type="float">
            <text:p>838774</text:p>
          </table:table-cell>
          <table:table-cell table:formula="of:=([.N388] = [.O38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1000-4-s721215008c733791.ukp</text:p>
          </table:table-cell>
          <table:table-cell office:value-type="float" office:value="0.0021118" calcext:value-type="float">
            <text:p>0.002111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2000-7-s177710744c68545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2000-7-s177710744c685459.ukp</text:p>
          </table:table-cell>
          <table:table-cell office:value-type="float" office:value="20396" calcext:value-type="float">
            <text:p>20396</text:p>
          </table:table-cell>
          <table:table-cell office:value-type="float" office:value="5908" calcext:value-type="float">
            <text:p>5908</text:p>
          </table:table-cell>
          <table:table-cell/>
          <table:table-cell office:value-type="string" calcext:value-type="string">
            <text:p>wmin500wmax50000n2000-7-s177710744c685459.ukp</text:p>
          </table:table-cell>
          <table:table-cell table:number-columns-repeated="2" office:value-type="float" office:value="685459" calcext:value-type="float">
            <text:p>685459</text:p>
          </table:table-cell>
          <table:table-cell table:formula="of:=([.N389] = [.O38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1000-5-s110877071c535803.ukp</text:p>
          </table:table-cell>
          <table:table-cell office:value-type="float" office:value="0.0016646" calcext:value-type="float">
            <text:p>0.001664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2000-8-s991580855c97256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2000-8-s991580855c972562.ukp</text:p>
          </table:table-cell>
          <table:table-cell office:value-type="float" office:value="27012" calcext:value-type="float">
            <text:p>27012</text:p>
          </table:table-cell>
          <table:table-cell office:value-type="float" office:value="4024" calcext:value-type="float">
            <text:p>4024</text:p>
          </table:table-cell>
          <table:table-cell/>
          <table:table-cell office:value-type="string" calcext:value-type="string">
            <text:p>wmin500wmax50000n2000-8-s991580855c972562.ukp</text:p>
          </table:table-cell>
          <table:table-cell table:number-columns-repeated="2" office:value-type="float" office:value="972562" calcext:value-type="float">
            <text:p>972562</text:p>
          </table:table-cell>
          <table:table-cell table:formula="of:=([.N390] = [.O39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1000-6-s227708629c997370.ukp</text:p>
          </table:table-cell>
          <table:table-cell office:value-type="float" office:value="0.00252913" calcext:value-type="float">
            <text:p>0.00252913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2000-9-s126456688c574685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2000-9-s126456688c574685.ukp</text:p>
          </table:table-cell>
          <table:table-cell office:value-type="float" office:value="17852" calcext:value-type="float">
            <text:p>17852</text:p>
          </table:table-cell>
          <table:table-cell office:value-type="float" office:value="6052" calcext:value-type="float">
            <text:p>6052</text:p>
          </table:table-cell>
          <table:table-cell/>
          <table:table-cell office:value-type="string" calcext:value-type="string">
            <text:p>wmin500wmax50000n2000-9-s126456688c574685.ukp</text:p>
          </table:table-cell>
          <table:table-cell table:number-columns-repeated="2" office:value-type="float" office:value="574685" calcext:value-type="float">
            <text:p>574685</text:p>
          </table:table-cell>
          <table:table-cell table:formula="of:=([.N391] = [.O39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1000-7-s177710744c605365.ukp</text:p>
          </table:table-cell>
          <table:table-cell office:value-type="float" office:value="0.00190386" calcext:value-type="float">
            <text:p>0.0019038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5000-0-s827183242c86816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5000-0-s827183242c868164.ukp</text:p>
          </table:table-cell>
          <table:table-cell office:value-type="float" office:value="24580" calcext:value-type="float">
            <text:p>24580</text:p>
          </table:table-cell>
          <table:table-cell office:value-type="float" office:value="5744" calcext:value-type="float">
            <text:p>5744</text:p>
          </table:table-cell>
          <table:table-cell/>
          <table:table-cell office:value-type="string" calcext:value-type="string">
            <text:p>wmin500wmax50000n5000-0-s827183242c868164.ukp</text:p>
          </table:table-cell>
          <table:table-cell table:number-columns-repeated="2" office:value-type="float" office:value="868164" calcext:value-type="float">
            <text:p>868164</text:p>
          </table:table-cell>
          <table:table-cell table:formula="of:=([.N392] = [.O39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1000-8-s991580855c810058.ukp</text:p>
          </table:table-cell>
          <table:table-cell office:value-type="float" office:value="0.00212128" calcext:value-type="float">
            <text:p>0.0021212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5000-1-s843367405c81172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5000-1-s843367405c811729.ukp</text:p>
          </table:table-cell>
          <table:table-cell office:value-type="float" office:value="23348" calcext:value-type="float">
            <text:p>23348</text:p>
          </table:table-cell>
          <table:table-cell office:value-type="float" office:value="5736" calcext:value-type="float">
            <text:p>5736</text:p>
          </table:table-cell>
          <table:table-cell/>
          <table:table-cell office:value-type="string" calcext:value-type="string">
            <text:p>wmin500wmax50000n5000-1-s843367405c811729.ukp</text:p>
          </table:table-cell>
          <table:table-cell table:number-columns-repeated="2" office:value-type="float" office:value="811729" calcext:value-type="float">
            <text:p>811729</text:p>
          </table:table-cell>
          <table:table-cell table:formula="of:=([.N393] = [.O39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1000-9-s126456688c990447.ukp</text:p>
          </table:table-cell>
          <table:table-cell office:value-type="float" office:value="0.00249811" calcext:value-type="float">
            <text:p>0.00249811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5000-2-s528806317c83381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5000-2-s528806317c833814.ukp</text:p>
          </table:table-cell>
          <table:table-cell office:value-type="float" office:value="23824" calcext:value-type="float">
            <text:p>23824</text:p>
          </table:table-cell>
          <table:table-cell office:value-type="float" office:value="5628" calcext:value-type="float">
            <text:p>5628</text:p>
          </table:table-cell>
          <table:table-cell/>
          <table:table-cell office:value-type="string" calcext:value-type="string">
            <text:p>wmin500wmax50000n5000-2-s528806317c833814.ukp</text:p>
          </table:table-cell>
          <table:table-cell table:number-columns-repeated="2" office:value-type="float" office:value="833814" calcext:value-type="float">
            <text:p>833814</text:p>
          </table:table-cell>
          <table:table-cell table:formula="of:=([.N394] = [.O39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2000-0-s827183242c896153.ukp</text:p>
          </table:table-cell>
          <table:table-cell office:value-type="float" office:value="0.00248704" calcext:value-type="float">
            <text:p>0.00248704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5000-3-s780179313c88833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5000-3-s780179313c888331.ukp</text:p>
          </table:table-cell>
          <table:table-cell office:value-type="float" office:value="25272" calcext:value-type="float">
            <text:p>25272</text:p>
          </table:table-cell>
          <table:table-cell office:value-type="float" office:value="7132" calcext:value-type="float">
            <text:p>7132</text:p>
          </table:table-cell>
          <table:table-cell/>
          <table:table-cell office:value-type="string" calcext:value-type="string">
            <text:p>wmin500wmax50000n5000-3-s780179313c888331.ukp</text:p>
          </table:table-cell>
          <table:table-cell table:number-columns-repeated="2" office:value-type="float" office:value="888331" calcext:value-type="float">
            <text:p>888331</text:p>
          </table:table-cell>
          <table:table-cell table:formula="of:=([.N395] = [.O39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2000-1-s843367405c625437.ukp</text:p>
          </table:table-cell>
          <table:table-cell office:value-type="float" office:value="0.00203827" calcext:value-type="float">
            <text:p>0.00203827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5000-4-s721215008c50363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5000-4-s721215008c503630.ukp</text:p>
          </table:table-cell>
          <table:table-cell office:value-type="float" office:value="16168" calcext:value-type="float">
            <text:p>16168</text:p>
          </table:table-cell>
          <table:table-cell office:value-type="float" office:value="5572" calcext:value-type="float">
            <text:p>5572</text:p>
          </table:table-cell>
          <table:table-cell/>
          <table:table-cell office:value-type="string" calcext:value-type="string">
            <text:p>wmin500wmax50000n5000-4-s721215008c503630.ukp</text:p>
          </table:table-cell>
          <table:table-cell table:number-columns-repeated="2" office:value-type="float" office:value="503630" calcext:value-type="float">
            <text:p>503630</text:p>
          </table:table-cell>
          <table:table-cell table:formula="of:=([.N396] = [.O39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2000-4-s721215008c829591.ukp</text:p>
          </table:table-cell>
          <table:table-cell office:value-type="float" office:value="0.00223511" calcext:value-type="float">
            <text:p>0.00223511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5000-5-s110877071c69844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5000-5-s110877071c698449.ukp</text:p>
          </table:table-cell>
          <table:table-cell office:value-type="float" office:value="20796" calcext:value-type="float">
            <text:p>20796</text:p>
          </table:table-cell>
          <table:table-cell office:value-type="float" office:value="7540" calcext:value-type="float">
            <text:p>7540</text:p>
          </table:table-cell>
          <table:table-cell/>
          <table:table-cell office:value-type="string" calcext:value-type="string">
            <text:p>wmin500wmax50000n5000-5-s110877071c698449.ukp</text:p>
          </table:table-cell>
          <table:table-cell table:number-columns-repeated="2" office:value-type="float" office:value="698449" calcext:value-type="float">
            <text:p>698449</text:p>
          </table:table-cell>
          <table:table-cell table:formula="of:=([.N397] = [.O39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2000-5-s110877071c569112.ukp</text:p>
          </table:table-cell>
          <table:table-cell office:value-type="float" office:value="0.00182421" calcext:value-type="float">
            <text:p>0.00182421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5000-6-s227708629c915098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5000-6-s227708629c915098.ukp</text:p>
          </table:table-cell>
          <table:table-cell office:value-type="float" office:value="25660" calcext:value-type="float">
            <text:p>25660</text:p>
          </table:table-cell>
          <table:table-cell office:value-type="float" office:value="5628" calcext:value-type="float">
            <text:p>5628</text:p>
          </table:table-cell>
          <table:table-cell/>
          <table:table-cell office:value-type="string" calcext:value-type="string">
            <text:p>wmin500wmax50000n5000-6-s227708629c915098.ukp</text:p>
          </table:table-cell>
          <table:table-cell table:number-columns-repeated="2" office:value-type="float" office:value="915098" calcext:value-type="float">
            <text:p>915098</text:p>
          </table:table-cell>
          <table:table-cell table:formula="of:=([.N398] = [.O39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500wmax50000n2000-9-s126456688c574685.ukp</text:p>
          </table:table-cell>
          <table:table-cell office:value-type="float" office:value="0.00182405" calcext:value-type="float">
            <text:p>0.0018240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5000-7-s177710744c74266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5000-7-s177710744c742667.ukp</text:p>
          </table:table-cell>
          <table:table-cell office:value-type="float" office:value="21616" calcext:value-type="float">
            <text:p>21616</text:p>
          </table:table-cell>
          <table:table-cell office:value-type="float" office:value="5616" calcext:value-type="float">
            <text:p>5616</text:p>
          </table:table-cell>
          <table:table-cell/>
          <table:table-cell office:value-type="string" calcext:value-type="string">
            <text:p>wmin500wmax50000n5000-7-s177710744c742667.ukp</text:p>
          </table:table-cell>
          <table:table-cell table:number-columns-repeated="2" office:value-type="float" office:value="742667" calcext:value-type="float">
            <text:p>742667</text:p>
          </table:table-cell>
          <table:table-cell table:formula="of:=([.N399] = [.O39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100000n2000-3-s780179313c847262.ukp</text:p>
          </table:table-cell>
          <table:table-cell office:value-type="float" office:value="0.00262561" calcext:value-type="float">
            <text:p>0.0026256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5000-8-s991580855c818898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5000-8-s991580855c818898.ukp</text:p>
          </table:table-cell>
          <table:table-cell office:value-type="float" office:value="23364" calcext:value-type="float">
            <text:p>23364</text:p>
          </table:table-cell>
          <table:table-cell office:value-type="float" office:value="5652" calcext:value-type="float">
            <text:p>5652</text:p>
          </table:table-cell>
          <table:table-cell/>
          <table:table-cell office:value-type="string" calcext:value-type="string">
            <text:p>wmin500wmax50000n5000-8-s991580855c818898.ukp</text:p>
          </table:table-cell>
          <table:table-cell table:number-columns-repeated="2" office:value-type="float" office:value="818898" calcext:value-type="float">
            <text:p>818898</text:p>
          </table:table-cell>
          <table:table-cell table:formula="of:=([.N400] = [.O40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n100wmax50000n1000-7-s177710744c921854.ukp</text:p>
          </table:table-cell>
          <table:table-cell office:value-type="float" office:value="0.00251723" calcext:value-type="float">
            <text:p>0.002517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5000-9-s126456688c962935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5000-9-s126456688c962935.ukp</text:p>
          </table:table-cell>
          <table:table-cell office:value-type="float" office:value="26992" calcext:value-type="float">
            <text:p>26992</text:p>
          </table:table-cell>
          <table:table-cell office:value-type="float" office:value="7660" calcext:value-type="float">
            <text:p>7660</text:p>
          </table:table-cell>
          <table:table-cell/>
          <table:table-cell office:value-type="string" calcext:value-type="string">
            <text:p>wmin500wmax50000n5000-9-s126456688c962935.ukp</text:p>
          </table:table-cell>
          <table:table-cell table:number-columns-repeated="2" office:value-type="float" office:value="962935" calcext:value-type="float">
            <text:p>962935</text:p>
          </table:table-cell>
          <table:table-cell table:formula="of:=([.N401] = [.O40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/>
          <table:table-cell table:formula="of:=SUM([.B2:.B401])" office:value-type="float" office:value="1.13601024" calcext:value-type="float">
            <text:p>1.13601024</text:p>
          </table:table-cell>
          <table:table-cell table:formula="of:=SUM([.C2:.C401])" office:value-type="float" office:value="3.18010000000003" calcext:value-type="float">
            <text:p>3.1801</text:p>
          </table:table-cell>
          <table:table-cell table:number-columns-repeated="12"/>
          <table:table-cell table:style-name="Default"/>
          <table:table-cell table:number-columns-repeated="2"/>
        </table:table-row>
      </table:table>
      <table:table table:name="NO EXTREME CASES" table:style-name="ta1">
        <table:shapes>
          <draw:frame draw:z-index="0" draw:style-name="gr1" draw:text-style-name="P1" svg:width="160mm" svg:height="90.04mm" svg:x="349.04mm" svg:y="2.93mm">
            <draw:object draw:notify-on-update-of-ranges="'NO EXTREME CASES'.A1:'NO EXTREME CASES'.A1 'NO EXTREME CASES'.A2:'NO EXTREME CASES'.A399 'NO EXTREME CASES'.B1:'NO EXTREME CASES'.B1 'NO EXTREME CASES'.B2:'NO EXTREME CASES'.B399 'NO EXTREME CASES'.C1:'NO EXTREME CASES'.C1 'NO EXTREME CASES'.C2:'NO EXTREME CASES'.C39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Instance 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Pyasukp Internal Time (seconds)</text:p>
          </table:table-cell>
          <table:table-cell/>
          <table:table-cell office:value-type="string" calcext:value-type="string">
            <text:p>Instance Name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Pyasukp External Time (seconds)</text:p>
          </table:table-cell>
          <table:table-cell/>
          <table:table-cell office:value-type="string" calcext:value-type="string">
            <text:p>Instance Name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Pyasukp Max Memory Use (Kb)</text:p>
          </table:table-cell>
          <table:table-cell/>
          <table:table-cell office:value-type="string" calcext:value-type="string">
            <text:p>Instance Name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opt</text:p>
          </table:table-cell>
        </table:table-row>
        <table:table-row table:style-name="ro1">
          <table:table-cell office:value-type="string" calcext:value-type="string">
            <text:p>wmin10000wmax100000n10000-0-s827183242c564610.ukp</text:p>
          </table:table-cell>
          <table:table-cell office:value-type="float" office:value="0.00403277" calcext:value-type="float">
            <text:p>0.00403277</text:p>
          </table:table-cell>
          <table:table-cell office:value-type="float" office:value="0.01667" calcext:value-type="float">
            <text:p>0.01667</text:p>
          </table:table-cell>
          <table:table-cell/>
          <table:table-cell office:value-type="string" calcext:value-type="string">
            <text:p>wmin10000wmax100000n10000-2-s528806317c937409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0-2-s528806317c937409.ukp</text:p>
          </table:table-cell>
          <table:table-cell office:value-type="float" office:value="26840" calcext:value-type="float">
            <text:p>26840</text:p>
          </table:table-cell>
          <table:table-cell office:value-type="float" office:value="6288" calcext:value-type="float">
            <text:p>6288</text:p>
          </table:table-cell>
          <table:table-cell/>
          <table:table-cell office:value-type="string" calcext:value-type="string">
            <text:p>wmin10000wmax100000n10000-2-s528806317c937409.ukp</text:p>
          </table:table-cell>
          <table:table-cell table:number-columns-repeated="2" office:value-type="float" office:value="937409" calcext:value-type="float">
            <text:p>937409</text:p>
          </table:table-cell>
        </table:table-row>
        <table:table-row table:style-name="ro1">
          <table:table-cell office:value-type="string" calcext:value-type="string">
            <text:p>wmin10000wmax100000n10000-2-s528806317c937409.ukp</text:p>
          </table:table-cell>
          <table:table-cell office:value-type="float" office:value="0.00453541" calcext:value-type="float">
            <text:p>0.00453541</text:p>
          </table:table-cell>
          <table:table-cell office:value-type="float" office:value="0.01667" calcext:value-type="float">
            <text:p>0.01667</text:p>
          </table:table-cell>
          <table:table-cell/>
          <table:table-cell office:value-type="string" calcext:value-type="string">
            <text:p>wmin10000wmax100000n10000-3-s780179313c600195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0-3-s780179313c600195.ukp</text:p>
          </table:table-cell>
          <table:table-cell office:value-type="float" office:value="18808" calcext:value-type="float">
            <text:p>18808</text:p>
          </table:table-cell>
          <table:table-cell office:value-type="float" office:value="6144" calcext:value-type="float">
            <text:p>6144</text:p>
          </table:table-cell>
          <table:table-cell/>
          <table:table-cell office:value-type="string" calcext:value-type="string">
            <text:p>wmin10000wmax100000n10000-3-s780179313c600195.ukp</text:p>
          </table:table-cell>
          <table:table-cell table:number-columns-repeated="2" office:value-type="float" office:value="600195" calcext:value-type="float">
            <text:p>600195</text:p>
          </table:table-cell>
        </table:table-row>
        <table:table-row table:style-name="ro1">
          <table:table-cell office:value-type="string" calcext:value-type="string">
            <text:p>wmin10000wmax100000n10000-9-s126456688c814865.ukp</text:p>
          </table:table-cell>
          <table:table-cell office:value-type="float" office:value="0.00448524" calcext:value-type="float">
            <text:p>0.00448524</text:p>
          </table:table-cell>
          <table:table-cell office:value-type="float" office:value="0.01667" calcext:value-type="float">
            <text:p>0.01667</text:p>
          </table:table-cell>
          <table:table-cell/>
          <table:table-cell office:value-type="string" calcext:value-type="string">
            <text:p>wmin10000wmax100000n10000-4-s721215008c833689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0-4-s721215008c833689.ukp</text:p>
          </table:table-cell>
          <table:table-cell office:value-type="float" office:value="24188" calcext:value-type="float">
            <text:p>24188</text:p>
          </table:table-cell>
          <table:table-cell office:value-type="float" office:value="7024" calcext:value-type="float">
            <text:p>7024</text:p>
          </table:table-cell>
          <table:table-cell/>
          <table:table-cell office:value-type="string" calcext:value-type="string">
            <text:p>wmin10000wmax100000n10000-4-s721215008c833689.ukp</text:p>
          </table:table-cell>
          <table:table-cell table:number-columns-repeated="2" office:value-type="float" office:value="833689" calcext:value-type="float">
            <text:p>833689</text:p>
          </table:table-cell>
        </table:table-row>
        <table:table-row table:style-name="ro1">
          <table:table-cell office:value-type="string" calcext:value-type="string">
            <text:p>wmin10000wmax100000n10000-1-s843367405c723320.ukp</text:p>
          </table:table-cell>
          <table:table-cell office:value-type="float" office:value="0.00438573" calcext:value-type="float">
            <text:p>0.00438573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0-5-s110877071c631507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0-5-s110877071c631507.ukp</text:p>
          </table:table-cell>
          <table:table-cell office:value-type="float" office:value="19416" calcext:value-type="float">
            <text:p>19416</text:p>
          </table:table-cell>
          <table:table-cell office:value-type="float" office:value="6152" calcext:value-type="float">
            <text:p>6152</text:p>
          </table:table-cell>
          <table:table-cell/>
          <table:table-cell office:value-type="string" calcext:value-type="string">
            <text:p>wmin10000wmax100000n10000-5-s110877071c631507.ukp</text:p>
          </table:table-cell>
          <table:table-cell table:number-columns-repeated="2" office:value-type="float" office:value="631507" calcext:value-type="float">
            <text:p>631507</text:p>
          </table:table-cell>
        </table:table-row>
        <table:table-row table:style-name="ro1">
          <table:table-cell office:value-type="string" calcext:value-type="string">
            <text:p>wmin10000wmax100000n10000-3-s780179313c600195.ukp</text:p>
          </table:table-cell>
          <table:table-cell office:value-type="float" office:value="0.00390216" calcext:value-type="float">
            <text:p>0.00390216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0-6-s227708629c960025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0-6-s227708629c960025.ukp</text:p>
          </table:table-cell>
          <table:table-cell office:value-type="float" office:value="27188" calcext:value-type="float">
            <text:p>27188</text:p>
          </table:table-cell>
          <table:table-cell office:value-type="float" office:value="6040" calcext:value-type="float">
            <text:p>6040</text:p>
          </table:table-cell>
          <table:table-cell/>
          <table:table-cell office:value-type="string" calcext:value-type="string">
            <text:p>wmin10000wmax100000n10000-6-s227708629c960025.ukp</text:p>
          </table:table-cell>
          <table:table-cell table:number-columns-repeated="2" office:value-type="float" office:value="960025" calcext:value-type="float">
            <text:p>960025</text:p>
          </table:table-cell>
        </table:table-row>
        <table:table-row table:style-name="ro1">
          <table:table-cell office:value-type="string" calcext:value-type="string">
            <text:p>wmin10000wmax100000n10000-4-s721215008c833689.ukp</text:p>
          </table:table-cell>
          <table:table-cell office:value-type="float" office:value="0.00445495" calcext:value-type="float">
            <text:p>0.00445495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0-7-s177710744c695800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0-7-s177710744c695800.ukp</text:p>
          </table:table-cell>
          <table:table-cell office:value-type="float" office:value="20976" calcext:value-type="float">
            <text:p>20976</text:p>
          </table:table-cell>
          <table:table-cell office:value-type="float" office:value="6036" calcext:value-type="float">
            <text:p>6036</text:p>
          </table:table-cell>
          <table:table-cell/>
          <table:table-cell office:value-type="string" calcext:value-type="string">
            <text:p>wmin10000wmax100000n10000-7-s177710744c695800.ukp</text:p>
          </table:table-cell>
          <table:table-cell table:number-columns-repeated="2" office:value-type="float" office:value="695800" calcext:value-type="float">
            <text:p>695800</text:p>
          </table:table-cell>
        </table:table-row>
        <table:table-row table:style-name="ro1">
          <table:table-cell office:value-type="string" calcext:value-type="string">
            <text:p>wmin10000wmax100000n10000-5-s110877071c631507.ukp</text:p>
          </table:table-cell>
          <table:table-cell office:value-type="float" office:value="0.00440929" calcext:value-type="float">
            <text:p>0.00440929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0-8-s991580855c881113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0-8-s991580855c881113.ukp</text:p>
          </table:table-cell>
          <table:table-cell office:value-type="float" office:value="25588" calcext:value-type="float">
            <text:p>25588</text:p>
          </table:table-cell>
          <table:table-cell office:value-type="float" office:value="6168" calcext:value-type="float">
            <text:p>6168</text:p>
          </table:table-cell>
          <table:table-cell/>
          <table:table-cell office:value-type="string" calcext:value-type="string">
            <text:p>wmin10000wmax100000n10000-8-s991580855c881113.ukp</text:p>
          </table:table-cell>
          <table:table-cell table:number-columns-repeated="2" office:value-type="float" office:value="881113" calcext:value-type="float">
            <text:p>881113</text:p>
          </table:table-cell>
        </table:table-row>
        <table:table-row table:style-name="ro1">
          <table:table-cell office:value-type="string" calcext:value-type="string">
            <text:p>wmin10000wmax100000n10000-7-s177710744c695800.ukp</text:p>
          </table:table-cell>
          <table:table-cell office:value-type="float" office:value="0.00427791" calcext:value-type="float">
            <text:p>0.00427791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0-9-s126456688c814865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0-9-s126456688c814865.ukp</text:p>
          </table:table-cell>
          <table:table-cell office:value-type="float" office:value="23828" calcext:value-type="float">
            <text:p>23828</text:p>
          </table:table-cell>
          <table:table-cell office:value-type="float" office:value="6220" calcext:value-type="float">
            <text:p>6220</text:p>
          </table:table-cell>
          <table:table-cell/>
          <table:table-cell office:value-type="string" calcext:value-type="string">
            <text:p>wmin10000wmax100000n10000-9-s126456688c814865.ukp</text:p>
          </table:table-cell>
          <table:table-cell table:number-columns-repeated="2" office:value-type="float" office:value="814865" calcext:value-type="float">
            <text:p>814865</text:p>
          </table:table-cell>
        </table:table-row>
        <table:table-row table:style-name="ro1">
          <table:table-cell office:value-type="string" calcext:value-type="string">
            <text:p>wmin10000wmax100000n10000-8-s991580855c881113.ukp</text:p>
          </table:table-cell>
          <table:table-cell office:value-type="float" office:value="0.00482142" calcext:value-type="float">
            <text:p>0.00482142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-0-s827183242c82201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100000n1000-0-s827183242c822011.ukp</text:p>
          </table:table-cell>
          <table:table-cell office:value-type="float" office:value="23980" calcext:value-type="float">
            <text:p>23980</text:p>
          </table:table-cell>
          <table:table-cell office:value-type="float" office:value="5180" calcext:value-type="float">
            <text:p>5180</text:p>
          </table:table-cell>
          <table:table-cell/>
          <table:table-cell office:value-type="string" calcext:value-type="string">
            <text:p>wmin10000wmax100000n1000-0-s827183242c822011.ukp</text:p>
          </table:table-cell>
          <table:table-cell table:number-columns-repeated="2" office:value-type="float" office:value="822011" calcext:value-type="float">
            <text:p>822011</text:p>
          </table:table-cell>
        </table:table-row>
        <table:table-row table:style-name="ro1">
          <table:table-cell office:value-type="string" calcext:value-type="string">
            <text:p>wmin10000wmax100000n2000-5-s110877071c528906.ukp</text:p>
          </table:table-cell>
          <table:table-cell office:value-type="float" office:value="0.00281365" calcext:value-type="float">
            <text:p>0.00281365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-1-s843367405c97492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100000n1000-1-s843367405c974920.ukp</text:p>
          </table:table-cell>
          <table:table-cell office:value-type="float" office:value="27428" calcext:value-type="float">
            <text:p>27428</text:p>
          </table:table-cell>
          <table:table-cell office:value-type="float" office:value="5136" calcext:value-type="float">
            <text:p>5136</text:p>
          </table:table-cell>
          <table:table-cell/>
          <table:table-cell office:value-type="string" calcext:value-type="string">
            <text:p>wmin10000wmax100000n1000-1-s843367405c974920.ukp</text:p>
          </table:table-cell>
          <table:table-cell table:number-columns-repeated="2" office:value-type="float" office:value="974920" calcext:value-type="float">
            <text:p>974920</text:p>
          </table:table-cell>
        </table:table-row>
        <table:table-row table:style-name="ro1">
          <table:table-cell office:value-type="string" calcext:value-type="string">
            <text:p>wmin10000wmax100000n5000-6-s227708629c523503.ukp</text:p>
          </table:table-cell>
          <table:table-cell office:value-type="float" office:value="0.00286776" calcext:value-type="float">
            <text:p>0.00286776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-2-s528806317c89834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100000n1000-2-s528806317c898349.ukp</text:p>
          </table:table-cell>
          <table:table-cell office:value-type="float" office:value="25764" calcext:value-type="float">
            <text:p>25764</text:p>
          </table:table-cell>
          <table:table-cell office:value-type="float" office:value="3916" calcext:value-type="float">
            <text:p>3916</text:p>
          </table:table-cell>
          <table:table-cell/>
          <table:table-cell office:value-type="string" calcext:value-type="string">
            <text:p>wmin10000wmax100000n1000-2-s528806317c898349.ukp</text:p>
          </table:table-cell>
          <table:table-cell table:number-columns-repeated="2" office:value-type="float" office:value="898349" calcext:value-type="float">
            <text:p>898349</text:p>
          </table:table-cell>
        </table:table-row>
        <table:table-row table:style-name="ro1">
          <table:table-cell office:value-type="string" calcext:value-type="string">
            <text:p>wmin10000wmax100000n5000-7-s177710744c988452.ukp</text:p>
          </table:table-cell>
          <table:table-cell office:value-type="float" office:value="0.00375048" calcext:value-type="float">
            <text:p>0.00375048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-3-s780179313c780916.ukp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wmin10000wmax100000n1000-3-s780179313c780916.ukp</text:p>
          </table:table-cell>
          <table:table-cell office:value-type="float" office:value="23172" calcext:value-type="float">
            <text:p>23172</text:p>
          </table:table-cell>
          <table:table-cell office:value-type="float" office:value="5632" calcext:value-type="float">
            <text:p>5632</text:p>
          </table:table-cell>
          <table:table-cell/>
          <table:table-cell office:value-type="string" calcext:value-type="string">
            <text:p>wmin10000wmax100000n1000-3-s780179313c780916.ukp</text:p>
          </table:table-cell>
          <table:table-cell table:number-columns-repeated="2" office:value-type="float" office:value="780916" calcext:value-type="float">
            <text:p>780916</text:p>
          </table:table-cell>
        </table:table-row>
        <table:table-row table:style-name="ro1">
          <table:table-cell office:value-type="string" calcext:value-type="string">
            <text:p>wmin10000wmax100000n5000-9-s126456688c734233.ukp</text:p>
          </table:table-cell>
          <table:table-cell office:value-type="float" office:value="0.00340585" calcext:value-type="float">
            <text:p>0.00340585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-4-s721215008c67890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100000n1000-4-s721215008c678900.ukp</text:p>
          </table:table-cell>
          <table:table-cell office:value-type="float" office:value="20548" calcext:value-type="float">
            <text:p>20548</text:p>
          </table:table-cell>
          <table:table-cell office:value-type="float" office:value="4044" calcext:value-type="float">
            <text:p>4044</text:p>
          </table:table-cell>
          <table:table-cell/>
          <table:table-cell office:value-type="string" calcext:value-type="string">
            <text:p>wmin10000wmax100000n1000-4-s721215008c678900.ukp</text:p>
          </table:table-cell>
          <table:table-cell table:number-columns-repeated="2" office:value-type="float" office:value="678900" calcext:value-type="float">
            <text:p>678900</text:p>
          </table:table-cell>
        </table:table-row>
        <table:table-row table:style-name="ro1">
          <table:table-cell office:value-type="string" calcext:value-type="string">
            <text:p>wmin10000wmax50000n10000-0-s827183242c524015.ukp</text:p>
          </table:table-cell>
          <table:table-cell office:value-type="float" office:value="0.00893166" calcext:value-type="float">
            <text:p>0.00893166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-5-s110877071c78491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100000n1000-5-s110877071c784914.ukp</text:p>
          </table:table-cell>
          <table:table-cell office:value-type="float" office:value="23212" calcext:value-type="float">
            <text:p>23212</text:p>
          </table:table-cell>
          <table:table-cell office:value-type="float" office:value="3692" calcext:value-type="float">
            <text:p>3692</text:p>
          </table:table-cell>
          <table:table-cell/>
          <table:table-cell office:value-type="string" calcext:value-type="string">
            <text:p>wmin10000wmax100000n1000-5-s110877071c784914.ukp</text:p>
          </table:table-cell>
          <table:table-cell table:number-columns-repeated="2" office:value-type="float" office:value="784914" calcext:value-type="float">
            <text:p>784914</text:p>
          </table:table-cell>
        </table:table-row>
        <table:table-row table:style-name="ro1">
          <table:table-cell office:value-type="string" calcext:value-type="string">
            <text:p>wmin10000wmax50000n10000-1-s843367405c638567.ukp</text:p>
          </table:table-cell>
          <table:table-cell office:value-type="float" office:value="0.0097388" calcext:value-type="float">
            <text:p>0.0097388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-6-s227708629c511609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100000n1000-6-s227708629c511609.ukp</text:p>
          </table:table-cell>
          <table:table-cell office:value-type="float" office:value="16656" calcext:value-type="float">
            <text:p>16656</text:p>
          </table:table-cell>
          <table:table-cell office:value-type="float" office:value="4728" calcext:value-type="float">
            <text:p>4728</text:p>
          </table:table-cell>
          <table:table-cell/>
          <table:table-cell office:value-type="string" calcext:value-type="string">
            <text:p>wmin10000wmax100000n1000-6-s227708629c511609.ukp</text:p>
          </table:table-cell>
          <table:table-cell table:number-columns-repeated="2" office:value-type="float" office:value="511609" calcext:value-type="float">
            <text:p>511609</text:p>
          </table:table-cell>
        </table:table-row>
        <table:table-row table:style-name="ro1">
          <table:table-cell office:value-type="string" calcext:value-type="string">
            <text:p>wmin10000wmax50000n10000-3-s780179313c642619.ukp</text:p>
          </table:table-cell>
          <table:table-cell office:value-type="float" office:value="0.00970147" calcext:value-type="float">
            <text:p>0.00970147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-7-s177710744c65788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100000n1000-7-s177710744c657882.ukp</text:p>
          </table:table-cell>
          <table:table-cell office:value-type="float" office:value="20344" calcext:value-type="float">
            <text:p>20344</text:p>
          </table:table-cell>
          <table:table-cell office:value-type="float" office:value="3884" calcext:value-type="float">
            <text:p>3884</text:p>
          </table:table-cell>
          <table:table-cell/>
          <table:table-cell office:value-type="string" calcext:value-type="string">
            <text:p>wmin10000wmax100000n1000-7-s177710744c657882.ukp</text:p>
          </table:table-cell>
          <table:table-cell table:number-columns-repeated="2" office:value-type="float" office:value="657882" calcext:value-type="float">
            <text:p>657882</text:p>
          </table:table-cell>
        </table:table-row>
        <table:table-row table:style-name="ro1">
          <table:table-cell office:value-type="string" calcext:value-type="string">
            <text:p>wmin10000wmax50000n10000-4-s721215008c927843.ukp</text:p>
          </table:table-cell>
          <table:table-cell office:value-type="float" office:value="0.0103378" calcext:value-type="float">
            <text:p>0.0103378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-8-s991580855c96435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100000n1000-8-s991580855c964354.ukp</text:p>
          </table:table-cell>
          <table:table-cell office:value-type="float" office:value="27328" calcext:value-type="float">
            <text:p>27328</text:p>
          </table:table-cell>
          <table:table-cell office:value-type="float" office:value="5308" calcext:value-type="float">
            <text:p>5308</text:p>
          </table:table-cell>
          <table:table-cell/>
          <table:table-cell office:value-type="string" calcext:value-type="string">
            <text:p>wmin10000wmax100000n1000-8-s991580855c964354.ukp</text:p>
          </table:table-cell>
          <table:table-cell table:number-columns-repeated="2" office:value-type="float" office:value="964354" calcext:value-type="float">
            <text:p>964354</text:p>
          </table:table-cell>
        </table:table-row>
        <table:table-row table:style-name="ro1">
          <table:table-cell office:value-type="string" calcext:value-type="string">
            <text:p>wmin10000wmax50000n10000-5-s110877071c979382.ukp</text:p>
          </table:table-cell>
          <table:table-cell office:value-type="float" office:value="0.0100601" calcext:value-type="float">
            <text:p>0.0100601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1000-9-s126456688c785284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1000-9-s126456688c785284.ukp</text:p>
          </table:table-cell>
          <table:table-cell office:value-type="float" office:value="23256" calcext:value-type="float">
            <text:p>23256</text:p>
          </table:table-cell>
          <table:table-cell office:value-type="float" office:value="7144" calcext:value-type="float">
            <text:p>7144</text:p>
          </table:table-cell>
          <table:table-cell/>
          <table:table-cell office:value-type="string" calcext:value-type="string">
            <text:p>wmin10000wmax100000n1000-9-s126456688c785284.ukp</text:p>
          </table:table-cell>
          <table:table-cell table:number-columns-repeated="2" office:value-type="float" office:value="785284" calcext:value-type="float">
            <text:p>785284</text:p>
          </table:table-cell>
        </table:table-row>
        <table:table-row table:style-name="ro1">
          <table:table-cell office:value-type="string" calcext:value-type="string">
            <text:p>wmin10000wmax50000n10000-6-s227708629c586019.ukp</text:p>
          </table:table-cell>
          <table:table-cell office:value-type="float" office:value="0.00963438" calcext:value-type="float">
            <text:p>0.00963438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2000-0-s827183242c854573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2000-0-s827183242c854573.ukp</text:p>
          </table:table-cell>
          <table:table-cell office:value-type="float" office:value="24968" calcext:value-type="float">
            <text:p>24968</text:p>
          </table:table-cell>
          <table:table-cell office:value-type="float" office:value="5440" calcext:value-type="float">
            <text:p>5440</text:p>
          </table:table-cell>
          <table:table-cell/>
          <table:table-cell office:value-type="string" calcext:value-type="string">
            <text:p>wmin10000wmax100000n2000-0-s827183242c854573.ukp</text:p>
          </table:table-cell>
          <table:table-cell table:number-columns-repeated="2" office:value-type="float" office:value="854573" calcext:value-type="float">
            <text:p>854573</text:p>
          </table:table-cell>
        </table:table-row>
        <table:table-row table:style-name="ro1">
          <table:table-cell office:value-type="string" calcext:value-type="string">
            <text:p>wmin10000wmax50000n10000-7-s177710744c995533.ukp</text:p>
          </table:table-cell>
          <table:table-cell office:value-type="float" office:value="0.0105731" calcext:value-type="float">
            <text:p>0.0105731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2000-1-s843367405c605138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2000-1-s843367405c605138.ukp</text:p>
          </table:table-cell>
          <table:table-cell office:value-type="float" office:value="18908" calcext:value-type="float">
            <text:p>18908</text:p>
          </table:table-cell>
          <table:table-cell office:value-type="float" office:value="5220" calcext:value-type="float">
            <text:p>5220</text:p>
          </table:table-cell>
          <table:table-cell/>
          <table:table-cell office:value-type="string" calcext:value-type="string">
            <text:p>wmin10000wmax100000n2000-1-s843367405c605138.ukp</text:p>
          </table:table-cell>
          <table:table-cell table:number-columns-repeated="2" office:value-type="float" office:value="605138" calcext:value-type="float">
            <text:p>605138</text:p>
          </table:table-cell>
        </table:table-row>
        <table:table-row table:style-name="ro1">
          <table:table-cell office:value-type="string" calcext:value-type="string">
            <text:p>wmin10000wmax50000n10000-8-s991580855c500128.ukp</text:p>
          </table:table-cell>
          <table:table-cell office:value-type="float" office:value="0.00955265" calcext:value-type="float">
            <text:p>0.00955265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2000-2-s528806317c982859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2000-2-s528806317c982859.ukp</text:p>
          </table:table-cell>
          <table:table-cell office:value-type="float" office:value="27820" calcext:value-type="float">
            <text:p>27820</text:p>
          </table:table-cell>
          <table:table-cell office:value-type="float" office:value="5324" calcext:value-type="float">
            <text:p>5324</text:p>
          </table:table-cell>
          <table:table-cell/>
          <table:table-cell office:value-type="string" calcext:value-type="string">
            <text:p>wmin10000wmax100000n2000-2-s528806317c982859.ukp</text:p>
          </table:table-cell>
          <table:table-cell table:number-columns-repeated="2" office:value-type="float" office:value="982859" calcext:value-type="float">
            <text:p>982859</text:p>
          </table:table-cell>
        </table:table-row>
        <table:table-row table:style-name="ro1">
          <table:table-cell office:value-type="string" calcext:value-type="string">
            <text:p>wmin10000wmax50000n10000-9-s126456688c987402.ukp</text:p>
          </table:table-cell>
          <table:table-cell office:value-type="float" office:value="0.0103864" calcext:value-type="float">
            <text:p>0.0103864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2000-3-s780179313c724146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2000-3-s780179313c724146.ukp</text:p>
          </table:table-cell>
          <table:table-cell office:value-type="float" office:value="21924" calcext:value-type="float">
            <text:p>21924</text:p>
          </table:table-cell>
          <table:table-cell office:value-type="float" office:value="5316" calcext:value-type="float">
            <text:p>5316</text:p>
          </table:table-cell>
          <table:table-cell/>
          <table:table-cell office:value-type="string" calcext:value-type="string">
            <text:p>wmin10000wmax100000n2000-3-s780179313c724146.ukp</text:p>
          </table:table-cell>
          <table:table-cell table:number-columns-repeated="2" office:value-type="float" office:value="724146" calcext:value-type="float">
            <text:p>724146</text:p>
          </table:table-cell>
        </table:table-row>
        <table:table-row table:style-name="ro1">
          <table:table-cell office:value-type="string" calcext:value-type="string">
            <text:p>wmin10000wmax50000n5000-1-s843367405c820728.ukp</text:p>
          </table:table-cell>
          <table:table-cell office:value-type="float" office:value="0.00439442" calcext:value-type="float">
            <text:p>0.00439442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2000-4-s721215008c924632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2000-4-s721215008c924632.ukp</text:p>
          </table:table-cell>
          <table:table-cell office:value-type="float" office:value="26564" calcext:value-type="float">
            <text:p>26564</text:p>
          </table:table-cell>
          <table:table-cell office:value-type="float" office:value="7368" calcext:value-type="float">
            <text:p>7368</text:p>
          </table:table-cell>
          <table:table-cell/>
          <table:table-cell office:value-type="string" calcext:value-type="string">
            <text:p>wmin10000wmax100000n2000-4-s721215008c924632.ukp</text:p>
          </table:table-cell>
          <table:table-cell table:number-columns-repeated="2" office:value-type="float" office:value="924632" calcext:value-type="float">
            <text:p>924632</text:p>
          </table:table-cell>
        </table:table-row>
        <table:table-row table:style-name="ro1">
          <table:table-cell office:value-type="string" calcext:value-type="string">
            <text:p>wmin10000wmax50000n5000-8-s991580855c669670.ukp</text:p>
          </table:table-cell>
          <table:table-cell office:value-type="float" office:value="0.00424025" calcext:value-type="float">
            <text:p>0.00424025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2000-5-s110877071c528906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2000-5-s110877071c528906.ukp</text:p>
          </table:table-cell>
          <table:table-cell office:value-type="float" office:value="17128" calcext:value-type="float">
            <text:p>17128</text:p>
          </table:table-cell>
          <table:table-cell office:value-type="float" office:value="5284" calcext:value-type="float">
            <text:p>5284</text:p>
          </table:table-cell>
          <table:table-cell/>
          <table:table-cell office:value-type="string" calcext:value-type="string">
            <text:p>wmin10000wmax100000n2000-5-s110877071c528906.ukp</text:p>
          </table:table-cell>
          <table:table-cell table:number-columns-repeated="2" office:value-type="float" office:value="528906" calcext:value-type="float">
            <text:p>528906</text:p>
          </table:table-cell>
        </table:table-row>
        <table:table-row table:style-name="ro1">
          <table:table-cell office:value-type="string" calcext:value-type="string">
            <text:p>wmin1000wmax100000n10000-3-s780179313c775969.ukp</text:p>
          </table:table-cell>
          <table:table-cell office:value-type="float" office:value="0.00297885" calcext:value-type="float">
            <text:p>0.00297885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2000-6-s227708629c580821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2000-6-s227708629c580821.ukp</text:p>
          </table:table-cell>
          <table:table-cell office:value-type="float" office:value="18372" calcext:value-type="float">
            <text:p>18372</text:p>
          </table:table-cell>
          <table:table-cell office:value-type="float" office:value="5332" calcext:value-type="float">
            <text:p>5332</text:p>
          </table:table-cell>
          <table:table-cell/>
          <table:table-cell office:value-type="string" calcext:value-type="string">
            <text:p>wmin10000wmax100000n2000-6-s227708629c580821.ukp</text:p>
          </table:table-cell>
          <table:table-cell table:number-columns-repeated="2" office:value-type="float" office:value="580821" calcext:value-type="float">
            <text:p>580821</text:p>
          </table:table-cell>
        </table:table-row>
        <table:table-row table:style-name="ro1">
          <table:table-cell office:value-type="string" calcext:value-type="string">
            <text:p>wmin1000wmax100000n10000-5-s110877071c609067.ukp</text:p>
          </table:table-cell>
          <table:table-cell office:value-type="float" office:value="0.00260297" calcext:value-type="float">
            <text:p>0.00260297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2000-7-s177710744c71859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wmin10000wmax100000n2000-7-s177710744c718599.ukp</text:p>
          </table:table-cell>
          <table:table-cell office:value-type="float" office:value="21660" calcext:value-type="float">
            <text:p>21660</text:p>
          </table:table-cell>
          <table:table-cell office:value-type="float" office:value="5756" calcext:value-type="float">
            <text:p>5756</text:p>
          </table:table-cell>
          <table:table-cell/>
          <table:table-cell office:value-type="string" calcext:value-type="string">
            <text:p>wmin10000wmax100000n2000-7-s177710744c718599.ukp</text:p>
          </table:table-cell>
          <table:table-cell table:number-columns-repeated="2" office:value-type="float" office:value="718599" calcext:value-type="float">
            <text:p>718599</text:p>
          </table:table-cell>
        </table:table-row>
        <table:table-row table:style-name="ro1">
          <table:table-cell office:value-type="string" calcext:value-type="string">
            <text:p>wmin1000wmax100000n10000-6-s227708629c900489.ukp</text:p>
          </table:table-cell>
          <table:table-cell office:value-type="float" office:value="0.00289856" calcext:value-type="float">
            <text:p>0.00289856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2000-8-s991580855c775538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2000-8-s991580855c775538.ukp</text:p>
          </table:table-cell>
          <table:table-cell office:value-type="float" office:value="22868" calcext:value-type="float">
            <text:p>22868</text:p>
          </table:table-cell>
          <table:table-cell office:value-type="float" office:value="5360" calcext:value-type="float">
            <text:p>5360</text:p>
          </table:table-cell>
          <table:table-cell/>
          <table:table-cell office:value-type="string" calcext:value-type="string">
            <text:p>wmin10000wmax100000n2000-8-s991580855c775538.ukp</text:p>
          </table:table-cell>
          <table:table-cell table:number-columns-repeated="2" office:value-type="float" office:value="775538" calcext:value-type="float">
            <text:p>775538</text:p>
          </table:table-cell>
        </table:table-row>
        <table:table-row table:style-name="ro1">
          <table:table-cell office:value-type="string" calcext:value-type="string">
            <text:p>wmin1000wmax100000n10000-8-s991580855c905905.ukp</text:p>
          </table:table-cell>
          <table:table-cell office:value-type="float" office:value="0.00292926" calcext:value-type="float">
            <text:p>0.00292926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2000-9-s126456688c83336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100000n2000-9-s126456688c833361.ukp</text:p>
          </table:table-cell>
          <table:table-cell office:value-type="float" office:value="24168" calcext:value-type="float">
            <text:p>24168</text:p>
          </table:table-cell>
          <table:table-cell office:value-type="float" office:value="6136" calcext:value-type="float">
            <text:p>6136</text:p>
          </table:table-cell>
          <table:table-cell/>
          <table:table-cell office:value-type="string" calcext:value-type="string">
            <text:p>wmin10000wmax100000n2000-9-s126456688c833361.ukp</text:p>
          </table:table-cell>
          <table:table-cell table:number-columns-repeated="2" office:value-type="float" office:value="833361" calcext:value-type="float">
            <text:p>833361</text:p>
          </table:table-cell>
        </table:table-row>
        <table:table-row table:style-name="ro1">
          <table:table-cell office:value-type="string" calcext:value-type="string">
            <text:p>wmin1000wmax50000n10000-1-s843367405c786199.ukp</text:p>
          </table:table-cell>
          <table:table-cell office:value-type="float" office:value="0.00258956" calcext:value-type="float">
            <text:p>0.00258956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5000-0-s827183242c797054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0-s827183242c797054.ukp</text:p>
          </table:table-cell>
          <table:table-cell office:value-type="float" office:value="23464" calcext:value-type="float">
            <text:p>23464</text:p>
          </table:table-cell>
          <table:table-cell office:value-type="float" office:value="5716" calcext:value-type="float">
            <text:p>5716</text:p>
          </table:table-cell>
          <table:table-cell/>
          <table:table-cell office:value-type="string" calcext:value-type="string">
            <text:p>wmin10000wmax100000n5000-0-s827183242c797054.ukp</text:p>
          </table:table-cell>
          <table:table-cell table:number-columns-repeated="2" office:value-type="float" office:value="797054" calcext:value-type="float">
            <text:p>797054</text:p>
          </table:table-cell>
        </table:table-row>
        <table:table-row table:style-name="ro1">
          <table:table-cell office:value-type="string" calcext:value-type="string">
            <text:p>wmin1000wmax50000n10000-6-s227708629c868429.ukp</text:p>
          </table:table-cell>
          <table:table-cell office:value-type="float" office:value="0.00266466" calcext:value-type="float">
            <text:p>0.00266466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5000-1-s843367405c616321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1-s843367405c616321.ukp</text:p>
          </table:table-cell>
          <table:table-cell office:value-type="float" office:value="19252" calcext:value-type="float">
            <text:p>19252</text:p>
          </table:table-cell>
          <table:table-cell office:value-type="float" office:value="5744" calcext:value-type="float">
            <text:p>5744</text:p>
          </table:table-cell>
          <table:table-cell/>
          <table:table-cell office:value-type="string" calcext:value-type="string">
            <text:p>wmin10000wmax100000n5000-1-s843367405c616321.ukp</text:p>
          </table:table-cell>
          <table:table-cell table:number-columns-repeated="2" office:value-type="float" office:value="616321" calcext:value-type="float">
            <text:p>616321</text:p>
          </table:table-cell>
        </table:table-row>
        <table:table-row table:style-name="ro1">
          <table:table-cell office:value-type="string" calcext:value-type="string">
            <text:p>wmin1000wmax50000n10000-7-s177710744c891811.ukp</text:p>
          </table:table-cell>
          <table:table-cell office:value-type="float" office:value="0.00272926" calcext:value-type="float">
            <text:p>0.00272926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5000-2-s528806317c634422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2-s528806317c634422.ukp</text:p>
          </table:table-cell>
          <table:table-cell office:value-type="float" office:value="19632" calcext:value-type="float">
            <text:p>19632</text:p>
          </table:table-cell>
          <table:table-cell office:value-type="float" office:value="5620" calcext:value-type="float">
            <text:p>5620</text:p>
          </table:table-cell>
          <table:table-cell/>
          <table:table-cell office:value-type="string" calcext:value-type="string">
            <text:p>wmin10000wmax100000n5000-2-s528806317c634422.ukp</text:p>
          </table:table-cell>
          <table:table-cell table:number-columns-repeated="2" office:value-type="float" office:value="634422" calcext:value-type="float">
            <text:p>634422</text:p>
          </table:table-cell>
        </table:table-row>
        <table:table-row table:style-name="ro1">
          <table:table-cell office:value-type="string" calcext:value-type="string">
            <text:p>wmin1000wmax50000n10000-9-s126456688c696928.ukp</text:p>
          </table:table-cell>
          <table:table-cell office:value-type="float" office:value="0.00254122" calcext:value-type="float">
            <text:p>0.00254122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5000-3-s780179313c964288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3-s780179313c964288.ukp</text:p>
          </table:table-cell>
          <table:table-cell office:value-type="float" office:value="27456" calcext:value-type="float">
            <text:p>27456</text:p>
          </table:table-cell>
          <table:table-cell office:value-type="float" office:value="5740" calcext:value-type="float">
            <text:p>5740</text:p>
          </table:table-cell>
          <table:table-cell/>
          <table:table-cell office:value-type="string" calcext:value-type="string">
            <text:p>wmin10000wmax100000n5000-3-s780179313c964288.ukp</text:p>
          </table:table-cell>
          <table:table-cell table:number-columns-repeated="2" office:value-type="float" office:value="964288" calcext:value-type="float">
            <text:p>964288</text:p>
          </table:table-cell>
        </table:table-row>
        <table:table-row table:style-name="ro1">
          <table:table-cell office:value-type="string" calcext:value-type="string">
            <text:p>wmin5000wmax100000n10000-0-s827183242c605538.ukp</text:p>
          </table:table-cell>
          <table:table-cell office:value-type="float" office:value="0.00293596" calcext:value-type="float">
            <text:p>0.00293596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5000-4-s721215008c534924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4-s721215008c534924.ukp</text:p>
          </table:table-cell>
          <table:table-cell office:value-type="float" office:value="17288" calcext:value-type="float">
            <text:p>17288</text:p>
          </table:table-cell>
          <table:table-cell office:value-type="float" office:value="7288" calcext:value-type="float">
            <text:p>7288</text:p>
          </table:table-cell>
          <table:table-cell/>
          <table:table-cell office:value-type="string" calcext:value-type="string">
            <text:p>wmin10000wmax100000n5000-4-s721215008c534924.ukp</text:p>
          </table:table-cell>
          <table:table-cell table:number-columns-repeated="2" office:value-type="float" office:value="534924" calcext:value-type="float">
            <text:p>534924</text:p>
          </table:table-cell>
        </table:table-row>
        <table:table-row table:style-name="ro1">
          <table:table-cell office:value-type="string" calcext:value-type="string">
            <text:p>wmin5000wmax100000n10000-1-s843367405c724816.ukp</text:p>
          </table:table-cell>
          <table:table-cell office:value-type="float" office:value="0.00290964" calcext:value-type="float">
            <text:p>0.00290964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5000-5-s110877071c665496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5-s110877071c665496.ukp</text:p>
          </table:table-cell>
          <table:table-cell office:value-type="float" office:value="20204" calcext:value-type="float">
            <text:p>20204</text:p>
          </table:table-cell>
          <table:table-cell office:value-type="float" office:value="5568" calcext:value-type="float">
            <text:p>5568</text:p>
          </table:table-cell>
          <table:table-cell/>
          <table:table-cell office:value-type="string" calcext:value-type="string">
            <text:p>wmin10000wmax100000n5000-5-s110877071c665496.ukp</text:p>
          </table:table-cell>
          <table:table-cell table:number-columns-repeated="2" office:value-type="float" office:value="665496" calcext:value-type="float">
            <text:p>665496</text:p>
          </table:table-cell>
        </table:table-row>
        <table:table-row table:style-name="ro1">
          <table:table-cell office:value-type="string" calcext:value-type="string">
            <text:p>wmin5000wmax100000n10000-4-s721215008c528703.ukp</text:p>
          </table:table-cell>
          <table:table-cell office:value-type="float" office:value="0.00269953" calcext:value-type="float">
            <text:p>0.00269953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5000-6-s227708629c523503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6-s227708629c523503.ukp</text:p>
          </table:table-cell>
          <table:table-cell office:value-type="float" office:value="17120" calcext:value-type="float">
            <text:p>17120</text:p>
          </table:table-cell>
          <table:table-cell office:value-type="float" office:value="5688" calcext:value-type="float">
            <text:p>5688</text:p>
          </table:table-cell>
          <table:table-cell/>
          <table:table-cell office:value-type="string" calcext:value-type="string">
            <text:p>wmin10000wmax100000n5000-6-s227708629c523503.ukp</text:p>
          </table:table-cell>
          <table:table-cell table:number-columns-repeated="2" office:value-type="float" office:value="523503" calcext:value-type="float">
            <text:p>523503</text:p>
          </table:table-cell>
        </table:table-row>
        <table:table-row table:style-name="ro1">
          <table:table-cell office:value-type="string" calcext:value-type="string">
            <text:p>wmin5000wmax100000n10000-6-s227708629c819173.ukp</text:p>
          </table:table-cell>
          <table:table-cell office:value-type="float" office:value="0.00319786" calcext:value-type="float">
            <text:p>0.00319786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5000-7-s177710744c988452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7-s177710744c988452.ukp</text:p>
          </table:table-cell>
          <table:table-cell office:value-type="float" office:value="27988" calcext:value-type="float">
            <text:p>27988</text:p>
          </table:table-cell>
          <table:table-cell office:value-type="float" office:value="5772" calcext:value-type="float">
            <text:p>5772</text:p>
          </table:table-cell>
          <table:table-cell/>
          <table:table-cell office:value-type="string" calcext:value-type="string">
            <text:p>wmin10000wmax100000n5000-7-s177710744c988452.ukp</text:p>
          </table:table-cell>
          <table:table-cell table:number-columns-repeated="2" office:value-type="float" office:value="988452" calcext:value-type="float">
            <text:p>988452</text:p>
          </table:table-cell>
        </table:table-row>
        <table:table-row table:style-name="ro1">
          <table:table-cell office:value-type="string" calcext:value-type="string">
            <text:p>wmin5000wmax100000n10000-7-s177710744c841524.ukp</text:p>
          </table:table-cell>
          <table:table-cell office:value-type="float" office:value="0.0033206" calcext:value-type="float">
            <text:p>0.0033206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5000-8-s991580855c589368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8-s991580855c589368.ukp</text:p>
          </table:table-cell>
          <table:table-cell office:value-type="float" office:value="18640" calcext:value-type="float">
            <text:p>18640</text:p>
          </table:table-cell>
          <table:table-cell office:value-type="float" office:value="5652" calcext:value-type="float">
            <text:p>5652</text:p>
          </table:table-cell>
          <table:table-cell/>
          <table:table-cell office:value-type="string" calcext:value-type="string">
            <text:p>wmin10000wmax100000n5000-8-s991580855c589368.ukp</text:p>
          </table:table-cell>
          <table:table-cell table:number-columns-repeated="2" office:value-type="float" office:value="589368" calcext:value-type="float">
            <text:p>589368</text:p>
          </table:table-cell>
        </table:table-row>
        <table:table-row table:style-name="ro1">
          <table:table-cell office:value-type="string" calcext:value-type="string">
            <text:p>wmin5000wmax100000n10000-8-s991580855c972757.ukp</text:p>
          </table:table-cell>
          <table:table-cell office:value-type="float" office:value="0.00361527" calcext:value-type="float">
            <text:p>0.00361527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100000n5000-9-s126456688c734233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100000n5000-9-s126456688c734233.ukp</text:p>
          </table:table-cell>
          <table:table-cell office:value-type="float" office:value="21972" calcext:value-type="float">
            <text:p>21972</text:p>
          </table:table-cell>
          <table:table-cell office:value-type="float" office:value="5632" calcext:value-type="float">
            <text:p>5632</text:p>
          </table:table-cell>
          <table:table-cell/>
          <table:table-cell office:value-type="string" calcext:value-type="string">
            <text:p>wmin10000wmax100000n5000-9-s126456688c734233.ukp</text:p>
          </table:table-cell>
          <table:table-cell table:number-columns-repeated="2" office:value-type="float" office:value="734233" calcext:value-type="float">
            <text:p>734233</text:p>
          </table:table-cell>
        </table:table-row>
        <table:table-row table:style-name="ro1">
          <table:table-cell office:value-type="string" calcext:value-type="string">
            <text:p>wmin5000wmax100000n10000-9-s126456688c963193.ukp</text:p>
          </table:table-cell>
          <table:table-cell office:value-type="float" office:value="0.0034636" calcext:value-type="float">
            <text:p>0.0034636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50000n10000-0-s827183242c524015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0-s827183242c524015.ukp</text:p>
          </table:table-cell>
          <table:table-cell office:value-type="float" office:value="16212" calcext:value-type="float">
            <text:p>16212</text:p>
          </table:table-cell>
          <table:table-cell office:value-type="float" office:value="7960" calcext:value-type="float">
            <text:p>7960</text:p>
          </table:table-cell>
          <table:table-cell/>
          <table:table-cell office:value-type="string" calcext:value-type="string">
            <text:p>wmin10000wmax50000n10000-0-s827183242c524015.ukp</text:p>
          </table:table-cell>
          <table:table-cell table:number-columns-repeated="2" office:value-type="float" office:value="524015" calcext:value-type="float">
            <text:p>524015</text:p>
          </table:table-cell>
        </table:table-row>
        <table:table-row table:style-name="ro1">
          <table:table-cell office:value-type="string" calcext:value-type="string">
            <text:p>wmin5000wmax50000n10000-0-s827183242c746133.ukp</text:p>
          </table:table-cell>
          <table:table-cell office:value-type="float" office:value="0.00379082" calcext:value-type="float">
            <text:p>0.00379082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50000n10000-1-s843367405c638567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1-s843367405c638567.ukp</text:p>
          </table:table-cell>
          <table:table-cell office:value-type="float" office:value="18824" calcext:value-type="float">
            <text:p>18824</text:p>
          </table:table-cell>
          <table:table-cell office:value-type="float" office:value="6164" calcext:value-type="float">
            <text:p>6164</text:p>
          </table:table-cell>
          <table:table-cell/>
          <table:table-cell office:value-type="string" calcext:value-type="string">
            <text:p>wmin10000wmax50000n10000-1-s843367405c638567.ukp</text:p>
          </table:table-cell>
          <table:table-cell table:number-columns-repeated="2" office:value-type="float" office:value="638567" calcext:value-type="float">
            <text:p>638567</text:p>
          </table:table-cell>
        </table:table-row>
        <table:table-row table:style-name="ro1">
          <table:table-cell office:value-type="string" calcext:value-type="string">
            <text:p>wmin5000wmax50000n10000-2-s528806317c712339.ukp</text:p>
          </table:table-cell>
          <table:table-cell office:value-type="float" office:value="0.00394473" calcext:value-type="float">
            <text:p>0.00394473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50000n10000-2-s528806317c650130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2-s528806317c650130.ukp</text:p>
          </table:table-cell>
          <table:table-cell office:value-type="float" office:value="19304" calcext:value-type="float">
            <text:p>19304</text:p>
          </table:table-cell>
          <table:table-cell office:value-type="float" office:value="7668" calcext:value-type="float">
            <text:p>7668</text:p>
          </table:table-cell>
          <table:table-cell/>
          <table:table-cell office:value-type="string" calcext:value-type="string">
            <text:p>wmin10000wmax50000n10000-2-s528806317c650130.ukp</text:p>
          </table:table-cell>
          <table:table-cell table:number-columns-repeated="2" office:value-type="float" office:value="650130" calcext:value-type="float">
            <text:p>650130</text:p>
          </table:table-cell>
        </table:table-row>
        <table:table-row table:style-name="ro1">
          <table:table-cell office:value-type="string" calcext:value-type="string">
            <text:p>wmin5000wmax50000n10000-3-s780179313c864487.ukp</text:p>
          </table:table-cell>
          <table:table-cell office:value-type="float" office:value="0.00404475" calcext:value-type="float">
            <text:p>0.00404475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50000n10000-3-s780179313c642619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3-s780179313c642619.ukp</text:p>
          </table:table-cell>
          <table:table-cell office:value-type="float" office:value="19088" calcext:value-type="float">
            <text:p>19088</text:p>
          </table:table-cell>
          <table:table-cell office:value-type="float" office:value="7996" calcext:value-type="float">
            <text:p>7996</text:p>
          </table:table-cell>
          <table:table-cell/>
          <table:table-cell office:value-type="string" calcext:value-type="string">
            <text:p>wmin10000wmax50000n10000-3-s780179313c642619.ukp</text:p>
          </table:table-cell>
          <table:table-cell table:number-columns-repeated="2" office:value-type="float" office:value="642619" calcext:value-type="float">
            <text:p>642619</text:p>
          </table:table-cell>
        </table:table-row>
        <table:table-row table:style-name="ro1">
          <table:table-cell office:value-type="string" calcext:value-type="string">
            <text:p>wmin5000wmax50000n10000-4-s721215008c755951.ukp</text:p>
          </table:table-cell>
          <table:table-cell office:value-type="float" office:value="0.00384442" calcext:value-type="float">
            <text:p>0.00384442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50000n10000-4-s721215008c927843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4-s721215008c927843.ukp</text:p>
          </table:table-cell>
          <table:table-cell office:value-type="float" office:value="25652" calcext:value-type="float">
            <text:p>25652</text:p>
          </table:table-cell>
          <table:table-cell office:value-type="float" office:value="8116" calcext:value-type="float">
            <text:p>8116</text:p>
          </table:table-cell>
          <table:table-cell/>
          <table:table-cell office:value-type="string" calcext:value-type="string">
            <text:p>wmin10000wmax50000n10000-4-s721215008c927843.ukp</text:p>
          </table:table-cell>
          <table:table-cell table:number-columns-repeated="2" office:value-type="float" office:value="927843" calcext:value-type="float">
            <text:p>927843</text:p>
          </table:table-cell>
        </table:table-row>
        <table:table-row table:style-name="ro1">
          <table:table-cell office:value-type="string" calcext:value-type="string">
            <text:p>wmin5000wmax50000n10000-5-s110877071c530892.ukp</text:p>
          </table:table-cell>
          <table:table-cell office:value-type="float" office:value="0.00343908" calcext:value-type="float">
            <text:p>0.00343908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50000n10000-5-s110877071c979382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5-s110877071c979382.ukp</text:p>
          </table:table-cell>
          <table:table-cell office:value-type="float" office:value="26812" calcext:value-type="float">
            <text:p>26812</text:p>
          </table:table-cell>
          <table:table-cell office:value-type="float" office:value="7156" calcext:value-type="float">
            <text:p>7156</text:p>
          </table:table-cell>
          <table:table-cell/>
          <table:table-cell office:value-type="string" calcext:value-type="string">
            <text:p>wmin10000wmax50000n10000-5-s110877071c979382.ukp</text:p>
          </table:table-cell>
          <table:table-cell table:number-columns-repeated="2" office:value-type="float" office:value="979382" calcext:value-type="float">
            <text:p>979382</text:p>
          </table:table-cell>
        </table:table-row>
        <table:table-row table:style-name="ro1">
          <table:table-cell office:value-type="string" calcext:value-type="string">
            <text:p>wmin5000wmax50000n10000-7-s177710744c983140.ukp</text:p>
          </table:table-cell>
          <table:table-cell office:value-type="float" office:value="0.00440036" calcext:value-type="float">
            <text:p>0.00440036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50000n10000-6-s227708629c586019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6-s227708629c586019.ukp</text:p>
          </table:table-cell>
          <table:table-cell office:value-type="float" office:value="17692" calcext:value-type="float">
            <text:p>17692</text:p>
          </table:table-cell>
          <table:table-cell office:value-type="float" office:value="6184" calcext:value-type="float">
            <text:p>6184</text:p>
          </table:table-cell>
          <table:table-cell/>
          <table:table-cell office:value-type="string" calcext:value-type="string">
            <text:p>wmin10000wmax50000n10000-6-s227708629c586019.ukp</text:p>
          </table:table-cell>
          <table:table-cell table:number-columns-repeated="2" office:value-type="float" office:value="586019" calcext:value-type="float">
            <text:p>586019</text:p>
          </table:table-cell>
        </table:table-row>
        <table:table-row table:style-name="ro1">
          <table:table-cell office:value-type="string" calcext:value-type="string">
            <text:p>wmin500wmax50000n10000-9-s126456688c585653.ukp</text:p>
          </table:table-cell>
          <table:table-cell office:value-type="float" office:value="0.00210963" calcext:value-type="float">
            <text:p>0.00210963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wmin10000wmax50000n10000-7-s177710744c995533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7-s177710744c995533.ukp</text:p>
          </table:table-cell>
          <table:table-cell office:value-type="float" office:value="27332" calcext:value-type="float">
            <text:p>27332</text:p>
          </table:table-cell>
          <table:table-cell office:value-type="float" office:value="7112" calcext:value-type="float">
            <text:p>7112</text:p>
          </table:table-cell>
          <table:table-cell/>
          <table:table-cell office:value-type="string" calcext:value-type="string">
            <text:p>wmin10000wmax50000n10000-7-s177710744c995533.ukp</text:p>
          </table:table-cell>
          <table:table-cell table:number-columns-repeated="2" office:value-type="float" office:value="995533" calcext:value-type="float">
            <text:p>995533</text:p>
          </table:table-cell>
        </table:table-row>
        <table:table-row table:style-name="ro1">
          <table:table-cell office:value-type="string" calcext:value-type="string">
            <text:p>wmin10000wmax100000n10000-6-s227708629c960025.ukp</text:p>
          </table:table-cell>
          <table:table-cell office:value-type="float" office:value="0.00473214" calcext:value-type="float">
            <text:p>0.0047321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8-s991580855c500128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8-s991580855c500128.ukp</text:p>
          </table:table-cell>
          <table:table-cell office:value-type="float" office:value="15660" calcext:value-type="float">
            <text:p>15660</text:p>
          </table:table-cell>
          <table:table-cell office:value-type="float" office:value="7136" calcext:value-type="float">
            <text:p>7136</text:p>
          </table:table-cell>
          <table:table-cell/>
          <table:table-cell office:value-type="string" calcext:value-type="string">
            <text:p>wmin10000wmax50000n10000-8-s991580855c500128.ukp</text:p>
          </table:table-cell>
          <table:table-cell table:number-columns-repeated="2" office:value-type="float" office:value="500128" calcext:value-type="float">
            <text:p>500128</text:p>
          </table:table-cell>
        </table:table-row>
        <table:table-row table:style-name="ro1">
          <table:table-cell office:value-type="string" calcext:value-type="string">
            <text:p>wmin10000wmax100000n2000-0-s827183242c854573.ukp</text:p>
          </table:table-cell>
          <table:table-cell office:value-type="float" office:value="0.0029384" calcext:value-type="float">
            <text:p>0.002938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9-s126456688c987402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0-9-s126456688c987402.ukp</text:p>
          </table:table-cell>
          <table:table-cell office:value-type="float" office:value="27192" calcext:value-type="float">
            <text:p>27192</text:p>
          </table:table-cell>
          <table:table-cell office:value-type="float" office:value="7440" calcext:value-type="float">
            <text:p>7440</text:p>
          </table:table-cell>
          <table:table-cell/>
          <table:table-cell office:value-type="string" calcext:value-type="string">
            <text:p>wmin10000wmax50000n10000-9-s126456688c987402.ukp</text:p>
          </table:table-cell>
          <table:table-cell table:number-columns-repeated="2" office:value-type="float" office:value="987402" calcext:value-type="float">
            <text:p>987402</text:p>
          </table:table-cell>
        </table:table-row>
        <table:table-row table:style-name="ro1">
          <table:table-cell office:value-type="string" calcext:value-type="string">
            <text:p>wmin10000wmax100000n2000-1-s843367405c605138.ukp</text:p>
          </table:table-cell>
          <table:table-cell office:value-type="float" office:value="0.00284481" calcext:value-type="float">
            <text:p>0.0028448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0-s827183242c505635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50000n1000-0-s827183242c505635.ukp</text:p>
          </table:table-cell>
          <table:table-cell office:value-type="float" office:value="15836" calcext:value-type="float">
            <text:p>15836</text:p>
          </table:table-cell>
          <table:table-cell office:value-type="float" office:value="5148" calcext:value-type="float">
            <text:p>5148</text:p>
          </table:table-cell>
          <table:table-cell/>
          <table:table-cell office:value-type="string" calcext:value-type="string">
            <text:p>wmin10000wmax50000n1000-0-s827183242c505635.ukp</text:p>
          </table:table-cell>
          <table:table-cell table:number-columns-repeated="2" office:value-type="float" office:value="505635" calcext:value-type="float">
            <text:p>505635</text:p>
          </table:table-cell>
        </table:table-row>
        <table:table-row table:style-name="ro1">
          <table:table-cell office:value-type="string" calcext:value-type="string">
            <text:p>wmin10000wmax100000n2000-2-s528806317c982859.ukp</text:p>
          </table:table-cell>
          <table:table-cell office:value-type="float" office:value="0.0034187" calcext:value-type="float">
            <text:p>0.003418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1-s843367405c527079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50000n1000-1-s843367405c527079.ukp</text:p>
          </table:table-cell>
          <table:table-cell office:value-type="float" office:value="16236" calcext:value-type="float">
            <text:p>16236</text:p>
          </table:table-cell>
          <table:table-cell office:value-type="float" office:value="4780" calcext:value-type="float">
            <text:p>4780</text:p>
          </table:table-cell>
          <table:table-cell/>
          <table:table-cell office:value-type="string" calcext:value-type="string">
            <text:p>wmin10000wmax50000n1000-1-s843367405c527079.ukp</text:p>
          </table:table-cell>
          <table:table-cell table:number-columns-repeated="2" office:value-type="float" office:value="527079" calcext:value-type="float">
            <text:p>527079</text:p>
          </table:table-cell>
        </table:table-row>
        <table:table-row table:style-name="ro1">
          <table:table-cell office:value-type="string" calcext:value-type="string">
            <text:p>wmin10000wmax100000n2000-3-s780179313c724146.ukp</text:p>
          </table:table-cell>
          <table:table-cell office:value-type="float" office:value="0.00306206" calcext:value-type="float">
            <text:p>0.0030620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2-s528806317c93825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50000n1000-2-s528806317c938252.ukp</text:p>
          </table:table-cell>
          <table:table-cell office:value-type="float" office:value="25888" calcext:value-type="float">
            <text:p>25888</text:p>
          </table:table-cell>
          <table:table-cell office:value-type="float" office:value="4456" calcext:value-type="float">
            <text:p>4456</text:p>
          </table:table-cell>
          <table:table-cell/>
          <table:table-cell office:value-type="string" calcext:value-type="string">
            <text:p>wmin10000wmax50000n1000-2-s528806317c938252.ukp</text:p>
          </table:table-cell>
          <table:table-cell table:number-columns-repeated="2" office:value-type="float" office:value="938252" calcext:value-type="float">
            <text:p>938252</text:p>
          </table:table-cell>
        </table:table-row>
        <table:table-row table:style-name="ro1">
          <table:table-cell office:value-type="string" calcext:value-type="string">
            <text:p>wmin10000wmax100000n2000-4-s721215008c924632.ukp</text:p>
          </table:table-cell>
          <table:table-cell office:value-type="float" office:value="0.00347677" calcext:value-type="float">
            <text:p>0.0034767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3-s780179313c900235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50000n1000-3-s780179313c900235.ukp</text:p>
          </table:table-cell>
          <table:table-cell office:value-type="float" office:value="25192" calcext:value-type="float">
            <text:p>25192</text:p>
          </table:table-cell>
          <table:table-cell office:value-type="float" office:value="4980" calcext:value-type="float">
            <text:p>4980</text:p>
          </table:table-cell>
          <table:table-cell/>
          <table:table-cell office:value-type="string" calcext:value-type="string">
            <text:p>wmin10000wmax50000n1000-3-s780179313c900235.ukp</text:p>
          </table:table-cell>
          <table:table-cell table:number-columns-repeated="2" office:value-type="float" office:value="900235" calcext:value-type="float">
            <text:p>900235</text:p>
          </table:table-cell>
        </table:table-row>
        <table:table-row table:style-name="ro1">
          <table:table-cell office:value-type="string" calcext:value-type="string">
            <text:p>wmin10000wmax100000n2000-6-s227708629c580821.ukp</text:p>
          </table:table-cell>
          <table:table-cell office:value-type="float" office:value="0.0027489" calcext:value-type="float">
            <text:p>0.002748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4-s721215008c65833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50000n1000-4-s721215008c658332.ukp</text:p>
          </table:table-cell>
          <table:table-cell office:value-type="float" office:value="19392" calcext:value-type="float">
            <text:p>19392</text:p>
          </table:table-cell>
          <table:table-cell office:value-type="float" office:value="4460" calcext:value-type="float">
            <text:p>4460</text:p>
          </table:table-cell>
          <table:table-cell/>
          <table:table-cell office:value-type="string" calcext:value-type="string">
            <text:p>wmin10000wmax50000n1000-4-s721215008c658332.ukp</text:p>
          </table:table-cell>
          <table:table-cell table:number-columns-repeated="2" office:value-type="float" office:value="658332" calcext:value-type="float">
            <text:p>658332</text:p>
          </table:table-cell>
        </table:table-row>
        <table:table-row table:style-name="ro1">
          <table:table-cell office:value-type="string" calcext:value-type="string">
            <text:p>wmin10000wmax100000n2000-8-s991580855c775538.ukp</text:p>
          </table:table-cell>
          <table:table-cell office:value-type="float" office:value="0.00323883" calcext:value-type="float">
            <text:p>0.0032388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5-s110877071c769563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5-s110877071c769563.ukp</text:p>
          </table:table-cell>
          <table:table-cell office:value-type="float" office:value="21956" calcext:value-type="float">
            <text:p>21956</text:p>
          </table:table-cell>
          <table:table-cell office:value-type="float" office:value="5072" calcext:value-type="float">
            <text:p>5072</text:p>
          </table:table-cell>
          <table:table-cell/>
          <table:table-cell office:value-type="string" calcext:value-type="string">
            <text:p>wmin10000wmax50000n1000-5-s110877071c769563.ukp</text:p>
          </table:table-cell>
          <table:table-cell table:number-columns-repeated="2" office:value-type="float" office:value="769563" calcext:value-type="float">
            <text:p>769563</text:p>
          </table:table-cell>
        </table:table-row>
        <table:table-row table:style-name="ro1">
          <table:table-cell office:value-type="string" calcext:value-type="string">
            <text:p>wmin10000wmax100000n5000-0-s827183242c797054.ukp</text:p>
          </table:table-cell>
          <table:table-cell office:value-type="float" office:value="0.00360522" calcext:value-type="float">
            <text:p>0.0036052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6-s227708629c662505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6-s227708629c662505.ukp</text:p>
          </table:table-cell>
          <table:table-cell office:value-type="float" office:value="19532" calcext:value-type="float">
            <text:p>19532</text:p>
          </table:table-cell>
          <table:table-cell office:value-type="float" office:value="5272" calcext:value-type="float">
            <text:p>5272</text:p>
          </table:table-cell>
          <table:table-cell/>
          <table:table-cell office:value-type="string" calcext:value-type="string">
            <text:p>wmin10000wmax50000n1000-6-s227708629c662505.ukp</text:p>
          </table:table-cell>
          <table:table-cell table:number-columns-repeated="2" office:value-type="float" office:value="662505" calcext:value-type="float">
            <text:p>662505</text:p>
          </table:table-cell>
        </table:table-row>
        <table:table-row table:style-name="ro1">
          <table:table-cell office:value-type="string" calcext:value-type="string">
            <text:p>wmin10000wmax100000n5000-1-s843367405c616321.ukp</text:p>
          </table:table-cell>
          <table:table-cell office:value-type="float" office:value="0.00320984" calcext:value-type="float">
            <text:p>0.0032098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7-s177710744c74440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50000n1000-7-s177710744c744409.ukp</text:p>
          </table:table-cell>
          <table:table-cell office:value-type="float" office:value="21476" calcext:value-type="float">
            <text:p>21476</text:p>
          </table:table-cell>
          <table:table-cell office:value-type="float" office:value="4060" calcext:value-type="float">
            <text:p>4060</text:p>
          </table:table-cell>
          <table:table-cell/>
          <table:table-cell office:value-type="string" calcext:value-type="string">
            <text:p>wmin10000wmax50000n1000-7-s177710744c744409.ukp</text:p>
          </table:table-cell>
          <table:table-cell table:number-columns-repeated="2" office:value-type="float" office:value="744409" calcext:value-type="float">
            <text:p>744409</text:p>
          </table:table-cell>
        </table:table-row>
        <table:table-row table:style-name="ro1">
          <table:table-cell office:value-type="string" calcext:value-type="string">
            <text:p>wmin10000wmax100000n5000-2-s528806317c634422.ukp</text:p>
          </table:table-cell>
          <table:table-cell office:value-type="float" office:value="0.00300284" calcext:value-type="float">
            <text:p>0.0030028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8-s991580855c698588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8-s991580855c698588.ukp</text:p>
          </table:table-cell>
          <table:table-cell office:value-type="float" office:value="20300" calcext:value-type="float">
            <text:p>20300</text:p>
          </table:table-cell>
          <table:table-cell office:value-type="float" office:value="5168" calcext:value-type="float">
            <text:p>5168</text:p>
          </table:table-cell>
          <table:table-cell/>
          <table:table-cell office:value-type="string" calcext:value-type="string">
            <text:p>wmin10000wmax50000n1000-8-s991580855c698588.ukp</text:p>
          </table:table-cell>
          <table:table-cell table:number-columns-repeated="2" office:value-type="float" office:value="698588" calcext:value-type="float">
            <text:p>698588</text:p>
          </table:table-cell>
        </table:table-row>
        <table:table-row table:style-name="ro1">
          <table:table-cell office:value-type="string" calcext:value-type="string">
            <text:p>wmin10000wmax100000n5000-3-s780179313c964288.ukp</text:p>
          </table:table-cell>
          <table:table-cell office:value-type="float" office:value="0.00366806" calcext:value-type="float">
            <text:p>0.0036680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1000-9-s126456688c83766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50000n1000-9-s126456688c837661.ukp</text:p>
          </table:table-cell>
          <table:table-cell office:value-type="float" office:value="23580" calcext:value-type="float">
            <text:p>23580</text:p>
          </table:table-cell>
          <table:table-cell office:value-type="float" office:value="4848" calcext:value-type="float">
            <text:p>4848</text:p>
          </table:table-cell>
          <table:table-cell/>
          <table:table-cell office:value-type="string" calcext:value-type="string">
            <text:p>wmin10000wmax50000n1000-9-s126456688c837661.ukp</text:p>
          </table:table-cell>
          <table:table-cell table:number-columns-repeated="2" office:value-type="float" office:value="837661" calcext:value-type="float">
            <text:p>837661</text:p>
          </table:table-cell>
        </table:table-row>
        <table:table-row table:style-name="ro1">
          <table:table-cell office:value-type="string" calcext:value-type="string">
            <text:p>wmin10000wmax100000n5000-4-s721215008c534924.ukp</text:p>
          </table:table-cell>
          <table:table-cell office:value-type="float" office:value="0.00315742" calcext:value-type="float">
            <text:p>0.0031574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0-s827183242c73511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50000n2000-0-s827183242c735111.ukp</text:p>
          </table:table-cell>
          <table:table-cell office:value-type="float" office:value="21104" calcext:value-type="float">
            <text:p>21104</text:p>
          </table:table-cell>
          <table:table-cell office:value-type="float" office:value="4100" calcext:value-type="float">
            <text:p>4100</text:p>
          </table:table-cell>
          <table:table-cell/>
          <table:table-cell office:value-type="string" calcext:value-type="string">
            <text:p>wmin10000wmax50000n2000-0-s827183242c735111.ukp</text:p>
          </table:table-cell>
          <table:table-cell table:number-columns-repeated="2" office:value-type="float" office:value="735111" calcext:value-type="float">
            <text:p>735111</text:p>
          </table:table-cell>
        </table:table-row>
        <table:table-row table:style-name="ro1">
          <table:table-cell office:value-type="string" calcext:value-type="string">
            <text:p>wmin10000wmax100000n5000-5-s110877071c665496.ukp</text:p>
          </table:table-cell>
          <table:table-cell office:value-type="float" office:value="0.00311179" calcext:value-type="float">
            <text:p>0.0031117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1-s843367405c71737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50000n2000-1-s843367405c717370.ukp</text:p>
          </table:table-cell>
          <table:table-cell office:value-type="float" office:value="20748" calcext:value-type="float">
            <text:p>20748</text:p>
          </table:table-cell>
          <table:table-cell office:value-type="float" office:value="4152" calcext:value-type="float">
            <text:p>4152</text:p>
          </table:table-cell>
          <table:table-cell/>
          <table:table-cell office:value-type="string" calcext:value-type="string">
            <text:p>wmin10000wmax50000n2000-1-s843367405c717370.ukp</text:p>
          </table:table-cell>
          <table:table-cell table:number-columns-repeated="2" office:value-type="float" office:value="717370" calcext:value-type="float">
            <text:p>717370</text:p>
          </table:table-cell>
        </table:table-row>
        <table:table-row table:style-name="ro1">
          <table:table-cell office:value-type="string" calcext:value-type="string">
            <text:p>wmin10000wmax100000n5000-8-s991580855c589368.ukp</text:p>
          </table:table-cell>
          <table:table-cell office:value-type="float" office:value="0.00310902" calcext:value-type="float">
            <text:p>0.003109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2-s528806317c72663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50000n2000-2-s528806317c726630.ukp</text:p>
          </table:table-cell>
          <table:table-cell office:value-type="float" office:value="21012" calcext:value-type="float">
            <text:p>21012</text:p>
          </table:table-cell>
          <table:table-cell office:value-type="float" office:value="4472" calcext:value-type="float">
            <text:p>4472</text:p>
          </table:table-cell>
          <table:table-cell/>
          <table:table-cell office:value-type="string" calcext:value-type="string">
            <text:p>wmin10000wmax50000n2000-2-s528806317c726630.ukp</text:p>
          </table:table-cell>
          <table:table-cell table:number-columns-repeated="2" office:value-type="float" office:value="726630" calcext:value-type="float">
            <text:p>726630</text:p>
          </table:table-cell>
        </table:table-row>
        <table:table-row table:style-name="ro1">
          <table:table-cell office:value-type="string" calcext:value-type="string">
            <text:p>wmin10000wmax50000n10000-2-s528806317c650130.ukp</text:p>
          </table:table-cell>
          <table:table-cell office:value-type="float" office:value="0.00962747" calcext:value-type="float">
            <text:p>0.0096274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3-s780179313c589775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50000n2000-3-s780179313c589775.ukp</text:p>
          </table:table-cell>
          <table:table-cell office:value-type="float" office:value="17868" calcext:value-type="float">
            <text:p>17868</text:p>
          </table:table-cell>
          <table:table-cell office:value-type="float" office:value="6604" calcext:value-type="float">
            <text:p>6604</text:p>
          </table:table-cell>
          <table:table-cell/>
          <table:table-cell office:value-type="string" calcext:value-type="string">
            <text:p>wmin10000wmax50000n2000-3-s780179313c589775.ukp</text:p>
          </table:table-cell>
          <table:table-cell table:number-columns-repeated="2" office:value-type="float" office:value="589775" calcext:value-type="float">
            <text:p>589775</text:p>
          </table:table-cell>
        </table:table-row>
        <table:table-row table:style-name="ro1">
          <table:table-cell office:value-type="string" calcext:value-type="string">
            <text:p>wmin10000wmax50000n1000-5-s110877071c769563.ukp</text:p>
          </table:table-cell>
          <table:table-cell office:value-type="float" office:value="0.00282849" calcext:value-type="float">
            <text:p>0.0028284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4-s721215008c803150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4-s721215008c803150.ukp</text:p>
          </table:table-cell>
          <table:table-cell office:value-type="float" office:value="22952" calcext:value-type="float">
            <text:p>22952</text:p>
          </table:table-cell>
          <table:table-cell office:value-type="float" office:value="5272" calcext:value-type="float">
            <text:p>5272</text:p>
          </table:table-cell>
          <table:table-cell/>
          <table:table-cell office:value-type="string" calcext:value-type="string">
            <text:p>wmin10000wmax50000n2000-4-s721215008c803150.ukp</text:p>
          </table:table-cell>
          <table:table-cell table:number-columns-repeated="2" office:value-type="float" office:value="803150" calcext:value-type="float">
            <text:p>803150</text:p>
          </table:table-cell>
        </table:table-row>
        <table:table-row table:style-name="ro1">
          <table:table-cell office:value-type="string" calcext:value-type="string">
            <text:p>wmin10000wmax50000n1000-6-s227708629c662505.ukp</text:p>
          </table:table-cell>
          <table:table-cell office:value-type="float" office:value="0.00280257" calcext:value-type="float">
            <text:p>0.0028025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5-s110877071c88466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50000n2000-5-s110877071c884660.ukp</text:p>
          </table:table-cell>
          <table:table-cell office:value-type="float" office:value="24800" calcext:value-type="float">
            <text:p>24800</text:p>
          </table:table-cell>
          <table:table-cell office:value-type="float" office:value="6940" calcext:value-type="float">
            <text:p>6940</text:p>
          </table:table-cell>
          <table:table-cell/>
          <table:table-cell office:value-type="string" calcext:value-type="string">
            <text:p>wmin10000wmax50000n2000-5-s110877071c884660.ukp</text:p>
          </table:table-cell>
          <table:table-cell table:number-columns-repeated="2" office:value-type="float" office:value="884660" calcext:value-type="float">
            <text:p>884660</text:p>
          </table:table-cell>
        </table:table-row>
        <table:table-row table:style-name="ro1">
          <table:table-cell office:value-type="string" calcext:value-type="string">
            <text:p>wmin10000wmax50000n1000-8-s991580855c698588.ukp</text:p>
          </table:table-cell>
          <table:table-cell office:value-type="float" office:value="0.00287687" calcext:value-type="float">
            <text:p>0.0028768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6-s227708629c72088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0wmax50000n2000-6-s227708629c720884.ukp</text:p>
          </table:table-cell>
          <table:table-cell office:value-type="float" office:value="20788" calcext:value-type="float">
            <text:p>20788</text:p>
          </table:table-cell>
          <table:table-cell office:value-type="float" office:value="4720" calcext:value-type="float">
            <text:p>4720</text:p>
          </table:table-cell>
          <table:table-cell/>
          <table:table-cell office:value-type="string" calcext:value-type="string">
            <text:p>wmin10000wmax50000n2000-6-s227708629c720884.ukp</text:p>
          </table:table-cell>
          <table:table-cell table:number-columns-repeated="2" office:value-type="float" office:value="720884" calcext:value-type="float">
            <text:p>720884</text:p>
          </table:table-cell>
        </table:table-row>
        <table:table-row table:style-name="ro1">
          <table:table-cell office:value-type="string" calcext:value-type="string">
            <text:p>wmin10000wmax50000n2000-4-s721215008c803150.ukp</text:p>
          </table:table-cell>
          <table:table-cell office:value-type="float" office:value="0.00314667" calcext:value-type="float">
            <text:p>0.0031466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7-s177710744c553979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7-s177710744c553979.ukp</text:p>
          </table:table-cell>
          <table:table-cell office:value-type="float" office:value="17028" calcext:value-type="float">
            <text:p>17028</text:p>
          </table:table-cell>
          <table:table-cell office:value-type="float" office:value="5280" calcext:value-type="float">
            <text:p>5280</text:p>
          </table:table-cell>
          <table:table-cell/>
          <table:table-cell office:value-type="string" calcext:value-type="string">
            <text:p>wmin10000wmax50000n2000-7-s177710744c553979.ukp</text:p>
          </table:table-cell>
          <table:table-cell table:number-columns-repeated="2" office:value-type="float" office:value="553979" calcext:value-type="float">
            <text:p>553979</text:p>
          </table:table-cell>
        </table:table-row>
        <table:table-row table:style-name="ro1">
          <table:table-cell office:value-type="string" calcext:value-type="string">
            <text:p>wmin10000wmax50000n2000-7-s177710744c553979.ukp</text:p>
          </table:table-cell>
          <table:table-cell office:value-type="float" office:value="0.0026924" calcext:value-type="float">
            <text:p>0.002692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8-s991580855c603735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8-s991580855c603735.ukp</text:p>
          </table:table-cell>
          <table:table-cell office:value-type="float" office:value="18112" calcext:value-type="float">
            <text:p>18112</text:p>
          </table:table-cell>
          <table:table-cell office:value-type="float" office:value="5344" calcext:value-type="float">
            <text:p>5344</text:p>
          </table:table-cell>
          <table:table-cell/>
          <table:table-cell office:value-type="string" calcext:value-type="string">
            <text:p>wmin10000wmax50000n2000-8-s991580855c603735.ukp</text:p>
          </table:table-cell>
          <table:table-cell table:number-columns-repeated="2" office:value-type="float" office:value="603735" calcext:value-type="float">
            <text:p>603735</text:p>
          </table:table-cell>
        </table:table-row>
        <table:table-row table:style-name="ro1">
          <table:table-cell office:value-type="string" calcext:value-type="string">
            <text:p>wmin10000wmax50000n2000-8-s991580855c603735.ukp</text:p>
          </table:table-cell>
          <table:table-cell office:value-type="float" office:value="0.00263514" calcext:value-type="float">
            <text:p>0.0026351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9-s126456688c849580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2000-9-s126456688c849580.ukp</text:p>
          </table:table-cell>
          <table:table-cell office:value-type="float" office:value="23976" calcext:value-type="float">
            <text:p>23976</text:p>
          </table:table-cell>
          <table:table-cell office:value-type="float" office:value="5332" calcext:value-type="float">
            <text:p>5332</text:p>
          </table:table-cell>
          <table:table-cell/>
          <table:table-cell office:value-type="string" calcext:value-type="string">
            <text:p>wmin10000wmax50000n2000-9-s126456688c849580.ukp</text:p>
          </table:table-cell>
          <table:table-cell table:number-columns-repeated="2" office:value-type="float" office:value="849580" calcext:value-type="float">
            <text:p>849580</text:p>
          </table:table-cell>
        </table:table-row>
        <table:table-row table:style-name="ro1">
          <table:table-cell office:value-type="string" calcext:value-type="string">
            <text:p>wmin10000wmax50000n2000-9-s126456688c849580.ukp</text:p>
          </table:table-cell>
          <table:table-cell office:value-type="float" office:value="0.00299087" calcext:value-type="float">
            <text:p>0.0029908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0-s827183242c748716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0-s827183242c748716.ukp</text:p>
          </table:table-cell>
          <table:table-cell office:value-type="float" office:value="21688" calcext:value-type="float">
            <text:p>21688</text:p>
          </table:table-cell>
          <table:table-cell office:value-type="float" office:value="5716" calcext:value-type="float">
            <text:p>5716</text:p>
          </table:table-cell>
          <table:table-cell/>
          <table:table-cell office:value-type="string" calcext:value-type="string">
            <text:p>wmin10000wmax50000n5000-0-s827183242c748716.ukp</text:p>
          </table:table-cell>
          <table:table-cell table:number-columns-repeated="2" office:value-type="float" office:value="748716" calcext:value-type="float">
            <text:p>748716</text:p>
          </table:table-cell>
        </table:table-row>
        <table:table-row table:style-name="ro1">
          <table:table-cell office:value-type="string" calcext:value-type="string">
            <text:p>wmin10000wmax50000n5000-0-s827183242c748716.ukp</text:p>
          </table:table-cell>
          <table:table-cell office:value-type="float" office:value="0.00419343" calcext:value-type="float">
            <text:p>0.0041934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1-s843367405c820728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1-s843367405c820728.ukp</text:p>
          </table:table-cell>
          <table:table-cell office:value-type="float" office:value="23164" calcext:value-type="float">
            <text:p>23164</text:p>
          </table:table-cell>
          <table:table-cell office:value-type="float" office:value="5800" calcext:value-type="float">
            <text:p>5800</text:p>
          </table:table-cell>
          <table:table-cell/>
          <table:table-cell office:value-type="string" calcext:value-type="string">
            <text:p>wmin10000wmax50000n5000-1-s843367405c820728.ukp</text:p>
          </table:table-cell>
          <table:table-cell table:number-columns-repeated="2" office:value-type="float" office:value="820728" calcext:value-type="float">
            <text:p>820728</text:p>
          </table:table-cell>
        </table:table-row>
        <table:table-row table:style-name="ro1">
          <table:table-cell office:value-type="string" calcext:value-type="string">
            <text:p>wmin10000wmax50000n5000-2-s528806317c558365.ukp</text:p>
          </table:table-cell>
          <table:table-cell office:value-type="float" office:value="0.00390407" calcext:value-type="float">
            <text:p>0.0039040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2-s528806317c558365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2-s528806317c558365.ukp</text:p>
          </table:table-cell>
          <table:table-cell office:value-type="float" office:value="17200" calcext:value-type="float">
            <text:p>17200</text:p>
          </table:table-cell>
          <table:table-cell office:value-type="float" office:value="5740" calcext:value-type="float">
            <text:p>5740</text:p>
          </table:table-cell>
          <table:table-cell/>
          <table:table-cell office:value-type="string" calcext:value-type="string">
            <text:p>wmin10000wmax50000n5000-2-s528806317c558365.ukp</text:p>
          </table:table-cell>
          <table:table-cell table:number-columns-repeated="2" office:value-type="float" office:value="558365" calcext:value-type="float">
            <text:p>558365</text:p>
          </table:table-cell>
        </table:table-row>
        <table:table-row table:style-name="ro1">
          <table:table-cell office:value-type="string" calcext:value-type="string">
            <text:p>wmin10000wmax50000n5000-3-s780179313c826338.ukp</text:p>
          </table:table-cell>
          <table:table-cell office:value-type="float" office:value="0.00454878" calcext:value-type="float">
            <text:p>0.0045487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3-s780179313c826338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3-s780179313c826338.ukp</text:p>
          </table:table-cell>
          <table:table-cell office:value-type="float" office:value="23284" calcext:value-type="float">
            <text:p>23284</text:p>
          </table:table-cell>
          <table:table-cell office:value-type="float" office:value="5716" calcext:value-type="float">
            <text:p>5716</text:p>
          </table:table-cell>
          <table:table-cell/>
          <table:table-cell office:value-type="string" calcext:value-type="string">
            <text:p>wmin10000wmax50000n5000-3-s780179313c826338.ukp</text:p>
          </table:table-cell>
          <table:table-cell table:number-columns-repeated="2" office:value-type="float" office:value="826338" calcext:value-type="float">
            <text:p>826338</text:p>
          </table:table-cell>
        </table:table-row>
        <table:table-row table:style-name="ro1">
          <table:table-cell office:value-type="string" calcext:value-type="string">
            <text:p>wmin10000wmax50000n5000-5-s110877071c908979.ukp</text:p>
          </table:table-cell>
          <table:table-cell office:value-type="float" office:value="0.00450698" calcext:value-type="float">
            <text:p>0.0045069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4-s721215008c527444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4-s721215008c527444.ukp</text:p>
          </table:table-cell>
          <table:table-cell office:value-type="float" office:value="16396" calcext:value-type="float">
            <text:p>16396</text:p>
          </table:table-cell>
          <table:table-cell office:value-type="float" office:value="7244" calcext:value-type="float">
            <text:p>7244</text:p>
          </table:table-cell>
          <table:table-cell/>
          <table:table-cell office:value-type="string" calcext:value-type="string">
            <text:p>wmin10000wmax50000n5000-4-s721215008c527444.ukp</text:p>
          </table:table-cell>
          <table:table-cell table:number-columns-repeated="2" office:value-type="float" office:value="527444" calcext:value-type="float">
            <text:p>527444</text:p>
          </table:table-cell>
        </table:table-row>
        <table:table-row table:style-name="ro1">
          <table:table-cell office:value-type="string" calcext:value-type="string">
            <text:p>wmin10000wmax50000n5000-6-s227708629c745443.ukp</text:p>
          </table:table-cell>
          <table:table-cell office:value-type="float" office:value="0.00429943" calcext:value-type="float">
            <text:p>0.0042994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5-s110877071c908979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5-s110877071c908979.ukp</text:p>
          </table:table-cell>
          <table:table-cell office:value-type="float" office:value="25420" calcext:value-type="float">
            <text:p>25420</text:p>
          </table:table-cell>
          <table:table-cell office:value-type="float" office:value="7660" calcext:value-type="float">
            <text:p>7660</text:p>
          </table:table-cell>
          <table:table-cell/>
          <table:table-cell office:value-type="string" calcext:value-type="string">
            <text:p>wmin10000wmax50000n5000-5-s110877071c908979.ukp</text:p>
          </table:table-cell>
          <table:table-cell table:number-columns-repeated="2" office:value-type="float" office:value="908979" calcext:value-type="float">
            <text:p>908979</text:p>
          </table:table-cell>
        </table:table-row>
        <table:table-row table:style-name="ro1">
          <table:table-cell office:value-type="string" calcext:value-type="string">
            <text:p>wmin10000wmax50000n5000-7-s177710744c896171.ukp</text:p>
          </table:table-cell>
          <table:table-cell office:value-type="float" office:value="0.00466441" calcext:value-type="float">
            <text:p>0.0046644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6-s227708629c745443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6-s227708629c745443.ukp</text:p>
          </table:table-cell>
          <table:table-cell office:value-type="float" office:value="21632" calcext:value-type="float">
            <text:p>21632</text:p>
          </table:table-cell>
          <table:table-cell office:value-type="float" office:value="5688" calcext:value-type="float">
            <text:p>5688</text:p>
          </table:table-cell>
          <table:table-cell/>
          <table:table-cell office:value-type="string" calcext:value-type="string">
            <text:p>wmin10000wmax50000n5000-6-s227708629c745443.ukp</text:p>
          </table:table-cell>
          <table:table-cell table:number-columns-repeated="2" office:value-type="float" office:value="745443" calcext:value-type="float">
            <text:p>745443</text:p>
          </table:table-cell>
        </table:table-row>
        <table:table-row table:style-name="ro1">
          <table:table-cell office:value-type="string" calcext:value-type="string">
            <text:p>wmin10000wmax50000n5000-9-s126456688c546777.ukp</text:p>
          </table:table-cell>
          <table:table-cell office:value-type="float" office:value="0.00379609" calcext:value-type="float">
            <text:p>0.0037960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7-s177710744c896171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7-s177710744c896171.ukp</text:p>
          </table:table-cell>
          <table:table-cell office:value-type="float" office:value="24932" calcext:value-type="float">
            <text:p>24932</text:p>
          </table:table-cell>
          <table:table-cell office:value-type="float" office:value="5640" calcext:value-type="float">
            <text:p>5640</text:p>
          </table:table-cell>
          <table:table-cell/>
          <table:table-cell office:value-type="string" calcext:value-type="string">
            <text:p>wmin10000wmax50000n5000-7-s177710744c896171.ukp</text:p>
          </table:table-cell>
          <table:table-cell table:number-columns-repeated="2" office:value-type="float" office:value="896171" calcext:value-type="float">
            <text:p>896171</text:p>
          </table:table-cell>
        </table:table-row>
        <table:table-row table:style-name="ro1">
          <table:table-cell office:value-type="string" calcext:value-type="string">
            <text:p>wmin1000wmax100000n10000-0-s827183242c508284.ukp</text:p>
          </table:table-cell>
          <table:table-cell office:value-type="float" office:value="0.00222003" calcext:value-type="float">
            <text:p>0.002220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8-s991580855c669670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8-s991580855c669670.ukp</text:p>
          </table:table-cell>
          <table:table-cell office:value-type="float" office:value="19760" calcext:value-type="float">
            <text:p>19760</text:p>
          </table:table-cell>
          <table:table-cell office:value-type="float" office:value="5796" calcext:value-type="float">
            <text:p>5796</text:p>
          </table:table-cell>
          <table:table-cell/>
          <table:table-cell office:value-type="string" calcext:value-type="string">
            <text:p>wmin10000wmax50000n5000-8-s991580855c669670.ukp</text:p>
          </table:table-cell>
          <table:table-cell table:number-columns-repeated="2" office:value-type="float" office:value="669670" calcext:value-type="float">
            <text:p>669670</text:p>
          </table:table-cell>
        </table:table-row>
        <table:table-row table:style-name="ro1">
          <table:table-cell office:value-type="string" calcext:value-type="string">
            <text:p>wmin1000wmax100000n10000-1-s843367405c687899.ukp</text:p>
          </table:table-cell>
          <table:table-cell office:value-type="float" office:value="0.00265281" calcext:value-type="float">
            <text:p>0.0026528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9-s126456688c546777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0wmax50000n5000-9-s126456688c546777.ukp</text:p>
          </table:table-cell>
          <table:table-cell office:value-type="float" office:value="16896" calcext:value-type="float">
            <text:p>16896</text:p>
          </table:table-cell>
          <table:table-cell office:value-type="float" office:value="5652" calcext:value-type="float">
            <text:p>5652</text:p>
          </table:table-cell>
          <table:table-cell/>
          <table:table-cell office:value-type="string" calcext:value-type="string">
            <text:p>wmin10000wmax50000n5000-9-s126456688c546777.ukp</text:p>
          </table:table-cell>
          <table:table-cell table:number-columns-repeated="2" office:value-type="float" office:value="546777" calcext:value-type="float">
            <text:p>546777</text:p>
          </table:table-cell>
        </table:table-row>
        <table:table-row table:style-name="ro1">
          <table:table-cell office:value-type="string" calcext:value-type="string">
            <text:p>wmin1000wmax100000n10000-2-s528806317c540323.ukp</text:p>
          </table:table-cell>
          <table:table-cell office:value-type="float" office:value="0.00259751" calcext:value-type="float">
            <text:p>0.0025975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0-s827183242c508284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0-s827183242c508284.ukp</text:p>
          </table:table-cell>
          <table:table-cell office:value-type="float" office:value="17004" calcext:value-type="float">
            <text:p>17004</text:p>
          </table:table-cell>
          <table:table-cell office:value-type="float" office:value="6160" calcext:value-type="float">
            <text:p>6160</text:p>
          </table:table-cell>
          <table:table-cell/>
          <table:table-cell office:value-type="string" calcext:value-type="string">
            <text:p>wmin1000wmax100000n10000-0-s827183242c508284.ukp</text:p>
          </table:table-cell>
          <table:table-cell table:number-columns-repeated="2" office:value-type="float" office:value="508284" calcext:value-type="float">
            <text:p>508284</text:p>
          </table:table-cell>
        </table:table-row>
        <table:table-row table:style-name="ro1">
          <table:table-cell office:value-type="string" calcext:value-type="string">
            <text:p>wmin1000wmax100000n10000-4-s721215008c598073.ukp</text:p>
          </table:table-cell>
          <table:table-cell office:value-type="float" office:value="0.00256743" calcext:value-type="float">
            <text:p>0.0025674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1-s843367405c687899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1-s843367405c687899.ukp</text:p>
          </table:table-cell>
          <table:table-cell office:value-type="float" office:value="20976" calcext:value-type="float">
            <text:p>20976</text:p>
          </table:table-cell>
          <table:table-cell office:value-type="float" office:value="6256" calcext:value-type="float">
            <text:p>6256</text:p>
          </table:table-cell>
          <table:table-cell/>
          <table:table-cell office:value-type="string" calcext:value-type="string">
            <text:p>wmin1000wmax100000n10000-1-s843367405c687899.ukp</text:p>
          </table:table-cell>
          <table:table-cell table:number-columns-repeated="2" office:value-type="float" office:value="687899" calcext:value-type="float">
            <text:p>687899</text:p>
          </table:table-cell>
        </table:table-row>
        <table:table-row table:style-name="ro1">
          <table:table-cell office:value-type="string" calcext:value-type="string">
            <text:p>wmin1000wmax100000n10000-7-s177710744c553982.ukp</text:p>
          </table:table-cell>
          <table:table-cell office:value-type="float" office:value="0.0023736" calcext:value-type="float">
            <text:p>0.002373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2-s528806317c540323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2-s528806317c540323.ukp</text:p>
          </table:table-cell>
          <table:table-cell office:value-type="float" office:value="17640" calcext:value-type="float">
            <text:p>17640</text:p>
          </table:table-cell>
          <table:table-cell office:value-type="float" office:value="7368" calcext:value-type="float">
            <text:p>7368</text:p>
          </table:table-cell>
          <table:table-cell/>
          <table:table-cell office:value-type="string" calcext:value-type="string">
            <text:p>wmin1000wmax100000n10000-2-s528806317c540323.ukp</text:p>
          </table:table-cell>
          <table:table-cell table:number-columns-repeated="2" office:value-type="float" office:value="540323" calcext:value-type="float">
            <text:p>540323</text:p>
          </table:table-cell>
        </table:table-row>
        <table:table-row table:style-name="ro1">
          <table:table-cell office:value-type="string" calcext:value-type="string">
            <text:p>wmin1000wmax100000n10000-9-s126456688c892278.ukp</text:p>
          </table:table-cell>
          <table:table-cell office:value-type="float" office:value="0.00287971" calcext:value-type="float">
            <text:p>0.0028797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3-s780179313c775969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3-s780179313c775969.ukp</text:p>
          </table:table-cell>
          <table:table-cell office:value-type="float" office:value="23228" calcext:value-type="float">
            <text:p>23228</text:p>
          </table:table-cell>
          <table:table-cell office:value-type="float" office:value="6140" calcext:value-type="float">
            <text:p>6140</text:p>
          </table:table-cell>
          <table:table-cell/>
          <table:table-cell office:value-type="string" calcext:value-type="string">
            <text:p>wmin1000wmax100000n10000-3-s780179313c775969.ukp</text:p>
          </table:table-cell>
          <table:table-cell table:number-columns-repeated="2" office:value-type="float" office:value="775969" calcext:value-type="float">
            <text:p>775969</text:p>
          </table:table-cell>
        </table:table-row>
        <table:table-row table:style-name="ro1">
          <table:table-cell office:value-type="string" calcext:value-type="string">
            <text:p>wmin1000wmax100000n5000-2-s528806317c962340.ukp</text:p>
          </table:table-cell>
          <table:table-cell office:value-type="float" office:value="0.00295333" calcext:value-type="float">
            <text:p>0.0029533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4-s721215008c598073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4-s721215008c598073.ukp</text:p>
          </table:table-cell>
          <table:table-cell office:value-type="float" office:value="18896" calcext:value-type="float">
            <text:p>18896</text:p>
          </table:table-cell>
          <table:table-cell office:value-type="float" office:value="6116" calcext:value-type="float">
            <text:p>6116</text:p>
          </table:table-cell>
          <table:table-cell/>
          <table:table-cell office:value-type="string" calcext:value-type="string">
            <text:p>wmin1000wmax100000n10000-4-s721215008c598073.ukp</text:p>
          </table:table-cell>
          <table:table-cell table:number-columns-repeated="2" office:value-type="float" office:value="598073" calcext:value-type="float">
            <text:p>598073</text:p>
          </table:table-cell>
        </table:table-row>
        <table:table-row table:style-name="ro1">
          <table:table-cell office:value-type="string" calcext:value-type="string">
            <text:p>wmin1000wmax100000n5000-3-s780179313c615523.ukp</text:p>
          </table:table-cell>
          <table:table-cell office:value-type="float" office:value="0.00220964" calcext:value-type="float">
            <text:p>0.0022096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5-s110877071c609067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5-s110877071c609067.ukp</text:p>
          </table:table-cell>
          <table:table-cell office:value-type="float" office:value="19348" calcext:value-type="float">
            <text:p>19348</text:p>
          </table:table-cell>
          <table:table-cell office:value-type="float" office:value="7836" calcext:value-type="float">
            <text:p>7836</text:p>
          </table:table-cell>
          <table:table-cell/>
          <table:table-cell office:value-type="string" calcext:value-type="string">
            <text:p>wmin1000wmax100000n10000-5-s110877071c609067.ukp</text:p>
          </table:table-cell>
          <table:table-cell table:number-columns-repeated="2" office:value-type="float" office:value="609067" calcext:value-type="float">
            <text:p>609067</text:p>
          </table:table-cell>
        </table:table-row>
        <table:table-row table:style-name="ro1">
          <table:table-cell office:value-type="string" calcext:value-type="string">
            <text:p>wmin1000wmax100000n5000-5-s110877071c763250.ukp</text:p>
          </table:table-cell>
          <table:table-cell office:value-type="float" office:value="0.00275315" calcext:value-type="float">
            <text:p>0.0027531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6-s227708629c900489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6-s227708629c900489.ukp</text:p>
          </table:table-cell>
          <table:table-cell office:value-type="float" office:value="26180" calcext:value-type="float">
            <text:p>26180</text:p>
          </table:table-cell>
          <table:table-cell office:value-type="float" office:value="7344" calcext:value-type="float">
            <text:p>7344</text:p>
          </table:table-cell>
          <table:table-cell/>
          <table:table-cell office:value-type="string" calcext:value-type="string">
            <text:p>wmin1000wmax100000n10000-6-s227708629c900489.ukp</text:p>
          </table:table-cell>
          <table:table-cell table:number-columns-repeated="2" office:value-type="float" office:value="900489" calcext:value-type="float">
            <text:p>900489</text:p>
          </table:table-cell>
        </table:table-row>
        <table:table-row table:style-name="ro1">
          <table:table-cell office:value-type="string" calcext:value-type="string">
            <text:p>wmin1000wmax100000n5000-7-s177710744c889537.ukp</text:p>
          </table:table-cell>
          <table:table-cell office:value-type="float" office:value="0.00268784" calcext:value-type="float">
            <text:p>0.0026878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7-s177710744c553982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7-s177710744c553982.ukp</text:p>
          </table:table-cell>
          <table:table-cell office:value-type="float" office:value="17804" calcext:value-type="float">
            <text:p>17804</text:p>
          </table:table-cell>
          <table:table-cell office:value-type="float" office:value="6140" calcext:value-type="float">
            <text:p>6140</text:p>
          </table:table-cell>
          <table:table-cell/>
          <table:table-cell office:value-type="string" calcext:value-type="string">
            <text:p>wmin1000wmax100000n10000-7-s177710744c553982.ukp</text:p>
          </table:table-cell>
          <table:table-cell table:number-columns-repeated="2" office:value-type="float" office:value="553982" calcext:value-type="float">
            <text:p>553982</text:p>
          </table:table-cell>
        </table:table-row>
        <table:table-row table:style-name="ro1">
          <table:table-cell office:value-type="string" calcext:value-type="string">
            <text:p>wmin1000wmax100000n5000-8-s991580855c800253.ukp</text:p>
          </table:table-cell>
          <table:table-cell office:value-type="float" office:value="0.00263147" calcext:value-type="float">
            <text:p>0.0026314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8-s991580855c905905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8-s991580855c905905.ukp</text:p>
          </table:table-cell>
          <table:table-cell office:value-type="float" office:value="26232" calcext:value-type="float">
            <text:p>26232</text:p>
          </table:table-cell>
          <table:table-cell office:value-type="float" office:value="6160" calcext:value-type="float">
            <text:p>6160</text:p>
          </table:table-cell>
          <table:table-cell/>
          <table:table-cell office:value-type="string" calcext:value-type="string">
            <text:p>wmin1000wmax100000n10000-8-s991580855c905905.ukp</text:p>
          </table:table-cell>
          <table:table-cell table:number-columns-repeated="2" office:value-type="float" office:value="905905" calcext:value-type="float">
            <text:p>905905</text:p>
          </table:table-cell>
        </table:table-row>
        <table:table-row table:style-name="ro1">
          <table:table-cell office:value-type="string" calcext:value-type="string">
            <text:p>wmin1000wmax100000n5000-9-s126456688c933306.ukp</text:p>
          </table:table-cell>
          <table:table-cell office:value-type="float" office:value="0.00286169" calcext:value-type="float">
            <text:p>0.0028616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9-s126456688c892278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0-9-s126456688c892278.ukp</text:p>
          </table:table-cell>
          <table:table-cell office:value-type="float" office:value="25872" calcext:value-type="float">
            <text:p>25872</text:p>
          </table:table-cell>
          <table:table-cell office:value-type="float" office:value="6136" calcext:value-type="float">
            <text:p>6136</text:p>
          </table:table-cell>
          <table:table-cell/>
          <table:table-cell office:value-type="string" calcext:value-type="string">
            <text:p>wmin1000wmax100000n10000-9-s126456688c892278.ukp</text:p>
          </table:table-cell>
          <table:table-cell table:number-columns-repeated="2" office:value-type="float" office:value="892278" calcext:value-type="float">
            <text:p>892278</text:p>
          </table:table-cell>
        </table:table-row>
        <table:table-row table:style-name="ro1">
          <table:table-cell office:value-type="string" calcext:value-type="string">
            <text:p>wmin1000wmax50000n10000-0-s827183242c835092.ukp</text:p>
          </table:table-cell>
          <table:table-cell office:value-type="float" office:value="0.00277308" calcext:value-type="float">
            <text:p>0.0027730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-0-s827183242c702436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1000-0-s827183242c702436.ukp</text:p>
          </table:table-cell>
          <table:table-cell office:value-type="float" office:value="21332" calcext:value-type="float">
            <text:p>21332</text:p>
          </table:table-cell>
          <table:table-cell office:value-type="float" office:value="4240" calcext:value-type="float">
            <text:p>4240</text:p>
          </table:table-cell>
          <table:table-cell/>
          <table:table-cell office:value-type="string" calcext:value-type="string">
            <text:p>wmin1000wmax100000n1000-0-s827183242c702436.ukp</text:p>
          </table:table-cell>
          <table:table-cell table:number-columns-repeated="2" office:value-type="float" office:value="702436" calcext:value-type="float">
            <text:p>702436</text:p>
          </table:table-cell>
        </table:table-row>
        <table:table-row table:style-name="ro1">
          <table:table-cell office:value-type="string" calcext:value-type="string">
            <text:p>wmin1000wmax50000n10000-2-s528806317c717163.ukp</text:p>
          </table:table-cell>
          <table:table-cell office:value-type="float" office:value="0.00234456" calcext:value-type="float">
            <text:p>0.0023445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-1-s843367405c679686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1000-1-s843367405c679686.ukp</text:p>
          </table:table-cell>
          <table:table-cell office:value-type="float" office:value="20812" calcext:value-type="float">
            <text:p>20812</text:p>
          </table:table-cell>
          <table:table-cell office:value-type="float" office:value="3524" calcext:value-type="float">
            <text:p>3524</text:p>
          </table:table-cell>
          <table:table-cell/>
          <table:table-cell office:value-type="string" calcext:value-type="string">
            <text:p>wmin1000wmax100000n1000-1-s843367405c679686.ukp</text:p>
          </table:table-cell>
          <table:table-cell table:number-columns-repeated="2" office:value-type="float" office:value="679686" calcext:value-type="float">
            <text:p>679686</text:p>
          </table:table-cell>
        </table:table-row>
        <table:table-row table:style-name="ro1">
          <table:table-cell office:value-type="string" calcext:value-type="string">
            <text:p>wmin1000wmax50000n10000-3-s780179313c680171.ukp</text:p>
          </table:table-cell>
          <table:table-cell office:value-type="float" office:value="0.00220649" calcext:value-type="float">
            <text:p>0.0022064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-2-s528806317c71706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1000-2-s528806317c717062.ukp</text:p>
          </table:table-cell>
          <table:table-cell office:value-type="float" office:value="21812" calcext:value-type="float">
            <text:p>21812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string" calcext:value-type="string">
            <text:p>wmin1000wmax100000n1000-2-s528806317c717062.ukp</text:p>
          </table:table-cell>
          <table:table-cell table:number-columns-repeated="2" office:value-type="float" office:value="717062" calcext:value-type="float">
            <text:p>717062</text:p>
          </table:table-cell>
        </table:table-row>
        <table:table-row table:style-name="ro1">
          <table:table-cell office:value-type="string" calcext:value-type="string">
            <text:p>wmin1000wmax50000n10000-4-s721215008c811628.ukp</text:p>
          </table:table-cell>
          <table:table-cell office:value-type="float" office:value="0.00244174" calcext:value-type="float">
            <text:p>0.0024417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-3-s780179313c947405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1000-3-s780179313c947405.ukp</text:p>
          </table:table-cell>
          <table:table-cell office:value-type="float" office:value="27236" calcext:value-type="float">
            <text:p>27236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string" calcext:value-type="string">
            <text:p>wmin1000wmax100000n1000-3-s780179313c947405.ukp</text:p>
          </table:table-cell>
          <table:table-cell table:number-columns-repeated="2" office:value-type="float" office:value="947405" calcext:value-type="float">
            <text:p>947405</text:p>
          </table:table-cell>
        </table:table-row>
        <table:table-row table:style-name="ro1">
          <table:table-cell office:value-type="string" calcext:value-type="string">
            <text:p>wmin1000wmax50000n10000-5-s110877071c794434.ukp</text:p>
          </table:table-cell>
          <table:table-cell office:value-type="float" office:value="0.00263047" calcext:value-type="float">
            <text:p>0.0026304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-4-s721215008c90421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1000-4-s721215008c904217.ukp</text:p>
          </table:table-cell>
          <table:table-cell office:value-type="float" office:value="26196" calcext:value-type="float">
            <text:p>26196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string" calcext:value-type="string">
            <text:p>wmin1000wmax100000n1000-4-s721215008c904217.ukp</text:p>
          </table:table-cell>
          <table:table-cell table:number-columns-repeated="2" office:value-type="float" office:value="904217" calcext:value-type="float">
            <text:p>904217</text:p>
          </table:table-cell>
        </table:table-row>
        <table:table-row table:style-name="ro1">
          <table:table-cell office:value-type="string" calcext:value-type="string">
            <text:p>wmin1000wmax50000n10000-8-s991580855c640540.ukp</text:p>
          </table:table-cell>
          <table:table-cell office:value-type="float" office:value="0.00231671" calcext:value-type="float">
            <text:p>0.0023167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-5-s110877071c75827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1000-5-s110877071c758279.ukp</text:p>
          </table:table-cell>
          <table:table-cell office:value-type="float" office:value="22644" calcext:value-type="float">
            <text:p>22644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string" calcext:value-type="string">
            <text:p>wmin1000wmax100000n1000-5-s110877071c758279.ukp</text:p>
          </table:table-cell>
          <table:table-cell table:number-columns-repeated="2" office:value-type="float" office:value="758279" calcext:value-type="float">
            <text:p>758279</text:p>
          </table:table-cell>
        </table:table-row>
        <table:table-row table:style-name="ro1">
          <table:table-cell office:value-type="string" calcext:value-type="string">
            <text:p>wmin1000wmax50000n5000-1-s843367405c563850.ukp</text:p>
          </table:table-cell>
          <table:table-cell office:value-type="float" office:value="0.0019219" calcext:value-type="float">
            <text:p>0.001921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-6-s227708629c582806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1000-6-s227708629c582806.ukp</text:p>
          </table:table-cell>
          <table:table-cell office:value-type="float" office:value="18592" calcext:value-type="float">
            <text:p>18592</text:p>
          </table:table-cell>
          <table:table-cell office:value-type="float" office:value="5512" calcext:value-type="float">
            <text:p>5512</text:p>
          </table:table-cell>
          <table:table-cell/>
          <table:table-cell office:value-type="string" calcext:value-type="string">
            <text:p>wmin1000wmax100000n1000-6-s227708629c582806.ukp</text:p>
          </table:table-cell>
          <table:table-cell table:number-columns-repeated="2" office:value-type="float" office:value="582806" calcext:value-type="float">
            <text:p>582806</text:p>
          </table:table-cell>
        </table:table-row>
        <table:table-row table:style-name="ro1">
          <table:table-cell office:value-type="string" calcext:value-type="string">
            <text:p>wmin1000wmax50000n5000-8-s991580855c627425.ukp</text:p>
          </table:table-cell>
          <table:table-cell office:value-type="float" office:value="0.00215542" calcext:value-type="float">
            <text:p>0.0021554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-7-s177710744c78563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1000-7-s177710744c785630.ukp</text:p>
          </table:table-cell>
          <table:table-cell office:value-type="float" office:value="23428" calcext:value-type="float">
            <text:p>23428</text:p>
          </table:table-cell>
          <table:table-cell office:value-type="float" office:value="3932" calcext:value-type="float">
            <text:p>3932</text:p>
          </table:table-cell>
          <table:table-cell/>
          <table:table-cell office:value-type="string" calcext:value-type="string">
            <text:p>wmin1000wmax100000n1000-7-s177710744c785630.ukp</text:p>
          </table:table-cell>
          <table:table-cell table:number-columns-repeated="2" office:value-type="float" office:value="785630" calcext:value-type="float">
            <text:p>785630</text:p>
          </table:table-cell>
        </table:table-row>
        <table:table-row table:style-name="ro1">
          <table:table-cell office:value-type="string" calcext:value-type="string">
            <text:p>wmin100wmax100000n10000-1-s843367405c758616.ukp</text:p>
          </table:table-cell>
          <table:table-cell office:value-type="float" office:value="0.00261095" calcext:value-type="float">
            <text:p>0.0026109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-8-s991580855c556144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1000-8-s991580855c556144.ukp</text:p>
          </table:table-cell>
          <table:table-cell office:value-type="float" office:value="18032" calcext:value-type="float">
            <text:p>18032</text:p>
          </table:table-cell>
          <table:table-cell office:value-type="float" office:value="3512" calcext:value-type="float">
            <text:p>3512</text:p>
          </table:table-cell>
          <table:table-cell/>
          <table:table-cell office:value-type="string" calcext:value-type="string">
            <text:p>wmin1000wmax100000n1000-8-s991580855c556144.ukp</text:p>
          </table:table-cell>
          <table:table-cell table:number-columns-repeated="2" office:value-type="float" office:value="556144" calcext:value-type="float">
            <text:p>556144</text:p>
          </table:table-cell>
        </table:table-row>
        <table:table-row table:style-name="ro1">
          <table:table-cell office:value-type="string" calcext:value-type="string">
            <text:p>wmin100wmax100000n10000-3-s780179313c856339.ukp</text:p>
          </table:table-cell>
          <table:table-cell office:value-type="float" office:value="0.00295412" calcext:value-type="float">
            <text:p>0.0029541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1000-9-s126456688c86940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1000-9-s126456688c869402.ukp</text:p>
          </table:table-cell>
          <table:table-cell office:value-type="float" office:value="25364" calcext:value-type="float">
            <text:p>25364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string" calcext:value-type="string">
            <text:p>wmin1000wmax100000n1000-9-s126456688c869402.ukp</text:p>
          </table:table-cell>
          <table:table-cell table:number-columns-repeated="2" office:value-type="float" office:value="869402" calcext:value-type="float">
            <text:p>869402</text:p>
          </table:table-cell>
        </table:table-row>
        <table:table-row table:style-name="ro1">
          <table:table-cell office:value-type="string" calcext:value-type="string">
            <text:p>wmin100wmax100000n10000-4-s721215008c714434.ukp</text:p>
          </table:table-cell>
          <table:table-cell office:value-type="float" office:value="0.00269246" calcext:value-type="float">
            <text:p>0.0026924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2000-0-s827183242c801096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2000-0-s827183242c801096.ukp</text:p>
          </table:table-cell>
          <table:table-cell office:value-type="float" office:value="23736" calcext:value-type="float">
            <text:p>23736</text:p>
          </table:table-cell>
          <table:table-cell office:value-type="float" office:value="4184" calcext:value-type="float">
            <text:p>4184</text:p>
          </table:table-cell>
          <table:table-cell/>
          <table:table-cell office:value-type="string" calcext:value-type="string">
            <text:p>wmin1000wmax100000n2000-0-s827183242c801096.ukp</text:p>
          </table:table-cell>
          <table:table-cell table:number-columns-repeated="2" office:value-type="float" office:value="801096" calcext:value-type="float">
            <text:p>801096</text:p>
          </table:table-cell>
        </table:table-row>
        <table:table-row table:style-name="ro1">
          <table:table-cell office:value-type="string" calcext:value-type="string">
            <text:p>wmin100wmax100000n10000-5-s110877071c927298.ukp</text:p>
          </table:table-cell>
          <table:table-cell office:value-type="float" office:value="0.0029786" calcext:value-type="float">
            <text:p>0.002978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2000-1-s843367405c67474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2000-1-s843367405c674749.ukp</text:p>
          </table:table-cell>
          <table:table-cell office:value-type="float" office:value="20868" calcext:value-type="float">
            <text:p>20868</text:p>
          </table:table-cell>
          <table:table-cell office:value-type="float" office:value="4092" calcext:value-type="float">
            <text:p>4092</text:p>
          </table:table-cell>
          <table:table-cell/>
          <table:table-cell office:value-type="string" calcext:value-type="string">
            <text:p>wmin1000wmax100000n2000-1-s843367405c674749.ukp</text:p>
          </table:table-cell>
          <table:table-cell table:number-columns-repeated="2" office:value-type="float" office:value="674749" calcext:value-type="float">
            <text:p>674749</text:p>
          </table:table-cell>
        </table:table-row>
        <table:table-row table:style-name="ro1">
          <table:table-cell office:value-type="string" calcext:value-type="string">
            <text:p>wmin100wmax100000n10000-7-s177710744c926728.ukp</text:p>
          </table:table-cell>
          <table:table-cell office:value-type="float" office:value="0.00293634" calcext:value-type="float">
            <text:p>0.0029363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2000-2-s528806317c620605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2000-2-s528806317c620605.ukp</text:p>
          </table:table-cell>
          <table:table-cell office:value-type="float" office:value="19496" calcext:value-type="float">
            <text:p>19496</text:p>
          </table:table-cell>
          <table:table-cell office:value-type="float" office:value="4144" calcext:value-type="float">
            <text:p>4144</text:p>
          </table:table-cell>
          <table:table-cell/>
          <table:table-cell office:value-type="string" calcext:value-type="string">
            <text:p>wmin1000wmax100000n2000-2-s528806317c620605.ukp</text:p>
          </table:table-cell>
          <table:table-cell table:number-columns-repeated="2" office:value-type="float" office:value="620605" calcext:value-type="float">
            <text:p>620605</text:p>
          </table:table-cell>
        </table:table-row>
        <table:table-row table:style-name="ro1">
          <table:table-cell office:value-type="string" calcext:value-type="string">
            <text:p>wmin100wmax100000n10000-8-s991580855c907022.ukp</text:p>
          </table:table-cell>
          <table:table-cell office:value-type="float" office:value="0.0031517" calcext:value-type="float">
            <text:p>0.003151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2000-3-s780179313c93374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2000-3-s780179313c933740.ukp</text:p>
          </table:table-cell>
          <table:table-cell office:value-type="float" office:value="26684" calcext:value-type="float">
            <text:p>26684</text:p>
          </table:table-cell>
          <table:table-cell office:value-type="float" office:value="4120" calcext:value-type="float">
            <text:p>4120</text:p>
          </table:table-cell>
          <table:table-cell/>
          <table:table-cell office:value-type="string" calcext:value-type="string">
            <text:p>wmin1000wmax100000n2000-3-s780179313c933740.ukp</text:p>
          </table:table-cell>
          <table:table-cell table:number-columns-repeated="2" office:value-type="float" office:value="933740" calcext:value-type="float">
            <text:p>933740</text:p>
          </table:table-cell>
        </table:table-row>
        <table:table-row table:style-name="ro1">
          <table:table-cell office:value-type="string" calcext:value-type="string">
            <text:p>wmin100wmax100000n10000-9-s126456688c646208.ukp</text:p>
          </table:table-cell>
          <table:table-cell office:value-type="float" office:value="0.00244568" calcext:value-type="float">
            <text:p>0.0024456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2000-4-s721215008c68027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2000-4-s721215008c680270.ukp</text:p>
          </table:table-cell>
          <table:table-cell office:value-type="float" office:value="20940" calcext:value-type="float">
            <text:p>20940</text:p>
          </table:table-cell>
          <table:table-cell office:value-type="float" office:value="4080" calcext:value-type="float">
            <text:p>4080</text:p>
          </table:table-cell>
          <table:table-cell/>
          <table:table-cell office:value-type="string" calcext:value-type="string">
            <text:p>wmin1000wmax100000n2000-4-s721215008c680270.ukp</text:p>
          </table:table-cell>
          <table:table-cell table:number-columns-repeated="2" office:value-type="float" office:value="680270" calcext:value-type="float">
            <text:p>680270</text:p>
          </table:table-cell>
        </table:table-row>
        <table:table-row table:style-name="ro1">
          <table:table-cell office:value-type="string" calcext:value-type="string">
            <text:p>wmin100wmax50000n10000-0-s827183242c692993.ukp</text:p>
          </table:table-cell>
          <table:table-cell office:value-type="float" office:value="0.00245137" calcext:value-type="float">
            <text:p>0.0024513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2000-5-s110877071c57791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2000-5-s110877071c577917.ukp</text:p>
          </table:table-cell>
          <table:table-cell office:value-type="float" office:value="18548" calcext:value-type="float">
            <text:p>18548</text:p>
          </table:table-cell>
          <table:table-cell office:value-type="float" office:value="4148" calcext:value-type="float">
            <text:p>4148</text:p>
          </table:table-cell>
          <table:table-cell/>
          <table:table-cell office:value-type="string" calcext:value-type="string">
            <text:p>wmin1000wmax100000n2000-5-s110877071c577917.ukp</text:p>
          </table:table-cell>
          <table:table-cell table:number-columns-repeated="2" office:value-type="float" office:value="577917" calcext:value-type="float">
            <text:p>577917</text:p>
          </table:table-cell>
        </table:table-row>
        <table:table-row table:style-name="ro1">
          <table:table-cell office:value-type="string" calcext:value-type="string">
            <text:p>wmin100wmax50000n10000-2-s528806317c831043.ukp</text:p>
          </table:table-cell>
          <table:table-cell office:value-type="float" office:value="0.00268206" calcext:value-type="float">
            <text:p>0.0026820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2000-6-s227708629c64868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2000-6-s227708629c648684.ukp</text:p>
          </table:table-cell>
          <table:table-cell office:value-type="float" office:value="20120" calcext:value-type="float">
            <text:p>20120</text:p>
          </table:table-cell>
          <table:table-cell office:value-type="float" office:value="4064" calcext:value-type="float">
            <text:p>4064</text:p>
          </table:table-cell>
          <table:table-cell/>
          <table:table-cell office:value-type="string" calcext:value-type="string">
            <text:p>wmin1000wmax100000n2000-6-s227708629c648684.ukp</text:p>
          </table:table-cell>
          <table:table-cell table:number-columns-repeated="2" office:value-type="float" office:value="648684" calcext:value-type="float">
            <text:p>648684</text:p>
          </table:table-cell>
        </table:table-row>
        <table:table-row table:style-name="ro1">
          <table:table-cell office:value-type="string" calcext:value-type="string">
            <text:p>wmin100wmax50000n10000-3-s780179313c522689.ukp</text:p>
          </table:table-cell>
          <table:table-cell office:value-type="float" office:value="0.00185572" calcext:value-type="float">
            <text:p>0.0018557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2000-7-s177710744c91979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2000-7-s177710744c919792.ukp</text:p>
          </table:table-cell>
          <table:table-cell office:value-type="float" office:value="26504" calcext:value-type="float">
            <text:p>26504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string" calcext:value-type="string">
            <text:p>wmin1000wmax100000n2000-7-s177710744c919792.ukp</text:p>
          </table:table-cell>
          <table:table-cell table:number-columns-repeated="2" office:value-type="float" office:value="919792" calcext:value-type="float">
            <text:p>919792</text:p>
          </table:table-cell>
        </table:table-row>
        <table:table-row table:style-name="ro1">
          <table:table-cell office:value-type="string" calcext:value-type="string">
            <text:p>wmin100wmax50000n10000-4-s721215008c548771.ukp</text:p>
          </table:table-cell>
          <table:table-cell office:value-type="float" office:value="0.00195586" calcext:value-type="float">
            <text:p>0.0019558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2000-8-s991580855c62192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2000-8-s991580855c621922.ukp</text:p>
          </table:table-cell>
          <table:table-cell office:value-type="float" office:value="19712" calcext:value-type="float">
            <text:p>19712</text:p>
          </table:table-cell>
          <table:table-cell office:value-type="float" office:value="4024" calcext:value-type="float">
            <text:p>4024</text:p>
          </table:table-cell>
          <table:table-cell/>
          <table:table-cell office:value-type="string" calcext:value-type="string">
            <text:p>wmin1000wmax100000n2000-8-s991580855c621922.ukp</text:p>
          </table:table-cell>
          <table:table-cell table:number-columns-repeated="2" office:value-type="float" office:value="621922" calcext:value-type="float">
            <text:p>621922</text:p>
          </table:table-cell>
        </table:table-row>
        <table:table-row table:style-name="ro1">
          <table:table-cell office:value-type="string" calcext:value-type="string">
            <text:p>wmin100wmax50000n10000-5-s110877071c757113.ukp</text:p>
          </table:table-cell>
          <table:table-cell office:value-type="float" office:value="0.00244462" calcext:value-type="float">
            <text:p>0.0024446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2000-9-s126456688c52208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2000-9-s126456688c522084.ukp</text:p>
          </table:table-cell>
          <table:table-cell office:value-type="float" office:value="17276" calcext:value-type="float">
            <text:p>17276</text:p>
          </table:table-cell>
          <table:table-cell office:value-type="float" office:value="4084" calcext:value-type="float">
            <text:p>4084</text:p>
          </table:table-cell>
          <table:table-cell/>
          <table:table-cell office:value-type="string" calcext:value-type="string">
            <text:p>wmin1000wmax100000n2000-9-s126456688c522084.ukp</text:p>
          </table:table-cell>
          <table:table-cell table:number-columns-repeated="2" office:value-type="float" office:value="522084" calcext:value-type="float">
            <text:p>522084</text:p>
          </table:table-cell>
        </table:table-row>
        <table:table-row table:style-name="ro1">
          <table:table-cell office:value-type="string" calcext:value-type="string">
            <text:p>wmin100wmax50000n10000-7-s177710744c908287.ukp</text:p>
          </table:table-cell>
          <table:table-cell office:value-type="float" office:value="0.00245138" calcext:value-type="float">
            <text:p>0.0024513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0-s827183242c60276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100000n5000-0-s827183242c602764.ukp</text:p>
          </table:table-cell>
          <table:table-cell office:value-type="float" office:value="19108" calcext:value-type="float">
            <text:p>19108</text:p>
          </table:table-cell>
          <table:table-cell office:value-type="float" office:value="5740" calcext:value-type="float">
            <text:p>5740</text:p>
          </table:table-cell>
          <table:table-cell/>
          <table:table-cell office:value-type="string" calcext:value-type="string">
            <text:p>wmin1000wmax100000n5000-0-s827183242c602764.ukp</text:p>
          </table:table-cell>
          <table:table-cell table:number-columns-repeated="2" office:value-type="float" office:value="602764" calcext:value-type="float">
            <text:p>602764</text:p>
          </table:table-cell>
        </table:table-row>
        <table:table-row table:style-name="ro1">
          <table:table-cell office:value-type="string" calcext:value-type="string">
            <text:p>wmin100wmax50000n10000-9-s126456688c597881.ukp</text:p>
          </table:table-cell>
          <table:table-cell office:value-type="float" office:value="0.00210475" calcext:value-type="float">
            <text:p>0.0021047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1-s843367405c706481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1-s843367405c706481.ukp</text:p>
          </table:table-cell>
          <table:table-cell office:value-type="float" office:value="21712" calcext:value-type="float">
            <text:p>21712</text:p>
          </table:table-cell>
          <table:table-cell office:value-type="float" office:value="5620" calcext:value-type="float">
            <text:p>5620</text:p>
          </table:table-cell>
          <table:table-cell/>
          <table:table-cell office:value-type="string" calcext:value-type="string">
            <text:p>wmin1000wmax100000n5000-1-s843367405c706481.ukp</text:p>
          </table:table-cell>
          <table:table-cell table:number-columns-repeated="2" office:value-type="float" office:value="706481" calcext:value-type="float">
            <text:p>706481</text:p>
          </table:table-cell>
        </table:table-row>
        <table:table-row table:style-name="ro1">
          <table:table-cell office:value-type="string" calcext:value-type="string">
            <text:p>wmin5000wmax100000n10000-2-s528806317c944387.ukp</text:p>
          </table:table-cell>
          <table:table-cell office:value-type="float" office:value="0.00340936" calcext:value-type="float">
            <text:p>0.0034093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2-s528806317c962340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2-s528806317c962340.ukp</text:p>
          </table:table-cell>
          <table:table-cell office:value-type="float" office:value="27664" calcext:value-type="float">
            <text:p>27664</text:p>
          </table:table-cell>
          <table:table-cell office:value-type="float" office:value="5616" calcext:value-type="float">
            <text:p>5616</text:p>
          </table:table-cell>
          <table:table-cell/>
          <table:table-cell office:value-type="string" calcext:value-type="string">
            <text:p>wmin1000wmax100000n5000-2-s528806317c962340.ukp</text:p>
          </table:table-cell>
          <table:table-cell table:number-columns-repeated="2" office:value-type="float" office:value="962340" calcext:value-type="float">
            <text:p>962340</text:p>
          </table:table-cell>
        </table:table-row>
        <table:table-row table:style-name="ro1">
          <table:table-cell office:value-type="string" calcext:value-type="string">
            <text:p>wmin5000wmax100000n10000-3-s780179313c787410.ukp</text:p>
          </table:table-cell>
          <table:table-cell office:value-type="float" office:value="0.00341856" calcext:value-type="float">
            <text:p>0.0034185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3-s780179313c615523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3-s780179313c615523.ukp</text:p>
          </table:table-cell>
          <table:table-cell office:value-type="float" office:value="19472" calcext:value-type="float">
            <text:p>19472</text:p>
          </table:table-cell>
          <table:table-cell office:value-type="float" office:value="5608" calcext:value-type="float">
            <text:p>5608</text:p>
          </table:table-cell>
          <table:table-cell/>
          <table:table-cell office:value-type="string" calcext:value-type="string">
            <text:p>wmin1000wmax100000n5000-3-s780179313c615523.ukp</text:p>
          </table:table-cell>
          <table:table-cell table:number-columns-repeated="2" office:value-type="float" office:value="615523" calcext:value-type="float">
            <text:p>615523</text:p>
          </table:table-cell>
        </table:table-row>
        <table:table-row table:style-name="ro1">
          <table:table-cell office:value-type="string" calcext:value-type="string">
            <text:p>wmin5000wmax100000n10000-5-s110877071c563354.ukp</text:p>
          </table:table-cell>
          <table:table-cell office:value-type="float" office:value="0.00280958" calcext:value-type="float">
            <text:p>0.0028095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4-s721215008c701200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4-s721215008c701200.ukp</text:p>
          </table:table-cell>
          <table:table-cell office:value-type="float" office:value="21496" calcext:value-type="float">
            <text:p>21496</text:p>
          </table:table-cell>
          <table:table-cell office:value-type="float" office:value="5640" calcext:value-type="float">
            <text:p>5640</text:p>
          </table:table-cell>
          <table:table-cell/>
          <table:table-cell office:value-type="string" calcext:value-type="string">
            <text:p>wmin1000wmax100000n5000-4-s721215008c701200.ukp</text:p>
          </table:table-cell>
          <table:table-cell table:number-columns-repeated="2" office:value-type="float" office:value="701200" calcext:value-type="float">
            <text:p>701200</text:p>
          </table:table-cell>
        </table:table-row>
        <table:table-row table:style-name="ro1">
          <table:table-cell office:value-type="string" calcext:value-type="string">
            <text:p>wmin5000wmax100000n1000-6-s227708629c982865.ukp</text:p>
          </table:table-cell>
          <table:table-cell office:value-type="float" office:value="0.00297068" calcext:value-type="float">
            <text:p>0.0029706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5-s110877071c763250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5-s110877071c763250.ukp</text:p>
          </table:table-cell>
          <table:table-cell office:value-type="float" office:value="23112" calcext:value-type="float">
            <text:p>23112</text:p>
          </table:table-cell>
          <table:table-cell office:value-type="float" office:value="5624" calcext:value-type="float">
            <text:p>5624</text:p>
          </table:table-cell>
          <table:table-cell/>
          <table:table-cell office:value-type="string" calcext:value-type="string">
            <text:p>wmin1000wmax100000n5000-5-s110877071c763250.ukp</text:p>
          </table:table-cell>
          <table:table-cell table:number-columns-repeated="2" office:value-type="float" office:value="763250" calcext:value-type="float">
            <text:p>763250</text:p>
          </table:table-cell>
        </table:table-row>
        <table:table-row table:style-name="ro1">
          <table:table-cell office:value-type="string" calcext:value-type="string">
            <text:p>wmin5000wmax100000n1000-8-s991580855c756481.ukp</text:p>
          </table:table-cell>
          <table:table-cell office:value-type="float" office:value="0.00243081" calcext:value-type="float">
            <text:p>0.0024308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6-s227708629c866107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6-s227708629c866107.ukp</text:p>
          </table:table-cell>
          <table:table-cell office:value-type="float" office:value="25440" calcext:value-type="float">
            <text:p>25440</text:p>
          </table:table-cell>
          <table:table-cell office:value-type="float" office:value="7224" calcext:value-type="float">
            <text:p>7224</text:p>
          </table:table-cell>
          <table:table-cell/>
          <table:table-cell office:value-type="string" calcext:value-type="string">
            <text:p>wmin1000wmax100000n5000-6-s227708629c866107.ukp</text:p>
          </table:table-cell>
          <table:table-cell table:number-columns-repeated="2" office:value-type="float" office:value="866107" calcext:value-type="float">
            <text:p>866107</text:p>
          </table:table-cell>
        </table:table-row>
        <table:table-row table:style-name="ro1">
          <table:table-cell office:value-type="string" calcext:value-type="string">
            <text:p>wmin5000wmax100000n2000-3-s780179313c690312.ukp</text:p>
          </table:table-cell>
          <table:table-cell office:value-type="float" office:value="0.00254368" calcext:value-type="float">
            <text:p>0.0025436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7-s177710744c889537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7-s177710744c889537.ukp</text:p>
          </table:table-cell>
          <table:table-cell office:value-type="float" office:value="25708" calcext:value-type="float">
            <text:p>25708</text:p>
          </table:table-cell>
          <table:table-cell office:value-type="float" office:value="5728" calcext:value-type="float">
            <text:p>5728</text:p>
          </table:table-cell>
          <table:table-cell/>
          <table:table-cell office:value-type="string" calcext:value-type="string">
            <text:p>wmin1000wmax100000n5000-7-s177710744c889537.ukp</text:p>
          </table:table-cell>
          <table:table-cell table:number-columns-repeated="2" office:value-type="float" office:value="889537" calcext:value-type="float">
            <text:p>889537</text:p>
          </table:table-cell>
        </table:table-row>
        <table:table-row table:style-name="ro1">
          <table:table-cell office:value-type="string" calcext:value-type="string">
            <text:p>wmin5000wmax100000n2000-7-s177710744c646245.ukp</text:p>
          </table:table-cell>
          <table:table-cell office:value-type="float" office:value="0.00237995" calcext:value-type="float">
            <text:p>0.0023799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8-s991580855c800253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8-s991580855c800253.ukp</text:p>
          </table:table-cell>
          <table:table-cell office:value-type="float" office:value="23864" calcext:value-type="float">
            <text:p>23864</text:p>
          </table:table-cell>
          <table:table-cell office:value-type="float" office:value="5616" calcext:value-type="float">
            <text:p>5616</text:p>
          </table:table-cell>
          <table:table-cell/>
          <table:table-cell office:value-type="string" calcext:value-type="string">
            <text:p>wmin1000wmax100000n5000-8-s991580855c800253.ukp</text:p>
          </table:table-cell>
          <table:table-cell table:number-columns-repeated="2" office:value-type="float" office:value="800253" calcext:value-type="float">
            <text:p>800253</text:p>
          </table:table-cell>
        </table:table-row>
        <table:table-row table:style-name="ro1">
          <table:table-cell office:value-type="string" calcext:value-type="string">
            <text:p>wmin5000wmax100000n5000-0-s827183242c519941.ukp</text:p>
          </table:table-cell>
          <table:table-cell office:value-type="float" office:value="0.00236407" calcext:value-type="float">
            <text:p>0.0023640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9-s126456688c933306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100000n5000-9-s126456688c933306.ukp</text:p>
          </table:table-cell>
          <table:table-cell office:value-type="float" office:value="26980" calcext:value-type="float">
            <text:p>26980</text:p>
          </table:table-cell>
          <table:table-cell office:value-type="float" office:value="7052" calcext:value-type="float">
            <text:p>7052</text:p>
          </table:table-cell>
          <table:table-cell/>
          <table:table-cell office:value-type="string" calcext:value-type="string">
            <text:p>wmin1000wmax100000n5000-9-s126456688c933306.ukp</text:p>
          </table:table-cell>
          <table:table-cell table:number-columns-repeated="2" office:value-type="float" office:value="933306" calcext:value-type="float">
            <text:p>933306</text:p>
          </table:table-cell>
        </table:table-row>
        <table:table-row table:style-name="ro1">
          <table:table-cell office:value-type="string" calcext:value-type="string">
            <text:p>wmin5000wmax100000n5000-1-s843367405c977278.ukp</text:p>
          </table:table-cell>
          <table:table-cell office:value-type="float" office:value="0.00325078" calcext:value-type="float">
            <text:p>0.0032507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0-s827183242c835092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0-s827183242c835092.ukp</text:p>
          </table:table-cell>
          <table:table-cell office:value-type="float" office:value="23796" calcext:value-type="float">
            <text:p>23796</text:p>
          </table:table-cell>
          <table:table-cell office:value-type="float" office:value="7520" calcext:value-type="float">
            <text:p>7520</text:p>
          </table:table-cell>
          <table:table-cell/>
          <table:table-cell office:value-type="string" calcext:value-type="string">
            <text:p>wmin1000wmax50000n10000-0-s827183242c835092.ukp</text:p>
          </table:table-cell>
          <table:table-cell table:number-columns-repeated="2" office:value-type="float" office:value="835092" calcext:value-type="float">
            <text:p>835092</text:p>
          </table:table-cell>
        </table:table-row>
        <table:table-row table:style-name="ro1">
          <table:table-cell office:value-type="string" calcext:value-type="string">
            <text:p>wmin5000wmax100000n5000-2-s528806317c747924.ukp</text:p>
          </table:table-cell>
          <table:table-cell office:value-type="float" office:value="0.00266648" calcext:value-type="float">
            <text:p>0.0026664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1-s843367405c786199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1-s843367405c786199.ukp</text:p>
          </table:table-cell>
          <table:table-cell office:value-type="float" office:value="22652" calcext:value-type="float">
            <text:p>22652</text:p>
          </table:table-cell>
          <table:table-cell office:value-type="float" office:value="6168" calcext:value-type="float">
            <text:p>6168</text:p>
          </table:table-cell>
          <table:table-cell/>
          <table:table-cell office:value-type="string" calcext:value-type="string">
            <text:p>wmin1000wmax50000n10000-1-s843367405c786199.ukp</text:p>
          </table:table-cell>
          <table:table-cell table:number-columns-repeated="2" office:value-type="float" office:value="786199" calcext:value-type="float">
            <text:p>786199</text:p>
          </table:table-cell>
        </table:table-row>
        <table:table-row table:style-name="ro1">
          <table:table-cell office:value-type="string" calcext:value-type="string">
            <text:p>wmin5000wmax100000n5000-3-s780179313c736513.ukp</text:p>
          </table:table-cell>
          <table:table-cell office:value-type="float" office:value="0.00288648" calcext:value-type="float">
            <text:p>0.0028864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2-s528806317c717163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2-s528806317c717163.ukp</text:p>
          </table:table-cell>
          <table:table-cell office:value-type="float" office:value="20916" calcext:value-type="float">
            <text:p>20916</text:p>
          </table:table-cell>
          <table:table-cell office:value-type="float" office:value="7900" calcext:value-type="float">
            <text:p>7900</text:p>
          </table:table-cell>
          <table:table-cell/>
          <table:table-cell office:value-type="string" calcext:value-type="string">
            <text:p>wmin1000wmax50000n10000-2-s528806317c717163.ukp</text:p>
          </table:table-cell>
          <table:table-cell table:number-columns-repeated="2" office:value-type="float" office:value="717163" calcext:value-type="float">
            <text:p>717163</text:p>
          </table:table-cell>
        </table:table-row>
        <table:table-row table:style-name="ro1">
          <table:table-cell office:value-type="string" calcext:value-type="string">
            <text:p>wmin5000wmax100000n5000-4-s721215008c993639.ukp</text:p>
          </table:table-cell>
          <table:table-cell office:value-type="float" office:value="0.00328917" calcext:value-type="float">
            <text:p>0.0032891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3-s780179313c680171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3-s780179313c680171.ukp</text:p>
          </table:table-cell>
          <table:table-cell office:value-type="float" office:value="20160" calcext:value-type="float">
            <text:p>20160</text:p>
          </table:table-cell>
          <table:table-cell office:value-type="float" office:value="7888" calcext:value-type="float">
            <text:p>7888</text:p>
          </table:table-cell>
          <table:table-cell/>
          <table:table-cell office:value-type="string" calcext:value-type="string">
            <text:p>wmin1000wmax50000n10000-3-s780179313c680171.ukp</text:p>
          </table:table-cell>
          <table:table-cell table:number-columns-repeated="2" office:value-type="float" office:value="680171" calcext:value-type="float">
            <text:p>680171</text:p>
          </table:table-cell>
        </table:table-row>
        <table:table-row table:style-name="ro1">
          <table:table-cell office:value-type="string" calcext:value-type="string">
            <text:p>wmin5000wmax100000n5000-5-s110877071c593661.ukp</text:p>
          </table:table-cell>
          <table:table-cell office:value-type="float" office:value="0.00262748" calcext:value-type="float">
            <text:p>0.0026274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4-s721215008c811628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4-s721215008c811628.ukp</text:p>
          </table:table-cell>
          <table:table-cell office:value-type="float" office:value="23212" calcext:value-type="float">
            <text:p>23212</text:p>
          </table:table-cell>
          <table:table-cell office:value-type="float" office:value="7072" calcext:value-type="float">
            <text:p>7072</text:p>
          </table:table-cell>
          <table:table-cell/>
          <table:table-cell office:value-type="string" calcext:value-type="string">
            <text:p>wmin1000wmax50000n10000-4-s721215008c811628.ukp</text:p>
          </table:table-cell>
          <table:table-cell table:number-columns-repeated="2" office:value-type="float" office:value="811628" calcext:value-type="float">
            <text:p>811628</text:p>
          </table:table-cell>
        </table:table-row>
        <table:table-row table:style-name="ro1">
          <table:table-cell office:value-type="string" calcext:value-type="string">
            <text:p>wmin5000wmax100000n5000-7-s177710744c794863.ukp</text:p>
          </table:table-cell>
          <table:table-cell office:value-type="float" office:value="0.00287375" calcext:value-type="float">
            <text:p>0.0028737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5-s110877071c794434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5-s110877071c794434.ukp</text:p>
          </table:table-cell>
          <table:table-cell office:value-type="float" office:value="22984" calcext:value-type="float">
            <text:p>22984</text:p>
          </table:table-cell>
          <table:table-cell office:value-type="float" office:value="7288" calcext:value-type="float">
            <text:p>7288</text:p>
          </table:table-cell>
          <table:table-cell/>
          <table:table-cell office:value-type="string" calcext:value-type="string">
            <text:p>wmin1000wmax50000n10000-5-s110877071c794434.ukp</text:p>
          </table:table-cell>
          <table:table-cell table:number-columns-repeated="2" office:value-type="float" office:value="794434" calcext:value-type="float">
            <text:p>794434</text:p>
          </table:table-cell>
        </table:table-row>
        <table:table-row table:style-name="ro1">
          <table:table-cell office:value-type="string" calcext:value-type="string">
            <text:p>wmin5000wmax100000n5000-8-s991580855c979726.ukp</text:p>
          </table:table-cell>
          <table:table-cell office:value-type="float" office:value="0.00299783" calcext:value-type="float">
            <text:p>0.0029978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6-s227708629c868429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6-s227708629c868429.ukp</text:p>
          </table:table-cell>
          <table:table-cell office:value-type="float" office:value="24624" calcext:value-type="float">
            <text:p>24624</text:p>
          </table:table-cell>
          <table:table-cell office:value-type="float" office:value="7852" calcext:value-type="float">
            <text:p>7852</text:p>
          </table:table-cell>
          <table:table-cell/>
          <table:table-cell office:value-type="string" calcext:value-type="string">
            <text:p>wmin1000wmax50000n10000-6-s227708629c868429.ukp</text:p>
          </table:table-cell>
          <table:table-cell table:number-columns-repeated="2" office:value-type="float" office:value="868429" calcext:value-type="float">
            <text:p>868429</text:p>
          </table:table-cell>
        </table:table-row>
        <table:table-row table:style-name="ro1">
          <table:table-cell office:value-type="string" calcext:value-type="string">
            <text:p>wmin5000wmax100000n5000-9-s126456688c799946.ukp</text:p>
          </table:table-cell>
          <table:table-cell office:value-type="float" office:value="0.00286478" calcext:value-type="float">
            <text:p>0.0028647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7-s177710744c891811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7-s177710744c891811.ukp</text:p>
          </table:table-cell>
          <table:table-cell office:value-type="float" office:value="25048" calcext:value-type="float">
            <text:p>25048</text:p>
          </table:table-cell>
          <table:table-cell office:value-type="float" office:value="7364" calcext:value-type="float">
            <text:p>7364</text:p>
          </table:table-cell>
          <table:table-cell/>
          <table:table-cell office:value-type="string" calcext:value-type="string">
            <text:p>wmin1000wmax50000n10000-7-s177710744c891811.ukp</text:p>
          </table:table-cell>
          <table:table-cell table:number-columns-repeated="2" office:value-type="float" office:value="891811" calcext:value-type="float">
            <text:p>891811</text:p>
          </table:table-cell>
        </table:table-row>
        <table:table-row table:style-name="ro1">
          <table:table-cell office:value-type="string" calcext:value-type="string">
            <text:p>wmin5000wmax50000n10000-1-s843367405c761697.ukp</text:p>
          </table:table-cell>
          <table:table-cell office:value-type="float" office:value="0.00394282" calcext:value-type="float">
            <text:p>0.0039428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8-s991580855c640540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8-s991580855c640540.ukp</text:p>
          </table:table-cell>
          <table:table-cell office:value-type="float" office:value="19312" calcext:value-type="float">
            <text:p>19312</text:p>
          </table:table-cell>
          <table:table-cell office:value-type="float" office:value="6140" calcext:value-type="float">
            <text:p>6140</text:p>
          </table:table-cell>
          <table:table-cell/>
          <table:table-cell office:value-type="string" calcext:value-type="string">
            <text:p>wmin1000wmax50000n10000-8-s991580855c640540.ukp</text:p>
          </table:table-cell>
          <table:table-cell table:number-columns-repeated="2" office:value-type="float" office:value="640540" calcext:value-type="float">
            <text:p>640540</text:p>
          </table:table-cell>
        </table:table-row>
        <table:table-row table:style-name="ro1">
          <table:table-cell office:value-type="string" calcext:value-type="string">
            <text:p>wmin5000wmax50000n10000-6-s227708629c876351.ukp</text:p>
          </table:table-cell>
          <table:table-cell office:value-type="float" office:value="0.0041368" calcext:value-type="float">
            <text:p>0.004136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9-s126456688c696928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0-9-s126456688c696928.ukp</text:p>
          </table:table-cell>
          <table:table-cell office:value-type="float" office:value="20508" calcext:value-type="float">
            <text:p>20508</text:p>
          </table:table-cell>
          <table:table-cell office:value-type="float" office:value="6148" calcext:value-type="float">
            <text:p>6148</text:p>
          </table:table-cell>
          <table:table-cell/>
          <table:table-cell office:value-type="string" calcext:value-type="string">
            <text:p>wmin1000wmax50000n10000-9-s126456688c696928.ukp</text:p>
          </table:table-cell>
          <table:table-cell table:number-columns-repeated="2" office:value-type="float" office:value="696928" calcext:value-type="float">
            <text:p>696928</text:p>
          </table:table-cell>
        </table:table-row>
        <table:table-row table:style-name="ro1">
          <table:table-cell office:value-type="string" calcext:value-type="string">
            <text:p>wmin5000wmax50000n10000-8-s991580855c506357.ukp</text:p>
          </table:table-cell>
          <table:table-cell office:value-type="float" office:value="0.00352212" calcext:value-type="float">
            <text:p>0.0035221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-0-s827183242c517355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1000-0-s827183242c517355.ukp</text:p>
          </table:table-cell>
          <table:table-cell office:value-type="float" office:value="16212" calcext:value-type="float">
            <text:p>16212</text:p>
          </table:table-cell>
          <table:table-cell office:value-type="float" office:value="3584" calcext:value-type="float">
            <text:p>3584</text:p>
          </table:table-cell>
          <table:table-cell/>
          <table:table-cell office:value-type="string" calcext:value-type="string">
            <text:p>wmin1000wmax50000n1000-0-s827183242c517355.ukp</text:p>
          </table:table-cell>
          <table:table-cell table:number-columns-repeated="2" office:value-type="float" office:value="517355" calcext:value-type="float">
            <text:p>517355</text:p>
          </table:table-cell>
        </table:table-row>
        <table:table-row table:style-name="ro1">
          <table:table-cell office:value-type="string" calcext:value-type="string">
            <text:p>wmin5000wmax50000n10000-9-s126456688c572196.ukp</text:p>
          </table:table-cell>
          <table:table-cell office:value-type="float" office:value="0.00370314" calcext:value-type="float">
            <text:p>0.0037031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-1-s843367405c762037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1000-1-s843367405c762037.ukp</text:p>
          </table:table-cell>
          <table:table-cell office:value-type="float" office:value="22096" calcext:value-type="float">
            <text:p>22096</text:p>
          </table:table-cell>
          <table:table-cell office:value-type="float" office:value="4912" calcext:value-type="float">
            <text:p>4912</text:p>
          </table:table-cell>
          <table:table-cell/>
          <table:table-cell office:value-type="string" calcext:value-type="string">
            <text:p>wmin1000wmax50000n1000-1-s843367405c762037.ukp</text:p>
          </table:table-cell>
          <table:table-cell table:number-columns-repeated="2" office:value-type="float" office:value="762037" calcext:value-type="float">
            <text:p>762037</text:p>
          </table:table-cell>
        </table:table-row>
        <table:table-row table:style-name="ro1">
          <table:table-cell office:value-type="string" calcext:value-type="string">
            <text:p>wmin5000wmax50000n1000-9-s126456688c725997.ukp</text:p>
          </table:table-cell>
          <table:table-cell office:value-type="float" office:value="0.0022737" calcext:value-type="float">
            <text:p>0.002273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-2-s528806317c671407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1000-2-s528806317c671407.ukp</text:p>
          </table:table-cell>
          <table:table-cell office:value-type="float" office:value="19864" calcext:value-type="float">
            <text:p>19864</text:p>
          </table:table-cell>
          <table:table-cell office:value-type="float" office:value="4376" calcext:value-type="float">
            <text:p>4376</text:p>
          </table:table-cell>
          <table:table-cell/>
          <table:table-cell office:value-type="string" calcext:value-type="string">
            <text:p>wmin1000wmax50000n1000-2-s528806317c671407.ukp</text:p>
          </table:table-cell>
          <table:table-cell table:number-columns-repeated="2" office:value-type="float" office:value="671407" calcext:value-type="float">
            <text:p>671407</text:p>
          </table:table-cell>
        </table:table-row>
        <table:table-row table:style-name="ro1">
          <table:table-cell office:value-type="string" calcext:value-type="string">
            <text:p>wmin5000wmax50000n5000-0-s827183242c885889.ukp</text:p>
          </table:table-cell>
          <table:table-cell office:value-type="float" office:value="0.00299276" calcext:value-type="float">
            <text:p>0.0029927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-3-s780179313c585275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1000-3-s780179313c585275.ukp</text:p>
          </table:table-cell>
          <table:table-cell office:value-type="float" office:value="17840" calcext:value-type="float">
            <text:p>17840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string" calcext:value-type="string">
            <text:p>wmin1000wmax50000n1000-3-s780179313c585275.ukp</text:p>
          </table:table-cell>
          <table:table-cell table:number-columns-repeated="2" office:value-type="float" office:value="585275" calcext:value-type="float">
            <text:p>585275</text:p>
          </table:table-cell>
        </table:table-row>
        <table:table-row table:style-name="ro1">
          <table:table-cell office:value-type="string" calcext:value-type="string">
            <text:p>wmin5000wmax50000n5000-1-s843367405c913433.ukp</text:p>
          </table:table-cell>
          <table:table-cell office:value-type="float" office:value="0.00306079" calcext:value-type="float">
            <text:p>0.0030607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-4-s721215008c75362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1000-4-s721215008c753624.ukp</text:p>
          </table:table-cell>
          <table:table-cell office:value-type="float" office:value="21912" calcext:value-type="float">
            <text:p>21912</text:p>
          </table:table-cell>
          <table:table-cell office:value-type="float" office:value="4020" calcext:value-type="float">
            <text:p>4020</text:p>
          </table:table-cell>
          <table:table-cell/>
          <table:table-cell office:value-type="string" calcext:value-type="string">
            <text:p>wmin1000wmax50000n1000-4-s721215008c753624.ukp</text:p>
          </table:table-cell>
          <table:table-cell table:number-columns-repeated="2" office:value-type="float" office:value="753624" calcext:value-type="float">
            <text:p>753624</text:p>
          </table:table-cell>
        </table:table-row>
        <table:table-row table:style-name="ro1">
          <table:table-cell office:value-type="string" calcext:value-type="string">
            <text:p>wmin5000wmax50000n5000-3-s780179313c532726.ukp</text:p>
          </table:table-cell>
          <table:table-cell office:value-type="float" office:value="0.00252137" calcext:value-type="float">
            <text:p>0.0025213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-5-s110877071c82127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1000-5-s110877071c821271.ukp</text:p>
          </table:table-cell>
          <table:table-cell office:value-type="float" office:value="23428" calcext:value-type="float">
            <text:p>23428</text:p>
          </table:table-cell>
          <table:table-cell office:value-type="float" office:value="3932" calcext:value-type="float">
            <text:p>3932</text:p>
          </table:table-cell>
          <table:table-cell/>
          <table:table-cell office:value-type="string" calcext:value-type="string">
            <text:p>wmin1000wmax50000n1000-5-s110877071c821271.ukp</text:p>
          </table:table-cell>
          <table:table-cell table:number-columns-repeated="2" office:value-type="float" office:value="821271" calcext:value-type="float">
            <text:p>821271</text:p>
          </table:table-cell>
        </table:table-row>
        <table:table-row table:style-name="ro1">
          <table:table-cell office:value-type="string" calcext:value-type="string">
            <text:p>wmin5000wmax50000n5000-4-s721215008c878193.ukp</text:p>
          </table:table-cell>
          <table:table-cell office:value-type="float" office:value="0.002958" calcext:value-type="float">
            <text:p>0.00295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-6-s227708629c81901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1000-6-s227708629c819012.ukp</text:p>
          </table:table-cell>
          <table:table-cell office:value-type="float" office:value="23480" calcext:value-type="float">
            <text:p>23480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string" calcext:value-type="string">
            <text:p>wmin1000wmax50000n1000-6-s227708629c819012.ukp</text:p>
          </table:table-cell>
          <table:table-cell table:number-columns-repeated="2" office:value-type="float" office:value="819012" calcext:value-type="float">
            <text:p>819012</text:p>
          </table:table-cell>
        </table:table-row>
        <table:table-row table:style-name="ro1">
          <table:table-cell office:value-type="string" calcext:value-type="string">
            <text:p>wmin5000wmax50000n5000-5-s110877071c525668.ukp</text:p>
          </table:table-cell>
          <table:table-cell office:value-type="float" office:value="0.00244286" calcext:value-type="float">
            <text:p>0.0024428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-7-s177710744c961618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1000-7-s177710744c961618.ukp</text:p>
          </table:table-cell>
          <table:table-cell office:value-type="float" office:value="26704" calcext:value-type="float">
            <text:p>26704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string" calcext:value-type="string">
            <text:p>wmin1000wmax50000n1000-7-s177710744c961618.ukp</text:p>
          </table:table-cell>
          <table:table-cell table:number-columns-repeated="2" office:value-type="float" office:value="961618" calcext:value-type="float">
            <text:p>961618</text:p>
          </table:table-cell>
        </table:table-row>
        <table:table-row table:style-name="ro1">
          <table:table-cell office:value-type="string" calcext:value-type="string">
            <text:p>wmin5000wmax50000n5000-6-s227708629c829407.ukp</text:p>
          </table:table-cell>
          <table:table-cell office:value-type="float" office:value="0.00276766" calcext:value-type="float">
            <text:p>0.0027676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-8-s991580855c76654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1000-8-s991580855c766549.ukp</text:p>
          </table:table-cell>
          <table:table-cell office:value-type="float" office:value="22120" calcext:value-type="float">
            <text:p>22120</text:p>
          </table:table-cell>
          <table:table-cell office:value-type="float" office:value="5328" calcext:value-type="float">
            <text:p>5328</text:p>
          </table:table-cell>
          <table:table-cell/>
          <table:table-cell office:value-type="string" calcext:value-type="string">
            <text:p>wmin1000wmax50000n1000-8-s991580855c766549.ukp</text:p>
          </table:table-cell>
          <table:table-cell table:number-columns-repeated="2" office:value-type="float" office:value="766549" calcext:value-type="float">
            <text:p>766549</text:p>
          </table:table-cell>
        </table:table-row>
        <table:table-row table:style-name="ro1">
          <table:table-cell office:value-type="string" calcext:value-type="string">
            <text:p>wmin5000wmax50000n5000-7-s177710744c867650.ukp</text:p>
          </table:table-cell>
          <table:table-cell office:value-type="float" office:value="0.00292161" calcext:value-type="float">
            <text:p>0.0029216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1000-9-s126456688c698016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1000-9-s126456688c698016.ukp</text:p>
          </table:table-cell>
          <table:table-cell office:value-type="float" office:value="20592" calcext:value-type="float">
            <text:p>20592</text:p>
          </table:table-cell>
          <table:table-cell office:value-type="float" office:value="3592" calcext:value-type="float">
            <text:p>3592</text:p>
          </table:table-cell>
          <table:table-cell/>
          <table:table-cell office:value-type="string" calcext:value-type="string">
            <text:p>wmin1000wmax50000n1000-9-s126456688c698016.ukp</text:p>
          </table:table-cell>
          <table:table-cell table:number-columns-repeated="2" office:value-type="float" office:value="698016" calcext:value-type="float">
            <text:p>698016</text:p>
          </table:table-cell>
        </table:table-row>
        <table:table-row table:style-name="ro1">
          <table:table-cell office:value-type="string" calcext:value-type="string">
            <text:p>wmin5000wmax50000n5000-8-s991580855c784023.ukp</text:p>
          </table:table-cell>
          <table:table-cell office:value-type="float" office:value="0.0026193" calcext:value-type="float">
            <text:p>0.002619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2000-0-s827183242c71234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2000-0-s827183242c712347.ukp</text:p>
          </table:table-cell>
          <table:table-cell office:value-type="float" office:value="20908" calcext:value-type="float">
            <text:p>20908</text:p>
          </table:table-cell>
          <table:table-cell office:value-type="float" office:value="4056" calcext:value-type="float">
            <text:p>4056</text:p>
          </table:table-cell>
          <table:table-cell/>
          <table:table-cell office:value-type="string" calcext:value-type="string">
            <text:p>wmin1000wmax50000n2000-0-s827183242c712347.ukp</text:p>
          </table:table-cell>
          <table:table-cell table:number-columns-repeated="2" office:value-type="float" office:value="712347" calcext:value-type="float">
            <text:p>712347</text:p>
          </table:table-cell>
        </table:table-row>
        <table:table-row table:style-name="ro1">
          <table:table-cell office:value-type="string" calcext:value-type="string">
            <text:p>wmin5000wmax50000n5000-9-s126456688c734476.ukp</text:p>
          </table:table-cell>
          <table:table-cell office:value-type="float" office:value="0.00269208" calcext:value-type="float">
            <text:p>0.0026920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2000-1-s843367405c63857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2000-1-s843367405c638572.ukp</text:p>
          </table:table-cell>
          <table:table-cell office:value-type="float" office:value="19124" calcext:value-type="float">
            <text:p>19124</text:p>
          </table:table-cell>
          <table:table-cell office:value-type="float" office:value="6140" calcext:value-type="float">
            <text:p>6140</text:p>
          </table:table-cell>
          <table:table-cell/>
          <table:table-cell office:value-type="string" calcext:value-type="string">
            <text:p>wmin1000wmax50000n2000-1-s843367405c638572.ukp</text:p>
          </table:table-cell>
          <table:table-cell table:number-columns-repeated="2" office:value-type="float" office:value="638572" calcext:value-type="float">
            <text:p>638572</text:p>
          </table:table-cell>
        </table:table-row>
        <table:table-row table:style-name="ro1">
          <table:table-cell office:value-type="string" calcext:value-type="string">
            <text:p>wmin500wmax100000n10000-0-s827183242c967660.ukp</text:p>
          </table:table-cell>
          <table:table-cell office:value-type="float" office:value="0.0031016" calcext:value-type="float">
            <text:p>0.003101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2000-2-s528806317c77168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2000-2-s528806317c771687.ukp</text:p>
          </table:table-cell>
          <table:table-cell office:value-type="float" office:value="22356" calcext:value-type="float">
            <text:p>22356</text:p>
          </table:table-cell>
          <table:table-cell office:value-type="float" office:value="4092" calcext:value-type="float">
            <text:p>4092</text:p>
          </table:table-cell>
          <table:table-cell/>
          <table:table-cell office:value-type="string" calcext:value-type="string">
            <text:p>wmin1000wmax50000n2000-2-s528806317c771687.ukp</text:p>
          </table:table-cell>
          <table:table-cell table:number-columns-repeated="2" office:value-type="float" office:value="771687" calcext:value-type="float">
            <text:p>771687</text:p>
          </table:table-cell>
        </table:table-row>
        <table:table-row table:style-name="ro1">
          <table:table-cell office:value-type="string" calcext:value-type="string">
            <text:p>wmin500wmax100000n10000-1-s843367405c606409.ukp</text:p>
          </table:table-cell>
          <table:table-cell office:value-type="float" office:value="0.00230861" calcext:value-type="float">
            <text:p>0.0023086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2000-3-s780179313c51061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2000-3-s780179313c510614.ukp</text:p>
          </table:table-cell>
          <table:table-cell office:value-type="float" office:value="16364" calcext:value-type="float">
            <text:p>16364</text:p>
          </table:table-cell>
          <table:table-cell office:value-type="float" office:value="3984" calcext:value-type="float">
            <text:p>3984</text:p>
          </table:table-cell>
          <table:table-cell/>
          <table:table-cell office:value-type="string" calcext:value-type="string">
            <text:p>wmin1000wmax50000n2000-3-s780179313c510614.ukp</text:p>
          </table:table-cell>
          <table:table-cell table:number-columns-repeated="2" office:value-type="float" office:value="510614" calcext:value-type="float">
            <text:p>510614</text:p>
          </table:table-cell>
        </table:table-row>
        <table:table-row table:style-name="ro1">
          <table:table-cell office:value-type="string" calcext:value-type="string">
            <text:p>wmin500wmax100000n10000-2-s528806317c547427.ukp</text:p>
          </table:table-cell>
          <table:table-cell office:value-type="float" office:value="0.0023778" calcext:value-type="float">
            <text:p>0.002377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2000-4-s721215008c677586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2000-4-s721215008c677586.ukp</text:p>
          </table:table-cell>
          <table:table-cell office:value-type="float" office:value="20036" calcext:value-type="float">
            <text:p>20036</text:p>
          </table:table-cell>
          <table:table-cell office:value-type="float" office:value="4184" calcext:value-type="float">
            <text:p>4184</text:p>
          </table:table-cell>
          <table:table-cell/>
          <table:table-cell office:value-type="string" calcext:value-type="string">
            <text:p>wmin1000wmax50000n2000-4-s721215008c677586.ukp</text:p>
          </table:table-cell>
          <table:table-cell table:number-columns-repeated="2" office:value-type="float" office:value="677586" calcext:value-type="float">
            <text:p>677586</text:p>
          </table:table-cell>
        </table:table-row>
        <table:table-row table:style-name="ro1">
          <table:table-cell office:value-type="string" calcext:value-type="string">
            <text:p>wmin500wmax100000n10000-3-s780179313c669049.ukp</text:p>
          </table:table-cell>
          <table:table-cell office:value-type="float" office:value="0.0025626" calcext:value-type="float">
            <text:p>0.002562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2000-5-s110877071c754733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2000-5-s110877071c754733.ukp</text:p>
          </table:table-cell>
          <table:table-cell office:value-type="float" office:value="21924" calcext:value-type="float">
            <text:p>21924</text:p>
          </table:table-cell>
          <table:table-cell office:value-type="float" office:value="4092" calcext:value-type="float">
            <text:p>4092</text:p>
          </table:table-cell>
          <table:table-cell/>
          <table:table-cell office:value-type="string" calcext:value-type="string">
            <text:p>wmin1000wmax50000n2000-5-s110877071c754733.ukp</text:p>
          </table:table-cell>
          <table:table-cell table:number-columns-repeated="2" office:value-type="float" office:value="754733" calcext:value-type="float">
            <text:p>754733</text:p>
          </table:table-cell>
        </table:table-row>
        <table:table-row table:style-name="ro1">
          <table:table-cell office:value-type="string" calcext:value-type="string">
            <text:p>wmin500wmax100000n10000-4-s721215008c717530.ukp</text:p>
          </table:table-cell>
          <table:table-cell office:value-type="float" office:value="0.00273581" calcext:value-type="float">
            <text:p>0.0027358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2000-6-s227708629c87889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2000-6-s227708629c878892.ukp</text:p>
          </table:table-cell>
          <table:table-cell office:value-type="float" office:value="24952" calcext:value-type="float">
            <text:p>24952</text:p>
          </table:table-cell>
          <table:table-cell office:value-type="float" office:value="4104" calcext:value-type="float">
            <text:p>4104</text:p>
          </table:table-cell>
          <table:table-cell/>
          <table:table-cell office:value-type="string" calcext:value-type="string">
            <text:p>wmin1000wmax50000n2000-6-s227708629c878892.ukp</text:p>
          </table:table-cell>
          <table:table-cell table:number-columns-repeated="2" office:value-type="float" office:value="878892" calcext:value-type="float">
            <text:p>878892</text:p>
          </table:table-cell>
        </table:table-row>
        <table:table-row table:style-name="ro1">
          <table:table-cell office:value-type="string" calcext:value-type="string">
            <text:p>wmin500wmax100000n10000-5-s110877071c652960.ukp</text:p>
          </table:table-cell>
          <table:table-cell office:value-type="float" office:value="0.00276691" calcext:value-type="float">
            <text:p>0.0027669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2000-7-s177710744c58411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2000-7-s177710744c584112.ukp</text:p>
          </table:table-cell>
          <table:table-cell office:value-type="float" office:value="17864" calcext:value-type="float">
            <text:p>17864</text:p>
          </table:table-cell>
          <table:table-cell office:value-type="float" office:value="4144" calcext:value-type="float">
            <text:p>4144</text:p>
          </table:table-cell>
          <table:table-cell/>
          <table:table-cell office:value-type="string" calcext:value-type="string">
            <text:p>wmin1000wmax50000n2000-7-s177710744c584112.ukp</text:p>
          </table:table-cell>
          <table:table-cell table:number-columns-repeated="2" office:value-type="float" office:value="584112" calcext:value-type="float">
            <text:p>584112</text:p>
          </table:table-cell>
        </table:table-row>
        <table:table-row table:style-name="ro1">
          <table:table-cell office:value-type="string" calcext:value-type="string">
            <text:p>wmin500wmax100000n10000-6-s227708629c836970.ukp</text:p>
          </table:table-cell>
          <table:table-cell office:value-type="float" office:value="0.00293705" calcext:value-type="float">
            <text:p>0.0029370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2000-8-s991580855c82178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2000-8-s991580855c821782.ukp</text:p>
          </table:table-cell>
          <table:table-cell office:value-type="float" office:value="23476" calcext:value-type="float">
            <text:p>23476</text:p>
          </table:table-cell>
          <table:table-cell office:value-type="float" office:value="6008" calcext:value-type="float">
            <text:p>6008</text:p>
          </table:table-cell>
          <table:table-cell/>
          <table:table-cell office:value-type="string" calcext:value-type="string">
            <text:p>wmin1000wmax50000n2000-8-s991580855c821782.ukp</text:p>
          </table:table-cell>
          <table:table-cell table:number-columns-repeated="2" office:value-type="float" office:value="821782" calcext:value-type="float">
            <text:p>821782</text:p>
          </table:table-cell>
        </table:table-row>
        <table:table-row table:style-name="ro1">
          <table:table-cell office:value-type="string" calcext:value-type="string">
            <text:p>wmin500wmax100000n10000-7-s177710744c581656.ukp</text:p>
          </table:table-cell>
          <table:table-cell office:value-type="float" office:value="0.00222779" calcext:value-type="float">
            <text:p>0.0022277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2000-9-s126456688c89693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2000-9-s126456688c896939.ukp</text:p>
          </table:table-cell>
          <table:table-cell office:value-type="float" office:value="25188" calcext:value-type="float">
            <text:p>25188</text:p>
          </table:table-cell>
          <table:table-cell office:value-type="float" office:value="4060" calcext:value-type="float">
            <text:p>4060</text:p>
          </table:table-cell>
          <table:table-cell/>
          <table:table-cell office:value-type="string" calcext:value-type="string">
            <text:p>wmin1000wmax50000n2000-9-s126456688c896939.ukp</text:p>
          </table:table-cell>
          <table:table-cell table:number-columns-repeated="2" office:value-type="float" office:value="896939" calcext:value-type="float">
            <text:p>896939</text:p>
          </table:table-cell>
        </table:table-row>
        <table:table-row table:style-name="ro1">
          <table:table-cell office:value-type="string" calcext:value-type="string">
            <text:p>wmin500wmax100000n10000-8-s991580855c641656.ukp</text:p>
          </table:table-cell>
          <table:table-cell office:value-type="float" office:value="0.00244308" calcext:value-type="float">
            <text:p>0.0024430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0-s827183242c723463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5000-0-s827183242c723463.ukp</text:p>
          </table:table-cell>
          <table:table-cell office:value-type="float" office:value="21168" calcext:value-type="float">
            <text:p>21168</text:p>
          </table:table-cell>
          <table:table-cell office:value-type="float" office:value="7664" calcext:value-type="float">
            <text:p>7664</text:p>
          </table:table-cell>
          <table:table-cell/>
          <table:table-cell office:value-type="string" calcext:value-type="string">
            <text:p>wmin1000wmax50000n5000-0-s827183242c723463.ukp</text:p>
          </table:table-cell>
          <table:table-cell table:number-columns-repeated="2" office:value-type="float" office:value="723463" calcext:value-type="float">
            <text:p>723463</text:p>
          </table:table-cell>
        </table:table-row>
        <table:table-row table:style-name="ro1">
          <table:table-cell office:value-type="string" calcext:value-type="string">
            <text:p>wmin500wmax100000n10000-9-s126456688c794611.ukp</text:p>
          </table:table-cell>
          <table:table-cell office:value-type="float" office:value="0.00279569" calcext:value-type="float">
            <text:p>0.00279569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1-s843367405c563850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1-s843367405c563850.ukp</text:p>
          </table:table-cell>
          <table:table-cell office:value-type="float" office:value="17244" calcext:value-type="float">
            <text:p>17244</text:p>
          </table:table-cell>
          <table:table-cell office:value-type="float" office:value="7740" calcext:value-type="float">
            <text:p>7740</text:p>
          </table:table-cell>
          <table:table-cell/>
          <table:table-cell office:value-type="string" calcext:value-type="string">
            <text:p>wmin1000wmax50000n5000-1-s843367405c563850.ukp</text:p>
          </table:table-cell>
          <table:table-cell table:number-columns-repeated="2" office:value-type="float" office:value="563850" calcext:value-type="float">
            <text:p>563850</text:p>
          </table:table-cell>
        </table:table-row>
        <table:table-row table:style-name="ro1">
          <table:table-cell office:value-type="string" calcext:value-type="string">
            <text:p>wmin500wmax50000n10000-0-s827183242c676550.ukp</text:p>
          </table:table-cell>
          <table:table-cell office:value-type="float" office:value="0.00217138" calcext:value-type="float">
            <text:p>0.0021713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2-s528806317c89811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5000-2-s528806317c898111.ukp</text:p>
          </table:table-cell>
          <table:table-cell office:value-type="float" office:value="25344" calcext:value-type="float">
            <text:p>25344</text:p>
          </table:table-cell>
          <table:table-cell office:value-type="float" office:value="5688" calcext:value-type="float">
            <text:p>5688</text:p>
          </table:table-cell>
          <table:table-cell/>
          <table:table-cell office:value-type="string" calcext:value-type="string">
            <text:p>wmin1000wmax50000n5000-2-s528806317c898111.ukp</text:p>
          </table:table-cell>
          <table:table-cell table:number-columns-repeated="2" office:value-type="float" office:value="898111" calcext:value-type="float">
            <text:p>898111</text:p>
          </table:table-cell>
        </table:table-row>
        <table:table-row table:style-name="ro1">
          <table:table-cell office:value-type="string" calcext:value-type="string">
            <text:p>wmin500wmax50000n10000-1-s843367405c958150.ukp</text:p>
          </table:table-cell>
          <table:table-cell office:value-type="float" office:value="0.00269193" calcext:value-type="float">
            <text:p>0.0026919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3-s780179313c77799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5000-3-s780179313c777991.ukp</text:p>
          </table:table-cell>
          <table:table-cell office:value-type="float" office:value="22472" calcext:value-type="float">
            <text:p>22472</text:p>
          </table:table-cell>
          <table:table-cell office:value-type="float" office:value="7212" calcext:value-type="float">
            <text:p>7212</text:p>
          </table:table-cell>
          <table:table-cell/>
          <table:table-cell office:value-type="string" calcext:value-type="string">
            <text:p>wmin1000wmax50000n5000-3-s780179313c777991.ukp</text:p>
          </table:table-cell>
          <table:table-cell table:number-columns-repeated="2" office:value-type="float" office:value="777991" calcext:value-type="float">
            <text:p>777991</text:p>
          </table:table-cell>
        </table:table-row>
        <table:table-row table:style-name="ro1">
          <table:table-cell office:value-type="string" calcext:value-type="string">
            <text:p>wmin500wmax50000n10000-2-s528806317c780373.ukp</text:p>
          </table:table-cell>
          <table:table-cell office:value-type="float" office:value="0.00229015" calcext:value-type="float">
            <text:p>0.0022901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4-s721215008c918348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4-s721215008c918348.ukp</text:p>
          </table:table-cell>
          <table:table-cell office:value-type="float" office:value="25684" calcext:value-type="float">
            <text:p>25684</text:p>
          </table:table-cell>
          <table:table-cell office:value-type="float" office:value="7468" calcext:value-type="float">
            <text:p>7468</text:p>
          </table:table-cell>
          <table:table-cell/>
          <table:table-cell office:value-type="string" calcext:value-type="string">
            <text:p>wmin1000wmax50000n5000-4-s721215008c918348.ukp</text:p>
          </table:table-cell>
          <table:table-cell table:number-columns-repeated="2" office:value-type="float" office:value="918348" calcext:value-type="float">
            <text:p>918348</text:p>
          </table:table-cell>
        </table:table-row>
        <table:table-row table:style-name="ro1">
          <table:table-cell office:value-type="string" calcext:value-type="string">
            <text:p>wmin500wmax50000n10000-3-s780179313c742672.ukp</text:p>
          </table:table-cell>
          <table:table-cell office:value-type="float" office:value="0.00240881" calcext:value-type="float">
            <text:p>0.0024088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5-s110877071c910113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5000-5-s110877071c910113.ukp</text:p>
          </table:table-cell>
          <table:table-cell office:value-type="float" office:value="25536" calcext:value-type="float">
            <text:p>25536</text:p>
          </table:table-cell>
          <table:table-cell office:value-type="float" office:value="5644" calcext:value-type="float">
            <text:p>5644</text:p>
          </table:table-cell>
          <table:table-cell/>
          <table:table-cell office:value-type="string" calcext:value-type="string">
            <text:p>wmin1000wmax50000n5000-5-s110877071c910113.ukp</text:p>
          </table:table-cell>
          <table:table-cell table:number-columns-repeated="2" office:value-type="float" office:value="910113" calcext:value-type="float">
            <text:p>910113</text:p>
          </table:table-cell>
        </table:table-row>
        <table:table-row table:style-name="ro1">
          <table:table-cell office:value-type="string" calcext:value-type="string">
            <text:p>wmin500wmax50000n10000-4-s721215008c817916.ukp</text:p>
          </table:table-cell>
          <table:table-cell office:value-type="float" office:value="0.00269115" calcext:value-type="float">
            <text:p>0.0026911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6-s227708629c579842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6-s227708629c579842.ukp</text:p>
          </table:table-cell>
          <table:table-cell office:value-type="float" office:value="17832" calcext:value-type="float">
            <text:p>17832</text:p>
          </table:table-cell>
          <table:table-cell office:value-type="float" office:value="7336" calcext:value-type="float">
            <text:p>7336</text:p>
          </table:table-cell>
          <table:table-cell/>
          <table:table-cell office:value-type="string" calcext:value-type="string">
            <text:p>wmin1000wmax50000n5000-6-s227708629c579842.ukp</text:p>
          </table:table-cell>
          <table:table-cell table:number-columns-repeated="2" office:value-type="float" office:value="579842" calcext:value-type="float">
            <text:p>579842</text:p>
          </table:table-cell>
        </table:table-row>
        <table:table-row table:style-name="ro1">
          <table:table-cell office:value-type="string" calcext:value-type="string">
            <text:p>wmin500wmax50000n10000-5-s110877071c534895.ukp</text:p>
          </table:table-cell>
          <table:table-cell office:value-type="float" office:value="0.00193393" calcext:value-type="float">
            <text:p>0.0019339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7-s177710744c955831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7-s177710744c955831.ukp</text:p>
          </table:table-cell>
          <table:table-cell office:value-type="float" office:value="26776" calcext:value-type="float">
            <text:p>26776</text:p>
          </table:table-cell>
          <table:table-cell office:value-type="float" office:value="5568" calcext:value-type="float">
            <text:p>5568</text:p>
          </table:table-cell>
          <table:table-cell/>
          <table:table-cell office:value-type="string" calcext:value-type="string">
            <text:p>wmin1000wmax50000n5000-7-s177710744c955831.ukp</text:p>
          </table:table-cell>
          <table:table-cell table:number-columns-repeated="2" office:value-type="float" office:value="955831" calcext:value-type="float">
            <text:p>955831</text:p>
          </table:table-cell>
        </table:table-row>
        <table:table-row table:style-name="ro1">
          <table:table-cell office:value-type="string" calcext:value-type="string">
            <text:p>wmin500wmax50000n10000-6-s227708629c510382.ukp</text:p>
          </table:table-cell>
          <table:table-cell office:value-type="float" office:value="0.00207802" calcext:value-type="float">
            <text:p>0.002078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8-s991580855c627425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8-s991580855c627425.ukp</text:p>
          </table:table-cell>
          <table:table-cell office:value-type="float" office:value="19148" calcext:value-type="float">
            <text:p>19148</text:p>
          </table:table-cell>
          <table:table-cell office:value-type="float" office:value="7136" calcext:value-type="float">
            <text:p>7136</text:p>
          </table:table-cell>
          <table:table-cell/>
          <table:table-cell office:value-type="string" calcext:value-type="string">
            <text:p>wmin1000wmax50000n5000-8-s991580855c627425.ukp</text:p>
          </table:table-cell>
          <table:table-cell table:number-columns-repeated="2" office:value-type="float" office:value="627425" calcext:value-type="float">
            <text:p>627425</text:p>
          </table:table-cell>
        </table:table-row>
        <table:table-row table:style-name="ro1">
          <table:table-cell office:value-type="string" calcext:value-type="string">
            <text:p>wmin500wmax50000n10000-7-s177710744c921100.ukp</text:p>
          </table:table-cell>
          <table:table-cell office:value-type="float" office:value="0.0025215" calcext:value-type="float">
            <text:p>0.0025215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0wmax50000n5000-9-s126456688c69250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0wmax50000n5000-9-s126456688c692500.ukp</text:p>
          </table:table-cell>
          <table:table-cell office:value-type="float" office:value="20680" calcext:value-type="float">
            <text:p>20680</text:p>
          </table:table-cell>
          <table:table-cell office:value-type="float" office:value="5608" calcext:value-type="float">
            <text:p>5608</text:p>
          </table:table-cell>
          <table:table-cell/>
          <table:table-cell office:value-type="string" calcext:value-type="string">
            <text:p>wmin1000wmax50000n5000-9-s126456688c692500.ukp</text:p>
          </table:table-cell>
          <table:table-cell table:number-columns-repeated="2" office:value-type="float" office:value="692500" calcext:value-type="float">
            <text:p>692500</text:p>
          </table:table-cell>
        </table:table-row>
        <table:table-row table:style-name="ro1">
          <table:table-cell office:value-type="string" calcext:value-type="string">
            <text:p>wmin500wmax50000n10000-8-s991580855c614733.ukp</text:p>
          </table:table-cell>
          <table:table-cell office:value-type="float" office:value="0.00221453" calcext:value-type="float">
            <text:p>0.0022145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0-0-s827183242c544223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0-0-s827183242c544223.ukp</text:p>
          </table:table-cell>
          <table:table-cell office:value-type="float" office:value="17800" calcext:value-type="float">
            <text:p>17800</text:p>
          </table:table-cell>
          <table:table-cell office:value-type="float" office:value="6124" calcext:value-type="float">
            <text:p>6124</text:p>
          </table:table-cell>
          <table:table-cell/>
          <table:table-cell office:value-type="string" calcext:value-type="string">
            <text:p>wmin100wmax100000n10000-0-s827183242c544223.ukp</text:p>
          </table:table-cell>
          <table:table-cell table:number-columns-repeated="2" office:value-type="float" office:value="544223" calcext:value-type="float">
            <text:p>544223</text:p>
          </table:table-cell>
        </table:table-row>
        <table:table-row table:style-name="ro1">
          <table:table-cell office:value-type="string" calcext:value-type="string">
            <text:p>wmin10000wmax100000n1000-0-s827183242c822011.ukp</text:p>
          </table:table-cell>
          <table:table-cell office:value-type="float" office:value="0.00294814" calcext:value-type="float">
            <text:p>0.0029481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0-1-s843367405c758616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0-1-s843367405c758616.ukp</text:p>
          </table:table-cell>
          <table:table-cell office:value-type="float" office:value="22656" calcext:value-type="float">
            <text:p>22656</text:p>
          </table:table-cell>
          <table:table-cell office:value-type="float" office:value="6164" calcext:value-type="float">
            <text:p>6164</text:p>
          </table:table-cell>
          <table:table-cell/>
          <table:table-cell office:value-type="string" calcext:value-type="string">
            <text:p>wmin100wmax100000n10000-1-s843367405c758616.ukp</text:p>
          </table:table-cell>
          <table:table-cell table:number-columns-repeated="2" office:value-type="float" office:value="758616" calcext:value-type="float">
            <text:p>758616</text:p>
          </table:table-cell>
        </table:table-row>
        <table:table-row table:style-name="ro1">
          <table:table-cell office:value-type="string" calcext:value-type="string">
            <text:p>wmin10000wmax100000n1000-1-s843367405c974920.ukp</text:p>
          </table:table-cell>
          <table:table-cell office:value-type="float" office:value="0.00319542" calcext:value-type="float">
            <text:p>0.0031954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0-2-s528806317c962915.ukp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0-2-s528806317c962915.ukp</text:p>
          </table:table-cell>
          <table:table-cell office:value-type="float" office:value="27664" calcext:value-type="float">
            <text:p>27664</text:p>
          </table:table-cell>
          <table:table-cell office:value-type="float" office:value="7468" calcext:value-type="float">
            <text:p>7468</text:p>
          </table:table-cell>
          <table:table-cell/>
          <table:table-cell office:value-type="string" calcext:value-type="string">
            <text:p>wmin100wmax100000n10000-2-s528806317c962915.ukp</text:p>
          </table:table-cell>
          <table:table-cell table:number-columns-repeated="2" office:value-type="float" office:value="962915" calcext:value-type="float">
            <text:p>962915</text:p>
          </table:table-cell>
        </table:table-row>
        <table:table-row table:style-name="ro1">
          <table:table-cell office:value-type="string" calcext:value-type="string">
            <text:p>wmin10000wmax100000n1000-2-s528806317c898349.ukp</text:p>
          </table:table-cell>
          <table:table-cell office:value-type="float" office:value="0.00293829" calcext:value-type="float">
            <text:p>0.0029382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0-3-s780179313c856339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0-3-s780179313c856339.ukp</text:p>
          </table:table-cell>
          <table:table-cell office:value-type="float" office:value="25008" calcext:value-type="float">
            <text:p>25008</text:p>
          </table:table-cell>
          <table:table-cell office:value-type="float" office:value="6108" calcext:value-type="float">
            <text:p>6108</text:p>
          </table:table-cell>
          <table:table-cell/>
          <table:table-cell office:value-type="string" calcext:value-type="string">
            <text:p>wmin100wmax100000n10000-3-s780179313c856339.ukp</text:p>
          </table:table-cell>
          <table:table-cell table:number-columns-repeated="2" office:value-type="float" office:value="856339" calcext:value-type="float">
            <text:p>856339</text:p>
          </table:table-cell>
        </table:table-row>
        <table:table-row table:style-name="ro1">
          <table:table-cell office:value-type="string" calcext:value-type="string">
            <text:p>wmin10000wmax100000n1000-4-s721215008c678900.ukp</text:p>
          </table:table-cell>
          <table:table-cell office:value-type="float" office:value="0.00268938" calcext:value-type="float">
            <text:p>0.0026893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0-4-s721215008c714434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0-4-s721215008c714434.ukp</text:p>
          </table:table-cell>
          <table:table-cell office:value-type="float" office:value="21712" calcext:value-type="float">
            <text:p>21712</text:p>
          </table:table-cell>
          <table:table-cell office:value-type="float" office:value="6132" calcext:value-type="float">
            <text:p>6132</text:p>
          </table:table-cell>
          <table:table-cell/>
          <table:table-cell office:value-type="string" calcext:value-type="string">
            <text:p>wmin100wmax100000n10000-4-s721215008c714434.ukp</text:p>
          </table:table-cell>
          <table:table-cell table:number-columns-repeated="2" office:value-type="float" office:value="714434" calcext:value-type="float">
            <text:p>714434</text:p>
          </table:table-cell>
        </table:table-row>
        <table:table-row table:style-name="ro1">
          <table:table-cell office:value-type="string" calcext:value-type="string">
            <text:p>wmin10000wmax100000n1000-5-s110877071c784914.ukp</text:p>
          </table:table-cell>
          <table:table-cell office:value-type="float" office:value="0.00304284" calcext:value-type="float">
            <text:p>0.0030428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0-5-s110877071c927298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0-5-s110877071c927298.ukp</text:p>
          </table:table-cell>
          <table:table-cell office:value-type="float" office:value="26676" calcext:value-type="float">
            <text:p>26676</text:p>
          </table:table-cell>
          <table:table-cell office:value-type="float" office:value="7540" calcext:value-type="float">
            <text:p>7540</text:p>
          </table:table-cell>
          <table:table-cell/>
          <table:table-cell office:value-type="string" calcext:value-type="string">
            <text:p>wmin100wmax100000n10000-5-s110877071c927298.ukp</text:p>
          </table:table-cell>
          <table:table-cell table:number-columns-repeated="2" office:value-type="float" office:value="927298" calcext:value-type="float">
            <text:p>927298</text:p>
          </table:table-cell>
        </table:table-row>
        <table:table-row table:style-name="ro1">
          <table:table-cell office:value-type="string" calcext:value-type="string">
            <text:p>wmin10000wmax100000n1000-6-s227708629c511609.ukp</text:p>
          </table:table-cell>
          <table:table-cell office:value-type="float" office:value="0.00233686" calcext:value-type="float">
            <text:p>0.0023368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0-6-s227708629c775731.ukp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0-6-s227708629c775731.ukp</text:p>
          </table:table-cell>
          <table:table-cell office:value-type="float" office:value="23188" calcext:value-type="float">
            <text:p>23188</text:p>
          </table:table-cell>
          <table:table-cell office:value-type="float" office:value="6120" calcext:value-type="float">
            <text:p>6120</text:p>
          </table:table-cell>
          <table:table-cell/>
          <table:table-cell office:value-type="string" calcext:value-type="string">
            <text:p>wmin100wmax100000n10000-6-s227708629c775731.ukp</text:p>
          </table:table-cell>
          <table:table-cell table:number-columns-repeated="2" office:value-type="float" office:value="775731" calcext:value-type="float">
            <text:p>775731</text:p>
          </table:table-cell>
        </table:table-row>
        <table:table-row table:style-name="ro1">
          <table:table-cell office:value-type="string" calcext:value-type="string">
            <text:p>wmin10000wmax100000n1000-7-s177710744c657882.ukp</text:p>
          </table:table-cell>
          <table:table-cell office:value-type="float" office:value="0.00261089" calcext:value-type="float">
            <text:p>0.0026108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0-7-s177710744c926728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0-7-s177710744c926728.ukp</text:p>
          </table:table-cell>
          <table:table-cell office:value-type="float" office:value="26580" calcext:value-type="float">
            <text:p>26580</text:p>
          </table:table-cell>
          <table:table-cell office:value-type="float" office:value="6020" calcext:value-type="float">
            <text:p>6020</text:p>
          </table:table-cell>
          <table:table-cell/>
          <table:table-cell office:value-type="string" calcext:value-type="string">
            <text:p>wmin100wmax100000n10000-7-s177710744c926728.ukp</text:p>
          </table:table-cell>
          <table:table-cell table:number-columns-repeated="2" office:value-type="float" office:value="926728" calcext:value-type="float">
            <text:p>926728</text:p>
          </table:table-cell>
        </table:table-row>
        <table:table-row table:style-name="ro1">
          <table:table-cell office:value-type="string" calcext:value-type="string">
            <text:p>wmin10000wmax100000n1000-8-s991580855c964354.ukp</text:p>
          </table:table-cell>
          <table:table-cell office:value-type="float" office:value="0.00321608" calcext:value-type="float">
            <text:p>0.0032160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0-8-s991580855c907022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0-8-s991580855c907022.ukp</text:p>
          </table:table-cell>
          <table:table-cell office:value-type="float" office:value="26284" calcext:value-type="float">
            <text:p>26284</text:p>
          </table:table-cell>
          <table:table-cell office:value-type="float" office:value="8080" calcext:value-type="float">
            <text:p>8080</text:p>
          </table:table-cell>
          <table:table-cell/>
          <table:table-cell office:value-type="string" calcext:value-type="string">
            <text:p>wmin100wmax100000n10000-8-s991580855c907022.ukp</text:p>
          </table:table-cell>
          <table:table-cell table:number-columns-repeated="2" office:value-type="float" office:value="907022" calcext:value-type="float">
            <text:p>907022</text:p>
          </table:table-cell>
        </table:table-row>
        <table:table-row table:style-name="ro1">
          <table:table-cell office:value-type="string" calcext:value-type="string">
            <text:p>wmin10000wmax100000n1000-9-s126456688c785284.ukp</text:p>
          </table:table-cell>
          <table:table-cell office:value-type="float" office:value="0.00308016" calcext:value-type="float">
            <text:p>0.0030801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0-9-s126456688c646208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100000n10000-9-s126456688c646208.ukp</text:p>
          </table:table-cell>
          <table:table-cell office:value-type="float" office:value="20212" calcext:value-type="float">
            <text:p>20212</text:p>
          </table:table-cell>
          <table:table-cell office:value-type="float" office:value="6244" calcext:value-type="float">
            <text:p>6244</text:p>
          </table:table-cell>
          <table:table-cell/>
          <table:table-cell office:value-type="string" calcext:value-type="string">
            <text:p>wmin100wmax100000n10000-9-s126456688c646208.ukp</text:p>
          </table:table-cell>
          <table:table-cell table:number-columns-repeated="2" office:value-type="float" office:value="646208" calcext:value-type="float">
            <text:p>646208</text:p>
          </table:table-cell>
        </table:table-row>
        <table:table-row table:style-name="ro1">
          <table:table-cell office:value-type="string" calcext:value-type="string">
            <text:p>wmin10000wmax100000n2000-9-s126456688c833361.ukp</text:p>
          </table:table-cell>
          <table:table-cell office:value-type="float" office:value="0.00317399" calcext:value-type="float">
            <text:p>0.0031739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-0-s827183242c93471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-0-s827183242c934712.ukp</text:p>
          </table:table-cell>
          <table:table-cell office:value-type="float" office:value="26936" calcext:value-type="float">
            <text:p>26936</text:p>
          </table:table-cell>
          <table:table-cell office:value-type="float" office:value="5548" calcext:value-type="float">
            <text:p>5548</text:p>
          </table:table-cell>
          <table:table-cell/>
          <table:table-cell office:value-type="string" calcext:value-type="string">
            <text:p>wmin100wmax100000n1000-0-s827183242c934712.ukp</text:p>
          </table:table-cell>
          <table:table-cell table:number-columns-repeated="2" office:value-type="float" office:value="934712" calcext:value-type="float">
            <text:p>934712</text:p>
          </table:table-cell>
        </table:table-row>
        <table:table-row table:style-name="ro1">
          <table:table-cell office:value-type="string" calcext:value-type="string">
            <text:p>wmin10000wmax50000n1000-0-s827183242c505635.ukp</text:p>
          </table:table-cell>
          <table:table-cell office:value-type="float" office:value="0.00241774" calcext:value-type="float">
            <text:p>0.0024177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-1-s843367405c651585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-1-s843367405c651585.ukp</text:p>
          </table:table-cell>
          <table:table-cell office:value-type="float" office:value="20408" calcext:value-type="float">
            <text:p>20408</text:p>
          </table:table-cell>
          <table:table-cell office:value-type="float" office:value="3416" calcext:value-type="float">
            <text:p>3416</text:p>
          </table:table-cell>
          <table:table-cell/>
          <table:table-cell office:value-type="string" calcext:value-type="string">
            <text:p>wmin100wmax100000n1000-1-s843367405c651585.ukp</text:p>
          </table:table-cell>
          <table:table-cell table:number-columns-repeated="2" office:value-type="float" office:value="651585" calcext:value-type="float">
            <text:p>651585</text:p>
          </table:table-cell>
        </table:table-row>
        <table:table-row table:style-name="ro1">
          <table:table-cell office:value-type="string" calcext:value-type="string">
            <text:p>wmin10000wmax50000n1000-1-s843367405c527079.ukp</text:p>
          </table:table-cell>
          <table:table-cell office:value-type="float" office:value="0.00247324" calcext:value-type="float">
            <text:p>0.0024732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-2-s528806317c930355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-2-s528806317c930355.ukp</text:p>
          </table:table-cell>
          <table:table-cell office:value-type="float" office:value="26824" calcext:value-type="float">
            <text:p>26824</text:p>
          </table:table-cell>
          <table:table-cell office:value-type="float" office:value="3556" calcext:value-type="float">
            <text:p>3556</text:p>
          </table:table-cell>
          <table:table-cell/>
          <table:table-cell office:value-type="string" calcext:value-type="string">
            <text:p>wmin100wmax100000n1000-2-s528806317c930355.ukp</text:p>
          </table:table-cell>
          <table:table-cell table:number-columns-repeated="2" office:value-type="float" office:value="930355" calcext:value-type="float">
            <text:p>930355</text:p>
          </table:table-cell>
        </table:table-row>
        <table:table-row table:style-name="ro1">
          <table:table-cell office:value-type="string" calcext:value-type="string">
            <text:p>wmin10000wmax50000n1000-2-s528806317c938252.ukp</text:p>
          </table:table-cell>
          <table:table-cell office:value-type="float" office:value="0.00322465" calcext:value-type="float">
            <text:p>0.0032246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-3-s780179313c585253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-3-s780179313c585253.ukp</text:p>
          </table:table-cell>
          <table:table-cell office:value-type="float" office:value="18832" calcext:value-type="float">
            <text:p>18832</text:p>
          </table:table-cell>
          <table:table-cell office:value-type="float" office:value="3516" calcext:value-type="float">
            <text:p>3516</text:p>
          </table:table-cell>
          <table:table-cell/>
          <table:table-cell office:value-type="string" calcext:value-type="string">
            <text:p>wmin100wmax100000n1000-3-s780179313c585253.ukp</text:p>
          </table:table-cell>
          <table:table-cell table:number-columns-repeated="2" office:value-type="float" office:value="585253" calcext:value-type="float">
            <text:p>585253</text:p>
          </table:table-cell>
        </table:table-row>
        <table:table-row table:style-name="ro1">
          <table:table-cell office:value-type="string" calcext:value-type="string">
            <text:p>wmin10000wmax50000n1000-3-s780179313c900235.ukp</text:p>
          </table:table-cell>
          <table:table-cell office:value-type="float" office:value="0.00280043" calcext:value-type="float">
            <text:p>0.0028004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-4-s721215008c84186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-4-s721215008c841862.ukp</text:p>
          </table:table-cell>
          <table:table-cell office:value-type="float" office:value="24652" calcext:value-type="float">
            <text:p>24652</text:p>
          </table:table-cell>
          <table:table-cell office:value-type="float" office:value="3588" calcext:value-type="float">
            <text:p>3588</text:p>
          </table:table-cell>
          <table:table-cell/>
          <table:table-cell office:value-type="string" calcext:value-type="string">
            <text:p>wmin100wmax100000n1000-4-s721215008c841862.ukp</text:p>
          </table:table-cell>
          <table:table-cell table:number-columns-repeated="2" office:value-type="float" office:value="841862" calcext:value-type="float">
            <text:p>841862</text:p>
          </table:table-cell>
        </table:table-row>
        <table:table-row table:style-name="ro1">
          <table:table-cell office:value-type="string" calcext:value-type="string">
            <text:p>wmin10000wmax50000n1000-4-s721215008c658332.ukp</text:p>
          </table:table-cell>
          <table:table-cell office:value-type="float" office:value="0.00276183" calcext:value-type="float">
            <text:p>0.0027618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-5-s110877071c64934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-5-s110877071c649340.ukp</text:p>
          </table:table-cell>
          <table:table-cell office:value-type="float" office:value="20112" calcext:value-type="float">
            <text:p>20112</text:p>
          </table:table-cell>
          <table:table-cell office:value-type="float" office:value="5536" calcext:value-type="float">
            <text:p>5536</text:p>
          </table:table-cell>
          <table:table-cell/>
          <table:table-cell office:value-type="string" calcext:value-type="string">
            <text:p>wmin100wmax100000n1000-5-s110877071c649340.ukp</text:p>
          </table:table-cell>
          <table:table-cell table:number-columns-repeated="2" office:value-type="float" office:value="649340" calcext:value-type="float">
            <text:p>649340</text:p>
          </table:table-cell>
        </table:table-row>
        <table:table-row table:style-name="ro1">
          <table:table-cell office:value-type="string" calcext:value-type="string">
            <text:p>wmin10000wmax50000n1000-7-s177710744c744409.ukp</text:p>
          </table:table-cell>
          <table:table-cell office:value-type="float" office:value="0.00274835" calcext:value-type="float">
            <text:p>0.0027483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-6-s227708629c78625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-6-s227708629c786259.ukp</text:p>
          </table:table-cell>
          <table:table-cell office:value-type="float" office:value="23448" calcext:value-type="float">
            <text:p>23448</text:p>
          </table:table-cell>
          <table:table-cell office:value-type="float" office:value="3460" calcext:value-type="float">
            <text:p>3460</text:p>
          </table:table-cell>
          <table:table-cell/>
          <table:table-cell office:value-type="string" calcext:value-type="string">
            <text:p>wmin100wmax100000n1000-6-s227708629c786259.ukp</text:p>
          </table:table-cell>
          <table:table-cell table:number-columns-repeated="2" office:value-type="float" office:value="786259" calcext:value-type="float">
            <text:p>786259</text:p>
          </table:table-cell>
        </table:table-row>
        <table:table-row table:style-name="ro1">
          <table:table-cell office:value-type="string" calcext:value-type="string">
            <text:p>wmin10000wmax50000n1000-9-s126456688c837661.ukp</text:p>
          </table:table-cell>
          <table:table-cell office:value-type="float" office:value="0.00282857" calcext:value-type="float">
            <text:p>0.0028285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-7-s177710744c880033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-7-s177710744c880033.ukp</text:p>
          </table:table-cell>
          <table:table-cell office:value-type="float" office:value="25780" calcext:value-type="float">
            <text:p>25780</text:p>
          </table:table-cell>
          <table:table-cell office:value-type="float" office:value="3564" calcext:value-type="float">
            <text:p>3564</text:p>
          </table:table-cell>
          <table:table-cell/>
          <table:table-cell office:value-type="string" calcext:value-type="string">
            <text:p>wmin100wmax100000n1000-7-s177710744c880033.ukp</text:p>
          </table:table-cell>
          <table:table-cell table:number-columns-repeated="2" office:value-type="float" office:value="880033" calcext:value-type="float">
            <text:p>880033</text:p>
          </table:table-cell>
        </table:table-row>
        <table:table-row table:style-name="ro1">
          <table:table-cell office:value-type="string" calcext:value-type="string">
            <text:p>wmin10000wmax50000n2000-0-s827183242c735111.ukp</text:p>
          </table:table-cell>
          <table:table-cell office:value-type="float" office:value="0.00282474" calcext:value-type="float">
            <text:p>0.0028247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-8-s991580855c506117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-8-s991580855c506117.ukp</text:p>
          </table:table-cell>
          <table:table-cell office:value-type="float" office:value="16700" calcext:value-type="float">
            <text:p>16700</text:p>
          </table:table-cell>
          <table:table-cell office:value-type="float" office:value="3640" calcext:value-type="float">
            <text:p>3640</text:p>
          </table:table-cell>
          <table:table-cell/>
          <table:table-cell office:value-type="string" calcext:value-type="string">
            <text:p>wmin100wmax100000n1000-8-s991580855c506117.ukp</text:p>
          </table:table-cell>
          <table:table-cell table:number-columns-repeated="2" office:value-type="float" office:value="506117" calcext:value-type="float">
            <text:p>506117</text:p>
          </table:table-cell>
        </table:table-row>
        <table:table-row table:style-name="ro1">
          <table:table-cell office:value-type="string" calcext:value-type="string">
            <text:p>wmin10000wmax50000n2000-1-s843367405c717370.ukp</text:p>
          </table:table-cell>
          <table:table-cell office:value-type="float" office:value="0.00279749" calcext:value-type="float">
            <text:p>0.0027974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1000-9-s126456688c853648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1000-9-s126456688c853648.ukp</text:p>
          </table:table-cell>
          <table:table-cell office:value-type="float" office:value="24940" calcext:value-type="float">
            <text:p>24940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string" calcext:value-type="string">
            <text:p>wmin100wmax100000n1000-9-s126456688c853648.ukp</text:p>
          </table:table-cell>
          <table:table-cell table:number-columns-repeated="2" office:value-type="float" office:value="853648" calcext:value-type="float">
            <text:p>853648</text:p>
          </table:table-cell>
        </table:table-row>
        <table:table-row table:style-name="ro1">
          <table:table-cell office:value-type="string" calcext:value-type="string">
            <text:p>wmin10000wmax50000n2000-2-s528806317c726630.ukp</text:p>
          </table:table-cell>
          <table:table-cell office:value-type="float" office:value="0.00283021" calcext:value-type="float">
            <text:p>0.0028302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2000-0-s827183242c75519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2000-0-s827183242c755190.ukp</text:p>
          </table:table-cell>
          <table:table-cell office:value-type="float" office:value="22660" calcext:value-type="float">
            <text:p>22660</text:p>
          </table:table-cell>
          <table:table-cell office:value-type="float" office:value="4020" calcext:value-type="float">
            <text:p>4020</text:p>
          </table:table-cell>
          <table:table-cell/>
          <table:table-cell office:value-type="string" calcext:value-type="string">
            <text:p>wmin100wmax100000n2000-0-s827183242c755190.ukp</text:p>
          </table:table-cell>
          <table:table-cell table:number-columns-repeated="2" office:value-type="float" office:value="755190" calcext:value-type="float">
            <text:p>755190</text:p>
          </table:table-cell>
        </table:table-row>
        <table:table-row table:style-name="ro1">
          <table:table-cell office:value-type="string" calcext:value-type="string">
            <text:p>wmin10000wmax50000n2000-3-s780179313c589775.ukp</text:p>
          </table:table-cell>
          <table:table-cell office:value-type="float" office:value="0.00283277" calcext:value-type="float">
            <text:p>0.0028327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2000-1-s843367405c726618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2000-1-s843367405c726618.ukp</text:p>
          </table:table-cell>
          <table:table-cell office:value-type="float" office:value="22064" calcext:value-type="float">
            <text:p>22064</text:p>
          </table:table-cell>
          <table:table-cell office:value-type="float" office:value="4084" calcext:value-type="float">
            <text:p>4084</text:p>
          </table:table-cell>
          <table:table-cell/>
          <table:table-cell office:value-type="string" calcext:value-type="string">
            <text:p>wmin100wmax100000n2000-1-s843367405c726618.ukp</text:p>
          </table:table-cell>
          <table:table-cell table:number-columns-repeated="2" office:value-type="float" office:value="726618" calcext:value-type="float">
            <text:p>726618</text:p>
          </table:table-cell>
        </table:table-row>
        <table:table-row table:style-name="ro1">
          <table:table-cell office:value-type="string" calcext:value-type="string">
            <text:p>wmin10000wmax50000n2000-5-s110877071c884660.ukp</text:p>
          </table:table-cell>
          <table:table-cell office:value-type="float" office:value="0.00311502" calcext:value-type="float">
            <text:p>0.0031150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2000-2-s528806317c62357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2000-2-s528806317c623571.ukp</text:p>
          </table:table-cell>
          <table:table-cell office:value-type="float" office:value="19656" calcext:value-type="float">
            <text:p>19656</text:p>
          </table:table-cell>
          <table:table-cell office:value-type="float" office:value="4108" calcext:value-type="float">
            <text:p>4108</text:p>
          </table:table-cell>
          <table:table-cell/>
          <table:table-cell office:value-type="string" calcext:value-type="string">
            <text:p>wmin100wmax100000n2000-2-s528806317c623571.ukp</text:p>
          </table:table-cell>
          <table:table-cell table:number-columns-repeated="2" office:value-type="float" office:value="623571" calcext:value-type="float">
            <text:p>623571</text:p>
          </table:table-cell>
        </table:table-row>
        <table:table-row table:style-name="ro1">
          <table:table-cell office:value-type="string" calcext:value-type="string">
            <text:p>wmin10000wmax50000n2000-6-s227708629c720884.ukp</text:p>
          </table:table-cell>
          <table:table-cell office:value-type="float" office:value="0.00282565" calcext:value-type="float">
            <text:p>0.0028256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2000-3-s780179313c84726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2000-3-s780179313c847262.ukp</text:p>
          </table:table-cell>
          <table:table-cell office:value-type="float" office:value="24640" calcext:value-type="float">
            <text:p>24640</text:p>
          </table:table-cell>
          <table:table-cell office:value-type="float" office:value="6044" calcext:value-type="float">
            <text:p>6044</text:p>
          </table:table-cell>
          <table:table-cell/>
          <table:table-cell office:value-type="string" calcext:value-type="string">
            <text:p>wmin100wmax100000n2000-3-s780179313c847262.ukp</text:p>
          </table:table-cell>
          <table:table-cell table:number-columns-repeated="2" office:value-type="float" office:value="847262" calcext:value-type="float">
            <text:p>847262</text:p>
          </table:table-cell>
        </table:table-row>
        <table:table-row table:style-name="ro1">
          <table:table-cell office:value-type="string" calcext:value-type="string">
            <text:p>wmin10000wmax50000n5000-4-s721215008c527444.ukp</text:p>
          </table:table-cell>
          <table:table-cell office:value-type="float" office:value="0.00412549" calcext:value-type="float">
            <text:p>0.0041254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2000-4-s721215008c75190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2000-4-s721215008c751902.ukp</text:p>
          </table:table-cell>
          <table:table-cell office:value-type="float" office:value="22732" calcext:value-type="float">
            <text:p>22732</text:p>
          </table:table-cell>
          <table:table-cell office:value-type="float" office:value="4108" calcext:value-type="float">
            <text:p>4108</text:p>
          </table:table-cell>
          <table:table-cell/>
          <table:table-cell office:value-type="string" calcext:value-type="string">
            <text:p>wmin100wmax100000n2000-4-s721215008c751902.ukp</text:p>
          </table:table-cell>
          <table:table-cell table:number-columns-repeated="2" office:value-type="float" office:value="751902" calcext:value-type="float">
            <text:p>751902</text:p>
          </table:table-cell>
        </table:table-row>
        <table:table-row table:style-name="ro1">
          <table:table-cell office:value-type="string" calcext:value-type="string">
            <text:p>wmin1000wmax100000n1000-0-s827183242c702436.ukp</text:p>
          </table:table-cell>
          <table:table-cell office:value-type="float" office:value="0.00235995" calcext:value-type="float">
            <text:p>0.0023599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2000-5-s110877071c842723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2000-5-s110877071c842723.ukp</text:p>
          </table:table-cell>
          <table:table-cell office:value-type="float" office:value="24780" calcext:value-type="float">
            <text:p>24780</text:p>
          </table:table-cell>
          <table:table-cell office:value-type="float" office:value="6020" calcext:value-type="float">
            <text:p>6020</text:p>
          </table:table-cell>
          <table:table-cell/>
          <table:table-cell office:value-type="string" calcext:value-type="string">
            <text:p>wmin100wmax100000n2000-5-s110877071c842723.ukp</text:p>
          </table:table-cell>
          <table:table-cell table:number-columns-repeated="2" office:value-type="float" office:value="842723" calcext:value-type="float">
            <text:p>842723</text:p>
          </table:table-cell>
        </table:table-row>
        <table:table-row table:style-name="ro1">
          <table:table-cell office:value-type="string" calcext:value-type="string">
            <text:p>wmin1000wmax100000n1000-5-s110877071c758279.ukp</text:p>
          </table:table-cell>
          <table:table-cell office:value-type="float" office:value="0.00255577" calcext:value-type="float">
            <text:p>0.0025557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2000-6-s227708629c88092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2000-6-s227708629c880921.ukp</text:p>
          </table:table-cell>
          <table:table-cell office:value-type="float" office:value="25788" calcext:value-type="float">
            <text:p>25788</text:p>
          </table:table-cell>
          <table:table-cell office:value-type="float" office:value="4180" calcext:value-type="float">
            <text:p>4180</text:p>
          </table:table-cell>
          <table:table-cell/>
          <table:table-cell office:value-type="string" calcext:value-type="string">
            <text:p>wmin100wmax100000n2000-6-s227708629c880921.ukp</text:p>
          </table:table-cell>
          <table:table-cell table:number-columns-repeated="2" office:value-type="float" office:value="880921" calcext:value-type="float">
            <text:p>880921</text:p>
          </table:table-cell>
        </table:table-row>
        <table:table-row table:style-name="ro1">
          <table:table-cell office:value-type="string" calcext:value-type="string">
            <text:p>wmin1000wmax100000n1000-7-s177710744c785630.ukp</text:p>
          </table:table-cell>
          <table:table-cell office:value-type="float" office:value="0.00243143" calcext:value-type="float">
            <text:p>0.0024314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2000-7-s177710744c78659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2000-7-s177710744c786597.ukp</text:p>
          </table:table-cell>
          <table:table-cell office:value-type="float" office:value="23476" calcext:value-type="float">
            <text:p>23476</text:p>
          </table:table-cell>
          <table:table-cell office:value-type="float" office:value="4100" calcext:value-type="float">
            <text:p>4100</text:p>
          </table:table-cell>
          <table:table-cell/>
          <table:table-cell office:value-type="string" calcext:value-type="string">
            <text:p>wmin100wmax100000n2000-7-s177710744c786597.ukp</text:p>
          </table:table-cell>
          <table:table-cell table:number-columns-repeated="2" office:value-type="float" office:value="786597" calcext:value-type="float">
            <text:p>786597</text:p>
          </table:table-cell>
        </table:table-row>
        <table:table-row table:style-name="ro1">
          <table:table-cell office:value-type="string" calcext:value-type="string">
            <text:p>wmin1000wmax100000n1000-9-s126456688c869402.ukp</text:p>
          </table:table-cell>
          <table:table-cell office:value-type="float" office:value="0.00269125" calcext:value-type="float">
            <text:p>0.0026912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2000-8-s991580855c820778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2000-8-s991580855c820778.ukp</text:p>
          </table:table-cell>
          <table:table-cell office:value-type="float" office:value="24124" calcext:value-type="float">
            <text:p>24124</text:p>
          </table:table-cell>
          <table:table-cell office:value-type="float" office:value="4116" calcext:value-type="float">
            <text:p>4116</text:p>
          </table:table-cell>
          <table:table-cell/>
          <table:table-cell office:value-type="string" calcext:value-type="string">
            <text:p>wmin100wmax100000n2000-8-s991580855c820778.ukp</text:p>
          </table:table-cell>
          <table:table-cell table:number-columns-repeated="2" office:value-type="float" office:value="820778" calcext:value-type="float">
            <text:p>820778</text:p>
          </table:table-cell>
        </table:table-row>
        <table:table-row table:style-name="ro1">
          <table:table-cell office:value-type="string" calcext:value-type="string">
            <text:p>wmin1000wmax100000n2000-0-s827183242c801096.ukp</text:p>
          </table:table-cell>
          <table:table-cell office:value-type="float" office:value="0.00248646" calcext:value-type="float">
            <text:p>0.0024864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2000-9-s126456688c955846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2000-9-s126456688c955846.ukp</text:p>
          </table:table-cell>
          <table:table-cell office:value-type="float" office:value="27404" calcext:value-type="float">
            <text:p>27404</text:p>
          </table:table-cell>
          <table:table-cell office:value-type="float" office:value="4060" calcext:value-type="float">
            <text:p>4060</text:p>
          </table:table-cell>
          <table:table-cell/>
          <table:table-cell office:value-type="string" calcext:value-type="string">
            <text:p>wmin100wmax100000n2000-9-s126456688c955846.ukp</text:p>
          </table:table-cell>
          <table:table-cell table:number-columns-repeated="2" office:value-type="float" office:value="955846" calcext:value-type="float">
            <text:p>955846</text:p>
          </table:table-cell>
        </table:table-row>
        <table:table-row table:style-name="ro1">
          <table:table-cell office:value-type="string" calcext:value-type="string">
            <text:p>wmin1000wmax100000n2000-1-s843367405c674749.ukp</text:p>
          </table:table-cell>
          <table:table-cell office:value-type="float" office:value="0.00230852" calcext:value-type="float">
            <text:p>0.0023085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5000-0-s827183242c61469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5000-0-s827183242c614699.ukp</text:p>
          </table:table-cell>
          <table:table-cell office:value-type="float" office:value="19416" calcext:value-type="float">
            <text:p>19416</text:p>
          </table:table-cell>
          <table:table-cell office:value-type="float" office:value="5656" calcext:value-type="float">
            <text:p>5656</text:p>
          </table:table-cell>
          <table:table-cell/>
          <table:table-cell office:value-type="string" calcext:value-type="string">
            <text:p>wmin100wmax100000n5000-0-s827183242c614699.ukp</text:p>
          </table:table-cell>
          <table:table-cell table:number-columns-repeated="2" office:value-type="float" office:value="614699" calcext:value-type="float">
            <text:p>614699</text:p>
          </table:table-cell>
        </table:table-row>
        <table:table-row table:style-name="ro1">
          <table:table-cell office:value-type="string" calcext:value-type="string">
            <text:p>wmin1000wmax100000n2000-2-s528806317c620605.ukp</text:p>
          </table:table-cell>
          <table:table-cell office:value-type="float" office:value="0.0020962" calcext:value-type="float">
            <text:p>0.002096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5000-1-s843367405c72224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5000-1-s843367405c722247.ukp</text:p>
          </table:table-cell>
          <table:table-cell office:value-type="float" office:value="21916" calcext:value-type="float">
            <text:p>21916</text:p>
          </table:table-cell>
          <table:table-cell office:value-type="float" office:value="5568" calcext:value-type="float">
            <text:p>5568</text:p>
          </table:table-cell>
          <table:table-cell/>
          <table:table-cell office:value-type="string" calcext:value-type="string">
            <text:p>wmin100wmax100000n5000-1-s843367405c722247.ukp</text:p>
          </table:table-cell>
          <table:table-cell table:number-columns-repeated="2" office:value-type="float" office:value="722247" calcext:value-type="float">
            <text:p>722247</text:p>
          </table:table-cell>
        </table:table-row>
        <table:table-row table:style-name="ro1">
          <table:table-cell office:value-type="string" calcext:value-type="string">
            <text:p>wmin1000wmax100000n2000-3-s780179313c933740.ukp</text:p>
          </table:table-cell>
          <table:table-cell office:value-type="float" office:value="0.00270144" calcext:value-type="float">
            <text:p>0.0027014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5000-2-s528806317c56576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5000-2-s528806317c565762.ukp</text:p>
          </table:table-cell>
          <table:table-cell office:value-type="float" office:value="18472" calcext:value-type="float">
            <text:p>18472</text:p>
          </table:table-cell>
          <table:table-cell office:value-type="float" office:value="5600" calcext:value-type="float">
            <text:p>5600</text:p>
          </table:table-cell>
          <table:table-cell/>
          <table:table-cell office:value-type="string" calcext:value-type="string">
            <text:p>wmin100wmax100000n5000-2-s528806317c565762.ukp</text:p>
          </table:table-cell>
          <table:table-cell table:number-columns-repeated="2" office:value-type="float" office:value="565762" calcext:value-type="float">
            <text:p>565762</text:p>
          </table:table-cell>
        </table:table-row>
        <table:table-row table:style-name="ro1">
          <table:table-cell office:value-type="string" calcext:value-type="string">
            <text:p>wmin1000wmax100000n2000-4-s721215008c680270.ukp</text:p>
          </table:table-cell>
          <table:table-cell office:value-type="float" office:value="0.00231772" calcext:value-type="float">
            <text:p>0.0023177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5000-3-s780179313c975126.ukp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5000-3-s780179313c975126.ukp</text:p>
          </table:table-cell>
          <table:table-cell office:value-type="float" office:value="27936" calcext:value-type="float">
            <text:p>27936</text:p>
          </table:table-cell>
          <table:table-cell office:value-type="float" office:value="5736" calcext:value-type="float">
            <text:p>5736</text:p>
          </table:table-cell>
          <table:table-cell/>
          <table:table-cell office:value-type="string" calcext:value-type="string">
            <text:p>wmin100wmax100000n5000-3-s780179313c975126.ukp</text:p>
          </table:table-cell>
          <table:table-cell table:number-columns-repeated="2" office:value-type="float" office:value="975126" calcext:value-type="float">
            <text:p>975126</text:p>
          </table:table-cell>
        </table:table-row>
        <table:table-row table:style-name="ro1">
          <table:table-cell office:value-type="string" calcext:value-type="string">
            <text:p>wmin1000wmax100000n2000-5-s110877071c577917.ukp</text:p>
          </table:table-cell>
          <table:table-cell office:value-type="float" office:value="0.00197261" calcext:value-type="float">
            <text:p>0.0019726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5000-4-s721215008c722598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5000-4-s721215008c722598.ukp</text:p>
          </table:table-cell>
          <table:table-cell office:value-type="float" office:value="21828" calcext:value-type="float">
            <text:p>21828</text:p>
          </table:table-cell>
          <table:table-cell office:value-type="float" office:value="5680" calcext:value-type="float">
            <text:p>5680</text:p>
          </table:table-cell>
          <table:table-cell/>
          <table:table-cell office:value-type="string" calcext:value-type="string">
            <text:p>wmin100wmax100000n5000-4-s721215008c722598.ukp</text:p>
          </table:table-cell>
          <table:table-cell table:number-columns-repeated="2" office:value-type="float" office:value="722598" calcext:value-type="float">
            <text:p>722598</text:p>
          </table:table-cell>
        </table:table-row>
        <table:table-row table:style-name="ro1">
          <table:table-cell office:value-type="string" calcext:value-type="string">
            <text:p>wmin1000wmax100000n2000-6-s227708629c648684.ukp</text:p>
          </table:table-cell>
          <table:table-cell office:value-type="float" office:value="0.00221578" calcext:value-type="float">
            <text:p>0.0022157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5000-5-s110877071c915598.ukp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5000-5-s110877071c915598.ukp</text:p>
          </table:table-cell>
          <table:table-cell office:value-type="float" office:value="26472" calcext:value-type="float">
            <text:p>26472</text:p>
          </table:table-cell>
          <table:table-cell office:value-type="float" office:value="5636" calcext:value-type="float">
            <text:p>5636</text:p>
          </table:table-cell>
          <table:table-cell/>
          <table:table-cell office:value-type="string" calcext:value-type="string">
            <text:p>wmin100wmax100000n5000-5-s110877071c915598.ukp</text:p>
          </table:table-cell>
          <table:table-cell table:number-columns-repeated="2" office:value-type="float" office:value="915598" calcext:value-type="float">
            <text:p>915598</text:p>
          </table:table-cell>
        </table:table-row>
        <table:table-row table:style-name="ro1">
          <table:table-cell office:value-type="string" calcext:value-type="string">
            <text:p>wmin1000wmax100000n2000-7-s177710744c919792.ukp</text:p>
          </table:table-cell>
          <table:table-cell office:value-type="float" office:value="0.00263634" calcext:value-type="float">
            <text:p>0.0026363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5000-6-s227708629c70208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5000-6-s227708629c702084.ukp</text:p>
          </table:table-cell>
          <table:table-cell office:value-type="float" office:value="21656" calcext:value-type="float">
            <text:p>21656</text:p>
          </table:table-cell>
          <table:table-cell office:value-type="float" office:value="5616" calcext:value-type="float">
            <text:p>5616</text:p>
          </table:table-cell>
          <table:table-cell/>
          <table:table-cell office:value-type="string" calcext:value-type="string">
            <text:p>wmin100wmax100000n5000-6-s227708629c702084.ukp</text:p>
          </table:table-cell>
          <table:table-cell table:number-columns-repeated="2" office:value-type="float" office:value="702084" calcext:value-type="float">
            <text:p>702084</text:p>
          </table:table-cell>
        </table:table-row>
        <table:table-row table:style-name="ro1">
          <table:table-cell office:value-type="string" calcext:value-type="string">
            <text:p>wmin1000wmax100000n2000-8-s991580855c621922.ukp</text:p>
          </table:table-cell>
          <table:table-cell office:value-type="float" office:value="0.00236914" calcext:value-type="float">
            <text:p>0.0023691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5000-7-s177710744c998133.ukp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5000-7-s177710744c998133.ukp</text:p>
          </table:table-cell>
          <table:table-cell office:value-type="float" office:value="28388" calcext:value-type="float">
            <text:p>28388</text:p>
          </table:table-cell>
          <table:table-cell office:value-type="float" office:value="5680" calcext:value-type="float">
            <text:p>5680</text:p>
          </table:table-cell>
          <table:table-cell/>
          <table:table-cell office:value-type="string" calcext:value-type="string">
            <text:p>wmin100wmax100000n5000-7-s177710744c998133.ukp</text:p>
          </table:table-cell>
          <table:table-cell table:number-columns-repeated="2" office:value-type="float" office:value="998133" calcext:value-type="float">
            <text:p>998133</text:p>
          </table:table-cell>
        </table:table-row>
        <table:table-row table:style-name="ro1">
          <table:table-cell office:value-type="string" calcext:value-type="string">
            <text:p>wmin1000wmax100000n2000-9-s126456688c522084.ukp</text:p>
          </table:table-cell>
          <table:table-cell office:value-type="float" office:value="0.00200086" calcext:value-type="float">
            <text:p>0.0020008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5000-8-s991580855c67679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5000-8-s991580855c676792.ukp</text:p>
          </table:table-cell>
          <table:table-cell office:value-type="float" office:value="20884" calcext:value-type="float">
            <text:p>20884</text:p>
          </table:table-cell>
          <table:table-cell office:value-type="float" office:value="5628" calcext:value-type="float">
            <text:p>5628</text:p>
          </table:table-cell>
          <table:table-cell/>
          <table:table-cell office:value-type="string" calcext:value-type="string">
            <text:p>wmin100wmax100000n5000-8-s991580855c676792.ukp</text:p>
          </table:table-cell>
          <table:table-cell table:number-columns-repeated="2" office:value-type="float" office:value="676792" calcext:value-type="float">
            <text:p>676792</text:p>
          </table:table-cell>
        </table:table-row>
        <table:table-row table:style-name="ro1">
          <table:table-cell office:value-type="string" calcext:value-type="string">
            <text:p>wmin1000wmax100000n5000-1-s843367405c706481.ukp</text:p>
          </table:table-cell>
          <table:table-cell office:value-type="float" office:value="0.00268579" calcext:value-type="float">
            <text:p>0.0026857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100000n5000-9-s126456688c82894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100000n5000-9-s126456688c828941.ukp</text:p>
          </table:table-cell>
          <table:table-cell office:value-type="float" office:value="24460" calcext:value-type="float">
            <text:p>24460</text:p>
          </table:table-cell>
          <table:table-cell office:value-type="float" office:value="5664" calcext:value-type="float">
            <text:p>5664</text:p>
          </table:table-cell>
          <table:table-cell/>
          <table:table-cell office:value-type="string" calcext:value-type="string">
            <text:p>wmin100wmax100000n5000-9-s126456688c828941.ukp</text:p>
          </table:table-cell>
          <table:table-cell table:number-columns-repeated="2" office:value-type="float" office:value="828941" calcext:value-type="float">
            <text:p>828941</text:p>
          </table:table-cell>
        </table:table-row>
        <table:table-row table:style-name="ro1">
          <table:table-cell office:value-type="string" calcext:value-type="string">
            <text:p>wmin1000wmax100000n5000-4-s721215008c701200.ukp</text:p>
          </table:table-cell>
          <table:table-cell office:value-type="float" office:value="0.00254911" calcext:value-type="float">
            <text:p>0.0025491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0-0-s827183242c692993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50000n10000-0-s827183242c692993.ukp</text:p>
          </table:table-cell>
          <table:table-cell office:value-type="float" office:value="20504" calcext:value-type="float">
            <text:p>20504</text:p>
          </table:table-cell>
          <table:table-cell office:value-type="float" office:value="7496" calcext:value-type="float">
            <text:p>7496</text:p>
          </table:table-cell>
          <table:table-cell/>
          <table:table-cell office:value-type="string" calcext:value-type="string">
            <text:p>wmin100wmax50000n10000-0-s827183242c692993.ukp</text:p>
          </table:table-cell>
          <table:table-cell table:number-columns-repeated="2" office:value-type="float" office:value="692993" calcext:value-type="float">
            <text:p>692993</text:p>
          </table:table-cell>
        </table:table-row>
        <table:table-row table:style-name="ro1">
          <table:table-cell office:value-type="string" calcext:value-type="string">
            <text:p>wmin1000wmax100000n5000-6-s227708629c866107.ukp</text:p>
          </table:table-cell>
          <table:table-cell office:value-type="float" office:value="0.00260891" calcext:value-type="float">
            <text:p>0.0026089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0-1-s843367405c890345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50000n10000-1-s843367405c890345.ukp</text:p>
          </table:table-cell>
          <table:table-cell office:value-type="float" office:value="25004" calcext:value-type="float">
            <text:p>25004</text:p>
          </table:table-cell>
          <table:table-cell office:value-type="float" office:value="7388" calcext:value-type="float">
            <text:p>7388</text:p>
          </table:table-cell>
          <table:table-cell/>
          <table:table-cell office:value-type="string" calcext:value-type="string">
            <text:p>wmin100wmax50000n10000-1-s843367405c890345.ukp</text:p>
          </table:table-cell>
          <table:table-cell table:number-columns-repeated="2" office:value-type="float" office:value="890345" calcext:value-type="float">
            <text:p>890345</text:p>
          </table:table-cell>
        </table:table-row>
        <table:table-row table:style-name="ro1">
          <table:table-cell office:value-type="string" calcext:value-type="string">
            <text:p>wmin1000wmax50000n1000-1-s843367405c762037.ukp</text:p>
          </table:table-cell>
          <table:table-cell office:value-type="float" office:value="0.0019615" calcext:value-type="float">
            <text:p>0.001961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0-2-s528806317c831043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50000n10000-2-s528806317c831043.ukp</text:p>
          </table:table-cell>
          <table:table-cell office:value-type="float" office:value="23768" calcext:value-type="float">
            <text:p>23768</text:p>
          </table:table-cell>
          <table:table-cell office:value-type="float" office:value="7312" calcext:value-type="float">
            <text:p>7312</text:p>
          </table:table-cell>
          <table:table-cell/>
          <table:table-cell office:value-type="string" calcext:value-type="string">
            <text:p>wmin100wmax50000n10000-2-s528806317c831043.ukp</text:p>
          </table:table-cell>
          <table:table-cell table:number-columns-repeated="2" office:value-type="float" office:value="831043" calcext:value-type="float">
            <text:p>831043</text:p>
          </table:table-cell>
        </table:table-row>
        <table:table-row table:style-name="ro1">
          <table:table-cell office:value-type="string" calcext:value-type="string">
            <text:p>wmin1000wmax50000n1000-2-s528806317c671407.ukp</text:p>
          </table:table-cell>
          <table:table-cell office:value-type="float" office:value="0.00217664" calcext:value-type="float">
            <text:p>0.0021766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0-3-s780179313c522689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50000n10000-3-s780179313c522689.ukp</text:p>
          </table:table-cell>
          <table:table-cell office:value-type="float" office:value="16300" calcext:value-type="float">
            <text:p>16300</text:p>
          </table:table-cell>
          <table:table-cell office:value-type="float" office:value="7172" calcext:value-type="float">
            <text:p>7172</text:p>
          </table:table-cell>
          <table:table-cell/>
          <table:table-cell office:value-type="string" calcext:value-type="string">
            <text:p>wmin100wmax50000n10000-3-s780179313c522689.ukp</text:p>
          </table:table-cell>
          <table:table-cell table:number-columns-repeated="2" office:value-type="float" office:value="522689" calcext:value-type="float">
            <text:p>522689</text:p>
          </table:table-cell>
        </table:table-row>
        <table:table-row table:style-name="ro1">
          <table:table-cell office:value-type="string" calcext:value-type="string">
            <text:p>wmin1000wmax50000n1000-4-s721215008c753624.ukp</text:p>
          </table:table-cell>
          <table:table-cell office:value-type="float" office:value="0.00220518" calcext:value-type="float">
            <text:p>0.0022051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0-4-s721215008c548771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50000n10000-4-s721215008c548771.ukp</text:p>
          </table:table-cell>
          <table:table-cell office:value-type="float" office:value="17056" calcext:value-type="float">
            <text:p>17056</text:p>
          </table:table-cell>
          <table:table-cell office:value-type="float" office:value="7184" calcext:value-type="float">
            <text:p>7184</text:p>
          </table:table-cell>
          <table:table-cell/>
          <table:table-cell office:value-type="string" calcext:value-type="string">
            <text:p>wmin100wmax50000n10000-4-s721215008c548771.ukp</text:p>
          </table:table-cell>
          <table:table-cell table:number-columns-repeated="2" office:value-type="float" office:value="548771" calcext:value-type="float">
            <text:p>548771</text:p>
          </table:table-cell>
        </table:table-row>
        <table:table-row table:style-name="ro1">
          <table:table-cell office:value-type="string" calcext:value-type="string">
            <text:p>wmin1000wmax50000n1000-5-s110877071c821271.ukp</text:p>
          </table:table-cell>
          <table:table-cell office:value-type="float" office:value="0.00245392" calcext:value-type="float">
            <text:p>0.0024539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0-5-s110877071c757113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50000n10000-5-s110877071c757113.ukp</text:p>
          </table:table-cell>
          <table:table-cell office:value-type="float" office:value="21908" calcext:value-type="float">
            <text:p>21908</text:p>
          </table:table-cell>
          <table:table-cell office:value-type="float" office:value="7500" calcext:value-type="float">
            <text:p>7500</text:p>
          </table:table-cell>
          <table:table-cell/>
          <table:table-cell office:value-type="string" calcext:value-type="string">
            <text:p>wmin100wmax50000n10000-5-s110877071c757113.ukp</text:p>
          </table:table-cell>
          <table:table-cell table:number-columns-repeated="2" office:value-type="float" office:value="757113" calcext:value-type="float">
            <text:p>757113</text:p>
          </table:table-cell>
        </table:table-row>
        <table:table-row table:style-name="ro1">
          <table:table-cell office:value-type="string" calcext:value-type="string">
            <text:p>wmin1000wmax50000n1000-7-s177710744c961618.ukp</text:p>
          </table:table-cell>
          <table:table-cell office:value-type="float" office:value="0.00241707" calcext:value-type="float">
            <text:p>0.0024170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0-6-s227708629c960084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50000n10000-6-s227708629c960084.ukp</text:p>
          </table:table-cell>
          <table:table-cell office:value-type="float" office:value="26816" calcext:value-type="float">
            <text:p>26816</text:p>
          </table:table-cell>
          <table:table-cell office:value-type="float" office:value="6152" calcext:value-type="float">
            <text:p>6152</text:p>
          </table:table-cell>
          <table:table-cell/>
          <table:table-cell office:value-type="string" calcext:value-type="string">
            <text:p>wmin100wmax50000n10000-6-s227708629c960084.ukp</text:p>
          </table:table-cell>
          <table:table-cell table:number-columns-repeated="2" office:value-type="float" office:value="960084" calcext:value-type="float">
            <text:p>960084</text:p>
          </table:table-cell>
        </table:table-row>
        <table:table-row table:style-name="ro1">
          <table:table-cell office:value-type="string" calcext:value-type="string">
            <text:p>wmin1000wmax50000n2000-0-s827183242c712347.ukp</text:p>
          </table:table-cell>
          <table:table-cell office:value-type="float" office:value="0.00234054" calcext:value-type="float">
            <text:p>0.0023405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0-7-s177710744c908287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50000n10000-7-s177710744c908287.ukp</text:p>
          </table:table-cell>
          <table:table-cell office:value-type="float" office:value="25572" calcext:value-type="float">
            <text:p>25572</text:p>
          </table:table-cell>
          <table:table-cell office:value-type="float" office:value="6028" calcext:value-type="float">
            <text:p>6028</text:p>
          </table:table-cell>
          <table:table-cell/>
          <table:table-cell office:value-type="string" calcext:value-type="string">
            <text:p>wmin100wmax50000n10000-7-s177710744c908287.ukp</text:p>
          </table:table-cell>
          <table:table-cell table:number-columns-repeated="2" office:value-type="float" office:value="908287" calcext:value-type="float">
            <text:p>908287</text:p>
          </table:table-cell>
        </table:table-row>
        <table:table-row table:style-name="ro1">
          <table:table-cell office:value-type="string" calcext:value-type="string">
            <text:p>wmin1000wmax50000n2000-1-s843367405c638572.ukp</text:p>
          </table:table-cell>
          <table:table-cell office:value-type="float" office:value="0.00208728" calcext:value-type="float">
            <text:p>0.0020872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0-8-s991580855c759438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50000n10000-8-s991580855c759438.ukp</text:p>
          </table:table-cell>
          <table:table-cell office:value-type="float" office:value="22184" calcext:value-type="float">
            <text:p>22184</text:p>
          </table:table-cell>
          <table:table-cell office:value-type="float" office:value="7884" calcext:value-type="float">
            <text:p>7884</text:p>
          </table:table-cell>
          <table:table-cell/>
          <table:table-cell office:value-type="string" calcext:value-type="string">
            <text:p>wmin100wmax50000n10000-8-s991580855c759438.ukp</text:p>
          </table:table-cell>
          <table:table-cell table:number-columns-repeated="2" office:value-type="float" office:value="759438" calcext:value-type="float">
            <text:p>759438</text:p>
          </table:table-cell>
        </table:table-row>
        <table:table-row table:style-name="ro1">
          <table:table-cell office:value-type="string" calcext:value-type="string">
            <text:p>wmin1000wmax50000n2000-2-s528806317c771687.ukp</text:p>
          </table:table-cell>
          <table:table-cell office:value-type="float" office:value="0.0020475" calcext:value-type="float">
            <text:p>0.002047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0-9-s126456688c597881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100wmax50000n10000-9-s126456688c597881.ukp</text:p>
          </table:table-cell>
          <table:table-cell office:value-type="float" office:value="18284" calcext:value-type="float">
            <text:p>18284</text:p>
          </table:table-cell>
          <table:table-cell office:value-type="float" office:value="6132" calcext:value-type="float">
            <text:p>6132</text:p>
          </table:table-cell>
          <table:table-cell/>
          <table:table-cell office:value-type="string" calcext:value-type="string">
            <text:p>wmin100wmax50000n10000-9-s126456688c597881.ukp</text:p>
          </table:table-cell>
          <table:table-cell table:number-columns-repeated="2" office:value-type="float" office:value="597881" calcext:value-type="float">
            <text:p>597881</text:p>
          </table:table-cell>
        </table:table-row>
        <table:table-row table:style-name="ro1">
          <table:table-cell office:value-type="string" calcext:value-type="string">
            <text:p>wmin1000wmax50000n2000-4-s721215008c677586.ukp</text:p>
          </table:table-cell>
          <table:table-cell office:value-type="float" office:value="0.00221668" calcext:value-type="float">
            <text:p>0.0022166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-0-s827183242c77172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-0-s827183242c771721.ukp</text:p>
          </table:table-cell>
          <table:table-cell office:value-type="float" office:value="22388" calcext:value-type="float">
            <text:p>22388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string" calcext:value-type="string">
            <text:p>wmin100wmax50000n1000-0-s827183242c771721.ukp</text:p>
          </table:table-cell>
          <table:table-cell table:number-columns-repeated="2" office:value-type="float" office:value="771721" calcext:value-type="float">
            <text:p>771721</text:p>
          </table:table-cell>
        </table:table-row>
        <table:table-row table:style-name="ro1">
          <table:table-cell office:value-type="string" calcext:value-type="string">
            <text:p>wmin1000wmax50000n2000-5-s110877071c754733.ukp</text:p>
          </table:table-cell>
          <table:table-cell office:value-type="float" office:value="0.00226392" calcext:value-type="float">
            <text:p>0.0022639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-1-s843367405c507170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-1-s843367405c507170.ukp</text:p>
          </table:table-cell>
          <table:table-cell office:value-type="float" office:value="16032" calcext:value-type="float">
            <text:p>16032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string" calcext:value-type="string">
            <text:p>wmin100wmax50000n1000-1-s843367405c507170.ukp</text:p>
          </table:table-cell>
          <table:table-cell table:number-columns-repeated="2" office:value-type="float" office:value="507170" calcext:value-type="float">
            <text:p>507170</text:p>
          </table:table-cell>
        </table:table-row>
        <table:table-row table:style-name="ro1">
          <table:table-cell office:value-type="string" calcext:value-type="string">
            <text:p>wmin1000wmax50000n2000-6-s227708629c878892.ukp</text:p>
          </table:table-cell>
          <table:table-cell office:value-type="float" office:value="0.00246676" calcext:value-type="float">
            <text:p>0.0024667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-2-s528806317c700591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-2-s528806317c700591.ukp</text:p>
          </table:table-cell>
          <table:table-cell office:value-type="float" office:value="20572" calcext:value-type="float">
            <text:p>20572</text:p>
          </table:table-cell>
          <table:table-cell office:value-type="float" office:value="5480" calcext:value-type="float">
            <text:p>5480</text:p>
          </table:table-cell>
          <table:table-cell/>
          <table:table-cell office:value-type="string" calcext:value-type="string">
            <text:p>wmin100wmax50000n1000-2-s528806317c700591.ukp</text:p>
          </table:table-cell>
          <table:table-cell table:number-columns-repeated="2" office:value-type="float" office:value="700591" calcext:value-type="float">
            <text:p>700591</text:p>
          </table:table-cell>
        </table:table-row>
        <table:table-row table:style-name="ro1">
          <table:table-cell office:value-type="string" calcext:value-type="string">
            <text:p>wmin1000wmax50000n2000-7-s177710744c584112.ukp</text:p>
          </table:table-cell>
          <table:table-cell office:value-type="float" office:value="0.00190017" calcext:value-type="float">
            <text:p>0.0019001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-3-s780179313c73742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-3-s780179313c737429.ukp</text:p>
          </table:table-cell>
          <table:table-cell office:value-type="float" office:value="21576" calcext:value-type="float">
            <text:p>21576</text:p>
          </table:table-cell>
          <table:table-cell office:value-type="float" office:value="3468" calcext:value-type="float">
            <text:p>3468</text:p>
          </table:table-cell>
          <table:table-cell/>
          <table:table-cell office:value-type="string" calcext:value-type="string">
            <text:p>wmin100wmax50000n1000-3-s780179313c737429.ukp</text:p>
          </table:table-cell>
          <table:table-cell table:number-columns-repeated="2" office:value-type="float" office:value="737429" calcext:value-type="float">
            <text:p>737429</text:p>
          </table:table-cell>
        </table:table-row>
        <table:table-row table:style-name="ro1">
          <table:table-cell office:value-type="string" calcext:value-type="string">
            <text:p>wmin1000wmax50000n2000-8-s991580855c821782.ukp</text:p>
          </table:table-cell>
          <table:table-cell office:value-type="float" office:value="0.00223714" calcext:value-type="float">
            <text:p>0.0022371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-4-s721215008c919878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-4-s721215008c919878.ukp</text:p>
          </table:table-cell>
          <table:table-cell office:value-type="float" office:value="25624" calcext:value-type="float">
            <text:p>25624</text:p>
          </table:table-cell>
          <table:table-cell office:value-type="float" office:value="5444" calcext:value-type="float">
            <text:p>5444</text:p>
          </table:table-cell>
          <table:table-cell/>
          <table:table-cell office:value-type="string" calcext:value-type="string">
            <text:p>wmin100wmax50000n1000-4-s721215008c919878.ukp</text:p>
          </table:table-cell>
          <table:table-cell table:number-columns-repeated="2" office:value-type="float" office:value="919878" calcext:value-type="float">
            <text:p>919878</text:p>
          </table:table-cell>
        </table:table-row>
        <table:table-row table:style-name="ro1">
          <table:table-cell office:value-type="string" calcext:value-type="string">
            <text:p>wmin1000wmax50000n2000-9-s126456688c896939.ukp</text:p>
          </table:table-cell>
          <table:table-cell office:value-type="float" office:value="0.00249522" calcext:value-type="float">
            <text:p>0.0024952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-5-s110877071c90430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-5-s110877071c904309.ukp</text:p>
          </table:table-cell>
          <table:table-cell office:value-type="float" office:value="25480" calcext:value-type="float">
            <text:p>25480</text:p>
          </table:table-cell>
          <table:table-cell office:value-type="float" office:value="3592" calcext:value-type="float">
            <text:p>3592</text:p>
          </table:table-cell>
          <table:table-cell/>
          <table:table-cell office:value-type="string" calcext:value-type="string">
            <text:p>wmin100wmax50000n1000-5-s110877071c904309.ukp</text:p>
          </table:table-cell>
          <table:table-cell table:number-columns-repeated="2" office:value-type="float" office:value="904309" calcext:value-type="float">
            <text:p>904309</text:p>
          </table:table-cell>
        </table:table-row>
        <table:table-row table:style-name="ro1">
          <table:table-cell office:value-type="string" calcext:value-type="string">
            <text:p>wmin1000wmax50000n5000-0-s827183242c723463.ukp</text:p>
          </table:table-cell>
          <table:table-cell office:value-type="float" office:value="0.00222317" calcext:value-type="float">
            <text:p>0.0022231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-6-s227708629c546518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-6-s227708629c546518.ukp</text:p>
          </table:table-cell>
          <table:table-cell office:value-type="float" office:value="17052" calcext:value-type="float">
            <text:p>17052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string" calcext:value-type="string">
            <text:p>wmin100wmax50000n1000-6-s227708629c546518.ukp</text:p>
          </table:table-cell>
          <table:table-cell table:number-columns-repeated="2" office:value-type="float" office:value="546518" calcext:value-type="float">
            <text:p>546518</text:p>
          </table:table-cell>
        </table:table-row>
        <table:table-row table:style-name="ro1">
          <table:table-cell office:value-type="string" calcext:value-type="string">
            <text:p>wmin1000wmax50000n5000-2-s528806317c898111.ukp</text:p>
          </table:table-cell>
          <table:table-cell office:value-type="float" office:value="0.0025808" calcext:value-type="float">
            <text:p>0.002580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-7-s177710744c92185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-7-s177710744c921854.ukp</text:p>
          </table:table-cell>
          <table:table-cell office:value-type="float" office:value="25684" calcext:value-type="float">
            <text:p>25684</text:p>
          </table:table-cell>
          <table:table-cell office:value-type="float" office:value="5484" calcext:value-type="float">
            <text:p>5484</text:p>
          </table:table-cell>
          <table:table-cell/>
          <table:table-cell office:value-type="string" calcext:value-type="string">
            <text:p>wmin100wmax50000n1000-7-s177710744c921854.ukp</text:p>
          </table:table-cell>
          <table:table-cell table:number-columns-repeated="2" office:value-type="float" office:value="921854" calcext:value-type="float">
            <text:p>921854</text:p>
          </table:table-cell>
        </table:table-row>
        <table:table-row table:style-name="ro1">
          <table:table-cell office:value-type="string" calcext:value-type="string">
            <text:p>wmin1000wmax50000n5000-4-s721215008c918348.ukp</text:p>
          </table:table-cell>
          <table:table-cell office:value-type="float" office:value="0.00267576" calcext:value-type="float">
            <text:p>0.0026757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-8-s991580855c660065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-8-s991580855c660065.ukp</text:p>
          </table:table-cell>
          <table:table-cell office:value-type="float" office:value="19492" calcext:value-type="float">
            <text:p>19492</text:p>
          </table:table-cell>
          <table:table-cell office:value-type="float" office:value="5568" calcext:value-type="float">
            <text:p>5568</text:p>
          </table:table-cell>
          <table:table-cell/>
          <table:table-cell office:value-type="string" calcext:value-type="string">
            <text:p>wmin100wmax50000n1000-8-s991580855c660065.ukp</text:p>
          </table:table-cell>
          <table:table-cell table:number-columns-repeated="2" office:value-type="float" office:value="660065" calcext:value-type="float">
            <text:p>660065</text:p>
          </table:table-cell>
        </table:table-row>
        <table:table-row table:style-name="ro1">
          <table:table-cell office:value-type="string" calcext:value-type="string">
            <text:p>wmin1000wmax50000n5000-5-s110877071c910113.ukp</text:p>
          </table:table-cell>
          <table:table-cell office:value-type="float" office:value="0.00263233" calcext:value-type="float">
            <text:p>0.0026323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1000-9-s126456688c93554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1000-9-s126456688c935549.ukp</text:p>
          </table:table-cell>
          <table:table-cell office:value-type="float" office:value="26272" calcext:value-type="float">
            <text:p>26272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string" calcext:value-type="string">
            <text:p>wmin100wmax50000n1000-9-s126456688c935549.ukp</text:p>
          </table:table-cell>
          <table:table-cell table:number-columns-repeated="2" office:value-type="float" office:value="935549" calcext:value-type="float">
            <text:p>935549</text:p>
          </table:table-cell>
        </table:table-row>
        <table:table-row table:style-name="ro1">
          <table:table-cell office:value-type="string" calcext:value-type="string">
            <text:p>wmin1000wmax50000n5000-6-s227708629c579842.ukp</text:p>
          </table:table-cell>
          <table:table-cell office:value-type="float" office:value="0.00222644" calcext:value-type="float">
            <text:p>0.0022264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2000-0-s827183242c555456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2000-0-s827183242c555456.ukp</text:p>
          </table:table-cell>
          <table:table-cell office:value-type="float" office:value="17336" calcext:value-type="float">
            <text:p>17336</text:p>
          </table:table-cell>
          <table:table-cell office:value-type="float" office:value="6008" calcext:value-type="float">
            <text:p>6008</text:p>
          </table:table-cell>
          <table:table-cell/>
          <table:table-cell office:value-type="string" calcext:value-type="string">
            <text:p>wmin100wmax50000n2000-0-s827183242c555456.ukp</text:p>
          </table:table-cell>
          <table:table-cell table:number-columns-repeated="2" office:value-type="float" office:value="555456" calcext:value-type="float">
            <text:p>555456</text:p>
          </table:table-cell>
        </table:table-row>
        <table:table-row table:style-name="ro1">
          <table:table-cell office:value-type="string" calcext:value-type="string">
            <text:p>wmin1000wmax50000n5000-7-s177710744c955831.ukp</text:p>
          </table:table-cell>
          <table:table-cell office:value-type="float" office:value="0.00254945" calcext:value-type="float">
            <text:p>0.0025494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2000-1-s843367405c81013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2000-1-s843367405c810134.ukp</text:p>
          </table:table-cell>
          <table:table-cell office:value-type="float" office:value="23192" calcext:value-type="float">
            <text:p>23192</text:p>
          </table:table-cell>
          <table:table-cell office:value-type="float" office:value="4076" calcext:value-type="float">
            <text:p>4076</text:p>
          </table:table-cell>
          <table:table-cell/>
          <table:table-cell office:value-type="string" calcext:value-type="string">
            <text:p>wmin100wmax50000n2000-1-s843367405c810134.ukp</text:p>
          </table:table-cell>
          <table:table-cell table:number-columns-repeated="2" office:value-type="float" office:value="810134" calcext:value-type="float">
            <text:p>810134</text:p>
          </table:table-cell>
        </table:table-row>
        <table:table-row table:style-name="ro1">
          <table:table-cell office:value-type="string" calcext:value-type="string">
            <text:p>wmin1000wmax50000n5000-9-s126456688c692500.ukp</text:p>
          </table:table-cell>
          <table:table-cell office:value-type="float" office:value="0.00213715" calcext:value-type="float">
            <text:p>0.0021371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2000-2-s528806317c949226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2000-2-s528806317c949226.ukp</text:p>
          </table:table-cell>
          <table:table-cell office:value-type="float" office:value="26552" calcext:value-type="float">
            <text:p>26552</text:p>
          </table:table-cell>
          <table:table-cell office:value-type="float" office:value="5844" calcext:value-type="float">
            <text:p>5844</text:p>
          </table:table-cell>
          <table:table-cell/>
          <table:table-cell office:value-type="string" calcext:value-type="string">
            <text:p>wmin100wmax50000n2000-2-s528806317c949226.ukp</text:p>
          </table:table-cell>
          <table:table-cell table:number-columns-repeated="2" office:value-type="float" office:value="949226" calcext:value-type="float">
            <text:p>949226</text:p>
          </table:table-cell>
        </table:table-row>
        <table:table-row table:style-name="ro1">
          <table:table-cell office:value-type="string" calcext:value-type="string">
            <text:p>wmin100wmax100000n10000-0-s827183242c544223.ukp</text:p>
          </table:table-cell>
          <table:table-cell office:value-type="float" office:value="0.00235257" calcext:value-type="float">
            <text:p>0.0023525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2000-3-s780179313c91165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2000-3-s780179313c911650.ukp</text:p>
          </table:table-cell>
          <table:table-cell office:value-type="float" office:value="25748" calcext:value-type="float">
            <text:p>25748</text:p>
          </table:table-cell>
          <table:table-cell office:value-type="float" office:value="3972" calcext:value-type="float">
            <text:p>3972</text:p>
          </table:table-cell>
          <table:table-cell/>
          <table:table-cell office:value-type="string" calcext:value-type="string">
            <text:p>wmin100wmax50000n2000-3-s780179313c911650.ukp</text:p>
          </table:table-cell>
          <table:table-cell table:number-columns-repeated="2" office:value-type="float" office:value="911650" calcext:value-type="float">
            <text:p>911650</text:p>
          </table:table-cell>
        </table:table-row>
        <table:table-row table:style-name="ro1">
          <table:table-cell office:value-type="string" calcext:value-type="string">
            <text:p>wmin100wmax100000n10000-2-s528806317c962915.ukp</text:p>
          </table:table-cell>
          <table:table-cell office:value-type="float" office:value="0.00307639" calcext:value-type="float">
            <text:p>0.0030763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2000-4-s721215008c73134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2000-4-s721215008c731342.ukp</text:p>
          </table:table-cell>
          <table:table-cell office:value-type="float" office:value="21284" calcext:value-type="float">
            <text:p>21284</text:p>
          </table:table-cell>
          <table:table-cell office:value-type="float" office:value="4016" calcext:value-type="float">
            <text:p>4016</text:p>
          </table:table-cell>
          <table:table-cell/>
          <table:table-cell office:value-type="string" calcext:value-type="string">
            <text:p>wmin100wmax50000n2000-4-s721215008c731342.ukp</text:p>
          </table:table-cell>
          <table:table-cell table:number-columns-repeated="2" office:value-type="float" office:value="731342" calcext:value-type="float">
            <text:p>731342</text:p>
          </table:table-cell>
        </table:table-row>
        <table:table-row table:style-name="ro1">
          <table:table-cell office:value-type="string" calcext:value-type="string">
            <text:p>wmin100wmax100000n10000-6-s227708629c775731.ukp</text:p>
          </table:table-cell>
          <table:table-cell office:value-type="float" office:value="0.00265677" calcext:value-type="float">
            <text:p>0.0026567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2000-5-s110877071c71417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2000-5-s110877071c714179.ukp</text:p>
          </table:table-cell>
          <table:table-cell office:value-type="float" office:value="21100" calcext:value-type="float">
            <text:p>21100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wmin100wmax50000n2000-5-s110877071c714179.ukp</text:p>
          </table:table-cell>
          <table:table-cell table:number-columns-repeated="2" office:value-type="float" office:value="714179" calcext:value-type="float">
            <text:p>714179</text:p>
          </table:table-cell>
        </table:table-row>
        <table:table-row table:style-name="ro1">
          <table:table-cell office:value-type="string" calcext:value-type="string">
            <text:p>wmin100wmax100000n5000-0-s827183242c614699.ukp</text:p>
          </table:table-cell>
          <table:table-cell office:value-type="float" office:value="0.00244181" calcext:value-type="float">
            <text:p>0.0024418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2000-6-s227708629c60246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2000-6-s227708629c602464.ukp</text:p>
          </table:table-cell>
          <table:table-cell office:value-type="float" office:value="18304" calcext:value-type="float">
            <text:p>18304</text:p>
          </table:table-cell>
          <table:table-cell office:value-type="float" office:value="4084" calcext:value-type="float">
            <text:p>4084</text:p>
          </table:table-cell>
          <table:table-cell/>
          <table:table-cell office:value-type="string" calcext:value-type="string">
            <text:p>wmin100wmax50000n2000-6-s227708629c602464.ukp</text:p>
          </table:table-cell>
          <table:table-cell table:number-columns-repeated="2" office:value-type="float" office:value="602464" calcext:value-type="float">
            <text:p>602464</text:p>
          </table:table-cell>
        </table:table-row>
        <table:table-row table:style-name="ro1">
          <table:table-cell office:value-type="string" calcext:value-type="string">
            <text:p>wmin100wmax100000n5000-1-s843367405c722247.ukp</text:p>
          </table:table-cell>
          <table:table-cell office:value-type="float" office:value="0.00259461" calcext:value-type="float">
            <text:p>0.0025946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2000-7-s177710744c59901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2000-7-s177710744c599019.ukp</text:p>
          </table:table-cell>
          <table:table-cell office:value-type="float" office:value="18372" calcext:value-type="float">
            <text:p>18372</text:p>
          </table:table-cell>
          <table:table-cell office:value-type="float" office:value="6048" calcext:value-type="float">
            <text:p>6048</text:p>
          </table:table-cell>
          <table:table-cell/>
          <table:table-cell office:value-type="string" calcext:value-type="string">
            <text:p>wmin100wmax50000n2000-7-s177710744c599019.ukp</text:p>
          </table:table-cell>
          <table:table-cell table:number-columns-repeated="2" office:value-type="float" office:value="599019" calcext:value-type="float">
            <text:p>599019</text:p>
          </table:table-cell>
        </table:table-row>
        <table:table-row table:style-name="ro1">
          <table:table-cell office:value-type="string" calcext:value-type="string">
            <text:p>wmin100wmax100000n5000-2-s528806317c565762.ukp</text:p>
          </table:table-cell>
          <table:table-cell office:value-type="float" office:value="0.00227145" calcext:value-type="float">
            <text:p>0.0022714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2000-8-s991580855c676793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2000-8-s991580855c676793.ukp</text:p>
          </table:table-cell>
          <table:table-cell office:value-type="float" office:value="20172" calcext:value-type="float">
            <text:p>20172</text:p>
          </table:table-cell>
          <table:table-cell office:value-type="float" office:value="5916" calcext:value-type="float">
            <text:p>5916</text:p>
          </table:table-cell>
          <table:table-cell/>
          <table:table-cell office:value-type="string" calcext:value-type="string">
            <text:p>wmin100wmax50000n2000-8-s991580855c676793.ukp</text:p>
          </table:table-cell>
          <table:table-cell table:number-columns-repeated="2" office:value-type="float" office:value="676793" calcext:value-type="float">
            <text:p>676793</text:p>
          </table:table-cell>
        </table:table-row>
        <table:table-row table:style-name="ro1">
          <table:table-cell office:value-type="string" calcext:value-type="string">
            <text:p>wmin100wmax100000n5000-3-s780179313c975126.ukp</text:p>
          </table:table-cell>
          <table:table-cell office:value-type="float" office:value="0.00273369" calcext:value-type="float">
            <text:p>0.0027336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2000-9-s126456688c78521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2000-9-s126456688c785219.ukp</text:p>
          </table:table-cell>
          <table:table-cell office:value-type="float" office:value="22592" calcext:value-type="float">
            <text:p>22592</text:p>
          </table:table-cell>
          <table:table-cell office:value-type="float" office:value="4192" calcext:value-type="float">
            <text:p>4192</text:p>
          </table:table-cell>
          <table:table-cell/>
          <table:table-cell office:value-type="string" calcext:value-type="string">
            <text:p>wmin100wmax50000n2000-9-s126456688c785219.ukp</text:p>
          </table:table-cell>
          <table:table-cell table:number-columns-repeated="2" office:value-type="float" office:value="785219" calcext:value-type="float">
            <text:p>785219</text:p>
          </table:table-cell>
        </table:table-row>
        <table:table-row table:style-name="ro1">
          <table:table-cell office:value-type="string" calcext:value-type="string">
            <text:p>wmin100wmax100000n5000-4-s721215008c722598.ukp</text:p>
          </table:table-cell>
          <table:table-cell office:value-type="float" office:value="0.00258304" calcext:value-type="float">
            <text:p>0.0025830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5000-0-s827183242c74314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5000-0-s827183242c743140.ukp</text:p>
          </table:table-cell>
          <table:table-cell office:value-type="float" office:value="21748" calcext:value-type="float">
            <text:p>21748</text:p>
          </table:table-cell>
          <table:table-cell office:value-type="float" office:value="5520" calcext:value-type="float">
            <text:p>5520</text:p>
          </table:table-cell>
          <table:table-cell/>
          <table:table-cell office:value-type="string" calcext:value-type="string">
            <text:p>wmin100wmax50000n5000-0-s827183242c743140.ukp</text:p>
          </table:table-cell>
          <table:table-cell table:number-columns-repeated="2" office:value-type="float" office:value="743140" calcext:value-type="float">
            <text:p>743140</text:p>
          </table:table-cell>
        </table:table-row>
        <table:table-row table:style-name="ro1">
          <table:table-cell office:value-type="string" calcext:value-type="string">
            <text:p>wmin100wmax100000n5000-5-s110877071c915598.ukp</text:p>
          </table:table-cell>
          <table:table-cell office:value-type="float" office:value="0.003047" calcext:value-type="float">
            <text:p>0.00304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5000-1-s843367405c575765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5000-1-s843367405c575765.ukp</text:p>
          </table:table-cell>
          <table:table-cell office:value-type="float" office:value="17648" calcext:value-type="float">
            <text:p>17648</text:p>
          </table:table-cell>
          <table:table-cell office:value-type="float" office:value="7296" calcext:value-type="float">
            <text:p>7296</text:p>
          </table:table-cell>
          <table:table-cell/>
          <table:table-cell office:value-type="string" calcext:value-type="string">
            <text:p>wmin100wmax50000n5000-1-s843367405c575765.ukp</text:p>
          </table:table-cell>
          <table:table-cell table:number-columns-repeated="2" office:value-type="float" office:value="575765" calcext:value-type="float">
            <text:p>575765</text:p>
          </table:table-cell>
        </table:table-row>
        <table:table-row table:style-name="ro1">
          <table:table-cell office:value-type="string" calcext:value-type="string">
            <text:p>wmin100wmax100000n5000-6-s227708629c702084.ukp</text:p>
          </table:table-cell>
          <table:table-cell office:value-type="float" office:value="0.00225857" calcext:value-type="float">
            <text:p>0.0022585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5000-2-s528806317c88431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5000-2-s528806317c884319.ukp</text:p>
          </table:table-cell>
          <table:table-cell office:value-type="float" office:value="24840" calcext:value-type="float">
            <text:p>24840</text:p>
          </table:table-cell>
          <table:table-cell office:value-type="float" office:value="5588" calcext:value-type="float">
            <text:p>5588</text:p>
          </table:table-cell>
          <table:table-cell/>
          <table:table-cell office:value-type="string" calcext:value-type="string">
            <text:p>wmin100wmax50000n5000-2-s528806317c884319.ukp</text:p>
          </table:table-cell>
          <table:table-cell table:number-columns-repeated="2" office:value-type="float" office:value="884319" calcext:value-type="float">
            <text:p>884319</text:p>
          </table:table-cell>
        </table:table-row>
        <table:table-row table:style-name="ro1">
          <table:table-cell office:value-type="string" calcext:value-type="string">
            <text:p>wmin100wmax100000n5000-7-s177710744c998133.ukp</text:p>
          </table:table-cell>
          <table:table-cell office:value-type="float" office:value="0.00303898" calcext:value-type="float">
            <text:p>0.0030389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5000-3-s780179313c595758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5000-3-s780179313c595758.ukp</text:p>
          </table:table-cell>
          <table:table-cell office:value-type="float" office:value="18176" calcext:value-type="float">
            <text:p>18176</text:p>
          </table:table-cell>
          <table:table-cell office:value-type="float" office:value="7596" calcext:value-type="float">
            <text:p>7596</text:p>
          </table:table-cell>
          <table:table-cell/>
          <table:table-cell office:value-type="string" calcext:value-type="string">
            <text:p>wmin100wmax50000n5000-3-s780179313c595758.ukp</text:p>
          </table:table-cell>
          <table:table-cell table:number-columns-repeated="2" office:value-type="float" office:value="595758" calcext:value-type="float">
            <text:p>595758</text:p>
          </table:table-cell>
        </table:table-row>
        <table:table-row table:style-name="ro1">
          <table:table-cell office:value-type="string" calcext:value-type="string">
            <text:p>wmin100wmax100000n5000-8-s991580855c676792.ukp</text:p>
          </table:table-cell>
          <table:table-cell office:value-type="float" office:value="0.00242709" calcext:value-type="float">
            <text:p>0.0024270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5000-4-s721215008c822573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5000-4-s721215008c822573.ukp</text:p>
          </table:table-cell>
          <table:table-cell office:value-type="float" office:value="23484" calcext:value-type="float">
            <text:p>23484</text:p>
          </table:table-cell>
          <table:table-cell office:value-type="float" office:value="5648" calcext:value-type="float">
            <text:p>5648</text:p>
          </table:table-cell>
          <table:table-cell/>
          <table:table-cell office:value-type="string" calcext:value-type="string">
            <text:p>wmin100wmax50000n5000-4-s721215008c822573.ukp</text:p>
          </table:table-cell>
          <table:table-cell table:number-columns-repeated="2" office:value-type="float" office:value="822573" calcext:value-type="float">
            <text:p>822573</text:p>
          </table:table-cell>
        </table:table-row>
        <table:table-row table:style-name="ro1">
          <table:table-cell office:value-type="string" calcext:value-type="string">
            <text:p>wmin100wmax50000n10000-1-s843367405c890345.ukp</text:p>
          </table:table-cell>
          <table:table-cell office:value-type="float" office:value="0.00265125" calcext:value-type="float">
            <text:p>0.0026512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5000-5-s110877071c81387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5000-5-s110877071c813872.ukp</text:p>
          </table:table-cell>
          <table:table-cell office:value-type="float" office:value="23368" calcext:value-type="float">
            <text:p>23368</text:p>
          </table:table-cell>
          <table:table-cell office:value-type="float" office:value="5648" calcext:value-type="float">
            <text:p>5648</text:p>
          </table:table-cell>
          <table:table-cell/>
          <table:table-cell office:value-type="string" calcext:value-type="string">
            <text:p>wmin100wmax50000n5000-5-s110877071c813872.ukp</text:p>
          </table:table-cell>
          <table:table-cell table:number-columns-repeated="2" office:value-type="float" office:value="813872" calcext:value-type="float">
            <text:p>813872</text:p>
          </table:table-cell>
        </table:table-row>
        <table:table-row table:style-name="ro1">
          <table:table-cell office:value-type="string" calcext:value-type="string">
            <text:p>wmin100wmax50000n10000-6-s227708629c960084.ukp</text:p>
          </table:table-cell>
          <table:table-cell office:value-type="float" office:value="0.00289562" calcext:value-type="float">
            <text:p>0.0028956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5000-6-s227708629c88992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5000-6-s227708629c889920.ukp</text:p>
          </table:table-cell>
          <table:table-cell office:value-type="float" office:value="24968" calcext:value-type="float">
            <text:p>24968</text:p>
          </table:table-cell>
          <table:table-cell office:value-type="float" office:value="7408" calcext:value-type="float">
            <text:p>7408</text:p>
          </table:table-cell>
          <table:table-cell/>
          <table:table-cell office:value-type="string" calcext:value-type="string">
            <text:p>wmin100wmax50000n5000-6-s227708629c889920.ukp</text:p>
          </table:table-cell>
          <table:table-cell table:number-columns-repeated="2" office:value-type="float" office:value="889920" calcext:value-type="float">
            <text:p>889920</text:p>
          </table:table-cell>
        </table:table-row>
        <table:table-row table:style-name="ro1">
          <table:table-cell office:value-type="string" calcext:value-type="string">
            <text:p>wmin100wmax50000n10000-8-s991580855c759438.ukp</text:p>
          </table:table-cell>
          <table:table-cell office:value-type="float" office:value="0.00244518" calcext:value-type="float">
            <text:p>0.0024451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5000-7-s177710744c58862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5000-7-s177710744c588624.ukp</text:p>
          </table:table-cell>
          <table:table-cell office:value-type="float" office:value="17856" calcext:value-type="float">
            <text:p>17856</text:p>
          </table:table-cell>
          <table:table-cell office:value-type="float" office:value="5684" calcext:value-type="float">
            <text:p>5684</text:p>
          </table:table-cell>
          <table:table-cell/>
          <table:table-cell office:value-type="string" calcext:value-type="string">
            <text:p>wmin100wmax50000n5000-7-s177710744c588624.ukp</text:p>
          </table:table-cell>
          <table:table-cell table:number-columns-repeated="2" office:value-type="float" office:value="588624" calcext:value-type="float">
            <text:p>588624</text:p>
          </table:table-cell>
        </table:table-row>
        <table:table-row table:style-name="ro1">
          <table:table-cell office:value-type="string" calcext:value-type="string">
            <text:p>wmin100wmax50000n5000-0-s827183242c743140.ukp</text:p>
          </table:table-cell>
          <table:table-cell office:value-type="float" office:value="0.00228053" calcext:value-type="float">
            <text:p>0.0022805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5000-8-s991580855c55879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5000-8-s991580855c558792.ukp</text:p>
          </table:table-cell>
          <table:table-cell office:value-type="float" office:value="17256" calcext:value-type="float">
            <text:p>17256</text:p>
          </table:table-cell>
          <table:table-cell office:value-type="float" office:value="5688" calcext:value-type="float">
            <text:p>5688</text:p>
          </table:table-cell>
          <table:table-cell/>
          <table:table-cell office:value-type="string" calcext:value-type="string">
            <text:p>wmin100wmax50000n5000-8-s991580855c558792.ukp</text:p>
          </table:table-cell>
          <table:table-cell table:number-columns-repeated="2" office:value-type="float" office:value="558792" calcext:value-type="float">
            <text:p>558792</text:p>
          </table:table-cell>
        </table:table-row>
        <table:table-row table:style-name="ro1">
          <table:table-cell office:value-type="string" calcext:value-type="string">
            <text:p>wmin100wmax50000n5000-1-s843367405c575765.ukp</text:p>
          </table:table-cell>
          <table:table-cell office:value-type="float" office:value="0.00217691" calcext:value-type="float">
            <text:p>0.0021769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100wmax50000n5000-9-s126456688c88694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100wmax50000n5000-9-s126456688c886947.ukp</text:p>
          </table:table-cell>
          <table:table-cell office:value-type="float" office:value="25032" calcext:value-type="float">
            <text:p>25032</text:p>
          </table:table-cell>
          <table:table-cell office:value-type="float" office:value="5648" calcext:value-type="float">
            <text:p>5648</text:p>
          </table:table-cell>
          <table:table-cell/>
          <table:table-cell office:value-type="string" calcext:value-type="string">
            <text:p>wmin100wmax50000n5000-9-s126456688c886947.ukp</text:p>
          </table:table-cell>
          <table:table-cell table:number-columns-repeated="2" office:value-type="float" office:value="886947" calcext:value-type="float">
            <text:p>886947</text:p>
          </table:table-cell>
        </table:table-row>
        <table:table-row table:style-name="ro1">
          <table:table-cell office:value-type="string" calcext:value-type="string">
            <text:p>wmin100wmax50000n5000-2-s528806317c884319.ukp</text:p>
          </table:table-cell>
          <table:table-cell office:value-type="float" office:value="0.00251818" calcext:value-type="float">
            <text:p>0.0025181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0-0-s827183242c605538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10000-0-s827183242c605538.ukp</text:p>
          </table:table-cell>
          <table:table-cell office:value-type="float" office:value="19056" calcext:value-type="float">
            <text:p>19056</text:p>
          </table:table-cell>
          <table:table-cell office:value-type="float" office:value="7188" calcext:value-type="float">
            <text:p>7188</text:p>
          </table:table-cell>
          <table:table-cell/>
          <table:table-cell office:value-type="string" calcext:value-type="string">
            <text:p>wmin5000wmax100000n10000-0-s827183242c605538.ukp</text:p>
          </table:table-cell>
          <table:table-cell table:number-columns-repeated="2" office:value-type="float" office:value="605538" calcext:value-type="float">
            <text:p>605538</text:p>
          </table:table-cell>
        </table:table-row>
        <table:table-row table:style-name="ro1">
          <table:table-cell office:value-type="string" calcext:value-type="string">
            <text:p>wmin100wmax50000n5000-3-s780179313c595758.ukp</text:p>
          </table:table-cell>
          <table:table-cell office:value-type="float" office:value="0.00199584" calcext:value-type="float">
            <text:p>0.0019958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0-1-s843367405c724816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10000-1-s843367405c724816.ukp</text:p>
          </table:table-cell>
          <table:table-cell office:value-type="float" office:value="21720" calcext:value-type="float">
            <text:p>21720</text:p>
          </table:table-cell>
          <table:table-cell office:value-type="float" office:value="6180" calcext:value-type="float">
            <text:p>6180</text:p>
          </table:table-cell>
          <table:table-cell/>
          <table:table-cell office:value-type="string" calcext:value-type="string">
            <text:p>wmin5000wmax100000n10000-1-s843367405c724816.ukp</text:p>
          </table:table-cell>
          <table:table-cell table:number-columns-repeated="2" office:value-type="float" office:value="724816" calcext:value-type="float">
            <text:p>724816</text:p>
          </table:table-cell>
        </table:table-row>
        <table:table-row table:style-name="ro1">
          <table:table-cell office:value-type="string" calcext:value-type="string">
            <text:p>wmin100wmax50000n5000-4-s721215008c822573.ukp</text:p>
          </table:table-cell>
          <table:table-cell office:value-type="float" office:value="0.00228439" calcext:value-type="float">
            <text:p>0.0022843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0-2-s528806317c944387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10000-2-s528806317c944387.ukp</text:p>
          </table:table-cell>
          <table:table-cell office:value-type="float" office:value="26872" calcext:value-type="float">
            <text:p>26872</text:p>
          </table:table-cell>
          <table:table-cell office:value-type="float" office:value="7940" calcext:value-type="float">
            <text:p>7940</text:p>
          </table:table-cell>
          <table:table-cell/>
          <table:table-cell office:value-type="string" calcext:value-type="string">
            <text:p>wmin5000wmax100000n10000-2-s528806317c944387.ukp</text:p>
          </table:table-cell>
          <table:table-cell table:number-columns-repeated="2" office:value-type="float" office:value="944387" calcext:value-type="float">
            <text:p>944387</text:p>
          </table:table-cell>
        </table:table-row>
        <table:table-row table:style-name="ro1">
          <table:table-cell office:value-type="string" calcext:value-type="string">
            <text:p>wmin100wmax50000n5000-5-s110877071c813872.ukp</text:p>
          </table:table-cell>
          <table:table-cell office:value-type="float" office:value="0.00226527" calcext:value-type="float">
            <text:p>0.0022652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0-3-s780179313c787410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10000-3-s780179313c787410.ukp</text:p>
          </table:table-cell>
          <table:table-cell office:value-type="float" office:value="23228" calcext:value-type="float">
            <text:p>23228</text:p>
          </table:table-cell>
          <table:table-cell office:value-type="float" office:value="6244" calcext:value-type="float">
            <text:p>6244</text:p>
          </table:table-cell>
          <table:table-cell/>
          <table:table-cell office:value-type="string" calcext:value-type="string">
            <text:p>wmin5000wmax100000n10000-3-s780179313c787410.ukp</text:p>
          </table:table-cell>
          <table:table-cell table:number-columns-repeated="2" office:value-type="float" office:value="787410" calcext:value-type="float">
            <text:p>787410</text:p>
          </table:table-cell>
        </table:table-row>
        <table:table-row table:style-name="ro1">
          <table:table-cell office:value-type="string" calcext:value-type="string">
            <text:p>wmin100wmax50000n5000-6-s227708629c889920.ukp</text:p>
          </table:table-cell>
          <table:table-cell office:value-type="float" office:value="0.00228992" calcext:value-type="float">
            <text:p>0.0022899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0-4-s721215008c528703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10000-4-s721215008c528703.ukp</text:p>
          </table:table-cell>
          <table:table-cell office:value-type="float" office:value="17076" calcext:value-type="float">
            <text:p>17076</text:p>
          </table:table-cell>
          <table:table-cell office:value-type="float" office:value="8088" calcext:value-type="float">
            <text:p>8088</text:p>
          </table:table-cell>
          <table:table-cell/>
          <table:table-cell office:value-type="string" calcext:value-type="string">
            <text:p>wmin5000wmax100000n10000-4-s721215008c528703.ukp</text:p>
          </table:table-cell>
          <table:table-cell table:number-columns-repeated="2" office:value-type="float" office:value="528703" calcext:value-type="float">
            <text:p>528703</text:p>
          </table:table-cell>
        </table:table-row>
        <table:table-row table:style-name="ro1">
          <table:table-cell office:value-type="string" calcext:value-type="string">
            <text:p>wmin100wmax50000n5000-7-s177710744c588624.ukp</text:p>
          </table:table-cell>
          <table:table-cell office:value-type="float" office:value="0.00198732" calcext:value-type="float">
            <text:p>0.0019873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0-5-s110877071c563354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10000-5-s110877071c563354.ukp</text:p>
          </table:table-cell>
          <table:table-cell office:value-type="float" office:value="17972" calcext:value-type="float">
            <text:p>17972</text:p>
          </table:table-cell>
          <table:table-cell office:value-type="float" office:value="7992" calcext:value-type="float">
            <text:p>7992</text:p>
          </table:table-cell>
          <table:table-cell/>
          <table:table-cell office:value-type="string" calcext:value-type="string">
            <text:p>wmin5000wmax100000n10000-5-s110877071c563354.ukp</text:p>
          </table:table-cell>
          <table:table-cell table:number-columns-repeated="2" office:value-type="float" office:value="563354" calcext:value-type="float">
            <text:p>563354</text:p>
          </table:table-cell>
        </table:table-row>
        <table:table-row table:style-name="ro1">
          <table:table-cell office:value-type="string" calcext:value-type="string">
            <text:p>wmin5000wmax100000n1000-0-s827183242c651303.ukp</text:p>
          </table:table-cell>
          <table:table-cell office:value-type="float" office:value="0.00257799" calcext:value-type="float">
            <text:p>0.0025779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0-6-s227708629c819173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10000-6-s227708629c819173.ukp</text:p>
          </table:table-cell>
          <table:table-cell office:value-type="float" office:value="24056" calcext:value-type="float">
            <text:p>24056</text:p>
          </table:table-cell>
          <table:table-cell office:value-type="float" office:value="6256" calcext:value-type="float">
            <text:p>6256</text:p>
          </table:table-cell>
          <table:table-cell/>
          <table:table-cell office:value-type="string" calcext:value-type="string">
            <text:p>wmin5000wmax100000n10000-6-s227708629c819173.ukp</text:p>
          </table:table-cell>
          <table:table-cell table:number-columns-repeated="2" office:value-type="float" office:value="819173" calcext:value-type="float">
            <text:p>819173</text:p>
          </table:table-cell>
        </table:table-row>
        <table:table-row table:style-name="ro1">
          <table:table-cell office:value-type="string" calcext:value-type="string">
            <text:p>wmin5000wmax100000n1000-1-s843367405c753086.ukp</text:p>
          </table:table-cell>
          <table:table-cell office:value-type="float" office:value="0.00241172" calcext:value-type="float">
            <text:p>0.0024117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0-7-s177710744c841524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10000-7-s177710744c841524.ukp</text:p>
          </table:table-cell>
          <table:table-cell office:value-type="float" office:value="24720" calcext:value-type="float">
            <text:p>24720</text:p>
          </table:table-cell>
          <table:table-cell office:value-type="float" office:value="6256" calcext:value-type="float">
            <text:p>6256</text:p>
          </table:table-cell>
          <table:table-cell/>
          <table:table-cell office:value-type="string" calcext:value-type="string">
            <text:p>wmin5000wmax100000n10000-7-s177710744c841524.ukp</text:p>
          </table:table-cell>
          <table:table-cell table:number-columns-repeated="2" office:value-type="float" office:value="841524" calcext:value-type="float">
            <text:p>841524</text:p>
          </table:table-cell>
        </table:table-row>
        <table:table-row table:style-name="ro1">
          <table:table-cell office:value-type="string" calcext:value-type="string">
            <text:p>wmin5000wmax100000n1000-2-s528806317c529796.ukp</text:p>
          </table:table-cell>
          <table:table-cell office:value-type="float" office:value="0.00213793" calcext:value-type="float">
            <text:p>0.0021379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0-8-s991580855c972757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10000-8-s991580855c972757.ukp</text:p>
          </table:table-cell>
          <table:table-cell office:value-type="float" office:value="27660" calcext:value-type="float">
            <text:p>27660</text:p>
          </table:table-cell>
          <table:table-cell office:value-type="float" office:value="6148" calcext:value-type="float">
            <text:p>6148</text:p>
          </table:table-cell>
          <table:table-cell/>
          <table:table-cell office:value-type="string" calcext:value-type="string">
            <text:p>wmin5000wmax100000n10000-8-s991580855c972757.ukp</text:p>
          </table:table-cell>
          <table:table-cell table:number-columns-repeated="2" office:value-type="float" office:value="972757" calcext:value-type="float">
            <text:p>972757</text:p>
          </table:table-cell>
        </table:table-row>
        <table:table-row table:style-name="ro1">
          <table:table-cell office:value-type="string" calcext:value-type="string">
            <text:p>wmin5000wmax100000n1000-3-s780179313c942575.ukp</text:p>
          </table:table-cell>
          <table:table-cell office:value-type="float" office:value="0.00282706" calcext:value-type="float">
            <text:p>0.0028270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0-9-s126456688c963193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10000-9-s126456688c963193.ukp</text:p>
          </table:table-cell>
          <table:table-cell office:value-type="float" office:value="27284" calcext:value-type="float">
            <text:p>27284</text:p>
          </table:table-cell>
          <table:table-cell office:value-type="float" office:value="7284" calcext:value-type="float">
            <text:p>7284</text:p>
          </table:table-cell>
          <table:table-cell/>
          <table:table-cell office:value-type="string" calcext:value-type="string">
            <text:p>wmin5000wmax100000n10000-9-s126456688c963193.ukp</text:p>
          </table:table-cell>
          <table:table-cell table:number-columns-repeated="2" office:value-type="float" office:value="963193" calcext:value-type="float">
            <text:p>963193</text:p>
          </table:table-cell>
        </table:table-row>
        <table:table-row table:style-name="ro1">
          <table:table-cell office:value-type="string" calcext:value-type="string">
            <text:p>wmin5000wmax100000n1000-4-s721215008c887601.ukp</text:p>
          </table:table-cell>
          <table:table-cell office:value-type="float" office:value="0.00298453" calcext:value-type="float">
            <text:p>0.0029845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-0-s827183242c651303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-0-s827183242c651303.ukp</text:p>
          </table:table-cell>
          <table:table-cell office:value-type="float" office:value="20160" calcext:value-type="float">
            <text:p>20160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string" calcext:value-type="string">
            <text:p>wmin5000wmax100000n1000-0-s827183242c651303.ukp</text:p>
          </table:table-cell>
          <table:table-cell table:number-columns-repeated="2" office:value-type="float" office:value="651303" calcext:value-type="float">
            <text:p>651303</text:p>
          </table:table-cell>
        </table:table-row>
        <table:table-row table:style-name="ro1">
          <table:table-cell office:value-type="string" calcext:value-type="string">
            <text:p>wmin5000wmax100000n1000-5-s110877071c674339.ukp</text:p>
          </table:table-cell>
          <table:table-cell office:value-type="float" office:value="0.00239097" calcext:value-type="float">
            <text:p>0.0023909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-1-s843367405c753086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-1-s843367405c753086.ukp</text:p>
          </table:table-cell>
          <table:table-cell office:value-type="float" office:value="22644" calcext:value-type="float">
            <text:p>22644</text:p>
          </table:table-cell>
          <table:table-cell office:value-type="float" office:value="3816" calcext:value-type="float">
            <text:p>3816</text:p>
          </table:table-cell>
          <table:table-cell/>
          <table:table-cell office:value-type="string" calcext:value-type="string">
            <text:p>wmin5000wmax100000n1000-1-s843367405c753086.ukp</text:p>
          </table:table-cell>
          <table:table-cell table:number-columns-repeated="2" office:value-type="float" office:value="753086" calcext:value-type="float">
            <text:p>753086</text:p>
          </table:table-cell>
        </table:table-row>
        <table:table-row table:style-name="ro1">
          <table:table-cell office:value-type="string" calcext:value-type="string">
            <text:p>wmin5000wmax100000n1000-7-s177710744c872546.ukp</text:p>
          </table:table-cell>
          <table:table-cell office:value-type="float" office:value="0.00257779" calcext:value-type="float">
            <text:p>0.0025777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-2-s528806317c529796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-2-s528806317c529796.ukp</text:p>
          </table:table-cell>
          <table:table-cell office:value-type="float" office:value="17316" calcext:value-type="float">
            <text:p>17316</text:p>
          </table:table-cell>
          <table:table-cell office:value-type="float" office:value="4064" calcext:value-type="float">
            <text:p>4064</text:p>
          </table:table-cell>
          <table:table-cell/>
          <table:table-cell office:value-type="string" calcext:value-type="string">
            <text:p>wmin5000wmax100000n1000-2-s528806317c529796.ukp</text:p>
          </table:table-cell>
          <table:table-cell table:number-columns-repeated="2" office:value-type="float" office:value="529796" calcext:value-type="float">
            <text:p>529796</text:p>
          </table:table-cell>
        </table:table-row>
        <table:table-row table:style-name="ro1">
          <table:table-cell office:value-type="string" calcext:value-type="string">
            <text:p>wmin5000wmax100000n1000-9-s126456688c864427.ukp</text:p>
          </table:table-cell>
          <table:table-cell office:value-type="float" office:value="0.00255519" calcext:value-type="float">
            <text:p>0.0025551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-3-s780179313c942575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-3-s780179313c942575.ukp</text:p>
          </table:table-cell>
          <table:table-cell office:value-type="float" office:value="26976" calcext:value-type="float">
            <text:p>26976</text:p>
          </table:table-cell>
          <table:table-cell office:value-type="float" office:value="3552" calcext:value-type="float">
            <text:p>3552</text:p>
          </table:table-cell>
          <table:table-cell/>
          <table:table-cell office:value-type="string" calcext:value-type="string">
            <text:p>wmin5000wmax100000n1000-3-s780179313c942575.ukp</text:p>
          </table:table-cell>
          <table:table-cell table:number-columns-repeated="2" office:value-type="float" office:value="942575" calcext:value-type="float">
            <text:p>942575</text:p>
          </table:table-cell>
        </table:table-row>
        <table:table-row table:style-name="ro1">
          <table:table-cell office:value-type="string" calcext:value-type="string">
            <text:p>wmin5000wmax100000n2000-0-s827183242c988488.ukp</text:p>
          </table:table-cell>
          <table:table-cell office:value-type="float" office:value="0.00308092" calcext:value-type="float">
            <text:p>0.0030809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-4-s721215008c88760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-4-s721215008c887601.ukp</text:p>
          </table:table-cell>
          <table:table-cell office:value-type="float" office:value="25780" calcext:value-type="float">
            <text:p>25780</text:p>
          </table:table-cell>
          <table:table-cell office:value-type="float" office:value="4124" calcext:value-type="float">
            <text:p>4124</text:p>
          </table:table-cell>
          <table:table-cell/>
          <table:table-cell office:value-type="string" calcext:value-type="string">
            <text:p>wmin5000wmax100000n1000-4-s721215008c887601.ukp</text:p>
          </table:table-cell>
          <table:table-cell table:number-columns-repeated="2" office:value-type="float" office:value="887601" calcext:value-type="float">
            <text:p>887601</text:p>
          </table:table-cell>
        </table:table-row>
        <table:table-row table:style-name="ro1">
          <table:table-cell office:value-type="string" calcext:value-type="string">
            <text:p>wmin5000wmax100000n2000-1-s843367405c643267.ukp</text:p>
          </table:table-cell>
          <table:table-cell office:value-type="float" office:value="0.00236867" calcext:value-type="float">
            <text:p>0.0023686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-5-s110877071c67433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-5-s110877071c674339.ukp</text:p>
          </table:table-cell>
          <table:table-cell office:value-type="float" office:value="20548" calcext:value-type="float">
            <text:p>20548</text:p>
          </table:table-cell>
          <table:table-cell office:value-type="float" office:value="4784" calcext:value-type="float">
            <text:p>4784</text:p>
          </table:table-cell>
          <table:table-cell/>
          <table:table-cell office:value-type="string" calcext:value-type="string">
            <text:p>wmin5000wmax100000n1000-5-s110877071c674339.ukp</text:p>
          </table:table-cell>
          <table:table-cell table:number-columns-repeated="2" office:value-type="float" office:value="674339" calcext:value-type="float">
            <text:p>674339</text:p>
          </table:table-cell>
        </table:table-row>
        <table:table-row table:style-name="ro1">
          <table:table-cell office:value-type="string" calcext:value-type="string">
            <text:p>wmin5000wmax100000n2000-2-s528806317c763127.ukp</text:p>
          </table:table-cell>
          <table:table-cell office:value-type="float" office:value="0.00279423" calcext:value-type="float">
            <text:p>0.0027942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-6-s227708629c982865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1000-6-s227708629c982865.ukp</text:p>
          </table:table-cell>
          <table:table-cell office:value-type="float" office:value="28056" calcext:value-type="float">
            <text:p>28056</text:p>
          </table:table-cell>
          <table:table-cell office:value-type="float" office:value="5232" calcext:value-type="float">
            <text:p>5232</text:p>
          </table:table-cell>
          <table:table-cell/>
          <table:table-cell office:value-type="string" calcext:value-type="string">
            <text:p>wmin5000wmax100000n1000-6-s227708629c982865.ukp</text:p>
          </table:table-cell>
          <table:table-cell table:number-columns-repeated="2" office:value-type="float" office:value="982865" calcext:value-type="float">
            <text:p>982865</text:p>
          </table:table-cell>
        </table:table-row>
        <table:table-row table:style-name="ro1">
          <table:table-cell office:value-type="string" calcext:value-type="string">
            <text:p>wmin5000wmax100000n2000-4-s721215008c779730.ukp</text:p>
          </table:table-cell>
          <table:table-cell office:value-type="float" office:value="0.0025623" calcext:value-type="float">
            <text:p>0.002562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-7-s177710744c872546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-7-s177710744c872546.ukp</text:p>
          </table:table-cell>
          <table:table-cell office:value-type="float" office:value="25484" calcext:value-type="float">
            <text:p>25484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string" calcext:value-type="string">
            <text:p>wmin5000wmax100000n1000-7-s177710744c872546.ukp</text:p>
          </table:table-cell>
          <table:table-cell table:number-columns-repeated="2" office:value-type="float" office:value="872546" calcext:value-type="float">
            <text:p>872546</text:p>
          </table:table-cell>
        </table:table-row>
        <table:table-row table:style-name="ro1">
          <table:table-cell office:value-type="string" calcext:value-type="string">
            <text:p>wmin5000wmax100000n2000-5-s110877071c854260.ukp</text:p>
          </table:table-cell>
          <table:table-cell office:value-type="float" office:value="0.00285425" calcext:value-type="float">
            <text:p>0.0028542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-8-s991580855c756481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1000-8-s991580855c756481.ukp</text:p>
          </table:table-cell>
          <table:table-cell office:value-type="float" office:value="22716" calcext:value-type="float">
            <text:p>22716</text:p>
          </table:table-cell>
          <table:table-cell office:value-type="float" office:value="7032" calcext:value-type="float">
            <text:p>7032</text:p>
          </table:table-cell>
          <table:table-cell/>
          <table:table-cell office:value-type="string" calcext:value-type="string">
            <text:p>wmin5000wmax100000n1000-8-s991580855c756481.ukp</text:p>
          </table:table-cell>
          <table:table-cell table:number-columns-repeated="2" office:value-type="float" office:value="756481" calcext:value-type="float">
            <text:p>756481</text:p>
          </table:table-cell>
        </table:table-row>
        <table:table-row table:style-name="ro1">
          <table:table-cell office:value-type="string" calcext:value-type="string">
            <text:p>wmin5000wmax100000n2000-6-s227708629c564050.ukp</text:p>
          </table:table-cell>
          <table:table-cell office:value-type="float" office:value="0.00233141" calcext:value-type="float">
            <text:p>0.0023314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1000-9-s126456688c86442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1000-9-s126456688c864427.ukp</text:p>
          </table:table-cell>
          <table:table-cell office:value-type="float" office:value="25252" calcext:value-type="float">
            <text:p>25252</text:p>
          </table:table-cell>
          <table:table-cell office:value-type="float" office:value="5128" calcext:value-type="float">
            <text:p>5128</text:p>
          </table:table-cell>
          <table:table-cell/>
          <table:table-cell office:value-type="string" calcext:value-type="string">
            <text:p>wmin5000wmax100000n1000-9-s126456688c864427.ukp</text:p>
          </table:table-cell>
          <table:table-cell table:number-columns-repeated="2" office:value-type="float" office:value="864427" calcext:value-type="float">
            <text:p>864427</text:p>
          </table:table-cell>
        </table:table-row>
        <table:table-row table:style-name="ro1">
          <table:table-cell office:value-type="string" calcext:value-type="string">
            <text:p>wmin5000wmax100000n2000-8-s991580855c733977.ukp</text:p>
          </table:table-cell>
          <table:table-cell office:value-type="float" office:value="0.00268884" calcext:value-type="float">
            <text:p>0.0026888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2000-0-s827183242c988488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2000-0-s827183242c988488.ukp</text:p>
          </table:table-cell>
          <table:table-cell office:value-type="float" office:value="28032" calcext:value-type="float">
            <text:p>28032</text:p>
          </table:table-cell>
          <table:table-cell office:value-type="float" office:value="4700" calcext:value-type="float">
            <text:p>4700</text:p>
          </table:table-cell>
          <table:table-cell/>
          <table:table-cell office:value-type="string" calcext:value-type="string">
            <text:p>wmin5000wmax100000n2000-0-s827183242c988488.ukp</text:p>
          </table:table-cell>
          <table:table-cell table:number-columns-repeated="2" office:value-type="float" office:value="988488" calcext:value-type="float">
            <text:p>988488</text:p>
          </table:table-cell>
        </table:table-row>
        <table:table-row table:style-name="ro1">
          <table:table-cell office:value-type="string" calcext:value-type="string">
            <text:p>wmin5000wmax100000n2000-9-s126456688c711726.ukp</text:p>
          </table:table-cell>
          <table:table-cell office:value-type="float" office:value="0.00237152" calcext:value-type="float">
            <text:p>0.0023715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2000-1-s843367405c64326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2000-1-s843367405c643267.ukp</text:p>
          </table:table-cell>
          <table:table-cell office:value-type="float" office:value="19884" calcext:value-type="float">
            <text:p>19884</text:p>
          </table:table-cell>
          <table:table-cell office:value-type="float" office:value="4060" calcext:value-type="float">
            <text:p>4060</text:p>
          </table:table-cell>
          <table:table-cell/>
          <table:table-cell office:value-type="string" calcext:value-type="string">
            <text:p>wmin5000wmax100000n2000-1-s843367405c643267.ukp</text:p>
          </table:table-cell>
          <table:table-cell table:number-columns-repeated="2" office:value-type="float" office:value="643267" calcext:value-type="float">
            <text:p>643267</text:p>
          </table:table-cell>
        </table:table-row>
        <table:table-row table:style-name="ro1">
          <table:table-cell office:value-type="string" calcext:value-type="string">
            <text:p>wmin5000wmax100000n5000-6-s227708629c554798.ukp</text:p>
          </table:table-cell>
          <table:table-cell office:value-type="float" office:value="0.00248716" calcext:value-type="float">
            <text:p>0.0024871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2000-2-s528806317c76312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2000-2-s528806317c763127.ukp</text:p>
          </table:table-cell>
          <table:table-cell office:value-type="float" office:value="22716" calcext:value-type="float">
            <text:p>22716</text:p>
          </table:table-cell>
          <table:table-cell office:value-type="float" office:value="4072" calcext:value-type="float">
            <text:p>4072</text:p>
          </table:table-cell>
          <table:table-cell/>
          <table:table-cell office:value-type="string" calcext:value-type="string">
            <text:p>wmin5000wmax100000n2000-2-s528806317c763127.ukp</text:p>
          </table:table-cell>
          <table:table-cell table:number-columns-repeated="2" office:value-type="float" office:value="763127" calcext:value-type="float">
            <text:p>763127</text:p>
          </table:table-cell>
        </table:table-row>
        <table:table-row table:style-name="ro1">
          <table:table-cell office:value-type="string" calcext:value-type="string">
            <text:p>wmin5000wmax50000n1000-0-s827183242c519371.ukp</text:p>
          </table:table-cell>
          <table:table-cell office:value-type="float" office:value="0.00207348" calcext:value-type="float">
            <text:p>0.0020734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2000-3-s780179313c690312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2000-3-s780179313c690312.ukp</text:p>
          </table:table-cell>
          <table:table-cell office:value-type="float" office:value="21124" calcext:value-type="float">
            <text:p>21124</text:p>
          </table:table-cell>
          <table:table-cell office:value-type="float" office:value="5392" calcext:value-type="float">
            <text:p>5392</text:p>
          </table:table-cell>
          <table:table-cell/>
          <table:table-cell office:value-type="string" calcext:value-type="string">
            <text:p>wmin5000wmax100000n2000-3-s780179313c690312.ukp</text:p>
          </table:table-cell>
          <table:table-cell table:number-columns-repeated="2" office:value-type="float" office:value="690312" calcext:value-type="float">
            <text:p>690312</text:p>
          </table:table-cell>
        </table:table-row>
        <table:table-row table:style-name="ro1">
          <table:table-cell office:value-type="string" calcext:value-type="string">
            <text:p>wmin5000wmax50000n1000-1-s843367405c552572.ukp</text:p>
          </table:table-cell>
          <table:table-cell office:value-type="float" office:value="0.00217765" calcext:value-type="float">
            <text:p>0.0021776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2000-4-s721215008c77973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2000-4-s721215008c779730.ukp</text:p>
          </table:table-cell>
          <table:table-cell office:value-type="float" office:value="23184" calcext:value-type="float">
            <text:p>23184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string" calcext:value-type="string">
            <text:p>wmin5000wmax100000n2000-4-s721215008c779730.ukp</text:p>
          </table:table-cell>
          <table:table-cell table:number-columns-repeated="2" office:value-type="float" office:value="779730" calcext:value-type="float">
            <text:p>779730</text:p>
          </table:table-cell>
        </table:table-row>
        <table:table-row table:style-name="ro1">
          <table:table-cell office:value-type="string" calcext:value-type="string">
            <text:p>wmin5000wmax50000n1000-2-s528806317c669699.ukp</text:p>
          </table:table-cell>
          <table:table-cell office:value-type="float" office:value="0.00232751" calcext:value-type="float">
            <text:p>0.0023275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2000-5-s110877071c85426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2000-5-s110877071c854260.ukp</text:p>
          </table:table-cell>
          <table:table-cell office:value-type="float" office:value="25064" calcext:value-type="float">
            <text:p>25064</text:p>
          </table:table-cell>
          <table:table-cell office:value-type="float" office:value="5192" calcext:value-type="float">
            <text:p>5192</text:p>
          </table:table-cell>
          <table:table-cell/>
          <table:table-cell office:value-type="string" calcext:value-type="string">
            <text:p>wmin5000wmax100000n2000-5-s110877071c854260.ukp</text:p>
          </table:table-cell>
          <table:table-cell table:number-columns-repeated="2" office:value-type="float" office:value="854260" calcext:value-type="float">
            <text:p>854260</text:p>
          </table:table-cell>
        </table:table-row>
        <table:table-row table:style-name="ro1">
          <table:table-cell office:value-type="string" calcext:value-type="string">
            <text:p>wmin5000wmax50000n1000-3-s780179313c743993.ukp</text:p>
          </table:table-cell>
          <table:table-cell office:value-type="float" office:value="0.00235086" calcext:value-type="float">
            <text:p>0.0023508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2000-6-s227708629c56405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2000-6-s227708629c564050.ukp</text:p>
          </table:table-cell>
          <table:table-cell office:value-type="float" office:value="18076" calcext:value-type="float">
            <text:p>18076</text:p>
          </table:table-cell>
          <table:table-cell office:value-type="float" office:value="5060" calcext:value-type="float">
            <text:p>5060</text:p>
          </table:table-cell>
          <table:table-cell/>
          <table:table-cell office:value-type="string" calcext:value-type="string">
            <text:p>wmin5000wmax100000n2000-6-s227708629c564050.ukp</text:p>
          </table:table-cell>
          <table:table-cell table:number-columns-repeated="2" office:value-type="float" office:value="564050" calcext:value-type="float">
            <text:p>564050</text:p>
          </table:table-cell>
        </table:table-row>
        <table:table-row table:style-name="ro1">
          <table:table-cell office:value-type="string" calcext:value-type="string">
            <text:p>wmin5000wmax50000n1000-4-s721215008c538155.ukp</text:p>
          </table:table-cell>
          <table:table-cell office:value-type="float" office:value="0.0021188" calcext:value-type="float">
            <text:p>0.002118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2000-7-s177710744c646245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2000-7-s177710744c646245.ukp</text:p>
          </table:table-cell>
          <table:table-cell office:value-type="float" office:value="20076" calcext:value-type="float">
            <text:p>20076</text:p>
          </table:table-cell>
          <table:table-cell office:value-type="float" office:value="5312" calcext:value-type="float">
            <text:p>5312</text:p>
          </table:table-cell>
          <table:table-cell/>
          <table:table-cell office:value-type="string" calcext:value-type="string">
            <text:p>wmin5000wmax100000n2000-7-s177710744c646245.ukp</text:p>
          </table:table-cell>
          <table:table-cell table:number-columns-repeated="2" office:value-type="float" office:value="646245" calcext:value-type="float">
            <text:p>646245</text:p>
          </table:table-cell>
        </table:table-row>
        <table:table-row table:style-name="ro1">
          <table:table-cell office:value-type="string" calcext:value-type="string">
            <text:p>wmin5000wmax50000n1000-5-s110877071c524234.ukp</text:p>
          </table:table-cell>
          <table:table-cell office:value-type="float" office:value="0.00207892" calcext:value-type="float">
            <text:p>0.0020789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2000-8-s991580855c73397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2000-8-s991580855c733977.ukp</text:p>
          </table:table-cell>
          <table:table-cell office:value-type="float" office:value="22104" calcext:value-type="float">
            <text:p>22104</text:p>
          </table:table-cell>
          <table:table-cell office:value-type="float" office:value="6044" calcext:value-type="float">
            <text:p>6044</text:p>
          </table:table-cell>
          <table:table-cell/>
          <table:table-cell office:value-type="string" calcext:value-type="string">
            <text:p>wmin5000wmax100000n2000-8-s991580855c733977.ukp</text:p>
          </table:table-cell>
          <table:table-cell table:number-columns-repeated="2" office:value-type="float" office:value="733977" calcext:value-type="float">
            <text:p>733977</text:p>
          </table:table-cell>
        </table:table-row>
        <table:table-row table:style-name="ro1">
          <table:table-cell office:value-type="string" calcext:value-type="string">
            <text:p>wmin5000wmax50000n1000-6-s227708629c724917.ukp</text:p>
          </table:table-cell>
          <table:table-cell office:value-type="float" office:value="0.00254703" calcext:value-type="float">
            <text:p>0.0025470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2000-9-s126456688c711726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100000n2000-9-s126456688c711726.ukp</text:p>
          </table:table-cell>
          <table:table-cell office:value-type="float" office:value="21536" calcext:value-type="float">
            <text:p>21536</text:p>
          </table:table-cell>
          <table:table-cell office:value-type="float" office:value="5060" calcext:value-type="float">
            <text:p>5060</text:p>
          </table:table-cell>
          <table:table-cell/>
          <table:table-cell office:value-type="string" calcext:value-type="string">
            <text:p>wmin5000wmax100000n2000-9-s126456688c711726.ukp</text:p>
          </table:table-cell>
          <table:table-cell table:number-columns-repeated="2" office:value-type="float" office:value="711726" calcext:value-type="float">
            <text:p>711726</text:p>
          </table:table-cell>
        </table:table-row>
        <table:table-row table:style-name="ro1">
          <table:table-cell office:value-type="string" calcext:value-type="string">
            <text:p>wmin5000wmax50000n1000-7-s177710744c905112.ukp</text:p>
          </table:table-cell>
          <table:table-cell office:value-type="float" office:value="0.0026938" calcext:value-type="float">
            <text:p>0.002693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5000-0-s827183242c519941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5000-0-s827183242c519941.ukp</text:p>
          </table:table-cell>
          <table:table-cell office:value-type="float" office:value="17140" calcext:value-type="float">
            <text:p>17140</text:p>
          </table:table-cell>
          <table:table-cell office:value-type="float" office:value="5524" calcext:value-type="float">
            <text:p>5524</text:p>
          </table:table-cell>
          <table:table-cell/>
          <table:table-cell office:value-type="string" calcext:value-type="string">
            <text:p>wmin5000wmax100000n5000-0-s827183242c519941.ukp</text:p>
          </table:table-cell>
          <table:table-cell table:number-columns-repeated="2" office:value-type="float" office:value="519941" calcext:value-type="float">
            <text:p>519941</text:p>
          </table:table-cell>
        </table:table-row>
        <table:table-row table:style-name="ro1">
          <table:table-cell office:value-type="string" calcext:value-type="string">
            <text:p>wmin5000wmax50000n1000-8-s991580855c746908.ukp</text:p>
          </table:table-cell>
          <table:table-cell office:value-type="float" office:value="0.00237053" calcext:value-type="float">
            <text:p>0.0023705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5000-1-s843367405c977278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5000-1-s843367405c977278.ukp</text:p>
          </table:table-cell>
          <table:table-cell office:value-type="float" office:value="27936" calcext:value-type="float">
            <text:p>27936</text:p>
          </table:table-cell>
          <table:table-cell office:value-type="float" office:value="5772" calcext:value-type="float">
            <text:p>5772</text:p>
          </table:table-cell>
          <table:table-cell/>
          <table:table-cell office:value-type="string" calcext:value-type="string">
            <text:p>wmin5000wmax100000n5000-1-s843367405c977278.ukp</text:p>
          </table:table-cell>
          <table:table-cell table:number-columns-repeated="2" office:value-type="float" office:value="977278" calcext:value-type="float">
            <text:p>977278</text:p>
          </table:table-cell>
        </table:table-row>
        <table:table-row table:style-name="ro1">
          <table:table-cell office:value-type="string" calcext:value-type="string">
            <text:p>wmin5000wmax50000n2000-0-s827183242c854861.ukp</text:p>
          </table:table-cell>
          <table:table-cell office:value-type="float" office:value="0.00258248" calcext:value-type="float">
            <text:p>0.0025824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5000-2-s528806317c747924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5000-2-s528806317c747924.ukp</text:p>
          </table:table-cell>
          <table:table-cell office:value-type="float" office:value="22408" calcext:value-type="float">
            <text:p>22408</text:p>
          </table:table-cell>
          <table:table-cell office:value-type="float" office:value="5632" calcext:value-type="float">
            <text:p>5632</text:p>
          </table:table-cell>
          <table:table-cell/>
          <table:table-cell office:value-type="string" calcext:value-type="string">
            <text:p>wmin5000wmax100000n5000-2-s528806317c747924.ukp</text:p>
          </table:table-cell>
          <table:table-cell table:number-columns-repeated="2" office:value-type="float" office:value="747924" calcext:value-type="float">
            <text:p>747924</text:p>
          </table:table-cell>
        </table:table-row>
        <table:table-row table:style-name="ro1">
          <table:table-cell office:value-type="string" calcext:value-type="string">
            <text:p>wmin5000wmax50000n2000-1-s843367405c887154.ukp</text:p>
          </table:table-cell>
          <table:table-cell office:value-type="float" office:value="0.00270311" calcext:value-type="float">
            <text:p>0.0027031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5000-3-s780179313c736513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5000-3-s780179313c736513.ukp</text:p>
          </table:table-cell>
          <table:table-cell office:value-type="float" office:value="22332" calcext:value-type="float">
            <text:p>22332</text:p>
          </table:table-cell>
          <table:table-cell office:value-type="float" office:value="5632" calcext:value-type="float">
            <text:p>5632</text:p>
          </table:table-cell>
          <table:table-cell/>
          <table:table-cell office:value-type="string" calcext:value-type="string">
            <text:p>wmin5000wmax100000n5000-3-s780179313c736513.ukp</text:p>
          </table:table-cell>
          <table:table-cell table:number-columns-repeated="2" office:value-type="float" office:value="736513" calcext:value-type="float">
            <text:p>736513</text:p>
          </table:table-cell>
        </table:table-row>
        <table:table-row table:style-name="ro1">
          <table:table-cell office:value-type="string" calcext:value-type="string">
            <text:p>wmin5000wmax50000n2000-2-s528806317c546247.ukp</text:p>
          </table:table-cell>
          <table:table-cell office:value-type="float" office:value="0.00195291" calcext:value-type="float">
            <text:p>0.0019529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5000-4-s721215008c993639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5000-4-s721215008c993639.ukp</text:p>
          </table:table-cell>
          <table:table-cell office:value-type="float" office:value="28420" calcext:value-type="float">
            <text:p>28420</text:p>
          </table:table-cell>
          <table:table-cell office:value-type="float" office:value="5772" calcext:value-type="float">
            <text:p>5772</text:p>
          </table:table-cell>
          <table:table-cell/>
          <table:table-cell office:value-type="string" calcext:value-type="string">
            <text:p>wmin5000wmax100000n5000-4-s721215008c993639.ukp</text:p>
          </table:table-cell>
          <table:table-cell table:number-columns-repeated="2" office:value-type="float" office:value="993639" calcext:value-type="float">
            <text:p>993639</text:p>
          </table:table-cell>
        </table:table-row>
        <table:table-row table:style-name="ro1">
          <table:table-cell office:value-type="string" calcext:value-type="string">
            <text:p>wmin5000wmax50000n2000-3-s780179313c639862.ukp</text:p>
          </table:table-cell>
          <table:table-cell office:value-type="float" office:value="0.0023289" calcext:value-type="float">
            <text:p>0.002328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5000-5-s110877071c593661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5000-5-s110877071c593661.ukp</text:p>
          </table:table-cell>
          <table:table-cell office:value-type="float" office:value="18832" calcext:value-type="float">
            <text:p>18832</text:p>
          </table:table-cell>
          <table:table-cell office:value-type="float" office:value="5652" calcext:value-type="float">
            <text:p>5652</text:p>
          </table:table-cell>
          <table:table-cell/>
          <table:table-cell office:value-type="string" calcext:value-type="string">
            <text:p>wmin5000wmax100000n5000-5-s110877071c593661.ukp</text:p>
          </table:table-cell>
          <table:table-cell table:number-columns-repeated="2" office:value-type="float" office:value="593661" calcext:value-type="float">
            <text:p>593661</text:p>
          </table:table-cell>
        </table:table-row>
        <table:table-row table:style-name="ro1">
          <table:table-cell office:value-type="string" calcext:value-type="string">
            <text:p>wmin5000wmax50000n2000-4-s721215008c980510.ukp</text:p>
          </table:table-cell>
          <table:table-cell office:value-type="float" office:value="0.00277304" calcext:value-type="float">
            <text:p>0.0027730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5000-6-s227708629c554798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5000-6-s227708629c554798.ukp</text:p>
          </table:table-cell>
          <table:table-cell office:value-type="float" office:value="17960" calcext:value-type="float">
            <text:p>17960</text:p>
          </table:table-cell>
          <table:table-cell office:value-type="float" office:value="5524" calcext:value-type="float">
            <text:p>5524</text:p>
          </table:table-cell>
          <table:table-cell/>
          <table:table-cell office:value-type="string" calcext:value-type="string">
            <text:p>wmin5000wmax100000n5000-6-s227708629c554798.ukp</text:p>
          </table:table-cell>
          <table:table-cell table:number-columns-repeated="2" office:value-type="float" office:value="554798" calcext:value-type="float">
            <text:p>554798</text:p>
          </table:table-cell>
        </table:table-row>
        <table:table-row table:style-name="ro1">
          <table:table-cell office:value-type="string" calcext:value-type="string">
            <text:p>wmin5000wmax50000n2000-5-s110877071c663957.ukp</text:p>
          </table:table-cell>
          <table:table-cell office:value-type="float" office:value="0.00240524" calcext:value-type="float">
            <text:p>0.0024052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5000-7-s177710744c794863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5000-7-s177710744c794863.ukp</text:p>
          </table:table-cell>
          <table:table-cell office:value-type="float" office:value="23620" calcext:value-type="float">
            <text:p>23620</text:p>
          </table:table-cell>
          <table:table-cell office:value-type="float" office:value="5700" calcext:value-type="float">
            <text:p>5700</text:p>
          </table:table-cell>
          <table:table-cell/>
          <table:table-cell office:value-type="string" calcext:value-type="string">
            <text:p>wmin5000wmax100000n5000-7-s177710744c794863.ukp</text:p>
          </table:table-cell>
          <table:table-cell table:number-columns-repeated="2" office:value-type="float" office:value="794863" calcext:value-type="float">
            <text:p>794863</text:p>
          </table:table-cell>
        </table:table-row>
        <table:table-row table:style-name="ro1">
          <table:table-cell office:value-type="string" calcext:value-type="string">
            <text:p>wmin5000wmax50000n2000-6-s227708629c783259.ukp</text:p>
          </table:table-cell>
          <table:table-cell office:value-type="float" office:value="0.00230912" calcext:value-type="float">
            <text:p>0.0023091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5000-8-s991580855c979726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5000-8-s991580855c979726.ukp</text:p>
          </table:table-cell>
          <table:table-cell office:value-type="float" office:value="27972" calcext:value-type="float">
            <text:p>27972</text:p>
          </table:table-cell>
          <table:table-cell office:value-type="float" office:value="5596" calcext:value-type="float">
            <text:p>5596</text:p>
          </table:table-cell>
          <table:table-cell/>
          <table:table-cell office:value-type="string" calcext:value-type="string">
            <text:p>wmin5000wmax100000n5000-8-s991580855c979726.ukp</text:p>
          </table:table-cell>
          <table:table-cell table:number-columns-repeated="2" office:value-type="float" office:value="979726" calcext:value-type="float">
            <text:p>979726</text:p>
          </table:table-cell>
        </table:table-row>
        <table:table-row table:style-name="ro1">
          <table:table-cell office:value-type="string" calcext:value-type="string">
            <text:p>wmin5000wmax50000n2000-7-s177710744c571410.ukp</text:p>
          </table:table-cell>
          <table:table-cell office:value-type="float" office:value="0.00207091" calcext:value-type="float">
            <text:p>0.0020709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100000n5000-9-s126456688c799946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100000n5000-9-s126456688c799946.ukp</text:p>
          </table:table-cell>
          <table:table-cell office:value-type="float" office:value="23844" calcext:value-type="float">
            <text:p>23844</text:p>
          </table:table-cell>
          <table:table-cell office:value-type="float" office:value="7492" calcext:value-type="float">
            <text:p>7492</text:p>
          </table:table-cell>
          <table:table-cell/>
          <table:table-cell office:value-type="string" calcext:value-type="string">
            <text:p>wmin5000wmax100000n5000-9-s126456688c799946.ukp</text:p>
          </table:table-cell>
          <table:table-cell table:number-columns-repeated="2" office:value-type="float" office:value="799946" calcext:value-type="float">
            <text:p>799946</text:p>
          </table:table-cell>
        </table:table-row>
        <table:table-row table:style-name="ro1">
          <table:table-cell office:value-type="string" calcext:value-type="string">
            <text:p>wmin5000wmax50000n2000-8-s991580855c677631.ukp</text:p>
          </table:table-cell>
          <table:table-cell office:value-type="float" office:value="0.00246389" calcext:value-type="float">
            <text:p>0.0024638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0-0-s827183242c746133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10000-0-s827183242c746133.ukp</text:p>
          </table:table-cell>
          <table:table-cell office:value-type="float" office:value="21580" calcext:value-type="float">
            <text:p>21580</text:p>
          </table:table-cell>
          <table:table-cell office:value-type="float" office:value="7264" calcext:value-type="float">
            <text:p>7264</text:p>
          </table:table-cell>
          <table:table-cell/>
          <table:table-cell office:value-type="string" calcext:value-type="string">
            <text:p>wmin5000wmax50000n10000-0-s827183242c746133.ukp</text:p>
          </table:table-cell>
          <table:table-cell table:number-columns-repeated="2" office:value-type="float" office:value="746133" calcext:value-type="float">
            <text:p>746133</text:p>
          </table:table-cell>
        </table:table-row>
        <table:table-row table:style-name="ro1">
          <table:table-cell office:value-type="string" calcext:value-type="string">
            <text:p>wmin5000wmax50000n2000-9-s126456688c925301.ukp</text:p>
          </table:table-cell>
          <table:table-cell office:value-type="float" office:value="0.00255931" calcext:value-type="float">
            <text:p>0.0025593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0-1-s843367405c761697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10000-1-s843367405c761697.ukp</text:p>
          </table:table-cell>
          <table:table-cell office:value-type="float" office:value="21880" calcext:value-type="float">
            <text:p>21880</text:p>
          </table:table-cell>
          <table:table-cell office:value-type="float" office:value="6240" calcext:value-type="float">
            <text:p>6240</text:p>
          </table:table-cell>
          <table:table-cell/>
          <table:table-cell office:value-type="string" calcext:value-type="string">
            <text:p>wmin5000wmax50000n10000-1-s843367405c761697.ukp</text:p>
          </table:table-cell>
          <table:table-cell table:number-columns-repeated="2" office:value-type="float" office:value="761697" calcext:value-type="float">
            <text:p>761697</text:p>
          </table:table-cell>
        </table:table-row>
        <table:table-row table:style-name="ro1">
          <table:table-cell office:value-type="string" calcext:value-type="string">
            <text:p>wmin5000wmax50000n5000-2-s528806317c766032.ukp</text:p>
          </table:table-cell>
          <table:table-cell office:value-type="float" office:value="0.00249476" calcext:value-type="float">
            <text:p>0.0024947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0-2-s528806317c712339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10000-2-s528806317c712339.ukp</text:p>
          </table:table-cell>
          <table:table-cell office:value-type="float" office:value="20868" calcext:value-type="float">
            <text:p>20868</text:p>
          </table:table-cell>
          <table:table-cell office:value-type="float" office:value="6144" calcext:value-type="float">
            <text:p>6144</text:p>
          </table:table-cell>
          <table:table-cell/>
          <table:table-cell office:value-type="string" calcext:value-type="string">
            <text:p>wmin5000wmax50000n10000-2-s528806317c712339.ukp</text:p>
          </table:table-cell>
          <table:table-cell table:number-columns-repeated="2" office:value-type="float" office:value="712339" calcext:value-type="float">
            <text:p>712339</text:p>
          </table:table-cell>
        </table:table-row>
        <table:table-row table:style-name="ro1">
          <table:table-cell office:value-type="string" calcext:value-type="string">
            <text:p>wmin500wmax100000n1000-9-s126456688c795871.ukp</text:p>
          </table:table-cell>
          <table:table-cell office:value-type="float" office:value="0.00242054" calcext:value-type="float">
            <text:p>0.0024205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0-3-s780179313c864487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10000-3-s780179313c864487.ukp</text:p>
          </table:table-cell>
          <table:table-cell office:value-type="float" office:value="24548" calcext:value-type="float">
            <text:p>24548</text:p>
          </table:table-cell>
          <table:table-cell office:value-type="float" office:value="8024" calcext:value-type="float">
            <text:p>8024</text:p>
          </table:table-cell>
          <table:table-cell/>
          <table:table-cell office:value-type="string" calcext:value-type="string">
            <text:p>wmin5000wmax50000n10000-3-s780179313c864487.ukp</text:p>
          </table:table-cell>
          <table:table-cell table:number-columns-repeated="2" office:value-type="float" office:value="864487" calcext:value-type="float">
            <text:p>864487</text:p>
          </table:table-cell>
        </table:table-row>
        <table:table-row table:style-name="ro1">
          <table:table-cell office:value-type="string" calcext:value-type="string">
            <text:p>wmin500wmax100000n2000-0-s827183242c514909.ukp</text:p>
          </table:table-cell>
          <table:table-cell office:value-type="float" office:value="0.0019736" calcext:value-type="float">
            <text:p>0.001973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0-4-s721215008c755951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10000-4-s721215008c755951.ukp</text:p>
          </table:table-cell>
          <table:table-cell office:value-type="float" office:value="21768" calcext:value-type="float">
            <text:p>21768</text:p>
          </table:table-cell>
          <table:table-cell office:value-type="float" office:value="7392" calcext:value-type="float">
            <text:p>7392</text:p>
          </table:table-cell>
          <table:table-cell/>
          <table:table-cell office:value-type="string" calcext:value-type="string">
            <text:p>wmin5000wmax50000n10000-4-s721215008c755951.ukp</text:p>
          </table:table-cell>
          <table:table-cell table:number-columns-repeated="2" office:value-type="float" office:value="755951" calcext:value-type="float">
            <text:p>755951</text:p>
          </table:table-cell>
        </table:table-row>
        <table:table-row table:style-name="ro1">
          <table:table-cell office:value-type="string" calcext:value-type="string">
            <text:p>wmin500wmax100000n2000-1-s843367405c677154.ukp</text:p>
          </table:table-cell>
          <table:table-cell office:value-type="float" office:value="0.00229312" calcext:value-type="float">
            <text:p>0.0022931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0-5-s110877071c530892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10000-5-s110877071c530892.ukp</text:p>
          </table:table-cell>
          <table:table-cell office:value-type="float" office:value="16452" calcext:value-type="float">
            <text:p>16452</text:p>
          </table:table-cell>
          <table:table-cell office:value-type="float" office:value="7340" calcext:value-type="float">
            <text:p>7340</text:p>
          </table:table-cell>
          <table:table-cell/>
          <table:table-cell office:value-type="string" calcext:value-type="string">
            <text:p>wmin5000wmax50000n10000-5-s110877071c530892.ukp</text:p>
          </table:table-cell>
          <table:table-cell table:number-columns-repeated="2" office:value-type="float" office:value="530892" calcext:value-type="float">
            <text:p>530892</text:p>
          </table:table-cell>
        </table:table-row>
        <table:table-row table:style-name="ro1">
          <table:table-cell office:value-type="string" calcext:value-type="string">
            <text:p>wmin500wmax100000n2000-2-s528806317c914458.ukp</text:p>
          </table:table-cell>
          <table:table-cell office:value-type="float" office:value="0.00261658" calcext:value-type="float">
            <text:p>0.0026165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0-6-s227708629c876351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10000-6-s227708629c876351.ukp</text:p>
          </table:table-cell>
          <table:table-cell office:value-type="float" office:value="24772" calcext:value-type="float">
            <text:p>24772</text:p>
          </table:table-cell>
          <table:table-cell office:value-type="float" office:value="6252" calcext:value-type="float">
            <text:p>6252</text:p>
          </table:table-cell>
          <table:table-cell/>
          <table:table-cell office:value-type="string" calcext:value-type="string">
            <text:p>wmin5000wmax50000n10000-6-s227708629c876351.ukp</text:p>
          </table:table-cell>
          <table:table-cell table:number-columns-repeated="2" office:value-type="float" office:value="876351" calcext:value-type="float">
            <text:p>876351</text:p>
          </table:table-cell>
        </table:table-row>
        <table:table-row table:style-name="ro1">
          <table:table-cell office:value-type="string" calcext:value-type="string">
            <text:p>wmin500wmax100000n2000-4-s721215008c538044.ukp</text:p>
          </table:table-cell>
          <table:table-cell office:value-type="float" office:value="0.00204044" calcext:value-type="float">
            <text:p>0.0020404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0-7-s177710744c983140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10000-7-s177710744c983140.ukp</text:p>
          </table:table-cell>
          <table:table-cell office:value-type="float" office:value="27124" calcext:value-type="float">
            <text:p>27124</text:p>
          </table:table-cell>
          <table:table-cell office:value-type="float" office:value="6144" calcext:value-type="float">
            <text:p>6144</text:p>
          </table:table-cell>
          <table:table-cell/>
          <table:table-cell office:value-type="string" calcext:value-type="string">
            <text:p>wmin5000wmax50000n10000-7-s177710744c983140.ukp</text:p>
          </table:table-cell>
          <table:table-cell table:number-columns-repeated="2" office:value-type="float" office:value="983140" calcext:value-type="float">
            <text:p>983140</text:p>
          </table:table-cell>
        </table:table-row>
        <table:table-row table:style-name="ro1">
          <table:table-cell office:value-type="string" calcext:value-type="string">
            <text:p>wmin500wmax100000n2000-6-s227708629c855086.ukp</text:p>
          </table:table-cell>
          <table:table-cell office:value-type="float" office:value="0.00267751" calcext:value-type="float">
            <text:p>0.0026775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0-8-s991580855c506357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10000-8-s991580855c506357.ukp</text:p>
          </table:table-cell>
          <table:table-cell office:value-type="float" office:value="15968" calcext:value-type="float">
            <text:p>15968</text:p>
          </table:table-cell>
          <table:table-cell office:value-type="float" office:value="7824" calcext:value-type="float">
            <text:p>7824</text:p>
          </table:table-cell>
          <table:table-cell/>
          <table:table-cell office:value-type="string" calcext:value-type="string">
            <text:p>wmin5000wmax50000n10000-8-s991580855c506357.ukp</text:p>
          </table:table-cell>
          <table:table-cell table:number-columns-repeated="2" office:value-type="float" office:value="506357" calcext:value-type="float">
            <text:p>506357</text:p>
          </table:table-cell>
        </table:table-row>
        <table:table-row table:style-name="ro1">
          <table:table-cell office:value-type="string" calcext:value-type="string">
            <text:p>wmin500wmax100000n2000-8-s991580855c816330.ukp</text:p>
          </table:table-cell>
          <table:table-cell office:value-type="float" office:value="0.00252569" calcext:value-type="float">
            <text:p>0.0025256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0-9-s126456688c572196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10000-9-s126456688c572196.ukp</text:p>
          </table:table-cell>
          <table:table-cell office:value-type="float" office:value="17696" calcext:value-type="float">
            <text:p>17696</text:p>
          </table:table-cell>
          <table:table-cell office:value-type="float" office:value="6140" calcext:value-type="float">
            <text:p>6140</text:p>
          </table:table-cell>
          <table:table-cell/>
          <table:table-cell office:value-type="string" calcext:value-type="string">
            <text:p>wmin5000wmax50000n10000-9-s126456688c572196.ukp</text:p>
          </table:table-cell>
          <table:table-cell table:number-columns-repeated="2" office:value-type="float" office:value="572196" calcext:value-type="float">
            <text:p>572196</text:p>
          </table:table-cell>
        </table:table-row>
        <table:table-row table:style-name="ro1">
          <table:table-cell office:value-type="string" calcext:value-type="string">
            <text:p>wmin500wmax100000n5000-0-s827183242c714600.ukp</text:p>
          </table:table-cell>
          <table:table-cell office:value-type="float" office:value="0.00258706" calcext:value-type="float">
            <text:p>0.0025870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-0-s827183242c519371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-0-s827183242c519371.ukp</text:p>
          </table:table-cell>
          <table:table-cell office:value-type="float" office:value="16212" calcext:value-type="float">
            <text:p>16212</text:p>
          </table:table-cell>
          <table:table-cell office:value-type="float" office:value="3944" calcext:value-type="float">
            <text:p>3944</text:p>
          </table:table-cell>
          <table:table-cell/>
          <table:table-cell office:value-type="string" calcext:value-type="string">
            <text:p>wmin5000wmax50000n1000-0-s827183242c519371.ukp</text:p>
          </table:table-cell>
          <table:table-cell table:number-columns-repeated="2" office:value-type="float" office:value="519371" calcext:value-type="float">
            <text:p>519371</text:p>
          </table:table-cell>
        </table:table-row>
        <table:table-row table:style-name="ro1">
          <table:table-cell office:value-type="string" calcext:value-type="string">
            <text:p>wmin500wmax100000n5000-1-s843367405c781022.ukp</text:p>
          </table:table-cell>
          <table:table-cell office:value-type="float" office:value="0.00256273" calcext:value-type="float">
            <text:p>0.0025627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-1-s843367405c552572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-1-s843367405c552572.ukp</text:p>
          </table:table-cell>
          <table:table-cell office:value-type="float" office:value="17124" calcext:value-type="float">
            <text:p>17124</text:p>
          </table:table-cell>
          <table:table-cell office:value-type="float" office:value="4620" calcext:value-type="float">
            <text:p>4620</text:p>
          </table:table-cell>
          <table:table-cell/>
          <table:table-cell office:value-type="string" calcext:value-type="string">
            <text:p>wmin5000wmax50000n1000-1-s843367405c552572.ukp</text:p>
          </table:table-cell>
          <table:table-cell table:number-columns-repeated="2" office:value-type="float" office:value="552572" calcext:value-type="float">
            <text:p>552572</text:p>
          </table:table-cell>
        </table:table-row>
        <table:table-row table:style-name="ro1">
          <table:table-cell office:value-type="string" calcext:value-type="string">
            <text:p>wmin500wmax100000n5000-2-s528806317c663041.ukp</text:p>
          </table:table-cell>
          <table:table-cell office:value-type="float" office:value="0.00263705" calcext:value-type="float">
            <text:p>0.0026370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-2-s528806317c669699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-2-s528806317c669699.ukp</text:p>
          </table:table-cell>
          <table:table-cell office:value-type="float" office:value="19892" calcext:value-type="float">
            <text:p>19892</text:p>
          </table:table-cell>
          <table:table-cell office:value-type="float" office:value="5192" calcext:value-type="float">
            <text:p>5192</text:p>
          </table:table-cell>
          <table:table-cell/>
          <table:table-cell office:value-type="string" calcext:value-type="string">
            <text:p>wmin5000wmax50000n1000-2-s528806317c669699.ukp</text:p>
          </table:table-cell>
          <table:table-cell table:number-columns-repeated="2" office:value-type="float" office:value="669699" calcext:value-type="float">
            <text:p>669699</text:p>
          </table:table-cell>
        </table:table-row>
        <table:table-row table:style-name="ro1">
          <table:table-cell office:value-type="string" calcext:value-type="string">
            <text:p>wmin500wmax100000n5000-3-s780179313c817500.ukp</text:p>
          </table:table-cell>
          <table:table-cell office:value-type="float" office:value="0.0027482" calcext:value-type="float">
            <text:p>0.002748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-3-s780179313c743993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-3-s780179313c743993.ukp</text:p>
          </table:table-cell>
          <table:table-cell office:value-type="float" office:value="21648" calcext:value-type="float">
            <text:p>21648</text:p>
          </table:table-cell>
          <table:table-cell office:value-type="float" office:value="5212" calcext:value-type="float">
            <text:p>5212</text:p>
          </table:table-cell>
          <table:table-cell/>
          <table:table-cell office:value-type="string" calcext:value-type="string">
            <text:p>wmin5000wmax50000n1000-3-s780179313c743993.ukp</text:p>
          </table:table-cell>
          <table:table-cell table:number-columns-repeated="2" office:value-type="float" office:value="743993" calcext:value-type="float">
            <text:p>743993</text:p>
          </table:table-cell>
        </table:table-row>
        <table:table-row table:style-name="ro1">
          <table:table-cell office:value-type="string" calcext:value-type="string">
            <text:p>wmin500wmax100000n5000-4-s721215008c947772.ukp</text:p>
          </table:table-cell>
          <table:table-cell office:value-type="float" office:value="0.00315921" calcext:value-type="float">
            <text:p>0.0031592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-4-s721215008c538155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-4-s721215008c538155.ukp</text:p>
          </table:table-cell>
          <table:table-cell office:value-type="float" office:value="16820" calcext:value-type="float">
            <text:p>16820</text:p>
          </table:table-cell>
          <table:table-cell office:value-type="float" office:value="4988" calcext:value-type="float">
            <text:p>4988</text:p>
          </table:table-cell>
          <table:table-cell/>
          <table:table-cell office:value-type="string" calcext:value-type="string">
            <text:p>wmin5000wmax50000n1000-4-s721215008c538155.ukp</text:p>
          </table:table-cell>
          <table:table-cell table:number-columns-repeated="2" office:value-type="float" office:value="538155" calcext:value-type="float">
            <text:p>538155</text:p>
          </table:table-cell>
        </table:table-row>
        <table:table-row table:style-name="ro1">
          <table:table-cell office:value-type="string" calcext:value-type="string">
            <text:p>wmin500wmax100000n5000-5-s110877071c818842.ukp</text:p>
          </table:table-cell>
          <table:table-cell office:value-type="float" office:value="0.00270917" calcext:value-type="float">
            <text:p>0.0027091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-5-s110877071c524234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-5-s110877071c524234.ukp</text:p>
          </table:table-cell>
          <table:table-cell office:value-type="float" office:value="16348" calcext:value-type="float">
            <text:p>16348</text:p>
          </table:table-cell>
          <table:table-cell office:value-type="float" office:value="4744" calcext:value-type="float">
            <text:p>4744</text:p>
          </table:table-cell>
          <table:table-cell/>
          <table:table-cell office:value-type="string" calcext:value-type="string">
            <text:p>wmin5000wmax50000n1000-5-s110877071c524234.ukp</text:p>
          </table:table-cell>
          <table:table-cell table:number-columns-repeated="2" office:value-type="float" office:value="524234" calcext:value-type="float">
            <text:p>524234</text:p>
          </table:table-cell>
        </table:table-row>
        <table:table-row table:style-name="ro1">
          <table:table-cell office:value-type="string" calcext:value-type="string">
            <text:p>wmin500wmax100000n5000-6-s227708629c927319.ukp</text:p>
          </table:table-cell>
          <table:table-cell office:value-type="float" office:value="0.00282467" calcext:value-type="float">
            <text:p>0.0028246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-6-s227708629c72491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-6-s227708629c724917.ukp</text:p>
          </table:table-cell>
          <table:table-cell office:value-type="float" office:value="21200" calcext:value-type="float">
            <text:p>21200</text:p>
          </table:table-cell>
          <table:table-cell office:value-type="float" office:value="3632" calcext:value-type="float">
            <text:p>3632</text:p>
          </table:table-cell>
          <table:table-cell/>
          <table:table-cell office:value-type="string" calcext:value-type="string">
            <text:p>wmin5000wmax50000n1000-6-s227708629c724917.ukp</text:p>
          </table:table-cell>
          <table:table-cell table:number-columns-repeated="2" office:value-type="float" office:value="724917" calcext:value-type="float">
            <text:p>724917</text:p>
          </table:table-cell>
        </table:table-row>
        <table:table-row table:style-name="ro1">
          <table:table-cell office:value-type="string" calcext:value-type="string">
            <text:p>wmin500wmax100000n5000-7-s177710744c587849.ukp</text:p>
          </table:table-cell>
          <table:table-cell office:value-type="float" office:value="0.00245729" calcext:value-type="float">
            <text:p>0.0024572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-7-s177710744c90511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-7-s177710744c905112.ukp</text:p>
          </table:table-cell>
          <table:table-cell office:value-type="float" office:value="25292" calcext:value-type="float">
            <text:p>25292</text:p>
          </table:table-cell>
          <table:table-cell office:value-type="float" office:value="5044" calcext:value-type="float">
            <text:p>5044</text:p>
          </table:table-cell>
          <table:table-cell/>
          <table:table-cell office:value-type="string" calcext:value-type="string">
            <text:p>wmin5000wmax50000n1000-7-s177710744c905112.ukp</text:p>
          </table:table-cell>
          <table:table-cell table:number-columns-repeated="2" office:value-type="float" office:value="905112" calcext:value-type="float">
            <text:p>905112</text:p>
          </table:table-cell>
        </table:table-row>
        <table:table-row table:style-name="ro1">
          <table:table-cell office:value-type="string" calcext:value-type="string">
            <text:p>wmin500wmax100000n5000-8-s991580855c959858.ukp</text:p>
          </table:table-cell>
          <table:table-cell office:value-type="float" office:value="0.00292102" calcext:value-type="float">
            <text:p>0.0029210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-8-s991580855c746908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1000-8-s991580855c746908.ukp</text:p>
          </table:table-cell>
          <table:table-cell office:value-type="float" office:value="21700" calcext:value-type="float">
            <text:p>21700</text:p>
          </table:table-cell>
          <table:table-cell office:value-type="float" office:value="5152" calcext:value-type="float">
            <text:p>5152</text:p>
          </table:table-cell>
          <table:table-cell/>
          <table:table-cell office:value-type="string" calcext:value-type="string">
            <text:p>wmin5000wmax50000n1000-8-s991580855c746908.ukp</text:p>
          </table:table-cell>
          <table:table-cell table:number-columns-repeated="2" office:value-type="float" office:value="746908" calcext:value-type="float">
            <text:p>746908</text:p>
          </table:table-cell>
        </table:table-row>
        <table:table-row table:style-name="ro1">
          <table:table-cell office:value-type="string" calcext:value-type="string">
            <text:p>wmin500wmax100000n5000-9-s126456688c556794.ukp</text:p>
          </table:table-cell>
          <table:table-cell office:value-type="float" office:value="0.00227421" calcext:value-type="float">
            <text:p>0.0022742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1000-9-s126456688c725997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1000-9-s126456688c725997.ukp</text:p>
          </table:table-cell>
          <table:table-cell office:value-type="float" office:value="21052" calcext:value-type="float">
            <text:p>21052</text:p>
          </table:table-cell>
          <table:table-cell office:value-type="float" office:value="5116" calcext:value-type="float">
            <text:p>5116</text:p>
          </table:table-cell>
          <table:table-cell/>
          <table:table-cell office:value-type="string" calcext:value-type="string">
            <text:p>wmin5000wmax50000n1000-9-s126456688c725997.ukp</text:p>
          </table:table-cell>
          <table:table-cell table:number-columns-repeated="2" office:value-type="float" office:value="725997" calcext:value-type="float">
            <text:p>725997</text:p>
          </table:table-cell>
        </table:table-row>
        <table:table-row table:style-name="ro1">
          <table:table-cell office:value-type="string" calcext:value-type="string">
            <text:p>wmin500wmax50000n2000-2-s528806317c731451.ukp</text:p>
          </table:table-cell>
          <table:table-cell office:value-type="float" office:value="0.00241798" calcext:value-type="float">
            <text:p>0.0024179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2000-0-s827183242c85486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2000-0-s827183242c854861.ukp</text:p>
          </table:table-cell>
          <table:table-cell office:value-type="float" office:value="24224" calcext:value-type="float">
            <text:p>24224</text:p>
          </table:table-cell>
          <table:table-cell office:value-type="float" office:value="4100" calcext:value-type="float">
            <text:p>4100</text:p>
          </table:table-cell>
          <table:table-cell/>
          <table:table-cell office:value-type="string" calcext:value-type="string">
            <text:p>wmin5000wmax50000n2000-0-s827183242c854861.ukp</text:p>
          </table:table-cell>
          <table:table-cell table:number-columns-repeated="2" office:value-type="float" office:value="854861" calcext:value-type="float">
            <text:p>854861</text:p>
          </table:table-cell>
        </table:table-row>
        <table:table-row table:style-name="ro1">
          <table:table-cell office:value-type="string" calcext:value-type="string">
            <text:p>wmin500wmax50000n2000-3-s780179313c994428.ukp</text:p>
          </table:table-cell>
          <table:table-cell office:value-type="float" office:value="0.00258418" calcext:value-type="float">
            <text:p>0.0025841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2000-1-s843367405c88715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2000-1-s843367405c887154.ukp</text:p>
          </table:table-cell>
          <table:table-cell office:value-type="float" office:value="25028" calcext:value-type="float">
            <text:p>25028</text:p>
          </table:table-cell>
          <table:table-cell office:value-type="float" office:value="6232" calcext:value-type="float">
            <text:p>6232</text:p>
          </table:table-cell>
          <table:table-cell/>
          <table:table-cell office:value-type="string" calcext:value-type="string">
            <text:p>wmin5000wmax50000n2000-1-s843367405c887154.ukp</text:p>
          </table:table-cell>
          <table:table-cell table:number-columns-repeated="2" office:value-type="float" office:value="887154" calcext:value-type="float">
            <text:p>887154</text:p>
          </table:table-cell>
        </table:table-row>
        <table:table-row table:style-name="ro1">
          <table:table-cell office:value-type="string" calcext:value-type="string">
            <text:p>wmin500wmax50000n2000-6-s227708629c838774.ukp</text:p>
          </table:table-cell>
          <table:table-cell office:value-type="float" office:value="0.00253791" calcext:value-type="float">
            <text:p>0.0025379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2000-2-s528806317c54624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2000-2-s528806317c546247.ukp</text:p>
          </table:table-cell>
          <table:table-cell office:value-type="float" office:value="17064" calcext:value-type="float">
            <text:p>17064</text:p>
          </table:table-cell>
          <table:table-cell office:value-type="float" office:value="4080" calcext:value-type="float">
            <text:p>4080</text:p>
          </table:table-cell>
          <table:table-cell/>
          <table:table-cell office:value-type="string" calcext:value-type="string">
            <text:p>wmin5000wmax50000n2000-2-s528806317c546247.ukp</text:p>
          </table:table-cell>
          <table:table-cell table:number-columns-repeated="2" office:value-type="float" office:value="546247" calcext:value-type="float">
            <text:p>546247</text:p>
          </table:table-cell>
        </table:table-row>
        <table:table-row table:style-name="ro1">
          <table:table-cell office:value-type="string" calcext:value-type="string">
            <text:p>wmin500wmax50000n2000-7-s177710744c685459.ukp</text:p>
          </table:table-cell>
          <table:table-cell office:value-type="float" office:value="0.00224023" calcext:value-type="float">
            <text:p>0.0022402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2000-3-s780179313c63986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2000-3-s780179313c639862.ukp</text:p>
          </table:table-cell>
          <table:table-cell office:value-type="float" office:value="19156" calcext:value-type="float">
            <text:p>19156</text:p>
          </table:table-cell>
          <table:table-cell office:value-type="float" office:value="3988" calcext:value-type="float">
            <text:p>3988</text:p>
          </table:table-cell>
          <table:table-cell/>
          <table:table-cell office:value-type="string" calcext:value-type="string">
            <text:p>wmin5000wmax50000n2000-3-s780179313c639862.ukp</text:p>
          </table:table-cell>
          <table:table-cell table:number-columns-repeated="2" office:value-type="float" office:value="639862" calcext:value-type="float">
            <text:p>639862</text:p>
          </table:table-cell>
        </table:table-row>
        <table:table-row table:style-name="ro1">
          <table:table-cell office:value-type="string" calcext:value-type="string">
            <text:p>wmin500wmax50000n2000-8-s991580855c972562.ukp</text:p>
          </table:table-cell>
          <table:table-cell office:value-type="float" office:value="0.00247868" calcext:value-type="float">
            <text:p>0.00247868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2000-4-s721215008c98051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2000-4-s721215008c980510.ukp</text:p>
          </table:table-cell>
          <table:table-cell office:value-type="float" office:value="27264" calcext:value-type="float">
            <text:p>27264</text:p>
          </table:table-cell>
          <table:table-cell office:value-type="float" office:value="4124" calcext:value-type="float">
            <text:p>4124</text:p>
          </table:table-cell>
          <table:table-cell/>
          <table:table-cell office:value-type="string" calcext:value-type="string">
            <text:p>wmin5000wmax50000n2000-4-s721215008c980510.ukp</text:p>
          </table:table-cell>
          <table:table-cell table:number-columns-repeated="2" office:value-type="float" office:value="980510" calcext:value-type="float">
            <text:p>980510</text:p>
          </table:table-cell>
        </table:table-row>
        <table:table-row table:style-name="ro1">
          <table:table-cell office:value-type="string" calcext:value-type="string">
            <text:p>wmin500wmax50000n5000-0-s827183242c868164.ukp</text:p>
          </table:table-cell>
          <table:table-cell office:value-type="float" office:value="0.00247395" calcext:value-type="float">
            <text:p>0.0024739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2000-5-s110877071c66395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2000-5-s110877071c663957.ukp</text:p>
          </table:table-cell>
          <table:table-cell office:value-type="float" office:value="19628" calcext:value-type="float">
            <text:p>19628</text:p>
          </table:table-cell>
          <table:table-cell office:value-type="float" office:value="4644" calcext:value-type="float">
            <text:p>4644</text:p>
          </table:table-cell>
          <table:table-cell/>
          <table:table-cell office:value-type="string" calcext:value-type="string">
            <text:p>wmin5000wmax50000n2000-5-s110877071c663957.ukp</text:p>
          </table:table-cell>
          <table:table-cell table:number-columns-repeated="2" office:value-type="float" office:value="663957" calcext:value-type="float">
            <text:p>663957</text:p>
          </table:table-cell>
        </table:table-row>
        <table:table-row table:style-name="ro1">
          <table:table-cell office:value-type="string" calcext:value-type="string">
            <text:p>wmin500wmax50000n5000-1-s843367405c811729.ukp</text:p>
          </table:table-cell>
          <table:table-cell office:value-type="float" office:value="0.0025386" calcext:value-type="float">
            <text:p>0.002538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2000-6-s227708629c78325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2000-6-s227708629c783259.ukp</text:p>
          </table:table-cell>
          <table:table-cell office:value-type="float" office:value="22304" calcext:value-type="float">
            <text:p>22304</text:p>
          </table:table-cell>
          <table:table-cell office:value-type="float" office:value="4104" calcext:value-type="float">
            <text:p>4104</text:p>
          </table:table-cell>
          <table:table-cell/>
          <table:table-cell office:value-type="string" calcext:value-type="string">
            <text:p>wmin5000wmax50000n2000-6-s227708629c783259.ukp</text:p>
          </table:table-cell>
          <table:table-cell table:number-columns-repeated="2" office:value-type="float" office:value="783259" calcext:value-type="float">
            <text:p>783259</text:p>
          </table:table-cell>
        </table:table-row>
        <table:table-row table:style-name="ro1">
          <table:table-cell office:value-type="string" calcext:value-type="string">
            <text:p>wmin500wmax50000n5000-2-s528806317c833814.ukp</text:p>
          </table:table-cell>
          <table:table-cell office:value-type="float" office:value="0.00261114" calcext:value-type="float">
            <text:p>0.0026111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2000-7-s177710744c57141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2000-7-s177710744c571410.ukp</text:p>
          </table:table-cell>
          <table:table-cell office:value-type="float" office:value="17444" calcext:value-type="float">
            <text:p>17444</text:p>
          </table:table-cell>
          <table:table-cell office:value-type="float" office:value="4100" calcext:value-type="float">
            <text:p>4100</text:p>
          </table:table-cell>
          <table:table-cell/>
          <table:table-cell office:value-type="string" calcext:value-type="string">
            <text:p>wmin5000wmax50000n2000-7-s177710744c571410.ukp</text:p>
          </table:table-cell>
          <table:table-cell table:number-columns-repeated="2" office:value-type="float" office:value="571410" calcext:value-type="float">
            <text:p>571410</text:p>
          </table:table-cell>
        </table:table-row>
        <table:table-row table:style-name="ro1">
          <table:table-cell office:value-type="string" calcext:value-type="string">
            <text:p>wmin500wmax50000n5000-3-s780179313c888331.ukp</text:p>
          </table:table-cell>
          <table:table-cell office:value-type="float" office:value="0.00255304" calcext:value-type="float">
            <text:p>0.0025530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2000-8-s991580855c67763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2000-8-s991580855c677631.ukp</text:p>
          </table:table-cell>
          <table:table-cell office:value-type="float" office:value="20144" calcext:value-type="float">
            <text:p>20144</text:p>
          </table:table-cell>
          <table:table-cell office:value-type="float" office:value="4204" calcext:value-type="float">
            <text:p>4204</text:p>
          </table:table-cell>
          <table:table-cell/>
          <table:table-cell office:value-type="string" calcext:value-type="string">
            <text:p>wmin5000wmax50000n2000-8-s991580855c677631.ukp</text:p>
          </table:table-cell>
          <table:table-cell table:number-columns-repeated="2" office:value-type="float" office:value="677631" calcext:value-type="float">
            <text:p>677631</text:p>
          </table:table-cell>
        </table:table-row>
        <table:table-row table:style-name="ro1">
          <table:table-cell office:value-type="string" calcext:value-type="string">
            <text:p>wmin500wmax50000n5000-4-s721215008c503630.ukp</text:p>
          </table:table-cell>
          <table:table-cell office:value-type="float" office:value="0.00193147" calcext:value-type="float">
            <text:p>0.0019314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2000-9-s126456688c92530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0wmax50000n2000-9-s126456688c925301.ukp</text:p>
          </table:table-cell>
          <table:table-cell office:value-type="float" office:value="25756" calcext:value-type="float">
            <text:p>25756</text:p>
          </table:table-cell>
          <table:table-cell office:value-type="float" office:value="4288" calcext:value-type="float">
            <text:p>4288</text:p>
          </table:table-cell>
          <table:table-cell/>
          <table:table-cell office:value-type="string" calcext:value-type="string">
            <text:p>wmin5000wmax50000n2000-9-s126456688c925301.ukp</text:p>
          </table:table-cell>
          <table:table-cell table:number-columns-repeated="2" office:value-type="float" office:value="925301" calcext:value-type="float">
            <text:p>925301</text:p>
          </table:table-cell>
        </table:table-row>
        <table:table-row table:style-name="ro1">
          <table:table-cell office:value-type="string" calcext:value-type="string">
            <text:p>wmin500wmax50000n5000-5-s110877071c698449.ukp</text:p>
          </table:table-cell>
          <table:table-cell office:value-type="float" office:value="0.00211819" calcext:value-type="float">
            <text:p>0.00211819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5000-0-s827183242c885889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5000-0-s827183242c885889.ukp</text:p>
          </table:table-cell>
          <table:table-cell office:value-type="float" office:value="24884" calcext:value-type="float">
            <text:p>24884</text:p>
          </table:table-cell>
          <table:table-cell office:value-type="float" office:value="7060" calcext:value-type="float">
            <text:p>7060</text:p>
          </table:table-cell>
          <table:table-cell/>
          <table:table-cell office:value-type="string" calcext:value-type="string">
            <text:p>wmin5000wmax50000n5000-0-s827183242c885889.ukp</text:p>
          </table:table-cell>
          <table:table-cell table:number-columns-repeated="2" office:value-type="float" office:value="885889" calcext:value-type="float">
            <text:p>885889</text:p>
          </table:table-cell>
        </table:table-row>
        <table:table-row table:style-name="ro1">
          <table:table-cell office:value-type="string" calcext:value-type="string">
            <text:p>wmin500wmax50000n5000-6-s227708629c915098.ukp</text:p>
          </table:table-cell>
          <table:table-cell office:value-type="float" office:value="0.00266925" calcext:value-type="float">
            <text:p>0.00266925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5000-1-s843367405c913433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5000-1-s843367405c913433.ukp</text:p>
          </table:table-cell>
          <table:table-cell office:value-type="float" office:value="25608" calcext:value-type="float">
            <text:p>25608</text:p>
          </table:table-cell>
          <table:table-cell office:value-type="float" office:value="5648" calcext:value-type="float">
            <text:p>5648</text:p>
          </table:table-cell>
          <table:table-cell/>
          <table:table-cell office:value-type="string" calcext:value-type="string">
            <text:p>wmin5000wmax50000n5000-1-s843367405c913433.ukp</text:p>
          </table:table-cell>
          <table:table-cell table:number-columns-repeated="2" office:value-type="float" office:value="913433" calcext:value-type="float">
            <text:p>913433</text:p>
          </table:table-cell>
        </table:table-row>
        <table:table-row table:style-name="ro1">
          <table:table-cell office:value-type="string" calcext:value-type="string">
            <text:p>wmin500wmax50000n5000-7-s177710744c742667.ukp</text:p>
          </table:table-cell>
          <table:table-cell office:value-type="float" office:value="0.00232232" calcext:value-type="float">
            <text:p>0.0023223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5000-2-s528806317c766032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5000-2-s528806317c766032.ukp</text:p>
          </table:table-cell>
          <table:table-cell office:value-type="float" office:value="22048" calcext:value-type="float">
            <text:p>22048</text:p>
          </table:table-cell>
          <table:table-cell office:value-type="float" office:value="5744" calcext:value-type="float">
            <text:p>5744</text:p>
          </table:table-cell>
          <table:table-cell/>
          <table:table-cell office:value-type="string" calcext:value-type="string">
            <text:p>wmin5000wmax50000n5000-2-s528806317c766032.ukp</text:p>
          </table:table-cell>
          <table:table-cell table:number-columns-repeated="2" office:value-type="float" office:value="766032" calcext:value-type="float">
            <text:p>766032</text:p>
          </table:table-cell>
        </table:table-row>
        <table:table-row table:style-name="ro1">
          <table:table-cell office:value-type="string" calcext:value-type="string">
            <text:p>wmin500wmax50000n5000-8-s991580855c818898.ukp</text:p>
          </table:table-cell>
          <table:table-cell office:value-type="float" office:value="0.00230983" calcext:value-type="float">
            <text:p>0.0023098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5000-3-s780179313c532726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5000-3-s780179313c532726.ukp</text:p>
          </table:table-cell>
          <table:table-cell office:value-type="float" office:value="16540" calcext:value-type="float">
            <text:p>16540</text:p>
          </table:table-cell>
          <table:table-cell office:value-type="float" office:value="7332" calcext:value-type="float">
            <text:p>7332</text:p>
          </table:table-cell>
          <table:table-cell/>
          <table:table-cell office:value-type="string" calcext:value-type="string">
            <text:p>wmin5000wmax50000n5000-3-s780179313c532726.ukp</text:p>
          </table:table-cell>
          <table:table-cell table:number-columns-repeated="2" office:value-type="float" office:value="532726" calcext:value-type="float">
            <text:p>532726</text:p>
          </table:table-cell>
        </table:table-row>
        <table:table-row table:style-name="ro1">
          <table:table-cell office:value-type="string" calcext:value-type="string">
            <text:p>wmin500wmax50000n5000-9-s126456688c962935.ukp</text:p>
          </table:table-cell>
          <table:table-cell office:value-type="float" office:value="0.00256172" calcext:value-type="float">
            <text:p>0.00256172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wmin5000wmax50000n5000-4-s721215008c878193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5000-4-s721215008c878193.ukp</text:p>
          </table:table-cell>
          <table:table-cell office:value-type="float" office:value="24796" calcext:value-type="float">
            <text:p>24796</text:p>
          </table:table-cell>
          <table:table-cell office:value-type="float" office:value="5716" calcext:value-type="float">
            <text:p>5716</text:p>
          </table:table-cell>
          <table:table-cell/>
          <table:table-cell office:value-type="string" calcext:value-type="string">
            <text:p>wmin5000wmax50000n5000-4-s721215008c878193.ukp</text:p>
          </table:table-cell>
          <table:table-cell table:number-columns-repeated="2" office:value-type="float" office:value="878193" calcext:value-type="float">
            <text:p>878193</text:p>
          </table:table-cell>
        </table:table-row>
        <table:table-row table:style-name="ro1">
          <table:table-cell office:value-type="string" calcext:value-type="string">
            <text:p>wmin1000wmax100000n1000-1-s843367405c679686.ukp</text:p>
          </table:table-cell>
          <table:table-cell office:value-type="float" office:value="0.0022689" calcext:value-type="float">
            <text:p>0.002268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0wmax50000n5000-5-s110877071c525668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5000-5-s110877071c525668.ukp</text:p>
          </table:table-cell>
          <table:table-cell office:value-type="float" office:value="16460" calcext:value-type="float">
            <text:p>16460</text:p>
          </table:table-cell>
          <table:table-cell office:value-type="float" office:value="5636" calcext:value-type="float">
            <text:p>5636</text:p>
          </table:table-cell>
          <table:table-cell/>
          <table:table-cell office:value-type="string" calcext:value-type="string">
            <text:p>wmin5000wmax50000n5000-5-s110877071c525668.ukp</text:p>
          </table:table-cell>
          <table:table-cell table:number-columns-repeated="2" office:value-type="float" office:value="525668" calcext:value-type="float">
            <text:p>525668</text:p>
          </table:table-cell>
        </table:table-row>
        <table:table-row table:style-name="ro1">
          <table:table-cell office:value-type="string" calcext:value-type="string">
            <text:p>wmin1000wmax100000n1000-2-s528806317c717062.ukp</text:p>
          </table:table-cell>
          <table:table-cell office:value-type="float" office:value="0.00241021" calcext:value-type="float">
            <text:p>0.00241021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0wmax50000n5000-6-s227708629c829407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5000-6-s227708629c829407.ukp</text:p>
          </table:table-cell>
          <table:table-cell office:value-type="float" office:value="23432" calcext:value-type="float">
            <text:p>23432</text:p>
          </table:table-cell>
          <table:table-cell office:value-type="float" office:value="5656" calcext:value-type="float">
            <text:p>5656</text:p>
          </table:table-cell>
          <table:table-cell/>
          <table:table-cell office:value-type="string" calcext:value-type="string">
            <text:p>wmin5000wmax50000n5000-6-s227708629c829407.ukp</text:p>
          </table:table-cell>
          <table:table-cell table:number-columns-repeated="2" office:value-type="float" office:value="829407" calcext:value-type="float">
            <text:p>829407</text:p>
          </table:table-cell>
        </table:table-row>
        <table:table-row table:style-name="ro1">
          <table:table-cell office:value-type="string" calcext:value-type="string">
            <text:p>wmin1000wmax100000n1000-3-s780179313c947405.ukp</text:p>
          </table:table-cell>
          <table:table-cell office:value-type="float" office:value="0.00270721" calcext:value-type="float">
            <text:p>0.00270721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0wmax50000n5000-7-s177710744c867650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5000-7-s177710744c867650.ukp</text:p>
          </table:table-cell>
          <table:table-cell office:value-type="float" office:value="24524" calcext:value-type="float">
            <text:p>24524</text:p>
          </table:table-cell>
          <table:table-cell office:value-type="float" office:value="7492" calcext:value-type="float">
            <text:p>7492</text:p>
          </table:table-cell>
          <table:table-cell/>
          <table:table-cell office:value-type="string" calcext:value-type="string">
            <text:p>wmin5000wmax50000n5000-7-s177710744c867650.ukp</text:p>
          </table:table-cell>
          <table:table-cell table:number-columns-repeated="2" office:value-type="float" office:value="867650" calcext:value-type="float">
            <text:p>867650</text:p>
          </table:table-cell>
        </table:table-row>
        <table:table-row table:style-name="ro1">
          <table:table-cell office:value-type="string" calcext:value-type="string">
            <text:p>wmin1000wmax100000n1000-4-s721215008c904217.ukp</text:p>
          </table:table-cell>
          <table:table-cell office:value-type="float" office:value="0.00254727" calcext:value-type="float">
            <text:p>0.00254727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0wmax50000n5000-8-s991580855c784023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5000-8-s991580855c784023.ukp</text:p>
          </table:table-cell>
          <table:table-cell office:value-type="float" office:value="22512" calcext:value-type="float">
            <text:p>22512</text:p>
          </table:table-cell>
          <table:table-cell office:value-type="float" office:value="7484" calcext:value-type="float">
            <text:p>7484</text:p>
          </table:table-cell>
          <table:table-cell/>
          <table:table-cell office:value-type="string" calcext:value-type="string">
            <text:p>wmin5000wmax50000n5000-8-s991580855c784023.ukp</text:p>
          </table:table-cell>
          <table:table-cell table:number-columns-repeated="2" office:value-type="float" office:value="784023" calcext:value-type="float">
            <text:p>784023</text:p>
          </table:table-cell>
        </table:table-row>
        <table:table-row table:style-name="ro1">
          <table:table-cell office:value-type="string" calcext:value-type="string">
            <text:p>wmin1000wmax100000n1000-6-s227708629c582806.ukp</text:p>
          </table:table-cell>
          <table:table-cell office:value-type="float" office:value="0.00218071" calcext:value-type="float">
            <text:p>0.00218071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0wmax50000n5000-9-s126456688c734476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0wmax50000n5000-9-s126456688c734476.ukp</text:p>
          </table:table-cell>
          <table:table-cell office:value-type="float" office:value="21428" calcext:value-type="float">
            <text:p>21428</text:p>
          </table:table-cell>
          <table:table-cell office:value-type="float" office:value="7452" calcext:value-type="float">
            <text:p>7452</text:p>
          </table:table-cell>
          <table:table-cell/>
          <table:table-cell office:value-type="string" calcext:value-type="string">
            <text:p>wmin5000wmax50000n5000-9-s126456688c734476.ukp</text:p>
          </table:table-cell>
          <table:table-cell table:number-columns-repeated="2" office:value-type="float" office:value="734476" calcext:value-type="float">
            <text:p>734476</text:p>
          </table:table-cell>
        </table:table-row>
        <table:table-row table:style-name="ro1">
          <table:table-cell office:value-type="string" calcext:value-type="string">
            <text:p>wmin1000wmax100000n1000-8-s991580855c556144.ukp</text:p>
          </table:table-cell>
          <table:table-cell office:value-type="float" office:value="0.00208219" calcext:value-type="float">
            <text:p>0.0020821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0-0-s827183242c967660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10000-0-s827183242c967660.ukp</text:p>
          </table:table-cell>
          <table:table-cell office:value-type="float" office:value="27688" calcext:value-type="float">
            <text:p>27688</text:p>
          </table:table-cell>
          <table:table-cell office:value-type="float" office:value="7572" calcext:value-type="float">
            <text:p>7572</text:p>
          </table:table-cell>
          <table:table-cell/>
          <table:table-cell office:value-type="string" calcext:value-type="string">
            <text:p>wmin500wmax100000n10000-0-s827183242c967660.ukp</text:p>
          </table:table-cell>
          <table:table-cell table:number-columns-repeated="2" office:value-type="float" office:value="967660" calcext:value-type="float">
            <text:p>967660</text:p>
          </table:table-cell>
        </table:table-row>
        <table:table-row table:style-name="ro1">
          <table:table-cell office:value-type="string" calcext:value-type="string">
            <text:p>wmin1000wmax100000n5000-0-s827183242c602764.ukp</text:p>
          </table:table-cell>
          <table:table-cell office:value-type="float" office:value="0.00244081" calcext:value-type="float">
            <text:p>0.00244081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0-1-s843367405c606409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10000-1-s843367405c606409.ukp</text:p>
          </table:table-cell>
          <table:table-cell office:value-type="float" office:value="19344" calcext:value-type="float">
            <text:p>19344</text:p>
          </table:table-cell>
          <table:table-cell office:value-type="float" office:value="6144" calcext:value-type="float">
            <text:p>6144</text:p>
          </table:table-cell>
          <table:table-cell/>
          <table:table-cell office:value-type="string" calcext:value-type="string">
            <text:p>wmin500wmax100000n10000-1-s843367405c606409.ukp</text:p>
          </table:table-cell>
          <table:table-cell table:number-columns-repeated="2" office:value-type="float" office:value="606409" calcext:value-type="float">
            <text:p>606409</text:p>
          </table:table-cell>
        </table:table-row>
        <table:table-row table:style-name="ro1">
          <table:table-cell office:value-type="string" calcext:value-type="string">
            <text:p>wmin1000wmax50000n1000-0-s827183242c517355.ukp</text:p>
          </table:table-cell>
          <table:table-cell office:value-type="float" office:value="0.00186609" calcext:value-type="float">
            <text:p>0.0018660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0-2-s528806317c547427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10000-2-s528806317c547427.ukp</text:p>
          </table:table-cell>
          <table:table-cell office:value-type="float" office:value="17712" calcext:value-type="float">
            <text:p>17712</text:p>
          </table:table-cell>
          <table:table-cell office:value-type="float" office:value="7428" calcext:value-type="float">
            <text:p>7428</text:p>
          </table:table-cell>
          <table:table-cell/>
          <table:table-cell office:value-type="string" calcext:value-type="string">
            <text:p>wmin500wmax100000n10000-2-s528806317c547427.ukp</text:p>
          </table:table-cell>
          <table:table-cell table:number-columns-repeated="2" office:value-type="float" office:value="547427" calcext:value-type="float">
            <text:p>547427</text:p>
          </table:table-cell>
        </table:table-row>
        <table:table-row table:style-name="ro1">
          <table:table-cell office:value-type="string" calcext:value-type="string">
            <text:p>wmin1000wmax50000n1000-3-s780179313c585275.ukp</text:p>
          </table:table-cell>
          <table:table-cell office:value-type="float" office:value="0.00184138" calcext:value-type="float">
            <text:p>0.0018413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0-3-s780179313c669049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10000-3-s780179313c669049.ukp</text:p>
          </table:table-cell>
          <table:table-cell office:value-type="float" office:value="20616" calcext:value-type="float">
            <text:p>20616</text:p>
          </table:table-cell>
          <table:table-cell office:value-type="float" office:value="7520" calcext:value-type="float">
            <text:p>7520</text:p>
          </table:table-cell>
          <table:table-cell/>
          <table:table-cell office:value-type="string" calcext:value-type="string">
            <text:p>wmin500wmax100000n10000-3-s780179313c669049.ukp</text:p>
          </table:table-cell>
          <table:table-cell table:number-columns-repeated="2" office:value-type="float" office:value="669049" calcext:value-type="float">
            <text:p>669049</text:p>
          </table:table-cell>
        </table:table-row>
        <table:table-row table:style-name="ro1">
          <table:table-cell office:value-type="string" calcext:value-type="string">
            <text:p>wmin1000wmax50000n1000-6-s227708629c819012.ukp</text:p>
          </table:table-cell>
          <table:table-cell office:value-type="float" office:value="0.00217034" calcext:value-type="float">
            <text:p>0.00217034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0-4-s721215008c717530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10000-4-s721215008c717530.ukp</text:p>
          </table:table-cell>
          <table:table-cell office:value-type="float" office:value="21640" calcext:value-type="float">
            <text:p>21640</text:p>
          </table:table-cell>
          <table:table-cell office:value-type="float" office:value="6244" calcext:value-type="float">
            <text:p>6244</text:p>
          </table:table-cell>
          <table:table-cell/>
          <table:table-cell office:value-type="string" calcext:value-type="string">
            <text:p>wmin500wmax100000n10000-4-s721215008c717530.ukp</text:p>
          </table:table-cell>
          <table:table-cell table:number-columns-repeated="2" office:value-type="float" office:value="717530" calcext:value-type="float">
            <text:p>717530</text:p>
          </table:table-cell>
        </table:table-row>
        <table:table-row table:style-name="ro1">
          <table:table-cell office:value-type="string" calcext:value-type="string">
            <text:p>wmin1000wmax50000n1000-8-s991580855c766549.ukp</text:p>
          </table:table-cell>
          <table:table-cell office:value-type="float" office:value="0.00224212" calcext:value-type="float">
            <text:p>0.00224212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0-5-s110877071c652960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10000-5-s110877071c652960.ukp</text:p>
          </table:table-cell>
          <table:table-cell office:value-type="float" office:value="20144" calcext:value-type="float">
            <text:p>20144</text:p>
          </table:table-cell>
          <table:table-cell office:value-type="float" office:value="8160" calcext:value-type="float">
            <text:p>8160</text:p>
          </table:table-cell>
          <table:table-cell/>
          <table:table-cell office:value-type="string" calcext:value-type="string">
            <text:p>wmin500wmax100000n10000-5-s110877071c652960.ukp</text:p>
          </table:table-cell>
          <table:table-cell table:number-columns-repeated="2" office:value-type="float" office:value="652960" calcext:value-type="float">
            <text:p>652960</text:p>
          </table:table-cell>
        </table:table-row>
        <table:table-row table:style-name="ro1">
          <table:table-cell office:value-type="string" calcext:value-type="string">
            <text:p>wmin1000wmax50000n1000-9-s126456688c698016.ukp</text:p>
          </table:table-cell>
          <table:table-cell office:value-type="float" office:value="0.00224308" calcext:value-type="float">
            <text:p>0.0022430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0-6-s227708629c836970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10000-6-s227708629c836970.ukp</text:p>
          </table:table-cell>
          <table:table-cell office:value-type="float" office:value="24764" calcext:value-type="float">
            <text:p>24764</text:p>
          </table:table-cell>
          <table:table-cell office:value-type="float" office:value="8072" calcext:value-type="float">
            <text:p>8072</text:p>
          </table:table-cell>
          <table:table-cell/>
          <table:table-cell office:value-type="string" calcext:value-type="string">
            <text:p>wmin500wmax100000n10000-6-s227708629c836970.ukp</text:p>
          </table:table-cell>
          <table:table-cell table:number-columns-repeated="2" office:value-type="float" office:value="836970" calcext:value-type="float">
            <text:p>836970</text:p>
          </table:table-cell>
        </table:table-row>
        <table:table-row table:style-name="ro1">
          <table:table-cell office:value-type="string" calcext:value-type="string">
            <text:p>wmin1000wmax50000n2000-3-s780179313c510614.ukp</text:p>
          </table:table-cell>
          <table:table-cell office:value-type="float" office:value="0.00187574" calcext:value-type="float">
            <text:p>0.00187574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0-7-s177710744c581656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10000-7-s177710744c581656.ukp</text:p>
          </table:table-cell>
          <table:table-cell office:value-type="float" office:value="18680" calcext:value-type="float">
            <text:p>18680</text:p>
          </table:table-cell>
          <table:table-cell office:value-type="float" office:value="7532" calcext:value-type="float">
            <text:p>7532</text:p>
          </table:table-cell>
          <table:table-cell/>
          <table:table-cell office:value-type="string" calcext:value-type="string">
            <text:p>wmin500wmax100000n10000-7-s177710744c581656.ukp</text:p>
          </table:table-cell>
          <table:table-cell table:number-columns-repeated="2" office:value-type="float" office:value="581656" calcext:value-type="float">
            <text:p>581656</text:p>
          </table:table-cell>
        </table:table-row>
        <table:table-row table:style-name="ro1">
          <table:table-cell office:value-type="string" calcext:value-type="string">
            <text:p>wmin1000wmax50000n5000-3-s780179313c777991.ukp</text:p>
          </table:table-cell>
          <table:table-cell office:value-type="float" office:value="0.00215923" calcext:value-type="float">
            <text:p>0.00215923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0-8-s991580855c641656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10000-8-s991580855c641656.ukp</text:p>
          </table:table-cell>
          <table:table-cell office:value-type="float" office:value="20132" calcext:value-type="float">
            <text:p>20132</text:p>
          </table:table-cell>
          <table:table-cell office:value-type="float" office:value="6180" calcext:value-type="float">
            <text:p>6180</text:p>
          </table:table-cell>
          <table:table-cell/>
          <table:table-cell office:value-type="string" calcext:value-type="string">
            <text:p>wmin500wmax100000n10000-8-s991580855c641656.ukp</text:p>
          </table:table-cell>
          <table:table-cell table:number-columns-repeated="2" office:value-type="float" office:value="641656" calcext:value-type="float">
            <text:p>641656</text:p>
          </table:table-cell>
        </table:table-row>
        <table:table-row table:style-name="ro1">
          <table:table-cell office:value-type="string" calcext:value-type="string">
            <text:p>wmin100wmax100000n1000-0-s827183242c934712.ukp</text:p>
          </table:table-cell>
          <table:table-cell office:value-type="float" office:value="0.00264182" calcext:value-type="float">
            <text:p>0.00264182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0-9-s126456688c794611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100000n10000-9-s126456688c794611.ukp</text:p>
          </table:table-cell>
          <table:table-cell office:value-type="float" office:value="23672" calcext:value-type="float">
            <text:p>23672</text:p>
          </table:table-cell>
          <table:table-cell office:value-type="float" office:value="6160" calcext:value-type="float">
            <text:p>6160</text:p>
          </table:table-cell>
          <table:table-cell/>
          <table:table-cell office:value-type="string" calcext:value-type="string">
            <text:p>wmin500wmax100000n10000-9-s126456688c794611.ukp</text:p>
          </table:table-cell>
          <table:table-cell table:number-columns-repeated="2" office:value-type="float" office:value="794611" calcext:value-type="float">
            <text:p>794611</text:p>
          </table:table-cell>
        </table:table-row>
        <table:table-row table:style-name="ro1">
          <table:table-cell office:value-type="string" calcext:value-type="string">
            <text:p>wmin100wmax100000n1000-1-s843367405c651585.ukp</text:p>
          </table:table-cell>
          <table:table-cell office:value-type="float" office:value="0.00240969" calcext:value-type="float">
            <text:p>0.0024096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-0-s827183242c913363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-0-s827183242c913363.ukp</text:p>
          </table:table-cell>
          <table:table-cell office:value-type="float" office:value="26436" calcext:value-type="float">
            <text:p>26436</text:p>
          </table:table-cell>
          <table:table-cell office:value-type="float" office:value="3820" calcext:value-type="float">
            <text:p>3820</text:p>
          </table:table-cell>
          <table:table-cell/>
          <table:table-cell office:value-type="string" calcext:value-type="string">
            <text:p>wmin500wmax100000n1000-0-s827183242c913363.ukp</text:p>
          </table:table-cell>
          <table:table-cell table:number-columns-repeated="2" office:value-type="float" office:value="913363" calcext:value-type="float">
            <text:p>913363</text:p>
          </table:table-cell>
        </table:table-row>
        <table:table-row table:style-name="ro1">
          <table:table-cell office:value-type="string" calcext:value-type="string">
            <text:p>wmin100wmax100000n1000-2-s528806317c930355.ukp</text:p>
          </table:table-cell>
          <table:table-cell office:value-type="float" office:value="0.00289675" calcext:value-type="float">
            <text:p>0.0028967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-1-s843367405c668488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-1-s843367405c668488.ukp</text:p>
          </table:table-cell>
          <table:table-cell office:value-type="float" office:value="20660" calcext:value-type="float">
            <text:p>20660</text:p>
          </table:table-cell>
          <table:table-cell office:value-type="float" office:value="3624" calcext:value-type="float">
            <text:p>3624</text:p>
          </table:table-cell>
          <table:table-cell/>
          <table:table-cell office:value-type="string" calcext:value-type="string">
            <text:p>wmin500wmax100000n1000-1-s843367405c668488.ukp</text:p>
          </table:table-cell>
          <table:table-cell table:number-columns-repeated="2" office:value-type="float" office:value="668488" calcext:value-type="float">
            <text:p>668488</text:p>
          </table:table-cell>
        </table:table-row>
        <table:table-row table:style-name="ro1">
          <table:table-cell office:value-type="string" calcext:value-type="string">
            <text:p>wmin100wmax100000n1000-3-s780179313c585253.ukp</text:p>
          </table:table-cell>
          <table:table-cell office:value-type="float" office:value="0.00189276" calcext:value-type="float">
            <text:p>0.0018927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-2-s528806317c624701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-2-s528806317c624701.ukp</text:p>
          </table:table-cell>
          <table:table-cell office:value-type="float" office:value="19616" calcext:value-type="float">
            <text:p>19616</text:p>
          </table:table-cell>
          <table:table-cell office:value-type="float" office:value="5544" calcext:value-type="float">
            <text:p>5544</text:p>
          </table:table-cell>
          <table:table-cell/>
          <table:table-cell office:value-type="string" calcext:value-type="string">
            <text:p>wmin500wmax100000n1000-2-s528806317c624701.ukp</text:p>
          </table:table-cell>
          <table:table-cell table:number-columns-repeated="2" office:value-type="float" office:value="624701" calcext:value-type="float">
            <text:p>624701</text:p>
          </table:table-cell>
        </table:table-row>
        <table:table-row table:style-name="ro1">
          <table:table-cell office:value-type="string" calcext:value-type="string">
            <text:p>wmin100wmax100000n1000-4-s721215008c841862.ukp</text:p>
          </table:table-cell>
          <table:table-cell office:value-type="float" office:value="0.00258398" calcext:value-type="float">
            <text:p>0.0025839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-3-s780179313c94751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-3-s780179313c947511.ukp</text:p>
          </table:table-cell>
          <table:table-cell office:value-type="float" office:value="27364" calcext:value-type="float">
            <text:p>27364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string" calcext:value-type="string">
            <text:p>wmin500wmax100000n1000-3-s780179313c947511.ukp</text:p>
          </table:table-cell>
          <table:table-cell table:number-columns-repeated="2" office:value-type="float" office:value="947511" calcext:value-type="float">
            <text:p>947511</text:p>
          </table:table-cell>
        </table:table-row>
        <table:table-row table:style-name="ro1">
          <table:table-cell office:value-type="string" calcext:value-type="string">
            <text:p>wmin100wmax100000n1000-5-s110877071c649340.ukp</text:p>
          </table:table-cell>
          <table:table-cell office:value-type="float" office:value="0.00215548" calcext:value-type="float">
            <text:p>0.0021554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-4-s721215008c83581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-4-s721215008c835814.ukp</text:p>
          </table:table-cell>
          <table:table-cell office:value-type="float" office:value="24372" calcext:value-type="float">
            <text:p>24372</text:p>
          </table:table-cell>
          <table:table-cell office:value-type="float" office:value="3424" calcext:value-type="float">
            <text:p>3424</text:p>
          </table:table-cell>
          <table:table-cell/>
          <table:table-cell office:value-type="string" calcext:value-type="string">
            <text:p>wmin500wmax100000n1000-4-s721215008c835814.ukp</text:p>
          </table:table-cell>
          <table:table-cell table:number-columns-repeated="2" office:value-type="float" office:value="835814" calcext:value-type="float">
            <text:p>835814</text:p>
          </table:table-cell>
        </table:table-row>
        <table:table-row table:style-name="ro1">
          <table:table-cell office:value-type="string" calcext:value-type="string">
            <text:p>wmin100wmax100000n1000-6-s227708629c786259.ukp</text:p>
          </table:table-cell>
          <table:table-cell office:value-type="float" office:value="0.00238222" calcext:value-type="float">
            <text:p>0.00238222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-5-s110877071c92092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-5-s110877071c920920.ukp</text:p>
          </table:table-cell>
          <table:table-cell office:value-type="float" office:value="26552" calcext:value-type="float">
            <text:p>26552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string" calcext:value-type="string">
            <text:p>wmin500wmax100000n1000-5-s110877071c920920.ukp</text:p>
          </table:table-cell>
          <table:table-cell table:number-columns-repeated="2" office:value-type="float" office:value="920920" calcext:value-type="float">
            <text:p>920920</text:p>
          </table:table-cell>
        </table:table-row>
        <table:table-row table:style-name="ro1">
          <table:table-cell office:value-type="string" calcext:value-type="string">
            <text:p>wmin100wmax100000n1000-7-s177710744c880033.ukp</text:p>
          </table:table-cell>
          <table:table-cell office:value-type="float" office:value="0.00244421" calcext:value-type="float">
            <text:p>0.00244421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-6-s227708629c89721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-6-s227708629c897210.ukp</text:p>
          </table:table-cell>
          <table:table-cell office:value-type="float" office:value="25976" calcext:value-type="float">
            <text:p>25976</text:p>
          </table:table-cell>
          <table:table-cell office:value-type="float" office:value="3504" calcext:value-type="float">
            <text:p>3504</text:p>
          </table:table-cell>
          <table:table-cell/>
          <table:table-cell office:value-type="string" calcext:value-type="string">
            <text:p>wmin500wmax100000n1000-6-s227708629c897210.ukp</text:p>
          </table:table-cell>
          <table:table-cell table:number-columns-repeated="2" office:value-type="float" office:value="897210" calcext:value-type="float">
            <text:p>897210</text:p>
          </table:table-cell>
        </table:table-row>
        <table:table-row table:style-name="ro1">
          <table:table-cell office:value-type="string" calcext:value-type="string">
            <text:p>wmin100wmax100000n1000-8-s991580855c506117.ukp</text:p>
          </table:table-cell>
          <table:table-cell office:value-type="float" office:value="0.00187178" calcext:value-type="float">
            <text:p>0.0018717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-7-s177710744c875688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-7-s177710744c875688.ukp</text:p>
          </table:table-cell>
          <table:table-cell office:value-type="float" office:value="25452" calcext:value-type="float">
            <text:p>25452</text:p>
          </table:table-cell>
          <table:table-cell office:value-type="float" office:value="3492" calcext:value-type="float">
            <text:p>3492</text:p>
          </table:table-cell>
          <table:table-cell/>
          <table:table-cell office:value-type="string" calcext:value-type="string">
            <text:p>wmin500wmax100000n1000-7-s177710744c875688.ukp</text:p>
          </table:table-cell>
          <table:table-cell table:number-columns-repeated="2" office:value-type="float" office:value="875688" calcext:value-type="float">
            <text:p>875688</text:p>
          </table:table-cell>
        </table:table-row>
        <table:table-row table:style-name="ro1">
          <table:table-cell office:value-type="string" calcext:value-type="string">
            <text:p>wmin100wmax100000n1000-9-s126456688c853648.ukp</text:p>
          </table:table-cell>
          <table:table-cell office:value-type="float" office:value="0.00234921" calcext:value-type="float">
            <text:p>0.00234921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-8-s991580855c555575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-8-s991580855c555575.ukp</text:p>
          </table:table-cell>
          <table:table-cell office:value-type="float" office:value="18088" calcext:value-type="float">
            <text:p>18088</text:p>
          </table:table-cell>
          <table:table-cell office:value-type="float" office:value="3540" calcext:value-type="float">
            <text:p>3540</text:p>
          </table:table-cell>
          <table:table-cell/>
          <table:table-cell office:value-type="string" calcext:value-type="string">
            <text:p>wmin500wmax100000n1000-8-s991580855c555575.ukp</text:p>
          </table:table-cell>
          <table:table-cell table:number-columns-repeated="2" office:value-type="float" office:value="555575" calcext:value-type="float">
            <text:p>555575</text:p>
          </table:table-cell>
        </table:table-row>
        <table:table-row table:style-name="ro1">
          <table:table-cell office:value-type="string" calcext:value-type="string">
            <text:p>wmin100wmax100000n2000-0-s827183242c755190.ukp</text:p>
          </table:table-cell>
          <table:table-cell office:value-type="float" office:value="0.00230429" calcext:value-type="float">
            <text:p>0.0023042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1000-9-s126456688c79587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1000-9-s126456688c795871.ukp</text:p>
          </table:table-cell>
          <table:table-cell office:value-type="float" office:value="23716" calcext:value-type="float">
            <text:p>23716</text:p>
          </table:table-cell>
          <table:table-cell office:value-type="float" office:value="4444" calcext:value-type="float">
            <text:p>4444</text:p>
          </table:table-cell>
          <table:table-cell/>
          <table:table-cell office:value-type="string" calcext:value-type="string">
            <text:p>wmin500wmax100000n1000-9-s126456688c795871.ukp</text:p>
          </table:table-cell>
          <table:table-cell table:number-columns-repeated="2" office:value-type="float" office:value="795871" calcext:value-type="float">
            <text:p>795871</text:p>
          </table:table-cell>
        </table:table-row>
        <table:table-row table:style-name="ro1">
          <table:table-cell office:value-type="string" calcext:value-type="string">
            <text:p>wmin100wmax100000n2000-1-s843367405c726618.ukp</text:p>
          </table:table-cell>
          <table:table-cell office:value-type="float" office:value="0.00218333" calcext:value-type="float">
            <text:p>0.00218333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2000-0-s827183242c51490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2000-0-s827183242c514909.ukp</text:p>
          </table:table-cell>
          <table:table-cell office:value-type="float" office:value="17020" calcext:value-type="float">
            <text:p>17020</text:p>
          </table:table-cell>
          <table:table-cell office:value-type="float" office:value="4060" calcext:value-type="float">
            <text:p>4060</text:p>
          </table:table-cell>
          <table:table-cell/>
          <table:table-cell office:value-type="string" calcext:value-type="string">
            <text:p>wmin500wmax100000n2000-0-s827183242c514909.ukp</text:p>
          </table:table-cell>
          <table:table-cell table:number-columns-repeated="2" office:value-type="float" office:value="514909" calcext:value-type="float">
            <text:p>514909</text:p>
          </table:table-cell>
        </table:table-row>
        <table:table-row table:style-name="ro1">
          <table:table-cell office:value-type="string" calcext:value-type="string">
            <text:p>wmin100wmax100000n2000-2-s528806317c623571.ukp</text:p>
          </table:table-cell>
          <table:table-cell office:value-type="float" office:value="0.00234842" calcext:value-type="float">
            <text:p>0.00234842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2000-1-s843367405c67715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2000-1-s843367405c677154.ukp</text:p>
          </table:table-cell>
          <table:table-cell office:value-type="float" office:value="20788" calcext:value-type="float">
            <text:p>20788</text:p>
          </table:table-cell>
          <table:table-cell office:value-type="float" office:value="4200" calcext:value-type="float">
            <text:p>4200</text:p>
          </table:table-cell>
          <table:table-cell/>
          <table:table-cell office:value-type="string" calcext:value-type="string">
            <text:p>wmin500wmax100000n2000-1-s843367405c677154.ukp</text:p>
          </table:table-cell>
          <table:table-cell table:number-columns-repeated="2" office:value-type="float" office:value="677154" calcext:value-type="float">
            <text:p>677154</text:p>
          </table:table-cell>
        </table:table-row>
        <table:table-row table:style-name="ro1">
          <table:table-cell office:value-type="string" calcext:value-type="string">
            <text:p>wmin100wmax100000n2000-4-s721215008c751902.ukp</text:p>
          </table:table-cell>
          <table:table-cell office:value-type="float" office:value="0.00255405" calcext:value-type="float">
            <text:p>0.0025540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2000-2-s528806317c914458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2000-2-s528806317c914458.ukp</text:p>
          </table:table-cell>
          <table:table-cell office:value-type="float" office:value="26416" calcext:value-type="float">
            <text:p>26416</text:p>
          </table:table-cell>
          <table:table-cell office:value-type="float" office:value="4088" calcext:value-type="float">
            <text:p>4088</text:p>
          </table:table-cell>
          <table:table-cell/>
          <table:table-cell office:value-type="string" calcext:value-type="string">
            <text:p>wmin500wmax100000n2000-2-s528806317c914458.ukp</text:p>
          </table:table-cell>
          <table:table-cell table:number-columns-repeated="2" office:value-type="float" office:value="914458" calcext:value-type="float">
            <text:p>914458</text:p>
          </table:table-cell>
        </table:table-row>
        <table:table-row table:style-name="ro1">
          <table:table-cell office:value-type="string" calcext:value-type="string">
            <text:p>wmin100wmax100000n2000-5-s110877071c842723.ukp</text:p>
          </table:table-cell>
          <table:table-cell office:value-type="float" office:value="0.00261609" calcext:value-type="float">
            <text:p>0.0026160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2000-3-s780179313c767623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2000-3-s780179313c767623.ukp</text:p>
          </table:table-cell>
          <table:table-cell office:value-type="float" office:value="22788" calcext:value-type="float">
            <text:p>22788</text:p>
          </table:table-cell>
          <table:table-cell office:value-type="float" office:value="4192" calcext:value-type="float">
            <text:p>4192</text:p>
          </table:table-cell>
          <table:table-cell/>
          <table:table-cell office:value-type="string" calcext:value-type="string">
            <text:p>wmin500wmax100000n2000-3-s780179313c767623.ukp</text:p>
          </table:table-cell>
          <table:table-cell table:number-columns-repeated="2" office:value-type="float" office:value="767623" calcext:value-type="float">
            <text:p>767623</text:p>
          </table:table-cell>
        </table:table-row>
        <table:table-row table:style-name="ro1">
          <table:table-cell office:value-type="string" calcext:value-type="string">
            <text:p>wmin100wmax100000n2000-6-s227708629c880921.ukp</text:p>
          </table:table-cell>
          <table:table-cell office:value-type="float" office:value="0.00254756" calcext:value-type="float">
            <text:p>0.0025475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2000-4-s721215008c53804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2000-4-s721215008c538044.ukp</text:p>
          </table:table-cell>
          <table:table-cell office:value-type="float" office:value="17612" calcext:value-type="float">
            <text:p>17612</text:p>
          </table:table-cell>
          <table:table-cell office:value-type="float" office:value="4028" calcext:value-type="float">
            <text:p>4028</text:p>
          </table:table-cell>
          <table:table-cell/>
          <table:table-cell office:value-type="string" calcext:value-type="string">
            <text:p>wmin500wmax100000n2000-4-s721215008c538044.ukp</text:p>
          </table:table-cell>
          <table:table-cell table:number-columns-repeated="2" office:value-type="float" office:value="538044" calcext:value-type="float">
            <text:p>538044</text:p>
          </table:table-cell>
        </table:table-row>
        <table:table-row table:style-name="ro1">
          <table:table-cell office:value-type="string" calcext:value-type="string">
            <text:p>wmin100wmax100000n2000-7-s177710744c786597.ukp</text:p>
          </table:table-cell>
          <table:table-cell office:value-type="float" office:value="0.00242398" calcext:value-type="float">
            <text:p>0.0024239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2000-5-s110877071c82163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2000-5-s110877071c821634.ukp</text:p>
          </table:table-cell>
          <table:table-cell office:value-type="float" office:value="24244" calcext:value-type="float">
            <text:p>24244</text:p>
          </table:table-cell>
          <table:table-cell office:value-type="float" office:value="4020" calcext:value-type="float">
            <text:p>4020</text:p>
          </table:table-cell>
          <table:table-cell/>
          <table:table-cell office:value-type="string" calcext:value-type="string">
            <text:p>wmin500wmax100000n2000-5-s110877071c821634.ukp</text:p>
          </table:table-cell>
          <table:table-cell table:number-columns-repeated="2" office:value-type="float" office:value="821634" calcext:value-type="float">
            <text:p>821634</text:p>
          </table:table-cell>
        </table:table-row>
        <table:table-row table:style-name="ro1">
          <table:table-cell office:value-type="string" calcext:value-type="string">
            <text:p>wmin100wmax100000n2000-8-s991580855c820778.ukp</text:p>
          </table:table-cell>
          <table:table-cell office:value-type="float" office:value="0.00254675" calcext:value-type="float">
            <text:p>0.0025467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2000-6-s227708629c855086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2000-6-s227708629c855086.ukp</text:p>
          </table:table-cell>
          <table:table-cell office:value-type="float" office:value="24968" calcext:value-type="float">
            <text:p>24968</text:p>
          </table:table-cell>
          <table:table-cell office:value-type="float" office:value="4120" calcext:value-type="float">
            <text:p>4120</text:p>
          </table:table-cell>
          <table:table-cell/>
          <table:table-cell office:value-type="string" calcext:value-type="string">
            <text:p>wmin500wmax100000n2000-6-s227708629c855086.ukp</text:p>
          </table:table-cell>
          <table:table-cell table:number-columns-repeated="2" office:value-type="float" office:value="855086" calcext:value-type="float">
            <text:p>855086</text:p>
          </table:table-cell>
        </table:table-row>
        <table:table-row table:style-name="ro1">
          <table:table-cell office:value-type="string" calcext:value-type="string">
            <text:p>wmin100wmax100000n2000-9-s126456688c955846.ukp</text:p>
          </table:table-cell>
          <table:table-cell office:value-type="float" office:value="0.00275765" calcext:value-type="float">
            <text:p>0.0027576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2000-7-s177710744c516153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2000-7-s177710744c516153.ukp</text:p>
          </table:table-cell>
          <table:table-cell office:value-type="float" office:value="17012" calcext:value-type="float">
            <text:p>17012</text:p>
          </table:table-cell>
          <table:table-cell office:value-type="float" office:value="4068" calcext:value-type="float">
            <text:p>4068</text:p>
          </table:table-cell>
          <table:table-cell/>
          <table:table-cell office:value-type="string" calcext:value-type="string">
            <text:p>wmin500wmax100000n2000-7-s177710744c516153.ukp</text:p>
          </table:table-cell>
          <table:table-cell table:number-columns-repeated="2" office:value-type="float" office:value="516153" calcext:value-type="float">
            <text:p>516153</text:p>
          </table:table-cell>
        </table:table-row>
        <table:table-row table:style-name="ro1">
          <table:table-cell office:value-type="string" calcext:value-type="string">
            <text:p>wmin100wmax100000n5000-9-s126456688c828941.ukp</text:p>
          </table:table-cell>
          <table:table-cell office:value-type="float" office:value="0.00272708" calcext:value-type="float">
            <text:p>0.0027270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2000-8-s991580855c81633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2000-8-s991580855c816330.ukp</text:p>
          </table:table-cell>
          <table:table-cell office:value-type="float" office:value="24236" calcext:value-type="float">
            <text:p>24236</text:p>
          </table:table-cell>
          <table:table-cell office:value-type="float" office:value="3980" calcext:value-type="float">
            <text:p>3980</text:p>
          </table:table-cell>
          <table:table-cell/>
          <table:table-cell office:value-type="string" calcext:value-type="string">
            <text:p>wmin500wmax100000n2000-8-s991580855c816330.ukp</text:p>
          </table:table-cell>
          <table:table-cell table:number-columns-repeated="2" office:value-type="float" office:value="816330" calcext:value-type="float">
            <text:p>816330</text:p>
          </table:table-cell>
        </table:table-row>
        <table:table-row table:style-name="ro1">
          <table:table-cell office:value-type="string" calcext:value-type="string">
            <text:p>wmin100wmax50000n1000-0-s827183242c771721.ukp</text:p>
          </table:table-cell>
          <table:table-cell office:value-type="float" office:value="0.00196463" calcext:value-type="float">
            <text:p>0.00196463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2000-9-s126456688c76466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2000-9-s126456688c764660.ukp</text:p>
          </table:table-cell>
          <table:table-cell office:value-type="float" office:value="22792" calcext:value-type="float">
            <text:p>22792</text:p>
          </table:table-cell>
          <table:table-cell office:value-type="float" office:value="4200" calcext:value-type="float">
            <text:p>4200</text:p>
          </table:table-cell>
          <table:table-cell/>
          <table:table-cell office:value-type="string" calcext:value-type="string">
            <text:p>wmin500wmax100000n2000-9-s126456688c764660.ukp</text:p>
          </table:table-cell>
          <table:table-cell table:number-columns-repeated="2" office:value-type="float" office:value="764660" calcext:value-type="float">
            <text:p>764660</text:p>
          </table:table-cell>
        </table:table-row>
        <table:table-row table:style-name="ro1">
          <table:table-cell office:value-type="string" calcext:value-type="string">
            <text:p>wmin100wmax50000n1000-1-s843367405c507170.ukp</text:p>
          </table:table-cell>
          <table:table-cell office:value-type="float" office:value="0.0017929" calcext:value-type="float">
            <text:p>0.001792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5000-0-s827183242c71460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5000-0-s827183242c714600.ukp</text:p>
          </table:table-cell>
          <table:table-cell office:value-type="float" office:value="21828" calcext:value-type="float">
            <text:p>21828</text:p>
          </table:table-cell>
          <table:table-cell office:value-type="float" office:value="7156" calcext:value-type="float">
            <text:p>7156</text:p>
          </table:table-cell>
          <table:table-cell/>
          <table:table-cell office:value-type="string" calcext:value-type="string">
            <text:p>wmin500wmax100000n5000-0-s827183242c714600.ukp</text:p>
          </table:table-cell>
          <table:table-cell table:number-columns-repeated="2" office:value-type="float" office:value="714600" calcext:value-type="float">
            <text:p>714600</text:p>
          </table:table-cell>
        </table:table-row>
        <table:table-row table:style-name="ro1">
          <table:table-cell office:value-type="string" calcext:value-type="string">
            <text:p>wmin100wmax50000n1000-2-s528806317c700591.ukp</text:p>
          </table:table-cell>
          <table:table-cell office:value-type="float" office:value="0.00197389" calcext:value-type="float">
            <text:p>0.0019738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5000-1-s843367405c78102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5000-1-s843367405c781022.ukp</text:p>
          </table:table-cell>
          <table:table-cell office:value-type="float" office:value="23252" calcext:value-type="float">
            <text:p>23252</text:p>
          </table:table-cell>
          <table:table-cell office:value-type="float" office:value="5648" calcext:value-type="float">
            <text:p>5648</text:p>
          </table:table-cell>
          <table:table-cell/>
          <table:table-cell office:value-type="string" calcext:value-type="string">
            <text:p>wmin500wmax100000n5000-1-s843367405c781022.ukp</text:p>
          </table:table-cell>
          <table:table-cell table:number-columns-repeated="2" office:value-type="float" office:value="781022" calcext:value-type="float">
            <text:p>781022</text:p>
          </table:table-cell>
        </table:table-row>
        <table:table-row table:style-name="ro1">
          <table:table-cell office:value-type="string" calcext:value-type="string">
            <text:p>wmin100wmax50000n1000-3-s780179313c737429.ukp</text:p>
          </table:table-cell>
          <table:table-cell office:value-type="float" office:value="0.00212112" calcext:value-type="float">
            <text:p>0.00212112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5000-2-s528806317c66304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5000-2-s528806317c663041.ukp</text:p>
          </table:table-cell>
          <table:table-cell office:value-type="float" office:value="20588" calcext:value-type="float">
            <text:p>20588</text:p>
          </table:table-cell>
          <table:table-cell office:value-type="float" office:value="7204" calcext:value-type="float">
            <text:p>7204</text:p>
          </table:table-cell>
          <table:table-cell/>
          <table:table-cell office:value-type="string" calcext:value-type="string">
            <text:p>wmin500wmax100000n5000-2-s528806317c663041.ukp</text:p>
          </table:table-cell>
          <table:table-cell table:number-columns-repeated="2" office:value-type="float" office:value="663041" calcext:value-type="float">
            <text:p>663041</text:p>
          </table:table-cell>
        </table:table-row>
        <table:table-row table:style-name="ro1">
          <table:table-cell office:value-type="string" calcext:value-type="string">
            <text:p>wmin100wmax50000n1000-4-s721215008c919878.ukp</text:p>
          </table:table-cell>
          <table:table-cell office:value-type="float" office:value="0.00226079" calcext:value-type="float">
            <text:p>0.0022607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5000-3-s780179313c81750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5000-3-s780179313c817500.ukp</text:p>
          </table:table-cell>
          <table:table-cell office:value-type="float" office:value="24168" calcext:value-type="float">
            <text:p>24168</text:p>
          </table:table-cell>
          <table:table-cell office:value-type="float" office:value="5524" calcext:value-type="float">
            <text:p>5524</text:p>
          </table:table-cell>
          <table:table-cell/>
          <table:table-cell office:value-type="string" calcext:value-type="string">
            <text:p>wmin500wmax100000n5000-3-s780179313c817500.ukp</text:p>
          </table:table-cell>
          <table:table-cell table:number-columns-repeated="2" office:value-type="float" office:value="817500" calcext:value-type="float">
            <text:p>817500</text:p>
          </table:table-cell>
        </table:table-row>
        <table:table-row table:style-name="ro1">
          <table:table-cell office:value-type="string" calcext:value-type="string">
            <text:p>wmin100wmax50000n1000-5-s110877071c904309.ukp</text:p>
          </table:table-cell>
          <table:table-cell office:value-type="float" office:value="0.00244886" calcext:value-type="float">
            <text:p>0.0024488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5000-4-s721215008c947772.ukp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5000-4-s721215008c947772.ukp</text:p>
          </table:table-cell>
          <table:table-cell office:value-type="float" office:value="27224" calcext:value-type="float">
            <text:p>27224</text:p>
          </table:table-cell>
          <table:table-cell office:value-type="float" office:value="5564" calcext:value-type="float">
            <text:p>5564</text:p>
          </table:table-cell>
          <table:table-cell/>
          <table:table-cell office:value-type="string" calcext:value-type="string">
            <text:p>wmin500wmax100000n5000-4-s721215008c947772.ukp</text:p>
          </table:table-cell>
          <table:table-cell table:number-columns-repeated="2" office:value-type="float" office:value="947772" calcext:value-type="float">
            <text:p>947772</text:p>
          </table:table-cell>
        </table:table-row>
        <table:table-row table:style-name="ro1">
          <table:table-cell office:value-type="string" calcext:value-type="string">
            <text:p>wmin100wmax50000n1000-6-s227708629c546518.ukp</text:p>
          </table:table-cell>
          <table:table-cell office:value-type="float" office:value="0.00192329" calcext:value-type="float">
            <text:p>0.0019232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5000-5-s110877071c81884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5000-5-s110877071c818842.ukp</text:p>
          </table:table-cell>
          <table:table-cell office:value-type="float" office:value="24248" calcext:value-type="float">
            <text:p>24248</text:p>
          </table:table-cell>
          <table:table-cell office:value-type="float" office:value="5516" calcext:value-type="float">
            <text:p>5516</text:p>
          </table:table-cell>
          <table:table-cell/>
          <table:table-cell office:value-type="string" calcext:value-type="string">
            <text:p>wmin500wmax100000n5000-5-s110877071c818842.ukp</text:p>
          </table:table-cell>
          <table:table-cell table:number-columns-repeated="2" office:value-type="float" office:value="818842" calcext:value-type="float">
            <text:p>818842</text:p>
          </table:table-cell>
        </table:table-row>
        <table:table-row table:style-name="ro1">
          <table:table-cell office:value-type="string" calcext:value-type="string">
            <text:p>wmin100wmax50000n1000-8-s991580855c660065.ukp</text:p>
          </table:table-cell>
          <table:table-cell office:value-type="float" office:value="0.00208552" calcext:value-type="float">
            <text:p>0.00208552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5000-6-s227708629c92731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5000-6-s227708629c927319.ukp</text:p>
          </table:table-cell>
          <table:table-cell office:value-type="float" office:value="26904" calcext:value-type="float">
            <text:p>26904</text:p>
          </table:table-cell>
          <table:table-cell office:value-type="float" office:value="5564" calcext:value-type="float">
            <text:p>5564</text:p>
          </table:table-cell>
          <table:table-cell/>
          <table:table-cell office:value-type="string" calcext:value-type="string">
            <text:p>wmin500wmax100000n5000-6-s227708629c927319.ukp</text:p>
          </table:table-cell>
          <table:table-cell table:number-columns-repeated="2" office:value-type="float" office:value="927319" calcext:value-type="float">
            <text:p>927319</text:p>
          </table:table-cell>
        </table:table-row>
        <table:table-row table:style-name="ro1">
          <table:table-cell office:value-type="string" calcext:value-type="string">
            <text:p>wmin100wmax50000n1000-9-s126456688c935549.ukp</text:p>
          </table:table-cell>
          <table:table-cell office:value-type="float" office:value="0.00254356" calcext:value-type="float">
            <text:p>0.0025435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5000-7-s177710744c58784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5000-7-s177710744c587849.ukp</text:p>
          </table:table-cell>
          <table:table-cell office:value-type="float" office:value="18748" calcext:value-type="float">
            <text:p>18748</text:p>
          </table:table-cell>
          <table:table-cell office:value-type="float" office:value="5656" calcext:value-type="float">
            <text:p>5656</text:p>
          </table:table-cell>
          <table:table-cell/>
          <table:table-cell office:value-type="string" calcext:value-type="string">
            <text:p>wmin500wmax100000n5000-7-s177710744c587849.ukp</text:p>
          </table:table-cell>
          <table:table-cell table:number-columns-repeated="2" office:value-type="float" office:value="587849" calcext:value-type="float">
            <text:p>587849</text:p>
          </table:table-cell>
        </table:table-row>
        <table:table-row table:style-name="ro1">
          <table:table-cell office:value-type="string" calcext:value-type="string">
            <text:p>wmin100wmax50000n2000-0-s827183242c555456.ukp</text:p>
          </table:table-cell>
          <table:table-cell office:value-type="float" office:value="0.00174864" calcext:value-type="float">
            <text:p>0.00174864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5000-8-s991580855c959858.ukp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5000-8-s991580855c959858.ukp</text:p>
          </table:table-cell>
          <table:table-cell office:value-type="float" office:value="27652" calcext:value-type="float">
            <text:p>27652</text:p>
          </table:table-cell>
          <table:table-cell office:value-type="float" office:value="5732" calcext:value-type="float">
            <text:p>5732</text:p>
          </table:table-cell>
          <table:table-cell/>
          <table:table-cell office:value-type="string" calcext:value-type="string">
            <text:p>wmin500wmax100000n5000-8-s991580855c959858.ukp</text:p>
          </table:table-cell>
          <table:table-cell table:number-columns-repeated="2" office:value-type="float" office:value="959858" calcext:value-type="float">
            <text:p>959858</text:p>
          </table:table-cell>
        </table:table-row>
        <table:table-row table:style-name="ro1">
          <table:table-cell office:value-type="string" calcext:value-type="string">
            <text:p>wmin100wmax50000n2000-1-s843367405c810134.ukp</text:p>
          </table:table-cell>
          <table:table-cell office:value-type="float" office:value="0.00215783" calcext:value-type="float">
            <text:p>0.00215783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100000n5000-9-s126456688c55679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100000n5000-9-s126456688c556794.ukp</text:p>
          </table:table-cell>
          <table:table-cell office:value-type="float" office:value="18140" calcext:value-type="float">
            <text:p>18140</text:p>
          </table:table-cell>
          <table:table-cell office:value-type="float" office:value="5644" calcext:value-type="float">
            <text:p>5644</text:p>
          </table:table-cell>
          <table:table-cell/>
          <table:table-cell office:value-type="string" calcext:value-type="string">
            <text:p>wmin500wmax100000n5000-9-s126456688c556794.ukp</text:p>
          </table:table-cell>
          <table:table-cell table:number-columns-repeated="2" office:value-type="float" office:value="556794" calcext:value-type="float">
            <text:p>556794</text:p>
          </table:table-cell>
        </table:table-row>
        <table:table-row table:style-name="ro1">
          <table:table-cell office:value-type="string" calcext:value-type="string">
            <text:p>wmin100wmax50000n2000-2-s528806317c949226.ukp</text:p>
          </table:table-cell>
          <table:table-cell office:value-type="float" office:value="0.00263382" calcext:value-type="float">
            <text:p>0.00263382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0-0-s827183242c676550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10000-0-s827183242c676550.ukp</text:p>
          </table:table-cell>
          <table:table-cell office:value-type="float" office:value="20136" calcext:value-type="float">
            <text:p>20136</text:p>
          </table:table-cell>
          <table:table-cell office:value-type="float" office:value="7332" calcext:value-type="float">
            <text:p>7332</text:p>
          </table:table-cell>
          <table:table-cell/>
          <table:table-cell office:value-type="string" calcext:value-type="string">
            <text:p>wmin500wmax50000n10000-0-s827183242c676550.ukp</text:p>
          </table:table-cell>
          <table:table-cell table:number-columns-repeated="2" office:value-type="float" office:value="676550" calcext:value-type="float">
            <text:p>676550</text:p>
          </table:table-cell>
        </table:table-row>
        <table:table-row table:style-name="ro1">
          <table:table-cell office:value-type="string" calcext:value-type="string">
            <text:p>wmin100wmax50000n2000-3-s780179313c911650.ukp</text:p>
          </table:table-cell>
          <table:table-cell office:value-type="float" office:value="0.00251446" calcext:value-type="float">
            <text:p>0.0025144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0-1-s843367405c958150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10000-1-s843367405c958150.ukp</text:p>
          </table:table-cell>
          <table:table-cell office:value-type="float" office:value="26860" calcext:value-type="float">
            <text:p>26860</text:p>
          </table:table-cell>
          <table:table-cell office:value-type="float" office:value="6184" calcext:value-type="float">
            <text:p>6184</text:p>
          </table:table-cell>
          <table:table-cell/>
          <table:table-cell office:value-type="string" calcext:value-type="string">
            <text:p>wmin500wmax50000n10000-1-s843367405c958150.ukp</text:p>
          </table:table-cell>
          <table:table-cell table:number-columns-repeated="2" office:value-type="float" office:value="958150" calcext:value-type="float">
            <text:p>958150</text:p>
          </table:table-cell>
        </table:table-row>
        <table:table-row table:style-name="ro1">
          <table:table-cell office:value-type="string" calcext:value-type="string">
            <text:p>wmin100wmax50000n2000-4-s721215008c731342.ukp</text:p>
          </table:table-cell>
          <table:table-cell office:value-type="float" office:value="0.00212937" calcext:value-type="float">
            <text:p>0.00212937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0-2-s528806317c780373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10000-2-s528806317c780373.ukp</text:p>
          </table:table-cell>
          <table:table-cell office:value-type="float" office:value="22400" calcext:value-type="float">
            <text:p>22400</text:p>
          </table:table-cell>
          <table:table-cell office:value-type="float" office:value="6244" calcext:value-type="float">
            <text:p>6244</text:p>
          </table:table-cell>
          <table:table-cell/>
          <table:table-cell office:value-type="string" calcext:value-type="string">
            <text:p>wmin500wmax50000n10000-2-s528806317c780373.ukp</text:p>
          </table:table-cell>
          <table:table-cell table:number-columns-repeated="2" office:value-type="float" office:value="780373" calcext:value-type="float">
            <text:p>780373</text:p>
          </table:table-cell>
        </table:table-row>
        <table:table-row table:style-name="ro1">
          <table:table-cell office:value-type="string" calcext:value-type="string">
            <text:p>wmin100wmax50000n2000-5-s110877071c714179.ukp</text:p>
          </table:table-cell>
          <table:table-cell office:value-type="float" office:value="0.00207018" calcext:value-type="float">
            <text:p>0.0020701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0-3-s780179313c742672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10000-3-s780179313c742672.ukp</text:p>
          </table:table-cell>
          <table:table-cell office:value-type="float" office:value="21488" calcext:value-type="float">
            <text:p>21488</text:p>
          </table:table-cell>
          <table:table-cell office:value-type="float" office:value="7676" calcext:value-type="float">
            <text:p>7676</text:p>
          </table:table-cell>
          <table:table-cell/>
          <table:table-cell office:value-type="string" calcext:value-type="string">
            <text:p>wmin500wmax50000n10000-3-s780179313c742672.ukp</text:p>
          </table:table-cell>
          <table:table-cell table:number-columns-repeated="2" office:value-type="float" office:value="742672" calcext:value-type="float">
            <text:p>742672</text:p>
          </table:table-cell>
        </table:table-row>
        <table:table-row table:style-name="ro1">
          <table:table-cell office:value-type="string" calcext:value-type="string">
            <text:p>wmin100wmax50000n2000-6-s227708629c602464.ukp</text:p>
          </table:table-cell>
          <table:table-cell office:value-type="float" office:value="0.00190866" calcext:value-type="float">
            <text:p>0.0019086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0-4-s721215008c817916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10000-4-s721215008c817916.ukp</text:p>
          </table:table-cell>
          <table:table-cell office:value-type="float" office:value="23232" calcext:value-type="float">
            <text:p>23232</text:p>
          </table:table-cell>
          <table:table-cell office:value-type="float" office:value="7568" calcext:value-type="float">
            <text:p>7568</text:p>
          </table:table-cell>
          <table:table-cell/>
          <table:table-cell office:value-type="string" calcext:value-type="string">
            <text:p>wmin500wmax50000n10000-4-s721215008c817916.ukp</text:p>
          </table:table-cell>
          <table:table-cell table:number-columns-repeated="2" office:value-type="float" office:value="817916" calcext:value-type="float">
            <text:p>817916</text:p>
          </table:table-cell>
        </table:table-row>
        <table:table-row table:style-name="ro1">
          <table:table-cell office:value-type="string" calcext:value-type="string">
            <text:p>wmin100wmax50000n2000-7-s177710744c599019.ukp</text:p>
          </table:table-cell>
          <table:table-cell office:value-type="float" office:value="0.00190868" calcext:value-type="float">
            <text:p>0.0019086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0-5-s110877071c534895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10000-5-s110877071c534895.ukp</text:p>
          </table:table-cell>
          <table:table-cell office:value-type="float" office:value="16852" calcext:value-type="float">
            <text:p>16852</text:p>
          </table:table-cell>
          <table:table-cell office:value-type="float" office:value="6160" calcext:value-type="float">
            <text:p>6160</text:p>
          </table:table-cell>
          <table:table-cell/>
          <table:table-cell office:value-type="string" calcext:value-type="string">
            <text:p>wmin500wmax50000n10000-5-s110877071c534895.ukp</text:p>
          </table:table-cell>
          <table:table-cell table:number-columns-repeated="2" office:value-type="float" office:value="534895" calcext:value-type="float">
            <text:p>534895</text:p>
          </table:table-cell>
        </table:table-row>
        <table:table-row table:style-name="ro1">
          <table:table-cell office:value-type="string" calcext:value-type="string">
            <text:p>wmin100wmax50000n2000-8-s991580855c676793.ukp</text:p>
          </table:table-cell>
          <table:table-cell office:value-type="float" office:value="0.00218115" calcext:value-type="float">
            <text:p>0.0021811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0-6-s227708629c510382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10000-6-s227708629c510382.ukp</text:p>
          </table:table-cell>
          <table:table-cell office:value-type="float" office:value="16228" calcext:value-type="float">
            <text:p>16228</text:p>
          </table:table-cell>
          <table:table-cell office:value-type="float" office:value="7360" calcext:value-type="float">
            <text:p>7360</text:p>
          </table:table-cell>
          <table:table-cell/>
          <table:table-cell office:value-type="string" calcext:value-type="string">
            <text:p>wmin500wmax50000n10000-6-s227708629c510382.ukp</text:p>
          </table:table-cell>
          <table:table-cell table:number-columns-repeated="2" office:value-type="float" office:value="510382" calcext:value-type="float">
            <text:p>510382</text:p>
          </table:table-cell>
        </table:table-row>
        <table:table-row table:style-name="ro1">
          <table:table-cell office:value-type="string" calcext:value-type="string">
            <text:p>wmin100wmax50000n2000-9-s126456688c785219.ukp</text:p>
          </table:table-cell>
          <table:table-cell office:value-type="float" office:value="0.0023218" calcext:value-type="float">
            <text:p>0.002321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0-7-s177710744c921100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10000-7-s177710744c921100.ukp</text:p>
          </table:table-cell>
          <table:table-cell office:value-type="float" office:value="25600" calcext:value-type="float">
            <text:p>25600</text:p>
          </table:table-cell>
          <table:table-cell office:value-type="float" office:value="6084" calcext:value-type="float">
            <text:p>6084</text:p>
          </table:table-cell>
          <table:table-cell/>
          <table:table-cell office:value-type="string" calcext:value-type="string">
            <text:p>wmin500wmax50000n10000-7-s177710744c921100.ukp</text:p>
          </table:table-cell>
          <table:table-cell table:number-columns-repeated="2" office:value-type="float" office:value="921100" calcext:value-type="float">
            <text:p>921100</text:p>
          </table:table-cell>
        </table:table-row>
        <table:table-row table:style-name="ro1">
          <table:table-cell office:value-type="string" calcext:value-type="string">
            <text:p>wmin100wmax50000n5000-8-s991580855c558792.ukp</text:p>
          </table:table-cell>
          <table:table-cell office:value-type="float" office:value="0.00190504" calcext:value-type="float">
            <text:p>0.00190504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0-8-s991580855c614733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10000-8-s991580855c614733.ukp</text:p>
          </table:table-cell>
          <table:table-cell office:value-type="float" office:value="18588" calcext:value-type="float">
            <text:p>18588</text:p>
          </table:table-cell>
          <table:table-cell office:value-type="float" office:value="7260" calcext:value-type="float">
            <text:p>7260</text:p>
          </table:table-cell>
          <table:table-cell/>
          <table:table-cell office:value-type="string" calcext:value-type="string">
            <text:p>wmin500wmax50000n10000-8-s991580855c614733.ukp</text:p>
          </table:table-cell>
          <table:table-cell table:number-columns-repeated="2" office:value-type="float" office:value="614733" calcext:value-type="float">
            <text:p>614733</text:p>
          </table:table-cell>
        </table:table-row>
        <table:table-row table:style-name="ro1">
          <table:table-cell office:value-type="string" calcext:value-type="string">
            <text:p>wmin100wmax50000n5000-9-s126456688c886947.ukp</text:p>
          </table:table-cell>
          <table:table-cell office:value-type="float" office:value="0.00252375" calcext:value-type="float">
            <text:p>0.0025237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0-9-s126456688c585653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10000-9-s126456688c585653.ukp</text:p>
          </table:table-cell>
          <table:table-cell office:value-type="float" office:value="17948" calcext:value-type="float">
            <text:p>17948</text:p>
          </table:table-cell>
          <table:table-cell office:value-type="float" office:value="6960" calcext:value-type="float">
            <text:p>6960</text:p>
          </table:table-cell>
          <table:table-cell/>
          <table:table-cell office:value-type="string" calcext:value-type="string">
            <text:p>wmin500wmax50000n10000-9-s126456688c585653.ukp</text:p>
          </table:table-cell>
          <table:table-cell table:number-columns-repeated="2" office:value-type="float" office:value="585653" calcext:value-type="float">
            <text:p>585653</text:p>
          </table:table-cell>
        </table:table-row>
        <table:table-row table:style-name="ro1">
          <table:table-cell office:value-type="string" calcext:value-type="string">
            <text:p>wmin500wmax100000n1000-0-s827183242c913363.ukp</text:p>
          </table:table-cell>
          <table:table-cell office:value-type="float" office:value="0.00261292" calcext:value-type="float">
            <text:p>0.00261292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-0-s827183242c685864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-0-s827183242c685864.ukp</text:p>
          </table:table-cell>
          <table:table-cell office:value-type="float" office:value="20336" calcext:value-type="float">
            <text:p>20336</text:p>
          </table:table-cell>
          <table:table-cell office:value-type="float" office:value="3532" calcext:value-type="float">
            <text:p>3532</text:p>
          </table:table-cell>
          <table:table-cell/>
          <table:table-cell office:value-type="string" calcext:value-type="string">
            <text:p>wmin500wmax50000n1000-0-s827183242c685864.ukp</text:p>
          </table:table-cell>
          <table:table-cell table:number-columns-repeated="2" office:value-type="float" office:value="685864" calcext:value-type="float">
            <text:p>685864</text:p>
          </table:table-cell>
        </table:table-row>
        <table:table-row table:style-name="ro1">
          <table:table-cell office:value-type="string" calcext:value-type="string">
            <text:p>wmin500wmax100000n1000-1-s843367405c668488.ukp</text:p>
          </table:table-cell>
          <table:table-cell office:value-type="float" office:value="0.0022314" calcext:value-type="float">
            <text:p>0.0022314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-1-s843367405c670545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-1-s843367405c670545.ukp</text:p>
          </table:table-cell>
          <table:table-cell office:value-type="float" office:value="19880" calcext:value-type="float">
            <text:p>19880</text:p>
          </table:table-cell>
          <table:table-cell office:value-type="float" office:value="3624" calcext:value-type="float">
            <text:p>3624</text:p>
          </table:table-cell>
          <table:table-cell/>
          <table:table-cell office:value-type="string" calcext:value-type="string">
            <text:p>wmin500wmax50000n1000-1-s843367405c670545.ukp</text:p>
          </table:table-cell>
          <table:table-cell table:number-columns-repeated="2" office:value-type="float" office:value="670545" calcext:value-type="float">
            <text:p>670545</text:p>
          </table:table-cell>
        </table:table-row>
        <table:table-row table:style-name="ro1">
          <table:table-cell office:value-type="string" calcext:value-type="string">
            <text:p>wmin500wmax100000n1000-2-s528806317c624701.ukp</text:p>
          </table:table-cell>
          <table:table-cell office:value-type="float" office:value="0.00206991" calcext:value-type="float">
            <text:p>0.00206991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-2-s528806317c584772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-2-s528806317c584772.ukp</text:p>
          </table:table-cell>
          <table:table-cell office:value-type="float" office:value="17860" calcext:value-type="float">
            <text:p>17860</text:p>
          </table:table-cell>
          <table:table-cell office:value-type="float" office:value="3412" calcext:value-type="float">
            <text:p>3412</text:p>
          </table:table-cell>
          <table:table-cell/>
          <table:table-cell office:value-type="string" calcext:value-type="string">
            <text:p>wmin500wmax50000n1000-2-s528806317c584772.ukp</text:p>
          </table:table-cell>
          <table:table-cell table:number-columns-repeated="2" office:value-type="float" office:value="584772" calcext:value-type="float">
            <text:p>584772</text:p>
          </table:table-cell>
        </table:table-row>
        <table:table-row table:style-name="ro1">
          <table:table-cell office:value-type="string" calcext:value-type="string">
            <text:p>wmin500wmax100000n1000-3-s780179313c947511.ukp</text:p>
          </table:table-cell>
          <table:table-cell office:value-type="float" office:value="0.00271319" calcext:value-type="float">
            <text:p>0.0027131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-3-s780179313c89818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-3-s780179313c898184.ukp</text:p>
          </table:table-cell>
          <table:table-cell office:value-type="float" office:value="25252" calcext:value-type="float">
            <text:p>25252</text:p>
          </table:table-cell>
          <table:table-cell office:value-type="float" office:value="3664" calcext:value-type="float">
            <text:p>3664</text:p>
          </table:table-cell>
          <table:table-cell/>
          <table:table-cell office:value-type="string" calcext:value-type="string">
            <text:p>wmin500wmax50000n1000-3-s780179313c898184.ukp</text:p>
          </table:table-cell>
          <table:table-cell table:number-columns-repeated="2" office:value-type="float" office:value="898184" calcext:value-type="float">
            <text:p>898184</text:p>
          </table:table-cell>
        </table:table-row>
        <table:table-row table:style-name="ro1">
          <table:table-cell office:value-type="string" calcext:value-type="string">
            <text:p>wmin500wmax100000n1000-4-s721215008c835814.ukp</text:p>
          </table:table-cell>
          <table:table-cell office:value-type="float" office:value="0.00257501" calcext:value-type="float">
            <text:p>0.00257501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-4-s721215008c73379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-4-s721215008c733791.ukp</text:p>
          </table:table-cell>
          <table:table-cell office:value-type="float" office:value="21272" calcext:value-type="float">
            <text:p>21272</text:p>
          </table:table-cell>
          <table:table-cell office:value-type="float" office:value="3548" calcext:value-type="float">
            <text:p>3548</text:p>
          </table:table-cell>
          <table:table-cell/>
          <table:table-cell office:value-type="string" calcext:value-type="string">
            <text:p>wmin500wmax50000n1000-4-s721215008c733791.ukp</text:p>
          </table:table-cell>
          <table:table-cell table:number-columns-repeated="2" office:value-type="float" office:value="733791" calcext:value-type="float">
            <text:p>733791</text:p>
          </table:table-cell>
        </table:table-row>
        <table:table-row table:style-name="ro1">
          <table:table-cell office:value-type="string" calcext:value-type="string">
            <text:p>wmin500wmax100000n1000-5-s110877071c920920.ukp</text:p>
          </table:table-cell>
          <table:table-cell office:value-type="float" office:value="0.00260355" calcext:value-type="float">
            <text:p>0.0026035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-5-s110877071c535803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-5-s110877071c535803.ukp</text:p>
          </table:table-cell>
          <table:table-cell office:value-type="float" office:value="16748" calcext:value-type="float">
            <text:p>16748</text:p>
          </table:table-cell>
          <table:table-cell office:value-type="float" office:value="3560" calcext:value-type="float">
            <text:p>3560</text:p>
          </table:table-cell>
          <table:table-cell/>
          <table:table-cell office:value-type="string" calcext:value-type="string">
            <text:p>wmin500wmax50000n1000-5-s110877071c535803.ukp</text:p>
          </table:table-cell>
          <table:table-cell table:number-columns-repeated="2" office:value-type="float" office:value="535803" calcext:value-type="float">
            <text:p>535803</text:p>
          </table:table-cell>
        </table:table-row>
        <table:table-row table:style-name="ro1">
          <table:table-cell office:value-type="string" calcext:value-type="string">
            <text:p>wmin500wmax100000n1000-6-s227708629c897210.ukp</text:p>
          </table:table-cell>
          <table:table-cell office:value-type="float" office:value="0.002509" calcext:value-type="float">
            <text:p>0.00250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-6-s227708629c99737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-6-s227708629c997370.ukp</text:p>
          </table:table-cell>
          <table:table-cell office:value-type="float" office:value="27516" calcext:value-type="float">
            <text:p>27516</text:p>
          </table:table-cell>
          <table:table-cell office:value-type="float" office:value="3668" calcext:value-type="float">
            <text:p>3668</text:p>
          </table:table-cell>
          <table:table-cell/>
          <table:table-cell office:value-type="string" calcext:value-type="string">
            <text:p>wmin500wmax50000n1000-6-s227708629c997370.ukp</text:p>
          </table:table-cell>
          <table:table-cell table:number-columns-repeated="2" office:value-type="float" office:value="997370" calcext:value-type="float">
            <text:p>997370</text:p>
          </table:table-cell>
        </table:table-row>
        <table:table-row table:style-name="ro1">
          <table:table-cell office:value-type="string" calcext:value-type="string">
            <text:p>wmin500wmax100000n1000-7-s177710744c875688.ukp</text:p>
          </table:table-cell>
          <table:table-cell office:value-type="float" office:value="0.00248939" calcext:value-type="float">
            <text:p>0.00248939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-7-s177710744c605365.ukp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-7-s177710744c605365.ukp</text:p>
          </table:table-cell>
          <table:table-cell office:value-type="float" office:value="18332" calcext:value-type="float">
            <text:p>18332</text:p>
          </table:table-cell>
          <table:table-cell office:value-type="float" office:value="3740" calcext:value-type="float">
            <text:p>3740</text:p>
          </table:table-cell>
          <table:table-cell/>
          <table:table-cell office:value-type="string" calcext:value-type="string">
            <text:p>wmin500wmax50000n1000-7-s177710744c605365.ukp</text:p>
          </table:table-cell>
          <table:table-cell table:number-columns-repeated="2" office:value-type="float" office:value="605365" calcext:value-type="float">
            <text:p>605365</text:p>
          </table:table-cell>
        </table:table-row>
        <table:table-row table:style-name="ro1">
          <table:table-cell office:value-type="string" calcext:value-type="string">
            <text:p>wmin500wmax100000n1000-8-s991580855c555575.ukp</text:p>
          </table:table-cell>
          <table:table-cell office:value-type="float" office:value="0.00208757" calcext:value-type="float">
            <text:p>0.00208757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-8-s991580855c810058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-8-s991580855c810058.ukp</text:p>
          </table:table-cell>
          <table:table-cell office:value-type="float" office:value="23140" calcext:value-type="float">
            <text:p>23140</text:p>
          </table:table-cell>
          <table:table-cell office:value-type="float" office:value="5488" calcext:value-type="float">
            <text:p>5488</text:p>
          </table:table-cell>
          <table:table-cell/>
          <table:table-cell office:value-type="string" calcext:value-type="string">
            <text:p>wmin500wmax50000n1000-8-s991580855c810058.ukp</text:p>
          </table:table-cell>
          <table:table-cell table:number-columns-repeated="2" office:value-type="float" office:value="810058" calcext:value-type="float">
            <text:p>810058</text:p>
          </table:table-cell>
        </table:table-row>
        <table:table-row table:style-name="ro1">
          <table:table-cell office:value-type="string" calcext:value-type="string">
            <text:p>wmin500wmax100000n2000-3-s780179313c767623.ukp</text:p>
          </table:table-cell>
          <table:table-cell office:value-type="float" office:value="0.00234817" calcext:value-type="float">
            <text:p>0.00234817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1000-9-s126456688c99044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1000-9-s126456688c990447.ukp</text:p>
          </table:table-cell>
          <table:table-cell office:value-type="float" office:value="27408" calcext:value-type="float">
            <text:p>27408</text:p>
          </table:table-cell>
          <table:table-cell office:value-type="float" office:value="3528" calcext:value-type="float">
            <text:p>3528</text:p>
          </table:table-cell>
          <table:table-cell/>
          <table:table-cell office:value-type="string" calcext:value-type="string">
            <text:p>wmin500wmax50000n1000-9-s126456688c990447.ukp</text:p>
          </table:table-cell>
          <table:table-cell table:number-columns-repeated="2" office:value-type="float" office:value="990447" calcext:value-type="float">
            <text:p>990447</text:p>
          </table:table-cell>
        </table:table-row>
        <table:table-row table:style-name="ro1">
          <table:table-cell office:value-type="string" calcext:value-type="string">
            <text:p>wmin500wmax100000n2000-5-s110877071c821634.ukp</text:p>
          </table:table-cell>
          <table:table-cell office:value-type="float" office:value="0.00255373" calcext:value-type="float">
            <text:p>0.00255373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2000-0-s827183242c896153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2000-0-s827183242c896153.ukp</text:p>
          </table:table-cell>
          <table:table-cell office:value-type="float" office:value="25164" calcext:value-type="float">
            <text:p>25164</text:p>
          </table:table-cell>
          <table:table-cell office:value-type="float" office:value="4076" calcext:value-type="float">
            <text:p>4076</text:p>
          </table:table-cell>
          <table:table-cell/>
          <table:table-cell office:value-type="string" calcext:value-type="string">
            <text:p>wmin500wmax50000n2000-0-s827183242c896153.ukp</text:p>
          </table:table-cell>
          <table:table-cell table:number-columns-repeated="2" office:value-type="float" office:value="896153" calcext:value-type="float">
            <text:p>896153</text:p>
          </table:table-cell>
        </table:table-row>
        <table:table-row table:style-name="ro1">
          <table:table-cell office:value-type="string" calcext:value-type="string">
            <text:p>wmin500wmax100000n2000-7-s177710744c516153.ukp</text:p>
          </table:table-cell>
          <table:table-cell office:value-type="float" office:value="0.00203554" calcext:value-type="float">
            <text:p>0.00203554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2000-1-s843367405c62543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2000-1-s843367405c625437.ukp</text:p>
          </table:table-cell>
          <table:table-cell office:value-type="float" office:value="18700" calcext:value-type="float">
            <text:p>18700</text:p>
          </table:table-cell>
          <table:table-cell office:value-type="float" office:value="4084" calcext:value-type="float">
            <text:p>4084</text:p>
          </table:table-cell>
          <table:table-cell/>
          <table:table-cell office:value-type="string" calcext:value-type="string">
            <text:p>wmin500wmax50000n2000-1-s843367405c625437.ukp</text:p>
          </table:table-cell>
          <table:table-cell table:number-columns-repeated="2" office:value-type="float" office:value="625437" calcext:value-type="float">
            <text:p>625437</text:p>
          </table:table-cell>
        </table:table-row>
        <table:table-row table:style-name="ro1">
          <table:table-cell office:value-type="string" calcext:value-type="string">
            <text:p>wmin500wmax100000n2000-9-s126456688c764660.ukp</text:p>
          </table:table-cell>
          <table:table-cell office:value-type="float" office:value="0.00236083" calcext:value-type="float">
            <text:p>0.00236083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2000-2-s528806317c73145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2000-2-s528806317c731451.ukp</text:p>
          </table:table-cell>
          <table:table-cell office:value-type="float" office:value="21492" calcext:value-type="float">
            <text:p>21492</text:p>
          </table:table-cell>
          <table:table-cell office:value-type="float" office:value="3972" calcext:value-type="float">
            <text:p>3972</text:p>
          </table:table-cell>
          <table:table-cell/>
          <table:table-cell office:value-type="string" calcext:value-type="string">
            <text:p>wmin500wmax50000n2000-2-s528806317c731451.ukp</text:p>
          </table:table-cell>
          <table:table-cell table:number-columns-repeated="2" office:value-type="float" office:value="731451" calcext:value-type="float">
            <text:p>731451</text:p>
          </table:table-cell>
        </table:table-row>
        <table:table-row table:style-name="ro1">
          <table:table-cell office:value-type="string" calcext:value-type="string">
            <text:p>wmin500wmax50000n1000-0-s827183242c685864.ukp</text:p>
          </table:table-cell>
          <table:table-cell office:value-type="float" office:value="0.00192287" calcext:value-type="float">
            <text:p>0.00192287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2000-3-s780179313c994428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2000-3-s780179313c994428.ukp</text:p>
          </table:table-cell>
          <table:table-cell office:value-type="float" office:value="27512" calcext:value-type="float">
            <text:p>27512</text:p>
          </table:table-cell>
          <table:table-cell office:value-type="float" office:value="4192" calcext:value-type="float">
            <text:p>4192</text:p>
          </table:table-cell>
          <table:table-cell/>
          <table:table-cell office:value-type="string" calcext:value-type="string">
            <text:p>wmin500wmax50000n2000-3-s780179313c994428.ukp</text:p>
          </table:table-cell>
          <table:table-cell table:number-columns-repeated="2" office:value-type="float" office:value="994428" calcext:value-type="float">
            <text:p>994428</text:p>
          </table:table-cell>
        </table:table-row>
        <table:table-row table:style-name="ro1">
          <table:table-cell office:value-type="string" calcext:value-type="string">
            <text:p>wmin500wmax50000n1000-1-s843367405c670545.ukp</text:p>
          </table:table-cell>
          <table:table-cell office:value-type="float" office:value="0.00213945" calcext:value-type="float">
            <text:p>0.0021394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2000-4-s721215008c82959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2000-4-s721215008c829591.ukp</text:p>
          </table:table-cell>
          <table:table-cell office:value-type="float" office:value="23620" calcext:value-type="float">
            <text:p>23620</text:p>
          </table:table-cell>
          <table:table-cell office:value-type="float" office:value="4060" calcext:value-type="float">
            <text:p>4060</text:p>
          </table:table-cell>
          <table:table-cell/>
          <table:table-cell office:value-type="string" calcext:value-type="string">
            <text:p>wmin500wmax50000n2000-4-s721215008c829591.ukp</text:p>
          </table:table-cell>
          <table:table-cell table:number-columns-repeated="2" office:value-type="float" office:value="829591" calcext:value-type="float">
            <text:p>829591</text:p>
          </table:table-cell>
        </table:table-row>
        <table:table-row table:style-name="ro1">
          <table:table-cell office:value-type="string" calcext:value-type="string">
            <text:p>wmin500wmax50000n1000-2-s528806317c584772.ukp</text:p>
          </table:table-cell>
          <table:table-cell office:value-type="float" office:value="0.0020865" calcext:value-type="float">
            <text:p>0.002086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2000-5-s110877071c56911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2000-5-s110877071c569112.ukp</text:p>
          </table:table-cell>
          <table:table-cell office:value-type="float" office:value="17572" calcext:value-type="float">
            <text:p>17572</text:p>
          </table:table-cell>
          <table:table-cell office:value-type="float" office:value="4076" calcext:value-type="float">
            <text:p>4076</text:p>
          </table:table-cell>
          <table:table-cell/>
          <table:table-cell office:value-type="string" calcext:value-type="string">
            <text:p>wmin500wmax50000n2000-5-s110877071c569112.ukp</text:p>
          </table:table-cell>
          <table:table-cell table:number-columns-repeated="2" office:value-type="float" office:value="569112" calcext:value-type="float">
            <text:p>569112</text:p>
          </table:table-cell>
        </table:table-row>
        <table:table-row table:style-name="ro1">
          <table:table-cell office:value-type="string" calcext:value-type="string">
            <text:p>wmin500wmax50000n1000-3-s780179313c898184.ukp</text:p>
          </table:table-cell>
          <table:table-cell office:value-type="float" office:value="0.00245966" calcext:value-type="float">
            <text:p>0.0024596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2000-6-s227708629c83877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2000-6-s227708629c838774.ukp</text:p>
          </table:table-cell>
          <table:table-cell office:value-type="float" office:value="24008" calcext:value-type="float">
            <text:p>24008</text:p>
          </table:table-cell>
          <table:table-cell office:value-type="float" office:value="4192" calcext:value-type="float">
            <text:p>4192</text:p>
          </table:table-cell>
          <table:table-cell/>
          <table:table-cell office:value-type="string" calcext:value-type="string">
            <text:p>wmin500wmax50000n2000-6-s227708629c838774.ukp</text:p>
          </table:table-cell>
          <table:table-cell table:number-columns-repeated="2" office:value-type="float" office:value="838774" calcext:value-type="float">
            <text:p>838774</text:p>
          </table:table-cell>
        </table:table-row>
        <table:table-row table:style-name="ro1">
          <table:table-cell office:value-type="string" calcext:value-type="string">
            <text:p>wmin500wmax50000n1000-4-s721215008c733791.ukp</text:p>
          </table:table-cell>
          <table:table-cell office:value-type="float" office:value="0.0021118" calcext:value-type="float">
            <text:p>0.002111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2000-7-s177710744c68545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2000-7-s177710744c685459.ukp</text:p>
          </table:table-cell>
          <table:table-cell office:value-type="float" office:value="20396" calcext:value-type="float">
            <text:p>20396</text:p>
          </table:table-cell>
          <table:table-cell office:value-type="float" office:value="5908" calcext:value-type="float">
            <text:p>5908</text:p>
          </table:table-cell>
          <table:table-cell/>
          <table:table-cell office:value-type="string" calcext:value-type="string">
            <text:p>wmin500wmax50000n2000-7-s177710744c685459.ukp</text:p>
          </table:table-cell>
          <table:table-cell table:number-columns-repeated="2" office:value-type="float" office:value="685459" calcext:value-type="float">
            <text:p>685459</text:p>
          </table:table-cell>
        </table:table-row>
        <table:table-row table:style-name="ro1">
          <table:table-cell office:value-type="string" calcext:value-type="string">
            <text:p>wmin500wmax50000n1000-5-s110877071c535803.ukp</text:p>
          </table:table-cell>
          <table:table-cell office:value-type="float" office:value="0.0016646" calcext:value-type="float">
            <text:p>0.001664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2000-8-s991580855c972562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2000-8-s991580855c972562.ukp</text:p>
          </table:table-cell>
          <table:table-cell office:value-type="float" office:value="27012" calcext:value-type="float">
            <text:p>27012</text:p>
          </table:table-cell>
          <table:table-cell office:value-type="float" office:value="4024" calcext:value-type="float">
            <text:p>4024</text:p>
          </table:table-cell>
          <table:table-cell/>
          <table:table-cell office:value-type="string" calcext:value-type="string">
            <text:p>wmin500wmax50000n2000-8-s991580855c972562.ukp</text:p>
          </table:table-cell>
          <table:table-cell table:number-columns-repeated="2" office:value-type="float" office:value="972562" calcext:value-type="float">
            <text:p>972562</text:p>
          </table:table-cell>
        </table:table-row>
        <table:table-row table:style-name="ro1">
          <table:table-cell office:value-type="string" calcext:value-type="string">
            <text:p>wmin500wmax50000n1000-6-s227708629c997370.ukp</text:p>
          </table:table-cell>
          <table:table-cell office:value-type="float" office:value="0.00252913" calcext:value-type="float">
            <text:p>0.00252913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2000-9-s126456688c574685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2000-9-s126456688c574685.ukp</text:p>
          </table:table-cell>
          <table:table-cell office:value-type="float" office:value="17852" calcext:value-type="float">
            <text:p>17852</text:p>
          </table:table-cell>
          <table:table-cell office:value-type="float" office:value="6052" calcext:value-type="float">
            <text:p>6052</text:p>
          </table:table-cell>
          <table:table-cell/>
          <table:table-cell office:value-type="string" calcext:value-type="string">
            <text:p>wmin500wmax50000n2000-9-s126456688c574685.ukp</text:p>
          </table:table-cell>
          <table:table-cell table:number-columns-repeated="2" office:value-type="float" office:value="574685" calcext:value-type="float">
            <text:p>574685</text:p>
          </table:table-cell>
        </table:table-row>
        <table:table-row table:style-name="ro1">
          <table:table-cell office:value-type="string" calcext:value-type="string">
            <text:p>wmin500wmax50000n1000-7-s177710744c605365.ukp</text:p>
          </table:table-cell>
          <table:table-cell office:value-type="float" office:value="0.00190386" calcext:value-type="float">
            <text:p>0.0019038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5000-0-s827183242c86816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5000-0-s827183242c868164.ukp</text:p>
          </table:table-cell>
          <table:table-cell office:value-type="float" office:value="24580" calcext:value-type="float">
            <text:p>24580</text:p>
          </table:table-cell>
          <table:table-cell office:value-type="float" office:value="5744" calcext:value-type="float">
            <text:p>5744</text:p>
          </table:table-cell>
          <table:table-cell/>
          <table:table-cell office:value-type="string" calcext:value-type="string">
            <text:p>wmin500wmax50000n5000-0-s827183242c868164.ukp</text:p>
          </table:table-cell>
          <table:table-cell table:number-columns-repeated="2" office:value-type="float" office:value="868164" calcext:value-type="float">
            <text:p>868164</text:p>
          </table:table-cell>
        </table:table-row>
        <table:table-row table:style-name="ro1">
          <table:table-cell office:value-type="string" calcext:value-type="string">
            <text:p>wmin500wmax50000n1000-8-s991580855c810058.ukp</text:p>
          </table:table-cell>
          <table:table-cell office:value-type="float" office:value="0.00212128" calcext:value-type="float">
            <text:p>0.00212128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5000-1-s843367405c81172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5000-1-s843367405c811729.ukp</text:p>
          </table:table-cell>
          <table:table-cell office:value-type="float" office:value="23348" calcext:value-type="float">
            <text:p>23348</text:p>
          </table:table-cell>
          <table:table-cell office:value-type="float" office:value="5736" calcext:value-type="float">
            <text:p>5736</text:p>
          </table:table-cell>
          <table:table-cell/>
          <table:table-cell office:value-type="string" calcext:value-type="string">
            <text:p>wmin500wmax50000n5000-1-s843367405c811729.ukp</text:p>
          </table:table-cell>
          <table:table-cell table:number-columns-repeated="2" office:value-type="float" office:value="811729" calcext:value-type="float">
            <text:p>811729</text:p>
          </table:table-cell>
        </table:table-row>
        <table:table-row table:style-name="ro1">
          <table:table-cell office:value-type="string" calcext:value-type="string">
            <text:p>wmin500wmax50000n1000-9-s126456688c990447.ukp</text:p>
          </table:table-cell>
          <table:table-cell office:value-type="float" office:value="0.00249811" calcext:value-type="float">
            <text:p>0.00249811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5000-2-s528806317c833814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5000-2-s528806317c833814.ukp</text:p>
          </table:table-cell>
          <table:table-cell office:value-type="float" office:value="23824" calcext:value-type="float">
            <text:p>23824</text:p>
          </table:table-cell>
          <table:table-cell office:value-type="float" office:value="5628" calcext:value-type="float">
            <text:p>5628</text:p>
          </table:table-cell>
          <table:table-cell/>
          <table:table-cell office:value-type="string" calcext:value-type="string">
            <text:p>wmin500wmax50000n5000-2-s528806317c833814.ukp</text:p>
          </table:table-cell>
          <table:table-cell table:number-columns-repeated="2" office:value-type="float" office:value="833814" calcext:value-type="float">
            <text:p>833814</text:p>
          </table:table-cell>
        </table:table-row>
        <table:table-row table:style-name="ro1">
          <table:table-cell office:value-type="string" calcext:value-type="string">
            <text:p>wmin500wmax50000n2000-0-s827183242c896153.ukp</text:p>
          </table:table-cell>
          <table:table-cell office:value-type="float" office:value="0.00248704" calcext:value-type="float">
            <text:p>0.00248704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5000-3-s780179313c888331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5000-3-s780179313c888331.ukp</text:p>
          </table:table-cell>
          <table:table-cell office:value-type="float" office:value="25272" calcext:value-type="float">
            <text:p>25272</text:p>
          </table:table-cell>
          <table:table-cell office:value-type="float" office:value="7132" calcext:value-type="float">
            <text:p>7132</text:p>
          </table:table-cell>
          <table:table-cell/>
          <table:table-cell office:value-type="string" calcext:value-type="string">
            <text:p>wmin500wmax50000n5000-3-s780179313c888331.ukp</text:p>
          </table:table-cell>
          <table:table-cell table:number-columns-repeated="2" office:value-type="float" office:value="888331" calcext:value-type="float">
            <text:p>888331</text:p>
          </table:table-cell>
        </table:table-row>
        <table:table-row table:style-name="ro1">
          <table:table-cell office:value-type="string" calcext:value-type="string">
            <text:p>wmin500wmax50000n2000-1-s843367405c625437.ukp</text:p>
          </table:table-cell>
          <table:table-cell office:value-type="float" office:value="0.00203827" calcext:value-type="float">
            <text:p>0.00203827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5000-4-s721215008c503630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5000-4-s721215008c503630.ukp</text:p>
          </table:table-cell>
          <table:table-cell office:value-type="float" office:value="16168" calcext:value-type="float">
            <text:p>16168</text:p>
          </table:table-cell>
          <table:table-cell office:value-type="float" office:value="5572" calcext:value-type="float">
            <text:p>5572</text:p>
          </table:table-cell>
          <table:table-cell/>
          <table:table-cell office:value-type="string" calcext:value-type="string">
            <text:p>wmin500wmax50000n5000-4-s721215008c503630.ukp</text:p>
          </table:table-cell>
          <table:table-cell table:number-columns-repeated="2" office:value-type="float" office:value="503630" calcext:value-type="float">
            <text:p>503630</text:p>
          </table:table-cell>
        </table:table-row>
        <table:table-row table:style-name="ro1">
          <table:table-cell office:value-type="string" calcext:value-type="string">
            <text:p>wmin500wmax50000n2000-4-s721215008c829591.ukp</text:p>
          </table:table-cell>
          <table:table-cell office:value-type="float" office:value="0.00223511" calcext:value-type="float">
            <text:p>0.00223511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5000-5-s110877071c698449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5000-5-s110877071c698449.ukp</text:p>
          </table:table-cell>
          <table:table-cell office:value-type="float" office:value="20796" calcext:value-type="float">
            <text:p>20796</text:p>
          </table:table-cell>
          <table:table-cell office:value-type="float" office:value="7540" calcext:value-type="float">
            <text:p>7540</text:p>
          </table:table-cell>
          <table:table-cell/>
          <table:table-cell office:value-type="string" calcext:value-type="string">
            <text:p>wmin500wmax50000n5000-5-s110877071c698449.ukp</text:p>
          </table:table-cell>
          <table:table-cell table:number-columns-repeated="2" office:value-type="float" office:value="698449" calcext:value-type="float">
            <text:p>698449</text:p>
          </table:table-cell>
        </table:table-row>
        <table:table-row table:style-name="ro1">
          <table:table-cell office:value-type="string" calcext:value-type="string">
            <text:p>wmin500wmax50000n2000-5-s110877071c569112.ukp</text:p>
          </table:table-cell>
          <table:table-cell office:value-type="float" office:value="0.00182421" calcext:value-type="float">
            <text:p>0.00182421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5000-6-s227708629c915098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5000-6-s227708629c915098.ukp</text:p>
          </table:table-cell>
          <table:table-cell office:value-type="float" office:value="25660" calcext:value-type="float">
            <text:p>25660</text:p>
          </table:table-cell>
          <table:table-cell office:value-type="float" office:value="5628" calcext:value-type="float">
            <text:p>5628</text:p>
          </table:table-cell>
          <table:table-cell/>
          <table:table-cell office:value-type="string" calcext:value-type="string">
            <text:p>wmin500wmax50000n5000-6-s227708629c915098.ukp</text:p>
          </table:table-cell>
          <table:table-cell table:number-columns-repeated="2" office:value-type="float" office:value="915098" calcext:value-type="float">
            <text:p>915098</text:p>
          </table:table-cell>
        </table:table-row>
        <table:table-row table:style-name="ro1">
          <table:table-cell office:value-type="string" calcext:value-type="string">
            <text:p>wmin500wmax50000n2000-9-s126456688c574685.ukp</text:p>
          </table:table-cell>
          <table:table-cell office:value-type="float" office:value="0.00182405" calcext:value-type="float">
            <text:p>0.0018240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wmin500wmax50000n5000-7-s177710744c742667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5000-7-s177710744c742667.ukp</text:p>
          </table:table-cell>
          <table:table-cell office:value-type="float" office:value="21616" calcext:value-type="float">
            <text:p>21616</text:p>
          </table:table-cell>
          <table:table-cell office:value-type="float" office:value="5616" calcext:value-type="float">
            <text:p>5616</text:p>
          </table:table-cell>
          <table:table-cell/>
          <table:table-cell office:value-type="string" calcext:value-type="string">
            <text:p>wmin500wmax50000n5000-7-s177710744c742667.ukp</text:p>
          </table:table-cell>
          <table:table-cell table:number-columns-repeated="2" office:value-type="float" office:value="742667" calcext:value-type="float">
            <text:p>742667</text:p>
          </table:table-cell>
        </table:table-row>
        <table:table-row table:style-name="ro1">
          <table:table-cell office:value-type="string" calcext:value-type="string">
            <text:p>wmin100wmax100000n2000-3-s780179313c847262.ukp</text:p>
          </table:table-cell>
          <table:table-cell office:value-type="float" office:value="0.00262561" calcext:value-type="float">
            <text:p>0.0026256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5000-8-s991580855c818898.ukp</text:p>
          </table:table-cell>
          <table:table-cell table:number-columns-repeated="2" office:value-type="float" office:value="0.01" calcext:value-type="float">
            <text:p>0.01</text:p>
          </table:table-cell>
          <table:table-cell/>
          <table:table-cell office:value-type="string" calcext:value-type="string">
            <text:p>wmin500wmax50000n5000-8-s991580855c818898.ukp</text:p>
          </table:table-cell>
          <table:table-cell office:value-type="float" office:value="23364" calcext:value-type="float">
            <text:p>23364</text:p>
          </table:table-cell>
          <table:table-cell office:value-type="float" office:value="5652" calcext:value-type="float">
            <text:p>5652</text:p>
          </table:table-cell>
          <table:table-cell/>
          <table:table-cell office:value-type="string" calcext:value-type="string">
            <text:p>wmin500wmax50000n5000-8-s991580855c818898.ukp</text:p>
          </table:table-cell>
          <table:table-cell table:number-columns-repeated="2" office:value-type="float" office:value="818898" calcext:value-type="float">
            <text:p>818898</text:p>
          </table:table-cell>
        </table:table-row>
        <table:table-row table:style-name="ro1">
          <table:table-cell office:value-type="string" calcext:value-type="string">
            <text:p>wmin100wmax50000n1000-7-s177710744c921854.ukp</text:p>
          </table:table-cell>
          <table:table-cell office:value-type="float" office:value="0.00251723" calcext:value-type="float">
            <text:p>0.002517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5000-9-s126456688c962935.ukp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min500wmax50000n5000-9-s126456688c962935.ukp</text:p>
          </table:table-cell>
          <table:table-cell office:value-type="float" office:value="26992" calcext:value-type="float">
            <text:p>26992</text:p>
          </table:table-cell>
          <table:table-cell office:value-type="float" office:value="7660" calcext:value-type="float">
            <text:p>7660</text:p>
          </table:table-cell>
          <table:table-cell/>
          <table:table-cell office:value-type="string" calcext:value-type="string">
            <text:p>wmin500wmax50000n5000-9-s126456688c962935.ukp</text:p>
          </table:table-cell>
          <table:table-cell table:number-columns-repeated="2" office:value-type="float" office:value="962935" calcext:value-type="float">
            <text:p>962935</text:p>
          </table:table-cell>
        </table:table-row>
      </table:table>
      <table:table table:name="UKP5 Time Consumption Breakdown" table:style-name="ta1">
        <table:shapes>
          <draw:frame draw:z-index="0" draw:style-name="gr1" draw:text-style-name="P1" svg:width="159.99mm" svg:height="89.99mm" svg:x="189.71mm" svg:y="0mm">
            <draw:object draw:notify-on-update-of-ranges="'UKP5 Time Consumption Breakdown'.B1:'UKP5 Time Consumption Breakdown'.B1 'UKP5 Time Consumption Breakdown'.B2:'UKP5 Time Consumption Breakdown'.B38 'UKP5 Time Consumption Breakdown'.C1:'UKP5 Time Consumption Breakdown'.C1 'UKP5 Time Consumption Breakdown'.C2:'UKP5 Time Consumption Breakdown'.C38 'UKP5 Time Consumption Breakdown'.D1:'UKP5 Time Consumption Breakdown'.D1 'UKP5 Time Consumption Breakdown'.D2:'UKP5 Time Consumption Breakdown'.D38 'UKP5 Time Consumption Breakdown'.E1:'UKP5 Time Consumption Breakdown'.E1 'UKP5 Time Consumption Breakdown'.E2:'UKP5 Time Consumption Breakdown'.E38 'UKP5 Time Consumption Breakdown'.F1:'UKP5 Time Consumption Breakdown'.F1 'UKP5 Time Consumption Breakdown'.F2:'UKP5 Time Consumption Breakdown'.F3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Sort time</text:p>
          </table:table-cell>
          <table:table-cell office:value-type="string" calcext:value-type="string">
            <text:p>Vect time</text:p>
          </table:table-cell>
          <table:table-cell office:value-type="string" calcext:value-type="string">
            <text:p>O(n) time</text:p>
          </table:table-cell>
          <table:table-cell office:value-type="string" calcext:value-type="string">
            <text:p>pha1 time</text:p>
          </table:table-cell>
          <table:table-cell office:value-type="string" calcext:value-type="string">
            <text:p>pha2 time</text:p>
          </table:table-cell>
          <table:table-cell office:value-type="string" calcext:value-type="string">
            <text:p>All <text:s/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000wmin1.ukp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71" calcext:value-type="float">
            <text:p>0.00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000wmin10.ukp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8" calcext:value-type="float">
            <text:p>0.0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0000wmin3.ukp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116" calcext:value-type="float">
            <text:p>0.00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0000wmin1.ukp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117" calcext:value-type="float">
            <text:p>0.00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000wmin3.ukp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118" calcext:value-type="float">
            <text:p>0.00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5000wmin1.ukp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5000wmin3.ukp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155" calcext:value-type="float">
            <text:p>0.00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0000wmin30.ukp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156" calcext:value-type="float">
            <text:p>0.00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5000wmin10.ukp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188" calcext:value-type="float">
            <text:p>0.00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000wmin30.ukp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214" calcext:value-type="float">
            <text:p>0.00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5000wmin30.ukp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239" calcext:value-type="float">
            <text:p>0.00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0000wmin1.ukp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242" calcext:value-type="float">
            <text:p>0.00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5000wmin10.ukp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269" calcext:value-type="float">
            <text:p>0.00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0000wmin10.ukp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274" calcext:value-type="float">
            <text:p>0.00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30000wmin1.ukp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0287" calcext:value-type="float">
            <text:p>0.00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000wmin300.ukp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296" calcext:value-type="float">
            <text:p>0.00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0000wmin3.ukp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324" calcext:value-type="float">
            <text:p>0.0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5000wmin1.ukp</text:p>
          </table:table-cell>
          <table:table-cell office:value-type="float" office:value="0.00164" calcext:value-type="float">
            <text:p>0.00164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324" calcext:value-type="float">
            <text:p>0.0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5000wmin100.ukp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546" calcext:value-type="float">
            <text:p>0.00546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716" calcext:value-type="float">
            <text:p>0.00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30000wmin10.ukp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511" calcext:value-type="float">
            <text:p>0.0051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97" calcext:value-type="float">
            <text:p>0.007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30000wmin3.ukp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1352" calcext:value-type="float">
            <text:p>0.01352</text:p>
          </table:table-cell>
          <table:table-cell/>
          <table:table-cell office:value-type="string" calcext:value-type="string">
            <text:p>As instâncias foram ordenadas pela coluna Sum (tempo total que o UKP5 levou para resolver</text:p>
            <text:p>a instância). As instâncias que demoraram mais tempo tiveram esse comportamento devido ao</text:p>
            <text:p>custo de alocação do vetor.</text:p>
          </table:table-cell>
        </table:table-row>
        <table:table-row table:style-name="ro1">
          <table:table-cell office:value-type="string" calcext:value-type="string">
            <text:p>n5000wmin100.ukp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1034" calcext:value-type="float">
            <text:p>0.01034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537" calcext:value-type="float">
            <text:p>0.00537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1612" calcext:value-type="float">
            <text:p>0.01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5000wmin30.ukp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1235" calcext:value-type="float">
            <text:p>0.01235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1621" calcext:value-type="float">
            <text:p>0.01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0000wmin100.ukp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817" calcext:value-type="float">
            <text:p>0.0181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1585" calcext:value-type="float">
            <text:p>0.0158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3479" calcext:value-type="float">
            <text:p>0.03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5000wmin100.ukp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.00425" calcext:value-type="float">
            <text:p>0.00425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4124" calcext:value-type="float">
            <text:p>0.04124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0474" calcext:value-type="float">
            <text:p>0.0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0000wmin10.ukp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2478" calcext:value-type="float">
            <text:p>0.02478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2391" calcext:value-type="float">
            <text:p>0.02391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5022" calcext:value-type="float">
            <text:p>0.05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0000wmin100.ukp</text:p>
          </table:table-cell>
          <table:table-cell office:value-type="float" office:value="0.00131" calcext:value-type="float">
            <text:p>0.00131</text:p>
          </table:table-cell>
          <table:table-cell office:value-type="float" office:value="0.02542" calcext:value-type="float">
            <text:p>0.0254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3078" calcext:value-type="float">
            <text:p>0.03078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5761" calcext:value-type="float">
            <text:p>0.05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0000wmin30.ukp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0.04053" calcext:value-type="float">
            <text:p>0.04053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5912" calcext:value-type="float">
            <text:p>0.05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30000wmin30.ukp</text:p>
          </table:table-cell>
          <table:table-cell office:value-type="float" office:value="0.002" calcext:value-type="float">
            <text:p>0.002</text:p>
          </table:table-cell>
          <table:table-cell office:value-type="float" office:value="0.07802" calcext:value-type="float">
            <text:p>0.07802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8753" calcext:value-type="float">
            <text:p>0.0875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677" calcext:value-type="float">
            <text:p>0.1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5000wmin3.ukp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15735" calcext:value-type="float">
            <text:p>0.1573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5685" calcext:value-type="float">
            <text:p>0.05685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21651" calcext:value-type="float">
            <text:p>0.21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30000wmin100.ukp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12026" calcext:value-type="float">
            <text:p>0.12026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10571" calcext:value-type="float">
            <text:p>0.10571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22815" calcext:value-type="float">
            <text:p>0.22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000wmin1000.ukp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30357" calcext:value-type="float">
            <text:p>0.30357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3166" calcext:value-type="float">
            <text:p>0.03166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33557" calcext:value-type="float">
            <text:p>0.33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000wmin3000.ukp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30716" calcext:value-type="float">
            <text:p>0.30716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6417" calcext:value-type="float">
            <text:p>0.06417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37167" calcext:value-type="float">
            <text:p>0.37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5000wmin300.ukp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30711" calcext:value-type="float">
            <text:p>0.30711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8846" calcext:value-type="float">
            <text:p>0.0884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39758" calcext:value-type="float">
            <text:p>0.39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5000wmin300.ukp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31032" calcext:value-type="float">
            <text:p>0.3103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11095" calcext:value-type="float">
            <text:p>0.11095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42235" calcext:value-type="float">
            <text:p>0.42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0000wmin300.ukp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30284" calcext:value-type="float">
            <text:p>0.3028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12573" calcext:value-type="float">
            <text:p>0.12573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42924" calcext:value-type="float">
            <text:p>0.42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0000wmin1000.ukp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33455" calcext:value-type="float">
            <text:p>0.3345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14605" calcext:value-type="float">
            <text:p>0.14605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48182" calcext:value-type="float">
            <text:p>0.4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5000wmin1000.ukp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22707" calcext:value-type="float">
            <text:p>0.22707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53064" calcext:value-type="float">
            <text:p>0.53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5000wmin3000.ukp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3059" calcext:value-type="float">
            <text:p>0.305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23458" calcext:value-type="float">
            <text:p>0.23458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5415" calcext:value-type="float">
            <text:p>0.5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0000wmin3000.ukp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30447" calcext:value-type="float">
            <text:p>0.3044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27028" calcext:value-type="float">
            <text:p>0.27028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57547" calcext:value-type="float">
            <text:p>0.57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0000wmin300.ukp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3033" calcext:value-type="float">
            <text:p>0.3033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32961" calcext:value-type="float">
            <text:p>0.32961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63431" calcext:value-type="float">
            <text:p>0.63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0000wmin1000.ukp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30316" calcext:value-type="float">
            <text:p>0.3031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36318" calcext:value-type="float">
            <text:p>0.36318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66773" calcext:value-type="float">
            <text:p>0.66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5000wmin1000.ukp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30308" calcext:value-type="float">
            <text:p>0.30308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40135" calcext:value-type="float">
            <text:p>0.401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70645" calcext:value-type="float">
            <text:p>0.70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0000wmin3000.ukp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30314" calcext:value-type="float">
            <text:p>0.3031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46072" calcext:value-type="float">
            <text:p>0.46072</text:p>
          </table:table-cell>
          <table:table-cell office:value-type="float" office:value="0.00009" calcext:value-type="float">
            <text:p>0.00009</text:p>
          </table:table-cell>
          <table:table-cell office:value-type="float" office:value="0.76526" calcext:value-type="float">
            <text:p>0.76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30000wmin300.ukp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30547" calcext:value-type="float">
            <text:p>0.30547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55483" calcext:value-type="float">
            <text:p>0.55483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86263" calcext:value-type="float">
            <text:p>0.86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5000wmin3000.ukp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0.30423" calcext:value-type="float">
            <text:p>0.30423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56795" calcext:value-type="float">
            <text:p>0.56795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87396" calcext:value-type="float">
            <text:p>0.87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30000wmin1000.ukp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30272" calcext:value-type="float">
            <text:p>0.30272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66635" calcext:value-type="float">
            <text:p>0.6663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97125" calcext:value-type="float">
            <text:p>0.97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30000wmin3000.ukp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30423" calcext:value-type="float">
            <text:p>0.30423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1.01287" calcext:value-type="float">
            <text:p>1.01287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1.31927" calcext:value-type="float">
            <text:p>1.31927</text:p>
          </table:table-cell>
          <table:table-cell table:number-columns-repeated="2"/>
        </table:table-row>
      </table:table>
      <table:table table:name="Capacities and y_star value" table:style-name="ta1">
        <table:shapes>
          <draw:frame draw:z-index="0" draw:style-name="gr1" draw:text-style-name="P1" svg:width="159.99mm" svg:height="90.05mm" svg:x="121.84mm" svg:y="2.65mm">
            <draw:object draw:notify-on-update-of-ranges="'Capacities and y_star value'.C1:'Capacities and y_star value'.C1 'Capacities and y_star value'.C2:'Capacities and y_star value'.C49 'Capacities and y_star value'.D1:'Capacities and y_star value'.D1 'Capacities and y_star value'.D2:'Capacities and y_star value'.D4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stance Name</text:p>
          </table:table-cell>
          <table:table-cell/>
          <table:table-cell office:value-type="string" calcext:value-type="string">
            <text:p>capacity</text:p>
          </table:table-cell>
          <table:table-cell office:value-type="string" calcext:value-type="string">
            <text:p>y_bound</text:p>
          </table:table-cell>
        </table:table-row>
        <table:table-row table:style-name="ro1">
          <table:table-cell office:value-type="string" calcext:value-type="string">
            <text:p>n10000wmin1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10000wmin10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0359872" calcext:value-type="float">
            <text:p>10359872</text:p>
          </table:table-cell>
        </table:table-row>
        <table:table-row table:style-name="ro1">
          <table:table-cell office:value-type="string" calcext:value-type="string">
            <text:p>n10000wmin1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8008" calcext:value-type="float">
            <text:p>18008</text:p>
          </table:table-cell>
        </table:table-row>
        <table:table-row table:style-name="ro1">
          <table:table-cell office:value-type="string" calcext:value-type="string">
            <text:p>n10000wmin1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10000wmin3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10000wmin3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10000wmin3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string" calcext:value-type="string">
            <text:p>n10000wmin3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15000wmin1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15000wmin10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64429" calcext:value-type="float">
            <text:p>64429</text:p>
          </table:table-cell>
        </table:table-row>
        <table:table-row table:style-name="ro1">
          <table:table-cell office:value-type="string" calcext:value-type="string">
            <text:p>n15000wmin1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5311" calcext:value-type="float">
            <text:p>15311</text:p>
          </table:table-cell>
        </table:table-row>
        <table:table-row table:style-name="ro1">
          <table:table-cell office:value-type="string" calcext:value-type="string">
            <text:p>n15000wmin1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n15000wmin3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15000wmin3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15000wmin3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n15000wmin3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20000wmin1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20000wmin10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6553387" calcext:value-type="float">
            <text:p>16553387</text:p>
          </table:table-cell>
        </table:table-row>
        <table:table-row table:style-name="ro1">
          <table:table-cell office:value-type="string" calcext:value-type="string">
            <text:p>n20000wmin1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4954201" calcext:value-type="float">
            <text:p>14954201</text:p>
          </table:table-cell>
        </table:table-row>
        <table:table-row table:style-name="ro1">
          <table:table-cell office:value-type="string" calcext:value-type="string">
            <text:p>n20000wmin1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n20000wmin3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20000wmin3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20000wmin3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24865810" calcext:value-type="float">
            <text:p>24865810</text:p>
          </table:table-cell>
        </table:table-row>
        <table:table-row table:style-name="ro1">
          <table:table-cell office:value-type="string" calcext:value-type="string">
            <text:p>n20000wmin3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n25000wmin1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25000wmin10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2189975" calcext:value-type="float">
            <text:p>2189975</text:p>
          </table:table-cell>
        </table:table-row>
        <table:table-row table:style-name="ro1">
          <table:table-cell office:value-type="string" calcext:value-type="string">
            <text:p>n25000wmin1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8107" calcext:value-type="float">
            <text:p>8107</text:p>
          </table:table-cell>
        </table:table-row>
        <table:table-row table:style-name="ro1">
          <table:table-cell office:value-type="string" calcext:value-type="string">
            <text:p>n25000wmin1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n25000wmin3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25000wmin3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25000wmin3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954624" calcext:value-type="float">
            <text:p>954624</text:p>
          </table:table-cell>
        </table:table-row>
        <table:table-row table:style-name="ro1">
          <table:table-cell office:value-type="string" calcext:value-type="string">
            <text:p>n25000wmin3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84940223" calcext:value-type="float">
            <text:p>84940223</text:p>
          </table:table-cell>
        </table:table-row>
        <table:table-row table:style-name="ro1">
          <table:table-cell office:value-type="string" calcext:value-type="string">
            <text:p>n30000wmin1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30000wmin10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78907220" calcext:value-type="float">
            <text:p>78907220</text:p>
          </table:table-cell>
        </table:table-row>
        <table:table-row table:style-name="ro1">
          <table:table-cell office:value-type="string" calcext:value-type="string">
            <text:p>n30000wmin1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11500" calcext:value-type="float">
            <text:p>111500</text:p>
          </table:table-cell>
        </table:table-row>
        <table:table-row table:style-name="ro1">
          <table:table-cell office:value-type="string" calcext:value-type="string">
            <text:p>n30000wmin1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n30000wmin3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30000wmin3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30000wmin3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50998808" calcext:value-type="float">
            <text:p>50998808</text:p>
          </table:table-cell>
        </table:table-row>
        <table:table-row table:style-name="ro1">
          <table:table-cell office:value-type="string" calcext:value-type="string">
            <text:p>n30000wmin3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22135" calcext:value-type="float">
            <text:p>22135</text:p>
          </table:table-cell>
        </table:table-row>
        <table:table-row table:style-name="ro1">
          <table:table-cell office:value-type="string" calcext:value-type="string">
            <text:p>n5000wmin1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5000wmin10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5022560" calcext:value-type="float">
            <text:p>5022560</text:p>
          </table:table-cell>
        </table:table-row>
        <table:table-row table:style-name="ro1">
          <table:table-cell office:value-type="string" calcext:value-type="string">
            <text:p>n5000wmin1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n5000wmin1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n5000wmin3000.ukp</text:p>
          </table:table-cell>
          <table:table-cell/>
          <table:table-cell table:number-columns-repeated="2" office:value-type="float" office:value="200000000" calcext:value-type="float">
            <text:p>200000000</text:p>
          </table:table-cell>
        </table:table-row>
        <table:table-row table:style-name="ro1">
          <table:table-cell office:value-type="string" calcext:value-type="string">
            <text:p>n5000wmin30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33887" calcext:value-type="float">
            <text:p>133887</text:p>
          </table:table-cell>
        </table:table-row>
        <table:table-row table:style-name="ro1">
          <table:table-cell office:value-type="string" calcext:value-type="string">
            <text:p>n5000wmin30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196088" calcext:value-type="float">
            <text:p>196088</text:p>
          </table:table-cell>
        </table:table-row>
        <table:table-row table:style-name="ro1">
          <table:table-cell office:value-type="string" calcext:value-type="string">
            <text:p>n5000wmin3.ukp</text:p>
          </table:table-cell>
          <table:table-cell/>
          <table:table-cell office:value-type="float" office:value="200000000" calcext:value-type="float">
            <text:p>200000000</text:p>
          </table:table-cell>
          <table:table-cell office:value-type="float" office:value="84106" calcext:value-type="float">
            <text:p>84106</text:p>
          </table:table-cell>
        </table:table-row>
      </table:table>
      <table:named-expressions/>
      <table:database-ranges>
        <table:database-range table:name="__Anonymous_Sheet_DB__0" table:target-range-address="'ALL CASES'.A1:'ALL CASES'.C401">
          <table:sort>
            <table:sort-by table:field-number="2" table:order="descending" table:data-type="automatic"/>
          </table:sort>
        </table:database-range>
        <table:database-range table:name="__Anonymous_Sheet_DB__2" table:target-range-address="'UKP5 Time Consumption Breakdown'.A2:'UKP5 Time Consumption Breakdown'.G49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0/00/0000</text:date>, <text:time style:data-style-name="N2" text:time-value="13:33:18.383141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22:48:33.769702727</meta:creation-date>
    <dc:date>2016-01-07T13:48:21.021271849</dc:date>
    <meta:editing-duration>PT1H16M58S</meta:editing-duration>
    <meta:editing-cycles>9</meta:editing-cycles>
    <meta:generator>LibreOffice/4.4.7.2$Linux_X86_64 LibreOffice_project/40m0$Build-2</meta:generator>
    <meta:document-statistic meta:table-count="4" meta:cell-count="1049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legend chart:legend-position="end" svg:x="10.722cm" svg:y="3.755cm" style:legend-expansion="high" chart:style-name="ch2"/>
        <chart:plot-area chart:style-name="ch3" table:cell-range-address="'ALL CASES'.A1:'ALL CASES'.C401" chart:data-source-has-labels="both" svg:x="0.32cm" svg:y="0.18cm" svg:width="10.082cm" svg:height="8.645cm">
          <chartooo:coordinate-region svg:x="4.752cm" svg:y="0.38cm" svg:width="3.495cm" svg:height="7.4cm"/>
          <chart:axis chart:dimension="x" chart:name="primary-x" chart:style-name="ch4" chartooo:axis-type="auto">
            <chartooo:date-scale/>
            <chart:categories table:cell-range-address="'ALL CASES'.A2:'ALL CASES'.A4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LL CASES'.B2:'ALL CASES'.B401" chart:label-cell-address="'ALL CASES'.B1:'ALL CASES'.B1" chart:class="chart:line">
            <chart:data-point chart:repeated="400"/>
          </chart:series>
          <chart:series chart:style-name="ch7" chart:values-cell-range-address="'ALL CASES'.C2:'ALL CASES'.C401" chart:label-cell-address="'ALL CASES'.C1:'ALL CASES'.C1" chart:class="chart:line"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'ALL CASES'.B1:'ALL CASES'.B1</svg:desc>
                </draw:g>
              </table:table-cell>
              <table:table-cell office:value-type="string">
                <text:p>Pyasukp Internal Time (seconds)</text:p>
                <draw:g>
                  <svg:desc>'ALL CASES'.C1:'ALL CASE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min10000wmax100000n1000-3-s780179313c780916.ukp</text:p>
                <draw:g>
                  <svg:desc>'ALL CASES'.A2:'ALL CASES'.A401</svg:desc>
                </draw:g>
              </table:table-cell>
              <table:table-cell office:value-type="float" office:value="0.00275803">
                <text:p>0.00275803</text:p>
                <draw:g>
                  <svg:desc>'ALL CASES'.B2:'ALL CASES'.B401</svg:desc>
                </draw:g>
              </table:table-cell>
              <table:table-cell office:value-type="float" office:value="0.06333">
                <text:p>0.06333</text:p>
                <draw:g>
                  <svg:desc>'ALL CASES'.C2:'ALL CASES'.C401</svg:desc>
                </draw:g>
              </table:table-cell>
            </table:table-row>
            <table:table-row>
              <table:table-cell office:value-type="string">
                <text:p>wmin10000wmax100000n2000-7-s177710744c718599.ukp</text:p>
              </table:table-cell>
              <table:table-cell office:value-type="float" office:value="0.00305539">
                <text:p>0.0030553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wmin10000wmax100000n10000-0-s827183242c564610.ukp</text:p>
              </table:table-cell>
              <table:table-cell office:value-type="float" office:value="0.00403277">
                <text:p>0.00403277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wmin10000wmax100000n10000-2-s528806317c937409.ukp</text:p>
              </table:table-cell>
              <table:table-cell office:value-type="float" office:value="0.00453541">
                <text:p>0.00453541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wmin10000wmax100000n10000-9-s126456688c814865.ukp</text:p>
              </table:table-cell>
              <table:table-cell office:value-type="float" office:value="0.00448524">
                <text:p>0.0044852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wmin10000wmax100000n10000-1-s843367405c723320.ukp</text:p>
              </table:table-cell>
              <table:table-cell office:value-type="float" office:value="0.00438573">
                <text:p>0.0043857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100000n10000-3-s780179313c600195.ukp</text:p>
              </table:table-cell>
              <table:table-cell office:value-type="float" office:value="0.00390216">
                <text:p>0.0039021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100000n10000-4-s721215008c833689.ukp</text:p>
              </table:table-cell>
              <table:table-cell office:value-type="float" office:value="0.00445495">
                <text:p>0.0044549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100000n10000-5-s110877071c631507.ukp</text:p>
              </table:table-cell>
              <table:table-cell office:value-type="float" office:value="0.00440929">
                <text:p>0.0044092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100000n10000-7-s177710744c695800.ukp</text:p>
              </table:table-cell>
              <table:table-cell office:value-type="float" office:value="0.00427791">
                <text:p>0.0042779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100000n10000-8-s991580855c881113.ukp</text:p>
              </table:table-cell>
              <table:table-cell office:value-type="float" office:value="0.00482142">
                <text:p>0.0048214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100000n2000-5-s110877071c528906.ukp</text:p>
              </table:table-cell>
              <table:table-cell office:value-type="float" office:value="0.00281365">
                <text:p>0.0028136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100000n5000-6-s227708629c523503.ukp</text:p>
              </table:table-cell>
              <table:table-cell office:value-type="float" office:value="0.00286776">
                <text:p>0.0028677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100000n5000-7-s177710744c988452.ukp</text:p>
              </table:table-cell>
              <table:table-cell office:value-type="float" office:value="0.00375048">
                <text:p>0.0037504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100000n5000-9-s126456688c734233.ukp</text:p>
              </table:table-cell>
              <table:table-cell office:value-type="float" office:value="0.00340585">
                <text:p>0.0034058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50000n10000-0-s827183242c524015.ukp</text:p>
              </table:table-cell>
              <table:table-cell office:value-type="float" office:value="0.00893166">
                <text:p>0.0089316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50000n10000-1-s843367405c638567.ukp</text:p>
              </table:table-cell>
              <table:table-cell office:value-type="float" office:value="0.0097388">
                <text:p>0.009738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50000n10000-3-s780179313c642619.ukp</text:p>
              </table:table-cell>
              <table:table-cell office:value-type="float" office:value="0.00970147">
                <text:p>0.0097014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50000n10000-4-s721215008c927843.ukp</text:p>
              </table:table-cell>
              <table:table-cell office:value-type="float" office:value="0.0103378">
                <text:p>0.010337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50000n10000-5-s110877071c979382.ukp</text:p>
              </table:table-cell>
              <table:table-cell office:value-type="float" office:value="0.0100601">
                <text:p>0.010060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50000n10000-6-s227708629c586019.ukp</text:p>
              </table:table-cell>
              <table:table-cell office:value-type="float" office:value="0.00963438">
                <text:p>0.0096343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50000n10000-7-s177710744c995533.ukp</text:p>
              </table:table-cell>
              <table:table-cell office:value-type="float" office:value="0.0105731">
                <text:p>0.010573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50000n10000-8-s991580855c500128.ukp</text:p>
              </table:table-cell>
              <table:table-cell office:value-type="float" office:value="0.00955265">
                <text:p>0.0095526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50000n10000-9-s126456688c987402.ukp</text:p>
              </table:table-cell>
              <table:table-cell office:value-type="float" office:value="0.0103864">
                <text:p>0.010386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50000n5000-1-s843367405c820728.ukp</text:p>
              </table:table-cell>
              <table:table-cell office:value-type="float" office:value="0.00439442">
                <text:p>0.0043944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50000n5000-8-s991580855c669670.ukp</text:p>
              </table:table-cell>
              <table:table-cell office:value-type="float" office:value="0.00424025">
                <text:p>0.0042402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wmax100000n10000-3-s780179313c775969.ukp</text:p>
              </table:table-cell>
              <table:table-cell office:value-type="float" office:value="0.00297885">
                <text:p>0.0029788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wmax100000n10000-5-s110877071c609067.ukp</text:p>
              </table:table-cell>
              <table:table-cell office:value-type="float" office:value="0.00260297">
                <text:p>0.0026029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wmax100000n10000-6-s227708629c900489.ukp</text:p>
              </table:table-cell>
              <table:table-cell office:value-type="float" office:value="0.00289856">
                <text:p>0.0028985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wmax100000n10000-8-s991580855c905905.ukp</text:p>
              </table:table-cell>
              <table:table-cell office:value-type="float" office:value="0.00292926">
                <text:p>0.0029292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wmax50000n10000-1-s843367405c786199.ukp</text:p>
              </table:table-cell>
              <table:table-cell office:value-type="float" office:value="0.00258956">
                <text:p>0.0025895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wmax50000n10000-6-s227708629c868429.ukp</text:p>
              </table:table-cell>
              <table:table-cell office:value-type="float" office:value="0.00266466">
                <text:p>0.0026646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wmax50000n10000-7-s177710744c891811.ukp</text:p>
              </table:table-cell>
              <table:table-cell office:value-type="float" office:value="0.00272926">
                <text:p>0.0027292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wmax50000n10000-9-s126456688c696928.ukp</text:p>
              </table:table-cell>
              <table:table-cell office:value-type="float" office:value="0.00254122">
                <text:p>0.0025412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5000wmax100000n10000-0-s827183242c605538.ukp</text:p>
              </table:table-cell>
              <table:table-cell office:value-type="float" office:value="0.00293596">
                <text:p>0.0029359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5000wmax100000n10000-1-s843367405c724816.ukp</text:p>
              </table:table-cell>
              <table:table-cell office:value-type="float" office:value="0.00290964">
                <text:p>0.0029096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5000wmax100000n10000-4-s721215008c528703.ukp</text:p>
              </table:table-cell>
              <table:table-cell office:value-type="float" office:value="0.00269953">
                <text:p>0.0026995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5000wmax100000n10000-6-s227708629c819173.ukp</text:p>
              </table:table-cell>
              <table:table-cell office:value-type="float" office:value="0.00319786">
                <text:p>0.0031978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5000wmax100000n10000-7-s177710744c841524.ukp</text:p>
              </table:table-cell>
              <table:table-cell office:value-type="float" office:value="0.0033206">
                <text:p>0.003320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5000wmax100000n10000-8-s991580855c972757.ukp</text:p>
              </table:table-cell>
              <table:table-cell office:value-type="float" office:value="0.00361527">
                <text:p>0.0036152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5000wmax100000n10000-9-s126456688c963193.ukp</text:p>
              </table:table-cell>
              <table:table-cell office:value-type="float" office:value="0.0034636">
                <text:p>0.003463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5000wmax50000n10000-0-s827183242c746133.ukp</text:p>
              </table:table-cell>
              <table:table-cell office:value-type="float" office:value="0.00379082">
                <text:p>0.0037908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5000wmax50000n10000-2-s528806317c712339.ukp</text:p>
              </table:table-cell>
              <table:table-cell office:value-type="float" office:value="0.00394473">
                <text:p>0.0039447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5000wmax50000n10000-3-s780179313c864487.ukp</text:p>
              </table:table-cell>
              <table:table-cell office:value-type="float" office:value="0.00404475">
                <text:p>0.0040447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5000wmax50000n10000-4-s721215008c755951.ukp</text:p>
              </table:table-cell>
              <table:table-cell office:value-type="float" office:value="0.00384442">
                <text:p>0.0038444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5000wmax50000n10000-5-s110877071c530892.ukp</text:p>
              </table:table-cell>
              <table:table-cell office:value-type="float" office:value="0.00343908">
                <text:p>0.0034390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5000wmax50000n10000-7-s177710744c983140.ukp</text:p>
              </table:table-cell>
              <table:table-cell office:value-type="float" office:value="0.00440036">
                <text:p>0.0044003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500wmax50000n10000-9-s126456688c585653.ukp</text:p>
              </table:table-cell>
              <table:table-cell office:value-type="float" office:value="0.00210963">
                <text:p>0.0021096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100000n10000-6-s227708629c960025.ukp</text:p>
              </table:table-cell>
              <table:table-cell office:value-type="float" office:value="0.00473214">
                <text:p>0.004732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2000-0-s827183242c854573.ukp</text:p>
              </table:table-cell>
              <table:table-cell office:value-type="float" office:value="0.0029384">
                <text:p>0.002938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2000-1-s843367405c605138.ukp</text:p>
              </table:table-cell>
              <table:table-cell office:value-type="float" office:value="0.00284481">
                <text:p>0.0028448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2000-2-s528806317c982859.ukp</text:p>
              </table:table-cell>
              <table:table-cell office:value-type="float" office:value="0.0034187">
                <text:p>0.003418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2000-3-s780179313c724146.ukp</text:p>
              </table:table-cell>
              <table:table-cell office:value-type="float" office:value="0.00306206">
                <text:p>0.003062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2000-4-s721215008c924632.ukp</text:p>
              </table:table-cell>
              <table:table-cell office:value-type="float" office:value="0.00347677">
                <text:p>0.0034767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2000-6-s227708629c580821.ukp</text:p>
              </table:table-cell>
              <table:table-cell office:value-type="float" office:value="0.0027489">
                <text:p>0.002748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2000-8-s991580855c775538.ukp</text:p>
              </table:table-cell>
              <table:table-cell office:value-type="float" office:value="0.00323883">
                <text:p>0.0032388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5000-0-s827183242c797054.ukp</text:p>
              </table:table-cell>
              <table:table-cell office:value-type="float" office:value="0.00360522">
                <text:p>0.0036052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5000-1-s843367405c616321.ukp</text:p>
              </table:table-cell>
              <table:table-cell office:value-type="float" office:value="0.00320984">
                <text:p>0.0032098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5000-2-s528806317c634422.ukp</text:p>
              </table:table-cell>
              <table:table-cell office:value-type="float" office:value="0.00300284">
                <text:p>0.0030028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5000-3-s780179313c964288.ukp</text:p>
              </table:table-cell>
              <table:table-cell office:value-type="float" office:value="0.00366806">
                <text:p>0.003668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5000-4-s721215008c534924.ukp</text:p>
              </table:table-cell>
              <table:table-cell office:value-type="float" office:value="0.00315742">
                <text:p>0.0031574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5000-5-s110877071c665496.ukp</text:p>
              </table:table-cell>
              <table:table-cell office:value-type="float" office:value="0.00311179">
                <text:p>0.0031117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5000-8-s991580855c589368.ukp</text:p>
              </table:table-cell>
              <table:table-cell office:value-type="float" office:value="0.00310902">
                <text:p>0.003109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10000-2-s528806317c650130.ukp</text:p>
              </table:table-cell>
              <table:table-cell office:value-type="float" office:value="0.00962747">
                <text:p>0.009627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1000-5-s110877071c769563.ukp</text:p>
              </table:table-cell>
              <table:table-cell office:value-type="float" office:value="0.00282849">
                <text:p>0.0028284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1000-6-s227708629c662505.ukp</text:p>
              </table:table-cell>
              <table:table-cell office:value-type="float" office:value="0.00280257">
                <text:p>0.0028025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1000-8-s991580855c698588.ukp</text:p>
              </table:table-cell>
              <table:table-cell office:value-type="float" office:value="0.00287687">
                <text:p>0.0028768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2000-4-s721215008c803150.ukp</text:p>
              </table:table-cell>
              <table:table-cell office:value-type="float" office:value="0.00314667">
                <text:p>0.0031466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2000-7-s177710744c553979.ukp</text:p>
              </table:table-cell>
              <table:table-cell office:value-type="float" office:value="0.0026924">
                <text:p>0.002692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2000-8-s991580855c603735.ukp</text:p>
              </table:table-cell>
              <table:table-cell office:value-type="float" office:value="0.00263514">
                <text:p>0.002635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2000-9-s126456688c849580.ukp</text:p>
              </table:table-cell>
              <table:table-cell office:value-type="float" office:value="0.00299087">
                <text:p>0.0029908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5000-0-s827183242c748716.ukp</text:p>
              </table:table-cell>
              <table:table-cell office:value-type="float" office:value="0.00419343">
                <text:p>0.0041934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5000-2-s528806317c558365.ukp</text:p>
              </table:table-cell>
              <table:table-cell office:value-type="float" office:value="0.00390407">
                <text:p>0.003904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5000-3-s780179313c826338.ukp</text:p>
              </table:table-cell>
              <table:table-cell office:value-type="float" office:value="0.00454878">
                <text:p>0.0045487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5000-5-s110877071c908979.ukp</text:p>
              </table:table-cell>
              <table:table-cell office:value-type="float" office:value="0.00450698">
                <text:p>0.004506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5000-6-s227708629c745443.ukp</text:p>
              </table:table-cell>
              <table:table-cell office:value-type="float" office:value="0.00429943">
                <text:p>0.0042994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5000-7-s177710744c896171.ukp</text:p>
              </table:table-cell>
              <table:table-cell office:value-type="float" office:value="0.00466441">
                <text:p>0.0046644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5000-9-s126456688c546777.ukp</text:p>
              </table:table-cell>
              <table:table-cell office:value-type="float" office:value="0.00379609">
                <text:p>0.0037960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10000-0-s827183242c508284.ukp</text:p>
              </table:table-cell>
              <table:table-cell office:value-type="float" office:value="0.00222003">
                <text:p>0.002220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10000-1-s843367405c687899.ukp</text:p>
              </table:table-cell>
              <table:table-cell office:value-type="float" office:value="0.00265281">
                <text:p>0.0026528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10000-2-s528806317c540323.ukp</text:p>
              </table:table-cell>
              <table:table-cell office:value-type="float" office:value="0.00259751">
                <text:p>0.0025975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10000-4-s721215008c598073.ukp</text:p>
              </table:table-cell>
              <table:table-cell office:value-type="float" office:value="0.00256743">
                <text:p>0.0025674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10000-7-s177710744c553982.ukp</text:p>
              </table:table-cell>
              <table:table-cell office:value-type="float" office:value="0.0023736">
                <text:p>0.002373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10000-9-s126456688c892278.ukp</text:p>
              </table:table-cell>
              <table:table-cell office:value-type="float" office:value="0.00287971">
                <text:p>0.002879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5000-2-s528806317c962340.ukp</text:p>
              </table:table-cell>
              <table:table-cell office:value-type="float" office:value="0.00295333">
                <text:p>0.00295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5000-3-s780179313c615523.ukp</text:p>
              </table:table-cell>
              <table:table-cell office:value-type="float" office:value="0.00220964">
                <text:p>0.0022096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5000-5-s110877071c763250.ukp</text:p>
              </table:table-cell>
              <table:table-cell office:value-type="float" office:value="0.00275315">
                <text:p>0.002753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5000-7-s177710744c889537.ukp</text:p>
              </table:table-cell>
              <table:table-cell office:value-type="float" office:value="0.00268784">
                <text:p>0.0026878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5000-8-s991580855c800253.ukp</text:p>
              </table:table-cell>
              <table:table-cell office:value-type="float" office:value="0.00263147">
                <text:p>0.002631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5000-9-s126456688c933306.ukp</text:p>
              </table:table-cell>
              <table:table-cell office:value-type="float" office:value="0.00286169">
                <text:p>0.002861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10000-0-s827183242c835092.ukp</text:p>
              </table:table-cell>
              <table:table-cell office:value-type="float" office:value="0.00277308">
                <text:p>0.002773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10000-2-s528806317c717163.ukp</text:p>
              </table:table-cell>
              <table:table-cell office:value-type="float" office:value="0.00234456">
                <text:p>0.0023445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10000-3-s780179313c680171.ukp</text:p>
              </table:table-cell>
              <table:table-cell office:value-type="float" office:value="0.00220649">
                <text:p>0.0022064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10000-4-s721215008c811628.ukp</text:p>
              </table:table-cell>
              <table:table-cell office:value-type="float" office:value="0.00244174">
                <text:p>0.0024417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10000-5-s110877071c794434.ukp</text:p>
              </table:table-cell>
              <table:table-cell office:value-type="float" office:value="0.00263047">
                <text:p>0.002630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10000-8-s991580855c640540.ukp</text:p>
              </table:table-cell>
              <table:table-cell office:value-type="float" office:value="0.00231671">
                <text:p>0.002316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5000-1-s843367405c563850.ukp</text:p>
              </table:table-cell>
              <table:table-cell office:value-type="float" office:value="0.0019219">
                <text:p>0.001921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5000-8-s991580855c627425.ukp</text:p>
              </table:table-cell>
              <table:table-cell office:value-type="float" office:value="0.00215542">
                <text:p>0.0021554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100000n10000-1-s843367405c758616.ukp</text:p>
              </table:table-cell>
              <table:table-cell office:value-type="float" office:value="0.00261095">
                <text:p>0.0026109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100000n10000-3-s780179313c856339.ukp</text:p>
              </table:table-cell>
              <table:table-cell office:value-type="float" office:value="0.00295412">
                <text:p>0.002954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100000n10000-4-s721215008c714434.ukp</text:p>
              </table:table-cell>
              <table:table-cell office:value-type="float" office:value="0.00269246">
                <text:p>0.0026924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100000n10000-5-s110877071c927298.ukp</text:p>
              </table:table-cell>
              <table:table-cell office:value-type="float" office:value="0.0029786">
                <text:p>0.00297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100000n10000-7-s177710744c926728.ukp</text:p>
              </table:table-cell>
              <table:table-cell office:value-type="float" office:value="0.00293634">
                <text:p>0.0029363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100000n10000-8-s991580855c907022.ukp</text:p>
              </table:table-cell>
              <table:table-cell office:value-type="float" office:value="0.0031517">
                <text:p>0.00315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100000n10000-9-s126456688c646208.ukp</text:p>
              </table:table-cell>
              <table:table-cell office:value-type="float" office:value="0.00244568">
                <text:p>0.0024456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50000n10000-0-s827183242c692993.ukp</text:p>
              </table:table-cell>
              <table:table-cell office:value-type="float" office:value="0.00245137">
                <text:p>0.0024513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50000n10000-2-s528806317c831043.ukp</text:p>
              </table:table-cell>
              <table:table-cell office:value-type="float" office:value="0.00268206">
                <text:p>0.002682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50000n10000-3-s780179313c522689.ukp</text:p>
              </table:table-cell>
              <table:table-cell office:value-type="float" office:value="0.00185572">
                <text:p>0.0018557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50000n10000-4-s721215008c548771.ukp</text:p>
              </table:table-cell>
              <table:table-cell office:value-type="float" office:value="0.00195586">
                <text:p>0.001955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50000n10000-5-s110877071c757113.ukp</text:p>
              </table:table-cell>
              <table:table-cell office:value-type="float" office:value="0.00244462">
                <text:p>0.0024446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50000n10000-7-s177710744c908287.ukp</text:p>
              </table:table-cell>
              <table:table-cell office:value-type="float" office:value="0.00245138">
                <text:p>0.0024513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50000n10000-9-s126456688c597881.ukp</text:p>
              </table:table-cell>
              <table:table-cell office:value-type="float" office:value="0.00210475">
                <text:p>0.0021047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10000-2-s528806317c944387.ukp</text:p>
              </table:table-cell>
              <table:table-cell office:value-type="float" office:value="0.00340936">
                <text:p>0.0034093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10000-3-s780179313c787410.ukp</text:p>
              </table:table-cell>
              <table:table-cell office:value-type="float" office:value="0.00341856">
                <text:p>0.0034185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10000-5-s110877071c563354.ukp</text:p>
              </table:table-cell>
              <table:table-cell office:value-type="float" office:value="0.00280958">
                <text:p>0.0028095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1000-6-s227708629c982865.ukp</text:p>
              </table:table-cell>
              <table:table-cell office:value-type="float" office:value="0.00297068">
                <text:p>0.0029706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1000-8-s991580855c756481.ukp</text:p>
              </table:table-cell>
              <table:table-cell office:value-type="float" office:value="0.00243081">
                <text:p>0.0024308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2000-3-s780179313c690312.ukp</text:p>
              </table:table-cell>
              <table:table-cell office:value-type="float" office:value="0.00254368">
                <text:p>0.0025436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2000-7-s177710744c646245.ukp</text:p>
              </table:table-cell>
              <table:table-cell office:value-type="float" office:value="0.00237995">
                <text:p>0.0023799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5000-0-s827183242c519941.ukp</text:p>
              </table:table-cell>
              <table:table-cell office:value-type="float" office:value="0.00236407">
                <text:p>0.002364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5000-1-s843367405c977278.ukp</text:p>
              </table:table-cell>
              <table:table-cell office:value-type="float" office:value="0.00325078">
                <text:p>0.0032507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5000-2-s528806317c747924.ukp</text:p>
              </table:table-cell>
              <table:table-cell office:value-type="float" office:value="0.00266648">
                <text:p>0.002666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5000-3-s780179313c736513.ukp</text:p>
              </table:table-cell>
              <table:table-cell office:value-type="float" office:value="0.00288648">
                <text:p>0.002886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5000-4-s721215008c993639.ukp</text:p>
              </table:table-cell>
              <table:table-cell office:value-type="float" office:value="0.00328917">
                <text:p>0.003289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5000-5-s110877071c593661.ukp</text:p>
              </table:table-cell>
              <table:table-cell office:value-type="float" office:value="0.00262748">
                <text:p>0.002627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5000-7-s177710744c794863.ukp</text:p>
              </table:table-cell>
              <table:table-cell office:value-type="float" office:value="0.00287375">
                <text:p>0.0028737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5000-8-s991580855c979726.ukp</text:p>
              </table:table-cell>
              <table:table-cell office:value-type="float" office:value="0.00299783">
                <text:p>0.0029978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5000-9-s126456688c799946.ukp</text:p>
              </table:table-cell>
              <table:table-cell office:value-type="float" office:value="0.00286478">
                <text:p>0.0028647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10000-1-s843367405c761697.ukp</text:p>
              </table:table-cell>
              <table:table-cell office:value-type="float" office:value="0.00394282">
                <text:p>0.0039428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10000-6-s227708629c876351.ukp</text:p>
              </table:table-cell>
              <table:table-cell office:value-type="float" office:value="0.0041368">
                <text:p>0.004136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10000-8-s991580855c506357.ukp</text:p>
              </table:table-cell>
              <table:table-cell office:value-type="float" office:value="0.00352212">
                <text:p>0.003522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10000-9-s126456688c572196.ukp</text:p>
              </table:table-cell>
              <table:table-cell office:value-type="float" office:value="0.00370314">
                <text:p>0.003703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1000-9-s126456688c725997.ukp</text:p>
              </table:table-cell>
              <table:table-cell office:value-type="float" office:value="0.0022737">
                <text:p>0.002273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5000-0-s827183242c885889.ukp</text:p>
              </table:table-cell>
              <table:table-cell office:value-type="float" office:value="0.00299276">
                <text:p>0.002992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5000-1-s843367405c913433.ukp</text:p>
              </table:table-cell>
              <table:table-cell office:value-type="float" office:value="0.00306079">
                <text:p>0.0030607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5000-3-s780179313c532726.ukp</text:p>
              </table:table-cell>
              <table:table-cell office:value-type="float" office:value="0.00252137">
                <text:p>0.0025213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5000-4-s721215008c878193.ukp</text:p>
              </table:table-cell>
              <table:table-cell office:value-type="float" office:value="0.002958">
                <text:p>0.00295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5000-5-s110877071c525668.ukp</text:p>
              </table:table-cell>
              <table:table-cell office:value-type="float" office:value="0.00244286">
                <text:p>0.002442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5000-6-s227708629c829407.ukp</text:p>
              </table:table-cell>
              <table:table-cell office:value-type="float" office:value="0.00276766">
                <text:p>0.0027676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5000-7-s177710744c867650.ukp</text:p>
              </table:table-cell>
              <table:table-cell office:value-type="float" office:value="0.00292161">
                <text:p>0.0029216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5000-8-s991580855c784023.ukp</text:p>
              </table:table-cell>
              <table:table-cell office:value-type="float" office:value="0.0026193">
                <text:p>0.002619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5000-9-s126456688c734476.ukp</text:p>
              </table:table-cell>
              <table:table-cell office:value-type="float" office:value="0.00269208">
                <text:p>0.002692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10000-0-s827183242c967660.ukp</text:p>
              </table:table-cell>
              <table:table-cell office:value-type="float" office:value="0.0031016">
                <text:p>0.00310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10000-1-s843367405c606409.ukp</text:p>
              </table:table-cell>
              <table:table-cell office:value-type="float" office:value="0.00230861">
                <text:p>0.0023086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10000-2-s528806317c547427.ukp</text:p>
              </table:table-cell>
              <table:table-cell office:value-type="float" office:value="0.0023778">
                <text:p>0.002377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10000-3-s780179313c669049.ukp</text:p>
              </table:table-cell>
              <table:table-cell office:value-type="float" office:value="0.0025626">
                <text:p>0.002562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10000-4-s721215008c717530.ukp</text:p>
              </table:table-cell>
              <table:table-cell office:value-type="float" office:value="0.00273581">
                <text:p>0.0027358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10000-5-s110877071c652960.ukp</text:p>
              </table:table-cell>
              <table:table-cell office:value-type="float" office:value="0.00276691">
                <text:p>0.0027669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10000-6-s227708629c836970.ukp</text:p>
              </table:table-cell>
              <table:table-cell office:value-type="float" office:value="0.00293705">
                <text:p>0.002937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10000-7-s177710744c581656.ukp</text:p>
              </table:table-cell>
              <table:table-cell office:value-type="float" office:value="0.00222779">
                <text:p>0.0022277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10000-8-s991580855c641656.ukp</text:p>
              </table:table-cell>
              <table:table-cell office:value-type="float" office:value="0.00244308">
                <text:p>0.002443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10000-9-s126456688c794611.ukp</text:p>
              </table:table-cell>
              <table:table-cell office:value-type="float" office:value="0.00279569">
                <text:p>0.002795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10000-0-s827183242c676550.ukp</text:p>
              </table:table-cell>
              <table:table-cell office:value-type="float" office:value="0.00217138">
                <text:p>0.0021713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10000-1-s843367405c958150.ukp</text:p>
              </table:table-cell>
              <table:table-cell office:value-type="float" office:value="0.00269193">
                <text:p>0.0026919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10000-2-s528806317c780373.ukp</text:p>
              </table:table-cell>
              <table:table-cell office:value-type="float" office:value="0.00229015">
                <text:p>0.002290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10000-3-s780179313c742672.ukp</text:p>
              </table:table-cell>
              <table:table-cell office:value-type="float" office:value="0.00240881">
                <text:p>0.0024088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10000-4-s721215008c817916.ukp</text:p>
              </table:table-cell>
              <table:table-cell office:value-type="float" office:value="0.00269115">
                <text:p>0.002691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10000-5-s110877071c534895.ukp</text:p>
              </table:table-cell>
              <table:table-cell office:value-type="float" office:value="0.00193393">
                <text:p>0.0019339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10000-6-s227708629c510382.ukp</text:p>
              </table:table-cell>
              <table:table-cell office:value-type="float" office:value="0.00207802">
                <text:p>0.002078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10000-7-s177710744c921100.ukp</text:p>
              </table:table-cell>
              <table:table-cell office:value-type="float" office:value="0.0025215">
                <text:p>0.00252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10000-8-s991580855c614733.ukp</text:p>
              </table:table-cell>
              <table:table-cell office:value-type="float" office:value="0.00221453">
                <text:p>0.0022145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1000-0-s827183242c822011.ukp</text:p>
              </table:table-cell>
              <table:table-cell office:value-type="float" office:value="0.00294814">
                <text:p>0.0029481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100000n1000-1-s843367405c974920.ukp</text:p>
              </table:table-cell>
              <table:table-cell office:value-type="float" office:value="0.00319542">
                <text:p>0.0031954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100000n1000-2-s528806317c898349.ukp</text:p>
              </table:table-cell>
              <table:table-cell office:value-type="float" office:value="0.00293829">
                <text:p>0.0029382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100000n1000-4-s721215008c678900.ukp</text:p>
              </table:table-cell>
              <table:table-cell office:value-type="float" office:value="0.00268938">
                <text:p>0.0026893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100000n1000-5-s110877071c784914.ukp</text:p>
              </table:table-cell>
              <table:table-cell office:value-type="float" office:value="0.00304284">
                <text:p>0.0030428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100000n1000-6-s227708629c511609.ukp</text:p>
              </table:table-cell>
              <table:table-cell office:value-type="float" office:value="0.00233686">
                <text:p>0.0023368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100000n1000-7-s177710744c657882.ukp</text:p>
              </table:table-cell>
              <table:table-cell office:value-type="float" office:value="0.00261089">
                <text:p>0.0026108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100000n1000-8-s991580855c964354.ukp</text:p>
              </table:table-cell>
              <table:table-cell office:value-type="float" office:value="0.00321608">
                <text:p>0.0032160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100000n1000-9-s126456688c785284.ukp</text:p>
              </table:table-cell>
              <table:table-cell office:value-type="float" office:value="0.00308016">
                <text:p>0.0030801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100000n2000-9-s126456688c833361.ukp</text:p>
              </table:table-cell>
              <table:table-cell office:value-type="float" office:value="0.00317399">
                <text:p>0.0031739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50000n1000-0-s827183242c505635.ukp</text:p>
              </table:table-cell>
              <table:table-cell office:value-type="float" office:value="0.00241774">
                <text:p>0.0024177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50000n1000-1-s843367405c527079.ukp</text:p>
              </table:table-cell>
              <table:table-cell office:value-type="float" office:value="0.00247324">
                <text:p>0.0024732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50000n1000-2-s528806317c938252.ukp</text:p>
              </table:table-cell>
              <table:table-cell office:value-type="float" office:value="0.00322465">
                <text:p>0.0032246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50000n1000-3-s780179313c900235.ukp</text:p>
              </table:table-cell>
              <table:table-cell office:value-type="float" office:value="0.00280043">
                <text:p>0.0028004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50000n1000-4-s721215008c658332.ukp</text:p>
              </table:table-cell>
              <table:table-cell office:value-type="float" office:value="0.00276183">
                <text:p>0.0027618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50000n1000-7-s177710744c744409.ukp</text:p>
              </table:table-cell>
              <table:table-cell office:value-type="float" office:value="0.00274835">
                <text:p>0.0027483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50000n1000-9-s126456688c837661.ukp</text:p>
              </table:table-cell>
              <table:table-cell office:value-type="float" office:value="0.00282857">
                <text:p>0.0028285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50000n2000-0-s827183242c735111.ukp</text:p>
              </table:table-cell>
              <table:table-cell office:value-type="float" office:value="0.00282474">
                <text:p>0.0028247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50000n2000-1-s843367405c717370.ukp</text:p>
              </table:table-cell>
              <table:table-cell office:value-type="float" office:value="0.00279749">
                <text:p>0.0027974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50000n2000-2-s528806317c726630.ukp</text:p>
              </table:table-cell>
              <table:table-cell office:value-type="float" office:value="0.00283021">
                <text:p>0.0028302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50000n2000-3-s780179313c589775.ukp</text:p>
              </table:table-cell>
              <table:table-cell office:value-type="float" office:value="0.00283277">
                <text:p>0.0028327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50000n2000-5-s110877071c884660.ukp</text:p>
              </table:table-cell>
              <table:table-cell office:value-type="float" office:value="0.00311502">
                <text:p>0.0031150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50000n2000-6-s227708629c720884.ukp</text:p>
              </table:table-cell>
              <table:table-cell office:value-type="float" office:value="0.00282565">
                <text:p>0.0028256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50000n5000-4-s721215008c527444.ukp</text:p>
              </table:table-cell>
              <table:table-cell office:value-type="float" office:value="0.00412549">
                <text:p>0.0041254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1000-0-s827183242c702436.ukp</text:p>
              </table:table-cell>
              <table:table-cell office:value-type="float" office:value="0.00235995">
                <text:p>0.0023599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1000-5-s110877071c758279.ukp</text:p>
              </table:table-cell>
              <table:table-cell office:value-type="float" office:value="0.00255577">
                <text:p>0.0025557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1000-7-s177710744c785630.ukp</text:p>
              </table:table-cell>
              <table:table-cell office:value-type="float" office:value="0.00243143">
                <text:p>0.0024314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1000-9-s126456688c869402.ukp</text:p>
              </table:table-cell>
              <table:table-cell office:value-type="float" office:value="0.00269125">
                <text:p>0.0026912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2000-0-s827183242c801096.ukp</text:p>
              </table:table-cell>
              <table:table-cell office:value-type="float" office:value="0.00248646">
                <text:p>0.0024864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2000-1-s843367405c674749.ukp</text:p>
              </table:table-cell>
              <table:table-cell office:value-type="float" office:value="0.00230852">
                <text:p>0.0023085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2000-2-s528806317c620605.ukp</text:p>
              </table:table-cell>
              <table:table-cell office:value-type="float" office:value="0.0020962">
                <text:p>0.002096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2000-3-s780179313c933740.ukp</text:p>
              </table:table-cell>
              <table:table-cell office:value-type="float" office:value="0.00270144">
                <text:p>0.0027014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2000-4-s721215008c680270.ukp</text:p>
              </table:table-cell>
              <table:table-cell office:value-type="float" office:value="0.00231772">
                <text:p>0.0023177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2000-5-s110877071c577917.ukp</text:p>
              </table:table-cell>
              <table:table-cell office:value-type="float" office:value="0.00197261">
                <text:p>0.0019726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2000-6-s227708629c648684.ukp</text:p>
              </table:table-cell>
              <table:table-cell office:value-type="float" office:value="0.00221578">
                <text:p>0.0022157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2000-7-s177710744c919792.ukp</text:p>
              </table:table-cell>
              <table:table-cell office:value-type="float" office:value="0.00263634">
                <text:p>0.0026363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2000-8-s991580855c621922.ukp</text:p>
              </table:table-cell>
              <table:table-cell office:value-type="float" office:value="0.00236914">
                <text:p>0.0023691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2000-9-s126456688c522084.ukp</text:p>
              </table:table-cell>
              <table:table-cell office:value-type="float" office:value="0.00200086">
                <text:p>0.0020008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5000-1-s843367405c706481.ukp</text:p>
              </table:table-cell>
              <table:table-cell office:value-type="float" office:value="0.00268579">
                <text:p>0.0026857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5000-4-s721215008c701200.ukp</text:p>
              </table:table-cell>
              <table:table-cell office:value-type="float" office:value="0.00254911">
                <text:p>0.0025491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5000-6-s227708629c866107.ukp</text:p>
              </table:table-cell>
              <table:table-cell office:value-type="float" office:value="0.00260891">
                <text:p>0.0026089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1000-1-s843367405c762037.ukp</text:p>
              </table:table-cell>
              <table:table-cell office:value-type="float" office:value="0.0019615">
                <text:p>0.001961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1000-2-s528806317c671407.ukp</text:p>
              </table:table-cell>
              <table:table-cell office:value-type="float" office:value="0.00217664">
                <text:p>0.0021766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1000-4-s721215008c753624.ukp</text:p>
              </table:table-cell>
              <table:table-cell office:value-type="float" office:value="0.00220518">
                <text:p>0.0022051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1000-5-s110877071c821271.ukp</text:p>
              </table:table-cell>
              <table:table-cell office:value-type="float" office:value="0.00245392">
                <text:p>0.0024539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1000-7-s177710744c961618.ukp</text:p>
              </table:table-cell>
              <table:table-cell office:value-type="float" office:value="0.00241707">
                <text:p>0.0024170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2000-0-s827183242c712347.ukp</text:p>
              </table:table-cell>
              <table:table-cell office:value-type="float" office:value="0.00234054">
                <text:p>0.0023405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2000-1-s843367405c638572.ukp</text:p>
              </table:table-cell>
              <table:table-cell office:value-type="float" office:value="0.00208728">
                <text:p>0.0020872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2000-2-s528806317c771687.ukp</text:p>
              </table:table-cell>
              <table:table-cell office:value-type="float" office:value="0.0020475">
                <text:p>0.002047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2000-4-s721215008c677586.ukp</text:p>
              </table:table-cell>
              <table:table-cell office:value-type="float" office:value="0.00221668">
                <text:p>0.0022166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2000-5-s110877071c754733.ukp</text:p>
              </table:table-cell>
              <table:table-cell office:value-type="float" office:value="0.00226392">
                <text:p>0.0022639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2000-6-s227708629c878892.ukp</text:p>
              </table:table-cell>
              <table:table-cell office:value-type="float" office:value="0.00246676">
                <text:p>0.0024667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2000-7-s177710744c584112.ukp</text:p>
              </table:table-cell>
              <table:table-cell office:value-type="float" office:value="0.00190017">
                <text:p>0.0019001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2000-8-s991580855c821782.ukp</text:p>
              </table:table-cell>
              <table:table-cell office:value-type="float" office:value="0.00223714">
                <text:p>0.0022371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2000-9-s126456688c896939.ukp</text:p>
              </table:table-cell>
              <table:table-cell office:value-type="float" office:value="0.00249522">
                <text:p>0.0024952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5000-0-s827183242c723463.ukp</text:p>
              </table:table-cell>
              <table:table-cell office:value-type="float" office:value="0.00222317">
                <text:p>0.0022231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5000-2-s528806317c898111.ukp</text:p>
              </table:table-cell>
              <table:table-cell office:value-type="float" office:value="0.0025808">
                <text:p>0.002580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5000-4-s721215008c918348.ukp</text:p>
              </table:table-cell>
              <table:table-cell office:value-type="float" office:value="0.00267576">
                <text:p>0.0026757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5000-5-s110877071c910113.ukp</text:p>
              </table:table-cell>
              <table:table-cell office:value-type="float" office:value="0.00263233">
                <text:p>0.0026323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5000-6-s227708629c579842.ukp</text:p>
              </table:table-cell>
              <table:table-cell office:value-type="float" office:value="0.00222644">
                <text:p>0.0022264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5000-7-s177710744c955831.ukp</text:p>
              </table:table-cell>
              <table:table-cell office:value-type="float" office:value="0.00254945">
                <text:p>0.0025494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5000-9-s126456688c692500.ukp</text:p>
              </table:table-cell>
              <table:table-cell office:value-type="float" office:value="0.00213715">
                <text:p>0.0021371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100000n10000-0-s827183242c544223.ukp</text:p>
              </table:table-cell>
              <table:table-cell office:value-type="float" office:value="0.00235257">
                <text:p>0.0023525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100000n10000-2-s528806317c962915.ukp</text:p>
              </table:table-cell>
              <table:table-cell office:value-type="float" office:value="0.00307639">
                <text:p>0.0030763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100000n10000-6-s227708629c775731.ukp</text:p>
              </table:table-cell>
              <table:table-cell office:value-type="float" office:value="0.00265677">
                <text:p>0.0026567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100000n5000-0-s827183242c614699.ukp</text:p>
              </table:table-cell>
              <table:table-cell office:value-type="float" office:value="0.00244181">
                <text:p>0.0024418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100000n5000-1-s843367405c722247.ukp</text:p>
              </table:table-cell>
              <table:table-cell office:value-type="float" office:value="0.00259461">
                <text:p>0.0025946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100000n5000-2-s528806317c565762.ukp</text:p>
              </table:table-cell>
              <table:table-cell office:value-type="float" office:value="0.00227145">
                <text:p>0.0022714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100000n5000-3-s780179313c975126.ukp</text:p>
              </table:table-cell>
              <table:table-cell office:value-type="float" office:value="0.00273369">
                <text:p>0.0027336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100000n5000-4-s721215008c722598.ukp</text:p>
              </table:table-cell>
              <table:table-cell office:value-type="float" office:value="0.00258304">
                <text:p>0.0025830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100000n5000-5-s110877071c915598.ukp</text:p>
              </table:table-cell>
              <table:table-cell office:value-type="float" office:value="0.003047">
                <text:p>0.00304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100000n5000-6-s227708629c702084.ukp</text:p>
              </table:table-cell>
              <table:table-cell office:value-type="float" office:value="0.00225857">
                <text:p>0.0022585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100000n5000-7-s177710744c998133.ukp</text:p>
              </table:table-cell>
              <table:table-cell office:value-type="float" office:value="0.00303898">
                <text:p>0.0030389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100000n5000-8-s991580855c676792.ukp</text:p>
              </table:table-cell>
              <table:table-cell office:value-type="float" office:value="0.00242709">
                <text:p>0.0024270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50000n10000-1-s843367405c890345.ukp</text:p>
              </table:table-cell>
              <table:table-cell office:value-type="float" office:value="0.00265125">
                <text:p>0.0026512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50000n10000-6-s227708629c960084.ukp</text:p>
              </table:table-cell>
              <table:table-cell office:value-type="float" office:value="0.00289562">
                <text:p>0.0028956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50000n10000-8-s991580855c759438.ukp</text:p>
              </table:table-cell>
              <table:table-cell office:value-type="float" office:value="0.00244518">
                <text:p>0.0024451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50000n5000-0-s827183242c743140.ukp</text:p>
              </table:table-cell>
              <table:table-cell office:value-type="float" office:value="0.00228053">
                <text:p>0.0022805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50000n5000-1-s843367405c575765.ukp</text:p>
              </table:table-cell>
              <table:table-cell office:value-type="float" office:value="0.00217691">
                <text:p>0.0021769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50000n5000-2-s528806317c884319.ukp</text:p>
              </table:table-cell>
              <table:table-cell office:value-type="float" office:value="0.00251818">
                <text:p>0.0025181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50000n5000-3-s780179313c595758.ukp</text:p>
              </table:table-cell>
              <table:table-cell office:value-type="float" office:value="0.00199584">
                <text:p>0.0019958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50000n5000-4-s721215008c822573.ukp</text:p>
              </table:table-cell>
              <table:table-cell office:value-type="float" office:value="0.00228439">
                <text:p>0.0022843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50000n5000-5-s110877071c813872.ukp</text:p>
              </table:table-cell>
              <table:table-cell office:value-type="float" office:value="0.00226527">
                <text:p>0.0022652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50000n5000-6-s227708629c889920.ukp</text:p>
              </table:table-cell>
              <table:table-cell office:value-type="float" office:value="0.00228992">
                <text:p>0.0022899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50000n5000-7-s177710744c588624.ukp</text:p>
              </table:table-cell>
              <table:table-cell office:value-type="float" office:value="0.00198732">
                <text:p>0.0019873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1000-0-s827183242c651303.ukp</text:p>
              </table:table-cell>
              <table:table-cell office:value-type="float" office:value="0.00257799">
                <text:p>0.0025779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1000-1-s843367405c753086.ukp</text:p>
              </table:table-cell>
              <table:table-cell office:value-type="float" office:value="0.00241172">
                <text:p>0.0024117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1000-2-s528806317c529796.ukp</text:p>
              </table:table-cell>
              <table:table-cell office:value-type="float" office:value="0.00213793">
                <text:p>0.0021379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1000-3-s780179313c942575.ukp</text:p>
              </table:table-cell>
              <table:table-cell office:value-type="float" office:value="0.00282706">
                <text:p>0.0028270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1000-4-s721215008c887601.ukp</text:p>
              </table:table-cell>
              <table:table-cell office:value-type="float" office:value="0.00298453">
                <text:p>0.0029845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1000-5-s110877071c674339.ukp</text:p>
              </table:table-cell>
              <table:table-cell office:value-type="float" office:value="0.00239097">
                <text:p>0.0023909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1000-7-s177710744c872546.ukp</text:p>
              </table:table-cell>
              <table:table-cell office:value-type="float" office:value="0.00257779">
                <text:p>0.0025777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1000-9-s126456688c864427.ukp</text:p>
              </table:table-cell>
              <table:table-cell office:value-type="float" office:value="0.00255519">
                <text:p>0.0025551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2000-0-s827183242c988488.ukp</text:p>
              </table:table-cell>
              <table:table-cell office:value-type="float" office:value="0.00308092">
                <text:p>0.0030809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2000-1-s843367405c643267.ukp</text:p>
              </table:table-cell>
              <table:table-cell office:value-type="float" office:value="0.00236867">
                <text:p>0.0023686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2000-2-s528806317c763127.ukp</text:p>
              </table:table-cell>
              <table:table-cell office:value-type="float" office:value="0.00279423">
                <text:p>0.0027942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2000-4-s721215008c779730.ukp</text:p>
              </table:table-cell>
              <table:table-cell office:value-type="float" office:value="0.0025623">
                <text:p>0.002562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2000-5-s110877071c854260.ukp</text:p>
              </table:table-cell>
              <table:table-cell office:value-type="float" office:value="0.00285425">
                <text:p>0.0028542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2000-6-s227708629c564050.ukp</text:p>
              </table:table-cell>
              <table:table-cell office:value-type="float" office:value="0.00233141">
                <text:p>0.0023314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2000-8-s991580855c733977.ukp</text:p>
              </table:table-cell>
              <table:table-cell office:value-type="float" office:value="0.00268884">
                <text:p>0.0026888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2000-9-s126456688c711726.ukp</text:p>
              </table:table-cell>
              <table:table-cell office:value-type="float" office:value="0.00237152">
                <text:p>0.0023715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5000-6-s227708629c554798.ukp</text:p>
              </table:table-cell>
              <table:table-cell office:value-type="float" office:value="0.00248716">
                <text:p>0.0024871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1000-0-s827183242c519371.ukp</text:p>
              </table:table-cell>
              <table:table-cell office:value-type="float" office:value="0.00207348">
                <text:p>0.0020734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1000-1-s843367405c552572.ukp</text:p>
              </table:table-cell>
              <table:table-cell office:value-type="float" office:value="0.00217765">
                <text:p>0.0021776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1000-2-s528806317c669699.ukp</text:p>
              </table:table-cell>
              <table:table-cell office:value-type="float" office:value="0.00232751">
                <text:p>0.0023275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1000-3-s780179313c743993.ukp</text:p>
              </table:table-cell>
              <table:table-cell office:value-type="float" office:value="0.00235086">
                <text:p>0.0023508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1000-4-s721215008c538155.ukp</text:p>
              </table:table-cell>
              <table:table-cell office:value-type="float" office:value="0.0021188">
                <text:p>0.002118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1000-5-s110877071c524234.ukp</text:p>
              </table:table-cell>
              <table:table-cell office:value-type="float" office:value="0.00207892">
                <text:p>0.0020789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1000-6-s227708629c724917.ukp</text:p>
              </table:table-cell>
              <table:table-cell office:value-type="float" office:value="0.00254703">
                <text:p>0.0025470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1000-7-s177710744c905112.ukp</text:p>
              </table:table-cell>
              <table:table-cell office:value-type="float" office:value="0.0026938">
                <text:p>0.002693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1000-8-s991580855c746908.ukp</text:p>
              </table:table-cell>
              <table:table-cell office:value-type="float" office:value="0.00237053">
                <text:p>0.0023705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2000-0-s827183242c854861.ukp</text:p>
              </table:table-cell>
              <table:table-cell office:value-type="float" office:value="0.00258248">
                <text:p>0.0025824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2000-1-s843367405c887154.ukp</text:p>
              </table:table-cell>
              <table:table-cell office:value-type="float" office:value="0.00270311">
                <text:p>0.0027031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2000-2-s528806317c546247.ukp</text:p>
              </table:table-cell>
              <table:table-cell office:value-type="float" office:value="0.00195291">
                <text:p>0.0019529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2000-3-s780179313c639862.ukp</text:p>
              </table:table-cell>
              <table:table-cell office:value-type="float" office:value="0.0023289">
                <text:p>0.002328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2000-4-s721215008c980510.ukp</text:p>
              </table:table-cell>
              <table:table-cell office:value-type="float" office:value="0.00277304">
                <text:p>0.0027730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2000-5-s110877071c663957.ukp</text:p>
              </table:table-cell>
              <table:table-cell office:value-type="float" office:value="0.00240524">
                <text:p>0.0024052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2000-6-s227708629c783259.ukp</text:p>
              </table:table-cell>
              <table:table-cell office:value-type="float" office:value="0.00230912">
                <text:p>0.0023091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2000-7-s177710744c571410.ukp</text:p>
              </table:table-cell>
              <table:table-cell office:value-type="float" office:value="0.00207091">
                <text:p>0.0020709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2000-8-s991580855c677631.ukp</text:p>
              </table:table-cell>
              <table:table-cell office:value-type="float" office:value="0.00246389">
                <text:p>0.0024638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2000-9-s126456688c925301.ukp</text:p>
              </table:table-cell>
              <table:table-cell office:value-type="float" office:value="0.00255931">
                <text:p>0.0025593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5000-2-s528806317c766032.ukp</text:p>
              </table:table-cell>
              <table:table-cell office:value-type="float" office:value="0.00249476">
                <text:p>0.0024947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1000-9-s126456688c795871.ukp</text:p>
              </table:table-cell>
              <table:table-cell office:value-type="float" office:value="0.00242054">
                <text:p>0.0024205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2000-0-s827183242c514909.ukp</text:p>
              </table:table-cell>
              <table:table-cell office:value-type="float" office:value="0.0019736">
                <text:p>0.001973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2000-1-s843367405c677154.ukp</text:p>
              </table:table-cell>
              <table:table-cell office:value-type="float" office:value="0.00229312">
                <text:p>0.0022931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2000-2-s528806317c914458.ukp</text:p>
              </table:table-cell>
              <table:table-cell office:value-type="float" office:value="0.00261658">
                <text:p>0.0026165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2000-4-s721215008c538044.ukp</text:p>
              </table:table-cell>
              <table:table-cell office:value-type="float" office:value="0.00204044">
                <text:p>0.0020404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2000-6-s227708629c855086.ukp</text:p>
              </table:table-cell>
              <table:table-cell office:value-type="float" office:value="0.00267751">
                <text:p>0.0026775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2000-8-s991580855c816330.ukp</text:p>
              </table:table-cell>
              <table:table-cell office:value-type="float" office:value="0.00252569">
                <text:p>0.0025256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5000-0-s827183242c714600.ukp</text:p>
              </table:table-cell>
              <table:table-cell office:value-type="float" office:value="0.00258706">
                <text:p>0.0025870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5000-1-s843367405c781022.ukp</text:p>
              </table:table-cell>
              <table:table-cell office:value-type="float" office:value="0.00256273">
                <text:p>0.0025627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5000-2-s528806317c663041.ukp</text:p>
              </table:table-cell>
              <table:table-cell office:value-type="float" office:value="0.00263705">
                <text:p>0.0026370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5000-3-s780179313c817500.ukp</text:p>
              </table:table-cell>
              <table:table-cell office:value-type="float" office:value="0.0027482">
                <text:p>0.002748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5000-4-s721215008c947772.ukp</text:p>
              </table:table-cell>
              <table:table-cell office:value-type="float" office:value="0.00315921">
                <text:p>0.0031592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5000-5-s110877071c818842.ukp</text:p>
              </table:table-cell>
              <table:table-cell office:value-type="float" office:value="0.00270917">
                <text:p>0.0027091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5000-6-s227708629c927319.ukp</text:p>
              </table:table-cell>
              <table:table-cell office:value-type="float" office:value="0.00282467">
                <text:p>0.0028246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5000-7-s177710744c587849.ukp</text:p>
              </table:table-cell>
              <table:table-cell office:value-type="float" office:value="0.00245729">
                <text:p>0.0024572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5000-8-s991580855c959858.ukp</text:p>
              </table:table-cell>
              <table:table-cell office:value-type="float" office:value="0.00292102">
                <text:p>0.0029210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5000-9-s126456688c556794.ukp</text:p>
              </table:table-cell>
              <table:table-cell office:value-type="float" office:value="0.00227421">
                <text:p>0.0022742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50000n2000-2-s528806317c731451.ukp</text:p>
              </table:table-cell>
              <table:table-cell office:value-type="float" office:value="0.00241798">
                <text:p>0.0024179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50000n2000-3-s780179313c994428.ukp</text:p>
              </table:table-cell>
              <table:table-cell office:value-type="float" office:value="0.00258418">
                <text:p>0.0025841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50000n2000-6-s227708629c838774.ukp</text:p>
              </table:table-cell>
              <table:table-cell office:value-type="float" office:value="0.00253791">
                <text:p>0.0025379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50000n2000-7-s177710744c685459.ukp</text:p>
              </table:table-cell>
              <table:table-cell office:value-type="float" office:value="0.00224023">
                <text:p>0.0022402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50000n2000-8-s991580855c972562.ukp</text:p>
              </table:table-cell>
              <table:table-cell office:value-type="float" office:value="0.00247868">
                <text:p>0.0024786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50000n5000-0-s827183242c868164.ukp</text:p>
              </table:table-cell>
              <table:table-cell office:value-type="float" office:value="0.00247395">
                <text:p>0.0024739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50000n5000-1-s843367405c811729.ukp</text:p>
              </table:table-cell>
              <table:table-cell office:value-type="float" office:value="0.0025386">
                <text:p>0.002538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50000n5000-2-s528806317c833814.ukp</text:p>
              </table:table-cell>
              <table:table-cell office:value-type="float" office:value="0.00261114">
                <text:p>0.0026111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50000n5000-3-s780179313c888331.ukp</text:p>
              </table:table-cell>
              <table:table-cell office:value-type="float" office:value="0.00255304">
                <text:p>0.0025530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50000n5000-4-s721215008c503630.ukp</text:p>
              </table:table-cell>
              <table:table-cell office:value-type="float" office:value="0.00193147">
                <text:p>0.0019314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50000n5000-5-s110877071c698449.ukp</text:p>
              </table:table-cell>
              <table:table-cell office:value-type="float" office:value="0.00211819">
                <text:p>0.0021181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50000n5000-6-s227708629c915098.ukp</text:p>
              </table:table-cell>
              <table:table-cell office:value-type="float" office:value="0.00266925">
                <text:p>0.0026692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50000n5000-7-s177710744c742667.ukp</text:p>
              </table:table-cell>
              <table:table-cell office:value-type="float" office:value="0.00232232">
                <text:p>0.0023223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50000n5000-8-s991580855c818898.ukp</text:p>
              </table:table-cell>
              <table:table-cell office:value-type="float" office:value="0.00230983">
                <text:p>0.0023098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50000n5000-9-s126456688c962935.ukp</text:p>
              </table:table-cell>
              <table:table-cell office:value-type="float" office:value="0.00256172">
                <text:p>0.0025617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1000-1-s843367405c679686.ukp</text:p>
              </table:table-cell>
              <table:table-cell office:value-type="float" office:value="0.0022689">
                <text:p>0.002268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0wmax100000n1000-2-s528806317c717062.ukp</text:p>
              </table:table-cell>
              <table:table-cell office:value-type="float" office:value="0.00241021">
                <text:p>0.0024102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0wmax100000n1000-3-s780179313c947405.ukp</text:p>
              </table:table-cell>
              <table:table-cell office:value-type="float" office:value="0.00270721">
                <text:p>0.0027072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0wmax100000n1000-4-s721215008c904217.ukp</text:p>
              </table:table-cell>
              <table:table-cell office:value-type="float" office:value="0.00254727">
                <text:p>0.0025472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0wmax100000n1000-6-s227708629c582806.ukp</text:p>
              </table:table-cell>
              <table:table-cell office:value-type="float" office:value="0.00218071">
                <text:p>0.0021807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0wmax100000n1000-8-s991580855c556144.ukp</text:p>
              </table:table-cell>
              <table:table-cell office:value-type="float" office:value="0.00208219">
                <text:p>0.0020821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0wmax100000n5000-0-s827183242c602764.ukp</text:p>
              </table:table-cell>
              <table:table-cell office:value-type="float" office:value="0.00244081">
                <text:p>0.0024408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0wmax50000n1000-0-s827183242c517355.ukp</text:p>
              </table:table-cell>
              <table:table-cell office:value-type="float" office:value="0.00186609">
                <text:p>0.0018660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0wmax50000n1000-3-s780179313c585275.ukp</text:p>
              </table:table-cell>
              <table:table-cell office:value-type="float" office:value="0.00184138">
                <text:p>0.0018413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0wmax50000n1000-6-s227708629c819012.ukp</text:p>
              </table:table-cell>
              <table:table-cell office:value-type="float" office:value="0.00217034">
                <text:p>0.0021703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0wmax50000n1000-8-s991580855c766549.ukp</text:p>
              </table:table-cell>
              <table:table-cell office:value-type="float" office:value="0.00224212">
                <text:p>0.0022421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0wmax50000n1000-9-s126456688c698016.ukp</text:p>
              </table:table-cell>
              <table:table-cell office:value-type="float" office:value="0.00224308">
                <text:p>0.0022430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0wmax50000n2000-3-s780179313c510614.ukp</text:p>
              </table:table-cell>
              <table:table-cell office:value-type="float" office:value="0.00187574">
                <text:p>0.0018757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0wmax50000n5000-3-s780179313c777991.ukp</text:p>
              </table:table-cell>
              <table:table-cell office:value-type="float" office:value="0.00215923">
                <text:p>0.0021592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1000-0-s827183242c934712.ukp</text:p>
              </table:table-cell>
              <table:table-cell office:value-type="float" office:value="0.00264182">
                <text:p>0.0026418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1000-1-s843367405c651585.ukp</text:p>
              </table:table-cell>
              <table:table-cell office:value-type="float" office:value="0.00240969">
                <text:p>0.0024096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1000-2-s528806317c930355.ukp</text:p>
              </table:table-cell>
              <table:table-cell office:value-type="float" office:value="0.00289675">
                <text:p>0.0028967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1000-3-s780179313c585253.ukp</text:p>
              </table:table-cell>
              <table:table-cell office:value-type="float" office:value="0.00189276">
                <text:p>0.0018927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1000-4-s721215008c841862.ukp</text:p>
              </table:table-cell>
              <table:table-cell office:value-type="float" office:value="0.00258398">
                <text:p>0.0025839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1000-5-s110877071c649340.ukp</text:p>
              </table:table-cell>
              <table:table-cell office:value-type="float" office:value="0.00215548">
                <text:p>0.0021554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1000-6-s227708629c786259.ukp</text:p>
              </table:table-cell>
              <table:table-cell office:value-type="float" office:value="0.00238222">
                <text:p>0.0023822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1000-7-s177710744c880033.ukp</text:p>
              </table:table-cell>
              <table:table-cell office:value-type="float" office:value="0.00244421">
                <text:p>0.0024442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1000-8-s991580855c506117.ukp</text:p>
              </table:table-cell>
              <table:table-cell office:value-type="float" office:value="0.00187178">
                <text:p>0.0018717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1000-9-s126456688c853648.ukp</text:p>
              </table:table-cell>
              <table:table-cell office:value-type="float" office:value="0.00234921">
                <text:p>0.0023492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2000-0-s827183242c755190.ukp</text:p>
              </table:table-cell>
              <table:table-cell office:value-type="float" office:value="0.00230429">
                <text:p>0.0023042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2000-1-s843367405c726618.ukp</text:p>
              </table:table-cell>
              <table:table-cell office:value-type="float" office:value="0.00218333">
                <text:p>0.0021833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2000-2-s528806317c623571.ukp</text:p>
              </table:table-cell>
              <table:table-cell office:value-type="float" office:value="0.00234842">
                <text:p>0.0023484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2000-4-s721215008c751902.ukp</text:p>
              </table:table-cell>
              <table:table-cell office:value-type="float" office:value="0.00255405">
                <text:p>0.0025540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2000-5-s110877071c842723.ukp</text:p>
              </table:table-cell>
              <table:table-cell office:value-type="float" office:value="0.00261609">
                <text:p>0.0026160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2000-6-s227708629c880921.ukp</text:p>
              </table:table-cell>
              <table:table-cell office:value-type="float" office:value="0.00254756">
                <text:p>0.0025475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2000-7-s177710744c786597.ukp</text:p>
              </table:table-cell>
              <table:table-cell office:value-type="float" office:value="0.00242398">
                <text:p>0.0024239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2000-8-s991580855c820778.ukp</text:p>
              </table:table-cell>
              <table:table-cell office:value-type="float" office:value="0.00254675">
                <text:p>0.0025467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2000-9-s126456688c955846.ukp</text:p>
              </table:table-cell>
              <table:table-cell office:value-type="float" office:value="0.00275765">
                <text:p>0.0027576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5000-9-s126456688c828941.ukp</text:p>
              </table:table-cell>
              <table:table-cell office:value-type="float" office:value="0.00272708">
                <text:p>0.0027270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1000-0-s827183242c771721.ukp</text:p>
              </table:table-cell>
              <table:table-cell office:value-type="float" office:value="0.00196463">
                <text:p>0.0019646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1000-1-s843367405c507170.ukp</text:p>
              </table:table-cell>
              <table:table-cell office:value-type="float" office:value="0.0017929">
                <text:p>0.001792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1000-2-s528806317c700591.ukp</text:p>
              </table:table-cell>
              <table:table-cell office:value-type="float" office:value="0.00197389">
                <text:p>0.0019738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1000-3-s780179313c737429.ukp</text:p>
              </table:table-cell>
              <table:table-cell office:value-type="float" office:value="0.00212112">
                <text:p>0.0021211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1000-4-s721215008c919878.ukp</text:p>
              </table:table-cell>
              <table:table-cell office:value-type="float" office:value="0.00226079">
                <text:p>0.0022607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1000-5-s110877071c904309.ukp</text:p>
              </table:table-cell>
              <table:table-cell office:value-type="float" office:value="0.00244886">
                <text:p>0.0024488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1000-6-s227708629c546518.ukp</text:p>
              </table:table-cell>
              <table:table-cell office:value-type="float" office:value="0.00192329">
                <text:p>0.0019232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1000-8-s991580855c660065.ukp</text:p>
              </table:table-cell>
              <table:table-cell office:value-type="float" office:value="0.00208552">
                <text:p>0.0020855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1000-9-s126456688c935549.ukp</text:p>
              </table:table-cell>
              <table:table-cell office:value-type="float" office:value="0.00254356">
                <text:p>0.0025435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2000-0-s827183242c555456.ukp</text:p>
              </table:table-cell>
              <table:table-cell office:value-type="float" office:value="0.00174864">
                <text:p>0.0017486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2000-1-s843367405c810134.ukp</text:p>
              </table:table-cell>
              <table:table-cell office:value-type="float" office:value="0.00215783">
                <text:p>0.0021578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2000-2-s528806317c949226.ukp</text:p>
              </table:table-cell>
              <table:table-cell office:value-type="float" office:value="0.00263382">
                <text:p>0.0026338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2000-3-s780179313c911650.ukp</text:p>
              </table:table-cell>
              <table:table-cell office:value-type="float" office:value="0.00251446">
                <text:p>0.0025144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2000-4-s721215008c731342.ukp</text:p>
              </table:table-cell>
              <table:table-cell office:value-type="float" office:value="0.00212937">
                <text:p>0.0021293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2000-5-s110877071c714179.ukp</text:p>
              </table:table-cell>
              <table:table-cell office:value-type="float" office:value="0.00207018">
                <text:p>0.0020701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2000-6-s227708629c602464.ukp</text:p>
              </table:table-cell>
              <table:table-cell office:value-type="float" office:value="0.00190866">
                <text:p>0.0019086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2000-7-s177710744c599019.ukp</text:p>
              </table:table-cell>
              <table:table-cell office:value-type="float" office:value="0.00190868">
                <text:p>0.0019086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2000-8-s991580855c676793.ukp</text:p>
              </table:table-cell>
              <table:table-cell office:value-type="float" office:value="0.00218115">
                <text:p>0.0021811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2000-9-s126456688c785219.ukp</text:p>
              </table:table-cell>
              <table:table-cell office:value-type="float" office:value="0.0023218">
                <text:p>0.002321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5000-8-s991580855c558792.ukp</text:p>
              </table:table-cell>
              <table:table-cell office:value-type="float" office:value="0.00190504">
                <text:p>0.0019050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5000-9-s126456688c886947.ukp</text:p>
              </table:table-cell>
              <table:table-cell office:value-type="float" office:value="0.00252375">
                <text:p>0.0025237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100000n1000-0-s827183242c913363.ukp</text:p>
              </table:table-cell>
              <table:table-cell office:value-type="float" office:value="0.00261292">
                <text:p>0.0026129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100000n1000-1-s843367405c668488.ukp</text:p>
              </table:table-cell>
              <table:table-cell office:value-type="float" office:value="0.0022314">
                <text:p>0.002231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100000n1000-2-s528806317c624701.ukp</text:p>
              </table:table-cell>
              <table:table-cell office:value-type="float" office:value="0.00206991">
                <text:p>0.0020699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100000n1000-3-s780179313c947511.ukp</text:p>
              </table:table-cell>
              <table:table-cell office:value-type="float" office:value="0.00271319">
                <text:p>0.0027131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100000n1000-4-s721215008c835814.ukp</text:p>
              </table:table-cell>
              <table:table-cell office:value-type="float" office:value="0.00257501">
                <text:p>0.0025750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100000n1000-5-s110877071c920920.ukp</text:p>
              </table:table-cell>
              <table:table-cell office:value-type="float" office:value="0.00260355">
                <text:p>0.0026035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100000n1000-6-s227708629c897210.ukp</text:p>
              </table:table-cell>
              <table:table-cell office:value-type="float" office:value="0.002509">
                <text:p>0.00250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100000n1000-7-s177710744c875688.ukp</text:p>
              </table:table-cell>
              <table:table-cell office:value-type="float" office:value="0.00248939">
                <text:p>0.0024893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100000n1000-8-s991580855c555575.ukp</text:p>
              </table:table-cell>
              <table:table-cell office:value-type="float" office:value="0.00208757">
                <text:p>0.0020875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100000n2000-3-s780179313c767623.ukp</text:p>
              </table:table-cell>
              <table:table-cell office:value-type="float" office:value="0.00234817">
                <text:p>0.0023481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100000n2000-5-s110877071c821634.ukp</text:p>
              </table:table-cell>
              <table:table-cell office:value-type="float" office:value="0.00255373">
                <text:p>0.0025537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100000n2000-7-s177710744c516153.ukp</text:p>
              </table:table-cell>
              <table:table-cell office:value-type="float" office:value="0.00203554">
                <text:p>0.0020355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100000n2000-9-s126456688c764660.ukp</text:p>
              </table:table-cell>
              <table:table-cell office:value-type="float" office:value="0.00236083">
                <text:p>0.0023608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50000n1000-0-s827183242c685864.ukp</text:p>
              </table:table-cell>
              <table:table-cell office:value-type="float" office:value="0.00192287">
                <text:p>0.0019228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50000n1000-1-s843367405c670545.ukp</text:p>
              </table:table-cell>
              <table:table-cell office:value-type="float" office:value="0.00213945">
                <text:p>0.0021394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50000n1000-2-s528806317c584772.ukp</text:p>
              </table:table-cell>
              <table:table-cell office:value-type="float" office:value="0.0020865">
                <text:p>0.002086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50000n1000-3-s780179313c898184.ukp</text:p>
              </table:table-cell>
              <table:table-cell office:value-type="float" office:value="0.00245966">
                <text:p>0.0024596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50000n1000-4-s721215008c733791.ukp</text:p>
              </table:table-cell>
              <table:table-cell office:value-type="float" office:value="0.0021118">
                <text:p>0.002111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50000n1000-5-s110877071c535803.ukp</text:p>
              </table:table-cell>
              <table:table-cell office:value-type="float" office:value="0.0016646">
                <text:p>0.001664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50000n1000-6-s227708629c997370.ukp</text:p>
              </table:table-cell>
              <table:table-cell office:value-type="float" office:value="0.00252913">
                <text:p>0.0025291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50000n1000-7-s177710744c605365.ukp</text:p>
              </table:table-cell>
              <table:table-cell office:value-type="float" office:value="0.00190386">
                <text:p>0.0019038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50000n1000-8-s991580855c810058.ukp</text:p>
              </table:table-cell>
              <table:table-cell office:value-type="float" office:value="0.00212128">
                <text:p>0.0021212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50000n1000-9-s126456688c990447.ukp</text:p>
              </table:table-cell>
              <table:table-cell office:value-type="float" office:value="0.00249811">
                <text:p>0.0024981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50000n2000-0-s827183242c896153.ukp</text:p>
              </table:table-cell>
              <table:table-cell office:value-type="float" office:value="0.00248704">
                <text:p>0.0024870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50000n2000-1-s843367405c625437.ukp</text:p>
              </table:table-cell>
              <table:table-cell office:value-type="float" office:value="0.00203827">
                <text:p>0.0020382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50000n2000-4-s721215008c829591.ukp</text:p>
              </table:table-cell>
              <table:table-cell office:value-type="float" office:value="0.00223511">
                <text:p>0.0022351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50000n2000-5-s110877071c569112.ukp</text:p>
              </table:table-cell>
              <table:table-cell office:value-type="float" office:value="0.00182421">
                <text:p>0.0018242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50000n2000-9-s126456688c574685.ukp</text:p>
              </table:table-cell>
              <table:table-cell office:value-type="float" office:value="0.00182405">
                <text:p>0.0018240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2000-3-s780179313c847262.ukp</text:p>
              </table:table-cell>
              <table:table-cell office:value-type="float" office:value="0.00262561">
                <text:p>0.00262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50000n1000-7-s177710744c921854.ukp</text:p>
              </table:table-cell>
              <table:table-cell office:value-type="float" office:value="0.00251723">
                <text:p>0.0025172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0.185cm" svg:y="3.755cm" style:legend-expansion="high" chart:style-name="ch2"/>
        <chart:plot-area chart:style-name="ch3" table:cell-range-address="'ALL CASES'.I2:'ALL CASES'.K27 'ALL CASES'.J1:'ALL CASES'.K1" chart:data-source-has-labels="both" svg:x="0.32cm" svg:y="0.18cm" svg:width="9.545cm" svg:height="8.645cm">
          <chartooo:coordinate-region svg:x="1.497cm" svg:y="0.379cm" svg:width="8.181cm" svg:height="7.799cm"/>
          <chart:axis chart:dimension="x" chart:name="primary-x" chart:style-name="ch4" chartooo:axis-type="auto">
            <chart:categories table:cell-range-address="'ALL CASES'.I2:'ALL CASES'.I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LL CASES'.J2:'ALL CASES'.J27" chart:label-cell-address="'ALL CASES'.J1:'ALL CASES'.J1" chart:class="chart:scatter">
            <chart:data-point chart:repeated="26"/>
          </chart:series>
          <chart:series chart:style-name="ch7" chart:values-cell-range-address="'ALL CASES'.K2:'ALL CASES'.K27" chart:label-cell-address="'ALL CASES'.K1:'ALL CASES'.K1" chart:class="chart:scatte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Max Memory Use (Kb)</text:p>
                <draw:g>
                  <svg:desc>'ALL CASES'.J1:'ALL CASES'.J1</svg:desc>
                </draw:g>
              </table:table-cell>
              <table:table-cell office:value-type="string">
                <text:p>Pyasukp Max Memory Use (Kb)</text:p>
                <draw:g>
                  <svg:desc>'ALL CASES'.K1:'ALL CASE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min10000wmax100000n10000-0-s827183242c564610.ukp</text:p>
                <draw:g>
                  <svg:desc>'ALL CASES'.I2:'ALL CASES'.I27</svg:desc>
                </draw:g>
              </table:table-cell>
              <table:table-cell office:value-type="float" office:value="17960">
                <text:p>17960</text:p>
                <draw:g>
                  <svg:desc>'ALL CASES'.J2:'ALL CASES'.J27</svg:desc>
                </draw:g>
              </table:table-cell>
              <table:table-cell office:value-type="float" office:value="8040">
                <text:p>8040</text:p>
                <draw:g>
                  <svg:desc>'ALL CASES'.K2:'ALL CASES'.K27</svg:desc>
                </draw:g>
              </table:table-cell>
            </table:table-row>
            <table:table-row>
              <table:table-cell office:value-type="string">
                <text:p>wmin10000wmax100000n10000-1-s843367405c723320.ukp</text:p>
              </table:table-cell>
              <table:table-cell office:value-type="float" office:value="21696">
                <text:p>21696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wmin10000wmax100000n10000-2-s528806317c937409.ukp</text:p>
              </table:table-cell>
              <table:table-cell office:value-type="float" office:value="26840">
                <text:p>26840</text:p>
              </table:table-cell>
              <table:table-cell office:value-type="float" office:value="6288">
                <text:p>6288</text:p>
              </table:table-cell>
            </table:table-row>
            <table:table-row>
              <table:table-cell office:value-type="string">
                <text:p>wmin10000wmax100000n10000-3-s780179313c600195.ukp</text:p>
              </table:table-cell>
              <table:table-cell office:value-type="float" office:value="18808">
                <text:p>18808</text:p>
              </table:table-cell>
              <table:table-cell office:value-type="float" office:value="6144">
                <text:p>6144</text:p>
              </table:table-cell>
            </table:table-row>
            <table:table-row>
              <table:table-cell office:value-type="string">
                <text:p>wmin10000wmax100000n10000-4-s721215008c833689.ukp</text:p>
              </table:table-cell>
              <table:table-cell office:value-type="float" office:value="24188">
                <text:p>24188</text:p>
              </table:table-cell>
              <table:table-cell office:value-type="float" office:value="7024">
                <text:p>7024</text:p>
              </table:table-cell>
            </table:table-row>
            <table:table-row>
              <table:table-cell office:value-type="string">
                <text:p>wmin10000wmax100000n10000-5-s110877071c631507.ukp</text:p>
              </table:table-cell>
              <table:table-cell office:value-type="float" office:value="19416">
                <text:p>19416</text:p>
              </table:table-cell>
              <table:table-cell office:value-type="float" office:value="6152">
                <text:p>6152</text:p>
              </table:table-cell>
            </table:table-row>
            <table:table-row>
              <table:table-cell office:value-type="string">
                <text:p>wmin10000wmax100000n10000-6-s227708629c960025.ukp</text:p>
              </table:table-cell>
              <table:table-cell office:value-type="float" office:value="27188">
                <text:p>27188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wmin10000wmax100000n10000-7-s177710744c695800.ukp</text:p>
              </table:table-cell>
              <table:table-cell office:value-type="float" office:value="20976">
                <text:p>20976</text:p>
              </table:table-cell>
              <table:table-cell office:value-type="float" office:value="6036">
                <text:p>6036</text:p>
              </table:table-cell>
            </table:table-row>
            <table:table-row>
              <table:table-cell office:value-type="string">
                <text:p>wmin10000wmax100000n10000-8-s991580855c881113.ukp</text:p>
              </table:table-cell>
              <table:table-cell office:value-type="float" office:value="25588">
                <text:p>25588</text:p>
              </table:table-cell>
              <table:table-cell office:value-type="float" office:value="6168">
                <text:p>6168</text:p>
              </table:table-cell>
            </table:table-row>
            <table:table-row>
              <table:table-cell office:value-type="string">
                <text:p>wmin10000wmax100000n10000-9-s126456688c814865.ukp</text:p>
              </table:table-cell>
              <table:table-cell office:value-type="float" office:value="23828">
                <text:p>23828</text:p>
              </table:table-cell>
              <table:table-cell office:value-type="float" office:value="6220">
                <text:p>6220</text:p>
              </table:table-cell>
            </table:table-row>
            <table:table-row>
              <table:table-cell office:value-type="string">
                <text:p>wmin10000wmax100000n1000-0-s827183242c822011.ukp</text:p>
              </table:table-cell>
              <table:table-cell office:value-type="float" office:value="23980">
                <text:p>23980</text:p>
              </table:table-cell>
              <table:table-cell office:value-type="float" office:value="5180">
                <text:p>5180</text:p>
              </table:table-cell>
            </table:table-row>
            <table:table-row>
              <table:table-cell office:value-type="string">
                <text:p>wmin10000wmax100000n1000-1-s843367405c974920.ukp</text:p>
              </table:table-cell>
              <table:table-cell office:value-type="float" office:value="27428">
                <text:p>27428</text:p>
              </table:table-cell>
              <table:table-cell office:value-type="float" office:value="5136">
                <text:p>5136</text:p>
              </table:table-cell>
            </table:table-row>
            <table:table-row>
              <table:table-cell office:value-type="string">
                <text:p>wmin10000wmax100000n1000-2-s528806317c898349.ukp</text:p>
              </table:table-cell>
              <table:table-cell office:value-type="float" office:value="25764">
                <text:p>25764</text:p>
              </table:table-cell>
              <table:table-cell office:value-type="float" office:value="3916">
                <text:p>3916</text:p>
              </table:table-cell>
            </table:table-row>
            <table:table-row>
              <table:table-cell office:value-type="string">
                <text:p>wmin10000wmax100000n1000-3-s780179313c780916.ukp</text:p>
              </table:table-cell>
              <table:table-cell office:value-type="float" office:value="23172">
                <text:p>23172</text:p>
              </table:table-cell>
              <table:table-cell office:value-type="float" office:value="5632">
                <text:p>5632</text:p>
              </table:table-cell>
            </table:table-row>
            <table:table-row>
              <table:table-cell office:value-type="string">
                <text:p>wmin10000wmax100000n1000-4-s721215008c678900.ukp</text:p>
              </table:table-cell>
              <table:table-cell office:value-type="float" office:value="20548">
                <text:p>20548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wmin10000wmax100000n1000-5-s110877071c784914.ukp</text:p>
              </table:table-cell>
              <table:table-cell office:value-type="float" office:value="23212">
                <text:p>23212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wmin10000wmax100000n1000-6-s227708629c511609.ukp</text:p>
              </table:table-cell>
              <table:table-cell office:value-type="float" office:value="16656">
                <text:p>16656</text:p>
              </table:table-cell>
              <table:table-cell office:value-type="float" office:value="4728">
                <text:p>4728</text:p>
              </table:table-cell>
            </table:table-row>
            <table:table-row>
              <table:table-cell office:value-type="string">
                <text:p>wmin10000wmax100000n1000-7-s177710744c657882.ukp</text:p>
              </table:table-cell>
              <table:table-cell office:value-type="float" office:value="20344">
                <text:p>2034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string">
                <text:p>wmin10000wmax100000n1000-8-s991580855c964354.ukp</text:p>
              </table:table-cell>
              <table:table-cell office:value-type="float" office:value="27328">
                <text:p>27328</text:p>
              </table:table-cell>
              <table:table-cell office:value-type="float" office:value="5308">
                <text:p>5308</text:p>
              </table:table-cell>
            </table:table-row>
            <table:table-row>
              <table:table-cell office:value-type="string">
                <text:p>wmin10000wmax100000n1000-9-s126456688c785284.ukp</text:p>
              </table:table-cell>
              <table:table-cell office:value-type="float" office:value="23256">
                <text:p>23256</text:p>
              </table:table-cell>
              <table:table-cell office:value-type="float" office:value="7144">
                <text:p>7144</text:p>
              </table:table-cell>
            </table:table-row>
            <table:table-row>
              <table:table-cell office:value-type="string">
                <text:p>wmin10000wmax100000n2000-0-s827183242c854573.ukp</text:p>
              </table:table-cell>
              <table:table-cell office:value-type="float" office:value="24968">
                <text:p>24968</text:p>
              </table:table-cell>
              <table:table-cell office:value-type="float" office:value="5440">
                <text:p>5440</text:p>
              </table:table-cell>
            </table:table-row>
            <table:table-row>
              <table:table-cell office:value-type="string">
                <text:p>wmin10000wmax100000n2000-1-s843367405c605138.ukp</text:p>
              </table:table-cell>
              <table:table-cell office:value-type="float" office:value="18908">
                <text:p>18908</text:p>
              </table:table-cell>
              <table:table-cell office:value-type="float" office:value="5220">
                <text:p>5220</text:p>
              </table:table-cell>
            </table:table-row>
            <table:table-row>
              <table:table-cell office:value-type="string">
                <text:p>wmin10000wmax100000n2000-2-s528806317c982859.ukp</text:p>
              </table:table-cell>
              <table:table-cell office:value-type="float" office:value="27820">
                <text:p>27820</text:p>
              </table:table-cell>
              <table:table-cell office:value-type="float" office:value="5324">
                <text:p>5324</text:p>
              </table:table-cell>
            </table:table-row>
            <table:table-row>
              <table:table-cell office:value-type="string">
                <text:p>wmin10000wmax100000n2000-3-s780179313c724146.ukp</text:p>
              </table:table-cell>
              <table:table-cell office:value-type="float" office:value="21924">
                <text:p>21924</text:p>
              </table:table-cell>
              <table:table-cell office:value-type="float" office:value="5316">
                <text:p>5316</text:p>
              </table:table-cell>
            </table:table-row>
            <table:table-row>
              <table:table-cell office:value-type="string">
                <text:p>wmin10000wmax100000n2000-4-s721215008c924632.ukp</text:p>
              </table:table-cell>
              <table:table-cell office:value-type="float" office:value="26564">
                <text:p>26564</text:p>
              </table:table-cell>
              <table:table-cell office:value-type="float" office:value="7368">
                <text:p>7368</text:p>
              </table:table-cell>
            </table:table-row>
            <table:table-row>
              <table:table-cell office:value-type="string">
                <text:p>wmin10000wmax100000n2000-5-s110877071c528906.ukp</text:p>
              </table:table-cell>
              <table:table-cell office:value-type="float" office:value="17128">
                <text:p>17128</text:p>
              </table:table-cell>
              <table:table-cell office:value-type="float" office:value="5284">
                <text:p>52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3.205cm" style:legend-expansion="high" chart:style-name="ch2"/>
        <chart:plot-area chart:style-name="ch3" table:cell-range-address="'UKP5 Time Consumption Breakdown'.B1:'UKP5 Time Consumption Breakdown'.F38" chart:data-source-has-labels="row" svg:x="0.32cm" svg:y="0.18cm" svg:width="13.097cm" svg:height="8.64cm">
          <chartooo:coordinate-region svg:x="0.941cm" svg:y="0.22cm" svg:width="11.866cm" svg:height="7.9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UKP5 Time Consumption Breakdown'.B2:'UKP5 Time Consumption Breakdown'.B38" chart:label-cell-address="'UKP5 Time Consumption Breakdown'.B1:'UKP5 Time Consumption Breakdown'.B1" chart:class="chart:bar">
            <chart:data-point chart:repeated="37"/>
          </chart:series>
          <chart:series chart:style-name="ch8" chart:values-cell-range-address="'UKP5 Time Consumption Breakdown'.C2:'UKP5 Time Consumption Breakdown'.C38" chart:label-cell-address="'UKP5 Time Consumption Breakdown'.C1:'UKP5 Time Consumption Breakdown'.C1" chart:class="chart:bar">
            <chart:data-point chart:repeated="37"/>
          </chart:series>
          <chart:series chart:style-name="ch9" chart:values-cell-range-address="'UKP5 Time Consumption Breakdown'.D2:'UKP5 Time Consumption Breakdown'.D38" chart:label-cell-address="'UKP5 Time Consumption Breakdown'.D1:'UKP5 Time Consumption Breakdown'.D1" chart:class="chart:bar">
            <chart:data-point chart:repeated="37"/>
          </chart:series>
          <chart:series chart:style-name="ch10" chart:values-cell-range-address="'UKP5 Time Consumption Breakdown'.E2:'UKP5 Time Consumption Breakdown'.E38" chart:label-cell-address="'UKP5 Time Consumption Breakdown'.E1:'UKP5 Time Consumption Breakdown'.E1" chart:class="chart:bar">
            <chart:data-point chart:repeated="37"/>
          </chart:series>
          <chart:series chart:style-name="ch11" chart:values-cell-range-address="'UKP5 Time Consumption Breakdown'.F2:'UKP5 Time Consumption Breakdown'.F38" chart:label-cell-address="'UKP5 Time Consumption Breakdown'.F1:'UKP5 Time Consumption Breakdown'.F1" chart:class="chart:bar"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rt time</text:p>
                <draw:g>
                  <svg:desc>'UKP5 Time Consumption Breakdown'.B1:'UKP5 Time Consumption Breakdown'.B1</svg:desc>
                </draw:g>
              </table:table-cell>
              <table:table-cell office:value-type="string">
                <text:p>Vect time</text:p>
                <draw:g>
                  <svg:desc>'UKP5 Time Consumption Breakdown'.C1:'UKP5 Time Consumption Breakdown'.C1</svg:desc>
                </draw:g>
              </table:table-cell>
              <table:table-cell office:value-type="string">
                <text:p>O(n) time</text:p>
                <draw:g>
                  <svg:desc>'UKP5 Time Consumption Breakdown'.D1:'UKP5 Time Consumption Breakdown'.D1</svg:desc>
                </draw:g>
              </table:table-cell>
              <table:table-cell office:value-type="string">
                <text:p>pha1 time</text:p>
                <draw:g>
                  <svg:desc>'UKP5 Time Consumption Breakdown'.E1:'UKP5 Time Consumption Breakdown'.E1</svg:desc>
                </draw:g>
              </table:table-cell>
              <table:table-cell office:value-type="string">
                <text:p>pha2 time</text:p>
                <draw:g>
                  <svg:desc>'UKP5 Time Consumption Breakdown'.F1:'UKP5 Time Consumption Breakdown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31">
                <text:p>0.00031</text:p>
                <draw:g>
                  <svg:desc>'UKP5 Time Consumption Breakdown'.B2:'UKP5 Time Consumption Breakdown'.B38</svg:desc>
                </draw:g>
              </table:table-cell>
              <table:table-cell office:value-type="float" office:value="0.00032">
                <text:p>0.00032</text:p>
                <draw:g>
                  <svg:desc>'UKP5 Time Consumption Breakdown'.C2:'UKP5 Time Consumption Breakdown'.C38</svg:desc>
                </draw:g>
              </table:table-cell>
              <table:table-cell office:value-type="float" office:value="0.00001">
                <text:p>0.00001</text:p>
                <draw:g>
                  <svg:desc>'UKP5 Time Consumption Breakdown'.D2:'UKP5 Time Consumption Breakdown'.D38</svg:desc>
                </draw:g>
              </table:table-cell>
              <table:table-cell office:value-type="float" office:value="0.00005">
                <text:p>0.00005</text:p>
                <draw:g>
                  <svg:desc>'UKP5 Time Consumption Breakdown'.E2:'UKP5 Time Consumption Breakdown'.E38</svg:desc>
                </draw:g>
              </table:table-cell>
              <table:table-cell office:value-type="float" office:value="0.00002">
                <text:p>0.00002</text:p>
                <draw:g>
                  <svg:desc>'UKP5 Time Consumption Breakdown'.F2:'UKP5 Time Consumption Breakdown'.F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9">
                <text:p>0.00029</text:p>
              </table:table-cell>
              <table:table-cell office:value-type="float" office:value="0.00033">
                <text:p>0.00033</text:p>
              </table:table-cell>
              <table:table-cell office:value-type="float" office:value="0.00001">
                <text:p>0.00001</text:p>
              </table:table-cell>
              <table:table-cell office:value-type="float" office:value="0.00015">
                <text:p>0.00015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67">
                <text:p>0.00067</text:p>
              </table:table-cell>
              <table:table-cell office:value-type="float" office:value="0.00035">
                <text:p>0.00035</text:p>
              </table:table-cell>
              <table:table-cell office:value-type="float" office:value="0.00002">
                <text:p>0.00002</text:p>
              </table:table-cell>
              <table:table-cell office:value-type="float" office:value="0.00009">
                <text:p>0.00009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67">
                <text:p>0.00067</text:p>
              </table:table-cell>
              <table:table-cell office:value-type="float" office:value="0.00037">
                <text:p>0.00037</text:p>
              </table:table-cell>
              <table:table-cell office:value-type="float" office:value="0.00002">
                <text:p>0.00002</text:p>
              </table:table-cell>
              <table:table-cell office:value-type="float" office:value="0.00008">
                <text:p>0.00008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9">
                <text:p>0.00029</text:p>
              </table:table-cell>
              <table:table-cell office:value-type="float" office:value="0.00063">
                <text:p>0.00063</text:p>
              </table:table-cell>
              <table:table-cell office:value-type="float" office:value="0.00001">
                <text:p>0.00001</text:p>
              </table:table-cell>
              <table:table-cell office:value-type="float" office:value="0.00022">
                <text:p>0.00022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93">
                <text:p>0.00093</text:p>
              </table:table-cell>
              <table:table-cell office:value-type="float" office:value="0.00033">
                <text:p>0.00033</text:p>
              </table:table-cell>
              <table:table-cell office:value-type="float" office:value="0.00002">
                <text:p>0.00002</text:p>
              </table:table-cell>
              <table:table-cell office:value-type="float" office:value="0.0001">
                <text:p>0.0001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">
                <text:p>0.001</text:p>
              </table:table-cell>
              <table:table-cell office:value-type="float" office:value="0.00034">
                <text:p>0.00034</text:p>
              </table:table-cell>
              <table:table-cell office:value-type="float" office:value="0.00002">
                <text:p>0.00002</text:p>
              </table:table-cell>
              <table:table-cell office:value-type="float" office:value="0.00012">
                <text:p>0.00012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68">
                <text:p>0.00068</text:p>
              </table:table-cell>
              <table:table-cell office:value-type="float" office:value="0.00038">
                <text:p>0.00038</text:p>
              </table:table-cell>
              <table:table-cell office:value-type="float" office:value="0.00002">
                <text:p>0.00002</text:p>
              </table:table-cell>
              <table:table-cell office:value-type="float" office:value="0.00044">
                <text:p>0.00044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94">
                <text:p>0.00094</text:p>
              </table:table-cell>
              <table:table-cell office:value-type="float" office:value="0.00038">
                <text:p>0.00038</text:p>
              </table:table-cell>
              <table:table-cell office:value-type="float" office:value="0.00002">
                <text:p>0.00002</text:p>
              </table:table-cell>
              <table:table-cell office:value-type="float" office:value="0.0005">
                <text:p>0.000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31">
                <text:p>0.00031</text:p>
              </table:table-cell>
              <table:table-cell office:value-type="float" office:value="0.00107">
                <text:p>0.00107</text:p>
              </table:table-cell>
              <table:table-cell office:value-type="float" office:value="0.00001">
                <text:p>0.00001</text:p>
              </table:table-cell>
              <table:table-cell office:value-type="float" office:value="0.00072">
                <text:p>0.00072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09">
                <text:p>0.00109</text:p>
              </table:table-cell>
              <table:table-cell office:value-type="float" office:value="0.0004">
                <text:p>0.0004</text:p>
              </table:table-cell>
              <table:table-cell office:value-type="float" office:value="0.00003">
                <text:p>0.00003</text:p>
              </table:table-cell>
              <table:table-cell office:value-type="float" office:value="0.00081">
                <text:p>0.00081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45">
                <text:p>0.00145</text:p>
              </table:table-cell>
              <table:table-cell office:value-type="float" office:value="0.00038">
                <text:p>0.00038</text:p>
              </table:table-cell>
              <table:table-cell office:value-type="float" office:value="0.00003">
                <text:p>0.00003</text:p>
              </table:table-cell>
              <table:table-cell office:value-type="float" office:value="0.00047">
                <text:p>0.00047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66">
                <text:p>0.00166</text:p>
              </table:table-cell>
              <table:table-cell office:value-type="float" office:value="0.00036">
                <text:p>0.00036</text:p>
              </table:table-cell>
              <table:table-cell office:value-type="float" office:value="0.00004">
                <text:p>0.00004</text:p>
              </table:table-cell>
              <table:table-cell office:value-type="float" office:value="0.00055">
                <text:p>0.00055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74">
                <text:p>0.00074</text:p>
              </table:table-cell>
              <table:table-cell office:value-type="float" office:value="0.00047">
                <text:p>0.00047</text:p>
              </table:table-cell>
              <table:table-cell office:value-type="float" office:value="0.00002">
                <text:p>0.00002</text:p>
              </table:table-cell>
              <table:table-cell office:value-type="float" office:value="0.00147">
                <text:p>0.00147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01">
                <text:p>0.00201</text:p>
              </table:table-cell>
              <table:table-cell office:value-type="float" office:value="0.00033">
                <text:p>0.00033</text:p>
              </table:table-cell>
              <table:table-cell office:value-type="float" office:value="0.00005">
                <text:p>0.00005</text:p>
              </table:table-cell>
              <table:table-cell office:value-type="float" office:value="0.0004">
                <text:p>0.0004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3">
                <text:p>0.0003</text:p>
              </table:table-cell>
              <table:table-cell office:value-type="float" office:value="0.00085">
                <text:p>0.00085</text:p>
              </table:table-cell>
              <table:table-cell office:value-type="float" office:value="0.00001">
                <text:p>0.00001</text:p>
              </table:table-cell>
              <table:table-cell office:value-type="float" office:value="0.00177">
                <text:p>0.00177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51">
                <text:p>0.00151</text:p>
              </table:table-cell>
              <table:table-cell office:value-type="float" office:value="0.00034">
                <text:p>0.00034</text:p>
              </table:table-cell>
              <table:table-cell office:value-type="float" office:value="0.00003">
                <text:p>0.00003</text:p>
              </table:table-cell>
              <table:table-cell office:value-type="float" office:value="0.00129">
                <text:p>0.00129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64">
                <text:p>0.00164</text:p>
              </table:table-cell>
              <table:table-cell office:value-type="float" office:value="0.00032">
                <text:p>0.00032</text:p>
              </table:table-cell>
              <table:table-cell office:value-type="float" office:value="0.00004">
                <text:p>0.00004</text:p>
              </table:table-cell>
              <table:table-cell office:value-type="float" office:value="0.00116">
                <text:p>0.00116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03">
                <text:p>0.00103</text:p>
              </table:table-cell>
              <table:table-cell office:value-type="float" office:value="0.00059">
                <text:p>0.00059</text:p>
              </table:table-cell>
              <table:table-cell office:value-type="float" office:value="0.00003">
                <text:p>0.00003</text:p>
              </table:table-cell>
              <table:table-cell office:value-type="float" office:value="0.00546">
                <text:p>0.00546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03">
                <text:p>0.00203</text:p>
              </table:table-cell>
              <table:table-cell office:value-type="float" office:value="0.0007">
                <text:p>0.0007</text:p>
              </table:table-cell>
              <table:table-cell office:value-type="float" office:value="0.00005">
                <text:p>0.00005</text:p>
              </table:table-cell>
              <table:table-cell office:value-type="float" office:value="0.00511">
                <text:p>0.0051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98">
                <text:p>0.00198</text:p>
              </table:table-cell>
              <table:table-cell office:value-type="float" office:value="0.00041">
                <text:p>0.00041</text:p>
              </table:table-cell>
              <table:table-cell office:value-type="float" office:value="0.00005">
                <text:p>0.00005</text:p>
              </table:table-cell>
              <table:table-cell office:value-type="float" office:value="0.01099">
                <text:p>0.01099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36">
                <text:p>0.00036</text:p>
              </table:table-cell>
              <table:table-cell office:value-type="float" office:value="0.01034">
                <text:p>0.01034</text:p>
              </table:table-cell>
              <table:table-cell office:value-type="float" office:value="0.00001">
                <text:p>0.00001</text:p>
              </table:table-cell>
              <table:table-cell office:value-type="float" office:value="0.00537">
                <text:p>0.00537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75">
                <text:p>0.00175</text:p>
              </table:table-cell>
              <table:table-cell office:value-type="float" office:value="0.00196">
                <text:p>0.00196</text:p>
              </table:table-cell>
              <table:table-cell office:value-type="float" office:value="0.00005">
                <text:p>0.00005</text:p>
              </table:table-cell>
              <table:table-cell office:value-type="float" office:value="0.01235">
                <text:p>0.01235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7">
                <text:p>0.0007</text:p>
              </table:table-cell>
              <table:table-cell office:value-type="float" office:value="0.01817">
                <text:p>0.01817</text:p>
              </table:table-cell>
              <table:table-cell office:value-type="float" office:value="0.00002">
                <text:p>0.00002</text:p>
              </table:table-cell>
              <table:table-cell office:value-type="float" office:value="0.01585">
                <text:p>0.0158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78">
                <text:p>0.00178</text:p>
              </table:table-cell>
              <table:table-cell office:value-type="float" office:value="0.00425">
                <text:p>0.00425</text:p>
              </table:table-cell>
              <table:table-cell office:value-type="float" office:value="0.00004">
                <text:p>0.00004</text:p>
              </table:table-cell>
              <table:table-cell office:value-type="float" office:value="0.04124">
                <text:p>0.04124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41">
                <text:p>0.00141</text:p>
              </table:table-cell>
              <table:table-cell office:value-type="float" office:value="0.02478">
                <text:p>0.02478</text:p>
              </table:table-cell>
              <table:table-cell office:value-type="float" office:value="0.00003">
                <text:p>0.00003</text:p>
              </table:table-cell>
              <table:table-cell office:value-type="float" office:value="0.02391">
                <text:p>0.02391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31">
                <text:p>0.00131</text:p>
              </table:table-cell>
              <table:table-cell office:value-type="float" office:value="0.02542">
                <text:p>0.02542</text:p>
              </table:table-cell>
              <table:table-cell office:value-type="float" office:value="0.00003">
                <text:p>0.00003</text:p>
              </table:table-cell>
              <table:table-cell office:value-type="float" office:value="0.03078">
                <text:p>0.03078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48">
                <text:p>0.00148</text:p>
              </table:table-cell>
              <table:table-cell office:value-type="float" office:value="0.04053">
                <text:p>0.04053</text:p>
              </table:table-cell>
              <table:table-cell office:value-type="float" office:value="0.00004">
                <text:p>0.00004</text:p>
              </table:table-cell>
              <table:table-cell office:value-type="float" office:value="0.017">
                <text:p>0.017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">
                <text:p>0.002</text:p>
              </table:table-cell>
              <table:table-cell office:value-type="float" office:value="0.07802">
                <text:p>0.07802</text:p>
              </table:table-cell>
              <table:table-cell office:value-type="float" office:value="0.00005">
                <text:p>0.00005</text:p>
              </table:table-cell>
              <table:table-cell office:value-type="float" office:value="0.08753">
                <text:p>0.08753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16">
                <text:p>0.00216</text:p>
              </table:table-cell>
              <table:table-cell office:value-type="float" office:value="0.15735">
                <text:p>0.15735</text:p>
              </table:table-cell>
              <table:table-cell office:value-type="float" office:value="0.00005">
                <text:p>0.00005</text:p>
              </table:table-cell>
              <table:table-cell office:value-type="float" office:value="0.05685">
                <text:p>0.05685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03">
                <text:p>0.00203</text:p>
              </table:table-cell>
              <table:table-cell office:value-type="float" office:value="0.12026">
                <text:p>0.12026</text:p>
              </table:table-cell>
              <table:table-cell office:value-type="float" office:value="0.00005">
                <text:p>0.00005</text:p>
              </table:table-cell>
              <table:table-cell office:value-type="float" office:value="0.10571">
                <text:p>0.10571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9">
                <text:p>0.00029</text:p>
              </table:table-cell>
              <table:table-cell office:value-type="float" office:value="0.30357">
                <text:p>0.30357</text:p>
              </table:table-cell>
              <table:table-cell office:value-type="float" office:value="0.00001">
                <text:p>0.00001</text:p>
              </table:table-cell>
              <table:table-cell office:value-type="float" office:value="0.03166">
                <text:p>0.03166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29">
                <text:p>0.00029</text:p>
              </table:table-cell>
              <table:table-cell office:value-type="float" office:value="0.30716">
                <text:p>0.30716</text:p>
              </table:table-cell>
              <table:table-cell office:value-type="float" office:value="0.00001">
                <text:p>0.00001</text:p>
              </table:table-cell>
              <table:table-cell office:value-type="float" office:value="0.06417">
                <text:p>0.06417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86">
                <text:p>0.00186</text:p>
              </table:table-cell>
              <table:table-cell office:value-type="float" office:value="0.30711">
                <text:p>0.30711</text:p>
              </table:table-cell>
              <table:table-cell office:value-type="float" office:value="0.00004">
                <text:p>0.00004</text:p>
              </table:table-cell>
              <table:table-cell office:value-type="float" office:value="0.08846">
                <text:p>0.08846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99">
                <text:p>0.00099</text:p>
              </table:table-cell>
              <table:table-cell office:value-type="float" office:value="0.31032">
                <text:p>0.31032</text:p>
              </table:table-cell>
              <table:table-cell office:value-type="float" office:value="0.00003">
                <text:p>0.00003</text:p>
              </table:table-cell>
              <table:table-cell office:value-type="float" office:value="0.11095">
                <text:p>0.11095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61">
                <text:p>0.00061</text:p>
              </table:table-cell>
              <table:table-cell office:value-type="float" office:value="0.30284">
                <text:p>0.30284</text:p>
              </table:table-cell>
              <table:table-cell office:value-type="float" office:value="0.00002">
                <text:p>0.00002</text:p>
              </table:table-cell>
              <table:table-cell office:value-type="float" office:value="0.12573">
                <text:p>0.12573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14">
                <text:p>0.00114</text:p>
              </table:table-cell>
              <table:table-cell office:value-type="float" office:value="0.33455">
                <text:p>0.33455</text:p>
              </table:table-cell>
              <table:table-cell office:value-type="float" office:value="0.00003">
                <text:p>0.00003</text:p>
              </table:table-cell>
              <table:table-cell office:value-type="float" office:value="0.14605">
                <text:p>0.14605</text:p>
              </table:table-cell>
              <table:table-cell office:value-type="float" office:value="0.00004">
                <text:p>0.000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line" chart:style-name="ch1">
        <chart:legend chart:legend-position="end" svg:x="13.949cm" svg:y="3.955cm" style:legend-expansion="high" chart:style-name="ch2"/>
        <chart:plot-area chart:style-name="ch3" table:cell-range-address="'Capacities and y_star value'.C1:'Capacities and y_star value'.D49" chart:data-source-has-labels="row" svg:x="0.32cm" svg:y="0.18cm" svg:width="13.309cm" svg:height="8.646cm">
          <chartooo:coordinate-region svg:x="2.238cm" svg:y="0.38cm" svg:width="11.204cm" svg:height="7.4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apacities and y_star value'.C2:'Capacities and y_star value'.C49" chart:label-cell-address="'Capacities and y_star value'.C1:'Capacities and y_star value'.C1" chart:class="chart:line">
            <chart:data-point chart:repeated="48"/>
          </chart:series>
          <chart:series chart:style-name="ch7" chart:values-cell-range-address="'Capacities and y_star value'.D2:'Capacities and y_star value'.D49" chart:label-cell-address="'Capacities and y_star value'.D1:'Capacities and y_star value'.D1" chart:class="chart:line"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y</text:p>
                <draw:g>
                  <svg:desc>'Capacities and y_star value'.C1:'Capacities and y_star value'.C1</svg:desc>
                </draw:g>
              </table:table-cell>
              <table:table-cell office:value-type="string">
                <text:p>y_bound</text:p>
                <draw:g>
                  <svg:desc>'Capacities and y_star value'.D1:'Capacities and y_star value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00000">
                <text:p>200000000</text:p>
                <draw:g>
                  <svg:desc>'Capacities and y_star value'.C2:'Capacities and y_star value'.C49</svg:desc>
                </draw:g>
              </table:table-cell>
              <table:table-cell office:value-type="float" office:value="200000000">
                <text:p>200000000</text:p>
                <draw:g>
                  <svg:desc>'Capacities and y_star value'.D2:'Capacities and y_star value'.D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000">
                <text:p>200000000</text:p>
              </table:table-cell>
              <table:table-cell office:value-type="float" office:value="10359872">
                <text:p>10359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000">
                <text:p>200000000</text:p>
              </table:table-cell>
              <table:table-cell office:value-type="float" office:value="18008">
                <text:p>18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000">
                <text:p>200000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0000">
                <text:p>200000000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0000">
                <text:p>200000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0000">
                <text:p>200000000</text:p>
              </table:table-cell>
              <table:table-cell office:value-type="float" office:value="64429">
                <text:p>64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0000">
                <text:p>200000000</text:p>
              </table:table-cell>
              <table:table-cell office:value-type="float" office:value="15311">
                <text:p>15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000">
                <text:p>2000000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00000">
                <text:p>20000000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00000">
                <text:p>200000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000">
                <text:p>200000000</text:p>
              </table:table-cell>
              <table:table-cell office:value-type="float" office:value="16553387">
                <text:p>165533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00000">
                <text:p>200000000</text:p>
              </table:table-cell>
              <table:table-cell office:value-type="float" office:value="14954201">
                <text:p>149542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00">
                <text:p>200000000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000000">
                <text:p>200000000</text:p>
              </table:table-cell>
              <table:table-cell office:value-type="float" office:value="24865810">
                <text:p>248658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00000">
                <text:p>20000000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00000">
                <text:p>200000000</text:p>
              </table:table-cell>
              <table:table-cell office:value-type="float" office:value="2189975">
                <text:p>21899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0000">
                <text:p>200000000</text:p>
              </table:table-cell>
              <table:table-cell office:value-type="float" office:value="8107">
                <text:p>81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0000">
                <text:p>20000000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000000">
                <text:p>200000000</text:p>
              </table:table-cell>
              <table:table-cell office:value-type="float" office:value="954624">
                <text:p>9546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000000">
                <text:p>200000000</text:p>
              </table:table-cell>
              <table:table-cell office:value-type="float" office:value="84940223">
                <text:p>849402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000000">
                <text:p>200000000</text:p>
              </table:table-cell>
              <table:table-cell office:value-type="float" office:value="78907220">
                <text:p>789072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000000">
                <text:p>200000000</text:p>
              </table:table-cell>
              <table:table-cell office:value-type="float" office:value="111500">
                <text:p>1115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00000">
                <text:p>2000000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00000">
                <text:p>200000000</text:p>
              </table:table-cell>
              <table:table-cell office:value-type="float" office:value="50998808">
                <text:p>509988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00000">
                <text:p>200000000</text:p>
              </table:table-cell>
              <table:table-cell office:value-type="float" office:value="22135">
                <text:p>221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000000">
                <text:p>200000000</text:p>
              </table:table-cell>
              <table:table-cell office:value-type="float" office:value="5022560">
                <text:p>50225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000000">
                <text:p>20000000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000000">
                <text:p>200000000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000000">
                <text:p>200000000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000000">
                <text:p>200000000</text:p>
              </table:table-cell>
              <table:table-cell office:value-type="float" office:value="133887">
                <text:p>1338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000000">
                <text:p>200000000</text:p>
              </table:table-cell>
              <table:table-cell office:value-type="float" office:value="196088">
                <text:p>1960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000000">
                <text:p>200000000</text:p>
              </table:table-cell>
              <table:table-cell office:value-type="float" office:value="84106">
                <text:p>841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legend chart:legend-position="end" svg:x="10.722cm" svg:y="3.755cm" style:legend-expansion="high" chart:style-name="ch2"/>
        <chart:plot-area chart:style-name="ch3" table:cell-range-address="'NO EXTREME CASES'.A1:'NO EXTREME CASES'.C399" chart:data-source-has-labels="both" svg:x="0.296cm" svg:y="0.022cm" svg:width="10.568cm" svg:height="8.644cm">
          <chartooo:coordinate-region svg:x="4.821cm" svg:y="0.221cm" svg:width="3.397cm" svg:height="7.4cm"/>
          <chart:axis chart:dimension="x" chart:name="primary-x" chart:style-name="ch4" chartooo:axis-type="auto">
            <chartooo:date-scale/>
            <chart:categories table:cell-range-address="'NO EXTREME CASES'.A2:'NO EXTREME CASES'.A39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O EXTREME CASES'.B2:'NO EXTREME CASES'.B399" chart:label-cell-address="'NO EXTREME CASES'.B1:'NO EXTREME CASES'.B1" chart:class="chart:line">
            <chart:data-point chart:repeated="398"/>
          </chart:series>
          <chart:series chart:style-name="ch7" chart:values-cell-range-address="'NO EXTREME CASES'.C2:'NO EXTREME CASES'.C399" chart:label-cell-address="'NO EXTREME CASES'.C1:'NO EXTREME CASES'.C1" chart:class="chart:line">
            <chart:data-point chart:repeated="3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'NO EXTREME CASES'.B1:'NO EXTREME CASES'.B1</svg:desc>
                </draw:g>
              </table:table-cell>
              <table:table-cell office:value-type="string">
                <text:p>Pyasukp Internal Time (seconds)</text:p>
                <draw:g>
                  <svg:desc>'NO EXTREME CASES'.C1:'NO EXTREME CASE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min10000wmax100000n10000-0-s827183242c564610.ukp</text:p>
                <draw:g>
                  <svg:desc>'NO EXTREME CASES'.A2:'NO EXTREME CASES'.A399</svg:desc>
                </draw:g>
              </table:table-cell>
              <table:table-cell office:value-type="float" office:value="0.00403277">
                <text:p>0.00403277</text:p>
                <draw:g>
                  <svg:desc>'NO EXTREME CASES'.B2:'NO EXTREME CASES'.B399</svg:desc>
                </draw:g>
              </table:table-cell>
              <table:table-cell office:value-type="float" office:value="0.01667">
                <text:p>0.01667</text:p>
                <draw:g>
                  <svg:desc>'NO EXTREME CASES'.C2:'NO EXTREME CASES'.C399</svg:desc>
                </draw:g>
              </table:table-cell>
            </table:table-row>
            <table:table-row>
              <table:table-cell office:value-type="string">
                <text:p>wmin10000wmax100000n10000-2-s528806317c937409.ukp</text:p>
              </table:table-cell>
              <table:table-cell office:value-type="float" office:value="0.00453541">
                <text:p>0.00453541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wmin10000wmax100000n10000-9-s126456688c814865.ukp</text:p>
              </table:table-cell>
              <table:table-cell office:value-type="float" office:value="0.00448524">
                <text:p>0.00448524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wmin10000wmax100000n10000-1-s843367405c723320.ukp</text:p>
              </table:table-cell>
              <table:table-cell office:value-type="float" office:value="0.00438573">
                <text:p>0.0043857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100000n10000-3-s780179313c600195.ukp</text:p>
              </table:table-cell>
              <table:table-cell office:value-type="float" office:value="0.00390216">
                <text:p>0.0039021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100000n10000-4-s721215008c833689.ukp</text:p>
              </table:table-cell>
              <table:table-cell office:value-type="float" office:value="0.00445495">
                <text:p>0.0044549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100000n10000-5-s110877071c631507.ukp</text:p>
              </table:table-cell>
              <table:table-cell office:value-type="float" office:value="0.00440929">
                <text:p>0.0044092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100000n10000-7-s177710744c695800.ukp</text:p>
              </table:table-cell>
              <table:table-cell office:value-type="float" office:value="0.00427791">
                <text:p>0.0042779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100000n10000-8-s991580855c881113.ukp</text:p>
              </table:table-cell>
              <table:table-cell office:value-type="float" office:value="0.00482142">
                <text:p>0.0048214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100000n2000-5-s110877071c528906.ukp</text:p>
              </table:table-cell>
              <table:table-cell office:value-type="float" office:value="0.00281365">
                <text:p>0.0028136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100000n5000-6-s227708629c523503.ukp</text:p>
              </table:table-cell>
              <table:table-cell office:value-type="float" office:value="0.00286776">
                <text:p>0.0028677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100000n5000-7-s177710744c988452.ukp</text:p>
              </table:table-cell>
              <table:table-cell office:value-type="float" office:value="0.00375048">
                <text:p>0.0037504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100000n5000-9-s126456688c734233.ukp</text:p>
              </table:table-cell>
              <table:table-cell office:value-type="float" office:value="0.00340585">
                <text:p>0.0034058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50000n10000-0-s827183242c524015.ukp</text:p>
              </table:table-cell>
              <table:table-cell office:value-type="float" office:value="0.00893166">
                <text:p>0.0089316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50000n10000-1-s843367405c638567.ukp</text:p>
              </table:table-cell>
              <table:table-cell office:value-type="float" office:value="0.0097388">
                <text:p>0.009738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50000n10000-3-s780179313c642619.ukp</text:p>
              </table:table-cell>
              <table:table-cell office:value-type="float" office:value="0.00970147">
                <text:p>0.0097014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50000n10000-4-s721215008c927843.ukp</text:p>
              </table:table-cell>
              <table:table-cell office:value-type="float" office:value="0.0103378">
                <text:p>0.010337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50000n10000-5-s110877071c979382.ukp</text:p>
              </table:table-cell>
              <table:table-cell office:value-type="float" office:value="0.0100601">
                <text:p>0.010060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50000n10000-6-s227708629c586019.ukp</text:p>
              </table:table-cell>
              <table:table-cell office:value-type="float" office:value="0.00963438">
                <text:p>0.0096343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50000n10000-7-s177710744c995533.ukp</text:p>
              </table:table-cell>
              <table:table-cell office:value-type="float" office:value="0.0105731">
                <text:p>0.0105731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50000n10000-8-s991580855c500128.ukp</text:p>
              </table:table-cell>
              <table:table-cell office:value-type="float" office:value="0.00955265">
                <text:p>0.0095526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50000n10000-9-s126456688c987402.ukp</text:p>
              </table:table-cell>
              <table:table-cell office:value-type="float" office:value="0.0103864">
                <text:p>0.010386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50000n5000-1-s843367405c820728.ukp</text:p>
              </table:table-cell>
              <table:table-cell office:value-type="float" office:value="0.00439442">
                <text:p>0.0043944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50000n5000-8-s991580855c669670.ukp</text:p>
              </table:table-cell>
              <table:table-cell office:value-type="float" office:value="0.00424025">
                <text:p>0.0042402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wmax100000n10000-3-s780179313c775969.ukp</text:p>
              </table:table-cell>
              <table:table-cell office:value-type="float" office:value="0.00297885">
                <text:p>0.0029788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wmax100000n10000-5-s110877071c609067.ukp</text:p>
              </table:table-cell>
              <table:table-cell office:value-type="float" office:value="0.00260297">
                <text:p>0.0026029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wmax100000n10000-6-s227708629c900489.ukp</text:p>
              </table:table-cell>
              <table:table-cell office:value-type="float" office:value="0.00289856">
                <text:p>0.0028985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wmax100000n10000-8-s991580855c905905.ukp</text:p>
              </table:table-cell>
              <table:table-cell office:value-type="float" office:value="0.00292926">
                <text:p>0.0029292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wmax50000n10000-1-s843367405c786199.ukp</text:p>
              </table:table-cell>
              <table:table-cell office:value-type="float" office:value="0.00258956">
                <text:p>0.0025895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wmax50000n10000-6-s227708629c868429.ukp</text:p>
              </table:table-cell>
              <table:table-cell office:value-type="float" office:value="0.00266466">
                <text:p>0.0026646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wmax50000n10000-7-s177710744c891811.ukp</text:p>
              </table:table-cell>
              <table:table-cell office:value-type="float" office:value="0.00272926">
                <text:p>0.0027292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wmax50000n10000-9-s126456688c696928.ukp</text:p>
              </table:table-cell>
              <table:table-cell office:value-type="float" office:value="0.00254122">
                <text:p>0.0025412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5000wmax100000n10000-0-s827183242c605538.ukp</text:p>
              </table:table-cell>
              <table:table-cell office:value-type="float" office:value="0.00293596">
                <text:p>0.0029359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5000wmax100000n10000-1-s843367405c724816.ukp</text:p>
              </table:table-cell>
              <table:table-cell office:value-type="float" office:value="0.00290964">
                <text:p>0.00290964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5000wmax100000n10000-4-s721215008c528703.ukp</text:p>
              </table:table-cell>
              <table:table-cell office:value-type="float" office:value="0.00269953">
                <text:p>0.0026995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5000wmax100000n10000-6-s227708629c819173.ukp</text:p>
              </table:table-cell>
              <table:table-cell office:value-type="float" office:value="0.00319786">
                <text:p>0.0031978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5000wmax100000n10000-7-s177710744c841524.ukp</text:p>
              </table:table-cell>
              <table:table-cell office:value-type="float" office:value="0.0033206">
                <text:p>0.003320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5000wmax100000n10000-8-s991580855c972757.ukp</text:p>
              </table:table-cell>
              <table:table-cell office:value-type="float" office:value="0.00361527">
                <text:p>0.00361527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5000wmax100000n10000-9-s126456688c963193.ukp</text:p>
              </table:table-cell>
              <table:table-cell office:value-type="float" office:value="0.0034636">
                <text:p>0.003463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5000wmax50000n10000-0-s827183242c746133.ukp</text:p>
              </table:table-cell>
              <table:table-cell office:value-type="float" office:value="0.00379082">
                <text:p>0.0037908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5000wmax50000n10000-2-s528806317c712339.ukp</text:p>
              </table:table-cell>
              <table:table-cell office:value-type="float" office:value="0.00394473">
                <text:p>0.0039447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5000wmax50000n10000-3-s780179313c864487.ukp</text:p>
              </table:table-cell>
              <table:table-cell office:value-type="float" office:value="0.00404475">
                <text:p>0.0040447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5000wmax50000n10000-4-s721215008c755951.ukp</text:p>
              </table:table-cell>
              <table:table-cell office:value-type="float" office:value="0.00384442">
                <text:p>0.0038444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5000wmax50000n10000-5-s110877071c530892.ukp</text:p>
              </table:table-cell>
              <table:table-cell office:value-type="float" office:value="0.00343908">
                <text:p>0.00343908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5000wmax50000n10000-7-s177710744c983140.ukp</text:p>
              </table:table-cell>
              <table:table-cell office:value-type="float" office:value="0.00440036">
                <text:p>0.00440036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500wmax50000n10000-9-s126456688c585653.ukp</text:p>
              </table:table-cell>
              <table:table-cell office:value-type="float" office:value="0.00210963">
                <text:p>0.0021096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wmin10000wmax100000n10000-6-s227708629c960025.ukp</text:p>
              </table:table-cell>
              <table:table-cell office:value-type="float" office:value="0.00473214">
                <text:p>0.004732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2000-0-s827183242c854573.ukp</text:p>
              </table:table-cell>
              <table:table-cell office:value-type="float" office:value="0.0029384">
                <text:p>0.002938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2000-1-s843367405c605138.ukp</text:p>
              </table:table-cell>
              <table:table-cell office:value-type="float" office:value="0.00284481">
                <text:p>0.0028448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2000-2-s528806317c982859.ukp</text:p>
              </table:table-cell>
              <table:table-cell office:value-type="float" office:value="0.0034187">
                <text:p>0.003418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2000-3-s780179313c724146.ukp</text:p>
              </table:table-cell>
              <table:table-cell office:value-type="float" office:value="0.00306206">
                <text:p>0.003062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2000-4-s721215008c924632.ukp</text:p>
              </table:table-cell>
              <table:table-cell office:value-type="float" office:value="0.00347677">
                <text:p>0.0034767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2000-6-s227708629c580821.ukp</text:p>
              </table:table-cell>
              <table:table-cell office:value-type="float" office:value="0.0027489">
                <text:p>0.002748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2000-8-s991580855c775538.ukp</text:p>
              </table:table-cell>
              <table:table-cell office:value-type="float" office:value="0.00323883">
                <text:p>0.0032388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5000-0-s827183242c797054.ukp</text:p>
              </table:table-cell>
              <table:table-cell office:value-type="float" office:value="0.00360522">
                <text:p>0.0036052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5000-1-s843367405c616321.ukp</text:p>
              </table:table-cell>
              <table:table-cell office:value-type="float" office:value="0.00320984">
                <text:p>0.0032098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5000-2-s528806317c634422.ukp</text:p>
              </table:table-cell>
              <table:table-cell office:value-type="float" office:value="0.00300284">
                <text:p>0.0030028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5000-3-s780179313c964288.ukp</text:p>
              </table:table-cell>
              <table:table-cell office:value-type="float" office:value="0.00366806">
                <text:p>0.003668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5000-4-s721215008c534924.ukp</text:p>
              </table:table-cell>
              <table:table-cell office:value-type="float" office:value="0.00315742">
                <text:p>0.0031574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5000-5-s110877071c665496.ukp</text:p>
              </table:table-cell>
              <table:table-cell office:value-type="float" office:value="0.00311179">
                <text:p>0.0031117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5000-8-s991580855c589368.ukp</text:p>
              </table:table-cell>
              <table:table-cell office:value-type="float" office:value="0.00310902">
                <text:p>0.003109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10000-2-s528806317c650130.ukp</text:p>
              </table:table-cell>
              <table:table-cell office:value-type="float" office:value="0.00962747">
                <text:p>0.009627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1000-5-s110877071c769563.ukp</text:p>
              </table:table-cell>
              <table:table-cell office:value-type="float" office:value="0.00282849">
                <text:p>0.0028284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1000-6-s227708629c662505.ukp</text:p>
              </table:table-cell>
              <table:table-cell office:value-type="float" office:value="0.00280257">
                <text:p>0.0028025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1000-8-s991580855c698588.ukp</text:p>
              </table:table-cell>
              <table:table-cell office:value-type="float" office:value="0.00287687">
                <text:p>0.0028768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2000-4-s721215008c803150.ukp</text:p>
              </table:table-cell>
              <table:table-cell office:value-type="float" office:value="0.00314667">
                <text:p>0.0031466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2000-7-s177710744c553979.ukp</text:p>
              </table:table-cell>
              <table:table-cell office:value-type="float" office:value="0.0026924">
                <text:p>0.002692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2000-8-s991580855c603735.ukp</text:p>
              </table:table-cell>
              <table:table-cell office:value-type="float" office:value="0.00263514">
                <text:p>0.002635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2000-9-s126456688c849580.ukp</text:p>
              </table:table-cell>
              <table:table-cell office:value-type="float" office:value="0.00299087">
                <text:p>0.0029908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5000-0-s827183242c748716.ukp</text:p>
              </table:table-cell>
              <table:table-cell office:value-type="float" office:value="0.00419343">
                <text:p>0.0041934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5000-2-s528806317c558365.ukp</text:p>
              </table:table-cell>
              <table:table-cell office:value-type="float" office:value="0.00390407">
                <text:p>0.003904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5000-3-s780179313c826338.ukp</text:p>
              </table:table-cell>
              <table:table-cell office:value-type="float" office:value="0.00454878">
                <text:p>0.0045487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5000-5-s110877071c908979.ukp</text:p>
              </table:table-cell>
              <table:table-cell office:value-type="float" office:value="0.00450698">
                <text:p>0.004506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5000-6-s227708629c745443.ukp</text:p>
              </table:table-cell>
              <table:table-cell office:value-type="float" office:value="0.00429943">
                <text:p>0.0042994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5000-7-s177710744c896171.ukp</text:p>
              </table:table-cell>
              <table:table-cell office:value-type="float" office:value="0.00466441">
                <text:p>0.0046644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50000n5000-9-s126456688c546777.ukp</text:p>
              </table:table-cell>
              <table:table-cell office:value-type="float" office:value="0.00379609">
                <text:p>0.0037960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10000-0-s827183242c508284.ukp</text:p>
              </table:table-cell>
              <table:table-cell office:value-type="float" office:value="0.00222003">
                <text:p>0.002220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10000-1-s843367405c687899.ukp</text:p>
              </table:table-cell>
              <table:table-cell office:value-type="float" office:value="0.00265281">
                <text:p>0.0026528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10000-2-s528806317c540323.ukp</text:p>
              </table:table-cell>
              <table:table-cell office:value-type="float" office:value="0.00259751">
                <text:p>0.0025975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10000-4-s721215008c598073.ukp</text:p>
              </table:table-cell>
              <table:table-cell office:value-type="float" office:value="0.00256743">
                <text:p>0.0025674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10000-7-s177710744c553982.ukp</text:p>
              </table:table-cell>
              <table:table-cell office:value-type="float" office:value="0.0023736">
                <text:p>0.002373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10000-9-s126456688c892278.ukp</text:p>
              </table:table-cell>
              <table:table-cell office:value-type="float" office:value="0.00287971">
                <text:p>0.002879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5000-2-s528806317c962340.ukp</text:p>
              </table:table-cell>
              <table:table-cell office:value-type="float" office:value="0.00295333">
                <text:p>0.00295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5000-3-s780179313c615523.ukp</text:p>
              </table:table-cell>
              <table:table-cell office:value-type="float" office:value="0.00220964">
                <text:p>0.0022096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5000-5-s110877071c763250.ukp</text:p>
              </table:table-cell>
              <table:table-cell office:value-type="float" office:value="0.00275315">
                <text:p>0.002753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5000-7-s177710744c889537.ukp</text:p>
              </table:table-cell>
              <table:table-cell office:value-type="float" office:value="0.00268784">
                <text:p>0.0026878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5000-8-s991580855c800253.ukp</text:p>
              </table:table-cell>
              <table:table-cell office:value-type="float" office:value="0.00263147">
                <text:p>0.002631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100000n5000-9-s126456688c933306.ukp</text:p>
              </table:table-cell>
              <table:table-cell office:value-type="float" office:value="0.00286169">
                <text:p>0.002861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10000-0-s827183242c835092.ukp</text:p>
              </table:table-cell>
              <table:table-cell office:value-type="float" office:value="0.00277308">
                <text:p>0.002773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10000-2-s528806317c717163.ukp</text:p>
              </table:table-cell>
              <table:table-cell office:value-type="float" office:value="0.00234456">
                <text:p>0.0023445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10000-3-s780179313c680171.ukp</text:p>
              </table:table-cell>
              <table:table-cell office:value-type="float" office:value="0.00220649">
                <text:p>0.0022064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10000-4-s721215008c811628.ukp</text:p>
              </table:table-cell>
              <table:table-cell office:value-type="float" office:value="0.00244174">
                <text:p>0.0024417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10000-5-s110877071c794434.ukp</text:p>
              </table:table-cell>
              <table:table-cell office:value-type="float" office:value="0.00263047">
                <text:p>0.0026304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10000-8-s991580855c640540.ukp</text:p>
              </table:table-cell>
              <table:table-cell office:value-type="float" office:value="0.00231671">
                <text:p>0.002316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5000-1-s843367405c563850.ukp</text:p>
              </table:table-cell>
              <table:table-cell office:value-type="float" office:value="0.0019219">
                <text:p>0.001921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wmax50000n5000-8-s991580855c627425.ukp</text:p>
              </table:table-cell>
              <table:table-cell office:value-type="float" office:value="0.00215542">
                <text:p>0.0021554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100000n10000-1-s843367405c758616.ukp</text:p>
              </table:table-cell>
              <table:table-cell office:value-type="float" office:value="0.00261095">
                <text:p>0.0026109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100000n10000-3-s780179313c856339.ukp</text:p>
              </table:table-cell>
              <table:table-cell office:value-type="float" office:value="0.00295412">
                <text:p>0.002954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100000n10000-4-s721215008c714434.ukp</text:p>
              </table:table-cell>
              <table:table-cell office:value-type="float" office:value="0.00269246">
                <text:p>0.0026924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100000n10000-5-s110877071c927298.ukp</text:p>
              </table:table-cell>
              <table:table-cell office:value-type="float" office:value="0.0029786">
                <text:p>0.00297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100000n10000-7-s177710744c926728.ukp</text:p>
              </table:table-cell>
              <table:table-cell office:value-type="float" office:value="0.00293634">
                <text:p>0.0029363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100000n10000-8-s991580855c907022.ukp</text:p>
              </table:table-cell>
              <table:table-cell office:value-type="float" office:value="0.0031517">
                <text:p>0.00315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100000n10000-9-s126456688c646208.ukp</text:p>
              </table:table-cell>
              <table:table-cell office:value-type="float" office:value="0.00244568">
                <text:p>0.0024456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50000n10000-0-s827183242c692993.ukp</text:p>
              </table:table-cell>
              <table:table-cell office:value-type="float" office:value="0.00245137">
                <text:p>0.0024513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50000n10000-2-s528806317c831043.ukp</text:p>
              </table:table-cell>
              <table:table-cell office:value-type="float" office:value="0.00268206">
                <text:p>0.002682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50000n10000-3-s780179313c522689.ukp</text:p>
              </table:table-cell>
              <table:table-cell office:value-type="float" office:value="0.00185572">
                <text:p>0.0018557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50000n10000-4-s721215008c548771.ukp</text:p>
              </table:table-cell>
              <table:table-cell office:value-type="float" office:value="0.00195586">
                <text:p>0.001955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50000n10000-5-s110877071c757113.ukp</text:p>
              </table:table-cell>
              <table:table-cell office:value-type="float" office:value="0.00244462">
                <text:p>0.0024446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50000n10000-7-s177710744c908287.ukp</text:p>
              </table:table-cell>
              <table:table-cell office:value-type="float" office:value="0.00245138">
                <text:p>0.0024513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wmax50000n10000-9-s126456688c597881.ukp</text:p>
              </table:table-cell>
              <table:table-cell office:value-type="float" office:value="0.00210475">
                <text:p>0.0021047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10000-2-s528806317c944387.ukp</text:p>
              </table:table-cell>
              <table:table-cell office:value-type="float" office:value="0.00340936">
                <text:p>0.0034093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10000-3-s780179313c787410.ukp</text:p>
              </table:table-cell>
              <table:table-cell office:value-type="float" office:value="0.00341856">
                <text:p>0.0034185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10000-5-s110877071c563354.ukp</text:p>
              </table:table-cell>
              <table:table-cell office:value-type="float" office:value="0.00280958">
                <text:p>0.0028095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1000-6-s227708629c982865.ukp</text:p>
              </table:table-cell>
              <table:table-cell office:value-type="float" office:value="0.00297068">
                <text:p>0.0029706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1000-8-s991580855c756481.ukp</text:p>
              </table:table-cell>
              <table:table-cell office:value-type="float" office:value="0.00243081">
                <text:p>0.0024308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2000-3-s780179313c690312.ukp</text:p>
              </table:table-cell>
              <table:table-cell office:value-type="float" office:value="0.00254368">
                <text:p>0.0025436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2000-7-s177710744c646245.ukp</text:p>
              </table:table-cell>
              <table:table-cell office:value-type="float" office:value="0.00237995">
                <text:p>0.0023799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5000-0-s827183242c519941.ukp</text:p>
              </table:table-cell>
              <table:table-cell office:value-type="float" office:value="0.00236407">
                <text:p>0.002364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5000-1-s843367405c977278.ukp</text:p>
              </table:table-cell>
              <table:table-cell office:value-type="float" office:value="0.00325078">
                <text:p>0.0032507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5000-2-s528806317c747924.ukp</text:p>
              </table:table-cell>
              <table:table-cell office:value-type="float" office:value="0.00266648">
                <text:p>0.002666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5000-3-s780179313c736513.ukp</text:p>
              </table:table-cell>
              <table:table-cell office:value-type="float" office:value="0.00288648">
                <text:p>0.002886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5000-4-s721215008c993639.ukp</text:p>
              </table:table-cell>
              <table:table-cell office:value-type="float" office:value="0.00328917">
                <text:p>0.0032891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5000-5-s110877071c593661.ukp</text:p>
              </table:table-cell>
              <table:table-cell office:value-type="float" office:value="0.00262748">
                <text:p>0.002627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5000-7-s177710744c794863.ukp</text:p>
              </table:table-cell>
              <table:table-cell office:value-type="float" office:value="0.00287375">
                <text:p>0.0028737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5000-8-s991580855c979726.ukp</text:p>
              </table:table-cell>
              <table:table-cell office:value-type="float" office:value="0.00299783">
                <text:p>0.0029978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100000n5000-9-s126456688c799946.ukp</text:p>
              </table:table-cell>
              <table:table-cell office:value-type="float" office:value="0.00286478">
                <text:p>0.0028647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10000-1-s843367405c761697.ukp</text:p>
              </table:table-cell>
              <table:table-cell office:value-type="float" office:value="0.00394282">
                <text:p>0.0039428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10000-6-s227708629c876351.ukp</text:p>
              </table:table-cell>
              <table:table-cell office:value-type="float" office:value="0.0041368">
                <text:p>0.004136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10000-8-s991580855c506357.ukp</text:p>
              </table:table-cell>
              <table:table-cell office:value-type="float" office:value="0.00352212">
                <text:p>0.003522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10000-9-s126456688c572196.ukp</text:p>
              </table:table-cell>
              <table:table-cell office:value-type="float" office:value="0.00370314">
                <text:p>0.003703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1000-9-s126456688c725997.ukp</text:p>
              </table:table-cell>
              <table:table-cell office:value-type="float" office:value="0.0022737">
                <text:p>0.002273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5000-0-s827183242c885889.ukp</text:p>
              </table:table-cell>
              <table:table-cell office:value-type="float" office:value="0.00299276">
                <text:p>0.002992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5000-1-s843367405c913433.ukp</text:p>
              </table:table-cell>
              <table:table-cell office:value-type="float" office:value="0.00306079">
                <text:p>0.0030607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5000-3-s780179313c532726.ukp</text:p>
              </table:table-cell>
              <table:table-cell office:value-type="float" office:value="0.00252137">
                <text:p>0.0025213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5000-4-s721215008c878193.ukp</text:p>
              </table:table-cell>
              <table:table-cell office:value-type="float" office:value="0.002958">
                <text:p>0.00295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5000-5-s110877071c525668.ukp</text:p>
              </table:table-cell>
              <table:table-cell office:value-type="float" office:value="0.00244286">
                <text:p>0.002442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5000-6-s227708629c829407.ukp</text:p>
              </table:table-cell>
              <table:table-cell office:value-type="float" office:value="0.00276766">
                <text:p>0.0027676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5000-7-s177710744c867650.ukp</text:p>
              </table:table-cell>
              <table:table-cell office:value-type="float" office:value="0.00292161">
                <text:p>0.0029216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5000-8-s991580855c784023.ukp</text:p>
              </table:table-cell>
              <table:table-cell office:value-type="float" office:value="0.0026193">
                <text:p>0.002619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0wmax50000n5000-9-s126456688c734476.ukp</text:p>
              </table:table-cell>
              <table:table-cell office:value-type="float" office:value="0.00269208">
                <text:p>0.002692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10000-0-s827183242c967660.ukp</text:p>
              </table:table-cell>
              <table:table-cell office:value-type="float" office:value="0.0031016">
                <text:p>0.00310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10000-1-s843367405c606409.ukp</text:p>
              </table:table-cell>
              <table:table-cell office:value-type="float" office:value="0.00230861">
                <text:p>0.0023086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10000-2-s528806317c547427.ukp</text:p>
              </table:table-cell>
              <table:table-cell office:value-type="float" office:value="0.0023778">
                <text:p>0.002377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10000-3-s780179313c669049.ukp</text:p>
              </table:table-cell>
              <table:table-cell office:value-type="float" office:value="0.0025626">
                <text:p>0.002562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10000-4-s721215008c717530.ukp</text:p>
              </table:table-cell>
              <table:table-cell office:value-type="float" office:value="0.00273581">
                <text:p>0.0027358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10000-5-s110877071c652960.ukp</text:p>
              </table:table-cell>
              <table:table-cell office:value-type="float" office:value="0.00276691">
                <text:p>0.0027669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10000-6-s227708629c836970.ukp</text:p>
              </table:table-cell>
              <table:table-cell office:value-type="float" office:value="0.00293705">
                <text:p>0.002937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10000-7-s177710744c581656.ukp</text:p>
              </table:table-cell>
              <table:table-cell office:value-type="float" office:value="0.00222779">
                <text:p>0.0022277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10000-8-s991580855c641656.ukp</text:p>
              </table:table-cell>
              <table:table-cell office:value-type="float" office:value="0.00244308">
                <text:p>0.002443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100000n10000-9-s126456688c794611.ukp</text:p>
              </table:table-cell>
              <table:table-cell office:value-type="float" office:value="0.00279569">
                <text:p>0.002795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10000-0-s827183242c676550.ukp</text:p>
              </table:table-cell>
              <table:table-cell office:value-type="float" office:value="0.00217138">
                <text:p>0.0021713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10000-1-s843367405c958150.ukp</text:p>
              </table:table-cell>
              <table:table-cell office:value-type="float" office:value="0.00269193">
                <text:p>0.0026919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10000-2-s528806317c780373.ukp</text:p>
              </table:table-cell>
              <table:table-cell office:value-type="float" office:value="0.00229015">
                <text:p>0.002290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10000-3-s780179313c742672.ukp</text:p>
              </table:table-cell>
              <table:table-cell office:value-type="float" office:value="0.00240881">
                <text:p>0.0024088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10000-4-s721215008c817916.ukp</text:p>
              </table:table-cell>
              <table:table-cell office:value-type="float" office:value="0.00269115">
                <text:p>0.002691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10000-5-s110877071c534895.ukp</text:p>
              </table:table-cell>
              <table:table-cell office:value-type="float" office:value="0.00193393">
                <text:p>0.0019339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10000-6-s227708629c510382.ukp</text:p>
              </table:table-cell>
              <table:table-cell office:value-type="float" office:value="0.00207802">
                <text:p>0.002078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10000-7-s177710744c921100.ukp</text:p>
              </table:table-cell>
              <table:table-cell office:value-type="float" office:value="0.0025215">
                <text:p>0.002521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500wmax50000n10000-8-s991580855c614733.ukp</text:p>
              </table:table-cell>
              <table:table-cell office:value-type="float" office:value="0.00221453">
                <text:p>0.0022145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wmin10000wmax100000n1000-0-s827183242c822011.ukp</text:p>
              </table:table-cell>
              <table:table-cell office:value-type="float" office:value="0.00294814">
                <text:p>0.0029481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100000n1000-1-s843367405c974920.ukp</text:p>
              </table:table-cell>
              <table:table-cell office:value-type="float" office:value="0.00319542">
                <text:p>0.0031954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100000n1000-2-s528806317c898349.ukp</text:p>
              </table:table-cell>
              <table:table-cell office:value-type="float" office:value="0.00293829">
                <text:p>0.0029382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100000n1000-4-s721215008c678900.ukp</text:p>
              </table:table-cell>
              <table:table-cell office:value-type="float" office:value="0.00268938">
                <text:p>0.0026893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100000n1000-5-s110877071c784914.ukp</text:p>
              </table:table-cell>
              <table:table-cell office:value-type="float" office:value="0.00304284">
                <text:p>0.0030428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100000n1000-6-s227708629c511609.ukp</text:p>
              </table:table-cell>
              <table:table-cell office:value-type="float" office:value="0.00233686">
                <text:p>0.0023368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100000n1000-7-s177710744c657882.ukp</text:p>
              </table:table-cell>
              <table:table-cell office:value-type="float" office:value="0.00261089">
                <text:p>0.0026108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100000n1000-8-s991580855c964354.ukp</text:p>
              </table:table-cell>
              <table:table-cell office:value-type="float" office:value="0.00321608">
                <text:p>0.0032160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100000n1000-9-s126456688c785284.ukp</text:p>
              </table:table-cell>
              <table:table-cell office:value-type="float" office:value="0.00308016">
                <text:p>0.0030801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100000n2000-9-s126456688c833361.ukp</text:p>
              </table:table-cell>
              <table:table-cell office:value-type="float" office:value="0.00317399">
                <text:p>0.0031739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50000n1000-0-s827183242c505635.ukp</text:p>
              </table:table-cell>
              <table:table-cell office:value-type="float" office:value="0.00241774">
                <text:p>0.0024177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50000n1000-1-s843367405c527079.ukp</text:p>
              </table:table-cell>
              <table:table-cell office:value-type="float" office:value="0.00247324">
                <text:p>0.0024732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50000n1000-2-s528806317c938252.ukp</text:p>
              </table:table-cell>
              <table:table-cell office:value-type="float" office:value="0.00322465">
                <text:p>0.0032246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50000n1000-3-s780179313c900235.ukp</text:p>
              </table:table-cell>
              <table:table-cell office:value-type="float" office:value="0.00280043">
                <text:p>0.0028004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50000n1000-4-s721215008c658332.ukp</text:p>
              </table:table-cell>
              <table:table-cell office:value-type="float" office:value="0.00276183">
                <text:p>0.0027618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50000n1000-7-s177710744c744409.ukp</text:p>
              </table:table-cell>
              <table:table-cell office:value-type="float" office:value="0.00274835">
                <text:p>0.0027483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50000n1000-9-s126456688c837661.ukp</text:p>
              </table:table-cell>
              <table:table-cell office:value-type="float" office:value="0.00282857">
                <text:p>0.0028285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50000n2000-0-s827183242c735111.ukp</text:p>
              </table:table-cell>
              <table:table-cell office:value-type="float" office:value="0.00282474">
                <text:p>0.0028247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50000n2000-1-s843367405c717370.ukp</text:p>
              </table:table-cell>
              <table:table-cell office:value-type="float" office:value="0.00279749">
                <text:p>0.0027974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50000n2000-2-s528806317c726630.ukp</text:p>
              </table:table-cell>
              <table:table-cell office:value-type="float" office:value="0.00283021">
                <text:p>0.0028302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50000n2000-3-s780179313c589775.ukp</text:p>
              </table:table-cell>
              <table:table-cell office:value-type="float" office:value="0.00283277">
                <text:p>0.0028327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50000n2000-5-s110877071c884660.ukp</text:p>
              </table:table-cell>
              <table:table-cell office:value-type="float" office:value="0.00311502">
                <text:p>0.0031150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50000n2000-6-s227708629c720884.ukp</text:p>
              </table:table-cell>
              <table:table-cell office:value-type="float" office:value="0.00282565">
                <text:p>0.0028256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0wmax50000n5000-4-s721215008c527444.ukp</text:p>
              </table:table-cell>
              <table:table-cell office:value-type="float" office:value="0.00412549">
                <text:p>0.0041254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1000-0-s827183242c702436.ukp</text:p>
              </table:table-cell>
              <table:table-cell office:value-type="float" office:value="0.00235995">
                <text:p>0.0023599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1000-5-s110877071c758279.ukp</text:p>
              </table:table-cell>
              <table:table-cell office:value-type="float" office:value="0.00255577">
                <text:p>0.0025557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1000-7-s177710744c785630.ukp</text:p>
              </table:table-cell>
              <table:table-cell office:value-type="float" office:value="0.00243143">
                <text:p>0.0024314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1000-9-s126456688c869402.ukp</text:p>
              </table:table-cell>
              <table:table-cell office:value-type="float" office:value="0.00269125">
                <text:p>0.0026912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2000-0-s827183242c801096.ukp</text:p>
              </table:table-cell>
              <table:table-cell office:value-type="float" office:value="0.00248646">
                <text:p>0.0024864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2000-1-s843367405c674749.ukp</text:p>
              </table:table-cell>
              <table:table-cell office:value-type="float" office:value="0.00230852">
                <text:p>0.0023085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2000-2-s528806317c620605.ukp</text:p>
              </table:table-cell>
              <table:table-cell office:value-type="float" office:value="0.0020962">
                <text:p>0.002096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2000-3-s780179313c933740.ukp</text:p>
              </table:table-cell>
              <table:table-cell office:value-type="float" office:value="0.00270144">
                <text:p>0.0027014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2000-4-s721215008c680270.ukp</text:p>
              </table:table-cell>
              <table:table-cell office:value-type="float" office:value="0.00231772">
                <text:p>0.0023177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2000-5-s110877071c577917.ukp</text:p>
              </table:table-cell>
              <table:table-cell office:value-type="float" office:value="0.00197261">
                <text:p>0.0019726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2000-6-s227708629c648684.ukp</text:p>
              </table:table-cell>
              <table:table-cell office:value-type="float" office:value="0.00221578">
                <text:p>0.0022157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2000-7-s177710744c919792.ukp</text:p>
              </table:table-cell>
              <table:table-cell office:value-type="float" office:value="0.00263634">
                <text:p>0.0026363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2000-8-s991580855c621922.ukp</text:p>
              </table:table-cell>
              <table:table-cell office:value-type="float" office:value="0.00236914">
                <text:p>0.0023691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2000-9-s126456688c522084.ukp</text:p>
              </table:table-cell>
              <table:table-cell office:value-type="float" office:value="0.00200086">
                <text:p>0.0020008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5000-1-s843367405c706481.ukp</text:p>
              </table:table-cell>
              <table:table-cell office:value-type="float" office:value="0.00268579">
                <text:p>0.0026857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5000-4-s721215008c701200.ukp</text:p>
              </table:table-cell>
              <table:table-cell office:value-type="float" office:value="0.00254911">
                <text:p>0.0025491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5000-6-s227708629c866107.ukp</text:p>
              </table:table-cell>
              <table:table-cell office:value-type="float" office:value="0.00260891">
                <text:p>0.0026089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1000-1-s843367405c762037.ukp</text:p>
              </table:table-cell>
              <table:table-cell office:value-type="float" office:value="0.0019615">
                <text:p>0.001961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1000-2-s528806317c671407.ukp</text:p>
              </table:table-cell>
              <table:table-cell office:value-type="float" office:value="0.00217664">
                <text:p>0.0021766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1000-4-s721215008c753624.ukp</text:p>
              </table:table-cell>
              <table:table-cell office:value-type="float" office:value="0.00220518">
                <text:p>0.0022051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1000-5-s110877071c821271.ukp</text:p>
              </table:table-cell>
              <table:table-cell office:value-type="float" office:value="0.00245392">
                <text:p>0.0024539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1000-7-s177710744c961618.ukp</text:p>
              </table:table-cell>
              <table:table-cell office:value-type="float" office:value="0.00241707">
                <text:p>0.0024170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2000-0-s827183242c712347.ukp</text:p>
              </table:table-cell>
              <table:table-cell office:value-type="float" office:value="0.00234054">
                <text:p>0.0023405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2000-1-s843367405c638572.ukp</text:p>
              </table:table-cell>
              <table:table-cell office:value-type="float" office:value="0.00208728">
                <text:p>0.0020872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2000-2-s528806317c771687.ukp</text:p>
              </table:table-cell>
              <table:table-cell office:value-type="float" office:value="0.0020475">
                <text:p>0.002047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2000-4-s721215008c677586.ukp</text:p>
              </table:table-cell>
              <table:table-cell office:value-type="float" office:value="0.00221668">
                <text:p>0.0022166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2000-5-s110877071c754733.ukp</text:p>
              </table:table-cell>
              <table:table-cell office:value-type="float" office:value="0.00226392">
                <text:p>0.0022639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2000-6-s227708629c878892.ukp</text:p>
              </table:table-cell>
              <table:table-cell office:value-type="float" office:value="0.00246676">
                <text:p>0.0024667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2000-7-s177710744c584112.ukp</text:p>
              </table:table-cell>
              <table:table-cell office:value-type="float" office:value="0.00190017">
                <text:p>0.0019001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2000-8-s991580855c821782.ukp</text:p>
              </table:table-cell>
              <table:table-cell office:value-type="float" office:value="0.00223714">
                <text:p>0.0022371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2000-9-s126456688c896939.ukp</text:p>
              </table:table-cell>
              <table:table-cell office:value-type="float" office:value="0.00249522">
                <text:p>0.0024952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5000-0-s827183242c723463.ukp</text:p>
              </table:table-cell>
              <table:table-cell office:value-type="float" office:value="0.00222317">
                <text:p>0.0022231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5000-2-s528806317c898111.ukp</text:p>
              </table:table-cell>
              <table:table-cell office:value-type="float" office:value="0.0025808">
                <text:p>0.002580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5000-4-s721215008c918348.ukp</text:p>
              </table:table-cell>
              <table:table-cell office:value-type="float" office:value="0.00267576">
                <text:p>0.0026757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5000-5-s110877071c910113.ukp</text:p>
              </table:table-cell>
              <table:table-cell office:value-type="float" office:value="0.00263233">
                <text:p>0.0026323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5000-6-s227708629c579842.ukp</text:p>
              </table:table-cell>
              <table:table-cell office:value-type="float" office:value="0.00222644">
                <text:p>0.0022264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5000-7-s177710744c955831.ukp</text:p>
              </table:table-cell>
              <table:table-cell office:value-type="float" office:value="0.00254945">
                <text:p>0.0025494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50000n5000-9-s126456688c692500.ukp</text:p>
              </table:table-cell>
              <table:table-cell office:value-type="float" office:value="0.00213715">
                <text:p>0.0021371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100000n10000-0-s827183242c544223.ukp</text:p>
              </table:table-cell>
              <table:table-cell office:value-type="float" office:value="0.00235257">
                <text:p>0.0023525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100000n10000-2-s528806317c962915.ukp</text:p>
              </table:table-cell>
              <table:table-cell office:value-type="float" office:value="0.00307639">
                <text:p>0.0030763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100000n10000-6-s227708629c775731.ukp</text:p>
              </table:table-cell>
              <table:table-cell office:value-type="float" office:value="0.00265677">
                <text:p>0.0026567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100000n5000-0-s827183242c614699.ukp</text:p>
              </table:table-cell>
              <table:table-cell office:value-type="float" office:value="0.00244181">
                <text:p>0.0024418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100000n5000-1-s843367405c722247.ukp</text:p>
              </table:table-cell>
              <table:table-cell office:value-type="float" office:value="0.00259461">
                <text:p>0.0025946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100000n5000-2-s528806317c565762.ukp</text:p>
              </table:table-cell>
              <table:table-cell office:value-type="float" office:value="0.00227145">
                <text:p>0.0022714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100000n5000-3-s780179313c975126.ukp</text:p>
              </table:table-cell>
              <table:table-cell office:value-type="float" office:value="0.00273369">
                <text:p>0.0027336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100000n5000-4-s721215008c722598.ukp</text:p>
              </table:table-cell>
              <table:table-cell office:value-type="float" office:value="0.00258304">
                <text:p>0.0025830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100000n5000-5-s110877071c915598.ukp</text:p>
              </table:table-cell>
              <table:table-cell office:value-type="float" office:value="0.003047">
                <text:p>0.00304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100000n5000-6-s227708629c702084.ukp</text:p>
              </table:table-cell>
              <table:table-cell office:value-type="float" office:value="0.00225857">
                <text:p>0.0022585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100000n5000-7-s177710744c998133.ukp</text:p>
              </table:table-cell>
              <table:table-cell office:value-type="float" office:value="0.00303898">
                <text:p>0.0030389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100000n5000-8-s991580855c676792.ukp</text:p>
              </table:table-cell>
              <table:table-cell office:value-type="float" office:value="0.00242709">
                <text:p>0.0024270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50000n10000-1-s843367405c890345.ukp</text:p>
              </table:table-cell>
              <table:table-cell office:value-type="float" office:value="0.00265125">
                <text:p>0.0026512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50000n10000-6-s227708629c960084.ukp</text:p>
              </table:table-cell>
              <table:table-cell office:value-type="float" office:value="0.00289562">
                <text:p>0.0028956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50000n10000-8-s991580855c759438.ukp</text:p>
              </table:table-cell>
              <table:table-cell office:value-type="float" office:value="0.00244518">
                <text:p>0.0024451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50000n5000-0-s827183242c743140.ukp</text:p>
              </table:table-cell>
              <table:table-cell office:value-type="float" office:value="0.00228053">
                <text:p>0.0022805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50000n5000-1-s843367405c575765.ukp</text:p>
              </table:table-cell>
              <table:table-cell office:value-type="float" office:value="0.00217691">
                <text:p>0.0021769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50000n5000-2-s528806317c884319.ukp</text:p>
              </table:table-cell>
              <table:table-cell office:value-type="float" office:value="0.00251818">
                <text:p>0.0025181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50000n5000-3-s780179313c595758.ukp</text:p>
              </table:table-cell>
              <table:table-cell office:value-type="float" office:value="0.00199584">
                <text:p>0.0019958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50000n5000-4-s721215008c822573.ukp</text:p>
              </table:table-cell>
              <table:table-cell office:value-type="float" office:value="0.00228439">
                <text:p>0.0022843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50000n5000-5-s110877071c813872.ukp</text:p>
              </table:table-cell>
              <table:table-cell office:value-type="float" office:value="0.00226527">
                <text:p>0.0022652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50000n5000-6-s227708629c889920.ukp</text:p>
              </table:table-cell>
              <table:table-cell office:value-type="float" office:value="0.00228992">
                <text:p>0.0022899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wmax50000n5000-7-s177710744c588624.ukp</text:p>
              </table:table-cell>
              <table:table-cell office:value-type="float" office:value="0.00198732">
                <text:p>0.0019873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1000-0-s827183242c651303.ukp</text:p>
              </table:table-cell>
              <table:table-cell office:value-type="float" office:value="0.00257799">
                <text:p>0.0025779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1000-1-s843367405c753086.ukp</text:p>
              </table:table-cell>
              <table:table-cell office:value-type="float" office:value="0.00241172">
                <text:p>0.0024117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1000-2-s528806317c529796.ukp</text:p>
              </table:table-cell>
              <table:table-cell office:value-type="float" office:value="0.00213793">
                <text:p>0.0021379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1000-3-s780179313c942575.ukp</text:p>
              </table:table-cell>
              <table:table-cell office:value-type="float" office:value="0.00282706">
                <text:p>0.0028270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1000-4-s721215008c887601.ukp</text:p>
              </table:table-cell>
              <table:table-cell office:value-type="float" office:value="0.00298453">
                <text:p>0.0029845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1000-5-s110877071c674339.ukp</text:p>
              </table:table-cell>
              <table:table-cell office:value-type="float" office:value="0.00239097">
                <text:p>0.0023909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1000-7-s177710744c872546.ukp</text:p>
              </table:table-cell>
              <table:table-cell office:value-type="float" office:value="0.00257779">
                <text:p>0.0025777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1000-9-s126456688c864427.ukp</text:p>
              </table:table-cell>
              <table:table-cell office:value-type="float" office:value="0.00255519">
                <text:p>0.0025551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2000-0-s827183242c988488.ukp</text:p>
              </table:table-cell>
              <table:table-cell office:value-type="float" office:value="0.00308092">
                <text:p>0.0030809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2000-1-s843367405c643267.ukp</text:p>
              </table:table-cell>
              <table:table-cell office:value-type="float" office:value="0.00236867">
                <text:p>0.0023686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2000-2-s528806317c763127.ukp</text:p>
              </table:table-cell>
              <table:table-cell office:value-type="float" office:value="0.00279423">
                <text:p>0.0027942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2000-4-s721215008c779730.ukp</text:p>
              </table:table-cell>
              <table:table-cell office:value-type="float" office:value="0.0025623">
                <text:p>0.002562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2000-5-s110877071c854260.ukp</text:p>
              </table:table-cell>
              <table:table-cell office:value-type="float" office:value="0.00285425">
                <text:p>0.0028542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2000-6-s227708629c564050.ukp</text:p>
              </table:table-cell>
              <table:table-cell office:value-type="float" office:value="0.00233141">
                <text:p>0.0023314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2000-8-s991580855c733977.ukp</text:p>
              </table:table-cell>
              <table:table-cell office:value-type="float" office:value="0.00268884">
                <text:p>0.0026888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2000-9-s126456688c711726.ukp</text:p>
              </table:table-cell>
              <table:table-cell office:value-type="float" office:value="0.00237152">
                <text:p>0.0023715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100000n5000-6-s227708629c554798.ukp</text:p>
              </table:table-cell>
              <table:table-cell office:value-type="float" office:value="0.00248716">
                <text:p>0.0024871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1000-0-s827183242c519371.ukp</text:p>
              </table:table-cell>
              <table:table-cell office:value-type="float" office:value="0.00207348">
                <text:p>0.0020734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1000-1-s843367405c552572.ukp</text:p>
              </table:table-cell>
              <table:table-cell office:value-type="float" office:value="0.00217765">
                <text:p>0.0021776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1000-2-s528806317c669699.ukp</text:p>
              </table:table-cell>
              <table:table-cell office:value-type="float" office:value="0.00232751">
                <text:p>0.0023275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1000-3-s780179313c743993.ukp</text:p>
              </table:table-cell>
              <table:table-cell office:value-type="float" office:value="0.00235086">
                <text:p>0.0023508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1000-4-s721215008c538155.ukp</text:p>
              </table:table-cell>
              <table:table-cell office:value-type="float" office:value="0.0021188">
                <text:p>0.002118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1000-5-s110877071c524234.ukp</text:p>
              </table:table-cell>
              <table:table-cell office:value-type="float" office:value="0.00207892">
                <text:p>0.0020789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1000-6-s227708629c724917.ukp</text:p>
              </table:table-cell>
              <table:table-cell office:value-type="float" office:value="0.00254703">
                <text:p>0.0025470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1000-7-s177710744c905112.ukp</text:p>
              </table:table-cell>
              <table:table-cell office:value-type="float" office:value="0.0026938">
                <text:p>0.002693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1000-8-s991580855c746908.ukp</text:p>
              </table:table-cell>
              <table:table-cell office:value-type="float" office:value="0.00237053">
                <text:p>0.0023705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2000-0-s827183242c854861.ukp</text:p>
              </table:table-cell>
              <table:table-cell office:value-type="float" office:value="0.00258248">
                <text:p>0.0025824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2000-1-s843367405c887154.ukp</text:p>
              </table:table-cell>
              <table:table-cell office:value-type="float" office:value="0.00270311">
                <text:p>0.0027031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2000-2-s528806317c546247.ukp</text:p>
              </table:table-cell>
              <table:table-cell office:value-type="float" office:value="0.00195291">
                <text:p>0.0019529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2000-3-s780179313c639862.ukp</text:p>
              </table:table-cell>
              <table:table-cell office:value-type="float" office:value="0.0023289">
                <text:p>0.002328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2000-4-s721215008c980510.ukp</text:p>
              </table:table-cell>
              <table:table-cell office:value-type="float" office:value="0.00277304">
                <text:p>0.0027730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2000-5-s110877071c663957.ukp</text:p>
              </table:table-cell>
              <table:table-cell office:value-type="float" office:value="0.00240524">
                <text:p>0.0024052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2000-6-s227708629c783259.ukp</text:p>
              </table:table-cell>
              <table:table-cell office:value-type="float" office:value="0.00230912">
                <text:p>0.0023091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2000-7-s177710744c571410.ukp</text:p>
              </table:table-cell>
              <table:table-cell office:value-type="float" office:value="0.00207091">
                <text:p>0.0020709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2000-8-s991580855c677631.ukp</text:p>
              </table:table-cell>
              <table:table-cell office:value-type="float" office:value="0.00246389">
                <text:p>0.0024638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2000-9-s126456688c925301.ukp</text:p>
              </table:table-cell>
              <table:table-cell office:value-type="float" office:value="0.00255931">
                <text:p>0.0025593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0wmax50000n5000-2-s528806317c766032.ukp</text:p>
              </table:table-cell>
              <table:table-cell office:value-type="float" office:value="0.00249476">
                <text:p>0.0024947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1000-9-s126456688c795871.ukp</text:p>
              </table:table-cell>
              <table:table-cell office:value-type="float" office:value="0.00242054">
                <text:p>0.0024205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2000-0-s827183242c514909.ukp</text:p>
              </table:table-cell>
              <table:table-cell office:value-type="float" office:value="0.0019736">
                <text:p>0.001973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2000-1-s843367405c677154.ukp</text:p>
              </table:table-cell>
              <table:table-cell office:value-type="float" office:value="0.00229312">
                <text:p>0.0022931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2000-2-s528806317c914458.ukp</text:p>
              </table:table-cell>
              <table:table-cell office:value-type="float" office:value="0.00261658">
                <text:p>0.0026165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2000-4-s721215008c538044.ukp</text:p>
              </table:table-cell>
              <table:table-cell office:value-type="float" office:value="0.00204044">
                <text:p>0.0020404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2000-6-s227708629c855086.ukp</text:p>
              </table:table-cell>
              <table:table-cell office:value-type="float" office:value="0.00267751">
                <text:p>0.0026775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2000-8-s991580855c816330.ukp</text:p>
              </table:table-cell>
              <table:table-cell office:value-type="float" office:value="0.00252569">
                <text:p>0.0025256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5000-0-s827183242c714600.ukp</text:p>
              </table:table-cell>
              <table:table-cell office:value-type="float" office:value="0.00258706">
                <text:p>0.0025870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5000-1-s843367405c781022.ukp</text:p>
              </table:table-cell>
              <table:table-cell office:value-type="float" office:value="0.00256273">
                <text:p>0.0025627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5000-2-s528806317c663041.ukp</text:p>
              </table:table-cell>
              <table:table-cell office:value-type="float" office:value="0.00263705">
                <text:p>0.0026370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5000-3-s780179313c817500.ukp</text:p>
              </table:table-cell>
              <table:table-cell office:value-type="float" office:value="0.0027482">
                <text:p>0.002748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5000-4-s721215008c947772.ukp</text:p>
              </table:table-cell>
              <table:table-cell office:value-type="float" office:value="0.00315921">
                <text:p>0.0031592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5000-5-s110877071c818842.ukp</text:p>
              </table:table-cell>
              <table:table-cell office:value-type="float" office:value="0.00270917">
                <text:p>0.0027091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5000-6-s227708629c927319.ukp</text:p>
              </table:table-cell>
              <table:table-cell office:value-type="float" office:value="0.00282467">
                <text:p>0.0028246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5000-7-s177710744c587849.ukp</text:p>
              </table:table-cell>
              <table:table-cell office:value-type="float" office:value="0.00245729">
                <text:p>0.0024572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5000-8-s991580855c959858.ukp</text:p>
              </table:table-cell>
              <table:table-cell office:value-type="float" office:value="0.00292102">
                <text:p>0.0029210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100000n5000-9-s126456688c556794.ukp</text:p>
              </table:table-cell>
              <table:table-cell office:value-type="float" office:value="0.00227421">
                <text:p>0.0022742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50000n2000-2-s528806317c731451.ukp</text:p>
              </table:table-cell>
              <table:table-cell office:value-type="float" office:value="0.00241798">
                <text:p>0.0024179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50000n2000-3-s780179313c994428.ukp</text:p>
              </table:table-cell>
              <table:table-cell office:value-type="float" office:value="0.00258418">
                <text:p>0.0025841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50000n2000-6-s227708629c838774.ukp</text:p>
              </table:table-cell>
              <table:table-cell office:value-type="float" office:value="0.00253791">
                <text:p>0.0025379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50000n2000-7-s177710744c685459.ukp</text:p>
              </table:table-cell>
              <table:table-cell office:value-type="float" office:value="0.00224023">
                <text:p>0.0022402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50000n2000-8-s991580855c972562.ukp</text:p>
              </table:table-cell>
              <table:table-cell office:value-type="float" office:value="0.00247868">
                <text:p>0.0024786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50000n5000-0-s827183242c868164.ukp</text:p>
              </table:table-cell>
              <table:table-cell office:value-type="float" office:value="0.00247395">
                <text:p>0.0024739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50000n5000-1-s843367405c811729.ukp</text:p>
              </table:table-cell>
              <table:table-cell office:value-type="float" office:value="0.0025386">
                <text:p>0.002538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50000n5000-2-s528806317c833814.ukp</text:p>
              </table:table-cell>
              <table:table-cell office:value-type="float" office:value="0.00261114">
                <text:p>0.0026111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50000n5000-3-s780179313c888331.ukp</text:p>
              </table:table-cell>
              <table:table-cell office:value-type="float" office:value="0.00255304">
                <text:p>0.0025530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50000n5000-4-s721215008c503630.ukp</text:p>
              </table:table-cell>
              <table:table-cell office:value-type="float" office:value="0.00193147">
                <text:p>0.0019314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50000n5000-5-s110877071c698449.ukp</text:p>
              </table:table-cell>
              <table:table-cell office:value-type="float" office:value="0.00211819">
                <text:p>0.0021181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50000n5000-6-s227708629c915098.ukp</text:p>
              </table:table-cell>
              <table:table-cell office:value-type="float" office:value="0.00266925">
                <text:p>0.0026692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50000n5000-7-s177710744c742667.ukp</text:p>
              </table:table-cell>
              <table:table-cell office:value-type="float" office:value="0.00232232">
                <text:p>0.0023223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50000n5000-8-s991580855c818898.ukp</text:p>
              </table:table-cell>
              <table:table-cell office:value-type="float" office:value="0.00230983">
                <text:p>0.0023098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500wmax50000n5000-9-s126456688c962935.ukp</text:p>
              </table:table-cell>
              <table:table-cell office:value-type="float" office:value="0.00256172">
                <text:p>0.0025617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wmin1000wmax100000n1000-1-s843367405c679686.ukp</text:p>
              </table:table-cell>
              <table:table-cell office:value-type="float" office:value="0.0022689">
                <text:p>0.002268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0wmax100000n1000-2-s528806317c717062.ukp</text:p>
              </table:table-cell>
              <table:table-cell office:value-type="float" office:value="0.00241021">
                <text:p>0.0024102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0wmax100000n1000-3-s780179313c947405.ukp</text:p>
              </table:table-cell>
              <table:table-cell office:value-type="float" office:value="0.00270721">
                <text:p>0.0027072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0wmax100000n1000-4-s721215008c904217.ukp</text:p>
              </table:table-cell>
              <table:table-cell office:value-type="float" office:value="0.00254727">
                <text:p>0.0025472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0wmax100000n1000-6-s227708629c582806.ukp</text:p>
              </table:table-cell>
              <table:table-cell office:value-type="float" office:value="0.00218071">
                <text:p>0.0021807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0wmax100000n1000-8-s991580855c556144.ukp</text:p>
              </table:table-cell>
              <table:table-cell office:value-type="float" office:value="0.00208219">
                <text:p>0.0020821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0wmax100000n5000-0-s827183242c602764.ukp</text:p>
              </table:table-cell>
              <table:table-cell office:value-type="float" office:value="0.00244081">
                <text:p>0.0024408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0wmax50000n1000-0-s827183242c517355.ukp</text:p>
              </table:table-cell>
              <table:table-cell office:value-type="float" office:value="0.00186609">
                <text:p>0.0018660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0wmax50000n1000-3-s780179313c585275.ukp</text:p>
              </table:table-cell>
              <table:table-cell office:value-type="float" office:value="0.00184138">
                <text:p>0.0018413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0wmax50000n1000-6-s227708629c819012.ukp</text:p>
              </table:table-cell>
              <table:table-cell office:value-type="float" office:value="0.00217034">
                <text:p>0.0021703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0wmax50000n1000-8-s991580855c766549.ukp</text:p>
              </table:table-cell>
              <table:table-cell office:value-type="float" office:value="0.00224212">
                <text:p>0.0022421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0wmax50000n1000-9-s126456688c698016.ukp</text:p>
              </table:table-cell>
              <table:table-cell office:value-type="float" office:value="0.00224308">
                <text:p>0.0022430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0wmax50000n2000-3-s780179313c510614.ukp</text:p>
              </table:table-cell>
              <table:table-cell office:value-type="float" office:value="0.00187574">
                <text:p>0.0018757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0wmax50000n5000-3-s780179313c777991.ukp</text:p>
              </table:table-cell>
              <table:table-cell office:value-type="float" office:value="0.00215923">
                <text:p>0.0021592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1000-0-s827183242c934712.ukp</text:p>
              </table:table-cell>
              <table:table-cell office:value-type="float" office:value="0.00264182">
                <text:p>0.0026418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1000-1-s843367405c651585.ukp</text:p>
              </table:table-cell>
              <table:table-cell office:value-type="float" office:value="0.00240969">
                <text:p>0.0024096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1000-2-s528806317c930355.ukp</text:p>
              </table:table-cell>
              <table:table-cell office:value-type="float" office:value="0.00289675">
                <text:p>0.0028967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1000-3-s780179313c585253.ukp</text:p>
              </table:table-cell>
              <table:table-cell office:value-type="float" office:value="0.00189276">
                <text:p>0.0018927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1000-4-s721215008c841862.ukp</text:p>
              </table:table-cell>
              <table:table-cell office:value-type="float" office:value="0.00258398">
                <text:p>0.0025839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1000-5-s110877071c649340.ukp</text:p>
              </table:table-cell>
              <table:table-cell office:value-type="float" office:value="0.00215548">
                <text:p>0.0021554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1000-6-s227708629c786259.ukp</text:p>
              </table:table-cell>
              <table:table-cell office:value-type="float" office:value="0.00238222">
                <text:p>0.0023822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1000-7-s177710744c880033.ukp</text:p>
              </table:table-cell>
              <table:table-cell office:value-type="float" office:value="0.00244421">
                <text:p>0.0024442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1000-8-s991580855c506117.ukp</text:p>
              </table:table-cell>
              <table:table-cell office:value-type="float" office:value="0.00187178">
                <text:p>0.0018717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1000-9-s126456688c853648.ukp</text:p>
              </table:table-cell>
              <table:table-cell office:value-type="float" office:value="0.00234921">
                <text:p>0.0023492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2000-0-s827183242c755190.ukp</text:p>
              </table:table-cell>
              <table:table-cell office:value-type="float" office:value="0.00230429">
                <text:p>0.0023042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2000-1-s843367405c726618.ukp</text:p>
              </table:table-cell>
              <table:table-cell office:value-type="float" office:value="0.00218333">
                <text:p>0.0021833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2000-2-s528806317c623571.ukp</text:p>
              </table:table-cell>
              <table:table-cell office:value-type="float" office:value="0.00234842">
                <text:p>0.0023484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2000-4-s721215008c751902.ukp</text:p>
              </table:table-cell>
              <table:table-cell office:value-type="float" office:value="0.00255405">
                <text:p>0.0025540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2000-5-s110877071c842723.ukp</text:p>
              </table:table-cell>
              <table:table-cell office:value-type="float" office:value="0.00261609">
                <text:p>0.0026160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2000-6-s227708629c880921.ukp</text:p>
              </table:table-cell>
              <table:table-cell office:value-type="float" office:value="0.00254756">
                <text:p>0.0025475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2000-7-s177710744c786597.ukp</text:p>
              </table:table-cell>
              <table:table-cell office:value-type="float" office:value="0.00242398">
                <text:p>0.0024239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2000-8-s991580855c820778.ukp</text:p>
              </table:table-cell>
              <table:table-cell office:value-type="float" office:value="0.00254675">
                <text:p>0.0025467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2000-9-s126456688c955846.ukp</text:p>
              </table:table-cell>
              <table:table-cell office:value-type="float" office:value="0.00275765">
                <text:p>0.0027576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5000-9-s126456688c828941.ukp</text:p>
              </table:table-cell>
              <table:table-cell office:value-type="float" office:value="0.00272708">
                <text:p>0.0027270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1000-0-s827183242c771721.ukp</text:p>
              </table:table-cell>
              <table:table-cell office:value-type="float" office:value="0.00196463">
                <text:p>0.0019646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1000-1-s843367405c507170.ukp</text:p>
              </table:table-cell>
              <table:table-cell office:value-type="float" office:value="0.0017929">
                <text:p>0.001792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1000-2-s528806317c700591.ukp</text:p>
              </table:table-cell>
              <table:table-cell office:value-type="float" office:value="0.00197389">
                <text:p>0.0019738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1000-3-s780179313c737429.ukp</text:p>
              </table:table-cell>
              <table:table-cell office:value-type="float" office:value="0.00212112">
                <text:p>0.0021211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1000-4-s721215008c919878.ukp</text:p>
              </table:table-cell>
              <table:table-cell office:value-type="float" office:value="0.00226079">
                <text:p>0.0022607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1000-5-s110877071c904309.ukp</text:p>
              </table:table-cell>
              <table:table-cell office:value-type="float" office:value="0.00244886">
                <text:p>0.0024488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1000-6-s227708629c546518.ukp</text:p>
              </table:table-cell>
              <table:table-cell office:value-type="float" office:value="0.00192329">
                <text:p>0.0019232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1000-8-s991580855c660065.ukp</text:p>
              </table:table-cell>
              <table:table-cell office:value-type="float" office:value="0.00208552">
                <text:p>0.0020855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1000-9-s126456688c935549.ukp</text:p>
              </table:table-cell>
              <table:table-cell office:value-type="float" office:value="0.00254356">
                <text:p>0.0025435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2000-0-s827183242c555456.ukp</text:p>
              </table:table-cell>
              <table:table-cell office:value-type="float" office:value="0.00174864">
                <text:p>0.0017486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2000-1-s843367405c810134.ukp</text:p>
              </table:table-cell>
              <table:table-cell office:value-type="float" office:value="0.00215783">
                <text:p>0.0021578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2000-2-s528806317c949226.ukp</text:p>
              </table:table-cell>
              <table:table-cell office:value-type="float" office:value="0.00263382">
                <text:p>0.0026338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2000-3-s780179313c911650.ukp</text:p>
              </table:table-cell>
              <table:table-cell office:value-type="float" office:value="0.00251446">
                <text:p>0.0025144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2000-4-s721215008c731342.ukp</text:p>
              </table:table-cell>
              <table:table-cell office:value-type="float" office:value="0.00212937">
                <text:p>0.0021293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2000-5-s110877071c714179.ukp</text:p>
              </table:table-cell>
              <table:table-cell office:value-type="float" office:value="0.00207018">
                <text:p>0.0020701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2000-6-s227708629c602464.ukp</text:p>
              </table:table-cell>
              <table:table-cell office:value-type="float" office:value="0.00190866">
                <text:p>0.0019086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2000-7-s177710744c599019.ukp</text:p>
              </table:table-cell>
              <table:table-cell office:value-type="float" office:value="0.00190868">
                <text:p>0.0019086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2000-8-s991580855c676793.ukp</text:p>
              </table:table-cell>
              <table:table-cell office:value-type="float" office:value="0.00218115">
                <text:p>0.0021811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2000-9-s126456688c785219.ukp</text:p>
              </table:table-cell>
              <table:table-cell office:value-type="float" office:value="0.0023218">
                <text:p>0.002321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5000-8-s991580855c558792.ukp</text:p>
              </table:table-cell>
              <table:table-cell office:value-type="float" office:value="0.00190504">
                <text:p>0.0019050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50000n5000-9-s126456688c886947.ukp</text:p>
              </table:table-cell>
              <table:table-cell office:value-type="float" office:value="0.00252375">
                <text:p>0.0025237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100000n1000-0-s827183242c913363.ukp</text:p>
              </table:table-cell>
              <table:table-cell office:value-type="float" office:value="0.00261292">
                <text:p>0.0026129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100000n1000-1-s843367405c668488.ukp</text:p>
              </table:table-cell>
              <table:table-cell office:value-type="float" office:value="0.0022314">
                <text:p>0.002231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100000n1000-2-s528806317c624701.ukp</text:p>
              </table:table-cell>
              <table:table-cell office:value-type="float" office:value="0.00206991">
                <text:p>0.0020699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100000n1000-3-s780179313c947511.ukp</text:p>
              </table:table-cell>
              <table:table-cell office:value-type="float" office:value="0.00271319">
                <text:p>0.0027131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100000n1000-4-s721215008c835814.ukp</text:p>
              </table:table-cell>
              <table:table-cell office:value-type="float" office:value="0.00257501">
                <text:p>0.0025750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100000n1000-5-s110877071c920920.ukp</text:p>
              </table:table-cell>
              <table:table-cell office:value-type="float" office:value="0.00260355">
                <text:p>0.0026035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100000n1000-6-s227708629c897210.ukp</text:p>
              </table:table-cell>
              <table:table-cell office:value-type="float" office:value="0.002509">
                <text:p>0.00250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100000n1000-7-s177710744c875688.ukp</text:p>
              </table:table-cell>
              <table:table-cell office:value-type="float" office:value="0.00248939">
                <text:p>0.0024893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100000n1000-8-s991580855c555575.ukp</text:p>
              </table:table-cell>
              <table:table-cell office:value-type="float" office:value="0.00208757">
                <text:p>0.0020875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100000n2000-3-s780179313c767623.ukp</text:p>
              </table:table-cell>
              <table:table-cell office:value-type="float" office:value="0.00234817">
                <text:p>0.0023481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100000n2000-5-s110877071c821634.ukp</text:p>
              </table:table-cell>
              <table:table-cell office:value-type="float" office:value="0.00255373">
                <text:p>0.0025537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100000n2000-7-s177710744c516153.ukp</text:p>
              </table:table-cell>
              <table:table-cell office:value-type="float" office:value="0.00203554">
                <text:p>0.0020355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100000n2000-9-s126456688c764660.ukp</text:p>
              </table:table-cell>
              <table:table-cell office:value-type="float" office:value="0.00236083">
                <text:p>0.0023608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50000n1000-0-s827183242c685864.ukp</text:p>
              </table:table-cell>
              <table:table-cell office:value-type="float" office:value="0.00192287">
                <text:p>0.0019228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50000n1000-1-s843367405c670545.ukp</text:p>
              </table:table-cell>
              <table:table-cell office:value-type="float" office:value="0.00213945">
                <text:p>0.0021394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50000n1000-2-s528806317c584772.ukp</text:p>
              </table:table-cell>
              <table:table-cell office:value-type="float" office:value="0.0020865">
                <text:p>0.002086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50000n1000-3-s780179313c898184.ukp</text:p>
              </table:table-cell>
              <table:table-cell office:value-type="float" office:value="0.00245966">
                <text:p>0.0024596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50000n1000-4-s721215008c733791.ukp</text:p>
              </table:table-cell>
              <table:table-cell office:value-type="float" office:value="0.0021118">
                <text:p>0.002111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50000n1000-5-s110877071c535803.ukp</text:p>
              </table:table-cell>
              <table:table-cell office:value-type="float" office:value="0.0016646">
                <text:p>0.001664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50000n1000-6-s227708629c997370.ukp</text:p>
              </table:table-cell>
              <table:table-cell office:value-type="float" office:value="0.00252913">
                <text:p>0.0025291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50000n1000-7-s177710744c605365.ukp</text:p>
              </table:table-cell>
              <table:table-cell office:value-type="float" office:value="0.00190386">
                <text:p>0.0019038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50000n1000-8-s991580855c810058.ukp</text:p>
              </table:table-cell>
              <table:table-cell office:value-type="float" office:value="0.00212128">
                <text:p>0.0021212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50000n1000-9-s126456688c990447.ukp</text:p>
              </table:table-cell>
              <table:table-cell office:value-type="float" office:value="0.00249811">
                <text:p>0.0024981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50000n2000-0-s827183242c896153.ukp</text:p>
              </table:table-cell>
              <table:table-cell office:value-type="float" office:value="0.00248704">
                <text:p>0.0024870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50000n2000-1-s843367405c625437.ukp</text:p>
              </table:table-cell>
              <table:table-cell office:value-type="float" office:value="0.00203827">
                <text:p>0.0020382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50000n2000-4-s721215008c829591.ukp</text:p>
              </table:table-cell>
              <table:table-cell office:value-type="float" office:value="0.00223511">
                <text:p>0.0022351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50000n2000-5-s110877071c569112.ukp</text:p>
              </table:table-cell>
              <table:table-cell office:value-type="float" office:value="0.00182421">
                <text:p>0.0018242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500wmax50000n2000-9-s126456688c574685.ukp</text:p>
              </table:table-cell>
              <table:table-cell office:value-type="float" office:value="0.00182405">
                <text:p>0.0018240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wmin100wmax100000n2000-3-s780179313c847262.ukp</text:p>
              </table:table-cell>
              <table:table-cell office:value-type="float" office:value="0.00262561">
                <text:p>0.00262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in100wmax50000n1000-7-s177710744c921854.ukp</text:p>
              </table:table-cell>
              <table:table-cell office:value-type="float" office:value="0.00251723">
                <text:p>0.0025172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